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20" style:family="table">
      <style:table-properties style:width="2.2in" table:align="margins"/>
    </style:style>
    <style:style style:name="Table20.A" style:family="table-column">
      <style:table-column-properties style:column-width="1.1in" style:rel-column-width="32767*"/>
    </style:style>
    <style:style style:name="Table20.B" style:family="table-column">
      <style:table-column-properties style:column-width="1.1in" style:rel-column-width="32768*"/>
    </style:style>
    <style:style style:name="Table20.A1" style:family="table-cell">
      <style:table-cell-properties fo:padding="0.0382in" fo:border-left="0.5pt solid #000000" fo:border-right="none" fo:border-top="0.5pt solid #000000" fo:border-bottom="0.5pt solid #000000"/>
    </style:style>
    <style:style style:name="Table20.B1" style:family="table-cell">
      <style:table-cell-properties fo:padding="0.0382in" fo:border="0.5pt solid #000000"/>
    </style:style>
    <style:style style:name="Table20.A2" style:family="table-cell">
      <style:table-cell-properties fo:padding="0.0382in" fo:border-left="0.5pt solid #000000" fo:border-right="none" fo:border-top="none" fo:border-bottom="0.5pt solid #000000"/>
    </style:style>
    <style:style style:name="Table20.B2" style:family="table-cell">
      <style:table-cell-properties fo:padding="0.0382in" fo:border-left="0.5pt solid #000000" fo:border-right="0.5pt solid #000000" fo:border-top="none" fo:border-bottom="0.5pt solid #000000"/>
    </style:style>
    <style:style style:name="Table4" style:family="table">
      <style:table-properties style:width="6.9271in" fo:margin-left="0in" table:align="left"/>
    </style:style>
    <style:style style:name="Table4.A" style:family="table-column">
      <style:table-column-properties style:column-width="0.5625in"/>
    </style:style>
    <style:style style:name="Table4.B" style:family="table-column">
      <style:table-column-properties style:column-width="1.5625in"/>
    </style:style>
    <style:style style:name="Table4.D" style:family="table-column">
      <style:table-column-properties style:column-width="1.6875in"/>
    </style:style>
    <style:style style:name="Table4.E" style:family="table-column">
      <style:table-column-properties style:column-width="1.5521in"/>
    </style:style>
    <style:style style:name="Table4.A1" style:family="table-cell">
      <style:table-cell-properties fo:padding="0.0382in" fo:border-left="0.75pt solid #000000" fo:border-right="none" fo:border-top="0.75pt solid #000000" fo:border-bottom="0.75pt solid #000000"/>
    </style:style>
    <style:style style:name="Table4.E1" style:family="table-cell">
      <style:table-cell-properties fo:padding="0.0382in" fo:border="0.75pt solid #000000"/>
    </style:style>
    <style:style style:name="Table4.A2" style:family="table-cell">
      <style:table-cell-properties fo:padding="0.0382in" fo:border-left="0.75pt solid #000000" fo:border-right="none" fo:border-top="none" fo:border-bottom="0.75pt solid #000000"/>
    </style:style>
    <style:style style:name="Table4.E2" style:family="table-cell">
      <style:table-cell-properties fo:padding="0.0382in" fo:border-left="0.75pt solid #000000" fo:border-right="0.75pt solid #000000" fo:border-top="none" fo:border-bottom="0.75pt solid #000000"/>
    </style:style>
    <style:style style:name="Table12" style:family="table">
      <style:table-properties style:width="6.9271in" fo:margin-left="0in" table:align="left"/>
    </style:style>
    <style:style style:name="Table12.A" style:family="table-column">
      <style:table-column-properties style:column-width="1.059in"/>
    </style:style>
    <style:style style:name="Table12.B" style:family="table-column">
      <style:table-column-properties style:column-width="1.5625in"/>
    </style:style>
    <style:style style:name="Table12.C" style:family="table-column">
      <style:table-column-properties style:column-width="0.6944in"/>
    </style:style>
    <style:style style:name="Table12.D" style:family="table-column">
      <style:table-column-properties style:column-width="0.6861in"/>
    </style:style>
    <style:style style:name="Table12.E" style:family="table-column">
      <style:table-column-properties style:column-width="1.7688in"/>
    </style:style>
    <style:style style:name="Table12.F" style:family="table-column">
      <style:table-column-properties style:column-width="1.1563in"/>
    </style:style>
    <style:style style:name="Table12.A1" style:family="table-cell">
      <style:table-cell-properties fo:padding="0.0382in" fo:border-left="0.5pt solid #000000" fo:border-right="none" fo:border-top="0.5pt solid #000000" fo:border-bottom="0.5pt solid #000000"/>
    </style:style>
    <style:style style:name="Table12.F1" style:family="table-cell">
      <style:table-cell-properties fo:padding="0.0382in" fo:border="0.5pt solid #000000"/>
    </style:style>
    <style:style style:name="Table12.A2" style:family="table-cell">
      <style:table-cell-properties fo:padding="0.0382in" fo:border-left="0.5pt solid #000000" fo:border-right="none" fo:border-top="none" fo:border-bottom="0.5pt solid #000000"/>
    </style:style>
    <style:style style:name="Table12.F2" style:family="table-cell">
      <style:table-cell-properties fo:padding="0.0382in" fo:border-left="0.5pt solid #000000" fo:border-right="0.5pt solid #000000" fo:border-top="none" fo:border-bottom="0.5pt solid #000000"/>
    </style:style>
    <style:style style:name="Table19" style:family="table">
      <style:table-properties style:width="6.9271in" fo:margin-left="0in" fo:break-before="page" table:align="left"/>
    </style:style>
    <style:style style:name="Table19.A" style:family="table-column">
      <style:table-column-properties style:column-width="1.3111in"/>
    </style:style>
    <style:style style:name="Table19.B" style:family="table-column">
      <style:table-column-properties style:column-width="1.6924in"/>
    </style:style>
    <style:style style:name="Table19.C" style:family="table-column">
      <style:table-column-properties style:column-width="0.3736in"/>
    </style:style>
    <style:style style:name="Table19.D" style:family="table-column">
      <style:table-column-properties style:column-width="0.3729in"/>
    </style:style>
    <style:style style:name="Table19.E" style:family="table-column">
      <style:table-column-properties style:column-width="0.3125in"/>
    </style:style>
    <style:style style:name="Table19.G" style:family="table-column">
      <style:table-column-properties style:column-width="0.5035in"/>
    </style:style>
    <style:style style:name="Table19.I" style:family="table-column">
      <style:table-column-properties style:column-width="1.6146in"/>
    </style:style>
    <style:style style:name="Table19.A1" style:family="table-cell">
      <style:table-cell-properties fo:padding="0.0382in" fo:border-left="0.5pt solid #000000" fo:border-right="none" fo:border-top="0.5pt solid #000000" fo:border-bottom="0.5pt solid #000000"/>
    </style:style>
    <style:style style:name="Table19.I1" style:family="table-cell">
      <style:table-cell-properties fo:padding="0.0382in" fo:border="0.5pt solid #000000"/>
    </style:style>
    <style:style style:name="Table19.A2" style:family="table-cell">
      <style:table-cell-properties fo:padding="0.0382in" fo:border-left="0.5pt solid #000000" fo:border-right="none" fo:border-top="none" fo:border-bottom="0.5pt solid #000000"/>
    </style:style>
    <style:style style:name="Table19.I2" style:family="table-cell">
      <style:table-cell-properties fo:padding="0.0382in" fo:border-left="0.5pt solid #000000" fo:border-right="0.5pt solid #000000" fo:border-top="none" fo:border-bottom="0.5pt solid #000000"/>
    </style:style>
    <style:style style:name="Table13" style:family="table">
      <style:table-properties style:width="6.9271in" fo:margin-left="0in" table:align="left"/>
    </style:style>
    <style:style style:name="Table13.A" style:family="table-column">
      <style:table-column-properties style:column-width="0.816in"/>
    </style:style>
    <style:style style:name="Table13.B" style:family="table-column">
      <style:table-column-properties style:column-width="1.6236in"/>
    </style:style>
    <style:style style:name="Table13.C" style:family="table-column">
      <style:table-column-properties style:column-width="0.5639in"/>
    </style:style>
    <style:style style:name="Table13.D" style:family="table-column">
      <style:table-column-properties style:column-width="0.6861in"/>
    </style:style>
    <style:style style:name="Table13.E" style:family="table-column">
      <style:table-column-properties style:column-width="0.6854in"/>
    </style:style>
    <style:style style:name="Table13.F" style:family="table-column">
      <style:table-column-properties style:column-width="2.5521in"/>
    </style:style>
    <style:style style:name="Table13.A1" style:family="table-cell">
      <style:table-cell-properties fo:padding="0.0382in" fo:border-left="0.5pt solid #000000" fo:border-right="none" fo:border-top="0.5pt solid #000000" fo:border-bottom="0.5pt solid #000000"/>
    </style:style>
    <style:style style:name="Table13.F1" style:family="table-cell">
      <style:table-cell-properties fo:padding="0.0382in" fo:border="0.5pt solid #000000"/>
    </style:style>
    <style:style style:name="Table13.A2" style:family="table-cell">
      <style:table-cell-properties fo:padding="0.0382in" fo:border-left="0.5pt solid #000000" fo:border-right="none" fo:border-top="none" fo:border-bottom="0.5pt solid #000000"/>
    </style:style>
    <style:style style:name="Table13.F2" style:family="table-cell">
      <style:table-cell-properties fo:padding="0.0382in" fo:border-left="0.5pt solid #000000" fo:border-right="0.5pt solid #000000" fo:border-top="none" fo:border-bottom="0.5pt solid #000000"/>
    </style:style>
    <style:style style:name="Table1" style:family="table">
      <style:table-properties style:width="1.3111in" table:align="left"/>
    </style:style>
    <style:style style:name="Table1.A" style:family="table-column">
      <style:table-column-properties style:column-width="0.625in"/>
    </style:style>
    <style:style style:name="Table1.B" style:family="table-column">
      <style:table-column-properties style:column-width="0.6861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5" style:family="table">
      <style:table-properties style:width="1.25in" table:align="left"/>
    </style:style>
    <style:style style:name="Table5.A" style:family="table-column">
      <style:table-column-properties style:column-width="0.4375in"/>
    </style:style>
    <style:style style:name="Table5.B" style:family="table-column">
      <style:table-column-properties style:column-width="0.8125in"/>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6" style:family="table">
      <style:table-properties style:width="1.3111in" table:align="left"/>
    </style:style>
    <style:style style:name="Table6.A" style:family="table-column">
      <style:table-column-properties style:column-width="0.5035in"/>
    </style:style>
    <style:style style:name="Table6.B" style:family="table-column">
      <style:table-column-properties style:column-width="0.8076in"/>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5pt solid #000000" fo:border-right="0.5pt solid #000000" fo:border-top="none" fo:border-bottom="0.5pt solid #000000"/>
    </style:style>
    <style:style style:name="Table14" style:family="table">
      <style:table-properties style:width="6.9271in" fo:margin-left="0in" fo:break-before="page" table:align="left"/>
    </style:style>
    <style:style style:name="Table14.A" style:family="table-column">
      <style:table-column-properties style:column-width="0.9986in"/>
    </style:style>
    <style:style style:name="Table14.B" style:family="table-column">
      <style:table-column-properties style:column-width="1.5014in"/>
    </style:style>
    <style:style style:name="Table14.C" style:family="table-column">
      <style:table-column-properties style:column-width="0.5646in"/>
    </style:style>
    <style:style style:name="Table14.D" style:family="table-column">
      <style:table-column-properties style:column-width="0.8764in"/>
    </style:style>
    <style:style style:name="Table14.E" style:family="table-column">
      <style:table-column-properties style:column-width="0.4153in"/>
    </style:style>
    <style:style style:name="Table14.F" style:family="table-column">
      <style:table-column-properties style:column-width="0.8556in"/>
    </style:style>
    <style:style style:name="Table14.G" style:family="table-column">
      <style:table-column-properties style:column-width="0.3528in"/>
    </style:style>
    <style:style style:name="Table14.H" style:family="table-column">
      <style:table-column-properties style:column-width="1.3625in"/>
    </style:style>
    <style:style style:name="Table14.A1" style:family="table-cell">
      <style:table-cell-properties fo:padding="0.0382in" fo:border-left="0.5pt solid #000000" fo:border-right="none" fo:border-top="0.5pt solid #000000" fo:border-bottom="0.5pt solid #000000"/>
    </style:style>
    <style:style style:name="Table14.H1" style:family="table-cell">
      <style:table-cell-properties fo:padding="0.0382in" fo:border="0.5pt solid #000000"/>
    </style:style>
    <style:style style:name="Table14.A2" style:family="table-cell">
      <style:table-cell-properties fo:padding="0.0382in" fo:border-left="0.5pt solid #000000" fo:border-right="none" fo:border-top="none" fo:border-bottom="0.5pt solid #000000"/>
    </style:style>
    <style:style style:name="Table14.H2" style:family="table-cell">
      <style:table-cell-properties fo:padding="0.0382in" fo:border-left="0.5pt solid #000000" fo:border-right="0.5pt solid #000000" fo:border-top="none" fo:border-bottom="0.5pt solid #000000"/>
    </style:style>
    <style:style style:name="Table15" style:family="table">
      <style:table-properties style:width="6.9271in" fo:margin-left="0in" table:align="left"/>
    </style:style>
    <style:style style:name="Table15.A" style:family="table-column">
      <style:table-column-properties style:column-width="1.1285in"/>
    </style:style>
    <style:style style:name="Table15.B" style:family="table-column">
      <style:table-column-properties style:column-width="1.4931in"/>
    </style:style>
    <style:style style:name="Table15.D" style:family="table-column">
      <style:table-column-properties style:column-width="0.8667in"/>
    </style:style>
    <style:style style:name="Table15.E" style:family="table-column">
      <style:table-column-properties style:column-width="0.3229in"/>
    </style:style>
    <style:style style:name="Table15.F" style:family="table-column">
      <style:table-column-properties style:column-width="1.9875in"/>
    </style:style>
    <style:style style:name="Table15.A1" style:family="table-cell">
      <style:table-cell-properties fo:padding="0.0382in" fo:border-left="0.5pt solid #000000" fo:border-right="none" fo:border-top="0.5pt solid #000000" fo:border-bottom="0.5pt solid #000000"/>
    </style:style>
    <style:style style:name="Table15.F1" style:family="table-cell">
      <style:table-cell-properties fo:padding="0.0382in" fo:border="0.5pt solid #000000"/>
    </style:style>
    <style:style style:name="Table15.A2" style:family="table-cell">
      <style:table-cell-properties fo:padding="0.0382in" fo:border-left="0.5pt solid #000000" fo:border-right="none" fo:border-top="none" fo:border-bottom="0.5pt solid #000000"/>
    </style:style>
    <style:style style:name="Table15.F2" style:family="table-cell">
      <style:table-cell-properties fo:padding="0.0382in" fo:border-left="0.5pt solid #000000" fo:border-right="0.5pt solid #000000" fo:border-top="none" fo:border-bottom="0.5pt solid #000000"/>
    </style:style>
    <style:style style:name="Table16" style:family="table">
      <style:table-properties style:width="6.9271in" fo:margin-left="0in" table:align="left"/>
    </style:style>
    <style:style style:name="Table16.A" style:family="table-column">
      <style:table-column-properties style:column-width="1.059in"/>
    </style:style>
    <style:style style:name="Table16.B" style:family="table-column">
      <style:table-column-properties style:column-width="1.6319in"/>
    </style:style>
    <style:style style:name="Table16.C" style:family="table-column">
      <style:table-column-properties style:column-width="0.5556in"/>
    </style:style>
    <style:style style:name="Table16.D" style:family="table-column">
      <style:table-column-properties style:column-width="0.6944in"/>
    </style:style>
    <style:style style:name="Table16.E" style:family="table-column">
      <style:table-column-properties style:column-width="0.6861in"/>
    </style:style>
    <style:style style:name="Table16.F" style:family="table-column">
      <style:table-column-properties style:column-width="0.5667in"/>
    </style:style>
    <style:style style:name="Table16.G" style:family="table-column">
      <style:table-column-properties style:column-width="0.8653in"/>
    </style:style>
    <style:style style:name="Table16.H" style:family="table-column">
      <style:table-column-properties style:column-width="0.8681in"/>
    </style:style>
    <style:style style:name="Table16.A1" style:family="table-cell">
      <style:table-cell-properties fo:padding="0.0382in" fo:border-left="0.5pt solid #000000" fo:border-right="none" fo:border-top="0.5pt solid #000000" fo:border-bottom="0.5pt solid #000000"/>
    </style:style>
    <style:style style:name="Table16.H1" style:family="table-cell">
      <style:table-cell-properties fo:padding="0.0382in" fo:border="0.5pt solid #000000"/>
    </style:style>
    <style:style style:name="Table16.A2" style:family="table-cell">
      <style:table-cell-properties fo:padding="0.0382in" fo:border-left="0.5pt solid #000000" fo:border-right="none" fo:border-top="none" fo:border-bottom="0.5pt solid #000000"/>
    </style:style>
    <style:style style:name="Table16.H2" style:family="table-cell">
      <style:table-cell-properties fo:padding="0.0382in" fo:border-left="0.5pt solid #000000" fo:border-right="0.5pt solid #000000" fo:border-top="none" fo:border-bottom="0.5pt solid #000000"/>
    </style:style>
    <style:style style:name="Table16.5" style:family="table-row">
      <style:table-row-properties style:min-row-height="0.2535in"/>
    </style:style>
    <style:style style:name="Table16.6" style:family="table-row">
      <style:table-row-properties style:min-row-height="0.15in"/>
    </style:style>
    <style:style style:name="Table17" style:family="table">
      <style:table-properties style:width="6.9271in" fo:margin-left="0in" fo:break-before="page" table:align="left"/>
    </style:style>
    <style:style style:name="Table17.A" style:family="table-column">
      <style:table-column-properties style:column-width="1.3111in"/>
    </style:style>
    <style:style style:name="Table17.B" style:family="table-column">
      <style:table-column-properties style:column-width="2.066in"/>
    </style:style>
    <style:style style:name="Table17.C" style:family="table-column">
      <style:table-column-properties style:column-width="0.5639in"/>
    </style:style>
    <style:style style:name="Table17.D" style:family="table-column">
      <style:table-column-properties style:column-width="0.3125in"/>
    </style:style>
    <style:style style:name="Table17.F" style:family="table-column">
      <style:table-column-properties style:column-width="0.5556in"/>
    </style:style>
    <style:style style:name="Table17.G" style:family="table-column">
      <style:table-column-properties style:column-width="0.5035in"/>
    </style:style>
    <style:style style:name="Table17.H" style:family="table-column">
      <style:table-column-properties style:column-width="1.3021in"/>
    </style:style>
    <style:style style:name="Table17.A1" style:family="table-cell">
      <style:table-cell-properties fo:padding="0.0382in" fo:border-left="0.5pt solid #000000" fo:border-right="none" fo:border-top="0.5pt solid #000000" fo:border-bottom="0.5pt solid #000000"/>
    </style:style>
    <style:style style:name="Table17.H1" style:family="table-cell">
      <style:table-cell-properties fo:padding="0.0382in" fo:border="0.5pt solid #000000"/>
    </style:style>
    <style:style style:name="Table17.A2" style:family="table-cell">
      <style:table-cell-properties fo:padding="0.0382in" fo:border-left="0.5pt solid #000000" fo:border-right="none" fo:border-top="none" fo:border-bottom="0.5pt solid #000000"/>
    </style:style>
    <style:style style:name="Table17.H2" style:family="table-cell">
      <style:table-cell-properties fo:padding="0.0382in" fo:border-left="0.5pt solid #000000" fo:border-right="0.5pt solid #000000" fo:border-top="none" fo:border-bottom="0.5pt solid #000000"/>
    </style:style>
    <style:style style:name="Table8" style:family="table">
      <style:table-properties style:width="6.9271in" fo:margin-left="0in" table:align="left"/>
    </style:style>
    <style:style style:name="Table8.A" style:family="table-column">
      <style:table-column-properties style:column-width="0.9375in"/>
    </style:style>
    <style:style style:name="Table8.B" style:family="table-column">
      <style:table-column-properties style:column-width="0.5625in"/>
    </style:style>
    <style:style style:name="Table8.C" style:family="table-column">
      <style:table-column-properties style:column-width="0.8125in"/>
    </style:style>
    <style:style style:name="Table8.D" style:family="table-column">
      <style:table-column-properties style:column-width="1.0625in"/>
    </style:style>
    <style:style style:name="Table8.E" style:family="table-column">
      <style:table-column-properties style:column-width="3.5521in"/>
    </style:style>
    <style:style style:name="Table8.1" style:family="table-row">
      <style:table-row-properties style:min-row-height="0.25in"/>
    </style:style>
    <style:style style:name="Table8.A1" style:family="table-cell">
      <style:table-cell-properties fo:padding="0.0382in" fo:border-left="0.05pt solid #000000" fo:border-right="none" fo:border-top="0.05pt solid #000000" fo:border-bottom="none"/>
    </style:style>
    <style:style style:name="Table8.E1" style:family="table-cell">
      <style:table-cell-properties fo:padding="0.0382in" fo:border-left="0.05pt solid #000000" fo:border-right="0.05pt solid #000000" fo:border-top="0.05pt solid #000000" fo:border-bottom="none"/>
    </style:style>
    <style:style style:name="Table8.A2" style:family="table-cell">
      <style:table-cell-properties fo:padding="0.0382in" fo:border-left="0.05pt solid #000000" fo:border-right="none" fo:border-top="none" fo:border-bottom="none"/>
    </style:style>
    <style:style style:name="Table8.E2" style:family="table-cell">
      <style:table-cell-properties fo:padding="0.0382in" fo:border-left="0.05pt solid #000000" fo:border-right="0.05pt solid #000000" fo:border-top="none" fo:border-bottom="none"/>
    </style:style>
    <style:style style:name="Table8.A8" style:family="table-cell">
      <style:table-cell-properties fo:padding="0.0382in" fo:border-left="0.05pt solid #000000" fo:border-right="none" fo:border-top="none" fo:border-bottom="0.05pt solid #000000"/>
    </style:style>
    <style:style style:name="Table8.E8"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table:align="left"/>
    </style:style>
    <style:style style:name="Table18.A" style:family="table-column">
      <style:table-column-properties style:column-width="1.5021in"/>
    </style:style>
    <style:style style:name="Table18.B" style:family="table-column">
      <style:table-column-properties style:column-width="1.4319in"/>
    </style:style>
    <style:style style:name="Table18.C" style:family="table-column">
      <style:table-column-properties style:column-width="0.625in"/>
    </style:style>
    <style:style style:name="Table18.D" style:family="table-column">
      <style:table-column-properties style:column-width="3.3681in"/>
    </style:style>
    <style:style style:name="Table18.A1" style:family="table-cell">
      <style:table-cell-properties fo:padding="0.0382in" fo:border-left="0.5pt solid #000000" fo:border-right="none" fo:border-top="0.5pt solid #000000" fo:border-bottom="0.5pt solid #000000"/>
    </style:style>
    <style:style style:name="Table18.D1" style:family="table-cell">
      <style:table-cell-properties fo:padding="0.0382in" fo:border="0.5pt solid #000000"/>
    </style:style>
    <style:style style:name="Table18.A2" style:family="table-cell">
      <style:table-cell-properties fo:padding="0.0382in" fo:border-left="0.5pt solid #000000" fo:border-right="none" fo:border-top="none" fo:border-bottom="0.5pt solid #000000"/>
    </style:style>
    <style:style style:name="Table18.D2" style:family="table-cell">
      <style:table-cell-properties fo:padding="0.0382in" fo:border-left="0.5pt solid #000000" fo:border-right="0.5pt solid #000000" fo:border-top="none" fo:border-bottom="0.5pt solid #000000"/>
    </style:style>
    <style:style style:name="Table11" style:family="table">
      <style:table-properties style:width="6.9271in" fo:margin-left="0in" table:align="left"/>
    </style:style>
    <style:style style:name="Table11.A" style:family="table-column">
      <style:table-column-properties style:column-width="0.5035in"/>
    </style:style>
    <style:style style:name="Table11.B" style:family="table-column">
      <style:table-column-properties style:column-width="0.3125in"/>
    </style:style>
    <style:style style:name="Table11.D" style:family="table-column">
      <style:table-column-properties style:column-width="0.9375in"/>
    </style:style>
    <style:style style:name="Table11.E" style:family="table-column">
      <style:table-column-properties style:column-width="0.3736in"/>
    </style:style>
    <style:style style:name="Table11.F" style:family="table-column">
      <style:table-column-properties style:column-width="0.3208in"/>
    </style:style>
    <style:style style:name="Table11.G" style:family="table-column">
      <style:table-column-properties style:column-width="1.1111in"/>
    </style:style>
    <style:style style:name="Table11.H" style:family="table-column">
      <style:table-column-properties style:column-width="0.3819in"/>
    </style:style>
    <style:style style:name="Table11.J" style:family="table-column">
      <style:table-column-properties style:column-width="0.6854in"/>
    </style:style>
    <style:style style:name="Table11.K" style:family="table-column">
      <style:table-column-properties style:column-width="0.434in"/>
    </style:style>
    <style:style style:name="Table11.L" style:family="table-column">
      <style:table-column-properties style:column-width="0.4854in"/>
    </style:style>
    <style:style style:name="Table11.M" style:family="table-column">
      <style:table-column-properties style:column-width="0.6951in"/>
    </style:style>
    <style:style style:name="Table11.A1" style:family="table-cell">
      <style:table-cell-properties fo:padding="0.0382in" fo:border-left="0.5pt solid #000000" fo:border-right="none" fo:border-top="0.5pt solid #000000" fo:border-bottom="0.5pt solid #000000"/>
    </style:style>
    <style:style style:name="Table11.M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L2" style:family="table-cell">
      <style:table-cell-properties fo:padding="0.0382in" fo:border-left="0.5pt solid #000000" fo:border-right="0.5pt solid #000000" fo:border-top="none" fo:border-bottom="0.5pt solid #000000"/>
    </style:style>
    <style:style style:name="Table10" style:family="table">
      <style:table-properties style:width="2.5in" table:align="margins"/>
    </style:style>
    <style:style style:name="Table10.A" style:family="table-column">
      <style:table-column-properties style:column-width="1.25in" style:rel-column-width="32767*"/>
    </style:style>
    <style:style style:name="Table10.B" style:family="table-column">
      <style:table-column-properties style:column-width="1.25in" style:rel-column-width="32768*"/>
    </style:style>
    <style:style style:name="Table10.A1" style:family="table-cell">
      <style:table-cell-properties fo:padding="0.0382in" fo:border-left="0.5pt solid #000000" fo:border-right="none" fo:border-top="0.5pt solid #000000" fo:border-bottom="0.5pt solid #000000"/>
    </style:style>
    <style:style style:name="Table10.B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B2" style:family="table-cell">
      <style:table-cell-properties fo:padding="0.0382in" fo:border-left="0.5pt solid #000000" fo:border-right="0.5pt solid #000000" fo:border-top="none" fo:border-bottom="0.5pt solid #000000"/>
    </style:style>
    <style:style style:name="Table9" style:family="table">
      <style:table-properties style:width="6.9271in" fo:margin-left="0in" fo:break-before="page" table:align="left"/>
    </style:style>
    <style:style style:name="Table9.A" style:family="table-column">
      <style:table-column-properties style:column-width="1.1285in"/>
    </style:style>
    <style:style style:name="Table9.B" style:family="table-column">
      <style:table-column-properties style:column-width="5.7986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2" style:family="table-row">
      <style:table-row-properties style:min-row-height="4.7917in"/>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3" style:family="table-row">
      <style:table-row-properties style:min-row-height="2.316in"/>
    </style:style>
    <style:style style:name="Table9.7" style:family="table-row">
      <style:table-row-properties style:min-row-height="0.2896in"/>
    </style:style>
    <style:style style:name="Table2" style:family="table">
      <style:table-properties style:width="6.925in" table:align="margins"/>
    </style:style>
    <style:style style:name="Table2.A" style:family="table-column">
      <style:table-column-properties style:column-width="4.0569in" style:rel-column-width="38392*"/>
    </style:style>
    <style:style style:name="Table2.B" style:family="table-column">
      <style:table-column-properties style:column-width="2.8681in" style:rel-column-width="27143*"/>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fo:break-before="page" table:align="left"/>
    </style:style>
    <style:style style:name="Table3.A" style:family="table-column">
      <style:table-column-properties style:column-width="1.1875in"/>
    </style:style>
    <style:style style:name="Table3.B" style:family="table-column">
      <style:table-column-properties style:column-width="5.7396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2" style:family="table-row">
      <style:table-row-properties style:min-row-height="4.9826in"/>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7" style:family="table-row">
      <style:table-row-properties style:min-row-height="0.2896in"/>
    </style:style>
    <style:style style:name="P1" style:family="paragraph" style:parent-style-name="Text_20_body">
      <style:text-properties style:use-window-font-color="true" loext:opacity="0%" fo:font-style="normal" fo:font-weight="normal" officeooo:rsid="008b0ac5" officeooo:paragraph-rsid="08810534" fo:background-color="transparent" style:font-style-asian="normal" style:font-weight-asian="normal" style:font-style-complex="normal" style:font-weight-complex="normal"/>
    </style:style>
    <style:style style:name="P2" style:family="paragraph" style:parent-style-name="Text_20_body">
      <style:paragraph-properties fo:margin-top="0.0398in" fo:margin-bottom="0.0575in" style:contextual-spacing="false" fo:line-height="100%"/>
      <style:text-properties style:use-window-font-color="true" loext:opacity="0%" fo:font-style="normal" fo:font-weight="normal" officeooo:rsid="008b0ac5" officeooo:paragraph-rsid="088519c5" fo:background-color="transparent" style:font-style-asian="normal" style:font-weight-asian="normal" style:font-style-complex="normal" style:font-weight-complex="normal"/>
    </style:style>
    <style:style style:name="P3" style:family="paragraph" style:parent-style-name="Text_20_body">
      <style:text-properties style:use-window-font-color="true" loext:opacity="0%" fo:font-style="normal" fo:font-weight="normal" officeooo:rsid="06c143af" officeooo:paragraph-rsid="06c143af" style:font-style-asian="normal" style:font-weight-asian="normal" style:font-style-complex="normal" style:font-weight-complex="normal"/>
    </style:style>
    <style:style style:name="P4" style:family="paragraph" style:parent-style-name="Text_20_body">
      <style:text-properties style:use-window-font-color="true" loext:opacity="0%" fo:font-style="normal" fo:font-weight="normal" officeooo:rsid="06c1778b" officeooo:paragraph-rsid="06c1778b" style:font-style-asian="normal" style:font-weight-asian="normal" style:font-style-complex="normal" style:font-weight-complex="normal"/>
    </style:style>
    <style:style style:name="P5" style:family="paragraph" style:parent-style-name="Text_20_body">
      <style:text-properties style:use-window-font-color="true" loext:opacity="0%" fo:font-style="normal" fo:font-weight="normal" officeooo:rsid="06d17eab" officeooo:paragraph-rsid="06d17eab" style:font-style-asian="normal" style:font-weight-asian="normal" style:font-style-complex="normal" style:font-weight-complex="normal"/>
    </style:style>
    <style:style style:name="P6" style:family="paragraph" style:parent-style-name="Standard">
      <style:text-properties style:use-window-font-color="true" loext:opacity="0%" fo:font-style="normal" officeooo:rsid="00241339" officeooo:paragraph-rsid="00217b47" fo:background-color="transparent" style:font-style-asian="normal" style:font-style-complex="normal"/>
    </style:style>
    <style:style style:name="P7" style:family="paragraph" style:parent-style-name="Standard">
      <style:text-properties style:use-window-font-color="true" loext:opacity="0%" fo:font-style="normal" officeooo:rsid="0026731c" officeooo:paragraph-rsid="002943a9" fo:background-color="transparent" style:font-style-asian="normal" style:font-style-complex="normal"/>
    </style:style>
    <style:style style:name="P8" style:family="paragraph" style:parent-style-name="Standard">
      <style:text-properties style:use-window-font-color="true" loext:opacity="0%" fo:font-style="normal" officeooo:rsid="002943a9" officeooo:paragraph-rsid="00217b47" fo:background-color="transparent" style:font-style-asian="normal" style:font-style-complex="normal"/>
    </style:style>
    <style:style style:name="P9" style:family="paragraph" style:parent-style-name="Standard">
      <style:text-properties style:use-window-font-color="true" loext:opacity="0%" fo:font-style="normal" officeooo:rsid="002d356e" officeooo:paragraph-rsid="00217b47" fo:background-color="transparent" style:font-style-asian="normal" style:font-style-complex="normal"/>
    </style:style>
    <style:style style:name="P10" style:family="paragraph" style:parent-style-name="Text_20_body">
      <style:text-properties style:use-window-font-color="true" loext:opacity="0%" fo:font-style="normal" officeooo:rsid="052d2bed" officeooo:paragraph-rsid="052d2bed" fo:background-color="transparent" style:font-style-asian="normal" style:font-style-complex="normal"/>
    </style:style>
    <style:style style:name="P11" style:family="paragraph" style:parent-style-name="Text_20_body">
      <style:text-properties style:use-window-font-color="true" loext:opacity="0%" fo:font-style="normal" officeooo:rsid="0544b828" officeooo:paragraph-rsid="0544b828" fo:background-color="transparent" style:font-style-asian="normal" style:font-style-complex="normal"/>
    </style:style>
    <style:style style:name="P12" style:family="paragraph" style:parent-style-name="Text_20_body">
      <style:text-properties style:use-window-font-color="true" loext:opacity="0%" fo:font-style="normal" officeooo:rsid="006874f5" officeooo:paragraph-rsid="0a2489c5" fo:background-color="transparent" style:font-style-asian="normal" style:font-style-complex="normal"/>
    </style:style>
    <style:style style:name="P13" style:family="paragraph" style:parent-style-name="Text_20_body">
      <style:text-properties style:use-window-font-color="true" loext:opacity="0%" fo:font-style="normal" fo:font-weight="bold" officeooo:rsid="02904396" officeooo:paragraph-rsid="02904396" style:font-style-asian="normal" style:font-weight-asian="bold" style:font-style-complex="normal" style:font-weight-complex="bold"/>
    </style:style>
    <style:style style:name="P14" style:family="paragraph" style:parent-style-name="Text_20_body">
      <style:paragraph-properties fo:break-before="page"/>
      <style:text-properties style:use-window-font-color="true" loext:opacity="0%" fo:font-style="normal" fo:font-weight="bold" officeooo:rsid="02904396" officeooo:paragraph-rsid="02904396" style:font-style-asian="normal" style:font-weight-asian="bold" style:font-style-complex="normal" style:font-weight-complex="bold"/>
    </style:style>
    <style:style style:name="P15" style:family="paragraph" style:parent-style-name="Text_20_body">
      <style:text-properties style:use-window-font-color="true" loext:opacity="0%" fo:font-style="normal" fo:font-weight="bold" officeooo:rsid="02904396" officeooo:paragraph-rsid="0a3b9a24" style:font-style-asian="normal" style:font-weight-asian="bold" style:font-style-complex="normal" style:font-weight-complex="bold"/>
    </style:style>
    <style:style style:name="P16" style:family="paragraph" style:parent-style-name="Text_20_body">
      <style:text-properties style:use-window-font-color="true" loext:opacity="0%" fo:font-style="normal" fo:font-weight="bold" officeooo:rsid="029c43c3" officeooo:paragraph-rsid="029c43c3" style:font-style-asian="normal" style:font-weight-asian="bold" style:font-style-complex="normal" style:font-weight-complex="bold"/>
    </style:style>
    <style:style style:name="P17" style:family="paragraph" style:parent-style-name="Text_20_body">
      <style:text-properties style:use-window-font-color="true" loext:opacity="0%" fo:font-style="normal" fo:font-weight="bold" officeooo:rsid="02ca57e2" officeooo:paragraph-rsid="02caf500" style:font-style-asian="normal" style:font-weight-asian="bold" style:font-style-complex="normal" style:font-weight-complex="bold"/>
    </style:style>
    <style:style style:name="P18" style:family="paragraph" style:parent-style-name="Text_20_body">
      <style:text-properties style:use-window-font-color="true" loext:opacity="0%" fo:font-style="normal" fo:font-weight="bold" officeooo:rsid="02caf500" officeooo:paragraph-rsid="02d2c9a3" style:font-style-asian="normal" style:font-weight-asian="bold" style:font-style-complex="normal" style:font-weight-complex="bold"/>
    </style:style>
    <style:style style:name="P19" style:family="paragraph" style:parent-style-name="Text_20_body">
      <style:text-properties style:use-window-font-color="true" loext:opacity="0%" fo:font-style="normal" fo:font-weight="bold" officeooo:rsid="02cd0f26" officeooo:paragraph-rsid="02d2c9a3" style:font-style-asian="normal" style:font-weight-asian="bold" style:font-style-complex="normal" style:font-weight-complex="bold"/>
    </style:style>
    <style:style style:name="P20" style:family="paragraph" style:parent-style-name="Text_20_body">
      <style:text-properties style:use-window-font-color="true" loext:opacity="0%" fo:font-style="normal" fo:font-weight="bold" officeooo:rsid="01087cb2" officeooo:paragraph-rsid="01087cb2" style:font-style-asian="normal" style:font-weight-asian="bold" style:font-style-complex="normal" style:font-weight-complex="bold"/>
    </style:style>
    <style:style style:name="P21" style:family="paragraph" style:parent-style-name="Text_20_body">
      <style:text-properties style:use-window-font-color="true" loext:opacity="0%" fo:font-style="normal" fo:font-weight="bold" officeooo:rsid="02674594" officeooo:paragraph-rsid="0a3ae0d9" style:font-style-asian="normal" style:font-weight-asian="bold" style:font-style-complex="normal" style:font-weight-complex="bold"/>
    </style:style>
    <style:style style:name="P22" style:family="paragraph" style:parent-style-name="Text_20_body">
      <style:text-properties style:use-window-font-color="true" loext:opacity="0%" fo:font-style="normal" fo:font-weight="bold" officeooo:rsid="02674594" officeooo:paragraph-rsid="0a3b9a24" style:font-style-asian="normal" style:font-weight-asian="bold" style:font-style-complex="normal" style:font-weight-complex="bold"/>
    </style:style>
    <style:style style:name="P23" style:family="paragraph" style:parent-style-name="Text_20_body">
      <style:text-properties style:use-window-font-color="true" loext:opacity="0%" fo:font-style="normal" fo:font-weight="bold" officeooo:rsid="0284a093" officeooo:paragraph-rsid="02904396" style:font-style-asian="normal" style:font-weight-asian="bold" style:font-style-complex="normal" style:font-weight-complex="bold"/>
    </style:style>
    <style:style style:name="P24" style:family="paragraph" style:parent-style-name="Text_20_body">
      <style:text-properties style:use-window-font-color="true" loext:opacity="0%" fo:font-style="normal" fo:font-weight="bold" officeooo:rsid="026446ce" officeooo:paragraph-rsid="0a3ae0d9" style:font-style-asian="normal" style:font-weight-asian="bold" style:font-style-complex="normal" style:font-weight-complex="bold"/>
    </style:style>
    <style:style style:name="P25" style:family="paragraph" style:parent-style-name="Text_20_body">
      <style:text-properties style:use-window-font-color="true" loext:opacity="0%" fo:font-style="normal" fo:font-weight="bold" officeooo:rsid="04589205" officeooo:paragraph-rsid="04ac81f6" style:font-style-asian="normal" style:font-weight-asian="bold" style:font-style-complex="normal" style:font-weight-complex="bold"/>
    </style:style>
    <style:style style:name="P26" style:family="paragraph" style:parent-style-name="Text_20_body">
      <style:text-properties style:use-window-font-color="true" loext:opacity="0%" fo:font-style="normal" officeooo:rsid="0254da64" officeooo:paragraph-rsid="0254da64" style:font-style-asian="normal" style:font-style-complex="normal"/>
    </style:style>
    <style:style style:name="P27" style:family="paragraph" style:parent-style-name="Text_20_body">
      <style:text-properties style:use-window-font-color="true" loext:opacity="0%" fo:font-style="normal" officeooo:rsid="025a5aa7" officeooo:paragraph-rsid="025a5aa7" style:font-style-asian="normal" style:font-style-complex="normal"/>
    </style:style>
    <style:style style:name="P28" style:family="paragraph" style:parent-style-name="Text_20_body">
      <style:text-properties style:use-window-font-color="true" loext:opacity="0%" fo:font-style="normal" officeooo:rsid="026446ce" officeooo:paragraph-rsid="026446ce" style:font-style-asian="normal" style:font-style-complex="normal"/>
    </style:style>
    <style:style style:name="P29" style:family="paragraph" style:parent-style-name="Text_20_body">
      <style:paragraph-properties fo:margin-top="0.0398in" fo:margin-bottom="0.0575in" style:contextual-spacing="false"/>
      <style:text-properties style:use-window-font-color="true" loext:opacity="0%" fo:font-style="normal" officeooo:rsid="026446ce" officeooo:paragraph-rsid="0a3ae0d9" style:font-style-asian="normal" style:font-style-complex="normal"/>
    </style:style>
    <style:style style:name="P30" style:family="paragraph" style:parent-style-name="Text_20_body">
      <style:text-properties style:use-window-font-color="true" loext:opacity="0%" fo:font-style="normal" officeooo:rsid="026a3b74" officeooo:paragraph-rsid="0281191e" style:font-style-asian="normal" style:font-style-complex="normal"/>
    </style:style>
    <style:style style:name="P31" style:family="paragraph" style:parent-style-name="Text_20_body">
      <style:paragraph-properties fo:margin-top="0.0398in" fo:margin-bottom="0.0575in" style:contextual-spacing="false"/>
      <style:text-properties style:use-window-font-color="true" loext:opacity="0%" fo:font-style="normal" officeooo:rsid="026a3b74" officeooo:paragraph-rsid="0270bf9b" style:font-style-asian="normal" style:font-style-complex="normal"/>
    </style:style>
    <style:style style:name="P32" style:family="paragraph" style:parent-style-name="Text_20_body">
      <style:text-properties style:use-window-font-color="true" loext:opacity="0%" fo:font-style="normal" officeooo:rsid="026a3b74" officeooo:paragraph-rsid="0a3c41e5" style:font-style-asian="normal" style:font-style-complex="normal"/>
    </style:style>
    <style:style style:name="P33" style:family="paragraph" style:parent-style-name="Text_20_body">
      <style:text-properties style:use-window-font-color="true" loext:opacity="0%" fo:font-style="normal" officeooo:rsid="0281191e" officeooo:paragraph-rsid="0281191e" style:font-style-asian="normal" style:font-style-complex="normal"/>
    </style:style>
    <style:style style:name="P34" style:family="paragraph" style:parent-style-name="Text_20_body">
      <style:text-properties style:use-window-font-color="true" loext:opacity="0%" fo:font-style="normal" style:font-style-asian="normal" style:font-style-complex="normal"/>
    </style:style>
    <style:style style:name="P35" style:family="paragraph" style:parent-style-name="Text_20_body">
      <style:text-properties style:use-window-font-color="true" loext:opacity="0%" fo:font-style="normal" officeooo:rsid="01c31cf9" officeooo:paragraph-rsid="01c21ca0" style:font-style-asian="normal" style:font-style-complex="normal"/>
    </style:style>
    <style:style style:name="P36" style:family="paragraph" style:parent-style-name="Text_20_body">
      <style:text-properties style:use-window-font-color="true" loext:opacity="0%" fo:font-style="normal" officeooo:rsid="0629f43a" officeooo:paragraph-rsid="0634d53e" style:font-style-asian="normal" style:font-style-complex="normal"/>
    </style:style>
    <style:style style:name="P37" style:family="paragraph" style:parent-style-name="Text_20_body">
      <style:text-properties style:use-window-font-color="true" loext:opacity="0%" fo:font-style="normal" officeooo:rsid="066277b6" officeooo:paragraph-rsid="066277b6" style:font-style-asian="normal" style:font-style-complex="normal"/>
    </style:style>
    <style:style style:name="P38" style:family="paragraph" style:parent-style-name="Text_20_body">
      <style:text-properties style:use-window-font-color="true" loext:opacity="0%" fo:font-style="normal" officeooo:rsid="06bc851a" officeooo:paragraph-rsid="06bc851a" style:font-style-asian="normal" style:font-style-complex="normal"/>
    </style:style>
    <style:style style:name="P39" style:family="paragraph" style:parent-style-name="Text_20_body">
      <style:text-properties style:use-window-font-color="true" loext:opacity="0%" fo:font-style="normal" officeooo:rsid="081cb6ec" officeooo:paragraph-rsid="081cb6ec" style:font-style-asian="normal" style:font-style-complex="normal"/>
    </style:style>
    <style:style style:name="P40" style:family="paragraph" style:parent-style-name="Text_20_body">
      <style:text-properties style:use-window-font-color="true" loext:opacity="0%" fo:font-style="normal" officeooo:rsid="055769c1" officeooo:paragraph-rsid="055769c1" style:font-style-asian="normal" style:font-style-complex="normal"/>
    </style:style>
    <style:style style:name="P41" style:family="paragraph" style:parent-style-name="Text_20_body">
      <style:paragraph-properties fo:margin-top="0in" fo:margin-bottom="0.0181in" style:contextual-spacing="false"/>
      <style:text-properties style:use-window-font-color="true" loext:opacity="0%" fo:font-style="normal" officeooo:rsid="02719aa7" officeooo:paragraph-rsid="0a3ae0d9" style:font-style-asian="normal" style:font-style-complex="normal"/>
    </style:style>
    <style:style style:name="P42" style:family="paragraph" style:parent-style-name="Text_20_body">
      <style:paragraph-properties fo:margin-top="0.0398in" fo:margin-bottom="0.0575in" style:contextual-spacing="false"/>
      <style:text-properties style:use-window-font-color="true" loext:opacity="0%" fo:font-style="normal" officeooo:rsid="02719aa7" officeooo:paragraph-rsid="0a3ae0d9" style:font-style-asian="normal" style:font-style-complex="normal"/>
    </style:style>
    <style:style style:name="P43" style:family="paragraph" style:parent-style-name="Text_20_body">
      <style:text-properties style:use-window-font-color="true" loext:opacity="0%" fo:font-style="normal" officeooo:rsid="06ee6f12" officeooo:paragraph-rsid="06b4306f" style:font-style-asian="normal" style:font-style-complex="normal"/>
    </style:style>
    <style:style style:name="P44" style:family="paragraph" style:parent-style-name="Text_20_body">
      <style:text-properties style:use-window-font-color="true" loext:opacity="0%" fo:font-style="normal" style:text-underline-style="solid" style:text-underline-width="auto" style:text-underline-color="font-color" fo:font-weight="bold" officeooo:rsid="04bf2e0f" officeooo:paragraph-rsid="04bf2e0f" fo:background-color="transparent" style:font-style-asian="normal" style:font-weight-asian="bold" style:font-style-complex="normal" style:font-weight-complex="bold"/>
    </style:style>
    <style:style style:name="P45" style:family="paragraph" style:parent-style-name="Text_20_body">
      <style:paragraph-properties fo:break-before="page"/>
      <style:text-properties style:use-window-font-color="true" loext:opacity="0%" fo:font-style="normal" style:text-underline-style="solid" style:text-underline-width="auto" style:text-underline-color="font-color" fo:font-weight="bold" officeooo:rsid="04bf2e0f" officeooo:paragraph-rsid="04bf2e0f" fo:background-color="transparent" style:font-style-asian="normal" style:font-weight-asian="bold" style:font-style-complex="normal" style:font-weight-complex="bold"/>
    </style:style>
    <style:style style:name="P46" style:family="paragraph" style:parent-style-name="Table_20_Contents">
      <style:text-properties style:use-window-font-color="true" loext:opacity="0%" fo:font-style="normal" style:text-underline-style="solid" style:text-underline-width="auto" style:text-underline-color="font-color" officeooo:rsid="04cdc6cd" officeooo:paragraph-rsid="08120e64" fo:background-color="transparent" style:font-style-asian="normal" style:font-style-complex="normal"/>
    </style:style>
    <style:style style:name="P47" style:family="paragraph" style:parent-style-name="Table_20_Contents">
      <style:text-properties style:use-window-font-color="true" loext:opacity="0%" fo:font-style="normal" style:text-underline-style="solid" style:text-underline-width="auto" style:text-underline-color="font-color" officeooo:rsid="04c2ebb2" officeooo:paragraph-rsid="08120e64" fo:background-color="transparent" style:font-style-asian="normal" style:font-style-complex="normal"/>
    </style:style>
    <style:style style:name="P48" style:family="paragraph" style:parent-style-name="Text_20_body">
      <style:text-properties style:use-window-font-color="true" loext:opacity="0%" fo:font-style="normal" style:text-underline-style="solid" style:text-underline-width="auto" style:text-underline-color="font-color" officeooo:rsid="050ac017" officeooo:paragraph-rsid="0521b05a" fo:background-color="transparent" style:font-style-asian="normal" style:font-style-complex="normal"/>
    </style:style>
    <style:style style:name="P49" style:family="paragraph" style:parent-style-name="Text_20_body">
      <style:text-properties style:use-window-font-color="true" loext:opacity="0%" fo:font-style="normal" style:text-underline-style="none" officeooo:rsid="0393e10a" officeooo:paragraph-rsid="097e94e1" style:font-style-asian="normal" style:font-style-complex="normal"/>
    </style:style>
    <style:style style:name="P50" style:family="paragraph" style:parent-style-name="Text_20_body" style:master-page-name="">
      <style:paragraph-properties style:page-number="auto" fo:break-before="auto" fo:break-after="auto"/>
      <style:text-properties style:use-window-font-color="true" loext:opacity="0%" fo:font-style="normal" style:text-underline-style="none" officeooo:rsid="03981013" officeooo:paragraph-rsid="097f5232" style:font-style-asian="normal" style:font-style-complex="normal"/>
    </style:style>
    <style:style style:name="P51" style:family="paragraph" style:parent-style-name="Text_20_body">
      <style:paragraph-properties fo:break-before="page"/>
      <style:text-properties style:use-window-font-color="true" loext:opacity="0%" fo:font-style="normal" style:text-underline-style="none" officeooo:rsid="03967acf" officeooo:paragraph-rsid="0980140c" style:font-style-asian="normal" style:font-style-complex="normal"/>
    </style:style>
    <style:style style:name="P52" style:family="paragraph" style:parent-style-name="Text_20_body">
      <style:paragraph-properties fo:break-before="page"/>
      <style:text-properties style:use-window-font-color="true" loext:opacity="0%" fo:font-style="normal" style:text-underline-style="none" officeooo:rsid="03967acf" officeooo:paragraph-rsid="097f5232" style:font-style-asian="normal" style:font-style-complex="normal"/>
    </style:style>
    <style:style style:name="P53" style:family="paragraph" style:parent-style-name="Text_20_body">
      <style:text-properties style:use-window-font-color="true" loext:opacity="0%" fo:font-style="normal" style:text-underline-style="none" fo:font-weight="bold" officeooo:rsid="021418d7" officeooo:paragraph-rsid="021525a4" style:font-style-asian="normal" style:font-weight-asian="bold" style:font-style-complex="normal" style:font-weight-complex="bold"/>
    </style:style>
    <style:style style:name="P54" style:family="paragraph" style:parent-style-name="Text_20_body">
      <style:text-properties style:use-window-font-color="true" loext:opacity="0%" fo:font-style="normal" style:text-underline-style="none" fo:font-weight="bold" officeooo:rsid="02114bb9" officeooo:paragraph-rsid="021f2360" style:font-style-asian="normal" style:font-weight-asian="bold" style:font-style-complex="normal" style:font-weight-complex="bold"/>
    </style:style>
    <style:style style:name="P55" style:family="paragraph" style:parent-style-name="Text_20_body">
      <style:text-properties style:use-window-font-color="true" loext:opacity="0%" fo:font-style="normal" style:text-underline-style="none" fo:font-weight="bold" officeooo:rsid="03536255" officeooo:paragraph-rsid="038dfea7" style:font-style-asian="normal" style:font-weight-asian="bold" style:font-style-complex="normal" style:font-weight-complex="bold"/>
    </style:style>
    <style:style style:name="P56" style:family="paragraph" style:parent-style-name="Text_20_body">
      <style:text-properties style:use-window-font-color="true" loext:opacity="0%" fo:font-style="normal" style:text-underline-style="none" fo:font-weight="bold" officeooo:rsid="03996ef5" officeooo:paragraph-rsid="038362d1" style:font-style-asian="normal" style:font-weight-asian="bold" style:font-style-complex="normal" style:font-weight-complex="bold"/>
    </style:style>
    <style:style style:name="P57" style:family="paragraph" style:parent-style-name="Text_20_body">
      <style:text-properties style:use-window-font-color="true" loext:opacity="0%" fo:font-style="normal" style:text-underline-style="none" fo:font-weight="normal" officeooo:rsid="038dfea7" officeooo:paragraph-rsid="097e94e1" style:font-style-asian="normal" style:font-weight-asian="normal" style:font-style-complex="normal" style:font-weight-complex="normal"/>
    </style:style>
    <style:style style:name="P58" style:family="paragraph" style:parent-style-name="Standard">
      <style:text-properties style:use-window-font-color="true" loext:opacity="0%" officeooo:rsid="00217b47" officeooo:paragraph-rsid="00217b47" fo:background-color="transparent"/>
    </style:style>
    <style:style style:name="P59" style:family="paragraph" style:parent-style-name="Standard">
      <style:text-properties style:use-window-font-color="true" loext:opacity="0%" officeooo:paragraph-rsid="00217b47" fo:background-color="transparent"/>
    </style:style>
    <style:style style:name="P60" style:family="paragraph" style:parent-style-name="Standard">
      <style:text-properties style:use-window-font-color="true" loext:opacity="0%" officeooo:paragraph-rsid="002943a9" fo:background-color="transparent"/>
    </style:style>
    <style:style style:name="P61" style:family="paragraph" style:parent-style-name="Table_20_Contents">
      <style:text-properties style:use-window-font-color="true" loext:opacity="0%" officeooo:rsid="0075ac24" officeooo:paragraph-rsid="00839761" fo:background-color="transparent"/>
    </style:style>
    <style:style style:name="P62" style:family="paragraph" style:parent-style-name="Text_20_body">
      <style:text-properties style:use-window-font-color="true" loext:opacity="0%" officeooo:rsid="005a1f9c" officeooo:paragraph-rsid="005dcdcf" fo:background-color="transparent"/>
    </style:style>
    <style:style style:name="P63" style:family="paragraph" style:parent-style-name="Text_20_body">
      <style:text-properties style:use-window-font-color="true" loext:opacity="0%" officeooo:rsid="006046b7" officeooo:paragraph-rsid="006046b7" fo:background-color="transparent"/>
    </style:style>
    <style:style style:name="P64" style:family="paragraph" style:parent-style-name="Text_20_body">
      <style:text-properties style:use-window-font-color="true" loext:opacity="0%" officeooo:rsid="0063e3c9" officeooo:paragraph-rsid="0063e3c9" fo:background-color="transparent"/>
    </style:style>
    <style:style style:name="P65" style:family="paragraph" style:parent-style-name="Text_20_body">
      <style:text-properties style:use-window-font-color="true" loext:opacity="0%" officeooo:paragraph-rsid="006e0df0" fo:background-color="transparent"/>
    </style:style>
    <style:style style:name="P66" style:family="paragraph" style:parent-style-name="Text_20_body">
      <style:text-properties style:use-window-font-color="true" loext:opacity="0%" officeooo:rsid="00706c85" officeooo:paragraph-rsid="00706c85" fo:background-color="transparent"/>
    </style:style>
    <style:style style:name="P67" style:family="paragraph" style:parent-style-name="Text_20_body">
      <style:text-properties style:use-window-font-color="true" loext:opacity="0%" officeooo:rsid="00c33af6" officeooo:paragraph-rsid="00c33af6" fo:background-color="transparent"/>
    </style:style>
    <style:style style:name="P68" style:family="paragraph" style:parent-style-name="Text_20_body">
      <style:text-properties style:use-window-font-color="true" loext:opacity="0%" officeooo:rsid="00c56252" officeooo:paragraph-rsid="00c56252" fo:background-color="transparent"/>
    </style:style>
    <style:style style:name="P69" style:family="paragraph" style:parent-style-name="Text_20_body">
      <style:text-properties style:use-window-font-color="true" loext:opacity="0%" officeooo:rsid="0071b9e7" officeooo:paragraph-rsid="00839761" fo:background-color="transparent"/>
    </style:style>
    <style:style style:name="P70" style:family="paragraph" style:parent-style-name="Text_20_body">
      <style:text-properties style:use-window-font-color="true" loext:opacity="0%" officeooo:rsid="00cd8a83" officeooo:paragraph-rsid="00cd8a83" fo:background-color="transparent"/>
    </style:style>
    <style:style style:name="P71" style:family="paragraph" style:parent-style-name="Text_20_body">
      <style:text-properties style:use-window-font-color="true" loext:opacity="0%" officeooo:rsid="00d2d343" officeooo:paragraph-rsid="00d2d343" fo:background-color="transparent"/>
    </style:style>
    <style:style style:name="P72" style:family="paragraph" style:parent-style-name="Text_20_body">
      <style:text-properties style:use-window-font-color="true" loext:opacity="0%" officeooo:rsid="00d49452" officeooo:paragraph-rsid="00d49452" fo:background-color="transparent"/>
    </style:style>
    <style:style style:name="P73" style:family="paragraph" style:parent-style-name="Table_20_Contents">
      <style:text-properties style:use-window-font-color="true" loext:opacity="0%" officeooo:rsid="007a9c9c" officeooo:paragraph-rsid="00839761" fo:background-color="transparent"/>
    </style:style>
    <style:style style:name="P74" style:family="paragraph" style:parent-style-name="Table_20_Contents">
      <style:text-properties style:use-window-font-color="true" loext:opacity="0%" officeooo:paragraph-rsid="00839761" fo:background-color="transparent"/>
    </style:style>
    <style:style style:name="P75" style:family="paragraph" style:parent-style-name="Table_20_Contents">
      <style:text-properties style:use-window-font-color="true" loext:opacity="0%" officeooo:paragraph-rsid="00a2b32e" fo:background-color="transparent"/>
    </style:style>
    <style:style style:name="P76" style:family="paragraph" style:parent-style-name="Table_20_Contents">
      <style:text-properties style:use-window-font-color="true" loext:opacity="0%" officeooo:paragraph-rsid="0092efda" fo:background-color="transparent"/>
    </style:style>
    <style:style style:name="P77" style:family="paragraph" style:parent-style-name="Table_20_Contents">
      <style:text-properties style:use-window-font-color="true" loext:opacity="0%" officeooo:paragraph-rsid="00a0240a" fo:background-color="transparent"/>
    </style:style>
    <style:style style:name="P78" style:family="paragraph" style:parent-style-name="Table_20_Contents">
      <style:text-properties style:use-window-font-color="true" loext:opacity="0%" officeooo:rsid="00778d79" officeooo:paragraph-rsid="00839761" fo:background-color="transparent"/>
    </style:style>
    <style:style style:name="P79" style:family="paragraph" style:parent-style-name="Table_20_Contents">
      <style:text-properties style:use-window-font-color="true" loext:opacity="0%" officeooo:rsid="0079225d" officeooo:paragraph-rsid="00839761" fo:background-color="transparent"/>
    </style:style>
    <style:style style:name="P80" style:family="paragraph" style:parent-style-name="Table_20_Contents">
      <style:text-properties style:use-window-font-color="true" loext:opacity="0%" officeooo:rsid="007fd1c7" officeooo:paragraph-rsid="00839761" fo:background-color="transparent"/>
    </style:style>
    <style:style style:name="P81" style:family="paragraph" style:parent-style-name="Table_20_Contents">
      <style:text-properties style:use-window-font-color="true" loext:opacity="0%" officeooo:rsid="008a0914" officeooo:paragraph-rsid="008a0914" fo:background-color="transparent"/>
    </style:style>
    <style:style style:name="P82" style:family="paragraph" style:parent-style-name="Table_20_Contents">
      <style:text-properties style:use-window-font-color="true" loext:opacity="0%" officeooo:rsid="008a0914" officeooo:paragraph-rsid="0881d37a" fo:background-color="transparent"/>
    </style:style>
    <style:style style:name="P83" style:family="paragraph" style:parent-style-name="Table_20_Contents">
      <style:text-properties style:use-window-font-color="true" loext:opacity="0%" officeooo:rsid="008f922f" officeooo:paragraph-rsid="008f922f" fo:background-color="transparent"/>
    </style:style>
    <style:style style:name="P84" style:family="paragraph" style:parent-style-name="Table_20_Contents">
      <style:text-properties style:use-window-font-color="true" loext:opacity="0%" officeooo:rsid="008f922f" officeooo:paragraph-rsid="0881d37a" fo:background-color="transparent"/>
    </style:style>
    <style:style style:name="P85" style:family="paragraph" style:parent-style-name="Table_20_Contents">
      <style:text-properties style:use-window-font-color="true" loext:opacity="0%" officeooo:rsid="009ae964" officeooo:paragraph-rsid="009ae964" fo:background-color="transparent"/>
    </style:style>
    <style:style style:name="P86" style:family="paragraph" style:parent-style-name="Table_20_Contents">
      <style:text-properties style:use-window-font-color="true" loext:opacity="0%" officeooo:rsid="009ae964" officeooo:paragraph-rsid="0881d37a" fo:background-color="transparent"/>
    </style:style>
    <style:style style:name="P87" style:family="paragraph" style:parent-style-name="Table_20_Contents">
      <style:text-properties style:use-window-font-color="true" loext:opacity="0%" officeooo:rsid="00a2b32e" officeooo:paragraph-rsid="00a2b32e" fo:background-color="transparent"/>
    </style:style>
    <style:style style:name="P88" style:family="paragraph" style:parent-style-name="Table_20_Contents">
      <style:text-properties style:use-window-font-color="true" loext:opacity="0%" officeooo:rsid="00a2b32e" officeooo:paragraph-rsid="0881d37a" fo:background-color="transparent"/>
    </style:style>
    <style:style style:name="P89" style:family="paragraph" style:parent-style-name="Table_20_Contents">
      <style:text-properties style:use-window-font-color="true" loext:opacity="0%" officeooo:rsid="0092efda" officeooo:paragraph-rsid="0092efda" fo:background-color="transparent"/>
    </style:style>
    <style:style style:name="P90" style:family="paragraph" style:parent-style-name="Table_20_Contents">
      <style:text-properties style:use-window-font-color="true" loext:opacity="0%" officeooo:rsid="0092efda" officeooo:paragraph-rsid="0881d37a" fo:background-color="transparent"/>
    </style:style>
    <style:style style:name="P91" style:family="paragraph" style:parent-style-name="Title">
      <style:text-properties style:use-window-font-color="true" loext:opacity="0%" fo:background-color="transparent"/>
    </style:style>
    <style:style style:name="P92" style:family="paragraph" style:parent-style-name="Table_20_Contents">
      <style:text-properties style:use-window-font-color="true" loext:opacity="0%" officeooo:rsid="00b60f90" officeooo:paragraph-rsid="04a1b7dd" fo:background-color="transparent"/>
    </style:style>
    <style:style style:name="P93" style:family="paragraph" style:parent-style-name="Table_20_Contents">
      <style:text-properties style:use-window-font-color="true" loext:opacity="0%" officeooo:rsid="00b60f90" officeooo:paragraph-rsid="0881d37a" fo:background-color="transparent"/>
    </style:style>
    <style:style style:name="P94" style:family="paragraph" style:parent-style-name="Text_20_body">
      <style:text-properties style:use-window-font-color="true" loext:opacity="0%" officeooo:rsid="04b63a40" officeooo:paragraph-rsid="04b63a40" fo:background-color="transparent"/>
    </style:style>
    <style:style style:name="P95" style:family="paragraph" style:parent-style-name="Text_20_body">
      <style:text-properties style:use-window-font-color="true" loext:opacity="0%" officeooo:rsid="04bf2e0f" officeooo:paragraph-rsid="04e8d9ec" fo:background-color="transparent"/>
    </style:style>
    <style:style style:name="P96" style:family="paragraph" style:parent-style-name="Text_20_body">
      <style:text-properties style:use-window-font-color="true" loext:opacity="0%" officeooo:rsid="04bf3ecc" officeooo:paragraph-rsid="04bf3ecc" fo:background-color="transparent"/>
    </style:style>
    <style:style style:name="P97" style:family="paragraph" style:parent-style-name="Text_20_body">
      <style:text-properties style:use-window-font-color="true" loext:opacity="0%" officeooo:rsid="04bf3ecc" officeooo:paragraph-rsid="04e0bf2b" fo:background-color="transparent"/>
    </style:style>
    <style:style style:name="P98" style:family="paragraph" style:parent-style-name="Text_20_body">
      <style:text-properties style:use-window-font-color="true" loext:opacity="0%" officeooo:rsid="04bf3ecc" officeooo:paragraph-rsid="04e0cbe0" fo:background-color="transparent"/>
    </style:style>
    <style:style style:name="P99" style:family="paragraph" style:parent-style-name="Text_20_body">
      <style:text-properties style:use-window-font-color="true" loext:opacity="0%" officeooo:rsid="04bf3ecc" officeooo:paragraph-rsid="0841c7af" fo:background-color="transparent"/>
    </style:style>
    <style:style style:name="P100" style:family="paragraph" style:parent-style-name="Text_20_body">
      <style:text-properties style:use-window-font-color="true" loext:opacity="0%" officeooo:rsid="04e66efa" officeooo:paragraph-rsid="04e66efa" fo:background-color="transparent"/>
    </style:style>
    <style:style style:name="P101" style:family="paragraph" style:parent-style-name="Text_20_body">
      <style:text-properties style:use-window-font-color="true" loext:opacity="0%" officeooo:rsid="04e8de2a" officeooo:paragraph-rsid="04e8de2a" fo:background-color="transparent"/>
    </style:style>
    <style:style style:name="P102" style:family="paragraph" style:parent-style-name="Text_20_body">
      <style:text-properties style:use-window-font-color="true" loext:opacity="0%" officeooo:rsid="04e9c635" officeooo:paragraph-rsid="04e9c635" fo:background-color="transparent"/>
    </style:style>
    <style:style style:name="P103" style:family="paragraph" style:parent-style-name="Text_20_body">
      <style:text-properties style:use-window-font-color="true" loext:opacity="0%" officeooo:rsid="04e9c635" officeooo:paragraph-rsid="05133472" fo:background-color="transparent"/>
    </style:style>
    <style:style style:name="P104" style:family="paragraph" style:parent-style-name="Text_20_body">
      <style:text-properties style:use-window-font-color="true" loext:opacity="0%" officeooo:rsid="050af306" officeooo:paragraph-rsid="050af306" fo:background-color="transparent"/>
    </style:style>
    <style:style style:name="P105" style:family="paragraph" style:parent-style-name="Text_20_body">
      <style:paragraph-properties fo:break-before="page"/>
      <style:text-properties style:use-window-font-color="true" loext:opacity="0%" officeooo:rsid="050af306" officeooo:paragraph-rsid="0521b05a" fo:background-color="transparent"/>
    </style:style>
    <style:style style:name="P106" style:family="paragraph" style:parent-style-name="Text_20_body">
      <style:text-properties style:use-window-font-color="true" loext:opacity="0%" officeooo:rsid="0513632d" officeooo:paragraph-rsid="0517b7ae" fo:background-color="transparent"/>
    </style:style>
    <style:style style:name="P107" style:family="paragraph" style:parent-style-name="Text_20_body">
      <style:text-properties style:use-window-font-color="true" loext:opacity="0%" officeooo:rsid="04ae88e1" officeooo:paragraph-rsid="04ae88e1" fo:background-color="transparent"/>
    </style:style>
    <style:style style:name="P108" style:family="paragraph" style:parent-style-name="Text_20_body">
      <style:text-properties style:use-window-font-color="true" loext:opacity="0%" officeooo:rsid="04be20e5" officeooo:paragraph-rsid="058866cd" fo:background-color="transparent"/>
    </style:style>
    <style:style style:name="P109" style:family="paragraph" style:parent-style-name="Text_20_body">
      <style:text-properties style:use-window-font-color="true" loext:opacity="0%" officeooo:rsid="05074240" officeooo:paragraph-rsid="05074240" fo:background-color="transparent"/>
    </style:style>
    <style:style style:name="P110" style:family="paragraph" style:parent-style-name="Table_20_Contents">
      <style:text-properties style:use-window-font-color="true" loext:opacity="0%" officeooo:rsid="08114eb6" officeooo:paragraph-rsid="08120e64" fo:background-color="transparent"/>
    </style:style>
    <style:style style:name="P111" style:family="paragraph" style:parent-style-name="Text_20_body">
      <style:text-properties style:use-window-font-color="true" loext:opacity="0%" officeooo:rsid="04e454a3" officeooo:paragraph-rsid="04e454a3" fo:background-color="transparent"/>
    </style:style>
    <style:style style:name="P112" style:family="paragraph" style:parent-style-name="Table_20_Contents">
      <style:text-properties style:use-window-font-color="true" loext:opacity="0%" officeooo:rsid="0096b3a6" officeooo:paragraph-rsid="087f5d65" fo:background-color="transparent"/>
    </style:style>
    <style:style style:name="P113" style:family="paragraph" style:parent-style-name="Table_20_Contents">
      <style:text-properties style:use-window-font-color="true" loext:opacity="0%" officeooo:rsid="0096b3a6" officeooo:paragraph-rsid="0881d37a" fo:background-color="transparent"/>
    </style:style>
    <style:style style:name="P114" style:family="paragraph" style:parent-style-name="Table_20_Contents">
      <style:text-properties style:use-window-font-color="true" loext:opacity="0%" officeooo:rsid="00979253" officeooo:paragraph-rsid="087f5d65" fo:background-color="transparent"/>
    </style:style>
    <style:style style:name="P115" style:family="paragraph" style:parent-style-name="Table_20_Contents">
      <style:text-properties style:use-window-font-color="true" loext:opacity="0%" officeooo:rsid="00979253" officeooo:paragraph-rsid="0881d37a" fo:background-color="transparent"/>
    </style:style>
    <style:style style:name="P116" style:family="paragraph" style:parent-style-name="Table_20_Contents">
      <style:text-properties style:use-window-font-color="true" loext:opacity="0%" officeooo:rsid="00981ce5" officeooo:paragraph-rsid="087f5d65" fo:background-color="transparent"/>
    </style:style>
    <style:style style:name="P117" style:family="paragraph" style:parent-style-name="Table_20_Contents">
      <style:text-properties style:use-window-font-color="true" loext:opacity="0%" officeooo:rsid="00981ce5" officeooo:paragraph-rsid="0881d37a" fo:background-color="transparent"/>
    </style:style>
    <style:style style:name="P118" style:family="paragraph" style:parent-style-name="Table_20_Contents">
      <style:text-properties style:use-window-font-color="true" loext:opacity="0%" officeooo:paragraph-rsid="087f5d65" fo:background-color="transparent"/>
    </style:style>
    <style:style style:name="P119" style:family="paragraph" style:parent-style-name="Text_20_body">
      <style:text-properties style:use-window-font-color="true" loext:opacity="0%" officeooo:paragraph-rsid="08810534" fo:background-color="transparent"/>
    </style:style>
    <style:style style:name="P120" style:family="paragraph" style:parent-style-name="Table_20_Contents">
      <style:text-properties style:use-window-font-color="true" loext:opacity="0%" officeooo:rsid="011aea68" officeooo:paragraph-rsid="087f5d65" fo:background-color="transparent"/>
    </style:style>
    <style:style style:name="P121" style:family="paragraph" style:parent-style-name="Table_20_Contents">
      <style:text-properties style:use-window-font-color="true" loext:opacity="0%" officeooo:paragraph-rsid="0881d37a" fo:background-color="transparent"/>
    </style:style>
    <style:style style:name="P122" style:family="paragraph" style:parent-style-name="Table_20_Contents">
      <style:text-properties style:use-window-font-color="true" loext:opacity="0%" officeooo:rsid="0099b18f" officeooo:paragraph-rsid="0881d37a" fo:background-color="transparent"/>
    </style:style>
    <style:style style:name="P123" style:family="paragraph" style:parent-style-name="Text_20_body">
      <style:text-properties style:use-window-font-color="true" loext:opacity="0%" officeooo:rsid="0066c689" officeooo:paragraph-rsid="0066c689" fo:background-color="transparent"/>
    </style:style>
    <style:style style:name="P124" style:family="paragraph" style:parent-style-name="Standard">
      <style:text-properties style:use-window-font-color="true" loext:opacity="0%" officeooo:paragraph-rsid="0a2d8cc6" fo:background-color="transparent"/>
    </style:style>
    <style:style style:name="P125" style:family="paragraph" style:parent-style-name="Text_20_body">
      <style:text-properties style:use-window-font-color="true" loext:opacity="0%" officeooo:rsid="00d97b06" officeooo:paragraph-rsid="0592fb94" fo:background-color="transparent"/>
    </style:style>
    <style:style style:name="P126" style:family="paragraph" style:parent-style-name="Text_20_body">
      <style:text-properties style:use-window-font-color="true" loext:opacity="0%" officeooo:paragraph-rsid="0a67de5d" fo:background-color="transparent"/>
    </style:style>
    <style:style style:name="P127" style:family="paragraph" style:parent-style-name="Table_20_Contents">
      <style:text-properties style:use-window-font-color="true" loext:opacity="0%" officeooo:rsid="0a9eab7f" officeooo:paragraph-rsid="0a9eab7f" fo:background-color="transparent"/>
    </style:style>
    <style:style style:name="P128" style:family="paragraph" style:parent-style-name="Text_20_body">
      <style:paragraph-properties fo:margin-top="0.0398in" fo:margin-bottom="0.0575in" style:contextual-spacing="false" fo:line-height="100%"/>
      <style:text-properties style:use-window-font-color="true" loext:opacity="0%" officeooo:paragraph-rsid="088519c5" fo:background-color="transparent"/>
    </style:style>
    <style:style style:name="P129" style:family="paragraph" style:parent-style-name="Text_20_body">
      <style:paragraph-properties fo:margin-top="0.0398in" fo:margin-bottom="0.0575in" style:contextual-spacing="false" fo:line-height="100%"/>
      <style:text-properties style:use-window-font-color="true" loext:opacity="0%" officeooo:paragraph-rsid="08875411" fo:background-color="transparent"/>
    </style:style>
    <style:style style:name="P130" style:family="paragraph" style:parent-style-name="Text_20_body">
      <style:text-properties style:use-window-font-color="true" loext:opacity="0%" officeooo:rsid="0a9bad50" officeooo:paragraph-rsid="0a9ddfcb" fo:background-color="transparent"/>
    </style:style>
    <style:style style:name="P131" style:family="paragraph" style:parent-style-name="Text_20_body">
      <style:text-properties style:use-window-font-color="true" loext:opacity="0%" officeooo:paragraph-rsid="0a9ddfcb" fo:background-color="transparent"/>
    </style:style>
    <style:style style:name="P132" style:family="paragraph" style:parent-style-name="Text_20_body">
      <style:text-properties style:use-window-font-color="true" loext:opacity="0%" fo:font-weight="bold" officeooo:rsid="00fed77b" officeooo:paragraph-rsid="00fed77b" style:font-weight-asian="bold" style:font-weight-complex="bold"/>
    </style:style>
    <style:style style:name="P133" style:family="paragraph" style:parent-style-name="Text_20_body">
      <style:text-properties style:use-window-font-color="true" loext:opacity="0%" fo:font-weight="bold" officeooo:rsid="0103b793" officeooo:paragraph-rsid="0103b793" style:font-weight-asian="bold" style:font-weight-complex="bold"/>
    </style:style>
    <style:style style:name="P134" style:family="paragraph" style:parent-style-name="Text_20_body">
      <style:text-properties style:use-window-font-color="true" loext:opacity="0%" fo:font-weight="bold" officeooo:rsid="010783c4" officeooo:paragraph-rsid="010783c4" style:font-weight-asian="bold" style:font-weight-complex="bold"/>
    </style:style>
    <style:style style:name="P135" style:family="paragraph" style:parent-style-name="Text_20_body">
      <style:text-properties style:use-window-font-color="true" loext:opacity="0%" fo:font-weight="bold" officeooo:rsid="01521d1e" officeooo:paragraph-rsid="01b1eec2" style:font-weight-asian="bold" style:font-weight-complex="bold"/>
    </style:style>
    <style:style style:name="P136" style:family="paragraph" style:parent-style-name="Table_20_Contents">
      <style:text-properties style:use-window-font-color="true" loext:opacity="0%" fo:font-weight="bold" officeooo:rsid="00d5cf30" officeooo:paragraph-rsid="00d5cf30" style:font-weight-asian="bold" style:font-weight-complex="bold"/>
    </style:style>
    <style:style style:name="P137" style:family="paragraph" style:parent-style-name="Table_20_Contents">
      <style:text-properties style:use-window-font-color="true" loext:opacity="0%" fo:font-weight="bold" officeooo:rsid="00d6c2eb" officeooo:paragraph-rsid="00d6c2eb" style:font-weight-asian="bold" style:font-weight-complex="bold"/>
    </style:style>
    <style:style style:name="P138" style:family="paragraph" style:parent-style-name="Table_20_Contents">
      <style:text-properties style:use-window-font-color="true" loext:opacity="0%" fo:font-weight="bold" officeooo:rsid="00e82c74" officeooo:paragraph-rsid="00e82c74" style:font-weight-asian="bold" style:font-weight-complex="bold"/>
    </style:style>
    <style:style style:name="P139" style:family="paragraph" style:parent-style-name="Text_20_body">
      <style:text-properties style:use-window-font-color="true" loext:opacity="0%" fo:font-weight="bold" officeooo:rsid="06f99aee" officeooo:paragraph-rsid="06f99aee" style:font-weight-asian="bold" style:font-weight-complex="bold"/>
    </style:style>
    <style:style style:name="P140" style:family="paragraph" style:parent-style-name="Text_20_body">
      <style:paragraph-properties fo:break-before="page"/>
      <style:text-properties style:use-window-font-color="true" loext:opacity="0%" fo:font-weight="bold" officeooo:rsid="06f99aee" officeooo:paragraph-rsid="06f99aee" style:font-weight-asian="bold" style:font-weight-complex="bold"/>
    </style:style>
    <style:style style:name="P141" style:family="paragraph" style:parent-style-name="Text_20_body">
      <style:text-properties style:use-window-font-color="true" loext:opacity="0%" fo:font-weight="bold" officeooo:rsid="06f99aee" officeooo:paragraph-rsid="073f0f65" style:font-weight-asian="bold" style:font-weight-complex="bold"/>
    </style:style>
    <style:style style:name="P142" style:family="paragraph" style:parent-style-name="Text_20_body">
      <style:paragraph-properties fo:break-before="page"/>
      <style:text-properties style:use-window-font-color="true" loext:opacity="0%" fo:font-weight="bold" officeooo:rsid="06f99aee" officeooo:paragraph-rsid="07633471" style:font-weight-asian="bold" style:font-weight-complex="bold"/>
    </style:style>
    <style:style style:name="P143" style:family="paragraph" style:parent-style-name="Text_20_body">
      <style:text-properties style:use-window-font-color="true" loext:opacity="0%" fo:font-weight="bold" officeooo:rsid="06f99aee" officeooo:paragraph-rsid="07671617" style:font-weight-asian="bold" style:font-weight-complex="bold"/>
    </style:style>
    <style:style style:name="P144" style:family="paragraph" style:parent-style-name="Text_20_body">
      <style:text-properties style:use-window-font-color="true" loext:opacity="0%" fo:font-weight="bold" officeooo:rsid="06f99aee" officeooo:paragraph-rsid="0a48b4cb" style:font-weight-asian="bold" style:font-weight-complex="bold"/>
    </style:style>
    <style:style style:name="P145" style:family="paragraph" style:parent-style-name="Text_20_body">
      <style:text-properties style:use-window-font-color="true" loext:opacity="0%" fo:font-weight="bold" officeooo:rsid="071b6ca0" officeooo:paragraph-rsid="071b6ca0" style:font-weight-asian="bold" style:font-weight-complex="bold"/>
    </style:style>
    <style:style style:name="P146" style:family="paragraph" style:parent-style-name="Text_20_body">
      <style:text-properties style:use-window-font-color="true" loext:opacity="0%" fo:font-weight="bold" officeooo:rsid="077df208" officeooo:paragraph-rsid="0784d177" style:font-weight-asian="bold" style:font-weight-complex="bold"/>
    </style:style>
    <style:style style:name="P147" style:family="paragraph" style:parent-style-name="Text_20_body">
      <style:text-properties style:use-window-font-color="true" loext:opacity="0%" fo:font-weight="bold" officeooo:rsid="077df208" officeooo:paragraph-rsid="077df208" style:font-weight-asian="bold" style:font-weight-complex="bold"/>
    </style:style>
    <style:style style:name="P148" style:family="paragraph" style:parent-style-name="Text_20_body">
      <style:text-properties style:use-window-font-color="true" loext:opacity="0%" fo:font-weight="bold" officeooo:rsid="0796d721" officeooo:paragraph-rsid="0796d721" style:font-weight-asian="bold" style:font-weight-complex="bold"/>
    </style:style>
    <style:style style:name="P149" style:family="paragraph" style:parent-style-name="Text_20_body">
      <style:text-properties style:use-window-font-color="true" loext:opacity="0%" fo:font-weight="bold" officeooo:rsid="0322cf54" officeooo:paragraph-rsid="032511f4" style:font-weight-asian="bold" style:font-weight-complex="bold"/>
    </style:style>
    <style:style style:name="P150" style:family="paragraph" style:parent-style-name="Text_20_body">
      <style:text-properties style:use-window-font-color="true" loext:opacity="0%" fo:font-weight="bold" officeooo:rsid="031abf64" officeooo:paragraph-rsid="093d5aa9" style:font-weight-asian="bold" style:font-weight-complex="bold"/>
    </style:style>
    <style:style style:name="P151" style:family="paragraph" style:parent-style-name="Text_20_body">
      <style:text-properties style:use-window-font-color="true" loext:opacity="0%" fo:font-weight="bold" officeooo:rsid="03e2de39" officeooo:paragraph-rsid="03eef20a" style:font-weight-asian="bold" style:font-weight-complex="bold"/>
    </style:style>
    <style:style style:name="P152" style:family="paragraph" style:parent-style-name="Text_20_body" style:master-page-name="">
      <style:paragraph-properties style:page-number="auto" fo:break-before="auto" fo:break-after="auto"/>
      <style:text-properties style:use-window-font-color="true" loext:opacity="0%" fo:font-weight="bold" officeooo:rsid="03e2de39" officeooo:paragraph-rsid="0a6e35a2" style:font-weight-asian="bold" style:font-weight-complex="bold"/>
    </style:style>
    <style:style style:name="P153" style:family="paragraph" style:parent-style-name="Text_20_body">
      <style:text-properties style:use-window-font-color="true" loext:opacity="0%" fo:font-weight="bold" officeooo:rsid="012c64be" officeooo:paragraph-rsid="06965bbc" style:font-weight-asian="bold" style:font-weight-complex="bold"/>
    </style:style>
    <style:style style:name="P154" style:family="paragraph" style:parent-style-name="Text_20_body" style:master-page-name="">
      <style:paragraph-properties style:page-number="auto" fo:break-before="auto" fo:break-after="auto"/>
      <style:text-properties style:use-window-font-color="true" loext:opacity="0%" fo:font-weight="bold" officeooo:rsid="012fb997" officeooo:paragraph-rsid="01f05ec8" style:font-weight-asian="bold" style:font-weight-complex="bold"/>
    </style:style>
    <style:style style:name="P155" style:family="paragraph" style:parent-style-name="Table_20_Contents">
      <style:text-properties style:use-window-font-color="true" loext:opacity="0%" fo:font-weight="bold" officeooo:rsid="09b937b7" officeooo:paragraph-rsid="09b937b7" style:font-weight-asian="bold" style:font-weight-complex="bold"/>
    </style:style>
    <style:style style:name="P156" style:family="paragraph" style:parent-style-name="Standard">
      <style:text-properties style:use-window-font-color="true" loext:opacity="0%" fo:font-weight="bold" officeooo:paragraph-rsid="0a2ea86a" style:font-weight-asian="bold" style:font-weight-complex="bold"/>
    </style:style>
    <style:style style:name="P157" style:family="paragraph" style:parent-style-name="Text_20_body">
      <style:text-properties style:use-window-font-color="true" loext:opacity="0%" fo:font-weight="bold" officeooo:rsid="00f150df" officeooo:paragraph-rsid="00f150df" style:font-weight-asian="bold" style:font-weight-complex="bold"/>
    </style:style>
    <style:style style:name="P158" style:family="paragraph" style:parent-style-name="Text_20_body">
      <style:text-properties style:use-window-font-color="true" loext:opacity="0%" fo:font-weight="bold" officeooo:rsid="0401d260" officeooo:paragraph-rsid="04589205" style:font-weight-asian="bold" style:font-weight-complex="bold"/>
    </style:style>
    <style:style style:name="P159" style:family="paragraph" style:parent-style-name="Text_20_body">
      <style:text-properties style:use-window-font-color="true" loext:opacity="0%" officeooo:rsid="00e8bd35" officeooo:paragraph-rsid="00e8bd35"/>
    </style:style>
    <style:style style:name="P160" style:family="paragraph" style:parent-style-name="Text_20_body">
      <style:text-properties style:use-window-font-color="true" loext:opacity="0%" officeooo:rsid="00efa4a0" officeooo:paragraph-rsid="00efa4a0"/>
    </style:style>
    <style:style style:name="P161" style:family="paragraph" style:parent-style-name="Text_20_body">
      <style:text-properties style:use-window-font-color="true" loext:opacity="0%" fo:font-weight="normal" officeooo:rsid="010783c4" officeooo:paragraph-rsid="010783c4" style:font-weight-asian="normal" style:font-weight-complex="normal"/>
    </style:style>
    <style:style style:name="P162" style:family="paragraph" style:parent-style-name="Text_20_body">
      <style:text-properties style:use-window-font-color="true" loext:opacity="0%" fo:font-weight="normal" officeooo:rsid="01087cb2" officeooo:paragraph-rsid="01e5bbba" style:font-weight-asian="normal" style:font-weight-complex="normal"/>
    </style:style>
    <style:style style:name="P163" style:family="paragraph" style:parent-style-name="Text_20_body">
      <style:text-properties style:use-window-font-color="true" loext:opacity="0%" fo:font-weight="normal" officeooo:rsid="0105f078" officeooo:paragraph-rsid="0105f078" style:font-weight-asian="normal" style:font-weight-complex="normal"/>
    </style:style>
    <style:style style:name="P164" style:family="paragraph" style:parent-style-name="Text_20_body">
      <style:text-properties style:use-window-font-color="true" loext:opacity="0%" fo:font-weight="normal" officeooo:rsid="05d7fbac" officeooo:paragraph-rsid="05d7fbac" style:font-weight-asian="normal" style:font-weight-complex="normal"/>
    </style:style>
    <style:style style:name="P165" style:family="paragraph" style:parent-style-name="Text_20_body">
      <style:text-properties style:use-window-font-color="true" loext:opacity="0%" fo:font-weight="normal" officeooo:rsid="05d7fbac" officeooo:paragraph-rsid="05de51e2" style:font-weight-asian="normal" style:font-weight-complex="normal"/>
    </style:style>
    <style:style style:name="P166" style:family="paragraph" style:parent-style-name="Text_20_body">
      <style:text-properties style:use-window-font-color="true" loext:opacity="0%" fo:font-weight="normal" officeooo:rsid="07a9acd4" officeooo:paragraph-rsid="07a9acd4" style:font-weight-asian="normal" style:font-weight-complex="normal"/>
    </style:style>
    <style:style style:name="P167" style:family="paragraph" style:parent-style-name="Text_20_body">
      <style:text-properties style:use-window-font-color="true" loext:opacity="0%" fo:font-weight="normal" officeooo:rsid="00f3a7e5" officeooo:paragraph-rsid="00f3a7e5" style:font-weight-asian="normal" style:font-weight-complex="normal"/>
    </style:style>
    <style:style style:name="P168" style:family="paragraph" style:parent-style-name="Text_20_body">
      <style:text-properties style:use-window-font-color="true" loext:opacity="0%" officeooo:rsid="00fd900b" officeooo:paragraph-rsid="00fd900b"/>
    </style:style>
    <style:style style:name="P169" style:family="paragraph" style:parent-style-name="Text_20_body">
      <style:text-properties style:use-window-font-color="true" loext:opacity="0%" officeooo:rsid="011f8e4e" officeooo:paragraph-rsid="011f8e4e"/>
    </style:style>
    <style:style style:name="P170" style:family="paragraph" style:parent-style-name="Text_20_body">
      <style:text-properties style:use-window-font-color="true" loext:opacity="0%" officeooo:rsid="012c64be" officeooo:paragraph-rsid="012c64be"/>
    </style:style>
    <style:style style:name="P171" style:family="paragraph" style:parent-style-name="Text_20_body">
      <style:text-properties style:use-window-font-color="true" loext:opacity="0%" officeooo:rsid="012c64be" officeooo:paragraph-rsid="0135dc95"/>
    </style:style>
    <style:style style:name="P172" style:family="paragraph" style:parent-style-name="Text_20_body" style:master-page-name="">
      <style:paragraph-properties style:page-number="auto" fo:break-before="auto" fo:break-after="auto"/>
      <style:text-properties style:use-window-font-color="true" loext:opacity="0%" officeooo:rsid="012c64be" officeooo:paragraph-rsid="0135dc95"/>
    </style:style>
    <style:style style:name="P173" style:family="paragraph" style:parent-style-name="Text_20_body">
      <style:text-properties style:use-window-font-color="true" loext:opacity="0%" officeooo:rsid="0120c134" officeooo:paragraph-rsid="0120c134"/>
    </style:style>
    <style:style style:name="P174" style:family="paragraph" style:parent-style-name="Text_20_body">
      <style:text-properties style:use-window-font-color="true" loext:opacity="0%" officeooo:rsid="0122b1e0" officeooo:paragraph-rsid="0122b1e0"/>
    </style:style>
    <style:style style:name="P175" style:family="paragraph" style:parent-style-name="Text_20_body">
      <style:text-properties style:use-window-font-color="true" loext:opacity="0%" officeooo:rsid="0122b1e0" officeooo:paragraph-rsid="01264e72"/>
    </style:style>
    <style:style style:name="P176" style:family="paragraph" style:parent-style-name="Text_20_body">
      <style:text-properties style:use-window-font-color="true" loext:opacity="0%" fo:font-size="12pt" fo:font-weight="normal" officeooo:rsid="0103b793" officeooo:paragraph-rsid="0103b793" style:font-size-asian="12pt" style:font-weight-asian="normal" style:font-size-complex="12pt" style:font-weight-complex="normal"/>
    </style:style>
    <style:style style:name="P177" style:family="paragraph" style:parent-style-name="Text_20_body">
      <style:text-properties style:use-window-font-color="true" loext:opacity="0%" fo:font-size="12pt" fo:font-weight="normal" officeooo:rsid="01181810" officeooo:paragraph-rsid="01181810" style:font-size-asian="12pt" style:font-weight-asian="normal" style:font-size-complex="12pt" style:font-weight-complex="normal"/>
    </style:style>
    <style:style style:name="P178" style:family="paragraph" style:parent-style-name="Text_20_body">
      <style:text-properties style:use-window-font-color="true" loext:opacity="0%" officeooo:rsid="01617c52" officeooo:paragraph-rsid="01b1eec2"/>
    </style:style>
    <style:style style:name="P179" style:family="paragraph" style:parent-style-name="Text_20_body">
      <style:text-properties style:use-window-font-color="true" loext:opacity="0%" officeooo:rsid="01658c10" officeooo:paragraph-rsid="01b1eec2"/>
    </style:style>
    <style:style style:name="P180" style:family="paragraph" style:parent-style-name="Text_20_body">
      <style:text-properties style:use-window-font-color="true" loext:opacity="0%" officeooo:rsid="01677739" officeooo:paragraph-rsid="01b1eec2"/>
    </style:style>
    <style:style style:name="P181" style:family="paragraph" style:parent-style-name="Text_20_body">
      <style:text-properties style:use-window-font-color="true" loext:opacity="0%" officeooo:rsid="016fb483" officeooo:paragraph-rsid="01b1eec2"/>
    </style:style>
    <style:style style:name="P182" style:family="paragraph" style:parent-style-name="Text_20_body">
      <style:text-properties style:use-window-font-color="true" loext:opacity="0%" officeooo:rsid="017579ec" officeooo:paragraph-rsid="01b1eec2"/>
    </style:style>
    <style:style style:name="P183" style:family="paragraph" style:parent-style-name="Text_20_body">
      <style:text-properties style:use-window-font-color="true" loext:opacity="0%" officeooo:rsid="01795a3c" officeooo:paragraph-rsid="01b1eec2"/>
    </style:style>
    <style:style style:name="P184" style:family="paragraph" style:parent-style-name="Text_20_body">
      <style:text-properties style:use-window-font-color="true" loext:opacity="0%" officeooo:rsid="017d80b9" officeooo:paragraph-rsid="01b1eec2"/>
    </style:style>
    <style:style style:name="P185" style:family="paragraph" style:parent-style-name="Text_20_body">
      <style:text-properties style:use-window-font-color="true" loext:opacity="0%" officeooo:rsid="017f7f91" officeooo:paragraph-rsid="01b1eec2"/>
    </style:style>
    <style:style style:name="P186" style:family="paragraph" style:parent-style-name="Text_20_body">
      <style:text-properties style:use-window-font-color="true" loext:opacity="0%" officeooo:rsid="01a4bccc" officeooo:paragraph-rsid="01b1eec2"/>
    </style:style>
    <style:style style:name="P187" style:family="paragraph" style:parent-style-name="Text_20_body">
      <style:text-properties style:use-window-font-color="true" loext:opacity="0%" officeooo:rsid="0152e31b" officeooo:paragraph-rsid="01b1eec2"/>
    </style:style>
    <style:style style:name="P188" style:family="paragraph" style:parent-style-name="Text_20_body">
      <style:text-properties style:use-window-font-color="true" loext:opacity="0%" officeooo:rsid="01594c27" officeooo:paragraph-rsid="01b1eec2"/>
    </style:style>
    <style:style style:name="P189" style:family="paragraph" style:parent-style-name="Text_20_body">
      <style:text-properties style:use-window-font-color="true" loext:opacity="0%" officeooo:paragraph-rsid="013c73c7"/>
    </style:style>
    <style:style style:name="P190" style:family="paragraph" style:parent-style-name="Text_20_body">
      <style:text-properties style:use-window-font-color="true" loext:opacity="0%" officeooo:paragraph-rsid="01f05ec8"/>
    </style:style>
    <style:style style:name="P191" style:family="paragraph" style:parent-style-name="Text_20_body" style:master-page-name="">
      <style:paragraph-properties style:page-number="auto" fo:break-before="auto" fo:break-after="auto"/>
      <style:text-properties style:use-window-font-color="true" loext:opacity="0%" officeooo:paragraph-rsid="01f05ec8"/>
    </style:style>
    <style:style style:name="P192" style:family="paragraph" style:parent-style-name="Text_20_body">
      <style:paragraph-properties fo:break-before="page"/>
      <style:text-properties style:use-window-font-color="true" loext:opacity="0%" officeooo:paragraph-rsid="01f05ec8"/>
    </style:style>
    <style:style style:name="P193" style:family="paragraph" style:parent-style-name="Text_20_body">
      <style:paragraph-properties fo:break-before="page"/>
      <style:text-properties style:use-window-font-color="true" loext:opacity="0%" officeooo:rsid="021525a4" officeooo:paragraph-rsid="021525a4"/>
    </style:style>
    <style:style style:name="P194" style:family="paragraph" style:parent-style-name="Text_20_body">
      <style:paragraph-properties fo:margin-top="0in" fo:margin-bottom="0.0575in" style:contextual-spacing="false"/>
      <style:text-properties style:use-window-font-color="true" loext:opacity="0%" officeooo:rsid="021525a4" officeooo:paragraph-rsid="0237898c"/>
    </style:style>
    <style:style style:name="P195" style:family="paragraph" style:parent-style-name="Text_20_body">
      <style:text-properties style:use-window-font-color="true" loext:opacity="0%" officeooo:rsid="020e96a6" officeooo:paragraph-rsid="020e96a6"/>
    </style:style>
    <style:style style:name="P196" style:family="paragraph" style:parent-style-name="Text_20_body">
      <style:text-properties style:use-window-font-color="true" loext:opacity="0%" officeooo:paragraph-rsid="021f2360"/>
    </style:style>
    <style:style style:name="P197" style:family="paragraph" style:parent-style-name="Text_20_body">
      <style:text-properties style:use-window-font-color="true" loext:opacity="0%" officeooo:paragraph-rsid="02268a79"/>
    </style:style>
    <style:style style:name="P198" style:family="paragraph" style:parent-style-name="Text_20_body">
      <style:text-properties style:use-window-font-color="true" loext:opacity="0%" officeooo:paragraph-rsid="0220c9c6"/>
    </style:style>
    <style:style style:name="P199" style:family="paragraph" style:parent-style-name="Text_20_body">
      <style:text-properties style:use-window-font-color="true" loext:opacity="0%" officeooo:rsid="02b35399" officeooo:paragraph-rsid="02b35399"/>
    </style:style>
    <style:style style:name="P200" style:family="paragraph" style:parent-style-name="Text_20_body">
      <style:text-properties style:use-window-font-color="true" loext:opacity="0%" officeooo:rsid="02b65f41" officeooo:paragraph-rsid="02b65f41"/>
    </style:style>
    <style:style style:name="P201" style:family="paragraph" style:parent-style-name="Text_20_body">
      <style:text-properties style:use-window-font-color="true" loext:opacity="0%" officeooo:rsid="02bb97d4" officeooo:paragraph-rsid="02bb97d4"/>
    </style:style>
    <style:style style:name="P202" style:family="paragraph" style:parent-style-name="Text_20_body">
      <style:text-properties style:use-window-font-color="true" loext:opacity="0%" officeooo:rsid="02c7c68e" officeooo:paragraph-rsid="02c7c68e"/>
    </style:style>
    <style:style style:name="P203" style:family="paragraph" style:parent-style-name="Text_20_body">
      <style:text-properties style:use-window-font-color="true" loext:opacity="0%" officeooo:rsid="02caf500" officeooo:paragraph-rsid="02d2c9a3"/>
    </style:style>
    <style:style style:name="P204" style:family="paragraph" style:parent-style-name="Text_20_body">
      <style:paragraph-properties fo:break-before="page"/>
      <style:text-properties style:use-window-font-color="true" loext:opacity="0%" officeooo:rsid="02caf500" officeooo:paragraph-rsid="02d2c9a3"/>
    </style:style>
    <style:style style:name="P205" style:family="paragraph" style:parent-style-name="Text_20_body">
      <style:text-properties style:use-window-font-color="true" loext:opacity="0%" officeooo:rsid="02cca749" officeooo:paragraph-rsid="02d2c9a3"/>
    </style:style>
    <style:style style:name="P206" style:family="paragraph" style:parent-style-name="Text_20_body">
      <style:paragraph-properties fo:break-before="page"/>
      <style:text-properties style:use-window-font-color="true" loext:opacity="0%" officeooo:rsid="02cd0f26" officeooo:paragraph-rsid="02d2c9a3"/>
    </style:style>
    <style:style style:name="P207" style:family="paragraph" style:parent-style-name="Text_20_body">
      <style:text-properties style:use-window-font-color="true" loext:opacity="0%" officeooo:rsid="02cefb4a" officeooo:paragraph-rsid="02cefb4a"/>
    </style:style>
    <style:style style:name="P208" style:family="paragraph" style:parent-style-name="Text_20_body">
      <style:text-properties style:use-window-font-color="true" loext:opacity="0%" officeooo:rsid="02d0ce4d" officeooo:paragraph-rsid="02d2c9a3"/>
    </style:style>
    <style:style style:name="P209" style:family="paragraph" style:parent-style-name="Text_20_body">
      <style:text-properties style:use-window-font-color="true" loext:opacity="0%" officeooo:rsid="02ff3351" officeooo:paragraph-rsid="02ff3351"/>
    </style:style>
    <style:style style:name="P210" style:family="paragraph" style:parent-style-name="Text_20_body">
      <style:text-properties style:use-window-font-color="true" loext:opacity="0%" officeooo:rsid="030f20f6" officeooo:paragraph-rsid="030f20f6"/>
    </style:style>
    <style:style style:name="P211" style:family="paragraph" style:parent-style-name="Text_20_body">
      <style:text-properties style:use-window-font-color="true" loext:opacity="0%" officeooo:rsid="030f20f6" officeooo:paragraph-rsid="0351f544"/>
    </style:style>
    <style:style style:name="P212" style:family="paragraph" style:parent-style-name="Text_20_body">
      <style:text-properties style:use-window-font-color="true" loext:opacity="0%" officeooo:rsid="030f20f6" officeooo:paragraph-rsid="03eef20a"/>
    </style:style>
    <style:style style:name="P213" style:family="paragraph" style:parent-style-name="Text_20_body">
      <style:text-properties style:use-window-font-color="true" loext:opacity="0%" officeooo:rsid="031abf64" officeooo:paragraph-rsid="031abf64"/>
    </style:style>
    <style:style style:name="P214" style:family="paragraph" style:parent-style-name="Text_20_body">
      <style:text-properties style:use-window-font-color="true" loext:opacity="0%" officeooo:rsid="031abf64" officeooo:paragraph-rsid="031decbc"/>
    </style:style>
    <style:style style:name="P215" style:family="paragraph" style:parent-style-name="Text_20_body">
      <style:text-properties style:use-window-font-color="true" loext:opacity="0%" officeooo:rsid="031abf64" officeooo:paragraph-rsid="032511f4"/>
    </style:style>
    <style:style style:name="P216" style:family="paragraph" style:parent-style-name="Text_20_body">
      <style:paragraph-properties fo:break-before="page"/>
      <style:text-properties style:use-window-font-color="true" loext:opacity="0%" officeooo:rsid="031abf64" officeooo:paragraph-rsid="032511f4"/>
    </style:style>
    <style:style style:name="P217" style:family="paragraph" style:parent-style-name="Text_20_body">
      <style:text-properties style:use-window-font-color="true" loext:opacity="0%" officeooo:rsid="031abf64" officeooo:paragraph-rsid="04939226"/>
    </style:style>
    <style:style style:name="P218" style:family="paragraph" style:parent-style-name="Text_20_body">
      <style:text-properties style:use-window-font-color="true" loext:opacity="0%" officeooo:rsid="03047dd7" officeooo:paragraph-rsid="03047dd7"/>
    </style:style>
    <style:style style:name="P219" style:family="paragraph" style:parent-style-name="Text_20_body">
      <style:text-properties style:use-window-font-color="true" loext:opacity="0%" officeooo:rsid="0362e1cc" officeooo:paragraph-rsid="038362d1"/>
    </style:style>
    <style:style style:name="P220" style:family="paragraph" style:parent-style-name="Text_20_body">
      <style:text-properties style:use-window-font-color="true" loext:opacity="0%" officeooo:rsid="0362e1cc" officeooo:paragraph-rsid="097c6e0a"/>
    </style:style>
    <style:style style:name="P221" style:family="paragraph" style:parent-style-name="Text_20_body">
      <style:text-properties style:use-window-font-color="true" loext:opacity="0%" officeooo:rsid="0362e1cc" officeooo:paragraph-rsid="09800714"/>
    </style:style>
    <style:style style:name="P222" style:family="paragraph" style:parent-style-name="Text_20_body">
      <style:text-properties style:use-window-font-color="true" loext:opacity="0%" officeooo:rsid="03536255" officeooo:paragraph-rsid="05f82649"/>
    </style:style>
    <style:style style:name="P223" style:family="paragraph" style:parent-style-name="Text_20_body" style:master-page-name="">
      <style:paragraph-properties style:page-number="auto" fo:break-before="auto" fo:break-after="auto"/>
      <style:text-properties style:use-window-font-color="true" loext:opacity="0%" officeooo:rsid="03536255" officeooo:paragraph-rsid="05f82649"/>
    </style:style>
    <style:style style:name="P224" style:family="paragraph" style:parent-style-name="Text_20_body">
      <style:paragraph-properties fo:break-before="page"/>
      <style:text-properties style:use-window-font-color="true" loext:opacity="0%" officeooo:rsid="03536255" officeooo:paragraph-rsid="097e94e1"/>
    </style:style>
    <style:style style:name="P225" style:family="paragraph" style:parent-style-name="Text_20_body" style:master-page-name="">
      <style:paragraph-properties style:page-number="auto" fo:break-before="auto" fo:break-after="auto"/>
      <style:text-properties style:use-window-font-color="true" loext:opacity="0%" officeooo:rsid="03536255" officeooo:paragraph-rsid="097f5232"/>
    </style:style>
    <style:style style:name="P226" style:family="paragraph" style:parent-style-name="Text_20_body">
      <style:paragraph-properties fo:break-before="page"/>
      <style:text-properties style:use-window-font-color="true" loext:opacity="0%" officeooo:rsid="03536255" officeooo:paragraph-rsid="038dfea7"/>
    </style:style>
    <style:style style:name="P227" style:family="paragraph" style:parent-style-name="Text_20_body">
      <style:text-properties style:use-window-font-color="true" loext:opacity="0%" officeooo:rsid="0357d77a" officeooo:paragraph-rsid="0357d77a"/>
    </style:style>
    <style:style style:name="P228" style:family="paragraph" style:parent-style-name="Text_20_body">
      <style:text-properties style:use-window-font-color="true" loext:opacity="0%" officeooo:rsid="047bfd0f" officeooo:paragraph-rsid="047bfd0f"/>
    </style:style>
    <style:style style:name="P229" style:family="paragraph" style:parent-style-name="Text_20_body">
      <style:text-properties style:use-window-font-color="true" loext:opacity="0%" officeooo:paragraph-rsid="04516c5b"/>
    </style:style>
    <style:style style:name="P230" style:family="paragraph" style:parent-style-name="Table_20_Contents">
      <style:text-properties style:use-window-font-color="true" loext:opacity="0%" officeooo:paragraph-rsid="04516c5b"/>
    </style:style>
    <style:style style:name="P231" style:family="paragraph" style:parent-style-name="Text_20_body">
      <style:text-properties style:use-window-font-color="true" loext:opacity="0%" officeooo:paragraph-rsid="038362d1"/>
    </style:style>
    <style:style style:name="P232" style:family="paragraph" style:parent-style-name="Text_20_body">
      <style:paragraph-properties fo:break-before="page"/>
      <style:text-properties style:use-window-font-color="true" loext:opacity="0%" officeooo:paragraph-rsid="038362d1"/>
    </style:style>
    <style:style style:name="P233" style:family="paragraph" style:parent-style-name="Text_20_body">
      <style:text-properties style:use-window-font-color="true" loext:opacity="0%" officeooo:paragraph-rsid="030f20f6"/>
    </style:style>
    <style:style style:name="P234" style:family="paragraph" style:parent-style-name="Table_20_Contents">
      <style:text-properties style:use-window-font-color="true" loext:opacity="0%"/>
    </style:style>
    <style:style style:name="P235" style:family="paragraph" style:parent-style-name="Table_20_Contents">
      <style:text-properties style:use-window-font-color="true" loext:opacity="0%" officeooo:rsid="00d49452" officeooo:paragraph-rsid="00d49452"/>
    </style:style>
    <style:style style:name="P236" style:family="paragraph" style:parent-style-name="Table_20_Contents">
      <style:text-properties style:use-window-font-color="true" loext:opacity="0%" officeooo:rsid="04448201" officeooo:paragraph-rsid="04448201"/>
    </style:style>
    <style:style style:name="P237" style:family="paragraph" style:parent-style-name="Table_20_Contents">
      <style:text-properties style:use-window-font-color="true" loext:opacity="0%" officeooo:rsid="04448201" officeooo:paragraph-rsid="044bc361"/>
    </style:style>
    <style:style style:name="P238" style:family="paragraph" style:parent-style-name="Table_20_Contents">
      <style:text-properties style:use-window-font-color="true" loext:opacity="0%" officeooo:rsid="04492a5c" officeooo:paragraph-rsid="04492a5c"/>
    </style:style>
    <style:style style:name="P239" style:family="paragraph" style:parent-style-name="Table_20_Contents">
      <style:text-properties style:use-window-font-color="true" loext:opacity="0%" officeooo:rsid="044579f6" officeooo:paragraph-rsid="044579f6"/>
    </style:style>
    <style:style style:name="P240" style:family="paragraph" style:parent-style-name="Table_20_Contents">
      <style:text-properties style:use-window-font-color="true" loext:opacity="0%" officeooo:paragraph-rsid="04492a5c"/>
    </style:style>
    <style:style style:name="P241" style:family="paragraph" style:parent-style-name="Table_20_Contents">
      <style:text-properties style:use-window-font-color="true" loext:opacity="0%" officeooo:paragraph-rsid="044579f6"/>
    </style:style>
    <style:style style:name="P242" style:family="paragraph" style:parent-style-name="Table_20_Contents">
      <style:text-properties style:use-window-font-color="true" loext:opacity="0%" officeooo:rsid="0445cba7" officeooo:paragraph-rsid="0445cba7"/>
    </style:style>
    <style:style style:name="P243" style:family="paragraph" style:parent-style-name="Table_20_Contents">
      <style:text-properties style:use-window-font-color="true" loext:opacity="0%" officeooo:rsid="044cd1f1" officeooo:paragraph-rsid="044cd1f1"/>
    </style:style>
    <style:style style:name="P244" style:family="paragraph" style:parent-style-name="Table_20_Contents">
      <style:text-properties style:use-window-font-color="true" loext:opacity="0%" officeooo:paragraph-rsid="044c02a0"/>
    </style:style>
    <style:style style:name="P245" style:family="paragraph" style:parent-style-name="Table_20_Contents">
      <style:text-properties style:use-window-font-color="true" loext:opacity="0%" officeooo:rsid="04469190" officeooo:paragraph-rsid="04469190"/>
    </style:style>
    <style:style style:name="P246" style:family="paragraph" style:parent-style-name="Table_20_Contents">
      <style:text-properties style:use-window-font-color="true" loext:opacity="0%" officeooo:paragraph-rsid="0446fe87"/>
    </style:style>
    <style:style style:name="P247" style:family="paragraph" style:parent-style-name="Table_20_Contents">
      <style:text-properties style:use-window-font-color="true" loext:opacity="0%" officeooo:rsid="0446fe87" officeooo:paragraph-rsid="044bc361"/>
    </style:style>
    <style:style style:name="P248" style:family="paragraph" style:parent-style-name="Table_20_Contents">
      <style:text-properties style:use-window-font-color="true" loext:opacity="0%" officeooo:rsid="0446fe87" officeooo:paragraph-rsid="0446fe87"/>
    </style:style>
    <style:style style:name="P249" style:family="paragraph" style:parent-style-name="Table_20_Contents">
      <style:text-properties style:use-window-font-color="true" loext:opacity="0%" officeooo:rsid="0447bec0" officeooo:paragraph-rsid="0447bec0"/>
    </style:style>
    <style:style style:name="P250" style:family="paragraph" style:parent-style-name="Table_20_Contents">
      <style:text-properties style:use-window-font-color="true" loext:opacity="0%" officeooo:rsid="0446a5ab" officeooo:paragraph-rsid="0446a5ab"/>
    </style:style>
    <style:style style:name="P251" style:family="paragraph" style:parent-style-name="Table_20_Contents">
      <style:text-properties style:use-window-font-color="true" loext:opacity="0%" officeooo:rsid="044b0d16" officeooo:paragraph-rsid="044b0d16"/>
    </style:style>
    <style:style style:name="P252" style:family="paragraph" style:parent-style-name="Table_20_Contents">
      <style:text-properties style:use-window-font-color="true" loext:opacity="0%" officeooo:rsid="04516c5b" officeooo:paragraph-rsid="04516c5b"/>
    </style:style>
    <style:style style:name="P253" style:family="paragraph" style:parent-style-name="Table_20_Contents">
      <style:text-properties style:use-window-font-color="true" loext:opacity="0%" officeooo:rsid="044bc361" officeooo:paragraph-rsid="044bc361"/>
    </style:style>
    <style:style style:name="P254" style:family="paragraph" style:parent-style-name="Table_20_Contents">
      <style:text-properties style:use-window-font-color="true" loext:opacity="0%" officeooo:paragraph-rsid="00a3ae59"/>
    </style:style>
    <style:style style:name="P255" style:family="paragraph" style:parent-style-name="Text_20_body">
      <style:text-properties style:use-window-font-color="true" loext:opacity="0%" officeooo:paragraph-rsid="04939226"/>
    </style:style>
    <style:style style:name="P256" style:family="paragraph" style:parent-style-name="Text_20_body">
      <style:text-properties style:use-window-font-color="true" loext:opacity="0%" officeooo:rsid="0498964b" officeooo:paragraph-rsid="0498964b"/>
    </style:style>
    <style:style style:name="P257" style:family="paragraph" style:parent-style-name="Text_20_body">
      <style:text-properties style:use-window-font-color="true" loext:opacity="0%" officeooo:rsid="04997261" officeooo:paragraph-rsid="04997261"/>
    </style:style>
    <style:style style:name="P258" style:family="paragraph" style:parent-style-name="Text_20_body">
      <style:text-properties style:use-window-font-color="true" loext:opacity="0%" officeooo:rsid="049da911" officeooo:paragraph-rsid="049da911"/>
    </style:style>
    <style:style style:name="P259" style:family="paragraph" style:parent-style-name="Text_20_body">
      <style:text-properties style:use-window-font-color="true" loext:opacity="0%" officeooo:rsid="049f4bc0" officeooo:paragraph-rsid="049f4bc0"/>
    </style:style>
    <style:style style:name="P260" style:family="paragraph" style:parent-style-name="Text_20_body">
      <style:text-properties style:use-window-font-color="true" loext:opacity="0%" officeooo:paragraph-rsid="04ac81f6"/>
    </style:style>
    <style:style style:name="P261" style:family="paragraph" style:parent-style-name="Text_20_body">
      <style:paragraph-properties fo:break-before="page"/>
      <style:text-properties style:use-window-font-color="true" loext:opacity="0%" officeooo:paragraph-rsid="04ac81f6"/>
    </style:style>
    <style:style style:name="P262" style:family="paragraph" style:parent-style-name="Text_20_body">
      <style:text-properties style:use-window-font-color="true" loext:opacity="0%" officeooo:paragraph-rsid="052bec01"/>
    </style:style>
    <style:style style:name="P263" style:family="paragraph" style:parent-style-name="Text_20_body">
      <style:text-properties style:use-window-font-color="true" loext:opacity="0%" officeooo:rsid="04a5d5a3" officeooo:paragraph-rsid="04a5d5a3"/>
    </style:style>
    <style:style style:name="P264" style:family="paragraph" style:parent-style-name="Text_20_body">
      <style:text-properties style:use-window-font-color="true" loext:opacity="0%" officeooo:rsid="052f3066" officeooo:paragraph-rsid="052f3066"/>
    </style:style>
    <style:style style:name="P265" style:family="paragraph" style:parent-style-name="Text_20_body">
      <style:text-properties style:use-window-font-color="true" loext:opacity="0%" officeooo:rsid="052f3066" officeooo:paragraph-rsid="0a56f19a"/>
    </style:style>
    <style:style style:name="P266" style:family="paragraph" style:parent-style-name="Text_20_body">
      <style:paragraph-properties fo:break-before="page"/>
      <style:text-properties style:use-window-font-color="true" loext:opacity="0%" officeooo:rsid="052f3066" officeooo:paragraph-rsid="0a56f19a"/>
    </style:style>
    <style:style style:name="P267" style:family="paragraph" style:parent-style-name="Table_20_Contents">
      <style:text-properties style:use-window-font-color="true" loext:opacity="0%" officeooo:paragraph-rsid="056339c9"/>
    </style:style>
    <style:style style:name="P268" style:family="paragraph" style:parent-style-name="Table_20_Contents">
      <style:text-properties style:use-window-font-color="true" loext:opacity="0%" officeooo:rsid="05698fa6" officeooo:paragraph-rsid="05698fa6"/>
    </style:style>
    <style:style style:name="P269" style:family="paragraph" style:parent-style-name="Table_20_Contents">
      <style:text-properties style:use-window-font-color="true" loext:opacity="0%" officeooo:rsid="05698fa6" officeooo:paragraph-rsid="0881d37a"/>
    </style:style>
    <style:style style:name="P270" style:family="paragraph" style:parent-style-name="Text_20_body">
      <style:text-properties style:use-window-font-color="true" loext:opacity="0%" officeooo:rsid="040a7abf" officeooo:paragraph-rsid="07de56dc"/>
    </style:style>
    <style:style style:name="P271" style:family="paragraph" style:parent-style-name="Text_20_body">
      <style:text-properties style:use-window-font-color="true" loext:opacity="0%" officeooo:rsid="040a7abf" officeooo:paragraph-rsid="05573332"/>
    </style:style>
    <style:style style:name="P272" style:family="paragraph" style:parent-style-name="Text_20_body">
      <style:text-properties style:use-window-font-color="true" loext:opacity="0%" officeooo:paragraph-rsid="055b2b4b"/>
    </style:style>
    <style:style style:name="P273" style:family="paragraph" style:parent-style-name="Text_20_body" style:master-page-name="">
      <style:paragraph-properties style:page-number="auto" fo:break-before="auto" fo:break-after="auto"/>
      <style:text-properties style:use-window-font-color="true" loext:opacity="0%" officeooo:paragraph-rsid="055b2b4b"/>
    </style:style>
    <style:style style:name="P274" style:family="paragraph" style:parent-style-name="Text_20_body">
      <style:text-properties style:use-window-font-color="true" loext:opacity="0%" officeooo:rsid="05455089" officeooo:paragraph-rsid="05455089"/>
    </style:style>
    <style:style style:name="P275" style:family="paragraph" style:parent-style-name="Table_20_Contents">
      <style:text-properties style:use-window-font-color="true" loext:opacity="0%" fo:font-size="11pt" officeooo:rsid="00e13288" officeooo:paragraph-rsid="00e13288" style:font-size-asian="11pt" style:font-size-complex="11pt"/>
    </style:style>
    <style:style style:name="P276" style:family="paragraph" style:parent-style-name="Table_20_Contents">
      <style:text-properties style:use-window-font-color="true" loext:opacity="0%" fo:font-size="11pt" officeooo:rsid="00dc6378" officeooo:paragraph-rsid="00dc6378" style:font-size-asian="11pt" style:font-size-complex="11pt"/>
    </style:style>
    <style:style style:name="P277" style:family="paragraph" style:parent-style-name="Table_20_Contents">
      <style:text-properties style:use-window-font-color="true" loext:opacity="0%" fo:font-size="11pt" officeooo:rsid="00e329df" officeooo:paragraph-rsid="00e329df" style:font-size-asian="11pt" style:font-size-complex="11pt"/>
    </style:style>
    <style:style style:name="P278" style:family="paragraph" style:parent-style-name="Table_20_Contents">
      <style:text-properties style:use-window-font-color="true" loext:opacity="0%" fo:font-size="11pt" officeooo:rsid="00db54f9" officeooo:paragraph-rsid="00db54f9" style:font-size-asian="11pt" style:font-size-complex="11pt"/>
    </style:style>
    <style:style style:name="P279" style:family="paragraph" style:parent-style-name="Table_20_Contents">
      <style:text-properties style:use-window-font-color="true" loext:opacity="0%" fo:font-size="11pt" officeooo:rsid="00df7ab7" officeooo:paragraph-rsid="00df7ab7" style:font-size-asian="11pt" style:font-size-complex="11pt"/>
    </style:style>
    <style:style style:name="P280" style:family="paragraph" style:parent-style-name="Table_20_Contents">
      <style:text-properties style:use-window-font-color="true" loext:opacity="0%" fo:font-size="11pt" officeooo:rsid="00dd587a" officeooo:paragraph-rsid="00dd587a" style:font-size-asian="11pt" style:font-size-complex="11pt"/>
    </style:style>
    <style:style style:name="P281" style:family="paragraph" style:parent-style-name="Table_20_Contents">
      <style:text-properties style:use-window-font-color="true" loext:opacity="0%" fo:font-size="11pt" officeooo:rsid="00d6c2eb" officeooo:paragraph-rsid="00d6c2eb" style:font-size-asian="11pt" style:font-size-complex="11pt"/>
    </style:style>
    <style:style style:name="P282" style:family="paragraph" style:parent-style-name="Table_20_Contents">
      <style:text-properties style:use-window-font-color="true" loext:opacity="0%" fo:font-size="11pt" officeooo:rsid="00d906bc" officeooo:paragraph-rsid="00d906bc" style:font-size-asian="11pt" style:font-size-complex="11pt"/>
    </style:style>
    <style:style style:name="P283" style:family="paragraph" style:parent-style-name="Table_20_Contents">
      <style:text-properties style:use-window-font-color="true" loext:opacity="0%" fo:font-size="11pt" officeooo:rsid="00e12cab" officeooo:paragraph-rsid="00e12cab" style:font-size-asian="11pt" style:font-size-complex="11pt"/>
    </style:style>
    <style:style style:name="P284" style:family="paragraph" style:parent-style-name="Table_20_Contents">
      <style:text-properties style:use-window-font-color="true" loext:opacity="0%" fo:font-size="11pt" officeooo:rsid="00e5355d" officeooo:paragraph-rsid="00e5355d" style:font-size-asian="11pt" style:font-size-complex="11pt"/>
    </style:style>
    <style:style style:name="P285" style:family="paragraph" style:parent-style-name="Table_20_Contents">
      <style:text-properties style:use-window-font-color="true" loext:opacity="0%" fo:font-size="11pt" officeooo:rsid="00e6aa8c" officeooo:paragraph-rsid="00e6aa8c" style:font-size-asian="11pt" style:font-size-complex="11pt"/>
    </style:style>
    <style:style style:name="P286" style:family="paragraph" style:parent-style-name="Table_20_Contents">
      <style:text-properties style:use-window-font-color="true" loext:opacity="0%" fo:font-size="11pt" officeooo:rsid="00d968e6" officeooo:paragraph-rsid="00d968e6" style:font-size-asian="11pt" style:font-size-complex="11pt"/>
    </style:style>
    <style:style style:name="P287" style:family="paragraph" style:parent-style-name="Text_20_body">
      <style:text-properties style:use-window-font-color="true" loext:opacity="0%" officeooo:paragraph-rsid="0592fb94"/>
    </style:style>
    <style:style style:name="P288" style:family="paragraph" style:parent-style-name="Text_20_body">
      <style:paragraph-properties fo:break-before="page"/>
      <style:text-properties style:use-window-font-color="true" loext:opacity="0%" officeooo:paragraph-rsid="0592fb94"/>
    </style:style>
    <style:style style:name="P289" style:family="paragraph" style:parent-style-name="Text_20_body">
      <style:text-properties style:use-window-font-color="true" loext:opacity="0%" officeooo:rsid="02a7f654" officeooo:paragraph-rsid="02a7f654"/>
    </style:style>
    <style:style style:name="P290" style:family="paragraph" style:parent-style-name="Text_20_body">
      <style:text-properties style:use-window-font-color="true" loext:opacity="0%" officeooo:rsid="0570038b" officeooo:paragraph-rsid="0570038b"/>
    </style:style>
    <style:style style:name="P291" style:family="paragraph" style:parent-style-name="Text_20_body">
      <style:text-properties style:use-window-font-color="true" loext:opacity="0%" officeooo:rsid="01aaa664" officeooo:paragraph-rsid="01b1eec2"/>
    </style:style>
    <style:style style:name="P292" style:family="paragraph" style:parent-style-name="Text_20_body">
      <style:text-properties style:use-window-font-color="true" loext:opacity="0%" officeooo:paragraph-rsid="01b1eec2"/>
    </style:style>
    <style:style style:name="P293" style:family="paragraph" style:parent-style-name="Footnote">
      <style:text-properties style:use-window-font-color="true" loext:opacity="0%" officeooo:rsid="062e57c9" officeooo:paragraph-rsid="062e57c9"/>
    </style:style>
    <style:style style:name="P294" style:family="paragraph" style:parent-style-name="Text_20_body">
      <style:text-properties style:use-window-font-color="true" loext:opacity="0%" officeooo:rsid="05c5b6be" officeooo:paragraph-rsid="05c5b6be"/>
    </style:style>
    <style:style style:name="P295" style:family="paragraph" style:parent-style-name="Text_20_body">
      <style:text-properties style:use-window-font-color="true" loext:opacity="0%" officeooo:paragraph-rsid="03d3345e"/>
    </style:style>
    <style:style style:name="P296" style:family="paragraph" style:parent-style-name="Text_20_body">
      <style:text-properties style:use-window-font-color="true" loext:opacity="0%" officeooo:rsid="05cafff4" officeooo:paragraph-rsid="05cafff4"/>
    </style:style>
    <style:style style:name="P297" style:family="paragraph" style:parent-style-name="Text_20_body">
      <style:text-properties style:use-window-font-color="true" loext:opacity="0%" officeooo:paragraph-rsid="00fed77b"/>
    </style:style>
    <style:style style:name="P298" style:family="paragraph" style:parent-style-name="Text_20_body">
      <style:text-properties style:use-window-font-color="true" loext:opacity="0%" officeooo:paragraph-rsid="05cf3f9f"/>
    </style:style>
    <style:style style:name="P299" style:family="paragraph" style:parent-style-name="Text_20_body">
      <style:text-properties style:use-window-font-color="true" loext:opacity="0%" officeooo:rsid="05d20044" officeooo:paragraph-rsid="05d20044"/>
    </style:style>
    <style:style style:name="P300" style:family="paragraph" style:parent-style-name="Text_20_body">
      <style:text-properties style:use-window-font-color="true" loext:opacity="0%" officeooo:paragraph-rsid="010783c4"/>
    </style:style>
    <style:style style:name="P301" style:family="paragraph" style:parent-style-name="Text_20_body">
      <style:text-properties style:use-window-font-color="true" loext:opacity="0%" officeooo:paragraph-rsid="05e2d945"/>
    </style:style>
    <style:style style:name="P302" style:family="paragraph" style:parent-style-name="Text_20_body">
      <style:text-properties style:use-window-font-color="true" loext:opacity="0%" officeooo:rsid="0401d260" officeooo:paragraph-rsid="04589205"/>
    </style:style>
    <style:style style:name="P303" style:family="paragraph" style:parent-style-name="Text_20_body">
      <style:text-properties style:use-window-font-color="true" loext:opacity="0%" officeooo:paragraph-rsid="03953109"/>
    </style:style>
    <style:style style:name="P304" style:family="paragraph" style:parent-style-name="Text_20_body">
      <style:text-properties style:use-window-font-color="true" loext:opacity="0%" officeooo:paragraph-rsid="05fb1c42"/>
    </style:style>
    <style:style style:name="P305" style:family="paragraph" style:parent-style-name="Text_20_body">
      <style:text-properties style:use-window-font-color="true" loext:opacity="0%" officeooo:paragraph-rsid="04a5d5a3"/>
    </style:style>
    <style:style style:name="P306" style:family="paragraph" style:parent-style-name="Text_20_body">
      <style:text-properties style:use-window-font-color="true" loext:opacity="0%" officeooo:rsid="0622aa72" officeooo:paragraph-rsid="0622aa72"/>
    </style:style>
    <style:style style:name="P307" style:family="paragraph" style:parent-style-name="Text_20_body">
      <style:text-properties style:use-window-font-color="true" loext:opacity="0%" officeooo:rsid="062585b4" officeooo:paragraph-rsid="0634d53e"/>
    </style:style>
    <style:style style:name="P308" style:family="paragraph" style:parent-style-name="Text_20_body">
      <style:text-properties style:use-window-font-color="true" loext:opacity="0%" officeooo:rsid="0631dad8" officeooo:paragraph-rsid="0631dad8"/>
    </style:style>
    <style:style style:name="P309" style:family="paragraph" style:parent-style-name="Text_20_body">
      <style:text-properties style:use-window-font-color="true" loext:opacity="0%" officeooo:paragraph-rsid="064d238e"/>
    </style:style>
    <style:style style:name="P310" style:family="paragraph" style:parent-style-name="Text_20_body">
      <style:paragraph-properties fo:line-height="0.2in"/>
      <style:text-properties style:use-window-font-color="true" loext:opacity="0%" officeooo:rsid="0591f2d1"/>
    </style:style>
    <style:style style:name="P311" style:family="paragraph" style:parent-style-name="Text_20_body">
      <style:text-properties style:use-window-font-color="true" loext:opacity="0%" officeooo:paragraph-rsid="066277b6"/>
    </style:style>
    <style:style style:name="P312" style:family="paragraph" style:parent-style-name="Text_20_body">
      <style:paragraph-properties fo:line-height="0.2in"/>
      <style:text-properties style:use-window-font-color="true" loext:opacity="0%" officeooo:rsid="0665fb40" officeooo:paragraph-rsid="0665fb40"/>
    </style:style>
    <style:style style:name="P313" style:family="paragraph" style:parent-style-name="Text_20_body">
      <style:paragraph-properties fo:line-height="0.2in"/>
      <style:text-properties style:use-window-font-color="true" loext:opacity="0%" officeooo:rsid="066bae8c" officeooo:paragraph-rsid="067dbc19"/>
    </style:style>
    <style:style style:name="P314" style:family="paragraph" style:parent-style-name="Text_20_body">
      <style:paragraph-properties fo:line-height="0.2in"/>
      <style:text-properties style:use-window-font-color="true" loext:opacity="0%" officeooo:rsid="067c80f5" officeooo:paragraph-rsid="067c80f5"/>
    </style:style>
    <style:style style:name="P315" style:family="paragraph" style:parent-style-name="Text_20_body">
      <style:paragraph-properties fo:line-height="0.2in"/>
      <style:text-properties style:use-window-font-color="true" loext:opacity="0%" officeooo:rsid="067ff3c4" officeooo:paragraph-rsid="067ff3c4"/>
    </style:style>
    <style:style style:name="P316" style:family="paragraph" style:parent-style-name="Text_20_body">
      <style:paragraph-properties fo:line-height="0.2in"/>
      <style:text-properties style:use-window-font-color="true" loext:opacity="0%" officeooo:paragraph-rsid="068aa839"/>
    </style:style>
    <style:style style:name="P317" style:family="paragraph" style:parent-style-name="Text_20_body">
      <style:text-properties style:use-window-font-color="true" loext:opacity="0%"/>
    </style:style>
    <style:style style:name="P318" style:family="paragraph" style:parent-style-name="Text_20_body">
      <style:text-properties style:use-window-font-color="true" loext:opacity="0%" officeooo:paragraph-rsid="069a678f"/>
    </style:style>
    <style:style style:name="P319" style:family="paragraph" style:parent-style-name="Text_20_body">
      <style:text-properties style:use-window-font-color="true" loext:opacity="0%" officeooo:paragraph-rsid="06a394a6"/>
    </style:style>
    <style:style style:name="P320" style:family="paragraph" style:parent-style-name="Text_20_body">
      <style:text-properties style:use-window-font-color="true" loext:opacity="0%" officeooo:paragraph-rsid="06c28862"/>
    </style:style>
    <style:style style:name="P321" style:family="paragraph" style:parent-style-name="Text_20_body">
      <style:paragraph-properties fo:line-height="0.2in"/>
      <style:text-properties style:use-window-font-color="true" loext:opacity="0%" officeooo:rsid="0678008b" officeooo:paragraph-rsid="067dbc19"/>
    </style:style>
    <style:style style:name="P322" style:family="paragraph" style:parent-style-name="Text_20_body">
      <style:text-properties style:use-window-font-color="true" loext:opacity="0%" officeooo:paragraph-rsid="01b523fc"/>
    </style:style>
    <style:style style:name="P323" style:family="paragraph" style:parent-style-name="Text_20_body" style:master-page-name="">
      <style:paragraph-properties style:page-number="auto" fo:break-before="auto" fo:break-after="auto"/>
      <style:text-properties style:use-window-font-color="true" loext:opacity="0%" officeooo:paragraph-rsid="01b523fc"/>
    </style:style>
    <style:style style:name="P324" style:family="paragraph" style:parent-style-name="Text_20_body">
      <style:text-properties style:use-window-font-color="true" loext:opacity="0%" officeooo:paragraph-rsid="06d4adf2"/>
    </style:style>
    <style:style style:name="P325" style:family="paragraph" style:parent-style-name="Text_20_body">
      <style:text-properties style:use-window-font-color="true" loext:opacity="0%" officeooo:rsid="068d83b4" officeooo:paragraph-rsid="068d83b4"/>
    </style:style>
    <style:style style:name="P326" style:family="paragraph" style:parent-style-name="Text_20_body">
      <style:text-properties style:use-window-font-color="true" loext:opacity="0%" officeooo:rsid="07c3254d" officeooo:paragraph-rsid="07c3254d"/>
    </style:style>
    <style:style style:name="P327" style:family="paragraph" style:parent-style-name="Table_20_Contents">
      <style:text-properties style:use-window-font-color="true" loext:opacity="0%" officeooo:rsid="0573232f" officeooo:paragraph-rsid="0573232f"/>
    </style:style>
    <style:style style:name="P328" style:family="paragraph" style:parent-style-name="Table_20_Contents">
      <style:text-properties style:use-window-font-color="true" loext:opacity="0%" officeooo:rsid="0573232f" officeooo:paragraph-rsid="0881d37a"/>
    </style:style>
    <style:style style:name="P329" style:family="paragraph" style:parent-style-name="Text_20_body">
      <style:text-properties style:use-window-font-color="true" loext:opacity="0%" officeooo:rsid="07a16b1e" officeooo:paragraph-rsid="07a16b1e"/>
    </style:style>
    <style:style style:name="P330" style:family="paragraph" style:parent-style-name="Text_20_body">
      <style:text-properties style:use-window-font-color="true" loext:opacity="0%" officeooo:paragraph-rsid="05c8ac51"/>
    </style:style>
    <style:style style:name="P331" style:family="paragraph" style:parent-style-name="Text_20_body">
      <style:text-properties style:use-window-font-color="true" loext:opacity="0%" officeooo:rsid="06bc851a" officeooo:paragraph-rsid="06bc851a"/>
    </style:style>
    <style:style style:name="P332" style:family="paragraph" style:parent-style-name="Text_20_body">
      <style:text-properties style:use-window-font-color="true" loext:opacity="0%" officeooo:rsid="06cc0ecd" officeooo:paragraph-rsid="06cc0ecd"/>
    </style:style>
    <style:style style:name="P333" style:family="paragraph" style:parent-style-name="Text_20_body">
      <style:text-properties style:use-window-font-color="true" loext:opacity="0%" officeooo:rsid="06538917" officeooo:paragraph-rsid="06538917"/>
    </style:style>
    <style:style style:name="P334" style:family="paragraph" style:parent-style-name="Text_20_body">
      <style:text-properties style:use-window-font-color="true" loext:opacity="0%" officeooo:rsid="0655a59c" officeooo:paragraph-rsid="0655a59c"/>
    </style:style>
    <style:style style:name="P335" style:family="paragraph" style:parent-style-name="Text_20_body">
      <style:text-properties style:use-window-font-color="true" loext:opacity="0%" officeooo:rsid="06adcdbc" officeooo:paragraph-rsid="06adcdbc"/>
    </style:style>
    <style:style style:name="P336" style:family="paragraph" style:parent-style-name="Text_20_body">
      <style:text-properties style:use-window-font-color="true" loext:opacity="0%" officeooo:rsid="06b92dcb" officeooo:paragraph-rsid="06b92dcb"/>
    </style:style>
    <style:style style:name="P337" style:family="paragraph" style:parent-style-name="Text_20_body">
      <style:text-properties style:use-window-font-color="true" loext:opacity="0%" officeooo:rsid="06bf5e4f" officeooo:paragraph-rsid="06c143af"/>
    </style:style>
    <style:style style:name="P338" style:family="paragraph" style:parent-style-name="Text_20_body">
      <style:text-properties style:use-window-font-color="true" loext:opacity="0%" officeooo:rsid="06c143af" officeooo:paragraph-rsid="06c1778b"/>
    </style:style>
    <style:style style:name="P339" style:family="paragraph" style:parent-style-name="Text_20_body">
      <style:text-properties style:use-window-font-color="true" loext:opacity="0%" officeooo:rsid="06c1778b" officeooo:paragraph-rsid="06c1778b"/>
    </style:style>
    <style:style style:name="P340" style:family="paragraph" style:parent-style-name="Text_20_body">
      <style:text-properties style:use-window-font-color="true" loext:opacity="0%" officeooo:rsid="06c75321" officeooo:paragraph-rsid="06dc7062"/>
    </style:style>
    <style:style style:name="P341" style:family="paragraph" style:parent-style-name="Text_20_body">
      <style:text-properties style:use-window-font-color="true" loext:opacity="0%" officeooo:rsid="06f05a2f" officeooo:paragraph-rsid="06f05a2f"/>
    </style:style>
    <style:style style:name="P342" style:family="paragraph" style:parent-style-name="Text_20_body">
      <style:text-properties style:use-window-font-color="true" loext:opacity="0%" officeooo:rsid="06f465ee" officeooo:paragraph-rsid="06f465ee"/>
    </style:style>
    <style:style style:name="P343" style:family="paragraph" style:parent-style-name="Text_20_body">
      <style:text-properties style:use-window-font-color="true" loext:opacity="0%" officeooo:rsid="077e08e6" officeooo:paragraph-rsid="0785d23f"/>
    </style:style>
    <style:style style:name="P344" style:family="paragraph" style:parent-style-name="Text_20_body">
      <style:text-properties style:use-window-font-color="true" loext:opacity="0%" officeooo:rsid="07ab4c85" officeooo:paragraph-rsid="07ab4c85"/>
    </style:style>
    <style:style style:name="P345" style:family="paragraph" style:parent-style-name="Text_20_body">
      <style:text-properties style:use-window-font-color="true" loext:opacity="0%" officeooo:rsid="07cda060" officeooo:paragraph-rsid="07cda060"/>
    </style:style>
    <style:style style:name="P346" style:family="paragraph" style:parent-style-name="Text_20_body">
      <style:text-properties style:use-window-font-color="true" loext:opacity="0%" officeooo:rsid="07d1c64e" officeooo:paragraph-rsid="07e226d5"/>
    </style:style>
    <style:style style:name="P347" style:family="paragraph" style:parent-style-name="Text_20_body">
      <style:paragraph-properties>
        <style:tab-stops>
          <style:tab-stop style:position="3.1689in"/>
        </style:tab-stops>
      </style:paragraph-properties>
      <style:text-properties style:use-window-font-color="true" loext:opacity="0%" officeooo:rsid="07d1c64e" officeooo:paragraph-rsid="07e226d5"/>
    </style:style>
    <style:style style:name="P348" style:family="paragraph" style:parent-style-name="Text_20_body">
      <style:text-properties style:use-window-font-color="true" loext:opacity="0%" officeooo:rsid="03789406" officeooo:paragraph-rsid="07d76d7e"/>
    </style:style>
    <style:style style:name="P349" style:family="paragraph" style:parent-style-name="Text_20_body">
      <style:text-properties style:use-window-font-color="true" loext:opacity="0%" officeooo:paragraph-rsid="02d2c9a3"/>
    </style:style>
    <style:style style:name="P350" style:family="paragraph" style:parent-style-name="Text_20_body">
      <style:text-properties style:use-window-font-color="true" loext:opacity="0%" officeooo:rsid="07e226d5" officeooo:paragraph-rsid="080388a9"/>
    </style:style>
    <style:style style:name="P351" style:family="paragraph" style:parent-style-name="Text_20_body">
      <style:text-properties style:use-window-font-color="true" loext:opacity="0%" officeooo:rsid="07e37f4a" officeooo:paragraph-rsid="07e37f4a"/>
    </style:style>
    <style:style style:name="P352" style:family="paragraph" style:parent-style-name="Text_20_body">
      <style:text-properties style:use-window-font-color="true" loext:opacity="0%" officeooo:rsid="07e37f4a" officeooo:paragraph-rsid="07f5e07f"/>
    </style:style>
    <style:style style:name="P353" style:family="paragraph" style:parent-style-name="Text_20_body">
      <style:text-properties style:use-window-font-color="true" loext:opacity="0%" officeooo:rsid="07e37f4a" officeooo:paragraph-rsid="07f7c9fb"/>
    </style:style>
    <style:style style:name="P354" style:family="paragraph" style:parent-style-name="Text_20_body">
      <style:text-properties style:use-window-font-color="true" loext:opacity="0%" officeooo:rsid="07e52d5a" officeooo:paragraph-rsid="080c9339"/>
    </style:style>
    <style:style style:name="P355" style:family="paragraph" style:parent-style-name="Text_20_body">
      <style:text-properties style:use-window-font-color="true" loext:opacity="0%" officeooo:rsid="080388a9" officeooo:paragraph-rsid="080388a9"/>
    </style:style>
    <style:style style:name="P356" style:family="paragraph" style:parent-style-name="Text_20_body">
      <style:text-properties style:use-window-font-color="true" loext:opacity="0%" officeooo:rsid="08146022" officeooo:paragraph-rsid="08146022"/>
    </style:style>
    <style:style style:name="P357" style:family="paragraph" style:parent-style-name="Text_20_body">
      <style:text-properties style:use-window-font-color="true" loext:opacity="0%" officeooo:rsid="081cb6ec" officeooo:paragraph-rsid="081eeee2"/>
    </style:style>
    <style:style style:name="P358" style:family="paragraph" style:parent-style-name="Text_20_body">
      <style:text-properties style:use-window-font-color="true" loext:opacity="0%" officeooo:rsid="05573332" officeooo:paragraph-rsid="07de56dc"/>
    </style:style>
    <style:style style:name="P359" style:family="paragraph" style:parent-style-name="Table_20_Contents">
      <style:text-properties style:use-window-font-color="true" loext:opacity="0%" fo:font-size="9pt" officeooo:rsid="089262c8" officeooo:paragraph-rsid="0a1f6628" style:font-size-asian="9pt" style:font-size-complex="9pt"/>
    </style:style>
    <style:style style:name="P360" style:family="paragraph" style:parent-style-name="Table_20_Contents">
      <style:text-properties style:use-window-font-color="true" loext:opacity="0%" fo:font-size="9pt" officeooo:rsid="0892ed8c" officeooo:paragraph-rsid="0a1f6628" style:font-size-asian="9pt" style:font-size-complex="9pt"/>
    </style:style>
    <style:style style:name="P361" style:family="paragraph" style:parent-style-name="Table_20_Contents">
      <style:text-properties style:use-window-font-color="true" loext:opacity="0%" fo:font-size="9pt" officeooo:rsid="0893c7e8" officeooo:paragraph-rsid="0a1f6628" style:font-size-asian="9pt" style:font-size-complex="9pt"/>
    </style:style>
    <style:style style:name="P362" style:family="paragraph" style:parent-style-name="Table_20_Contents">
      <style:text-properties style:use-window-font-color="true" loext:opacity="0%" fo:font-size="9pt" officeooo:rsid="08907176" officeooo:paragraph-rsid="0a1f6628" style:font-size-asian="9pt" style:font-size-complex="9pt"/>
    </style:style>
    <style:style style:name="P363" style:family="paragraph" style:parent-style-name="Table_20_Contents">
      <style:text-properties style:use-window-font-color="true" loext:opacity="0%" fo:font-size="9pt" officeooo:rsid="0892a81c" officeooo:paragraph-rsid="0a1f6628" style:font-size-asian="9pt" style:font-size-complex="9pt"/>
    </style:style>
    <style:style style:name="P364" style:family="paragraph" style:parent-style-name="Table_20_Contents">
      <style:text-properties style:use-window-font-color="true" loext:opacity="0%" fo:font-size="9pt" officeooo:rsid="0895845f" officeooo:paragraph-rsid="0a1f6628" style:font-size-asian="9pt" style:font-size-complex="9pt"/>
    </style:style>
    <style:style style:name="P365" style:family="paragraph" style:parent-style-name="Table_20_Contents">
      <style:text-properties style:use-window-font-color="true" loext:opacity="0%" fo:font-size="9pt" officeooo:rsid="089738c7" officeooo:paragraph-rsid="0a1f6628" style:font-size-asian="9pt" style:font-size-complex="9pt"/>
    </style:style>
    <style:style style:name="P366" style:family="paragraph" style:parent-style-name="Table_20_Contents">
      <style:text-properties style:use-window-font-color="true" loext:opacity="0%" fo:font-size="9pt" officeooo:rsid="08999076" officeooo:paragraph-rsid="0a1f6628" style:font-size-asian="9pt" style:font-size-complex="9pt"/>
    </style:style>
    <style:style style:name="P367" style:family="paragraph" style:parent-style-name="Table_20_Contents">
      <style:text-properties style:use-window-font-color="true" loext:opacity="0%" fo:font-size="9pt" officeooo:rsid="089aace7" officeooo:paragraph-rsid="0a1f6628" style:font-size-asian="9pt" style:font-size-complex="9pt"/>
    </style:style>
    <style:style style:name="P368" style:family="paragraph" style:parent-style-name="Table_20_Contents">
      <style:text-properties style:use-window-font-color="true" loext:opacity="0%" fo:font-size="9pt" officeooo:rsid="089b4e12" officeooo:paragraph-rsid="0a1f6628" style:font-size-asian="9pt" style:font-size-complex="9pt"/>
    </style:style>
    <style:style style:name="P369" style:family="paragraph" style:parent-style-name="Table_20_Contents">
      <style:text-properties style:use-window-font-color="true" loext:opacity="0%" fo:font-size="9pt" officeooo:rsid="089b525f" officeooo:paragraph-rsid="0a1f6628" style:font-size-asian="9pt" style:font-size-complex="9pt"/>
    </style:style>
    <style:style style:name="P370" style:family="paragraph" style:parent-style-name="Table_20_Contents">
      <style:text-properties style:use-window-font-color="true" loext:opacity="0%" fo:font-size="9pt" officeooo:rsid="089c9269" officeooo:paragraph-rsid="0a1f6628" style:font-size-asian="9pt" style:font-size-complex="9pt"/>
    </style:style>
    <style:style style:name="P371" style:family="paragraph" style:parent-style-name="Table_20_Contents">
      <style:text-properties style:use-window-font-color="true" loext:opacity="0%" fo:font-size="9pt" officeooo:rsid="095fb57d" officeooo:paragraph-rsid="095fb57d" style:font-size-asian="9pt" style:font-size-complex="9pt"/>
    </style:style>
    <style:style style:name="P372" style:family="paragraph" style:parent-style-name="Table_20_Contents">
      <style:text-properties style:use-window-font-color="true" loext:opacity="0%" fo:font-size="9pt" officeooo:rsid="096705aa" officeooo:paragraph-rsid="0969a603" style:font-size-asian="9pt" style:font-size-complex="9pt"/>
    </style:style>
    <style:style style:name="P373" style:family="paragraph" style:parent-style-name="Table_20_Contents">
      <style:text-properties style:use-window-font-color="true" loext:opacity="0%" fo:font-size="9pt" officeooo:rsid="0969a603" officeooo:paragraph-rsid="0969a603" style:font-size-asian="9pt" style:font-size-complex="9pt"/>
    </style:style>
    <style:style style:name="P374" style:family="paragraph" style:parent-style-name="Table_20_Contents">
      <style:text-properties style:use-window-font-color="true" loext:opacity="0%" fo:font-size="9pt" officeooo:rsid="0969d83e" officeooo:paragraph-rsid="0969d83e" style:font-size-asian="9pt" style:font-size-complex="9pt"/>
    </style:style>
    <style:style style:name="P375" style:family="paragraph" style:parent-style-name="Table_20_Contents">
      <style:text-properties style:use-window-font-color="true" loext:opacity="0%" fo:font-size="9pt" officeooo:rsid="096ab267" officeooo:paragraph-rsid="096ab267" style:font-size-asian="9pt" style:font-size-complex="9pt"/>
    </style:style>
    <style:style style:name="P376" style:family="paragraph" style:parent-style-name="Table_20_Contents">
      <style:text-properties style:use-window-font-color="true" loext:opacity="0%" fo:font-size="9pt" officeooo:rsid="096b8ff8" officeooo:paragraph-rsid="096b8ff8" style:font-size-asian="9pt" style:font-size-complex="9pt"/>
    </style:style>
    <style:style style:name="P377" style:family="paragraph" style:parent-style-name="Table_20_Contents">
      <style:text-properties style:use-window-font-color="true" loext:opacity="0%" fo:font-size="9pt" officeooo:rsid="096d54da" officeooo:paragraph-rsid="096d54da" style:font-size-asian="9pt" style:font-size-complex="9pt"/>
    </style:style>
    <style:style style:name="P378" style:family="paragraph" style:parent-style-name="Table_20_Contents">
      <style:text-properties style:use-window-font-color="true" loext:opacity="0%" fo:font-size="9pt" officeooo:rsid="0a1d94ab" officeooo:paragraph-rsid="0a1f6628" style:font-size-asian="9pt" style:font-size-complex="9pt"/>
    </style:style>
    <style:style style:name="P379" style:family="paragraph" style:parent-style-name="Table_20_Contents">
      <style:text-properties style:use-window-font-color="true" loext:opacity="0%" fo:font-size="9pt" officeooo:paragraph-rsid="0a1f6628" style:font-size-asian="9pt" style:font-size-complex="9pt"/>
    </style:style>
    <style:style style:name="P380" style:family="paragraph" style:parent-style-name="Table_20_Contents">
      <style:text-properties style:use-window-font-color="true" loext:opacity="0%" fo:font-size="9pt" officeooo:rsid="06024e10" officeooo:paragraph-rsid="06024e10" style:font-size-asian="9pt" style:font-size-complex="9pt"/>
    </style:style>
    <style:style style:name="P381" style:family="paragraph" style:parent-style-name="Table_20_Contents">
      <style:text-properties style:use-window-font-color="true" loext:opacity="0%" fo:font-size="9pt" officeooo:rsid="0602bab8" officeooo:paragraph-rsid="0602bab8" style:font-size-asian="9pt" style:font-size-complex="9pt"/>
    </style:style>
    <style:style style:name="P382" style:family="paragraph" style:parent-style-name="Table_20_Contents">
      <style:text-properties style:use-window-font-color="true" loext:opacity="0%" fo:font-size="9pt" officeooo:rsid="0879d585" officeooo:paragraph-rsid="0879d585" style:font-size-asian="9pt" style:font-size-complex="9pt"/>
    </style:style>
    <style:style style:name="P383" style:family="paragraph" style:parent-style-name="Table_20_Contents">
      <style:text-properties style:use-window-font-color="true" loext:opacity="0%" fo:font-size="9pt" officeooo:rsid="087b5ba6" officeooo:paragraph-rsid="087b5ba6" style:font-size-asian="9pt" style:font-size-complex="9pt"/>
    </style:style>
    <style:style style:name="P384" style:family="paragraph" style:parent-style-name="Table_20_Contents">
      <style:text-properties style:use-window-font-color="true" loext:opacity="0%" fo:font-size="9pt" officeooo:rsid="088e433d" officeooo:paragraph-rsid="088e433d" style:font-size-asian="9pt" style:font-size-complex="9pt"/>
    </style:style>
    <style:style style:name="P385" style:family="paragraph" style:parent-style-name="Table_20_Contents">
      <style:text-properties style:use-window-font-color="true" loext:opacity="0%" fo:font-size="9pt" officeooo:rsid="0a9f1cab" officeooo:paragraph-rsid="0a9f1cab" style:font-size-asian="9pt" style:font-size-complex="9pt"/>
    </style:style>
    <style:style style:name="P386" style:family="paragraph" style:parent-style-name="Table_20_Contents">
      <style:text-properties style:use-window-font-color="true" loext:opacity="0%" fo:font-size="9pt" officeooo:rsid="0a9f9356" officeooo:paragraph-rsid="0a9f9356" style:font-size-asian="9pt" style:font-size-complex="9pt"/>
    </style:style>
    <style:style style:name="P387" style:family="paragraph" style:parent-style-name="Table_20_Contents">
      <style:text-properties style:use-window-font-color="true" loext:opacity="0%" fo:font-size="9pt" officeooo:rsid="0075ac24" officeooo:paragraph-rsid="00839761" fo:background-color="transparent" style:font-size-asian="9pt" style:font-size-complex="9pt"/>
    </style:style>
    <style:style style:name="P388" style:family="paragraph" style:parent-style-name="Table_20_Contents">
      <style:text-properties style:use-window-font-color="true" loext:opacity="0%" fo:font-size="9pt" officeooo:rsid="007a9c9c" officeooo:paragraph-rsid="00839761" fo:background-color="transparent" style:font-size-asian="9pt" style:font-size-complex="9pt"/>
    </style:style>
    <style:style style:name="P389" style:family="paragraph" style:parent-style-name="Table_20_Contents">
      <style:text-properties style:use-window-font-color="true" loext:opacity="0%" fo:font-size="9pt" officeooo:rsid="087d111b" officeooo:paragraph-rsid="087d111b" fo:background-color="transparent" style:font-size-asian="9pt" style:font-size-complex="9pt"/>
    </style:style>
    <style:style style:name="P390" style:family="paragraph" style:parent-style-name="Table_20_Contents">
      <style:text-properties style:use-window-font-color="true" loext:opacity="0%" fo:font-size="9pt" officeooo:paragraph-rsid="00839761" fo:background-color="transparent" style:font-size-asian="9pt" style:font-size-complex="9pt"/>
    </style:style>
    <style:style style:name="P391" style:family="paragraph" style:parent-style-name="Table_20_Contents">
      <style:text-properties style:use-window-font-color="true" loext:opacity="0%" fo:font-size="9pt" officeooo:rsid="00778d79" officeooo:paragraph-rsid="00839761" fo:background-color="transparent" style:font-size-asian="9pt" style:font-size-complex="9pt"/>
    </style:style>
    <style:style style:name="P392" style:family="paragraph" style:parent-style-name="Table_20_Contents">
      <style:text-properties style:use-window-font-color="true" loext:opacity="0%" fo:font-size="9pt" officeooo:rsid="0079225d" officeooo:paragraph-rsid="00839761" fo:background-color="transparent" style:font-size-asian="9pt" style:font-size-complex="9pt"/>
    </style:style>
    <style:style style:name="P393" style:family="paragraph" style:parent-style-name="Table_20_Contents">
      <style:text-properties style:use-window-font-color="true" loext:opacity="0%" fo:font-size="9pt" officeooo:rsid="0879b66b" officeooo:paragraph-rsid="0879b66b" fo:background-color="transparent" style:font-size-asian="9pt" style:font-size-complex="9pt"/>
    </style:style>
    <style:style style:name="P394" style:family="paragraph" style:parent-style-name="Text_20_body">
      <style:text-properties style:use-window-font-color="true" loext:opacity="0%" officeooo:paragraph-rsid="08bfb560"/>
    </style:style>
    <style:style style:name="P395" style:family="paragraph" style:parent-style-name="Table_20_Contents">
      <style:text-properties style:use-window-font-color="true" loext:opacity="0%" officeooo:rsid="08ae5c0f" officeooo:paragraph-rsid="08ae5c0f"/>
    </style:style>
    <style:style style:name="P396" style:family="paragraph" style:parent-style-name="Table_20_Contents">
      <style:text-properties style:use-window-font-color="true" loext:opacity="0%" officeooo:rsid="08af0c4f" officeooo:paragraph-rsid="08af0c4f"/>
    </style:style>
    <style:style style:name="P397" style:family="paragraph" style:parent-style-name="Table_20_Contents">
      <style:text-properties style:use-window-font-color="true" loext:opacity="0%" style:text-underline-style="solid" style:text-underline-width="auto" style:text-underline-color="font-color" fo:font-weight="bold" officeooo:rsid="08af0c4f" officeooo:paragraph-rsid="08af0c4f" style:font-weight-asian="bold" style:font-weight-complex="bold"/>
    </style:style>
    <style:style style:name="P398" style:family="paragraph" style:parent-style-name="Table_20_Contents">
      <style:text-properties style:use-window-font-color="true" loext:opacity="0%" officeooo:rsid="08b042f1" officeooo:paragraph-rsid="08b042f1"/>
    </style:style>
    <style:style style:name="P399" style:family="paragraph" style:parent-style-name="Table_20_Contents">
      <style:text-properties style:use-window-font-color="true" loext:opacity="0%" officeooo:rsid="08b173e2" officeooo:paragraph-rsid="08b173e2"/>
    </style:style>
    <style:style style:name="P400" style:family="paragraph" style:parent-style-name="Table_20_Contents">
      <style:text-properties style:use-window-font-color="true" loext:opacity="0%" officeooo:rsid="08b351e6" officeooo:paragraph-rsid="08b351e6"/>
    </style:style>
    <style:style style:name="P401" style:family="paragraph" style:parent-style-name="Table_20_Contents">
      <style:text-properties style:use-window-font-color="true" loext:opacity="0%" officeooo:rsid="08b510ac" officeooo:paragraph-rsid="08b510ac"/>
    </style:style>
    <style:style style:name="P402" style:family="paragraph" style:parent-style-name="Table_20_Contents">
      <style:text-properties style:use-window-font-color="true" loext:opacity="0%" officeooo:rsid="08b6ea49" officeooo:paragraph-rsid="08b6ea49"/>
    </style:style>
    <style:style style:name="P403" style:family="paragraph" style:parent-style-name="Table_20_Contents">
      <style:text-properties style:use-window-font-color="true" loext:opacity="0%" fo:font-size="8pt" officeooo:rsid="096e9765" officeooo:paragraph-rsid="096e9765" style:font-size-asian="8pt" style:font-size-complex="8pt"/>
    </style:style>
    <style:style style:name="P404" style:family="paragraph" style:parent-style-name="Table_20_Contents">
      <style:text-properties style:use-window-font-color="true" loext:opacity="0%" fo:font-size="8pt" officeooo:rsid="096eb749" officeooo:paragraph-rsid="096eb749" style:font-size-asian="8pt" style:font-size-complex="8pt"/>
    </style:style>
    <style:style style:name="P405" style:family="paragraph" style:parent-style-name="Table_20_Contents">
      <style:text-properties style:use-window-font-color="true" loext:opacity="0%" officeooo:rsid="08f73e55" officeooo:paragraph-rsid="08f73e55"/>
    </style:style>
    <style:style style:name="P406" style:family="paragraph" style:parent-style-name="Table_20_Contents">
      <style:text-properties style:use-window-font-color="true" loext:opacity="0%" officeooo:rsid="08f73e55" officeooo:paragraph-rsid="08f9ed43"/>
    </style:style>
    <style:style style:name="P407" style:family="paragraph" style:parent-style-name="Table_20_Contents">
      <style:text-properties style:use-window-font-color="true" loext:opacity="0%" officeooo:rsid="08f7769e" officeooo:paragraph-rsid="08f7769e"/>
    </style:style>
    <style:style style:name="P408" style:family="paragraph" style:parent-style-name="Table_20_Contents">
      <style:text-properties style:use-window-font-color="true" loext:opacity="0%" officeooo:rsid="08f94c9f" officeooo:paragraph-rsid="08f94c9f"/>
    </style:style>
    <style:style style:name="P409" style:family="paragraph" style:parent-style-name="Table_20_Contents">
      <style:text-properties style:use-window-font-color="true" loext:opacity="0%" officeooo:rsid="08faa5d5" officeooo:paragraph-rsid="08faa5d5"/>
    </style:style>
    <style:style style:name="P410" style:family="paragraph" style:parent-style-name="Table_20_Contents">
      <style:text-properties style:use-window-font-color="true" loext:opacity="0%" officeooo:rsid="08faa5d5" officeooo:paragraph-rsid="08fb1b0f"/>
    </style:style>
    <style:style style:name="P411" style:family="paragraph" style:parent-style-name="Table_20_Contents">
      <style:text-properties style:use-window-font-color="true" loext:opacity="0%" officeooo:rsid="08faa5d5" officeooo:paragraph-rsid="08fb89ae"/>
    </style:style>
    <style:style style:name="P412" style:family="paragraph" style:parent-style-name="Table_20_Contents">
      <style:text-properties style:use-window-font-color="true" loext:opacity="0%" officeooo:rsid="08fd6b4f" officeooo:paragraph-rsid="08fd6b4f"/>
    </style:style>
    <style:style style:name="P413" style:family="paragraph" style:parent-style-name="Table_20_Contents">
      <style:text-properties style:use-window-font-color="true" loext:opacity="0%" officeooo:rsid="08fe71d1" officeooo:paragraph-rsid="08fe71d1"/>
    </style:style>
    <style:style style:name="P414" style:family="paragraph" style:parent-style-name="Table_20_Contents">
      <style:text-properties style:use-window-font-color="true" loext:opacity="0%" officeooo:rsid="08ff2489" officeooo:paragraph-rsid="08ff2489"/>
    </style:style>
    <style:style style:name="P415" style:family="paragraph" style:parent-style-name="Table_20_Contents">
      <style:text-properties style:use-window-font-color="true" loext:opacity="0%" officeooo:rsid="09005310" officeooo:paragraph-rsid="09005310"/>
    </style:style>
    <style:style style:name="P416" style:family="paragraph" style:parent-style-name="Table_20_Contents">
      <style:text-properties style:use-window-font-color="true" loext:opacity="0%" officeooo:rsid="0901a708" officeooo:paragraph-rsid="0901a708"/>
    </style:style>
    <style:style style:name="P417" style:family="paragraph" style:parent-style-name="Table_20_Contents">
      <style:text-properties style:use-window-font-color="true" loext:opacity="0%" officeooo:rsid="09032089" officeooo:paragraph-rsid="09032089"/>
    </style:style>
    <style:style style:name="P418" style:family="paragraph" style:parent-style-name="Table_20_Contents">
      <style:text-properties style:use-window-font-color="true" loext:opacity="0%" officeooo:rsid="0903ee6e" officeooo:paragraph-rsid="0903ee6e"/>
    </style:style>
    <style:style style:name="P419" style:family="paragraph" style:parent-style-name="Table_20_Contents">
      <style:text-properties style:use-window-font-color="true" loext:opacity="0%" officeooo:rsid="09058476" officeooo:paragraph-rsid="09058476"/>
    </style:style>
    <style:style style:name="P420" style:family="paragraph" style:parent-style-name="Table_20_Contents">
      <style:text-properties style:use-window-font-color="true" loext:opacity="0%" officeooo:rsid="0907d267" officeooo:paragraph-rsid="0907d267"/>
    </style:style>
    <style:style style:name="P421" style:family="paragraph" style:parent-style-name="Table_20_Contents">
      <style:text-properties style:use-window-font-color="true" loext:opacity="0%" officeooo:rsid="0909a2d4" officeooo:paragraph-rsid="0909a2d4"/>
    </style:style>
    <style:style style:name="P422" style:family="paragraph" style:parent-style-name="Table_20_Contents">
      <style:text-properties style:use-window-font-color="true" loext:opacity="0%" officeooo:rsid="090b003d" officeooo:paragraph-rsid="090b003d"/>
    </style:style>
    <style:style style:name="P423" style:family="paragraph" style:parent-style-name="Table_20_Contents">
      <style:text-properties style:use-window-font-color="true" loext:opacity="0%" officeooo:rsid="090f53c6" officeooo:paragraph-rsid="090f53c6"/>
    </style:style>
    <style:style style:name="P424" style:family="paragraph" style:parent-style-name="Table_20_Contents">
      <style:text-properties style:use-window-font-color="true" loext:opacity="0%" officeooo:rsid="09110876" officeooo:paragraph-rsid="09110876"/>
    </style:style>
    <style:style style:name="P425" style:family="paragraph" style:parent-style-name="Table_20_Contents">
      <style:text-properties style:use-window-font-color="true" loext:opacity="0%" officeooo:rsid="0912eb24" officeooo:paragraph-rsid="0912eb24"/>
    </style:style>
    <style:style style:name="P426" style:family="paragraph" style:parent-style-name="Table_20_Contents">
      <style:text-properties style:use-window-font-color="true" loext:opacity="0%" officeooo:rsid="091415e9" officeooo:paragraph-rsid="091415e9"/>
    </style:style>
    <style:style style:name="P427" style:family="paragraph" style:parent-style-name="Table_20_Contents">
      <style:text-properties style:use-window-font-color="true" loext:opacity="0%" officeooo:rsid="091521c7" officeooo:paragraph-rsid="091521c7"/>
    </style:style>
    <style:style style:name="P428" style:family="paragraph" style:parent-style-name="Table_20_Contents">
      <style:text-properties style:use-window-font-color="true" loext:opacity="0%" officeooo:rsid="0915550f" officeooo:paragraph-rsid="0915550f"/>
    </style:style>
    <style:style style:name="P429" style:family="paragraph" style:parent-style-name="Table_20_Contents">
      <style:text-properties style:use-window-font-color="true" loext:opacity="0%" officeooo:rsid="0916109e" officeooo:paragraph-rsid="0916109e"/>
    </style:style>
    <style:style style:name="P430" style:family="paragraph" style:parent-style-name="Table_20_Contents">
      <style:text-properties style:use-window-font-color="true" loext:opacity="0%" officeooo:rsid="09171e6d" officeooo:paragraph-rsid="09171e6d"/>
    </style:style>
    <style:style style:name="P431" style:family="paragraph" style:parent-style-name="Table_20_Contents">
      <style:text-properties style:use-window-font-color="true" loext:opacity="0%" officeooo:rsid="0918f13f" officeooo:paragraph-rsid="0918f13f"/>
    </style:style>
    <style:style style:name="P432" style:family="paragraph" style:parent-style-name="Table_20_Contents">
      <style:text-properties style:use-window-font-color="true" loext:opacity="0%" officeooo:rsid="091a716c" officeooo:paragraph-rsid="091a716c"/>
    </style:style>
    <style:style style:name="P433" style:family="paragraph" style:parent-style-name="Table_20_Contents">
      <style:text-properties style:use-window-font-color="true" loext:opacity="0%" officeooo:rsid="091be7a0" officeooo:paragraph-rsid="091be7a0"/>
    </style:style>
    <style:style style:name="P434" style:family="paragraph" style:parent-style-name="Table_20_Contents">
      <style:text-properties style:use-window-font-color="true" loext:opacity="0%" officeooo:rsid="091c751b" officeooo:paragraph-rsid="091c751b"/>
    </style:style>
    <style:style style:name="P435" style:family="paragraph" style:parent-style-name="Table_20_Contents">
      <style:text-properties style:use-window-font-color="true" loext:opacity="0%" officeooo:rsid="091cb472" officeooo:paragraph-rsid="091cb472"/>
    </style:style>
    <style:style style:name="P436" style:family="paragraph" style:parent-style-name="Table_20_Contents">
      <style:text-properties style:use-window-font-color="true" loext:opacity="0%" officeooo:rsid="0920007b" officeooo:paragraph-rsid="0920007b"/>
    </style:style>
    <style:style style:name="P437" style:family="paragraph" style:parent-style-name="Table_20_Contents">
      <style:text-properties style:use-window-font-color="true" loext:opacity="0%" officeooo:rsid="09216a34" officeooo:paragraph-rsid="09216a34"/>
    </style:style>
    <style:style style:name="P438" style:family="paragraph" style:parent-style-name="Table_20_Contents">
      <style:text-properties style:use-window-font-color="true" loext:opacity="0%" officeooo:rsid="09229dbe" officeooo:paragraph-rsid="09229dbe"/>
    </style:style>
    <style:style style:name="P439" style:family="paragraph" style:parent-style-name="Table_20_Contents">
      <style:text-properties style:use-window-font-color="true" loext:opacity="0%" officeooo:rsid="09229dbe" officeooo:paragraph-rsid="092375e1"/>
    </style:style>
    <style:style style:name="P440" style:family="paragraph" style:parent-style-name="Table_20_Contents">
      <style:text-properties style:use-window-font-color="true" loext:opacity="0%" officeooo:rsid="09272b44" officeooo:paragraph-rsid="09272b44"/>
    </style:style>
    <style:style style:name="P441" style:family="paragraph" style:parent-style-name="Table_20_Contents">
      <style:text-properties style:use-window-font-color="true" loext:opacity="0%" officeooo:rsid="09274cf1" officeooo:paragraph-rsid="09274cf1"/>
    </style:style>
    <style:style style:name="P442" style:family="paragraph" style:parent-style-name="Table_20_Contents">
      <style:text-properties style:use-window-font-color="true" loext:opacity="0%" officeooo:rsid="09277ea1" officeooo:paragraph-rsid="09277ea1"/>
    </style:style>
    <style:style style:name="P443" style:family="paragraph" style:parent-style-name="Table_20_Contents">
      <style:text-properties style:use-window-font-color="true" loext:opacity="0%" officeooo:rsid="092926d0" officeooo:paragraph-rsid="092926d0"/>
    </style:style>
    <style:style style:name="P444" style:family="paragraph" style:parent-style-name="Table_20_Contents">
      <style:text-properties style:use-window-font-color="true" loext:opacity="0%" officeooo:paragraph-rsid="0929bd7b"/>
    </style:style>
    <style:style style:name="P445" style:family="paragraph" style:parent-style-name="Table_20_Contents">
      <style:text-properties style:use-window-font-color="true" loext:opacity="0%" officeooo:rsid="092aa804" officeooo:paragraph-rsid="092aa804"/>
    </style:style>
    <style:style style:name="P446" style:family="paragraph" style:parent-style-name="Table_20_Contents">
      <style:text-properties style:use-window-font-color="true" loext:opacity="0%" officeooo:rsid="092b78a5" officeooo:paragraph-rsid="092b78a5"/>
    </style:style>
    <style:style style:name="P447" style:family="paragraph" style:parent-style-name="Table_20_Contents">
      <style:text-properties style:use-window-font-color="true" loext:opacity="0%" officeooo:rsid="092c252e" officeooo:paragraph-rsid="092c252e"/>
    </style:style>
    <style:style style:name="P448" style:family="paragraph" style:parent-style-name="Table_20_Contents">
      <style:text-properties style:use-window-font-color="true" loext:opacity="0%" officeooo:rsid="092df778" officeooo:paragraph-rsid="092df778"/>
    </style:style>
    <style:style style:name="P449" style:family="paragraph" style:parent-style-name="Table_20_Contents">
      <style:text-properties style:use-window-font-color="true" loext:opacity="0%" officeooo:rsid="092f8dcd" officeooo:paragraph-rsid="092f8dcd"/>
    </style:style>
    <style:style style:name="P450" style:family="paragraph" style:parent-style-name="Table_20_Contents">
      <style:text-properties style:use-window-font-color="true" loext:opacity="0%" officeooo:rsid="09323fb8" officeooo:paragraph-rsid="09323fb8"/>
    </style:style>
    <style:style style:name="P451" style:family="paragraph" style:parent-style-name="Table_20_Contents">
      <style:text-properties style:use-window-font-color="true" loext:opacity="0%" officeooo:rsid="09323fb8" officeooo:paragraph-rsid="0a4f5220"/>
    </style:style>
    <style:style style:name="P452" style:family="paragraph" style:parent-style-name="Table_20_Contents">
      <style:text-properties style:use-window-font-color="true" loext:opacity="0%" officeooo:rsid="0933befa" officeooo:paragraph-rsid="0933befa"/>
    </style:style>
    <style:style style:name="P453" style:family="paragraph" style:parent-style-name="Table_20_Contents">
      <style:text-properties style:use-window-font-color="true" loext:opacity="0%" officeooo:rsid="0933befa" officeooo:paragraph-rsid="094262f8"/>
    </style:style>
    <style:style style:name="P454" style:family="paragraph" style:parent-style-name="Table_20_Contents">
      <style:text-properties style:use-window-font-color="true" loext:opacity="0%" officeooo:rsid="0933befa" officeooo:paragraph-rsid="0944729c"/>
    </style:style>
    <style:style style:name="P455" style:family="paragraph" style:parent-style-name="Table_20_Contents">
      <style:text-properties style:use-window-font-color="true" loext:opacity="0%" officeooo:rsid="0934dec9" officeooo:paragraph-rsid="0934dec9"/>
    </style:style>
    <style:style style:name="P456" style:family="paragraph" style:parent-style-name="Table_20_Contents">
      <style:text-properties style:use-window-font-color="true" loext:opacity="0%" officeooo:rsid="09383966" officeooo:paragraph-rsid="09383966"/>
    </style:style>
    <style:style style:name="P457" style:family="paragraph" style:parent-style-name="Table_20_Contents">
      <style:text-properties style:use-window-font-color="true" loext:opacity="0%" officeooo:rsid="0938a60e" officeooo:paragraph-rsid="0938a60e"/>
    </style:style>
    <style:style style:name="P458" style:family="paragraph" style:parent-style-name="Table_20_Contents">
      <style:text-properties style:use-window-font-color="true" loext:opacity="0%" officeooo:rsid="093f3571" officeooo:paragraph-rsid="093f3571"/>
    </style:style>
    <style:style style:name="P459" style:family="paragraph" style:parent-style-name="Table_20_Contents">
      <style:text-properties style:use-window-font-color="true" loext:opacity="0%" officeooo:rsid="093f3571" officeooo:paragraph-rsid="094798f9"/>
    </style:style>
    <style:style style:name="P460" style:family="paragraph" style:parent-style-name="Table_20_Contents">
      <style:text-properties style:use-window-font-color="true" loext:opacity="0%" officeooo:rsid="09409ba2" officeooo:paragraph-rsid="09409ba2"/>
    </style:style>
    <style:style style:name="P461" style:family="paragraph" style:parent-style-name="Table_20_Contents">
      <style:text-properties style:use-window-font-color="true" loext:opacity="0%" officeooo:rsid="09409ba2" officeooo:paragraph-rsid="09430e71"/>
    </style:style>
    <style:style style:name="P462" style:family="paragraph" style:parent-style-name="Table_20_Contents">
      <style:text-properties style:use-window-font-color="true" loext:opacity="0%" officeooo:rsid="09424322" officeooo:paragraph-rsid="09424322"/>
    </style:style>
    <style:style style:name="P463" style:family="paragraph" style:parent-style-name="Table_20_Contents">
      <style:text-properties style:use-window-font-color="true" loext:opacity="0%" officeooo:rsid="09455058" officeooo:paragraph-rsid="0946f2e3"/>
    </style:style>
    <style:style style:name="P464" style:family="paragraph" style:parent-style-name="Table_20_Contents">
      <style:text-properties style:use-window-font-color="true" loext:opacity="0%" officeooo:rsid="0946f2e3" officeooo:paragraph-rsid="0946f2e3"/>
    </style:style>
    <style:style style:name="P465" style:family="paragraph" style:parent-style-name="Table_20_Contents">
      <style:text-properties style:use-window-font-color="true" loext:opacity="0%" officeooo:rsid="0948e7ae" officeooo:paragraph-rsid="0948e7ae"/>
    </style:style>
    <style:style style:name="P466" style:family="paragraph" style:parent-style-name="Table_20_Contents">
      <style:text-properties style:use-window-font-color="true" loext:opacity="0%" officeooo:rsid="094adb29" officeooo:paragraph-rsid="094adb29"/>
    </style:style>
    <style:style style:name="P467" style:family="paragraph" style:parent-style-name="Table_20_Contents">
      <style:text-properties style:use-window-font-color="true" loext:opacity="0%" officeooo:rsid="094be103" officeooo:paragraph-rsid="094be103"/>
    </style:style>
    <style:style style:name="P468" style:family="paragraph" style:parent-style-name="Table_20_Contents">
      <style:text-properties style:use-window-font-color="true" loext:opacity="0%" officeooo:rsid="094cf48c" officeooo:paragraph-rsid="094cf48c"/>
    </style:style>
    <style:style style:name="P469" style:family="paragraph" style:parent-style-name="Table_20_Contents">
      <style:text-properties style:use-window-font-color="true" loext:opacity="0%" officeooo:rsid="094cfb6d" officeooo:paragraph-rsid="094cfb6d"/>
    </style:style>
    <style:style style:name="P470" style:family="paragraph" style:parent-style-name="Table_20_Contents">
      <style:text-properties style:use-window-font-color="true" loext:opacity="0%" officeooo:rsid="094d75b2" officeooo:paragraph-rsid="094d75b2"/>
    </style:style>
    <style:style style:name="P471" style:family="paragraph" style:parent-style-name="Table_20_Contents">
      <style:text-properties style:use-window-font-color="true" loext:opacity="0%" officeooo:rsid="094eaee9" officeooo:paragraph-rsid="094eaee9"/>
    </style:style>
    <style:style style:name="P472" style:family="paragraph" style:parent-style-name="Table_20_Contents">
      <style:text-properties style:use-window-font-color="true" loext:opacity="0%" officeooo:rsid="094fb7ed" officeooo:paragraph-rsid="094fb7ed"/>
    </style:style>
    <style:style style:name="P473" style:family="paragraph" style:parent-style-name="Table_20_Contents">
      <style:text-properties style:use-window-font-color="true" loext:opacity="0%" officeooo:rsid="09506385" officeooo:paragraph-rsid="09506385"/>
    </style:style>
    <style:style style:name="P474" style:family="paragraph" style:parent-style-name="Table_20_Contents">
      <style:text-properties style:use-window-font-color="true" loext:opacity="0%" officeooo:rsid="0950cfeb" officeooo:paragraph-rsid="0950cfeb"/>
    </style:style>
    <style:style style:name="P475" style:family="paragraph" style:parent-style-name="Table_20_Contents">
      <style:text-properties style:use-window-font-color="true" loext:opacity="0%" officeooo:rsid="09515776" officeooo:paragraph-rsid="095b2f6b"/>
    </style:style>
    <style:style style:name="P476" style:family="paragraph" style:parent-style-name="Table_20_Contents">
      <style:text-properties style:use-window-font-color="true" loext:opacity="0%" officeooo:rsid="09529a8f" officeooo:paragraph-rsid="095b2f6b"/>
    </style:style>
    <style:style style:name="P477" style:family="paragraph" style:parent-style-name="Table_20_Contents">
      <style:text-properties style:use-window-font-color="true" loext:opacity="0%" officeooo:rsid="09537b19" officeooo:paragraph-rsid="095b2f6b"/>
    </style:style>
    <style:style style:name="P478" style:family="paragraph" style:parent-style-name="Table_20_Contents">
      <style:text-properties style:use-window-font-color="true" loext:opacity="0%" officeooo:rsid="0954429a" officeooo:paragraph-rsid="095b2f6b"/>
    </style:style>
    <style:style style:name="P479" style:family="paragraph" style:parent-style-name="Table_20_Contents">
      <style:text-properties style:use-window-font-color="true" loext:opacity="0%" officeooo:rsid="0957894e" officeooo:paragraph-rsid="095b2f6b"/>
    </style:style>
    <style:style style:name="P480" style:family="paragraph" style:parent-style-name="Table_20_Contents">
      <style:text-properties style:use-window-font-color="true" loext:opacity="0%" officeooo:rsid="09594e8c" officeooo:paragraph-rsid="095b2f6b"/>
    </style:style>
    <style:style style:name="P481" style:family="paragraph" style:parent-style-name="Table_20_Contents">
      <style:text-properties style:use-window-font-color="true" loext:opacity="0%" officeooo:rsid="095f6c4a" officeooo:paragraph-rsid="095f6c4a"/>
    </style:style>
    <style:style style:name="P482" style:family="paragraph" style:parent-style-name="Table_20_Contents">
      <style:text-properties style:use-window-font-color="true" loext:opacity="0%" officeooo:rsid="095fb57d" officeooo:paragraph-rsid="095fb57d"/>
    </style:style>
    <style:style style:name="P483" style:family="paragraph" style:parent-style-name="Table_20_Contents">
      <style:text-properties style:use-window-font-color="true" loext:opacity="0%" officeooo:rsid="0962ebc0" officeooo:paragraph-rsid="0962ebc0"/>
    </style:style>
    <style:style style:name="P484" style:family="paragraph" style:parent-style-name="Table_20_Contents">
      <style:text-properties style:use-window-font-color="true" loext:opacity="0%" officeooo:rsid="0964718c" officeooo:paragraph-rsid="0964718c"/>
    </style:style>
    <style:style style:name="P485" style:family="paragraph" style:parent-style-name="Table_20_Contents">
      <style:text-properties style:use-window-font-color="true" loext:opacity="0%" officeooo:rsid="0965501f" officeooo:paragraph-rsid="0965501f"/>
    </style:style>
    <style:style style:name="P486" style:family="paragraph" style:parent-style-name="Table_20_Contents">
      <style:text-properties style:use-window-font-color="true" loext:opacity="0%" officeooo:rsid="09669d41" officeooo:paragraph-rsid="09669d41"/>
    </style:style>
    <style:style style:name="P487" style:family="paragraph" style:parent-style-name="Table_20_Contents">
      <style:text-properties style:use-window-font-color="true" loext:opacity="0%" officeooo:rsid="096705aa" officeooo:paragraph-rsid="096705aa"/>
    </style:style>
    <style:style style:name="P488" style:family="paragraph" style:parent-style-name="Table_20_Contents">
      <style:text-properties style:use-window-font-color="true" loext:opacity="0%" officeooo:rsid="09671611" officeooo:paragraph-rsid="09671611"/>
    </style:style>
    <style:style style:name="P489" style:family="paragraph" style:parent-style-name="Table_20_Contents">
      <style:text-properties style:use-window-font-color="true" loext:opacity="0%" officeooo:rsid="096e73c2" officeooo:paragraph-rsid="096e73c2"/>
    </style:style>
    <style:style style:name="P490" style:family="paragraph" style:parent-style-name="Table_20_Contents">
      <style:text-properties style:use-window-font-color="true" loext:opacity="0%" fo:font-size="6.5pt" officeooo:rsid="096eb749" officeooo:paragraph-rsid="096eb749" style:font-size-asian="6.5pt" style:font-size-complex="6.5pt"/>
    </style:style>
    <style:style style:name="P491" style:family="paragraph" style:parent-style-name="Table_20_Contents">
      <style:text-properties style:use-window-font-color="true" loext:opacity="0%" officeooo:rsid="097598ac" officeooo:paragraph-rsid="097598ac"/>
    </style:style>
    <style:style style:name="P492" style:family="paragraph" style:parent-style-name="Table_20_Contents">
      <style:text-properties style:use-window-font-color="true" loext:opacity="0%" officeooo:rsid="0976c1ef" officeooo:paragraph-rsid="0976c1ef"/>
    </style:style>
    <style:style style:name="P493" style:family="paragraph" style:parent-style-name="Table_20_Contents">
      <style:text-properties style:use-window-font-color="true" loext:opacity="0%" officeooo:rsid="097c6e0a" officeooo:paragraph-rsid="097c6e0a"/>
    </style:style>
    <style:style style:name="P494" style:family="paragraph" style:parent-style-name="Table_20_Contents">
      <style:text-properties style:use-window-font-color="true" loext:opacity="0%" officeooo:rsid="09817b20" officeooo:paragraph-rsid="09817b20"/>
    </style:style>
    <style:style style:name="P495" style:family="paragraph" style:parent-style-name="Table_20_Contents">
      <style:text-properties style:use-window-font-color="true" loext:opacity="0%" officeooo:rsid="09820779" officeooo:paragraph-rsid="09820779"/>
    </style:style>
    <style:style style:name="P496" style:family="paragraph" style:parent-style-name="Table_20_Contents">
      <style:text-properties style:use-window-font-color="true" loext:opacity="0%" officeooo:rsid="0983e7df" officeooo:paragraph-rsid="0983e7df"/>
    </style:style>
    <style:style style:name="P497" style:family="paragraph" style:parent-style-name="Table_20_Contents">
      <style:text-properties style:use-window-font-color="true" loext:opacity="0%" officeooo:rsid="09853c57" officeooo:paragraph-rsid="09853c57"/>
    </style:style>
    <style:style style:name="P498" style:family="paragraph" style:parent-style-name="Table_20_Contents">
      <style:text-properties style:use-window-font-color="true" loext:opacity="0%" officeooo:rsid="09865fcf" officeooo:paragraph-rsid="09865fcf"/>
    </style:style>
    <style:style style:name="P499" style:family="paragraph" style:parent-style-name="Table_20_Contents">
      <style:text-properties style:use-window-font-color="true" loext:opacity="0%" officeooo:rsid="0986c00e" officeooo:paragraph-rsid="0986c00e"/>
    </style:style>
    <style:style style:name="P500" style:family="paragraph" style:parent-style-name="Table_20_Contents">
      <style:text-properties style:use-window-font-color="true" loext:opacity="0%" officeooo:rsid="09888e72" officeooo:paragraph-rsid="09888e72"/>
    </style:style>
    <style:style style:name="P501" style:family="paragraph" style:parent-style-name="Table_20_Contents">
      <style:text-properties style:use-window-font-color="true" loext:opacity="0%" officeooo:rsid="098a2f37" officeooo:paragraph-rsid="098a2f37"/>
    </style:style>
    <style:style style:name="P502" style:family="paragraph" style:parent-style-name="Table_20_Contents">
      <style:text-properties style:use-window-font-color="true" loext:opacity="0%" officeooo:rsid="098b45aa" officeooo:paragraph-rsid="098b45aa"/>
    </style:style>
    <style:style style:name="P503" style:family="paragraph" style:parent-style-name="Table_20_Contents">
      <style:text-properties style:use-window-font-color="true" loext:opacity="0%" officeooo:rsid="098c2136" officeooo:paragraph-rsid="098c2136"/>
    </style:style>
    <style:style style:name="P504" style:family="paragraph" style:parent-style-name="Table_20_Contents">
      <style:text-properties style:use-window-font-color="true" loext:opacity="0%" officeooo:rsid="098d185d" officeooo:paragraph-rsid="098d185d"/>
    </style:style>
    <style:style style:name="P505" style:family="paragraph" style:parent-style-name="Table_20_Contents">
      <style:text-properties style:use-window-font-color="true" loext:opacity="0%" officeooo:rsid="098ed0c4" officeooo:paragraph-rsid="098ed0c4"/>
    </style:style>
    <style:style style:name="P506" style:family="paragraph" style:parent-style-name="Table_20_Contents">
      <style:text-properties style:use-window-font-color="true" loext:opacity="0%" officeooo:rsid="098faa37" officeooo:paragraph-rsid="098faa37"/>
    </style:style>
    <style:style style:name="P507" style:family="paragraph" style:parent-style-name="Table_20_Contents">
      <style:text-properties style:use-window-font-color="true" loext:opacity="0%" officeooo:rsid="098faa37" officeooo:paragraph-rsid="098fb9e3"/>
    </style:style>
    <style:style style:name="P508" style:family="paragraph" style:parent-style-name="Table_20_Contents">
      <style:text-properties style:use-window-font-color="true" loext:opacity="0%" officeooo:rsid="098faa37" officeooo:paragraph-rsid="09910f1b"/>
    </style:style>
    <style:style style:name="P509" style:family="paragraph" style:parent-style-name="Table_20_Contents">
      <style:text-properties style:use-window-font-color="true" loext:opacity="0%" officeooo:rsid="09910f1b" officeooo:paragraph-rsid="09910f1b"/>
    </style:style>
    <style:style style:name="P510" style:family="paragraph" style:parent-style-name="Table_20_Contents">
      <style:text-properties style:use-window-font-color="true" loext:opacity="0%" officeooo:rsid="09956a08" officeooo:paragraph-rsid="0997a0c9"/>
    </style:style>
    <style:style style:name="P511" style:family="paragraph" style:parent-style-name="Table_20_Contents">
      <style:text-properties style:use-window-font-color="true" loext:opacity="0%" officeooo:rsid="09956a08" officeooo:paragraph-rsid="099b1b8d"/>
    </style:style>
    <style:style style:name="P512" style:family="paragraph" style:parent-style-name="Table_20_Contents">
      <style:text-properties style:use-window-font-color="true" loext:opacity="0%" officeooo:rsid="09960e98" officeooo:paragraph-rsid="099993f9"/>
    </style:style>
    <style:style style:name="P513" style:family="paragraph" style:parent-style-name="Table_20_Contents">
      <style:text-properties style:use-window-font-color="true" loext:opacity="0%" officeooo:rsid="099c21cb" officeooo:paragraph-rsid="099c21cb"/>
    </style:style>
    <style:style style:name="P514" style:family="paragraph" style:parent-style-name="Table_20_Contents">
      <style:text-properties style:use-window-font-color="true" loext:opacity="0%" officeooo:rsid="099c21cb" officeooo:paragraph-rsid="099ccc12"/>
    </style:style>
    <style:style style:name="P515" style:family="paragraph" style:parent-style-name="Table_20_Contents">
      <style:text-properties style:use-window-font-color="true" loext:opacity="0%" officeooo:rsid="099dc116" officeooo:paragraph-rsid="099dc116"/>
    </style:style>
    <style:style style:name="P516" style:family="paragraph" style:parent-style-name="Table_20_Contents">
      <style:text-properties style:use-window-font-color="true" loext:opacity="0%" officeooo:rsid="099dc116" officeooo:paragraph-rsid="099deeab"/>
    </style:style>
    <style:style style:name="P517" style:family="paragraph" style:parent-style-name="Table_20_Contents">
      <style:text-properties style:use-window-font-color="true" loext:opacity="0%" officeooo:rsid="099deeab" officeooo:paragraph-rsid="099deeab"/>
    </style:style>
    <style:style style:name="P518" style:family="paragraph" style:parent-style-name="Table_20_Contents">
      <style:text-properties style:use-window-font-color="true" loext:opacity="0%" officeooo:rsid="09a07240" officeooo:paragraph-rsid="09a07240"/>
    </style:style>
    <style:style style:name="P519" style:family="paragraph" style:parent-style-name="Table_20_Contents">
      <style:text-properties style:use-window-font-color="true" loext:opacity="0%" officeooo:rsid="09a088b1" officeooo:paragraph-rsid="09a088b1"/>
    </style:style>
    <style:style style:name="P520" style:family="paragraph" style:parent-style-name="Table_20_Contents">
      <style:text-properties style:use-window-font-color="true" loext:opacity="0%" officeooo:rsid="09a24cdc" officeooo:paragraph-rsid="09a24cdc"/>
    </style:style>
    <style:style style:name="P521" style:family="paragraph" style:parent-style-name="Table_20_Contents">
      <style:text-properties style:use-window-font-color="true" loext:opacity="0%" officeooo:rsid="09a2f9b4" officeooo:paragraph-rsid="09a2f9b4"/>
    </style:style>
    <style:style style:name="P522" style:family="paragraph" style:parent-style-name="Table_20_Contents">
      <style:text-properties style:use-window-font-color="true" loext:opacity="0%" officeooo:rsid="09a4da95" officeooo:paragraph-rsid="09a4da95"/>
    </style:style>
    <style:style style:name="P523" style:family="paragraph" style:parent-style-name="Table_20_Contents">
      <style:text-properties style:use-window-font-color="true" loext:opacity="0%" officeooo:rsid="09a4e3e9" officeooo:paragraph-rsid="09a4e3e9"/>
    </style:style>
    <style:style style:name="P524" style:family="paragraph" style:parent-style-name="Table_20_Contents">
      <style:text-properties style:use-window-font-color="true" loext:opacity="0%" officeooo:rsid="09a7961f" officeooo:paragraph-rsid="09a7961f"/>
    </style:style>
    <style:style style:name="P525" style:family="paragraph" style:parent-style-name="Table_20_Contents">
      <style:text-properties style:use-window-font-color="true" loext:opacity="0%" officeooo:rsid="09a8ece3" officeooo:paragraph-rsid="09a8ece3"/>
    </style:style>
    <style:style style:name="P526" style:family="paragraph" style:parent-style-name="Table_20_Contents">
      <style:text-properties style:use-window-font-color="true" loext:opacity="0%" officeooo:rsid="09aa71e7" officeooo:paragraph-rsid="09aa71e7"/>
    </style:style>
    <style:style style:name="P527" style:family="paragraph" style:parent-style-name="Table_20_Contents">
      <style:text-properties style:use-window-font-color="true" loext:opacity="0%" officeooo:rsid="09abfbca" officeooo:paragraph-rsid="09abfbca"/>
    </style:style>
    <style:style style:name="P528" style:family="paragraph" style:parent-style-name="Table_20_Contents">
      <style:text-properties style:use-window-font-color="true" loext:opacity="0%" officeooo:rsid="09ad36e9" officeooo:paragraph-rsid="09adab4d"/>
    </style:style>
    <style:style style:name="P529" style:family="paragraph" style:parent-style-name="Table_20_Contents">
      <style:text-properties style:use-window-font-color="true" loext:opacity="0%" officeooo:rsid="09af7f93" officeooo:paragraph-rsid="09af7f93"/>
    </style:style>
    <style:style style:name="P530" style:family="paragraph" style:parent-style-name="Table_20_Contents">
      <style:text-properties style:use-window-font-color="true" loext:opacity="0%" officeooo:rsid="09b03c02" officeooo:paragraph-rsid="09b03c02"/>
    </style:style>
    <style:style style:name="P531" style:family="paragraph" style:parent-style-name="Table_20_Contents">
      <style:text-properties style:use-window-font-color="true" loext:opacity="0%" officeooo:rsid="09b6cf8a" officeooo:paragraph-rsid="09b6cf8a"/>
    </style:style>
    <style:style style:name="P532" style:family="paragraph" style:parent-style-name="Table_20_Contents">
      <style:text-properties style:use-window-font-color="true" loext:opacity="0%" officeooo:rsid="09b6cf8a" officeooo:paragraph-rsid="0a783866"/>
    </style:style>
    <style:style style:name="P533" style:family="paragraph" style:parent-style-name="Table_20_Contents">
      <style:text-properties style:use-window-font-color="true" loext:opacity="0%" officeooo:rsid="09bb1038" officeooo:paragraph-rsid="09bb1038"/>
    </style:style>
    <style:style style:name="P534" style:family="paragraph" style:parent-style-name="Table_20_Contents">
      <style:text-properties style:use-window-font-color="true" loext:opacity="0%" officeooo:rsid="09bbe1ad" officeooo:paragraph-rsid="09bbe1ad"/>
    </style:style>
    <style:style style:name="P535" style:family="paragraph" style:parent-style-name="Table_20_Contents">
      <style:text-properties style:use-window-font-color="true" loext:opacity="0%" officeooo:rsid="09bd7795" officeooo:paragraph-rsid="09bd7795"/>
    </style:style>
    <style:style style:name="P536" style:family="paragraph" style:parent-style-name="Table_20_Contents">
      <style:text-properties style:use-window-font-color="true" loext:opacity="0%" officeooo:rsid="09be104f" officeooo:paragraph-rsid="09be104f"/>
    </style:style>
    <style:style style:name="P537" style:family="paragraph" style:parent-style-name="Table_20_Contents">
      <style:text-properties style:use-window-font-color="true" loext:opacity="0%" officeooo:rsid="09bf7f75" officeooo:paragraph-rsid="09bf7f75"/>
    </style:style>
    <style:style style:name="P538" style:family="paragraph" style:parent-style-name="Table_20_Contents">
      <style:text-properties style:use-window-font-color="true" loext:opacity="0%" officeooo:rsid="09c028d8" officeooo:paragraph-rsid="09c028d8"/>
    </style:style>
    <style:style style:name="P539" style:family="paragraph" style:parent-style-name="Table_20_Contents">
      <style:text-properties style:use-window-font-color="true" loext:opacity="0%" officeooo:rsid="09c03a2d" officeooo:paragraph-rsid="09c03a2d"/>
    </style:style>
    <style:style style:name="P540" style:family="paragraph" style:parent-style-name="Table_20_Contents">
      <style:text-properties style:use-window-font-color="true" loext:opacity="0%" officeooo:rsid="09c1ca37" officeooo:paragraph-rsid="09c1ca37"/>
    </style:style>
    <style:style style:name="P541" style:family="paragraph" style:parent-style-name="Table_20_Contents">
      <style:text-properties style:use-window-font-color="true" loext:opacity="0%" officeooo:rsid="09c36bc9" officeooo:paragraph-rsid="09c36bc9"/>
    </style:style>
    <style:style style:name="P542" style:family="paragraph" style:parent-style-name="Table_20_Contents">
      <style:text-properties style:use-window-font-color="true" loext:opacity="0%" officeooo:rsid="09c3a255" officeooo:paragraph-rsid="09c3a255"/>
    </style:style>
    <style:style style:name="P543" style:family="paragraph" style:parent-style-name="Table_20_Contents">
      <style:text-properties style:use-window-font-color="true" loext:opacity="0%" officeooo:rsid="09c3ece7" officeooo:paragraph-rsid="09c3ece7"/>
    </style:style>
    <style:style style:name="P544" style:family="paragraph" style:parent-style-name="Table_20_Contents">
      <style:text-properties style:use-window-font-color="true" loext:opacity="0%" officeooo:rsid="09c54a40" officeooo:paragraph-rsid="09c54a40"/>
    </style:style>
    <style:style style:name="P545" style:family="paragraph" style:parent-style-name="Table_20_Contents">
      <style:text-properties style:use-window-font-color="true" loext:opacity="0%" officeooo:rsid="09c5d1d6" officeooo:paragraph-rsid="09c5d1d6"/>
    </style:style>
    <style:style style:name="P546" style:family="paragraph" style:parent-style-name="Table_20_Contents">
      <style:text-properties style:use-window-font-color="true" loext:opacity="0%" officeooo:rsid="09c7469b" officeooo:paragraph-rsid="09c7469b"/>
    </style:style>
    <style:style style:name="P547" style:family="paragraph" style:parent-style-name="Table_20_Contents">
      <style:text-properties style:use-window-font-color="true" loext:opacity="0%" officeooo:rsid="09c7d605" officeooo:paragraph-rsid="09c7d605"/>
    </style:style>
    <style:style style:name="P548" style:family="paragraph" style:parent-style-name="Table_20_Contents">
      <style:text-properties style:use-window-font-color="true" loext:opacity="0%" officeooo:rsid="09c91de0" officeooo:paragraph-rsid="09c91de0"/>
    </style:style>
    <style:style style:name="P549" style:family="paragraph" style:parent-style-name="Table_20_Contents">
      <style:text-properties style:use-window-font-color="true" loext:opacity="0%" officeooo:rsid="09c9d725" officeooo:paragraph-rsid="09c9d725"/>
    </style:style>
    <style:style style:name="P550" style:family="paragraph" style:parent-style-name="Text_20_body">
      <style:text-properties style:use-window-font-color="true" loext:opacity="0%" officeooo:rsid="020747a6" officeooo:paragraph-rsid="020747a6"/>
    </style:style>
    <style:style style:name="P551" style:family="paragraph" style:parent-style-name="Text_20_body">
      <style:text-properties style:use-window-font-color="true" loext:opacity="0%" officeooo:rsid="08bc7e5a" officeooo:paragraph-rsid="08bc7e5a"/>
    </style:style>
    <style:style style:name="P552" style:family="paragraph" style:parent-style-name="Text_20_body" style:master-page-name="">
      <style:paragraph-properties style:page-number="auto" fo:break-before="auto" fo:break-after="auto"/>
      <style:text-properties style:use-window-font-color="true" loext:opacity="0%" officeooo:paragraph-rsid="01fa0896"/>
    </style:style>
    <style:style style:name="P553" style:family="paragraph" style:parent-style-name="Text_20_body">
      <style:text-properties style:use-window-font-color="true" loext:opacity="0%" officeooo:rsid="090cf1a7" officeooo:paragraph-rsid="090cf1a7"/>
    </style:style>
    <style:style style:name="P554" style:family="paragraph" style:parent-style-name="Text_20_body" style:master-page-name="">
      <style:paragraph-properties style:page-number="auto" fo:break-before="auto" fo:break-after="auto"/>
      <style:text-properties style:use-window-font-color="true" loext:opacity="0%" officeooo:rsid="02d86949" officeooo:paragraph-rsid="02d86949"/>
    </style:style>
    <style:style style:name="P555" style:family="paragraph" style:parent-style-name="Text_20_body">
      <style:text-properties style:use-window-font-color="true" loext:opacity="0%" officeooo:paragraph-rsid="02caf500"/>
    </style:style>
    <style:style style:name="P556" style:family="paragraph" style:parent-style-name="Text_20_body">
      <style:text-properties style:use-window-font-color="true" loext:opacity="0%" officeooo:rsid="03156888" officeooo:paragraph-rsid="03156888"/>
    </style:style>
    <style:style style:name="P557" style:family="paragraph" style:parent-style-name="Text_20_body">
      <style:text-properties style:use-window-font-color="true" loext:opacity="0%" officeooo:paragraph-rsid="093d5aa9"/>
    </style:style>
    <style:style style:name="P558" style:family="paragraph" style:parent-style-name="Text_20_body">
      <style:paragraph-properties fo:break-before="page"/>
      <style:text-properties style:use-window-font-color="true" loext:opacity="0%" officeooo:paragraph-rsid="093d5aa9"/>
    </style:style>
    <style:style style:name="P559" style:family="paragraph" style:parent-style-name="Text_20_body" style:master-page-name="">
      <style:paragraph-properties style:page-number="auto" fo:break-before="auto" fo:break-after="auto"/>
      <style:text-properties style:use-window-font-color="true" loext:opacity="0%" officeooo:rsid="03572d0d" officeooo:paragraph-rsid="038362d1"/>
    </style:style>
    <style:style style:name="P560" style:family="paragraph" style:parent-style-name="Text_20_body" style:master-page-name="">
      <style:paragraph-properties style:page-number="auto" fo:break-before="auto" fo:break-after="auto"/>
      <style:text-properties style:use-window-font-color="true" loext:opacity="0%" officeooo:rsid="03572d0d" officeooo:paragraph-rsid="097cd16c"/>
    </style:style>
    <style:style style:name="P561" style:family="paragraph" style:parent-style-name="Text_20_body">
      <style:text-properties style:use-window-font-color="true" loext:opacity="0%" officeooo:rsid="03884dbb" officeooo:paragraph-rsid="03884dbb"/>
    </style:style>
    <style:style style:name="P562" style:family="paragraph" style:parent-style-name="Text_20_body">
      <style:text-properties style:use-window-font-color="true" loext:opacity="0%" officeooo:rsid="0352962a" officeooo:paragraph-rsid="0352962a"/>
    </style:style>
    <style:style style:name="P563" style:family="paragraph" style:parent-style-name="Text_20_body">
      <style:paragraph-properties fo:break-before="page"/>
      <style:text-properties style:use-window-font-color="true" loext:opacity="0%" officeooo:rsid="0352962a" officeooo:paragraph-rsid="09800714"/>
    </style:style>
    <style:style style:name="P564" style:family="paragraph" style:parent-style-name="Text_20_body">
      <style:text-properties style:use-window-font-color="true" loext:opacity="0%" officeooo:paragraph-rsid="09735612"/>
    </style:style>
    <style:style style:name="P565" style:family="paragraph" style:parent-style-name="Text_20_body">
      <style:text-properties style:use-window-font-color="true" loext:opacity="0%" officeooo:paragraph-rsid="097c6e0a"/>
    </style:style>
    <style:style style:name="P566" style:family="paragraph" style:parent-style-name="Text_20_body">
      <style:text-properties style:use-window-font-color="true" loext:opacity="0%" officeooo:paragraph-rsid="09800714"/>
    </style:style>
    <style:style style:name="P567" style:family="paragraph" style:parent-style-name="Text_20_body">
      <style:text-properties style:use-window-font-color="true" loext:opacity="0%" officeooo:paragraph-rsid="0994675d"/>
    </style:style>
    <style:style style:name="P568" style:family="paragraph" style:parent-style-name="Text_20_body" style:master-page-name="">
      <style:paragraph-properties style:page-number="auto" fo:break-before="auto" fo:break-after="auto"/>
      <style:text-properties style:use-window-font-color="true" loext:opacity="0%" officeooo:rsid="03e2de39" officeooo:paragraph-rsid="0406f4da"/>
    </style:style>
    <style:style style:name="P569" style:family="paragraph" style:parent-style-name="Text_20_body">
      <style:text-properties style:use-window-font-color="true" loext:opacity="0%" officeooo:rsid="03e2de39" officeooo:paragraph-rsid="03eef20a"/>
    </style:style>
    <style:style style:name="P570" style:family="paragraph" style:parent-style-name="Text_20_body">
      <style:text-properties style:use-window-font-color="true" loext:opacity="0%" officeooo:rsid="09a19fc3" officeooo:paragraph-rsid="09a19fc3"/>
    </style:style>
    <style:style style:name="P571" style:family="paragraph" style:parent-style-name="Text_20_body">
      <style:text-properties style:use-window-font-color="true" loext:opacity="0%" officeooo:paragraph-rsid="09a7961f"/>
    </style:style>
    <style:style style:name="P572" style:family="paragraph" style:parent-style-name="Text_20_body">
      <style:text-properties style:use-window-font-color="true" loext:opacity="0%" officeooo:paragraph-rsid="0401d260"/>
    </style:style>
    <style:style style:name="P573" style:family="paragraph" style:parent-style-name="Table_20_Contents">
      <style:text-properties style:use-window-font-color="true" loext:opacity="0%" style:font-name="Liberation Serif1" fo:font-size="12pt" style:font-name-asian="Microsoft YaHei" style:font-size-asian="12pt" style:font-name-complex="Arial" style:font-size-complex="12pt"/>
    </style:style>
    <style:style style:name="P574" style:family="paragraph" style:parent-style-name="Table_20_Contents">
      <style:text-properties style:use-window-font-color="true" loext:opacity="0%" style:font-name="Liberation Serif1" fo:font-size="12pt" officeooo:rsid="09ce015c" officeooo:paragraph-rsid="09ce015c" style:font-name-asian="Microsoft YaHei" style:font-size-asian="12pt" style:font-name-complex="Arial" style:font-size-complex="12pt"/>
    </style:style>
    <style:style style:name="P575" style:family="paragraph" style:parent-style-name="Table_20_Contents">
      <style:text-properties style:use-window-font-color="true" loext:opacity="0%" style:font-name="Liberation Serif1" fo:font-size="12pt" officeooo:rsid="09d03659" officeooo:paragraph-rsid="09d03659" style:font-name-asian="Microsoft YaHei" style:font-size-asian="12pt" style:font-name-complex="Arial" style:font-size-complex="12pt"/>
    </style:style>
    <style:style style:name="P576" style:family="paragraph" style:parent-style-name="Table_20_Contents">
      <style:text-properties style:use-window-font-color="true" loext:opacity="0%" style:font-name="Liberation Serif1" fo:font-size="12pt" officeooo:rsid="09d10429" officeooo:paragraph-rsid="09d10429" style:font-name-asian="Microsoft YaHei" style:font-size-asian="12pt" style:font-name-complex="Arial" style:font-size-complex="12pt"/>
    </style:style>
    <style:style style:name="P577" style:family="paragraph" style:parent-style-name="Table_20_Contents">
      <style:text-properties style:use-window-font-color="true" loext:opacity="0%" style:font-name="Liberation Serif1" fo:font-size="12pt" officeooo:rsid="09d2cf0f" officeooo:paragraph-rsid="09d2cf0f" style:font-name-asian="Microsoft YaHei" style:font-size-asian="12pt" style:font-name-complex="Arial" style:font-size-complex="12pt"/>
    </style:style>
    <style:style style:name="P578" style:family="paragraph" style:parent-style-name="Table_20_Contents">
      <style:text-properties style:use-window-font-color="true" loext:opacity="0%" style:font-name="Liberation Serif1" fo:font-size="12pt" officeooo:rsid="09d3e649" officeooo:paragraph-rsid="09d3e649" style:font-name-asian="Microsoft YaHei" style:font-size-asian="12pt" style:font-name-complex="Arial" style:font-size-complex="12pt"/>
    </style:style>
    <style:style style:name="P579" style:family="paragraph" style:parent-style-name="Table_20_Contents">
      <style:text-properties style:use-window-font-color="true" loext:opacity="0%" style:font-name="Liberation Serif1" fo:font-size="12pt" officeooo:rsid="09d9bc4b" officeooo:paragraph-rsid="09d9bc4b" style:font-name-asian="Microsoft YaHei" style:font-size-asian="12pt" style:font-name-complex="Arial" style:font-size-complex="12pt"/>
    </style:style>
    <style:style style:name="P580" style:family="paragraph" style:parent-style-name="Table_20_Contents">
      <style:text-properties style:use-window-font-color="true" loext:opacity="0%" style:font-name="Liberation Serif1" fo:font-size="12pt" officeooo:rsid="09db4987" officeooo:paragraph-rsid="09db4987" style:font-name-asian="Microsoft YaHei" style:font-size-asian="12pt" style:font-name-complex="Arial" style:font-size-complex="12pt"/>
    </style:style>
    <style:style style:name="P581" style:family="paragraph" style:parent-style-name="Table_20_Contents">
      <style:text-properties style:use-window-font-color="true" loext:opacity="0%" style:font-name="Liberation Serif1" fo:font-size="12pt" officeooo:rsid="09dcad36" officeooo:paragraph-rsid="09dcad36" style:font-name-asian="Microsoft YaHei" style:font-size-asian="12pt" style:font-name-complex="Arial" style:font-size-complex="12pt"/>
    </style:style>
    <style:style style:name="P582" style:family="paragraph" style:parent-style-name="Table_20_Contents">
      <style:text-properties style:use-window-font-color="true" loext:opacity="0%" style:font-name="Liberation Serif1" fo:font-size="12pt" officeooo:rsid="09dd9ea5" officeooo:paragraph-rsid="09dd9ea5" style:font-name-asian="Microsoft YaHei" style:font-size-asian="12pt" style:font-name-complex="Arial" style:font-size-complex="12pt"/>
    </style:style>
    <style:style style:name="P583" style:family="paragraph" style:parent-style-name="Table_20_Contents">
      <style:text-properties style:use-window-font-color="true" loext:opacity="0%" style:font-name="Liberation Serif1" fo:font-size="12pt" officeooo:rsid="09dffd06" officeooo:paragraph-rsid="09dffd06" style:font-name-asian="Microsoft YaHei" style:font-size-asian="12pt" style:font-name-complex="Arial" style:font-size-complex="12pt"/>
    </style:style>
    <style:style style:name="P584" style:family="paragraph" style:parent-style-name="Table_20_Contents">
      <style:text-properties style:use-window-font-color="true" loext:opacity="0%" style:font-name="Liberation Serif1" fo:font-size="12pt" officeooo:rsid="09e08bff" officeooo:paragraph-rsid="09e08bff" style:font-name-asian="Microsoft YaHei" style:font-size-asian="12pt" style:font-name-complex="Arial" style:font-size-complex="12pt"/>
    </style:style>
    <style:style style:name="P585" style:family="paragraph" style:parent-style-name="Table_20_Contents">
      <style:text-properties style:use-window-font-color="true" loext:opacity="0%" style:font-name="Liberation Serif1" fo:font-size="12pt" officeooo:rsid="09e2839e" officeooo:paragraph-rsid="09e2839e" style:font-name-asian="Microsoft YaHei" style:font-size-asian="12pt" style:font-name-complex="Arial" style:font-size-complex="12pt"/>
    </style:style>
    <style:style style:name="P586" style:family="paragraph" style:parent-style-name="Table_20_Contents">
      <style:text-properties style:use-window-font-color="true" loext:opacity="0%" style:font-name="Liberation Serif1" fo:font-size="12pt" officeooo:rsid="09e56a56" officeooo:paragraph-rsid="09e56a56" style:font-name-asian="Microsoft YaHei" style:font-size-asian="12pt" style:font-name-complex="Arial" style:font-size-complex="12pt"/>
    </style:style>
    <style:style style:name="P587" style:family="paragraph" style:parent-style-name="Table_20_Contents">
      <style:text-properties style:use-window-font-color="true" loext:opacity="0%" style:font-name="Liberation Serif1" fo:font-size="12pt" officeooo:rsid="09e66279" officeooo:paragraph-rsid="09e66279" style:font-name-asian="Microsoft YaHei" style:font-size-asian="12pt" style:font-name-complex="Arial" style:font-size-complex="12pt"/>
    </style:style>
    <style:style style:name="P588" style:family="paragraph" style:parent-style-name="Table_20_Contents">
      <style:text-properties style:use-window-font-color="true" loext:opacity="0%" style:font-name="Liberation Serif1" fo:font-size="12pt" officeooo:rsid="09e7dc45" officeooo:paragraph-rsid="09e7dc45" style:font-name-asian="Microsoft YaHei" style:font-size-asian="12pt" style:font-name-complex="Arial" style:font-size-complex="12pt"/>
    </style:style>
    <style:style style:name="P589" style:family="paragraph" style:parent-style-name="Table_20_Contents">
      <style:text-properties style:use-window-font-color="true" loext:opacity="0%" style:font-name="Liberation Serif1" fo:font-size="12pt" officeooo:rsid="09e8e67a" officeooo:paragraph-rsid="09e8e67a" style:font-name-asian="Microsoft YaHei" style:font-size-asian="12pt" style:font-name-complex="Arial" style:font-size-complex="12pt"/>
    </style:style>
    <style:style style:name="P590" style:family="paragraph" style:parent-style-name="Table_20_Contents">
      <style:text-properties style:use-window-font-color="true" loext:opacity="0%" style:font-name="Liberation Serif1" fo:font-size="12pt" officeooo:rsid="09ea0cfc" officeooo:paragraph-rsid="09ea0cfc" style:font-name-asian="Microsoft YaHei" style:font-size-asian="12pt" style:font-name-complex="Arial" style:font-size-complex="12pt"/>
    </style:style>
    <style:style style:name="P591" style:family="paragraph" style:parent-style-name="Table_20_Contents">
      <style:text-properties style:use-window-font-color="true" loext:opacity="0%" style:font-name="Liberation Serif1" fo:font-size="12pt" officeooo:rsid="09eaa378" officeooo:paragraph-rsid="09eaa378" style:font-name-asian="Microsoft YaHei" style:font-size-asian="12pt" style:font-name-complex="Arial" style:font-size-complex="12pt"/>
    </style:style>
    <style:style style:name="P592" style:family="paragraph" style:parent-style-name="Table_20_Contents">
      <style:text-properties style:use-window-font-color="true" loext:opacity="0%" style:font-name="Liberation Serif1" fo:font-size="12pt" officeooo:rsid="09ec0f25" officeooo:paragraph-rsid="09ec0f25" style:font-name-asian="Microsoft YaHei" style:font-size-asian="12pt" style:font-name-complex="Arial" style:font-size-complex="12pt"/>
    </style:style>
    <style:style style:name="P593" style:family="paragraph" style:parent-style-name="Table_20_Contents">
      <style:text-properties style:use-window-font-color="true" loext:opacity="0%" style:font-name="Liberation Serif1" fo:font-size="12pt" officeooo:rsid="09eee9af" officeooo:paragraph-rsid="09eee9af" style:font-name-asian="Microsoft YaHei" style:font-size-asian="12pt" style:font-name-complex="Arial" style:font-size-complex="12pt"/>
    </style:style>
    <style:style style:name="P594" style:family="paragraph" style:parent-style-name="Table_20_Contents">
      <style:text-properties style:use-window-font-color="true" loext:opacity="0%" style:font-name="Liberation Serif1" fo:font-size="12pt" officeooo:rsid="09f23757" officeooo:paragraph-rsid="09f23757" style:font-name-asian="Microsoft YaHei" style:font-size-asian="12pt" style:font-name-complex="Arial" style:font-size-complex="12pt"/>
    </style:style>
    <style:style style:name="P595" style:family="paragraph" style:parent-style-name="Table_20_Contents">
      <style:text-properties style:use-window-font-color="true" loext:opacity="0%" style:font-name="Liberation Serif1" fo:font-size="12pt" officeooo:rsid="09f49274" officeooo:paragraph-rsid="09f49274" style:font-name-asian="Microsoft YaHei" style:font-size-asian="12pt" style:font-name-complex="Arial" style:font-size-complex="12pt"/>
    </style:style>
    <style:style style:name="P596" style:family="paragraph" style:parent-style-name="Table_20_Contents">
      <style:text-properties style:use-window-font-color="true" loext:opacity="0%" style:font-name="Liberation Serif1" fo:font-size="12pt" officeooo:rsid="09f67fa7" officeooo:paragraph-rsid="09f67fa7" style:font-name-asian="Microsoft YaHei" style:font-size-asian="12pt" style:font-name-complex="Arial" style:font-size-complex="12pt"/>
    </style:style>
    <style:style style:name="P597" style:family="paragraph" style:parent-style-name="Table_20_Contents">
      <style:text-properties style:use-window-font-color="true" loext:opacity="0%" style:font-name="Liberation Serif1" fo:font-size="12pt" officeooo:rsid="09f8654b" officeooo:paragraph-rsid="09f8654b" style:font-name-asian="Microsoft YaHei" style:font-size-asian="12pt" style:font-name-complex="Arial" style:font-size-complex="12pt"/>
    </style:style>
    <style:style style:name="P598" style:family="paragraph" style:parent-style-name="Table_20_Contents">
      <style:text-properties style:use-window-font-color="true" loext:opacity="0%" style:font-name="Liberation Serif1" fo:font-size="12pt" officeooo:rsid="09f99d63" officeooo:paragraph-rsid="09f99d63" style:font-name-asian="Microsoft YaHei" style:font-size-asian="12pt" style:font-name-complex="Arial" style:font-size-complex="12pt"/>
    </style:style>
    <style:style style:name="P599" style:family="paragraph" style:parent-style-name="Table_20_Contents">
      <style:text-properties style:use-window-font-color="true" loext:opacity="0%" style:font-name="Liberation Serif1" fo:font-size="12pt" officeooo:rsid="09fa7843" officeooo:paragraph-rsid="09fa7843" style:font-name-asian="Microsoft YaHei" style:font-size-asian="12pt" style:font-name-complex="Arial" style:font-size-complex="12pt"/>
    </style:style>
    <style:style style:name="P600" style:family="paragraph" style:parent-style-name="Table_20_Contents">
      <style:text-properties style:use-window-font-color="true" loext:opacity="0%" style:font-name="Liberation Serif1" fo:font-size="12pt" officeooo:rsid="09fa822b" officeooo:paragraph-rsid="09fa822b" style:font-name-asian="Microsoft YaHei" style:font-size-asian="12pt" style:font-name-complex="Arial" style:font-size-complex="12pt"/>
    </style:style>
    <style:style style:name="P601" style:family="paragraph" style:parent-style-name="Table_20_Contents">
      <style:text-properties style:use-window-font-color="true" loext:opacity="0%" style:font-name="Liberation Serif1" fo:font-size="12pt" officeooo:rsid="09fb2bf6" officeooo:paragraph-rsid="09fb2bf6" style:font-name-asian="Microsoft YaHei" style:font-size-asian="12pt" style:font-name-complex="Arial" style:font-size-complex="12pt"/>
    </style:style>
    <style:style style:name="P602" style:family="paragraph" style:parent-style-name="Table_20_Contents">
      <style:text-properties style:use-window-font-color="true" loext:opacity="0%" style:font-name="Liberation Serif1" fo:font-size="12pt" officeooo:rsid="09fd483e" officeooo:paragraph-rsid="09fd483e" style:font-name-asian="Microsoft YaHei" style:font-size-asian="12pt" style:font-name-complex="Arial" style:font-size-complex="12pt"/>
    </style:style>
    <style:style style:name="P603" style:family="paragraph" style:parent-style-name="Table_20_Contents">
      <style:text-properties style:use-window-font-color="true" loext:opacity="0%" style:font-name="Liberation Serif1" fo:font-size="12pt" officeooo:rsid="09fe49d1" officeooo:paragraph-rsid="09fe49d1" style:font-name-asian="Microsoft YaHei" style:font-size-asian="12pt" style:font-name-complex="Arial" style:font-size-complex="12pt"/>
    </style:style>
    <style:style style:name="P604" style:family="paragraph" style:parent-style-name="Table_20_Contents">
      <style:text-properties style:use-window-font-color="true" loext:opacity="0%" style:font-name="Liberation Serif1" fo:font-size="12pt" officeooo:rsid="09ff99a2" officeooo:paragraph-rsid="09ff99a2" style:font-name-asian="Microsoft YaHei" style:font-size-asian="12pt" style:font-name-complex="Arial" style:font-size-complex="12pt"/>
    </style:style>
    <style:style style:name="P605" style:family="paragraph" style:parent-style-name="Table_20_Contents">
      <style:text-properties style:use-window-font-color="true" loext:opacity="0%" style:font-name="Liberation Serif1" fo:font-size="12pt" officeooo:rsid="09ffecbe" officeooo:paragraph-rsid="09ffecbe" style:font-name-asian="Microsoft YaHei" style:font-size-asian="12pt" style:font-name-complex="Arial" style:font-size-complex="12pt"/>
    </style:style>
    <style:style style:name="P606" style:family="paragraph" style:parent-style-name="Table_20_Contents">
      <style:text-properties style:use-window-font-color="true" loext:opacity="0%" style:font-name="Liberation Serif1" fo:font-size="12pt" officeooo:rsid="0a01951a" officeooo:paragraph-rsid="0a01951a" style:font-name-asian="Microsoft YaHei" style:font-size-asian="12pt" style:font-name-complex="Arial" style:font-size-complex="12pt"/>
    </style:style>
    <style:style style:name="P607" style:family="paragraph" style:parent-style-name="Table_20_Contents">
      <style:text-properties style:use-window-font-color="true" loext:opacity="0%" style:font-name="Liberation Serif1" fo:font-size="12pt" officeooo:rsid="0a01d1b1" officeooo:paragraph-rsid="0a01d1b1" style:font-name-asian="Microsoft YaHei" style:font-size-asian="12pt" style:font-name-complex="Arial" style:font-size-complex="12pt"/>
    </style:style>
    <style:style style:name="P608" style:family="paragraph" style:parent-style-name="Table_20_Contents">
      <style:text-properties style:use-window-font-color="true" loext:opacity="0%" style:font-name="Liberation Serif1" fo:font-size="12pt" officeooo:rsid="0a039854" officeooo:paragraph-rsid="0a039854" style:font-name-asian="Microsoft YaHei" style:font-size-asian="12pt" style:font-name-complex="Arial" style:font-size-complex="12pt"/>
    </style:style>
    <style:style style:name="P609" style:family="paragraph" style:parent-style-name="Table_20_Contents">
      <style:text-properties style:use-window-font-color="true" loext:opacity="0%" style:font-name="Liberation Serif1" fo:font-size="12pt" officeooo:rsid="0a04ea37" officeooo:paragraph-rsid="0a04ea37" style:font-name-asian="Microsoft YaHei" style:font-size-asian="12pt" style:font-name-complex="Arial" style:font-size-complex="12pt"/>
    </style:style>
    <style:style style:name="P610" style:family="paragraph" style:parent-style-name="Table_20_Contents">
      <style:text-properties style:use-window-font-color="true" loext:opacity="0%" style:font-name="Liberation Serif1" fo:font-size="12pt" officeooo:rsid="0a076079" officeooo:paragraph-rsid="0a076079" style:font-name-asian="Microsoft YaHei" style:font-size-asian="12pt" style:font-name-complex="Arial" style:font-size-complex="12pt"/>
    </style:style>
    <style:style style:name="P611" style:family="paragraph" style:parent-style-name="Table_20_Contents">
      <style:text-properties style:use-window-font-color="true" loext:opacity="0%" style:font-name="Liberation Serif1" fo:font-size="12pt" officeooo:rsid="0a0ad1d2" officeooo:paragraph-rsid="0a0ad6ae" style:font-name-asian="Microsoft YaHei" style:font-size-asian="12pt" style:font-name-complex="Arial" style:font-size-complex="12pt"/>
    </style:style>
    <style:style style:name="P612" style:family="paragraph" style:parent-style-name="Table_20_Contents">
      <style:text-properties style:use-window-font-color="true" loext:opacity="0%" style:font-name="Liberation Serif1" fo:font-size="12pt" officeooo:rsid="0a0ad1d2" officeooo:paragraph-rsid="0a0b921f" style:font-name-asian="Microsoft YaHei" style:font-size-asian="12pt" style:font-name-complex="Arial" style:font-size-complex="12pt"/>
    </style:style>
    <style:style style:name="P613" style:family="paragraph" style:parent-style-name="Table_20_Contents">
      <style:text-properties style:use-window-font-color="true" loext:opacity="0%" style:font-name="Liberation Serif1" fo:font-size="12pt" officeooo:rsid="0a0ad1d2" officeooo:paragraph-rsid="0a11001c" style:font-name-asian="Microsoft YaHei" style:font-size-asian="12pt" style:font-name-complex="Arial" style:font-size-complex="12pt"/>
    </style:style>
    <style:style style:name="P614" style:family="paragraph" style:parent-style-name="Table_20_Contents">
      <style:text-properties style:use-window-font-color="true" loext:opacity="0%" style:font-name="Liberation Serif1" fo:font-size="12pt" officeooo:rsid="0a0b441c" officeooo:paragraph-rsid="0a0b441c" style:font-name-asian="Microsoft YaHei" style:font-size-asian="12pt" style:font-name-complex="Arial" style:font-size-complex="12pt"/>
    </style:style>
    <style:style style:name="P615" style:family="paragraph" style:parent-style-name="Table_20_Contents">
      <style:text-properties style:use-window-font-color="true" loext:opacity="0%" style:font-name="Liberation Serif1" fo:font-size="12pt" officeooo:rsid="0a0b441c" officeooo:paragraph-rsid="0a11001c" style:font-name-asian="Microsoft YaHei" style:font-size-asian="12pt" style:font-name-complex="Arial" style:font-size-complex="12pt"/>
    </style:style>
    <style:style style:name="P616" style:family="paragraph" style:parent-style-name="Table_20_Contents">
      <style:text-properties style:use-window-font-color="true" loext:opacity="0%" style:font-name="Liberation Serif1" fo:font-size="12pt" officeooo:rsid="0a0de872" officeooo:paragraph-rsid="0a0de872" style:font-name-asian="Microsoft YaHei" style:font-size-asian="12pt" style:font-name-complex="Arial" style:font-size-complex="12pt"/>
    </style:style>
    <style:style style:name="P617" style:family="paragraph" style:parent-style-name="Table_20_Contents">
      <style:text-properties style:use-window-font-color="true" loext:opacity="0%" style:font-name="Liberation Serif1" fo:font-size="12pt" officeooo:rsid="0a0e08dd" officeooo:paragraph-rsid="0a0e08dd" style:font-name-asian="Microsoft YaHei" style:font-size-asian="12pt" style:font-name-complex="Arial" style:font-size-complex="12pt"/>
    </style:style>
    <style:style style:name="P618" style:family="paragraph" style:parent-style-name="Table_20_Contents">
      <style:text-properties style:use-window-font-color="true" loext:opacity="0%" style:font-name="Liberation Serif1" fo:font-size="12pt" officeooo:rsid="0a0e08dd" officeooo:paragraph-rsid="0a0f239e" style:font-name-asian="Microsoft YaHei" style:font-size-asian="12pt" style:font-name-complex="Arial" style:font-size-complex="12pt"/>
    </style:style>
    <style:style style:name="P619" style:family="paragraph" style:parent-style-name="Table_20_Contents">
      <style:text-properties style:use-window-font-color="true" loext:opacity="0%" style:font-name="Liberation Serif1" fo:font-size="12pt" officeooo:rsid="0a0e08dd" officeooo:paragraph-rsid="0a12d7da" style:font-name-asian="Microsoft YaHei" style:font-size-asian="12pt" style:font-name-complex="Arial" style:font-size-complex="12pt"/>
    </style:style>
    <style:style style:name="P620" style:family="paragraph" style:parent-style-name="Table_20_Contents">
      <style:text-properties style:use-window-font-color="true" loext:opacity="0%" style:font-name="Liberation Serif1" fo:font-size="12pt" officeooo:rsid="0a11001c" officeooo:paragraph-rsid="0a11001c" style:font-name-asian="Microsoft YaHei" style:font-size-asian="12pt" style:font-name-complex="Arial" style:font-size-complex="12pt"/>
    </style:style>
    <style:style style:name="P621" style:family="paragraph" style:parent-style-name="Table_20_Contents">
      <style:text-properties style:use-window-font-color="true" loext:opacity="0%" style:font-name="Liberation Serif1" fo:font-size="12pt" officeooo:rsid="0a145cd8" officeooo:paragraph-rsid="0a145cd8" style:font-name-asian="Microsoft YaHei" style:font-size-asian="12pt" style:font-name-complex="Arial" style:font-size-complex="12pt"/>
    </style:style>
    <style:style style:name="P622" style:family="paragraph" style:parent-style-name="Table_20_Contents">
      <style:text-properties style:use-window-font-color="true" loext:opacity="0%" style:font-name="Liberation Serif1" fo:font-size="12pt" officeooo:rsid="0a165c0c" officeooo:paragraph-rsid="0a165c0c" style:font-name-asian="Microsoft YaHei" style:font-size-asian="12pt" style:font-name-complex="Arial" style:font-size-complex="12pt"/>
    </style:style>
    <style:style style:name="P623" style:family="paragraph" style:parent-style-name="Table_20_Contents">
      <style:text-properties style:use-window-font-color="true" loext:opacity="0%" style:font-name="Liberation Serif1" fo:font-size="12pt" officeooo:rsid="0a165c0c" officeooo:paragraph-rsid="0a18317d" style:font-name-asian="Microsoft YaHei" style:font-size-asian="12pt" style:font-name-complex="Arial" style:font-size-complex="12pt"/>
    </style:style>
    <style:style style:name="P624" style:family="paragraph" style:parent-style-name="Table_20_Contents">
      <style:text-properties style:use-window-font-color="true" loext:opacity="0%" style:font-name="Liberation Serif1" fo:font-size="12pt" officeooo:rsid="0a19784b" officeooo:paragraph-rsid="0a1b901c" style:font-name-asian="Microsoft YaHei" style:font-size-asian="12pt" style:font-name-complex="Arial" style:font-size-complex="12pt"/>
    </style:style>
    <style:style style:name="P625" style:family="paragraph" style:parent-style-name="Table_20_Contents">
      <style:text-properties style:use-window-font-color="true" loext:opacity="0%" style:font-name="Liberation Serif1" fo:font-size="12pt" fo:font-style="italic" officeooo:rsid="09d48eee" officeooo:paragraph-rsid="09d48eee" style:font-name-asian="Microsoft YaHei" style:font-size-asian="12pt" style:font-style-asian="italic" style:font-name-complex="Arial" style:font-size-complex="12pt" style:font-style-complex="italic"/>
    </style:style>
    <style:style style:name="P626" style:family="paragraph" style:parent-style-name="Table_20_Contents">
      <style:text-properties style:use-window-font-color="true" loext:opacity="0%" style:font-name="Liberation Serif1" fo:font-size="12pt" fo:font-style="italic" officeooo:rsid="09d7b363" officeooo:paragraph-rsid="09d7b363" style:font-name-asian="Microsoft YaHei" style:font-size-asian="12pt" style:font-style-asian="italic" style:font-name-complex="Arial" style:font-size-complex="12pt" style:font-style-complex="italic"/>
    </style:style>
    <style:style style:name="P627" style:family="paragraph" style:parent-style-name="Table_20_Contents">
      <style:text-properties style:use-window-font-color="true" loext:opacity="0%" style:font-name="Liberation Serif1" fo:font-size="8pt" officeooo:rsid="09d10429" officeooo:paragraph-rsid="09d10429" style:font-name-asian="Microsoft YaHei" style:font-size-asian="8pt" style:font-name-complex="Arial" style:font-size-complex="8pt"/>
    </style:style>
    <style:style style:name="P628" style:family="paragraph" style:parent-style-name="Table_20_Contents">
      <style:text-properties style:use-window-font-color="true" loext:opacity="0%" style:font-name="Liberation Serif1" fo:font-size="10pt" officeooo:rsid="09ed448b" officeooo:paragraph-rsid="09ed448b" style:font-name-asian="Microsoft YaHei" style:font-size-asian="10pt" style:font-name-complex="Arial" style:font-size-complex="10pt"/>
    </style:style>
    <style:style style:name="P629" style:family="paragraph" style:parent-style-name="Text_20_body">
      <style:paragraph-properties fo:break-before="page"/>
      <style:text-properties style:use-window-font-color="true" loext:opacity="0%" officeooo:rsid="0421d205" officeooo:paragraph-rsid="09a4da95"/>
    </style:style>
    <style:style style:name="P630" style:family="paragraph" style:parent-style-name="Text_20_body" style:master-page-name="">
      <style:paragraph-properties style:page-number="auto" fo:break-before="auto" fo:break-after="auto"/>
      <style:text-properties style:use-window-font-color="true" loext:opacity="0%" officeooo:rsid="0421d205" officeooo:paragraph-rsid="09a5cd05"/>
    </style:style>
    <style:style style:name="P631" style:family="paragraph" style:parent-style-name="Text_20_body" style:master-page-name="">
      <style:paragraph-properties style:page-number="auto" fo:break-before="auto" fo:break-after="auto"/>
      <style:text-properties style:use-window-font-color="true" loext:opacity="0%" officeooo:rsid="0421d205" officeooo:paragraph-rsid="09a7683f"/>
    </style:style>
    <style:style style:name="P632" style:family="paragraph" style:parent-style-name="Text_20_body">
      <style:paragraph-properties fo:break-before="page"/>
      <style:text-properties style:use-window-font-color="true" loext:opacity="0%" officeooo:rsid="0421d205" officeooo:paragraph-rsid="09a7961f"/>
    </style:style>
    <style:style style:name="P633" style:family="paragraph" style:parent-style-name="Text_20_body">
      <style:paragraph-properties fo:break-before="page"/>
      <style:text-properties style:use-window-font-color="true" loext:opacity="0%" officeooo:paragraph-rsid="06965bbc"/>
    </style:style>
    <style:style style:name="P634" style:family="paragraph" style:parent-style-name="Table_20_Contents">
      <style:text-properties style:use-window-font-color="true" loext:opacity="0%" style:font-name="Liberation Serif" fo:font-size="30pt" officeooo:rsid="09fbb60b" officeooo:paragraph-rsid="09fbb60b" style:font-name-asian="Liberation Serif" style:font-size-asian="30pt" style:font-name-complex="Liberation Serif" style:font-size-complex="30pt"/>
    </style:style>
    <style:style style:name="P635" style:family="paragraph" style:parent-style-name="Text_20_body">
      <style:text-properties style:use-window-font-color="true" loext:opacity="0%" officeooo:paragraph-rsid="0a1f6628"/>
    </style:style>
    <style:style style:name="P636" style:family="paragraph" style:parent-style-name="Table_20_Contents">
      <style:text-properties style:use-window-font-color="true" loext:opacity="0%" officeooo:paragraph-rsid="0881d37a"/>
    </style:style>
    <style:style style:name="P637" style:family="paragraph" style:parent-style-name="Table_20_Contents">
      <style:text-properties style:use-window-font-color="true" loext:opacity="0%" officeooo:rsid="087f5d65" officeooo:paragraph-rsid="0881d37a"/>
    </style:style>
    <style:style style:name="P638" style:family="paragraph" style:parent-style-name="Text_20_body">
      <style:text-properties style:use-window-font-color="true" loext:opacity="0%" officeooo:rsid="0747c6f9" officeooo:paragraph-rsid="0747c6f9"/>
    </style:style>
    <style:style style:name="P639" style:family="paragraph" style:parent-style-name="Text_20_body">
      <style:text-properties style:use-window-font-color="true" loext:opacity="0%" officeooo:paragraph-rsid="059745e1"/>
    </style:style>
    <style:style style:name="P640" style:family="paragraph" style:parent-style-name="Text_20_body">
      <style:text-properties style:use-window-font-color="true" loext:opacity="0%" officeooo:paragraph-rsid="06533999"/>
    </style:style>
    <style:style style:name="P641" style:family="paragraph" style:parent-style-name="Text_20_body">
      <style:text-properties style:use-window-font-color="true" loext:opacity="0%" officeooo:paragraph-rsid="0a2489c5"/>
    </style:style>
    <style:style style:name="P642" style:family="paragraph" style:parent-style-name="Text_20_body">
      <style:text-properties style:use-window-font-color="true" loext:opacity="0%" officeooo:paragraph-rsid="0650c710"/>
    </style:style>
    <style:style style:name="P643" style:family="paragraph" style:parent-style-name="Text_20_body">
      <style:text-properties style:use-window-font-color="true" loext:opacity="0%" officeooo:rsid="06ac3cbf" officeooo:paragraph-rsid="06ac3cbf"/>
    </style:style>
    <style:style style:name="P644" style:family="paragraph" style:parent-style-name="Text_20_body">
      <style:paragraph-properties fo:break-before="page"/>
      <style:text-properties style:use-window-font-color="true" loext:opacity="0%" officeooo:paragraph-rsid="00f150df"/>
    </style:style>
    <style:style style:name="P645" style:family="paragraph" style:parent-style-name="Text_20_body">
      <style:text-properties style:use-window-font-color="true" loext:opacity="0%" officeooo:rsid="05bd25fa" officeooo:paragraph-rsid="05bd25fa"/>
    </style:style>
    <style:style style:name="P646" style:family="paragraph" style:parent-style-name="Text_20_body">
      <style:text-properties style:use-window-font-color="true" loext:opacity="0%" officeooo:rsid="07f9378d" officeooo:paragraph-rsid="07f9378d"/>
    </style:style>
    <style:style style:name="P647" style:family="paragraph" style:parent-style-name="Text_20_body">
      <style:paragraph-properties fo:line-height="0.2in"/>
      <style:text-properties style:use-window-font-color="true" loext:opacity="0%" officeooo:rsid="0681698d" officeooo:paragraph-rsid="0681698d"/>
    </style:style>
    <style:style style:name="P648" style:family="paragraph" style:parent-style-name="Text_20_body">
      <style:text-properties style:use-window-font-color="true" loext:opacity="0%" officeooo:paragraph-rsid="0517b7ae"/>
    </style:style>
    <style:style style:name="P649" style:family="paragraph" style:parent-style-name="Text_20_body">
      <style:text-properties style:use-window-font-color="true" loext:opacity="0%" officeooo:rsid="059745e1" officeooo:paragraph-rsid="0a2489c5"/>
    </style:style>
    <style:style style:name="P650" style:family="paragraph" style:parent-style-name="Text_20_body">
      <style:text-properties style:use-window-font-color="true" loext:opacity="0%" officeooo:paragraph-rsid="0a272127"/>
    </style:style>
    <style:style style:name="P651" style:family="paragraph" style:parent-style-name="Text_20_body">
      <style:text-properties style:use-window-font-color="true" loext:opacity="0%" officeooo:rsid="084c1eaf" officeooo:paragraph-rsid="084c1eaf"/>
    </style:style>
    <style:style style:name="P652" style:family="paragraph" style:parent-style-name="Text_20_body">
      <style:text-properties style:use-window-font-color="true" loext:opacity="0%" fo:font-style="italic" officeooo:rsid="08245be1" officeooo:paragraph-rsid="08245be1" style:font-style-asian="italic" style:font-style-complex="italic"/>
    </style:style>
    <style:style style:name="P653" style:family="paragraph" style:parent-style-name="Text_20_body">
      <style:text-properties style:use-window-font-color="true" loext:opacity="0%" fo:font-style="italic" officeooo:rsid="0830a52f" officeooo:paragraph-rsid="0830a52f" style:font-style-asian="italic" style:font-style-complex="italic"/>
    </style:style>
    <style:style style:name="P654" style:family="paragraph" style:parent-style-name="Standard" style:master-page-name="">
      <style:paragraph-properties style:page-number="auto" fo:break-before="auto" fo:break-after="auto"/>
      <style:text-properties style:use-window-font-color="true" loext:opacity="0%" officeooo:paragraph-rsid="0a2ea86a"/>
    </style:style>
    <style:style style:name="P655" style:family="paragraph" style:parent-style-name="Standard">
      <style:text-properties style:use-window-font-color="true" loext:opacity="0%" officeooo:paragraph-rsid="0a2ea86a"/>
    </style:style>
    <style:style style:name="P656" style:family="paragraph" style:parent-style-name="Text_20_body">
      <style:text-properties style:use-window-font-color="true" loext:opacity="0%" officeooo:paragraph-rsid="0a2ea86a"/>
    </style:style>
    <style:style style:name="P657" style:family="paragraph" style:parent-style-name="Standard">
      <style:text-properties style:use-window-font-color="true" loext:opacity="0%" officeooo:rsid="0a32d2b4" officeooo:paragraph-rsid="0a32d2b4"/>
    </style:style>
    <style:style style:name="P658" style:family="paragraph" style:parent-style-name="Table_20_Contents">
      <style:text-properties style:use-window-font-color="true" loext:opacity="0%" officeooo:rsid="0a2914fd" officeooo:paragraph-rsid="0a2ea86a"/>
    </style:style>
    <style:style style:name="P659" style:family="paragraph" style:parent-style-name="Table_20_Contents">
      <style:text-properties style:use-window-font-color="true" loext:opacity="0%" officeooo:rsid="0a29cb5d" officeooo:paragraph-rsid="0a2ea86a"/>
    </style:style>
    <style:style style:name="P660" style:family="paragraph" style:parent-style-name="Table_20_Contents">
      <style:text-properties style:use-window-font-color="true" loext:opacity="0%" officeooo:rsid="0a2ad138" officeooo:paragraph-rsid="0a2ea86a"/>
    </style:style>
    <style:style style:name="P661" style:family="paragraph" style:parent-style-name="Table_20_Contents">
      <style:text-properties style:use-window-font-color="true" loext:opacity="0%" officeooo:rsid="0a2bf42f" officeooo:paragraph-rsid="0a2ea86a"/>
    </style:style>
    <style:style style:name="P662" style:family="paragraph" style:parent-style-name="Table_20_Contents">
      <style:text-properties style:use-window-font-color="true" loext:opacity="0%" officeooo:rsid="0a2cad1d" officeooo:paragraph-rsid="0a2ea86a"/>
    </style:style>
    <style:style style:name="P663" style:family="paragraph" style:parent-style-name="Table_20_Contents">
      <style:text-properties style:use-window-font-color="true" loext:opacity="0%" officeooo:rsid="0281191e" officeooo:paragraph-rsid="0a3ae0d9"/>
    </style:style>
    <style:style style:name="P664" style:family="paragraph" style:parent-style-name="Table_20_Contents">
      <style:text-properties style:use-window-font-color="true" loext:opacity="0%" officeooo:rsid="02901825" officeooo:paragraph-rsid="0a3ae0d9"/>
    </style:style>
    <style:style style:name="P665" style:family="paragraph" style:parent-style-name="Table_20_Contents">
      <style:text-properties style:use-window-font-color="true" loext:opacity="0%" officeooo:rsid="02904396" officeooo:paragraph-rsid="0a3ae0d9"/>
    </style:style>
    <style:style style:name="P666" style:family="paragraph" style:parent-style-name="Table_20_Contents">
      <style:text-properties style:use-window-font-color="true" loext:opacity="0%" officeooo:rsid="0284a093" officeooo:paragraph-rsid="0a3b9a24"/>
    </style:style>
    <style:style style:name="P667" style:family="paragraph" style:parent-style-name="Text_20_body">
      <style:text-properties style:use-window-font-color="true" loext:opacity="0%" style:text-position="0% 100%" officeooo:rsid="064c6d98" officeooo:paragraph-rsid="0a2489c5"/>
    </style:style>
    <style:style style:name="P668" style:family="paragraph" style:parent-style-name="Text_20_body">
      <style:text-properties style:use-window-font-color="true" loext:opacity="0%" officeooo:rsid="06e741ea" officeooo:paragraph-rsid="0a272127"/>
    </style:style>
    <style:style style:name="P669" style:family="paragraph" style:parent-style-name="Text_20_body">
      <style:text-properties style:use-window-font-color="true" loext:opacity="0%" officeooo:rsid="06de9437" officeooo:paragraph-rsid="0a272127"/>
    </style:style>
    <style:style style:name="P670" style:family="paragraph" style:parent-style-name="Text_20_body">
      <style:text-properties style:use-window-font-color="true" loext:opacity="0%" officeooo:rsid="06e5a7b9" officeooo:paragraph-rsid="0a272127"/>
    </style:style>
    <style:style style:name="P671" style:family="paragraph" style:parent-style-name="Text_20_body">
      <style:text-properties style:use-window-font-color="true" loext:opacity="0%" officeooo:paragraph-rsid="0833b5ef"/>
    </style:style>
    <style:style style:name="P672" style:family="paragraph" style:parent-style-name="Text_20_body">
      <style:text-properties style:use-window-font-color="true" loext:opacity="0%" officeooo:rsid="083acf78" officeooo:paragraph-rsid="083acf78"/>
    </style:style>
    <style:style style:name="P673" style:family="paragraph" style:parent-style-name="Text_20_body">
      <style:text-properties style:use-window-font-color="true" loext:opacity="0%" officeooo:rsid="08690655" officeooo:paragraph-rsid="08690655"/>
    </style:style>
    <style:style style:name="P674" style:family="paragraph" style:parent-style-name="Text_20_body">
      <style:paragraph-properties fo:margin-top="0in" fo:margin-bottom="0.0575in" style:contextual-spacing="false"/>
      <style:text-properties style:use-window-font-color="true" loext:opacity="0%" officeooo:paragraph-rsid="025be6f0"/>
    </style:style>
    <style:style style:name="P675" style:family="paragraph" style:parent-style-name="Text_20_body">
      <style:paragraph-properties fo:margin-top="0in" fo:margin-bottom="0.0575in" style:contextual-spacing="false"/>
      <style:text-properties style:use-window-font-color="true" loext:opacity="0%" officeooo:rsid="08e9620a" officeooo:paragraph-rsid="08e9620a"/>
    </style:style>
    <style:style style:name="P676" style:family="paragraph" style:parent-style-name="Text_20_body">
      <style:paragraph-properties fo:margin-top="0in" fo:margin-bottom="0.0575in" style:contextual-spacing="false"/>
      <style:text-properties style:use-window-font-color="true" loext:opacity="0%" officeooo:paragraph-rsid="02040071"/>
    </style:style>
    <style:style style:name="P677" style:family="paragraph" style:parent-style-name="Text_20_body">
      <style:paragraph-properties fo:margin-top="0in" fo:margin-bottom="0.0575in" style:contextual-spacing="false"/>
      <style:text-properties style:use-window-font-color="true" loext:opacity="0%" officeooo:rsid="020bcbbd" officeooo:paragraph-rsid="020bcbbd"/>
    </style:style>
    <style:style style:name="P678" style:family="paragraph" style:parent-style-name="Text_20_body">
      <style:paragraph-properties fo:margin-top="0in" fo:margin-bottom="0.0575in" style:contextual-spacing="false"/>
      <style:text-properties style:use-window-font-color="true" loext:opacity="0%" officeooo:paragraph-rsid="0237898c"/>
    </style:style>
    <style:style style:name="P679" style:family="paragraph" style:parent-style-name="Text_20_body">
      <style:paragraph-properties fo:margin-top="0in" fo:margin-bottom="0.0575in" style:contextual-spacing="false"/>
      <style:text-properties style:use-window-font-color="true" loext:opacity="0%" officeooo:rsid="023a4f56" officeooo:paragraph-rsid="023a4f56"/>
    </style:style>
    <style:style style:name="P680" style:family="paragraph" style:parent-style-name="Text_20_body">
      <style:text-properties style:use-window-font-color="true" loext:opacity="0%" officeooo:rsid="0a3c64d3" officeooo:paragraph-rsid="0a3c64d3"/>
    </style:style>
    <style:style style:name="P681" style:family="paragraph" style:parent-style-name="Text_20_body">
      <style:text-properties style:use-window-font-color="true" loext:opacity="0%" officeooo:paragraph-rsid="05d179be"/>
    </style:style>
    <style:style style:name="P682" style:family="paragraph" style:parent-style-name="Text_20_body">
      <style:paragraph-properties fo:margin-top="0in" fo:margin-bottom="0.0575in" style:contextual-spacing="false"/>
      <style:text-properties style:use-window-font-color="true" loext:opacity="0%" officeooo:rsid="07b2ef6f" officeooo:paragraph-rsid="07c6de32"/>
    </style:style>
    <style:style style:name="P683" style:family="paragraph" style:parent-style-name="Text_20_body">
      <style:paragraph-properties fo:margin-top="0in" fo:margin-bottom="0.0575in" style:contextual-spacing="false"/>
      <style:text-properties style:use-window-font-color="true" loext:opacity="0%" officeooo:rsid="07b504a6" officeooo:paragraph-rsid="07b5b4dc"/>
    </style:style>
    <style:style style:name="P684" style:family="paragraph" style:parent-style-name="Text_20_body">
      <style:paragraph-properties fo:margin-top="0in" fo:margin-bottom="0.0575in" style:contextual-spacing="false"/>
      <style:text-properties style:use-window-font-color="true" loext:opacity="0%" officeooo:rsid="07b504a6" officeooo:paragraph-rsid="07b504a6"/>
    </style:style>
    <style:style style:name="P685" style:family="paragraph" style:parent-style-name="Text_20_body">
      <style:text-properties style:use-window-font-color="true" loext:opacity="0%" officeooo:rsid="069e0d74" officeooo:paragraph-rsid="0a4f5220"/>
    </style:style>
    <style:style style:name="P686" style:family="paragraph" style:parent-style-name="Text_20_body">
      <style:text-properties style:use-window-font-color="true" loext:opacity="0%" officeooo:paragraph-rsid="057c4eaa"/>
    </style:style>
    <style:style style:name="P687" style:family="paragraph" style:parent-style-name="Text_20_body">
      <style:text-properties style:use-window-font-color="true" loext:opacity="0%" officeooo:rsid="0a6b58f4" officeooo:paragraph-rsid="0a6b58f4"/>
    </style:style>
    <style:style style:name="P688" style:family="paragraph" style:parent-style-name="Table_20_Contents">
      <style:text-properties style:use-window-font-color="true" loext:opacity="0%" officeooo:rsid="09b0a054" officeooo:paragraph-rsid="09b0a054"/>
    </style:style>
    <style:style style:name="P689" style:family="paragraph" style:parent-style-name="Table_20_Contents">
      <style:text-properties style:use-window-font-color="true" loext:opacity="0%" officeooo:rsid="0a6e35a2" officeooo:paragraph-rsid="0a6e35a2"/>
    </style:style>
    <style:style style:name="P690" style:family="paragraph" style:parent-style-name="Table_20_Contents">
      <style:text-properties style:use-window-font-color="true" loext:opacity="0%" officeooo:rsid="0a7a01fa" officeooo:paragraph-rsid="0a7a01fa"/>
    </style:style>
    <style:style style:name="P691" style:family="paragraph" style:parent-style-name="Table_20_Contents">
      <style:text-properties style:use-window-font-color="true" loext:opacity="0%" officeooo:rsid="0a7b293b" officeooo:paragraph-rsid="0a7b293b"/>
    </style:style>
    <style:style style:name="P692" style:family="paragraph" style:parent-style-name="Text_20_body">
      <style:text-properties style:use-window-font-color="true" loext:opacity="0%" officeooo:rsid="0a7b293b" officeooo:paragraph-rsid="0a7b293b"/>
    </style:style>
    <style:style style:name="P693" style:family="paragraph" style:parent-style-name="Text_20_body">
      <style:paragraph-properties fo:break-before="page"/>
      <style:text-properties style:use-window-font-color="true" loext:opacity="0%" officeooo:rsid="0a7b293b" officeooo:paragraph-rsid="09a7961f"/>
    </style:style>
    <style:style style:name="P694" style:family="paragraph" style:parent-style-name="Text_20_body">
      <style:text-properties style:use-window-font-color="true" loext:opacity="0%" officeooo:paragraph-rsid="0a6e35a2"/>
    </style:style>
    <style:style style:name="P695" style:family="paragraph" style:parent-style-name="Text_20_body">
      <style:paragraph-properties fo:break-before="page"/>
      <style:text-properties style:use-window-font-color="true" loext:opacity="0%" officeooo:paragraph-rsid="0a6e35a2"/>
    </style:style>
    <style:style style:name="P696" style:family="paragraph" style:parent-style-name="Text_20_body">
      <style:text-properties style:use-window-font-color="true" loext:opacity="0%" officeooo:paragraph-rsid="0a740e69"/>
    </style:style>
    <style:style style:name="P697" style:family="paragraph" style:parent-style-name="Table_20_Contents">
      <style:text-properties style:use-window-font-color="true" loext:opacity="0%" fo:font-size="6pt" officeooo:rsid="011aea68" officeooo:paragraph-rsid="0881d37a" fo:background-color="transparent" style:font-size-asian="6pt" style:font-size-complex="6pt"/>
    </style:style>
    <style:style style:name="P698" style:family="paragraph" style:parent-style-name="Table_20_Contents">
      <style:text-properties style:use-window-font-color="true" loext:opacity="0%" fo:font-size="6pt" officeooo:rsid="00956fd3" officeooo:paragraph-rsid="0881d37a" fo:background-color="transparent" style:font-size-asian="6pt" style:font-size-complex="6pt"/>
    </style:style>
    <style:style style:name="P699" style:family="paragraph" style:parent-style-name="Table_20_Contents">
      <style:text-properties style:use-window-font-color="true" loext:opacity="0%" fo:font-size="2pt" officeooo:rsid="0096b3a6" officeooo:paragraph-rsid="0881d37a" fo:background-color="transparent" style:font-size-asian="2pt" style:font-size-complex="2pt"/>
    </style:style>
    <style:style style:name="P700" style:family="paragraph" style:parent-style-name="Table_20_Contents">
      <style:text-properties style:use-window-font-color="true" loext:opacity="0%" fo:font-size="2pt" officeooo:rsid="0096b3a6" officeooo:paragraph-rsid="087f5d65" fo:background-color="transparent" style:font-size-asian="2pt" style:font-size-complex="2pt"/>
    </style:style>
    <style:style style:name="P701" style:family="paragraph" style:parent-style-name="Table_20_Contents">
      <style:text-properties style:use-window-font-color="true" loext:opacity="0%" fo:font-size="2pt" officeooo:rsid="00979253" officeooo:paragraph-rsid="0881d37a" fo:background-color="transparent" style:font-size-asian="2pt" style:font-size-complex="2pt"/>
    </style:style>
    <style:style style:name="P702" style:family="paragraph" style:parent-style-name="Table_20_Contents">
      <style:text-properties style:use-window-font-color="true" loext:opacity="0%" fo:font-size="2pt" officeooo:rsid="00979253" officeooo:paragraph-rsid="087f5d65" fo:background-color="transparent" style:font-size-asian="2pt" style:font-size-complex="2pt"/>
    </style:style>
    <style:style style:name="P703" style:family="paragraph" style:parent-style-name="Table_20_Contents">
      <style:text-properties style:use-window-font-color="true" loext:opacity="0%" fo:font-size="2pt" officeooo:rsid="00981ce5" officeooo:paragraph-rsid="0881d37a" fo:background-color="transparent" style:font-size-asian="2pt" style:font-size-complex="2pt"/>
    </style:style>
    <style:style style:name="P704" style:family="paragraph" style:parent-style-name="Table_20_Contents">
      <style:text-properties style:use-window-font-color="true" loext:opacity="0%" fo:font-size="2pt" officeooo:rsid="00981ce5" officeooo:paragraph-rsid="087f5d65" fo:background-color="transparent" style:font-size-asian="2pt" style:font-size-complex="2pt"/>
    </style:style>
    <style:style style:name="P705" style:family="paragraph" style:parent-style-name="Table_20_Contents">
      <style:text-properties style:use-window-font-color="true" loext:opacity="0%" fo:font-size="2pt" officeooo:paragraph-rsid="0881d37a" fo:background-color="transparent" style:font-size-asian="2pt" style:font-size-complex="2pt"/>
    </style:style>
    <style:style style:name="P706" style:family="paragraph" style:parent-style-name="Table_20_Contents">
      <style:text-properties style:use-window-font-color="true" loext:opacity="0%" fo:font-size="2pt" officeooo:paragraph-rsid="087f5d65" fo:background-color="transparent" style:font-size-asian="2pt" style:font-size-complex="2pt"/>
    </style:style>
    <style:style style:name="P707" style:family="paragraph" style:parent-style-name="Table_20_Contents">
      <style:text-properties style:use-window-font-color="true" loext:opacity="0%" fo:font-size="5pt" officeooo:rsid="00956fd3" officeooo:paragraph-rsid="087f5d65" fo:background-color="transparent" style:font-size-asian="5pt" style:font-size-complex="5pt"/>
    </style:style>
    <style:style style:name="P708" style:family="paragraph" style:parent-style-name="Table_20_Contents">
      <style:text-properties style:use-window-font-color="true" loext:opacity="0%" fo:font-size="5pt" officeooo:rsid="011aea68" officeooo:paragraph-rsid="087f5d65" fo:background-color="transparent" style:font-size-asian="5pt" style:font-size-complex="5pt"/>
    </style:style>
    <style:style style:name="P709" style:family="paragraph" style:parent-style-name="Table_20_Contents">
      <style:text-properties style:use-window-font-color="true" loext:opacity="0%" fo:font-size="5pt" fo:font-style="normal" fo:font-weight="normal" officeooo:rsid="0572a4e7" officeooo:paragraph-rsid="0881d37a" fo:background-color="transparent" style:font-size-asian="5pt" style:font-style-asian="normal" style:font-weight-asian="normal" style:font-size-complex="5pt" style:font-style-complex="normal" style:font-weight-complex="normal"/>
    </style:style>
    <style:style style:name="P710" style:family="paragraph" style:parent-style-name="Table_20_Contents">
      <style:text-properties style:use-window-font-color="true" loext:opacity="0%" fo:font-size="5pt" fo:font-style="normal" fo:font-weight="normal" officeooo:rsid="0572a4e7" officeooo:paragraph-rsid="05698fa6" fo:background-color="transparent" style:font-size-asian="5pt" style:font-style-asian="normal" style:font-weight-asian="normal" style:font-size-complex="5pt" style:font-style-complex="normal" style:font-weight-complex="normal"/>
    </style:style>
    <style:style style:name="P711" style:family="paragraph" style:parent-style-name="Table_20_Contents">
      <style:text-properties style:use-window-font-color="true" loext:opacity="0%" fo:font-size="5pt" fo:font-style="normal" officeooo:rsid="0567fc6f" officeooo:paragraph-rsid="0881d37a" fo:background-color="transparent" style:font-size-asian="5pt" style:font-style-asian="normal" style:font-size-complex="5pt" style:font-style-complex="normal"/>
    </style:style>
    <style:style style:name="P712" style:family="paragraph" style:parent-style-name="Table_20_Contents">
      <style:text-properties style:use-window-font-color="true" loext:opacity="0%" fo:font-size="5pt" fo:font-style="normal" officeooo:rsid="0567fc6f" officeooo:paragraph-rsid="056339c9" fo:background-color="transparent" style:font-size-asian="5pt" style:font-style-asian="normal" style:font-size-complex="5pt" style:font-style-complex="normal"/>
    </style:style>
    <style:style style:name="P713" style:family="paragraph" style:parent-style-name="Table_20_Contents">
      <style:text-properties style:use-window-font-color="true" loext:opacity="0%" fo:font-size="5pt" fo:font-style="normal" officeooo:rsid="0110c606" officeooo:paragraph-rsid="0881d37a" fo:background-color="transparent" style:font-size-asian="5pt" style:font-style-asian="normal" style:font-size-complex="5pt" style:font-style-complex="normal"/>
    </style:style>
    <style:style style:name="P714" style:family="paragraph" style:parent-style-name="Table_20_Contents">
      <style:text-properties style:use-window-font-color="true" loext:opacity="0%" fo:font-size="5pt" fo:font-style="normal" officeooo:rsid="0110c606" officeooo:paragraph-rsid="056339c9" fo:background-color="transparent" style:font-size-asian="5pt" style:font-style-asian="normal" style:font-size-complex="5pt" style:font-style-complex="normal"/>
    </style:style>
    <style:style style:name="P715" style:family="paragraph" style:parent-style-name="Table_20_Contents">
      <style:text-properties style:use-window-font-color="true" loext:opacity="0%" fo:font-size="5pt" fo:font-style="normal" officeooo:rsid="008e681f" officeooo:paragraph-rsid="0881d37a" fo:background-color="transparent" style:font-size-asian="5pt" style:font-style-asian="normal" style:font-size-complex="5pt" style:font-style-complex="normal"/>
    </style:style>
    <style:style style:name="P716" style:family="paragraph" style:parent-style-name="Table_20_Contents">
      <style:text-properties style:use-window-font-color="true" loext:opacity="0%" fo:font-size="5pt" fo:font-style="normal" officeooo:rsid="008e681f" officeooo:paragraph-rsid="056339c9" fo:background-color="transparent" style:font-size-asian="5pt" style:font-style-asian="normal" style:font-size-complex="5pt" style:font-style-complex="normal"/>
    </style:style>
    <style:style style:name="P717" style:family="paragraph" style:parent-style-name="Text_20_body">
      <style:paragraph-properties fo:margin-top="0in" fo:margin-bottom="0.0575in" style:contextual-spacing="false" fo:line-height="100%"/>
      <style:text-properties style:use-window-font-color="true" loext:opacity="0%" officeooo:rsid="0a91dbff" officeooo:paragraph-rsid="0a91dbff"/>
    </style:style>
    <style:style style:name="P718" style:family="paragraph" style:parent-style-name="Text_20_body">
      <style:paragraph-properties fo:margin-top="0in" fo:margin-bottom="0.0575in" style:contextual-spacing="false" fo:line-height="100%"/>
      <style:text-properties style:use-window-font-color="true" loext:opacity="0%" officeooo:rsid="0a91dbff" officeooo:paragraph-rsid="0a9ddfcb"/>
    </style:style>
    <style:style style:name="P719" style:family="paragraph" style:parent-style-name="Text_20_body">
      <style:paragraph-properties fo:margin-top="0in" fo:margin-bottom="0.0575in" style:contextual-spacing="false" fo:line-height="100%"/>
      <style:text-properties style:use-window-font-color="true" loext:opacity="0%" officeooo:rsid="0a92b9c6" officeooo:paragraph-rsid="0a9712aa"/>
    </style:style>
    <style:style style:name="P720" style:family="paragraph" style:parent-style-name="Text_20_body">
      <style:paragraph-properties fo:margin-top="0in" fo:margin-bottom="0.0575in" style:contextual-spacing="false" fo:line-height="100%"/>
      <style:text-properties style:use-window-font-color="true" loext:opacity="0%" officeooo:rsid="0a92b9c6" officeooo:paragraph-rsid="0a9ddfcb"/>
    </style:style>
    <style:style style:name="P721" style:family="paragraph" style:parent-style-name="Text_20_body">
      <style:paragraph-properties fo:line-height="100%"/>
      <style:text-properties style:use-window-font-color="true" loext:opacity="0%" officeooo:paragraph-rsid="0a66d4f0"/>
    </style:style>
    <style:style style:name="P722" style:family="paragraph" style:parent-style-name="Text_20_body">
      <style:paragraph-properties fo:margin-top="0in" fo:margin-bottom="0.0575in" style:contextual-spacing="false" fo:line-height="100%"/>
      <style:text-properties style:use-window-font-color="true" loext:opacity="0%" officeooo:rsid="0a9bad50" officeooo:paragraph-rsid="0a9bad50"/>
    </style:style>
    <style:style style:name="P723" style:family="paragraph" style:parent-style-name="Text_20_body">
      <style:paragraph-properties fo:margin-top="0in" fo:margin-bottom="0.0575in" style:contextual-spacing="false"/>
      <style:text-properties style:use-window-font-color="true" loext:opacity="0%"/>
    </style:style>
    <style:style style:name="P724" style:family="paragraph" style:parent-style-name="Heading_20_1">
      <style:paragraph-properties fo:break-before="page"/>
      <style:text-properties style:use-window-font-color="true" loext:opacity="0%" officeooo:rsid="0a2d8cc6" officeooo:paragraph-rsid="0a2d8cc6"/>
    </style:style>
    <style:style style:name="P725" style:family="paragraph" style:parent-style-name="Heading_20_1">
      <style:paragraph-properties fo:break-before="page"/>
      <style:text-properties style:use-window-font-color="true" loext:opacity="0%" officeooo:paragraph-rsid="0a2489c5" fo:background-color="transparent"/>
    </style:style>
    <style:style style:name="P726" style:family="paragraph" style:parent-style-name="Heading_20_2">
      <style:text-properties style:use-window-font-color="true" loext:opacity="0%" officeooo:rsid="006b599c" officeooo:paragraph-rsid="006b599c" fo:background-color="transparent"/>
    </style:style>
    <style:style style:name="P727" style:family="paragraph" style:parent-style-name="Heading_20_2">
      <style:text-properties style:use-window-font-color="true" loext:opacity="0%" officeooo:rsid="00bbf2ad" officeooo:paragraph-rsid="00bbf2ad" fo:background-color="transparent"/>
    </style:style>
    <style:style style:name="P728" style:family="paragraph" style:parent-style-name="Heading_20_2">
      <style:paragraph-properties fo:break-before="page"/>
      <style:text-properties style:use-window-font-color="true" loext:opacity="0%" officeooo:rsid="00bf079d" officeooo:paragraph-rsid="00bf079d" fo:background-color="transparent"/>
    </style:style>
    <style:style style:name="P729" style:family="paragraph" style:parent-style-name="Heading_20_2" style:list-style-name="">
      <style:paragraph-properties fo:break-before="page"/>
      <style:text-properties style:use-window-font-color="true" loext:opacity="0%" officeooo:rsid="05990cae" officeooo:paragraph-rsid="05990cae" fo:background-color="transparent"/>
    </style:style>
    <style:style style:name="P730" style:family="paragraph" style:parent-style-name="Heading_20_2">
      <style:paragraph-properties fo:break-before="page"/>
      <style:text-properties style:use-window-font-color="true" loext:opacity="0%" officeooo:paragraph-rsid="059cee83" fo:background-color="transparent"/>
    </style:style>
    <style:style style:name="P731" style:family="paragraph" style:parent-style-name="Heading_20_2">
      <style:paragraph-properties fo:break-before="page"/>
      <style:text-properties style:use-window-font-color="true" loext:opacity="0%" fo:background-color="transparent"/>
    </style:style>
    <style:style style:name="P732" style:family="paragraph" style:parent-style-name="Heading_20_3">
      <style:paragraph-properties fo:break-before="page"/>
      <style:text-properties style:use-window-font-color="true" loext:opacity="0%" officeooo:rsid="00cb7a1e" officeooo:paragraph-rsid="00cb7a1e" fo:background-color="transparent"/>
    </style:style>
    <style:style style:name="P733" style:family="paragraph" style:parent-style-name="Heading_20_3">
      <style:text-properties style:use-window-font-color="true" loext:opacity="0%" officeooo:rsid="00e8bd35" officeooo:paragraph-rsid="00e8bd35"/>
    </style:style>
    <style:style style:name="P734" style:family="paragraph" style:parent-style-name="Heading_20_3">
      <style:paragraph-properties fo:break-before="page"/>
      <style:text-properties style:use-window-font-color="true" loext:opacity="0%"/>
    </style:style>
    <style:style style:name="P735" style:family="paragraph" style:parent-style-name="Heading_20_3">
      <style:text-properties style:use-window-font-color="true" loext:opacity="0%" officeooo:rsid="068d83b4" officeooo:paragraph-rsid="068d83b4"/>
    </style:style>
    <style:style style:name="P736" style:family="paragraph" style:parent-style-name="Heading_20_3">
      <style:text-properties style:use-window-font-color="true" loext:opacity="0%" officeooo:rsid="059745e1" officeooo:paragraph-rsid="059745e1"/>
    </style:style>
    <style:style style:name="P737" style:family="paragraph" style:parent-style-name="Heading_20_3">
      <style:paragraph-properties fo:break-before="page"/>
      <style:text-properties style:use-window-font-color="true" loext:opacity="0%" officeooo:rsid="0597ca95" officeooo:paragraph-rsid="0597ca95"/>
    </style:style>
    <style:style style:name="P738" style:family="paragraph" style:parent-style-name="Heading_20_3">
      <style:text-properties style:use-window-font-color="true" loext:opacity="0%" officeooo:paragraph-rsid="0a272127"/>
    </style:style>
    <style:style style:name="P739" style:family="paragraph" style:parent-style-name="Heading_20_3">
      <style:text-properties style:use-window-font-color="true" loext:opacity="0%" officeooo:rsid="059725b1" officeooo:paragraph-rsid="06e36671"/>
    </style:style>
    <style:style style:name="P740" style:family="paragraph" style:parent-style-name="Heading_20_3">
      <style:paragraph-properties fo:break-before="page"/>
      <style:text-properties style:use-window-font-color="true" loext:opacity="0%" officeooo:rsid="06e36671" officeooo:paragraph-rsid="06e36671"/>
    </style:style>
    <style:style style:name="P741" style:family="paragraph" style:parent-style-name="Heading_20_3">
      <style:text-properties style:use-window-font-color="true" loext:opacity="0%" officeooo:rsid="06f26925" officeooo:paragraph-rsid="06f26925"/>
    </style:style>
    <style:style style:name="P742" style:family="paragraph" style:parent-style-name="Heading_20_3">
      <style:text-properties style:use-window-font-color="true" loext:opacity="0%" officeooo:rsid="0a66d4f0" officeooo:paragraph-rsid="0a66d4f0"/>
    </style:style>
    <style:style style:name="P743" style:family="paragraph" style:parent-style-name="Heading_20_3">
      <style:text-properties style:use-window-font-color="true" loext:opacity="0%" officeooo:paragraph-rsid="0a1f6628"/>
    </style:style>
    <style:style style:name="P744" style:family="paragraph" style:parent-style-name="Heading_20_3">
      <style:text-properties style:use-window-font-color="true" loext:opacity="0%" officeooo:rsid="0a90a765" officeooo:paragraph-rsid="0a90a765"/>
    </style:style>
    <style:style style:name="P745" style:family="paragraph" style:parent-style-name="Heading_20_3">
      <style:text-properties style:use-window-font-color="true" loext:opacity="0%"/>
    </style:style>
    <style:style style:name="P746" style:family="paragraph" style:parent-style-name="Heading_20_4">
      <style:text-properties style:use-window-font-color="true" loext:opacity="0%" officeooo:rsid="00f08b2a" officeooo:paragraph-rsid="00f08b2a"/>
    </style:style>
    <style:style style:name="P747" style:family="paragraph" style:parent-style-name="Heading_20_4">
      <style:text-properties style:use-window-font-color="true" loext:opacity="0%" officeooo:rsid="011f8e4e" officeooo:paragraph-rsid="011f8e4e"/>
    </style:style>
    <style:style style:name="P748" style:family="paragraph" style:parent-style-name="Heading_20_4">
      <style:text-properties style:use-window-font-color="true" loext:opacity="0%" officeooo:rsid="05e2d945" officeooo:paragraph-rsid="05e2d945"/>
    </style:style>
    <style:style style:name="P749" style:family="paragraph" style:parent-style-name="Heading_20_4" style:master-page-name="">
      <style:paragraph-properties style:page-number="auto" fo:break-before="auto" fo:break-after="auto"/>
      <style:text-properties style:use-window-font-color="true" loext:opacity="0%" officeooo:paragraph-rsid="08bfb560"/>
    </style:style>
    <style:style style:name="P750" style:family="paragraph" style:parent-style-name="Heading_20_4" style:master-page-name="">
      <style:paragraph-properties style:page-number="auto" fo:break-before="auto" fo:break-after="auto"/>
      <style:text-properties style:use-window-font-color="true" loext:opacity="0%"/>
    </style:style>
    <style:style style:name="P751" style:family="paragraph" style:parent-style-name="Heading_20_4">
      <style:text-properties style:use-window-font-color="true" loext:opacity="0%"/>
    </style:style>
    <style:style style:name="P752" style:family="paragraph" style:parent-style-name="Heading_20_4">
      <style:paragraph-properties fo:break-before="page"/>
      <style:text-properties style:use-window-font-color="true" loext:opacity="0%"/>
    </style:style>
    <style:style style:name="P753" style:family="paragraph" style:parent-style-name="Heading_20_4">
      <style:text-properties style:use-window-font-color="true" loext:opacity="0%" officeooo:rsid="01ff3b2f" officeooo:paragraph-rsid="01ff3b2f"/>
    </style:style>
    <style:style style:name="P754" style:family="paragraph" style:parent-style-name="Heading_20_4">
      <style:paragraph-properties fo:break-before="page"/>
      <style:text-properties style:use-window-font-color="true" loext:opacity="0%" officeooo:rsid="0255714b" officeooo:paragraph-rsid="0255714b"/>
    </style:style>
    <style:style style:name="P755" style:family="paragraph" style:parent-style-name="Heading_20_4">
      <style:text-properties style:use-window-font-color="true" loext:opacity="0%" officeooo:rsid="06f7af6f" officeooo:paragraph-rsid="06f7af6f"/>
    </style:style>
    <style:style style:name="P756" style:family="paragraph" style:parent-style-name="Heading_20_4">
      <style:paragraph-properties fo:break-before="page"/>
      <style:text-properties style:use-window-font-color="true" loext:opacity="0%" officeooo:rsid="06f7af6f" officeooo:paragraph-rsid="06f7af6f"/>
    </style:style>
    <style:style style:name="P757" style:family="paragraph" style:parent-style-name="Heading_20_4">
      <style:text-properties style:use-window-font-color="true" loext:opacity="0%" officeooo:rsid="07b25523" officeooo:paragraph-rsid="07b25523"/>
    </style:style>
    <style:style style:name="P758" style:family="paragraph" style:parent-style-name="Heading_20_4">
      <style:text-properties style:use-window-font-color="true" loext:opacity="0%" officeooo:rsid="07c3254d" officeooo:paragraph-rsid="07c3254d"/>
    </style:style>
    <style:style style:name="P759" style:family="paragraph" style:parent-style-name="Heading_20_4">
      <style:text-properties style:use-window-font-color="true" loext:opacity="0%" officeooo:rsid="084c1eaf" officeooo:paragraph-rsid="084c1eaf"/>
    </style:style>
    <style:style style:name="P760" style:family="paragraph" style:parent-style-name="Heading_20_4">
      <style:text-properties style:use-window-font-color="true" loext:opacity="0%" officeooo:rsid="0867b83b" officeooo:paragraph-rsid="0867b83b"/>
    </style:style>
    <style:style style:name="P761" style:family="paragraph" style:parent-style-name="Heading_20_4">
      <style:text-properties style:use-window-font-color="true" loext:opacity="0%" officeooo:paragraph-rsid="08810534"/>
    </style:style>
    <style:style style:name="P762" style:family="paragraph" style:parent-style-name="Heading_20_4">
      <style:text-properties style:use-window-font-color="true" loext:opacity="0%" officeooo:rsid="04bf2e0f" officeooo:paragraph-rsid="04bf2e0f"/>
    </style:style>
    <style:style style:name="P763" style:family="paragraph" style:parent-style-name="Heading_20_4">
      <style:text-properties style:use-window-font-color="true" loext:opacity="0%" fo:font-style="italic" style:font-style-asian="italic" style:font-style-complex="italic"/>
    </style:style>
    <style:style style:name="P764" style:family="paragraph" style:parent-style-name="Text_20_body" style:list-style-name="L1">
      <style:text-properties style:use-window-font-color="true" loext:opacity="0%" fo:font-size="10.6999998092651pt" officeooo:rsid="08ec7988" officeooo:paragraph-rsid="08ec7988" style:font-size-asian="10.6999998092651pt" style:font-size-complex="10.6999998092651pt"/>
    </style:style>
    <style:style style:name="P765" style:family="paragraph" style:parent-style-name="Text_20_body" style:list-style-name="L1">
      <style:text-properties style:use-window-font-color="true" loext:opacity="0%" fo:font-size="10.6999998092651pt" officeooo:rsid="08eeb028" officeooo:paragraph-rsid="08eeb028" style:font-size-asian="10.6999998092651pt" style:font-size-complex="10.6999998092651pt"/>
    </style:style>
    <style:style style:name="P766" style:family="paragraph" style:parent-style-name="Text_20_body" style:list-style-name="L1">
      <style:text-properties style:use-window-font-color="true" loext:opacity="0%" fo:font-size="10.6999998092651pt" officeooo:rsid="08efde78" officeooo:paragraph-rsid="08efde78" style:font-size-asian="10.6999998092651pt" style:font-size-complex="10.6999998092651pt"/>
    </style:style>
    <style:style style:name="P767" style:family="paragraph" style:parent-style-name="Text_20_body" style:list-style-name="L1">
      <style:text-properties style:use-window-font-color="true" loext:opacity="0%" fo:font-size="10.6999998092651pt" officeooo:rsid="08f174cb" officeooo:paragraph-rsid="08f174cb" style:font-size-asian="10.6999998092651pt" style:font-size-complex="10.6999998092651pt"/>
    </style:style>
    <style:style style:name="P768" style:family="paragraph" style:parent-style-name="Text_20_body" style:list-style-name="L1">
      <style:text-properties style:use-window-font-color="true" loext:opacity="0%" fo:font-size="10.6999998092651pt" fo:font-style="normal" style:text-underline-style="none" officeooo:rsid="08f36c88" officeooo:paragraph-rsid="08f36c88" style:font-size-asian="10.6999998092651pt" style:font-style-asian="normal" style:font-size-complex="10.6999998092651pt" style:font-style-complex="normal"/>
    </style:style>
    <style:style style:name="P769" style:family="paragraph" style:parent-style-name="Text_20_body" style:list-style-name="L1">
      <style:text-properties style:use-window-font-color="true" loext:opacity="0%" fo:font-size="10.6999998092651pt" fo:font-style="normal" style:text-underline-style="none" officeooo:rsid="08f4a9e7" officeooo:paragraph-rsid="08f4a9e7" style:font-size-asian="10.6999998092651pt" style:font-style-asian="normal" style:font-size-complex="10.6999998092651pt" style:font-style-complex="normal"/>
    </style:style>
    <style:style style:name="P770" style:family="paragraph" style:parent-style-name="Text_20_body" style:list-style-name="L1">
      <style:text-properties style:use-window-font-color="true" loext:opacity="0%" fo:font-size="10.6999998092651pt" fo:font-style="normal" style:text-underline-style="none" officeooo:rsid="08f4dec2" officeooo:paragraph-rsid="08f4dec2" style:font-size-asian="10.6999998092651pt" style:font-style-asian="normal" style:font-size-complex="10.6999998092651pt" style:font-style-complex="normal"/>
    </style:style>
    <style:style style:name="P771" style:family="paragraph" style:parent-style-name="Text_20_body" style:list-style-name="L1">
      <style:text-properties style:use-window-font-color="true" loext:opacity="0%" fo:font-size="10.6999998092651pt" fo:font-style="normal" style:text-underline-style="none" officeooo:rsid="08f6c7df" officeooo:paragraph-rsid="08f6c7df" style:font-size-asian="10.6999998092651pt" style:font-style-asian="normal" style:font-size-complex="10.6999998092651pt" style:font-style-complex="normal"/>
    </style:style>
    <style:style style:name="P772" style:family="paragraph" style:parent-style-name="Text_20_body" style:list-style-name="L2">
      <style:text-properties style:use-window-font-color="true" loext:opacity="0%" fo:font-style="normal" officeooo:rsid="0833b5ef" officeooo:paragraph-rsid="0833b5ef" style:font-style-asian="normal" style:font-style-complex="normal"/>
    </style:style>
    <style:style style:name="P773" style:family="paragraph" style:parent-style-name="Text_20_body" style:list-style-name="L2">
      <style:text-properties style:use-window-font-color="true" loext:opacity="0%" fo:font-style="normal" officeooo:rsid="0838943b" officeooo:paragraph-rsid="0838943b" style:font-style-asian="normal" style:font-style-complex="normal"/>
    </style:style>
    <style:style style:name="P774" style:family="paragraph" style:parent-style-name="Text_20_body" style:list-style-name="L2">
      <style:text-properties style:use-window-font-color="true" loext:opacity="0%" fo:font-style="normal" officeooo:rsid="083753b8" officeooo:paragraph-rsid="083753b8" style:font-style-asian="normal" style:font-style-complex="normal"/>
    </style:style>
    <style:style style:name="P775" style:family="paragraph" style:parent-style-name="Text_20_body" style:list-style-name="L2">
      <style:text-properties style:use-window-font-color="true" loext:opacity="0%" fo:font-style="normal" officeooo:rsid="08522027" officeooo:paragraph-rsid="08522027" style:font-style-asian="normal" style:font-style-complex="normal"/>
    </style:style>
    <style:style style:name="P776" style:family="paragraph" style:parent-style-name="Text_20_body" style:list-style-name="L4">
      <style:text-properties style:use-window-font-color="true" loext:opacity="0%" fo:font-style="normal" fo:font-weight="normal" officeooo:rsid="084ff1b1" officeooo:paragraph-rsid="084ff1b1" style:font-style-asian="normal" style:font-weight-asian="normal" style:font-style-complex="normal" style:font-weight-complex="normal"/>
    </style:style>
    <style:style style:name="P777" style:family="paragraph" style:parent-style-name="Text_20_body" style:list-style-name="L3">
      <style:text-properties style:use-window-font-color="true" loext:opacity="0%" officeooo:paragraph-rsid="083e4aea"/>
    </style:style>
    <style:style style:name="P778" style:family="paragraph" style:parent-style-name="Text_20_body" style:list-style-name="L3">
      <style:text-properties style:use-window-font-color="true" loext:opacity="0%" officeooo:rsid="08602f0c" officeooo:paragraph-rsid="08602f0c"/>
    </style:style>
    <style:style style:name="P779" style:family="paragraph" style:parent-style-name="Text_20_body" style:list-style-name="L3">
      <style:text-properties style:use-window-font-color="true" loext:opacity="0%" officeooo:rsid="0860f6d9" officeooo:paragraph-rsid="0860f6d9"/>
    </style:style>
    <style:style style:name="P780" style:family="paragraph" style:parent-style-name="Text_20_body" style:list-style-name="L3">
      <style:text-properties style:use-window-font-color="true" loext:opacity="0%" officeooo:rsid="0844fcd6" officeooo:paragraph-rsid="08553973"/>
    </style:style>
    <style:style style:name="P781" style:family="paragraph" style:parent-style-name="Text_20_body" style:list-style-name="L3">
      <style:text-properties style:use-window-font-color="true" loext:opacity="0%" officeooo:rsid="08553973" officeooo:paragraph-rsid="08553973"/>
    </style:style>
    <style:style style:name="P782" style:family="paragraph" style:parent-style-name="Text_20_body" style:list-style-name="L3">
      <style:text-properties style:use-window-font-color="true" loext:opacity="0%" officeooo:rsid="0858d4ae" officeooo:paragraph-rsid="0858d4ae"/>
    </style:style>
    <style:style style:name="P783" style:family="paragraph" style:parent-style-name="Text_20_body" style:list-style-name="L3">
      <style:text-properties style:use-window-font-color="true" loext:opacity="0%" officeooo:rsid="0857e13e" officeooo:paragraph-rsid="0857e13e"/>
    </style:style>
    <style:style style:name="P784" style:family="paragraph" style:parent-style-name="Text_20_body" style:list-style-name="L3">
      <style:text-properties style:use-window-font-color="true" loext:opacity="0%" officeooo:rsid="0875d6d6" officeooo:paragraph-rsid="0875d6d6"/>
    </style:style>
    <style:style style:name="P785" style:family="paragraph" style:parent-style-name="Text_20_body" style:list-style-name="L4">
      <style:text-properties style:use-window-font-color="true" loext:opacity="0%" officeooo:rsid="084e6bef" officeooo:paragraph-rsid="084e6bef"/>
    </style:style>
    <style:style style:name="P786" style:family="paragraph" style:parent-style-name="Text_20_body" style:list-style-name="L4">
      <style:text-properties style:use-window-font-color="true" loext:opacity="0%" officeooo:rsid="084ff1b1" officeooo:paragraph-rsid="084ff1b1"/>
    </style:style>
    <style:style style:name="P787" style:family="paragraph" style:parent-style-name="Text_20_body" style:list-style-name="L5">
      <style:text-properties style:use-window-font-color="true" loext:opacity="0%" officeooo:rsid="086a958e" officeooo:paragraph-rsid="086a958e"/>
    </style:style>
    <style:style style:name="P788" style:family="paragraph" style:parent-style-name="Text_20_body" style:list-style-name="L5">
      <style:text-properties style:use-window-font-color="true" loext:opacity="0%" officeooo:rsid="086bebd3" officeooo:paragraph-rsid="0875218a"/>
    </style:style>
    <style:style style:name="P789" style:family="paragraph" style:parent-style-name="Text_20_body" style:list-style-name="L5">
      <style:text-properties style:use-window-font-color="true" loext:opacity="0%" officeooo:paragraph-rsid="0875d6d6"/>
    </style:style>
    <style:style style:name="T1" style:family="text">
      <style:text-properties officeooo:rsid="00217b47"/>
    </style:style>
    <style:style style:name="T2" style:family="text">
      <style:text-properties officeooo:rsid="0022d28f"/>
    </style:style>
    <style:style style:name="T3" style:family="text">
      <style:text-properties officeooo:rsid="0023aaa3"/>
    </style:style>
    <style:style style:name="T4" style:family="text">
      <style:text-properties officeooo:rsid="002401ae"/>
    </style:style>
    <style:style style:name="T5" style:family="text">
      <style:text-properties officeooo:rsid="0025e60a"/>
    </style:style>
    <style:style style:name="T6" style:family="text">
      <style:text-properties fo:font-style="normal" style:font-style-asian="normal" style:font-style-complex="normal"/>
    </style:style>
    <style:style style:name="T7" style:family="text">
      <style:text-properties fo:font-style="normal" officeooo:rsid="002401ae" style:font-style-asian="normal" style:font-style-complex="normal"/>
    </style:style>
    <style:style style:name="T8" style:family="text">
      <style:text-properties fo:font-style="normal" officeooo:rsid="00241339" style:font-style-asian="normal" style:font-style-complex="normal"/>
    </style:style>
    <style:style style:name="T9" style:family="text">
      <style:text-properties fo:font-style="normal" officeooo:rsid="0026731c" style:font-style-asian="normal" style:font-style-complex="normal"/>
    </style:style>
    <style:style style:name="T10" style:family="text">
      <style:text-properties fo:font-style="normal" officeooo:rsid="002835f5" style:font-style-asian="normal" style:font-style-complex="normal"/>
    </style:style>
    <style:style style:name="T11" style:family="text">
      <style:text-properties fo:font-style="normal" officeooo:rsid="002943a9" style:font-style-asian="normal" style:font-style-complex="normal"/>
    </style:style>
    <style:style style:name="T12" style:family="text">
      <style:text-properties fo:font-style="normal" officeooo:rsid="0029fdae" style:font-style-asian="normal" style:font-style-complex="normal"/>
    </style:style>
    <style:style style:name="T13" style:family="text">
      <style:text-properties fo:font-style="normal" officeooo:rsid="002b1e01" style:font-style-asian="normal" style:font-style-complex="normal"/>
    </style:style>
    <style:style style:name="T14" style:family="text">
      <style:text-properties fo:font-style="normal" officeooo:rsid="002c38c8" style:font-style-asian="normal" style:font-style-complex="normal"/>
    </style:style>
    <style:style style:name="T15" style:family="text">
      <style:text-properties fo:font-style="normal" officeooo:rsid="002d356e" style:font-style-asian="normal" style:font-style-complex="normal"/>
    </style:style>
    <style:style style:name="T16" style:family="text">
      <style:text-properties fo:font-style="normal" officeooo:rsid="002f00be" style:font-style-asian="normal" style:font-style-complex="normal"/>
    </style:style>
    <style:style style:name="T17" style:family="text">
      <style:text-properties fo:font-style="normal" officeooo:rsid="003087ef" style:font-style-asian="normal" style:font-style-complex="normal"/>
    </style:style>
    <style:style style:name="T18" style:family="text">
      <style:text-properties fo:font-style="normal" officeooo:rsid="0031c2b1" style:font-style-asian="normal" style:font-style-complex="normal"/>
    </style:style>
    <style:style style:name="T19" style:family="text">
      <style:text-properties fo:font-style="normal" officeooo:rsid="0065df16" style:font-style-asian="normal" style:font-style-complex="normal"/>
    </style:style>
    <style:style style:name="T20" style:family="text">
      <style:text-properties fo:font-style="normal" officeooo:rsid="00674f78" style:font-style-asian="normal" style:font-style-complex="normal"/>
    </style:style>
    <style:style style:name="T21" style:family="text">
      <style:text-properties fo:font-style="normal" officeooo:rsid="006874f5" style:font-style-asian="normal" style:font-style-complex="normal"/>
    </style:style>
    <style:style style:name="T22" style:family="text">
      <style:text-properties fo:font-style="normal" officeooo:rsid="00867fa0" style:font-style-asian="normal" style:font-style-complex="normal"/>
    </style:style>
    <style:style style:name="T23" style:family="text">
      <style:text-properties fo:font-style="normal" officeooo:rsid="0087db3d" style:font-style-asian="normal" style:font-style-complex="normal"/>
    </style:style>
    <style:style style:name="T24" style:family="text">
      <style:text-properties fo:font-style="normal" officeooo:rsid="00883ef7" style:font-style-asian="normal" style:font-style-complex="normal"/>
    </style:style>
    <style:style style:name="T25" style:family="text">
      <style:text-properties fo:font-style="normal" officeooo:rsid="009ae964" style:font-style-asian="normal" style:font-style-complex="normal"/>
    </style:style>
    <style:style style:name="T26" style:family="text">
      <style:text-properties fo:font-style="normal" officeooo:rsid="00c398a7" style:font-style-asian="normal" style:font-style-complex="normal"/>
    </style:style>
    <style:style style:name="T27" style:family="text">
      <style:text-properties fo:font-style="normal" officeooo:rsid="00c42ef1" style:font-style-asian="normal" style:font-style-complex="normal"/>
    </style:style>
    <style:style style:name="T28" style:family="text">
      <style:text-properties fo:font-style="normal" officeooo:rsid="00c55efe" style:font-style-asian="normal" style:font-style-complex="normal"/>
    </style:style>
    <style:style style:name="T29" style:family="text">
      <style:text-properties fo:font-style="normal" officeooo:rsid="00c72f8c" style:font-style-asian="normal" style:font-style-complex="normal"/>
    </style:style>
    <style:style style:name="T30" style:family="text">
      <style:text-properties fo:font-style="normal" officeooo:rsid="00c7adbb" style:font-style-asian="normal" style:font-style-complex="normal"/>
    </style:style>
    <style:style style:name="T31" style:family="text">
      <style:text-properties fo:font-style="normal" officeooo:rsid="00c7f404" style:font-style-asian="normal" style:font-style-complex="normal"/>
    </style:style>
    <style:style style:name="T32" style:family="text">
      <style:text-properties fo:font-style="normal" officeooo:rsid="00c9f703" style:font-style-asian="normal" style:font-style-complex="normal"/>
    </style:style>
    <style:style style:name="T33" style:family="text">
      <style:text-properties fo:font-style="normal" officeooo:rsid="00d7296d" style:font-style-asian="normal" style:font-style-complex="normal"/>
    </style:style>
    <style:style style:name="T34" style:family="text">
      <style:text-properties fo:font-style="normal" officeooo:rsid="00d906bc" style:font-style-asian="normal" style:font-style-complex="normal"/>
    </style:style>
    <style:style style:name="T35" style:family="text">
      <style:text-properties fo:font-style="normal" officeooo:rsid="010a20fb" style:font-style-asian="normal" style:font-style-complex="normal"/>
    </style:style>
    <style:style style:name="T36" style:family="text">
      <style:text-properties fo:font-style="normal" officeooo:rsid="010be348" style:font-style-asian="normal" style:font-style-complex="normal"/>
    </style:style>
    <style:style style:name="T37" style:family="text">
      <style:text-properties fo:font-style="normal" officeooo:rsid="01189fc6" style:font-style-asian="normal" style:font-style-complex="normal"/>
    </style:style>
    <style:style style:name="T38" style:family="text">
      <style:text-properties fo:font-style="normal" officeooo:rsid="0119fd98" style:font-style-asian="normal" style:font-style-complex="normal"/>
    </style:style>
    <style:style style:name="T39" style:family="text">
      <style:text-properties fo:font-style="normal" officeooo:rsid="011c8694" style:font-style-asian="normal" style:font-style-complex="normal"/>
    </style:style>
    <style:style style:name="T40" style:family="text">
      <style:text-properties fo:font-style="normal" officeooo:rsid="011e833f" style:font-style-asian="normal" style:font-style-complex="normal"/>
    </style:style>
    <style:style style:name="T41" style:family="text">
      <style:text-properties fo:font-style="normal" officeooo:rsid="012fb997" style:font-style-asian="normal" style:font-style-complex="normal"/>
    </style:style>
    <style:style style:name="T42" style:family="text">
      <style:text-properties fo:font-style="normal" officeooo:rsid="013c73c7" style:font-style-asian="normal" style:font-style-complex="normal"/>
    </style:style>
    <style:style style:name="T43" style:family="text">
      <style:text-properties fo:font-style="normal" officeooo:rsid="01658228" style:font-style-asian="normal" style:font-style-complex="normal"/>
    </style:style>
    <style:style style:name="T44" style:family="text">
      <style:text-properties fo:font-style="normal" officeooo:rsid="01664ecd" style:font-style-asian="normal" style:font-style-complex="normal"/>
    </style:style>
    <style:style style:name="T45" style:family="text">
      <style:text-properties fo:font-style="normal" officeooo:rsid="01665c85" style:font-style-asian="normal" style:font-style-complex="normal"/>
    </style:style>
    <style:style style:name="T46" style:family="text">
      <style:text-properties fo:font-style="normal" officeooo:rsid="01677739" style:font-style-asian="normal" style:font-style-complex="normal"/>
    </style:style>
    <style:style style:name="T47" style:family="text">
      <style:text-properties fo:font-style="normal" officeooo:rsid="0183d9c1" style:font-style-asian="normal" style:font-style-complex="normal"/>
    </style:style>
    <style:style style:name="T48" style:family="text">
      <style:text-properties fo:font-style="normal" officeooo:rsid="0186c6fa" style:font-style-asian="normal" style:font-style-complex="normal"/>
    </style:style>
    <style:style style:name="T49" style:family="text">
      <style:text-properties fo:font-style="normal" officeooo:rsid="018a28d4" style:font-style-asian="normal" style:font-style-complex="normal"/>
    </style:style>
    <style:style style:name="T50" style:family="text">
      <style:text-properties fo:font-style="normal" officeooo:rsid="018b7001" style:font-style-asian="normal" style:font-style-complex="normal"/>
    </style:style>
    <style:style style:name="T51" style:family="text">
      <style:text-properties fo:font-style="normal" officeooo:rsid="018c4e6e" style:font-style-asian="normal" style:font-style-complex="normal"/>
    </style:style>
    <style:style style:name="T52" style:family="text">
      <style:text-properties fo:font-style="normal" officeooo:rsid="018ca974" style:font-style-asian="normal" style:font-style-complex="normal"/>
    </style:style>
    <style:style style:name="T53" style:family="text">
      <style:text-properties fo:font-style="normal" officeooo:rsid="018ed4d7" style:font-style-asian="normal" style:font-style-complex="normal"/>
    </style:style>
    <style:style style:name="T54" style:family="text">
      <style:text-properties fo:font-style="normal" officeooo:rsid="018ffb73" style:font-style-asian="normal" style:font-style-complex="normal"/>
    </style:style>
    <style:style style:name="T55" style:family="text">
      <style:text-properties fo:font-style="normal" officeooo:rsid="0192e457" style:font-style-asian="normal" style:font-style-complex="normal"/>
    </style:style>
    <style:style style:name="T56" style:family="text">
      <style:text-properties fo:font-style="normal" officeooo:rsid="01948cc7" style:font-style-asian="normal" style:font-style-complex="normal"/>
    </style:style>
    <style:style style:name="T57" style:family="text">
      <style:text-properties fo:font-style="normal" officeooo:rsid="01949d3c" style:font-style-asian="normal" style:font-style-complex="normal"/>
    </style:style>
    <style:style style:name="T58" style:family="text">
      <style:text-properties fo:font-style="normal" officeooo:rsid="01965ccc" style:font-style-asian="normal" style:font-style-complex="normal"/>
    </style:style>
    <style:style style:name="T59" style:family="text">
      <style:text-properties fo:font-style="normal" officeooo:rsid="0197fbed" style:font-style-asian="normal" style:font-style-complex="normal"/>
    </style:style>
    <style:style style:name="T60" style:family="text">
      <style:text-properties fo:font-style="normal" officeooo:rsid="019930cb" style:font-style-asian="normal" style:font-style-complex="normal"/>
    </style:style>
    <style:style style:name="T61" style:family="text">
      <style:text-properties fo:font-style="normal" officeooo:rsid="019aa4e8" style:font-style-asian="normal" style:font-style-complex="normal"/>
    </style:style>
    <style:style style:name="T62" style:family="text">
      <style:text-properties fo:font-style="normal" officeooo:rsid="01ae6962" style:font-style-asian="normal" style:font-style-complex="normal"/>
    </style:style>
    <style:style style:name="T63" style:family="text">
      <style:text-properties fo:font-style="normal" officeooo:rsid="01b348ce" style:font-style-asian="normal" style:font-style-complex="normal"/>
    </style:style>
    <style:style style:name="T64" style:family="text">
      <style:text-properties fo:font-style="normal" officeooo:rsid="020adbfe" style:font-style-asian="normal" style:font-style-complex="normal"/>
    </style:style>
    <style:style style:name="T65" style:family="text">
      <style:text-properties fo:font-style="normal" officeooo:rsid="020b1ea4" style:font-style-asian="normal" style:font-style-complex="normal"/>
    </style:style>
    <style:style style:name="T66" style:family="text">
      <style:text-properties fo:font-style="normal" officeooo:rsid="020d68fa" style:font-style-asian="normal" style:font-style-complex="normal"/>
    </style:style>
    <style:style style:name="T67" style:family="text">
      <style:text-properties fo:font-style="normal" officeooo:rsid="01e4e220" style:font-style-asian="normal" style:font-style-complex="normal"/>
    </style:style>
    <style:style style:name="T68" style:family="text">
      <style:text-properties fo:font-style="normal" officeooo:rsid="01e4fb50" style:font-style-asian="normal" style:font-style-complex="normal"/>
    </style:style>
    <style:style style:name="T69" style:family="text">
      <style:text-properties fo:font-style="normal" officeooo:rsid="0239151c" style:font-style-asian="normal" style:font-style-complex="normal"/>
    </style:style>
    <style:style style:name="T70" style:family="text">
      <style:text-properties fo:font-style="normal" officeooo:rsid="01f00b1e" style:font-style-asian="normal" style:font-style-complex="normal"/>
    </style:style>
    <style:style style:name="T71" style:family="text">
      <style:text-properties fo:font-style="normal" officeooo:rsid="0144b6b6" style:font-style-asian="normal" style:font-style-complex="normal"/>
    </style:style>
    <style:style style:name="T72" style:family="text">
      <style:text-properties fo:font-style="normal" officeooo:rsid="014502c0" style:font-style-asian="normal" style:font-style-complex="normal"/>
    </style:style>
    <style:style style:name="T73" style:family="text">
      <style:text-properties fo:font-style="normal" officeooo:rsid="01454c55" style:font-style-asian="normal" style:font-style-complex="normal"/>
    </style:style>
    <style:style style:name="T74" style:family="text">
      <style:text-properties fo:font-style="normal" officeooo:rsid="01c21ca0" style:font-style-asian="normal" style:font-style-complex="normal"/>
    </style:style>
    <style:style style:name="T75" style:family="text">
      <style:text-properties fo:font-style="normal" officeooo:rsid="01c45524" style:font-style-asian="normal" style:font-style-complex="normal"/>
    </style:style>
    <style:style style:name="T76" style:family="text">
      <style:text-properties fo:font-style="normal" officeooo:rsid="01c31cf9" style:font-style-asian="normal" style:font-style-complex="normal"/>
    </style:style>
    <style:style style:name="T77" style:family="text">
      <style:text-properties fo:font-style="normal" officeooo:rsid="019b9af7" style:font-style-asian="normal" style:font-style-complex="normal"/>
    </style:style>
    <style:style style:name="T78" style:family="text">
      <style:text-properties fo:font-style="normal" officeooo:rsid="0275182d" style:font-style-asian="normal" style:font-style-complex="normal"/>
    </style:style>
    <style:style style:name="T79" style:family="text">
      <style:text-properties fo:font-style="normal" officeooo:rsid="0275a9f1" style:font-style-asian="normal" style:font-style-complex="normal"/>
    </style:style>
    <style:style style:name="T80" style:family="text">
      <style:text-properties fo:font-style="normal" officeooo:rsid="02b8539d" style:font-style-asian="normal" style:font-style-complex="normal"/>
    </style:style>
    <style:style style:name="T81" style:family="text">
      <style:text-properties fo:font-style="normal" officeooo:rsid="02b9cb73" style:font-style-asian="normal" style:font-style-complex="normal"/>
    </style:style>
    <style:style style:name="T82" style:family="text">
      <style:text-properties fo:font-style="normal" officeooo:rsid="02bc82b0" style:font-style-asian="normal" style:font-style-complex="normal"/>
    </style:style>
    <style:style style:name="T83" style:family="text">
      <style:text-properties fo:font-style="normal" officeooo:rsid="02bfcc10" style:font-style-asian="normal" style:font-style-complex="normal"/>
    </style:style>
    <style:style style:name="T84" style:family="text">
      <style:text-properties fo:font-style="normal" officeooo:rsid="02c12d4f" style:font-style-asian="normal" style:font-style-complex="normal"/>
    </style:style>
    <style:style style:name="T85" style:family="text">
      <style:text-properties fo:font-style="normal" officeooo:rsid="02c1b071" style:font-style-asian="normal" style:font-style-complex="normal"/>
    </style:style>
    <style:style style:name="T86" style:family="text">
      <style:text-properties fo:font-style="normal" officeooo:rsid="02c1d59a" style:font-style-asian="normal" style:font-style-complex="normal"/>
    </style:style>
    <style:style style:name="T87" style:family="text">
      <style:text-properties fo:font-style="normal" officeooo:rsid="02c36af5" style:font-style-asian="normal" style:font-style-complex="normal"/>
    </style:style>
    <style:style style:name="T88" style:family="text">
      <style:text-properties fo:font-style="normal" officeooo:rsid="02c4825c" style:font-style-asian="normal" style:font-style-complex="normal"/>
    </style:style>
    <style:style style:name="T89" style:family="text">
      <style:text-properties fo:font-style="normal" officeooo:rsid="02c66737" style:font-style-asian="normal" style:font-style-complex="normal"/>
    </style:style>
    <style:style style:name="T90" style:family="text">
      <style:text-properties fo:font-style="normal" officeooo:rsid="02c84cc9" style:font-style-asian="normal" style:font-style-complex="normal"/>
    </style:style>
    <style:style style:name="T91" style:family="text">
      <style:text-properties fo:font-style="normal" officeooo:rsid="02ca184f" style:font-style-asian="normal" style:font-style-complex="normal"/>
    </style:style>
    <style:style style:name="T92" style:family="text">
      <style:text-properties fo:font-style="normal" officeooo:rsid="02ca57e2" style:font-style-asian="normal" style:font-style-complex="normal"/>
    </style:style>
    <style:style style:name="T93" style:family="text">
      <style:text-properties fo:font-style="normal" officeooo:rsid="02d0ce4d" style:font-style-asian="normal" style:font-style-complex="normal"/>
    </style:style>
    <style:style style:name="T94" style:family="text">
      <style:text-properties fo:font-style="normal" officeooo:rsid="02d2c9a3" style:font-style-asian="normal" style:font-style-complex="normal"/>
    </style:style>
    <style:style style:name="T95" style:family="text">
      <style:text-properties fo:font-style="normal" officeooo:rsid="02d37abf" style:font-style-asian="normal" style:font-style-complex="normal"/>
    </style:style>
    <style:style style:name="T96" style:family="text">
      <style:text-properties fo:font-style="normal" officeooo:rsid="02d4f88b" style:font-style-asian="normal" style:font-style-complex="normal"/>
    </style:style>
    <style:style style:name="T97" style:family="text">
      <style:text-properties fo:font-style="normal" officeooo:rsid="02d86949" style:font-style-asian="normal" style:font-style-complex="normal"/>
    </style:style>
    <style:style style:name="T98" style:family="text">
      <style:text-properties fo:font-style="normal" officeooo:rsid="02d9dbaa" style:font-style-asian="normal" style:font-style-complex="normal"/>
    </style:style>
    <style:style style:name="T99" style:family="text">
      <style:text-properties fo:font-style="normal" officeooo:rsid="02dad101" style:font-style-asian="normal" style:font-style-complex="normal"/>
    </style:style>
    <style:style style:name="T100" style:family="text">
      <style:text-properties fo:font-style="normal" officeooo:rsid="02db3aff" style:font-style-asian="normal" style:font-style-complex="normal"/>
    </style:style>
    <style:style style:name="T101" style:family="text">
      <style:text-properties fo:font-style="normal" officeooo:rsid="02db997c" style:font-style-asian="normal" style:font-style-complex="normal"/>
    </style:style>
    <style:style style:name="T102" style:family="text">
      <style:text-properties fo:font-style="normal" officeooo:rsid="02dc74bc" style:font-style-asian="normal" style:font-style-complex="normal"/>
    </style:style>
    <style:style style:name="T103" style:family="text">
      <style:text-properties fo:font-style="normal" officeooo:rsid="02de990c" style:font-style-asian="normal" style:font-style-complex="normal"/>
    </style:style>
    <style:style style:name="T104" style:family="text">
      <style:text-properties fo:font-style="normal" officeooo:rsid="02decdb1" style:font-style-asian="normal" style:font-style-complex="normal"/>
    </style:style>
    <style:style style:name="T105" style:family="text">
      <style:text-properties fo:font-style="normal" officeooo:rsid="02e1500d" style:font-style-asian="normal" style:font-style-complex="normal"/>
    </style:style>
    <style:style style:name="T106" style:family="text">
      <style:text-properties fo:font-style="normal" officeooo:rsid="02e1e865" style:font-style-asian="normal" style:font-style-complex="normal"/>
    </style:style>
    <style:style style:name="T107" style:family="text">
      <style:text-properties fo:font-style="normal" officeooo:rsid="02e30e39" style:font-style-asian="normal" style:font-style-complex="normal"/>
    </style:style>
    <style:style style:name="T108" style:family="text">
      <style:text-properties fo:font-style="normal" officeooo:rsid="02e38f71" style:font-style-asian="normal" style:font-style-complex="normal"/>
    </style:style>
    <style:style style:name="T109" style:family="text">
      <style:text-properties fo:font-style="normal" officeooo:rsid="02e437e8" style:font-style-asian="normal" style:font-style-complex="normal"/>
    </style:style>
    <style:style style:name="T110" style:family="text">
      <style:text-properties fo:font-style="normal" officeooo:rsid="02e585f5" style:font-style-asian="normal" style:font-style-complex="normal"/>
    </style:style>
    <style:style style:name="T111" style:family="text">
      <style:text-properties fo:font-style="normal" officeooo:rsid="02e70be8" style:font-style-asian="normal" style:font-style-complex="normal"/>
    </style:style>
    <style:style style:name="T112" style:family="text">
      <style:text-properties fo:font-style="normal" officeooo:rsid="02ec301b" style:font-style-asian="normal" style:font-style-complex="normal"/>
    </style:style>
    <style:style style:name="T113" style:family="text">
      <style:text-properties fo:font-style="normal" officeooo:rsid="02edd4be" style:font-style-asian="normal" style:font-style-complex="normal"/>
    </style:style>
    <style:style style:name="T114" style:family="text">
      <style:text-properties fo:font-style="normal" officeooo:rsid="02eeec95" style:font-style-asian="normal" style:font-style-complex="normal"/>
    </style:style>
    <style:style style:name="T115" style:family="text">
      <style:text-properties fo:font-style="normal" officeooo:rsid="02f0ae4c" style:font-style-asian="normal" style:font-style-complex="normal"/>
    </style:style>
    <style:style style:name="T116" style:family="text">
      <style:text-properties fo:font-style="normal" officeooo:rsid="02f1cbe3" style:font-style-asian="normal" style:font-style-complex="normal"/>
    </style:style>
    <style:style style:name="T117" style:family="text">
      <style:text-properties fo:font-style="normal" officeooo:rsid="02f336eb" style:font-style-asian="normal" style:font-style-complex="normal"/>
    </style:style>
    <style:style style:name="T118" style:family="text">
      <style:text-properties fo:font-style="normal" officeooo:rsid="02f6d7a5" style:font-style-asian="normal" style:font-style-complex="normal"/>
    </style:style>
    <style:style style:name="T119" style:family="text">
      <style:text-properties fo:font-style="normal" officeooo:rsid="02f8fd2c" style:font-style-asian="normal" style:font-style-complex="normal"/>
    </style:style>
    <style:style style:name="T120" style:family="text">
      <style:text-properties fo:font-style="normal" officeooo:rsid="02fa08b6" style:font-style-asian="normal" style:font-style-complex="normal"/>
    </style:style>
    <style:style style:name="T121" style:family="text">
      <style:text-properties fo:font-style="normal" officeooo:rsid="02fa8c46" style:font-style-asian="normal" style:font-style-complex="normal"/>
    </style:style>
    <style:style style:name="T122" style:family="text">
      <style:text-properties fo:font-style="normal" officeooo:rsid="02faf63f" style:font-style-asian="normal" style:font-style-complex="normal"/>
    </style:style>
    <style:style style:name="T123" style:family="text">
      <style:text-properties fo:font-style="normal" officeooo:rsid="02fe13c9" style:font-style-asian="normal" style:font-style-complex="normal"/>
    </style:style>
    <style:style style:name="T124" style:family="text">
      <style:text-properties fo:font-style="normal" officeooo:rsid="02fe5664" style:font-style-asian="normal" style:font-style-complex="normal"/>
    </style:style>
    <style:style style:name="T125" style:family="text">
      <style:text-properties fo:font-style="normal" officeooo:rsid="03007246" style:font-style-asian="normal" style:font-style-complex="normal"/>
    </style:style>
    <style:style style:name="T126" style:family="text">
      <style:text-properties fo:font-style="normal" officeooo:rsid="0301f954" style:font-style-asian="normal" style:font-style-complex="normal"/>
    </style:style>
    <style:style style:name="T127" style:family="text">
      <style:text-properties fo:font-style="normal" officeooo:rsid="0303b0e5" style:font-style-asian="normal" style:font-style-complex="normal"/>
    </style:style>
    <style:style style:name="T128" style:family="text">
      <style:text-properties fo:font-style="normal" officeooo:rsid="03065195" style:font-style-asian="normal" style:font-style-complex="normal"/>
    </style:style>
    <style:style style:name="T129" style:family="text">
      <style:text-properties fo:font-style="normal" officeooo:rsid="030ccc9f" style:font-style-asian="normal" style:font-style-complex="normal"/>
    </style:style>
    <style:style style:name="T130" style:family="text">
      <style:text-properties fo:font-style="normal" officeooo:rsid="02caf500" style:font-style-asian="normal" style:font-style-complex="normal"/>
    </style:style>
    <style:style style:name="T131" style:family="text">
      <style:text-properties fo:font-style="normal" officeooo:rsid="02ea7294" style:font-style-asian="normal" style:font-style-complex="normal"/>
    </style:style>
    <style:style style:name="T132" style:family="text">
      <style:text-properties fo:font-style="normal" officeooo:rsid="02e5d2e1" style:font-style-asian="normal" style:font-style-complex="normal"/>
    </style:style>
    <style:style style:name="T133" style:family="text">
      <style:text-properties fo:font-style="normal" officeooo:rsid="02e88d58" style:font-style-asian="normal" style:font-style-complex="normal"/>
    </style:style>
    <style:style style:name="T134" style:family="text">
      <style:text-properties fo:font-style="normal" officeooo:rsid="02d9b415" style:font-style-asian="normal" style:font-style-complex="normal"/>
    </style:style>
    <style:style style:name="T135" style:family="text">
      <style:text-properties fo:font-style="normal" officeooo:rsid="030facb1" style:font-style-asian="normal" style:font-style-complex="normal"/>
    </style:style>
    <style:style style:name="T136" style:family="text">
      <style:text-properties fo:font-style="normal" officeooo:rsid="031cd418" style:font-style-asian="normal" style:font-style-complex="normal"/>
    </style:style>
    <style:style style:name="T137" style:family="text">
      <style:text-properties fo:font-style="normal" officeooo:rsid="031f36f2" style:font-style-asian="normal" style:font-style-complex="normal"/>
    </style:style>
    <style:style style:name="T138" style:family="text">
      <style:text-properties fo:font-style="normal" officeooo:rsid="03215e59" style:font-style-asian="normal" style:font-style-complex="normal"/>
    </style:style>
    <style:style style:name="T139" style:family="text">
      <style:text-properties fo:font-style="normal" officeooo:rsid="03248706" style:font-style-asian="normal" style:font-style-complex="normal"/>
    </style:style>
    <style:style style:name="T140" style:family="text">
      <style:text-properties fo:font-style="normal" officeooo:rsid="0324d3b0" style:font-style-asian="normal" style:font-style-complex="normal"/>
    </style:style>
    <style:style style:name="T141" style:family="text">
      <style:text-properties fo:font-style="normal" officeooo:rsid="032ca764" style:font-style-asian="normal" style:font-style-complex="normal"/>
    </style:style>
    <style:style style:name="T142" style:family="text">
      <style:text-properties fo:font-style="normal" officeooo:rsid="032d060a" style:font-style-asian="normal" style:font-style-complex="normal"/>
    </style:style>
    <style:style style:name="T143" style:family="text">
      <style:text-properties fo:font-style="normal" officeooo:rsid="032f2f3b" style:font-style-asian="normal" style:font-style-complex="normal"/>
    </style:style>
    <style:style style:name="T144" style:family="text">
      <style:text-properties fo:font-style="normal" officeooo:rsid="033d3600" style:font-style-asian="normal" style:font-style-complex="normal"/>
    </style:style>
    <style:style style:name="T145" style:family="text">
      <style:text-properties fo:font-style="normal" officeooo:rsid="0344df7f" style:font-style-asian="normal" style:font-style-complex="normal"/>
    </style:style>
    <style:style style:name="T146" style:family="text">
      <style:text-properties fo:font-style="normal" officeooo:rsid="036e6e0c" style:font-style-asian="normal" style:font-style-complex="normal"/>
    </style:style>
    <style:style style:name="T147" style:family="text">
      <style:text-properties fo:font-style="normal" officeooo:rsid="03702231" style:font-style-asian="normal" style:font-style-complex="normal"/>
    </style:style>
    <style:style style:name="T148" style:family="text">
      <style:text-properties fo:font-style="normal" officeooo:rsid="0376b3b7" style:font-style-asian="normal" style:font-style-complex="normal"/>
    </style:style>
    <style:style style:name="T149" style:family="text">
      <style:text-properties fo:font-style="normal" officeooo:rsid="0376f4e4" style:font-style-asian="normal" style:font-style-complex="normal"/>
    </style:style>
    <style:style style:name="T150" style:family="text">
      <style:text-properties fo:font-style="normal" officeooo:rsid="0378e136" style:font-style-asian="normal" style:font-style-complex="normal"/>
    </style:style>
    <style:style style:name="T151" style:family="text">
      <style:text-properties fo:font-style="normal" officeooo:rsid="037aa5cb" style:font-style-asian="normal" style:font-style-complex="normal"/>
    </style:style>
    <style:style style:name="T152" style:family="text">
      <style:text-properties fo:font-style="normal" officeooo:rsid="037abebd" style:font-style-asian="normal" style:font-style-complex="normal"/>
    </style:style>
    <style:style style:name="T153" style:family="text">
      <style:text-properties fo:font-style="normal" officeooo:rsid="03b7ea31" style:font-style-asian="normal" style:font-style-complex="normal"/>
    </style:style>
    <style:style style:name="T154" style:family="text">
      <style:text-properties fo:font-style="normal" officeooo:rsid="03df0c45" style:font-style-asian="normal" style:font-style-complex="normal"/>
    </style:style>
    <style:style style:name="T155" style:family="text">
      <style:text-properties fo:font-style="normal" officeooo:rsid="03e0b93c" style:font-style-asian="normal" style:font-style-complex="normal"/>
    </style:style>
    <style:style style:name="T156" style:family="text">
      <style:text-properties fo:font-style="normal" officeooo:rsid="03e20636" style:font-style-asian="normal" style:font-style-complex="normal"/>
    </style:style>
    <style:style style:name="T157" style:family="text">
      <style:text-properties fo:font-style="normal" officeooo:rsid="04100d21" style:font-style-asian="normal" style:font-style-complex="normal"/>
    </style:style>
    <style:style style:name="T158" style:family="text">
      <style:text-properties fo:font-style="normal" officeooo:rsid="043389ea" style:font-style-asian="normal" style:font-style-complex="normal"/>
    </style:style>
    <style:style style:name="T159" style:family="text">
      <style:text-properties fo:font-style="normal" officeooo:rsid="0435706d" style:font-style-asian="normal" style:font-style-complex="normal"/>
    </style:style>
    <style:style style:name="T160" style:family="text">
      <style:text-properties fo:font-style="normal" officeooo:rsid="04391b68" style:font-style-asian="normal" style:font-style-complex="normal"/>
    </style:style>
    <style:style style:name="T161" style:family="text">
      <style:text-properties fo:font-style="normal" officeooo:rsid="044917b1" style:font-style-asian="normal" style:font-style-complex="normal"/>
    </style:style>
    <style:style style:name="T162" style:family="text">
      <style:text-properties fo:font-style="normal" officeooo:rsid="0457445c" style:font-style-asian="normal" style:font-style-complex="normal"/>
    </style:style>
    <style:style style:name="T163" style:family="text">
      <style:text-properties fo:font-style="normal" officeooo:rsid="04589205" style:font-style-asian="normal" style:font-style-complex="normal"/>
    </style:style>
    <style:style style:name="T164" style:family="text">
      <style:text-properties fo:font-style="normal" officeooo:rsid="04755f7a" style:font-style-asian="normal" style:font-style-complex="normal"/>
    </style:style>
    <style:style style:name="T165" style:family="text">
      <style:text-properties fo:font-style="normal" officeooo:rsid="02cd0f26" style:font-style-asian="normal" style:font-style-complex="normal"/>
    </style:style>
    <style:style style:name="T166" style:family="text">
      <style:text-properties fo:font-style="normal" officeooo:rsid="02fe7840" style:font-style-asian="normal" style:font-style-complex="normal"/>
    </style:style>
    <style:style style:name="T167" style:family="text">
      <style:text-properties fo:font-style="normal" officeooo:rsid="03c734e3" style:font-style-asian="normal" style:font-style-complex="normal"/>
    </style:style>
    <style:style style:name="T168" style:family="text">
      <style:text-properties fo:font-style="normal" officeooo:rsid="02d3ddfc" style:font-style-asian="normal" style:font-style-complex="normal"/>
    </style:style>
    <style:style style:name="T169" style:family="text">
      <style:text-properties fo:font-style="normal" officeooo:rsid="03077e93" style:font-style-asian="normal" style:font-style-complex="normal"/>
    </style:style>
    <style:style style:name="T170" style:family="text">
      <style:text-properties fo:font-style="normal" officeooo:rsid="0307ae9d" style:font-style-asian="normal" style:font-style-complex="normal"/>
    </style:style>
    <style:style style:name="T171" style:family="text">
      <style:text-properties fo:font-style="normal" officeooo:rsid="030831c7" style:font-style-asian="normal" style:font-style-complex="normal"/>
    </style:style>
    <style:style style:name="T172" style:family="text">
      <style:text-properties fo:font-style="normal" officeooo:rsid="030985ef" style:font-style-asian="normal" style:font-style-complex="normal"/>
    </style:style>
    <style:style style:name="T173" style:family="text">
      <style:text-properties fo:font-style="normal" officeooo:rsid="037e3d81" style:font-style-asian="normal" style:font-style-complex="normal"/>
    </style:style>
    <style:style style:name="T174" style:family="text">
      <style:text-properties fo:font-style="normal" officeooo:rsid="0345c727" style:font-style-asian="normal" style:font-style-complex="normal"/>
    </style:style>
    <style:style style:name="T175" style:family="text">
      <style:text-properties fo:font-style="normal" officeooo:rsid="03468887" style:font-style-asian="normal" style:font-style-complex="normal"/>
    </style:style>
    <style:style style:name="T176" style:family="text">
      <style:text-properties fo:font-style="normal" officeooo:rsid="03475caf" style:font-style-asian="normal" style:font-style-complex="normal"/>
    </style:style>
    <style:style style:name="T177" style:family="text">
      <style:text-properties fo:font-style="normal" officeooo:rsid="03499a82" style:font-style-asian="normal" style:font-style-complex="normal"/>
    </style:style>
    <style:style style:name="T178" style:family="text">
      <style:text-properties fo:font-style="normal" officeooo:rsid="0347c135" style:font-style-asian="normal" style:font-style-complex="normal"/>
    </style:style>
    <style:style style:name="T179" style:family="text">
      <style:text-properties fo:font-style="normal" officeooo:rsid="043891dc" style:font-style-asian="normal" style:font-style-complex="normal"/>
    </style:style>
    <style:style style:name="T180" style:family="text">
      <style:text-properties fo:font-style="normal" officeooo:rsid="0369e9aa" style:font-style-asian="normal" style:font-style-complex="normal"/>
    </style:style>
    <style:style style:name="T181" style:family="text">
      <style:text-properties fo:font-style="normal" officeooo:rsid="036a8059" style:font-style-asian="normal" style:font-style-complex="normal"/>
    </style:style>
    <style:style style:name="T182" style:family="text">
      <style:text-properties fo:font-style="normal" officeooo:rsid="036adf05" style:font-style-asian="normal" style:font-style-complex="normal"/>
    </style:style>
    <style:style style:name="T183" style:family="text">
      <style:text-properties fo:font-style="normal" officeooo:rsid="044356dc" style:font-style-asian="normal" style:font-style-complex="normal"/>
    </style:style>
    <style:style style:name="T184" style:family="text">
      <style:text-properties fo:font-style="normal" officeooo:rsid="04448201" style:font-style-asian="normal" style:font-style-complex="normal"/>
    </style:style>
    <style:style style:name="T185" style:family="text">
      <style:text-properties fo:font-style="normal" officeooo:rsid="04516c5b" style:font-style-asian="normal" style:font-style-complex="normal"/>
    </style:style>
    <style:style style:name="T186" style:family="text">
      <style:text-properties fo:font-style="normal" officeooo:rsid="0455ec55" style:font-style-asian="normal" style:font-style-complex="normal"/>
    </style:style>
    <style:style style:name="T187" style:family="text">
      <style:text-properties fo:font-style="normal" officeooo:rsid="0452bf60" style:font-style-asian="normal" style:font-style-complex="normal"/>
    </style:style>
    <style:style style:name="T188" style:family="text">
      <style:text-properties fo:font-style="normal" officeooo:rsid="04567044" style:font-style-asian="normal" style:font-style-complex="normal"/>
    </style:style>
    <style:style style:name="T189" style:family="text">
      <style:text-properties fo:font-style="normal" officeooo:rsid="04610ed6" style:font-style-asian="normal" style:font-style-complex="normal"/>
    </style:style>
    <style:style style:name="T190" style:family="text">
      <style:text-properties fo:font-style="normal" officeooo:rsid="045fdfbc" style:font-style-asian="normal" style:font-style-complex="normal"/>
    </style:style>
    <style:style style:name="T191" style:family="text">
      <style:text-properties fo:font-style="normal" officeooo:rsid="0460c2d6" style:font-style-asian="normal" style:font-style-complex="normal"/>
    </style:style>
    <style:style style:name="T192" style:family="text">
      <style:text-properties fo:font-style="normal" officeooo:rsid="0492d2af" style:font-style-asian="normal" style:font-style-complex="normal"/>
    </style:style>
    <style:style style:name="T193" style:family="text">
      <style:text-properties fo:font-style="normal" officeooo:rsid="04939226" style:font-style-asian="normal" style:font-style-complex="normal"/>
    </style:style>
    <style:style style:name="T194" style:family="text">
      <style:text-properties fo:font-style="normal" officeooo:rsid="047a1400" style:font-style-asian="normal" style:font-style-complex="normal"/>
    </style:style>
    <style:style style:name="T195" style:family="text">
      <style:text-properties fo:font-style="normal" officeooo:rsid="0486edbd" style:font-style-asian="normal" style:font-style-complex="normal"/>
    </style:style>
    <style:style style:name="T196" style:family="text">
      <style:text-properties fo:font-style="normal" officeooo:rsid="0459d7c2" style:font-style-asian="normal" style:font-style-complex="normal"/>
    </style:style>
    <style:style style:name="T197" style:family="text">
      <style:text-properties fo:font-style="normal" officeooo:rsid="048e886c" style:font-style-asian="normal" style:font-style-complex="normal"/>
    </style:style>
    <style:style style:name="T198" style:family="text">
      <style:text-properties fo:font-style="normal" officeooo:rsid="04766c5a" style:font-style-asian="normal" style:font-style-complex="normal"/>
    </style:style>
    <style:style style:name="T199" style:family="text">
      <style:text-properties fo:font-style="normal" officeooo:rsid="04ac81f6" style:font-style-asian="normal" style:font-style-complex="normal"/>
    </style:style>
    <style:style style:name="T200" style:family="text">
      <style:text-properties fo:font-style="normal" officeooo:rsid="04adb4a8" style:font-style-asian="normal" style:font-style-complex="normal"/>
    </style:style>
    <style:style style:name="T201" style:family="text">
      <style:text-properties fo:font-style="normal" officeooo:rsid="04b651fd" style:font-style-asian="normal" style:font-style-complex="normal"/>
    </style:style>
    <style:style style:name="T202" style:family="text">
      <style:text-properties fo:font-style="normal" officeooo:rsid="04b83354" style:font-style-asian="normal" style:font-style-complex="normal"/>
    </style:style>
    <style:style style:name="T203" style:family="text">
      <style:text-properties fo:font-style="normal" officeooo:rsid="04b9b9a7" style:font-style-asian="normal" style:font-style-complex="normal"/>
    </style:style>
    <style:style style:name="T204" style:family="text">
      <style:text-properties fo:font-style="normal" officeooo:rsid="04badb3d" style:font-style-asian="normal" style:font-style-complex="normal"/>
    </style:style>
    <style:style style:name="T205" style:family="text">
      <style:text-properties fo:font-style="normal" officeooo:rsid="04bc6634" style:font-style-asian="normal" style:font-style-complex="normal"/>
    </style:style>
    <style:style style:name="T206" style:family="text">
      <style:text-properties fo:font-style="normal" officeooo:rsid="04bf3ecc" style:font-style-asian="normal" style:font-style-complex="normal"/>
    </style:style>
    <style:style style:name="T207" style:family="text">
      <style:text-properties fo:font-style="normal" officeooo:rsid="04c0eed3" style:font-style-asian="normal" style:font-style-complex="normal"/>
    </style:style>
    <style:style style:name="T208" style:family="text">
      <style:text-properties fo:font-style="normal" officeooo:rsid="04c0f41f" style:font-style-asian="normal" style:font-style-complex="normal"/>
    </style:style>
    <style:style style:name="T209" style:family="text">
      <style:text-properties fo:font-style="normal" officeooo:rsid="04c2ebb2" style:font-style-asian="normal" style:font-style-complex="normal"/>
    </style:style>
    <style:style style:name="T210" style:family="text">
      <style:text-properties fo:font-style="normal" officeooo:rsid="04c4e8c0" style:font-style-asian="normal" style:font-style-complex="normal"/>
    </style:style>
    <style:style style:name="T211" style:family="text">
      <style:text-properties fo:font-style="normal" officeooo:rsid="04c51a7b" style:font-style-asian="normal" style:font-style-complex="normal"/>
    </style:style>
    <style:style style:name="T212" style:family="text">
      <style:text-properties fo:font-style="normal" officeooo:rsid="04c5e245" style:font-style-asian="normal" style:font-style-complex="normal"/>
    </style:style>
    <style:style style:name="T213" style:family="text">
      <style:text-properties fo:font-style="normal" officeooo:rsid="04ca00f2" style:font-style-asian="normal" style:font-style-complex="normal"/>
    </style:style>
    <style:style style:name="T214" style:family="text">
      <style:text-properties fo:font-style="normal" officeooo:rsid="04cb7d60" style:font-style-asian="normal" style:font-style-complex="normal"/>
    </style:style>
    <style:style style:name="T215" style:family="text">
      <style:text-properties fo:font-style="normal" officeooo:rsid="04cd44ce" style:font-style-asian="normal" style:font-style-complex="normal"/>
    </style:style>
    <style:style style:name="T216" style:family="text">
      <style:text-properties fo:font-style="normal" officeooo:rsid="04cdac65" style:font-style-asian="normal" style:font-style-complex="normal"/>
    </style:style>
    <style:style style:name="T217" style:family="text">
      <style:text-properties fo:font-style="normal" officeooo:rsid="04cdc6cd" style:font-style-asian="normal" style:font-style-complex="normal"/>
    </style:style>
    <style:style style:name="T218" style:family="text">
      <style:text-properties fo:font-style="normal" officeooo:rsid="04ce3e1d" style:font-style-asian="normal" style:font-style-complex="normal"/>
    </style:style>
    <style:style style:name="T219" style:family="text">
      <style:text-properties fo:font-style="normal" officeooo:rsid="04d06816" style:font-style-asian="normal" style:font-style-complex="normal"/>
    </style:style>
    <style:style style:name="T220" style:family="text">
      <style:text-properties fo:font-style="normal" officeooo:rsid="04d0ea4a" style:font-style-asian="normal" style:font-style-complex="normal"/>
    </style:style>
    <style:style style:name="T221" style:family="text">
      <style:text-properties fo:font-style="normal" officeooo:rsid="04d2984b" style:font-style-asian="normal" style:font-style-complex="normal"/>
    </style:style>
    <style:style style:name="T222" style:family="text">
      <style:text-properties fo:font-style="normal" officeooo:rsid="04d2aa94" style:font-style-asian="normal" style:font-style-complex="normal"/>
    </style:style>
    <style:style style:name="T223" style:family="text">
      <style:text-properties fo:font-style="normal" officeooo:rsid="04d2de1a" style:font-style-asian="normal" style:font-style-complex="normal"/>
    </style:style>
    <style:style style:name="T224" style:family="text">
      <style:text-properties fo:font-style="normal" officeooo:rsid="04d48ad5" style:font-style-asian="normal" style:font-style-complex="normal"/>
    </style:style>
    <style:style style:name="T225" style:family="text">
      <style:text-properties fo:font-style="normal" officeooo:rsid="04d743df" style:font-style-asian="normal" style:font-style-complex="normal"/>
    </style:style>
    <style:style style:name="T226" style:family="text">
      <style:text-properties fo:font-style="normal" officeooo:rsid="04d79cf3" style:font-style-asian="normal" style:font-style-complex="normal"/>
    </style:style>
    <style:style style:name="T227" style:family="text">
      <style:text-properties fo:font-style="normal" officeooo:rsid="04da7d43" style:font-style-asian="normal" style:font-style-complex="normal"/>
    </style:style>
    <style:style style:name="T228" style:family="text">
      <style:text-properties fo:font-style="normal" officeooo:rsid="04db952b" style:font-style-asian="normal" style:font-style-complex="normal"/>
    </style:style>
    <style:style style:name="T229" style:family="text">
      <style:text-properties fo:font-style="normal" officeooo:rsid="04dd552d" style:font-style-asian="normal" style:font-style-complex="normal"/>
    </style:style>
    <style:style style:name="T230" style:family="text">
      <style:text-properties fo:font-style="normal" officeooo:rsid="04ddf0c9" style:font-style-asian="normal" style:font-style-complex="normal"/>
    </style:style>
    <style:style style:name="T231" style:family="text">
      <style:text-properties fo:font-style="normal" officeooo:rsid="04bf2e0f" style:font-style-asian="normal" style:font-style-complex="normal"/>
    </style:style>
    <style:style style:name="T232" style:family="text">
      <style:text-properties fo:font-style="normal" officeooo:rsid="04e0cbe0" style:font-style-asian="normal" style:font-style-complex="normal"/>
    </style:style>
    <style:style style:name="T233" style:family="text">
      <style:text-properties fo:font-style="normal" officeooo:rsid="04e257e0" style:font-style-asian="normal" style:font-style-complex="normal"/>
    </style:style>
    <style:style style:name="T234" style:family="text">
      <style:text-properties fo:font-style="normal" officeooo:rsid="04e454a3" style:font-style-asian="normal" style:font-style-complex="normal"/>
    </style:style>
    <style:style style:name="T235" style:family="text">
      <style:text-properties fo:font-style="normal" officeooo:rsid="04e4cd85" style:font-style-asian="normal" style:font-style-complex="normal"/>
    </style:style>
    <style:style style:name="T236" style:family="text">
      <style:text-properties fo:font-style="normal" officeooo:rsid="04e57981" style:font-style-asian="normal" style:font-style-complex="normal"/>
    </style:style>
    <style:style style:name="T237" style:family="text">
      <style:text-properties fo:font-style="normal" officeooo:rsid="04e5a313" style:font-style-asian="normal" style:font-style-complex="normal"/>
    </style:style>
    <style:style style:name="T238" style:family="text">
      <style:text-properties fo:font-style="normal" officeooo:rsid="04ec05d9" style:font-style-asian="normal" style:font-style-complex="normal"/>
    </style:style>
    <style:style style:name="T239" style:family="text">
      <style:text-properties fo:font-style="normal" officeooo:rsid="04ec7a15" style:font-style-asian="normal" style:font-style-complex="normal"/>
    </style:style>
    <style:style style:name="T240" style:family="text">
      <style:text-properties fo:font-style="normal" officeooo:rsid="04ece221" style:font-style-asian="normal" style:font-style-complex="normal"/>
    </style:style>
    <style:style style:name="T241" style:family="text">
      <style:text-properties fo:font-style="normal" officeooo:rsid="04ee8421" style:font-style-asian="normal" style:font-style-complex="normal"/>
    </style:style>
    <style:style style:name="T242" style:family="text">
      <style:text-properties fo:font-style="normal" officeooo:rsid="04f00f56" style:font-style-asian="normal" style:font-style-complex="normal"/>
    </style:style>
    <style:style style:name="T243" style:family="text">
      <style:text-properties fo:font-style="normal" officeooo:rsid="04f13fb4" style:font-style-asian="normal" style:font-style-complex="normal"/>
    </style:style>
    <style:style style:name="T244" style:family="text">
      <style:text-properties fo:font-style="normal" officeooo:rsid="04f18273" style:font-style-asian="normal" style:font-style-complex="normal"/>
    </style:style>
    <style:style style:name="T245" style:family="text">
      <style:text-properties fo:font-style="normal" officeooo:rsid="04fc8b88" style:font-style-asian="normal" style:font-style-complex="normal"/>
    </style:style>
    <style:style style:name="T246" style:family="text">
      <style:text-properties fo:font-style="normal" officeooo:rsid="04ff5ef9" style:font-style-asian="normal" style:font-style-complex="normal"/>
    </style:style>
    <style:style style:name="T247" style:family="text">
      <style:text-properties fo:font-style="normal" officeooo:rsid="05007fbd" style:font-style-asian="normal" style:font-style-complex="normal"/>
    </style:style>
    <style:style style:name="T248" style:family="text">
      <style:text-properties fo:font-style="normal" officeooo:rsid="0500e17d" style:font-style-asian="normal" style:font-style-complex="normal"/>
    </style:style>
    <style:style style:name="T249" style:family="text">
      <style:text-properties fo:font-style="normal" officeooo:rsid="05034af2" style:font-style-asian="normal" style:font-style-complex="normal"/>
    </style:style>
    <style:style style:name="T250" style:family="text">
      <style:text-properties fo:font-style="normal" officeooo:rsid="0504d011" style:font-style-asian="normal" style:font-style-complex="normal"/>
    </style:style>
    <style:style style:name="T251" style:family="text">
      <style:text-properties fo:font-style="normal" officeooo:rsid="05080dec" style:font-style-asian="normal" style:font-style-complex="normal"/>
    </style:style>
    <style:style style:name="T252" style:family="text">
      <style:text-properties fo:font-style="normal" officeooo:rsid="0508af2b" style:font-style-asian="normal" style:font-style-complex="normal"/>
    </style:style>
    <style:style style:name="T253" style:family="text">
      <style:text-properties fo:font-style="normal" officeooo:rsid="05098338" style:font-style-asian="normal" style:font-style-complex="normal"/>
    </style:style>
    <style:style style:name="T254" style:family="text">
      <style:text-properties fo:font-style="normal" officeooo:rsid="050ac017" style:font-style-asian="normal" style:font-style-complex="normal"/>
    </style:style>
    <style:style style:name="T255" style:family="text">
      <style:text-properties fo:font-style="normal" officeooo:rsid="050cac37" style:font-style-asian="normal" style:font-style-complex="normal"/>
    </style:style>
    <style:style style:name="T256" style:family="text">
      <style:text-properties fo:font-style="normal" officeooo:rsid="050e0ddc" style:font-style-asian="normal" style:font-style-complex="normal"/>
    </style:style>
    <style:style style:name="T257" style:family="text">
      <style:text-properties fo:font-style="normal" officeooo:rsid="050ef3b3" style:font-style-asian="normal" style:font-style-complex="normal"/>
    </style:style>
    <style:style style:name="T258" style:family="text">
      <style:text-properties fo:font-style="normal" officeooo:rsid="050f72eb" style:font-style-asian="normal" style:font-style-complex="normal"/>
    </style:style>
    <style:style style:name="T259" style:family="text">
      <style:text-properties fo:font-style="normal" officeooo:rsid="0510aac3" style:font-style-asian="normal" style:font-style-complex="normal"/>
    </style:style>
    <style:style style:name="T260" style:family="text">
      <style:text-properties fo:font-style="normal" officeooo:rsid="0511e5c8" style:font-style-asian="normal" style:font-style-complex="normal"/>
    </style:style>
    <style:style style:name="T261" style:family="text">
      <style:text-properties fo:font-style="normal" officeooo:rsid="0512b4f7" style:font-style-asian="normal" style:font-style-complex="normal"/>
    </style:style>
    <style:style style:name="T262" style:family="text">
      <style:text-properties fo:font-style="normal" officeooo:rsid="0518d6cb" style:font-style-asian="normal" style:font-style-complex="normal"/>
    </style:style>
    <style:style style:name="T263" style:family="text">
      <style:text-properties fo:font-style="normal" officeooo:rsid="05195bb7" style:font-style-asian="normal" style:font-style-complex="normal"/>
    </style:style>
    <style:style style:name="T264" style:family="text">
      <style:text-properties fo:font-style="normal" officeooo:rsid="0523fe31" style:font-style-asian="normal" style:font-style-complex="normal"/>
    </style:style>
    <style:style style:name="T265" style:family="text">
      <style:text-properties fo:font-style="normal" officeooo:rsid="052549b2" style:font-style-asian="normal" style:font-style-complex="normal"/>
    </style:style>
    <style:style style:name="T266" style:family="text">
      <style:text-properties fo:font-style="normal" officeooo:rsid="052666e0" style:font-style-asian="normal" style:font-style-complex="normal"/>
    </style:style>
    <style:style style:name="T267" style:family="text">
      <style:text-properties fo:font-style="normal" officeooo:rsid="052a58fb" style:font-style-asian="normal" style:font-style-complex="normal"/>
    </style:style>
    <style:style style:name="T268" style:family="text">
      <style:text-properties fo:font-style="normal" officeooo:rsid="052b3e91" style:font-style-asian="normal" style:font-style-complex="normal"/>
    </style:style>
    <style:style style:name="T269" style:family="text">
      <style:text-properties fo:font-style="normal" officeooo:rsid="052bec01" style:font-style-asian="normal" style:font-style-complex="normal"/>
    </style:style>
    <style:style style:name="T270" style:family="text">
      <style:text-properties fo:font-style="normal" officeooo:rsid="052d2bed" style:font-style-asian="normal" style:font-style-complex="normal"/>
    </style:style>
    <style:style style:name="T271" style:family="text">
      <style:text-properties fo:font-style="normal" officeooo:rsid="052ea5ad" style:font-style-asian="normal" style:font-style-complex="normal"/>
    </style:style>
    <style:style style:name="T272" style:family="text">
      <style:text-properties fo:font-style="normal" officeooo:rsid="052ec9f0" style:font-style-asian="normal" style:font-style-complex="normal"/>
    </style:style>
    <style:style style:name="T273" style:family="text">
      <style:text-properties fo:font-style="normal" officeooo:rsid="052f3648" style:font-style-asian="normal" style:font-style-complex="normal"/>
    </style:style>
    <style:style style:name="T274" style:family="text">
      <style:text-properties fo:font-style="normal" officeooo:rsid="052f9730" style:font-style-asian="normal" style:font-style-complex="normal"/>
    </style:style>
    <style:style style:name="T275" style:family="text">
      <style:text-properties fo:font-style="normal" officeooo:rsid="053103e0" style:font-style-asian="normal" style:font-style-complex="normal"/>
    </style:style>
    <style:style style:name="T276" style:family="text">
      <style:text-properties fo:font-style="normal" officeooo:rsid="05311923" style:font-style-asian="normal" style:font-style-complex="normal"/>
    </style:style>
    <style:style style:name="T277" style:family="text">
      <style:text-properties fo:font-style="normal" officeooo:rsid="0532bc74" style:font-style-asian="normal" style:font-style-complex="normal"/>
    </style:style>
    <style:style style:name="T278" style:family="text">
      <style:text-properties fo:font-style="normal" officeooo:rsid="05384801" style:font-style-asian="normal" style:font-style-complex="normal"/>
    </style:style>
    <style:style style:name="T279" style:family="text">
      <style:text-properties fo:font-style="normal" officeooo:rsid="053e5de2" style:font-style-asian="normal" style:font-style-complex="normal"/>
    </style:style>
    <style:style style:name="T280" style:family="text">
      <style:text-properties fo:font-style="normal" officeooo:rsid="05401667" style:font-style-asian="normal" style:font-style-complex="normal"/>
    </style:style>
    <style:style style:name="T281" style:family="text">
      <style:text-properties fo:font-style="normal" officeooo:rsid="0541e34a" style:font-style-asian="normal" style:font-style-complex="normal"/>
    </style:style>
    <style:style style:name="T282" style:family="text">
      <style:text-properties fo:font-style="normal" officeooo:rsid="04a346c8" style:font-style-asian="normal" style:font-style-complex="normal"/>
    </style:style>
    <style:style style:name="T283" style:family="text">
      <style:text-properties fo:font-style="normal" officeooo:rsid="04a3658c" style:font-style-asian="normal" style:font-style-complex="normal"/>
    </style:style>
    <style:style style:name="T284" style:family="text">
      <style:text-properties fo:font-style="normal" officeooo:rsid="05537622" style:font-style-asian="normal" style:font-style-complex="normal"/>
    </style:style>
    <style:style style:name="T285" style:family="text">
      <style:text-properties fo:font-style="normal" officeooo:rsid="05554d97" style:font-style-asian="normal" style:font-style-complex="normal"/>
    </style:style>
    <style:style style:name="T286" style:family="text">
      <style:text-properties fo:font-style="normal" officeooo:rsid="056adf68" style:font-style-asian="normal" style:font-style-complex="normal"/>
    </style:style>
    <style:style style:name="T287" style:family="text">
      <style:text-properties fo:font-style="normal" officeooo:rsid="05800151" style:font-style-asian="normal" style:font-style-complex="normal"/>
    </style:style>
    <style:style style:name="T288" style:family="text">
      <style:text-properties fo:font-style="normal" officeooo:rsid="0581815f" style:font-style-asian="normal" style:font-style-complex="normal"/>
    </style:style>
    <style:style style:name="T289" style:family="text">
      <style:text-properties fo:font-style="normal" officeooo:rsid="0582b580" style:font-style-asian="normal" style:font-style-complex="normal"/>
    </style:style>
    <style:style style:name="T290" style:family="text">
      <style:text-properties fo:font-style="normal" officeooo:rsid="05845270" style:font-style-asian="normal" style:font-style-complex="normal"/>
    </style:style>
    <style:style style:name="T291" style:family="text">
      <style:text-properties fo:font-style="normal" officeooo:rsid="058757b4" style:font-style-asian="normal" style:font-style-complex="normal"/>
    </style:style>
    <style:style style:name="T292" style:family="text">
      <style:text-properties fo:font-style="normal" officeooo:rsid="058866cd" style:font-style-asian="normal" style:font-style-complex="normal"/>
    </style:style>
    <style:style style:name="T293" style:family="text">
      <style:text-properties fo:font-style="normal" officeooo:rsid="059a9575" style:font-style-asian="normal" style:font-style-complex="normal"/>
    </style:style>
    <style:style style:name="T294" style:family="text">
      <style:text-properties fo:font-style="normal" officeooo:rsid="05a222f1" style:font-style-asian="normal" style:font-style-complex="normal"/>
    </style:style>
    <style:style style:name="T295" style:family="text">
      <style:text-properties fo:font-style="normal" officeooo:rsid="05a98c5c" style:font-style-asian="normal" style:font-style-complex="normal"/>
    </style:style>
    <style:style style:name="T296" style:family="text">
      <style:text-properties fo:font-style="normal" officeooo:rsid="05b67c21" style:font-style-asian="normal" style:font-style-complex="normal"/>
    </style:style>
    <style:style style:name="T297" style:family="text">
      <style:text-properties fo:font-style="normal" officeooo:rsid="0190fc2c" style:font-style-asian="normal" style:font-style-complex="normal"/>
    </style:style>
    <style:style style:name="T298" style:family="text">
      <style:text-properties fo:font-style="normal" officeooo:rsid="05d1753c" style:font-style-asian="normal" style:font-style-complex="normal"/>
    </style:style>
    <style:style style:name="T299" style:family="text">
      <style:text-properties fo:font-style="normal" officeooo:rsid="05dcba3f" style:font-style-asian="normal" style:font-style-complex="normal"/>
    </style:style>
    <style:style style:name="T300" style:family="text">
      <style:text-properties fo:font-style="normal" officeooo:rsid="05dab029" style:font-style-asian="normal" style:font-style-complex="normal"/>
    </style:style>
    <style:style style:name="T301" style:family="text">
      <style:text-properties fo:font-style="normal" officeooo:rsid="05dbca33" style:font-style-asian="normal" style:font-style-complex="normal"/>
    </style:style>
    <style:style style:name="T302" style:family="text">
      <style:text-properties fo:font-style="normal" officeooo:rsid="05de51e2" style:font-style-asian="normal" style:font-style-complex="normal"/>
    </style:style>
    <style:style style:name="T303" style:family="text">
      <style:text-properties fo:font-style="normal" officeooo:rsid="05eaab43" style:font-style-asian="normal" style:font-style-complex="normal"/>
    </style:style>
    <style:style style:name="T304" style:family="text">
      <style:text-properties fo:font-style="normal" officeooo:rsid="05eb4583" style:font-style-asian="normal" style:font-style-complex="normal"/>
    </style:style>
    <style:style style:name="T305" style:family="text">
      <style:text-properties fo:font-style="normal" officeooo:rsid="05f4d431" style:font-style-asian="normal" style:font-style-complex="normal"/>
    </style:style>
    <style:style style:name="T306" style:family="text">
      <style:text-properties fo:font-style="normal" officeooo:rsid="05f7c962" style:font-style-asian="normal" style:font-style-complex="normal"/>
    </style:style>
    <style:style style:name="T307" style:family="text">
      <style:text-properties fo:font-style="normal" officeooo:rsid="05fc18c8" style:font-style-asian="normal" style:font-style-complex="normal"/>
    </style:style>
    <style:style style:name="T308" style:family="text">
      <style:text-properties fo:font-style="normal" officeooo:rsid="0606b375" style:font-style-asian="normal" style:font-style-complex="normal"/>
    </style:style>
    <style:style style:name="T309" style:family="text">
      <style:text-properties fo:font-style="normal" officeooo:rsid="06086ac2" style:font-style-asian="normal" style:font-style-complex="normal"/>
    </style:style>
    <style:style style:name="T310" style:family="text">
      <style:text-properties fo:font-style="normal" officeooo:rsid="06094974" style:font-style-asian="normal" style:font-style-complex="normal"/>
    </style:style>
    <style:style style:name="T311" style:family="text">
      <style:text-properties fo:font-style="normal" officeooo:rsid="0609556f" style:font-style-asian="normal" style:font-style-complex="normal"/>
    </style:style>
    <style:style style:name="T312" style:family="text">
      <style:text-properties fo:font-style="normal" officeooo:rsid="060ac418" style:font-style-asian="normal" style:font-style-complex="normal"/>
    </style:style>
    <style:style style:name="T313" style:family="text">
      <style:text-properties fo:font-style="normal" officeooo:rsid="060d9114" style:font-style-asian="normal" style:font-style-complex="normal"/>
    </style:style>
    <style:style style:name="T314" style:family="text">
      <style:text-properties fo:font-style="normal" officeooo:rsid="060f20ec" style:font-style-asian="normal" style:font-style-complex="normal"/>
    </style:style>
    <style:style style:name="T315" style:family="text">
      <style:text-properties fo:font-style="normal" officeooo:rsid="0615eb92" style:font-style-asian="normal" style:font-style-complex="normal"/>
    </style:style>
    <style:style style:name="T316" style:family="text">
      <style:text-properties fo:font-style="normal" officeooo:rsid="0616e80e" style:font-style-asian="normal" style:font-style-complex="normal"/>
    </style:style>
    <style:style style:name="T317" style:family="text">
      <style:text-properties fo:font-style="normal" officeooo:rsid="061f9663" style:font-style-asian="normal" style:font-style-complex="normal"/>
    </style:style>
    <style:style style:name="T318" style:family="text">
      <style:text-properties fo:font-style="normal" officeooo:rsid="0622af99" style:font-style-asian="normal" style:font-style-complex="normal"/>
    </style:style>
    <style:style style:name="T319" style:family="text">
      <style:text-properties fo:font-style="normal" officeooo:rsid="0623ec66" style:font-style-asian="normal" style:font-style-complex="normal"/>
    </style:style>
    <style:style style:name="T320" style:family="text">
      <style:text-properties fo:font-style="normal" officeooo:rsid="06243cce" style:font-style-asian="normal" style:font-style-complex="normal"/>
    </style:style>
    <style:style style:name="T321" style:family="text">
      <style:text-properties fo:font-style="normal" officeooo:rsid="062692b3" style:font-style-asian="normal" style:font-style-complex="normal"/>
    </style:style>
    <style:style style:name="T322" style:family="text">
      <style:text-properties fo:font-style="normal" officeooo:rsid="0629f43a" style:font-style-asian="normal" style:font-style-complex="normal"/>
    </style:style>
    <style:style style:name="T323" style:family="text">
      <style:text-properties fo:font-style="normal" officeooo:rsid="062be9ef" style:font-style-asian="normal" style:font-style-complex="normal"/>
    </style:style>
    <style:style style:name="T324" style:family="text">
      <style:text-properties fo:font-style="normal" officeooo:rsid="062c9cf0" style:font-style-asian="normal" style:font-style-complex="normal"/>
    </style:style>
    <style:style style:name="T325" style:family="text">
      <style:text-properties fo:font-style="normal" officeooo:rsid="062e57c9" style:font-style-asian="normal" style:font-style-complex="normal"/>
    </style:style>
    <style:style style:name="T326" style:family="text">
      <style:text-properties fo:font-style="normal" officeooo:rsid="062ffd1c" style:font-style-asian="normal" style:font-style-complex="normal"/>
    </style:style>
    <style:style style:name="T327" style:family="text">
      <style:text-properties fo:font-style="normal" officeooo:rsid="06302ae5" style:font-style-asian="normal" style:font-style-complex="normal"/>
    </style:style>
    <style:style style:name="T328" style:family="text">
      <style:text-properties fo:font-style="normal" officeooo:rsid="0631dad8" style:font-style-asian="normal" style:font-style-complex="normal"/>
    </style:style>
    <style:style style:name="T329" style:family="text">
      <style:text-properties fo:font-style="normal" officeooo:rsid="0632f97b" style:font-style-asian="normal" style:font-style-complex="normal"/>
    </style:style>
    <style:style style:name="T330" style:family="text">
      <style:text-properties fo:font-style="normal" officeooo:rsid="063412c4" style:font-style-asian="normal" style:font-style-complex="normal"/>
    </style:style>
    <style:style style:name="T331" style:family="text">
      <style:text-properties fo:font-style="normal" officeooo:rsid="063570b6" style:font-style-asian="normal" style:font-style-complex="normal"/>
    </style:style>
    <style:style style:name="T332" style:family="text">
      <style:text-properties fo:font-style="normal" officeooo:rsid="010783c4" style:font-style-asian="normal" style:font-style-complex="normal"/>
    </style:style>
    <style:style style:name="T333" style:family="text">
      <style:text-properties fo:font-style="normal" officeooo:rsid="063feee1" style:font-style-asian="normal" style:font-style-complex="normal"/>
    </style:style>
    <style:style style:name="T334" style:family="text">
      <style:text-properties fo:font-style="normal" officeooo:rsid="0658b635" style:font-style-asian="normal" style:font-style-complex="normal"/>
    </style:style>
    <style:style style:name="T335" style:family="text">
      <style:text-properties fo:font-style="normal" officeooo:rsid="065ecf6b" style:font-style-asian="normal" style:font-style-complex="normal"/>
    </style:style>
    <style:style style:name="T336" style:family="text">
      <style:text-properties fo:font-style="normal" officeooo:rsid="0660b573" style:font-style-asian="normal" style:font-style-complex="normal"/>
    </style:style>
    <style:style style:name="T337" style:family="text">
      <style:text-properties fo:font-style="normal" officeooo:rsid="066277b6" style:font-style-asian="normal" style:font-style-complex="normal"/>
    </style:style>
    <style:style style:name="T338" style:family="text">
      <style:text-properties fo:font-style="normal" officeooo:rsid="06927d5c" style:font-style-asian="normal" style:font-style-complex="normal"/>
    </style:style>
    <style:style style:name="T339" style:family="text">
      <style:text-properties fo:font-style="normal" officeooo:rsid="0692ac03" style:font-style-asian="normal" style:font-style-complex="normal"/>
    </style:style>
    <style:style style:name="T340" style:family="text">
      <style:text-properties fo:font-style="normal" officeooo:rsid="0693d57f" style:font-style-asian="normal" style:font-style-complex="normal"/>
    </style:style>
    <style:style style:name="T341" style:family="text">
      <style:text-properties fo:font-style="normal" officeooo:rsid="069b02e6" style:font-style-asian="normal" style:font-style-complex="normal"/>
    </style:style>
    <style:style style:name="T342" style:family="text">
      <style:text-properties fo:font-style="normal" officeooo:rsid="069ee80b" style:font-style-asian="normal" style:font-style-complex="normal"/>
    </style:style>
    <style:style style:name="T343" style:family="text">
      <style:text-properties fo:font-style="normal" officeooo:rsid="06a824ab" style:font-style-asian="normal" style:font-style-complex="normal"/>
    </style:style>
    <style:style style:name="T344" style:family="text">
      <style:text-properties fo:font-style="normal" officeooo:rsid="06af1ff3" style:font-style-asian="normal" style:font-style-complex="normal"/>
    </style:style>
    <style:style style:name="T345" style:family="text">
      <style:text-properties fo:font-style="normal" officeooo:rsid="06c1778b" style:font-style-asian="normal" style:font-style-complex="normal"/>
    </style:style>
    <style:style style:name="T346" style:family="text">
      <style:text-properties fo:font-style="normal" officeooo:rsid="06d67b68" style:font-style-asian="normal" style:font-style-complex="normal"/>
    </style:style>
    <style:style style:name="T347" style:family="text">
      <style:text-properties fo:font-style="normal" officeooo:rsid="06e68f35" style:font-style-asian="normal" style:font-style-complex="normal"/>
    </style:style>
    <style:style style:name="T348" style:family="text">
      <style:text-properties fo:font-style="normal" officeooo:rsid="06e741ea" style:font-style-asian="normal" style:font-style-complex="normal"/>
    </style:style>
    <style:style style:name="T349" style:family="text">
      <style:text-properties fo:font-style="normal" officeooo:rsid="06e8d52f" style:font-style-asian="normal" style:font-style-complex="normal"/>
    </style:style>
    <style:style style:name="T350" style:family="text">
      <style:text-properties fo:font-style="normal" officeooo:rsid="06e8e2b5" style:font-style-asian="normal" style:font-style-complex="normal"/>
    </style:style>
    <style:style style:name="T351" style:family="text">
      <style:text-properties fo:font-style="normal" officeooo:rsid="06eac9b7" style:font-style-asian="normal" style:font-style-complex="normal"/>
    </style:style>
    <style:style style:name="T352" style:family="text">
      <style:text-properties fo:font-style="normal" officeooo:rsid="06ecf88f" style:font-style-asian="normal" style:font-style-complex="normal"/>
    </style:style>
    <style:style style:name="T353" style:family="text">
      <style:text-properties fo:font-style="normal" officeooo:rsid="06ee6f12" style:font-style-asian="normal" style:font-style-complex="normal"/>
    </style:style>
    <style:style style:name="T354" style:family="text">
      <style:text-properties fo:font-style="normal" officeooo:rsid="01bf5965" style:font-style-asian="normal" style:font-style-complex="normal"/>
    </style:style>
    <style:style style:name="T355" style:family="text">
      <style:text-properties fo:font-style="normal" officeooo:rsid="06c57e7c" style:font-style-asian="normal" style:font-style-complex="normal"/>
    </style:style>
    <style:style style:name="T356" style:family="text">
      <style:text-properties fo:font-style="normal" officeooo:rsid="06541542" style:font-style-asian="normal" style:font-style-complex="normal"/>
    </style:style>
    <style:style style:name="T357" style:family="text">
      <style:text-properties fo:font-style="normal" officeooo:rsid="06581bf7" style:font-style-asian="normal" style:font-style-complex="normal"/>
    </style:style>
    <style:style style:name="T358" style:family="text">
      <style:text-properties fo:font-style="normal" officeooo:rsid="0658452d" style:font-style-asian="normal" style:font-style-complex="normal"/>
    </style:style>
    <style:style style:name="T359" style:family="text">
      <style:text-properties fo:font-style="normal" officeooo:rsid="06877bc2" style:font-style-asian="normal" style:font-style-complex="normal"/>
    </style:style>
    <style:style style:name="T360" style:family="text">
      <style:text-properties fo:font-style="normal" officeooo:rsid="06c7983d" style:font-style-asian="normal" style:font-style-complex="normal"/>
    </style:style>
    <style:style style:name="T361" style:family="text">
      <style:text-properties fo:font-style="normal" officeooo:rsid="06ac85e9" style:font-style-asian="normal" style:font-style-complex="normal"/>
    </style:style>
    <style:style style:name="T362" style:family="text">
      <style:text-properties fo:font-style="normal" officeooo:rsid="06d4adf2" style:font-style-asian="normal" style:font-style-complex="normal"/>
    </style:style>
    <style:style style:name="T363" style:family="text">
      <style:text-properties fo:font-style="normal" officeooo:rsid="06b819aa" style:font-style-asian="normal" style:font-style-complex="normal"/>
    </style:style>
    <style:style style:name="T364" style:family="text">
      <style:text-properties fo:font-style="normal" officeooo:rsid="06bc851a" style:font-style-asian="normal" style:font-style-complex="normal"/>
    </style:style>
    <style:style style:name="T365" style:family="text">
      <style:text-properties fo:font-style="normal" officeooo:rsid="06c8fa8f" style:font-style-asian="normal" style:font-style-complex="normal"/>
    </style:style>
    <style:style style:name="T366" style:family="text">
      <style:text-properties fo:font-style="normal" officeooo:rsid="06dc7062" style:font-style-asian="normal" style:font-style-complex="normal"/>
    </style:style>
    <style:style style:name="T367" style:family="text">
      <style:text-properties fo:font-style="normal" officeooo:rsid="06b5b85e" style:font-style-asian="normal" style:font-style-complex="normal"/>
    </style:style>
    <style:style style:name="T368" style:family="text">
      <style:text-properties fo:font-style="normal" officeooo:rsid="06b5e94b" style:font-style-asian="normal" style:font-style-complex="normal"/>
    </style:style>
    <style:style style:name="T369" style:family="text">
      <style:text-properties fo:font-style="normal" officeooo:rsid="06cc0ecd" style:font-style-asian="normal" style:font-style-complex="normal"/>
    </style:style>
    <style:style style:name="T370" style:family="text">
      <style:text-properties fo:font-style="normal" officeooo:rsid="06f7514c" style:font-style-asian="normal" style:font-style-complex="normal"/>
    </style:style>
    <style:style style:name="T371" style:family="text">
      <style:text-properties fo:font-style="normal" officeooo:rsid="077f0132" style:font-style-asian="normal" style:font-style-complex="normal"/>
    </style:style>
    <style:style style:name="T372" style:family="text">
      <style:text-properties fo:font-style="normal" officeooo:rsid="0780c0d3" style:font-style-asian="normal" style:font-style-complex="normal"/>
    </style:style>
    <style:style style:name="T373" style:family="text">
      <style:text-properties fo:font-style="normal" officeooo:rsid="0785d23f" style:font-style-asian="normal" style:font-style-complex="normal"/>
    </style:style>
    <style:style style:name="T374" style:family="text">
      <style:text-properties fo:font-style="normal" officeooo:rsid="0783b189" style:font-style-asian="normal" style:font-style-complex="normal"/>
    </style:style>
    <style:style style:name="T375" style:family="text">
      <style:text-properties fo:font-style="normal" officeooo:rsid="07c4e2f8" style:font-style-asian="normal" style:font-style-complex="normal"/>
    </style:style>
    <style:style style:name="T376" style:family="text">
      <style:text-properties fo:font-style="normal" officeooo:rsid="07c541b6" style:font-style-asian="normal" style:font-style-complex="normal"/>
    </style:style>
    <style:style style:name="T377" style:family="text">
      <style:text-properties fo:font-style="normal" officeooo:rsid="07cb92b2" style:font-style-asian="normal" style:font-style-complex="normal"/>
    </style:style>
    <style:style style:name="T378" style:family="text">
      <style:text-properties fo:font-style="normal" officeooo:rsid="07cc4dad" style:font-style-asian="normal" style:font-style-complex="normal"/>
    </style:style>
    <style:style style:name="T379" style:family="text">
      <style:text-properties fo:font-style="normal" officeooo:rsid="07cd1d5d" style:font-style-asian="normal" style:font-style-complex="normal"/>
    </style:style>
    <style:style style:name="T380" style:family="text">
      <style:text-properties fo:font-style="normal" officeooo:rsid="07cf4d36" style:font-style-asian="normal" style:font-style-complex="normal"/>
    </style:style>
    <style:style style:name="T381" style:family="text">
      <style:text-properties fo:font-style="normal" officeooo:rsid="07d0de34" style:font-style-asian="normal" style:font-style-complex="normal"/>
    </style:style>
    <style:style style:name="T382" style:family="text">
      <style:text-properties fo:font-style="normal" officeooo:rsid="07d34b29" style:font-style-asian="normal" style:font-style-complex="normal"/>
    </style:style>
    <style:style style:name="T383" style:family="text">
      <style:text-properties fo:font-style="normal" officeooo:rsid="07d45ce9" style:font-style-asian="normal" style:font-style-complex="normal"/>
    </style:style>
    <style:style style:name="T384" style:family="text">
      <style:text-properties fo:font-style="normal" officeooo:rsid="07d61f89" style:font-style-asian="normal" style:font-style-complex="normal"/>
    </style:style>
    <style:style style:name="T385" style:family="text">
      <style:text-properties fo:font-style="normal" officeooo:rsid="07d76d7e" style:font-style-asian="normal" style:font-style-complex="normal"/>
    </style:style>
    <style:style style:name="T386" style:family="text">
      <style:text-properties fo:font-style="normal" officeooo:rsid="07d86345" style:font-style-asian="normal" style:font-style-complex="normal"/>
    </style:style>
    <style:style style:name="T387" style:family="text">
      <style:text-properties fo:font-style="normal" officeooo:rsid="07db1157" style:font-style-asian="normal" style:font-style-complex="normal"/>
    </style:style>
    <style:style style:name="T388" style:family="text">
      <style:text-properties fo:font-style="normal" officeooo:rsid="07dfcfd1" style:font-style-asian="normal" style:font-style-complex="normal"/>
    </style:style>
    <style:style style:name="T389" style:family="text">
      <style:text-properties fo:font-style="normal" officeooo:rsid="07e0d86f" style:font-style-asian="normal" style:font-style-complex="normal"/>
    </style:style>
    <style:style style:name="T390" style:family="text">
      <style:text-properties fo:font-style="normal" officeooo:rsid="07e226d5" style:font-style-asian="normal" style:font-style-complex="normal"/>
    </style:style>
    <style:style style:name="T391" style:family="text">
      <style:text-properties fo:font-style="normal" officeooo:rsid="07e52d5a" style:font-style-asian="normal" style:font-style-complex="normal"/>
    </style:style>
    <style:style style:name="T392" style:family="text">
      <style:text-properties fo:font-style="normal" officeooo:rsid="07e6a86d" style:font-style-asian="normal" style:font-style-complex="normal"/>
    </style:style>
    <style:style style:name="T393" style:family="text">
      <style:text-properties fo:font-style="normal" officeooo:rsid="07e80f7b" style:font-style-asian="normal" style:font-style-complex="normal"/>
    </style:style>
    <style:style style:name="T394" style:family="text">
      <style:text-properties fo:font-style="normal" officeooo:rsid="07e94fac" style:font-style-asian="normal" style:font-style-complex="normal"/>
    </style:style>
    <style:style style:name="T395" style:family="text">
      <style:text-properties fo:font-style="normal" officeooo:rsid="07eb6a0b" style:font-style-asian="normal" style:font-style-complex="normal"/>
    </style:style>
    <style:style style:name="T396" style:family="text">
      <style:text-properties fo:font-style="normal" officeooo:rsid="07ed1a82" style:font-style-asian="normal" style:font-style-complex="normal"/>
    </style:style>
    <style:style style:name="T397" style:family="text">
      <style:text-properties fo:font-style="normal" officeooo:rsid="07ed5f1a" style:font-style-asian="normal" style:font-style-complex="normal"/>
    </style:style>
    <style:style style:name="T398" style:family="text">
      <style:text-properties fo:font-style="normal" officeooo:rsid="07ee7df4" style:font-style-asian="normal" style:font-style-complex="normal"/>
    </style:style>
    <style:style style:name="T399" style:family="text">
      <style:text-properties fo:font-style="normal" officeooo:rsid="07f0637b" style:font-style-asian="normal" style:font-style-complex="normal"/>
    </style:style>
    <style:style style:name="T400" style:family="text">
      <style:text-properties fo:font-style="normal" officeooo:rsid="07f06857" style:font-style-asian="normal" style:font-style-complex="normal"/>
    </style:style>
    <style:style style:name="T401" style:family="text">
      <style:text-properties fo:font-style="normal" officeooo:rsid="07f1ec47" style:font-style-asian="normal" style:font-style-complex="normal"/>
    </style:style>
    <style:style style:name="T402" style:family="text">
      <style:text-properties fo:font-style="normal" officeooo:rsid="07f3c077" style:font-style-asian="normal" style:font-style-complex="normal"/>
    </style:style>
    <style:style style:name="T403" style:family="text">
      <style:text-properties fo:font-style="normal" officeooo:rsid="07f4a48e" style:font-style-asian="normal" style:font-style-complex="normal"/>
    </style:style>
    <style:style style:name="T404" style:family="text">
      <style:text-properties fo:font-style="normal" officeooo:rsid="07f5e07f" style:font-style-asian="normal" style:font-style-complex="normal"/>
    </style:style>
    <style:style style:name="T405" style:family="text">
      <style:text-properties fo:font-style="normal" officeooo:rsid="07f6fac7" style:font-style-asian="normal" style:font-style-complex="normal"/>
    </style:style>
    <style:style style:name="T406" style:family="text">
      <style:text-properties fo:font-style="normal" officeooo:rsid="07fa16da" style:font-style-asian="normal" style:font-style-complex="normal"/>
    </style:style>
    <style:style style:name="T407" style:family="text">
      <style:text-properties fo:font-style="normal" officeooo:rsid="07fc0d52" style:font-style-asian="normal" style:font-style-complex="normal"/>
    </style:style>
    <style:style style:name="T408" style:family="text">
      <style:text-properties fo:font-style="normal" officeooo:rsid="07fcf5f3" style:font-style-asian="normal" style:font-style-complex="normal"/>
    </style:style>
    <style:style style:name="T409" style:family="text">
      <style:text-properties fo:font-style="normal" officeooo:rsid="07feaa75" style:font-style-asian="normal" style:font-style-complex="normal"/>
    </style:style>
    <style:style style:name="T410" style:family="text">
      <style:text-properties fo:font-style="normal" officeooo:rsid="08003c98" style:font-style-asian="normal" style:font-style-complex="normal"/>
    </style:style>
    <style:style style:name="T411" style:family="text">
      <style:text-properties fo:font-style="normal" officeooo:rsid="08024cd6" style:font-style-asian="normal" style:font-style-complex="normal"/>
    </style:style>
    <style:style style:name="T412" style:family="text">
      <style:text-properties fo:font-style="normal" officeooo:rsid="08050e45" style:font-style-asian="normal" style:font-style-complex="normal"/>
    </style:style>
    <style:style style:name="T413" style:family="text">
      <style:text-properties fo:font-style="normal" officeooo:rsid="0805cdc0" style:font-style-asian="normal" style:font-style-complex="normal"/>
    </style:style>
    <style:style style:name="T414" style:family="text">
      <style:text-properties fo:font-style="normal" officeooo:rsid="080770a7" style:font-style-asian="normal" style:font-style-complex="normal"/>
    </style:style>
    <style:style style:name="T415" style:family="text">
      <style:text-properties fo:font-style="normal" officeooo:rsid="0807c7bc" style:font-style-asian="normal" style:font-style-complex="normal"/>
    </style:style>
    <style:style style:name="T416" style:family="text">
      <style:text-properties fo:font-style="normal" officeooo:rsid="080905d4" style:font-style-asian="normal" style:font-style-complex="normal"/>
    </style:style>
    <style:style style:name="T417" style:family="text">
      <style:text-properties fo:font-style="normal" officeooo:rsid="080a0eed" style:font-style-asian="normal" style:font-style-complex="normal"/>
    </style:style>
    <style:style style:name="T418" style:family="text">
      <style:text-properties fo:font-style="normal" officeooo:rsid="080a6445" style:font-style-asian="normal" style:font-style-complex="normal"/>
    </style:style>
    <style:style style:name="T419" style:family="text">
      <style:text-properties fo:font-style="normal" officeooo:rsid="080b251b" style:font-style-asian="normal" style:font-style-complex="normal"/>
    </style:style>
    <style:style style:name="T420" style:family="text">
      <style:text-properties fo:font-style="normal" officeooo:rsid="080c9339" style:font-style-asian="normal" style:font-style-complex="normal"/>
    </style:style>
    <style:style style:name="T421" style:family="text">
      <style:text-properties fo:font-style="normal" officeooo:rsid="080c9c90" style:font-style-asian="normal" style:font-style-complex="normal"/>
    </style:style>
    <style:style style:name="T422" style:family="text">
      <style:text-properties fo:font-style="normal" officeooo:rsid="080eb91c" style:font-style-asian="normal" style:font-style-complex="normal"/>
    </style:style>
    <style:style style:name="T423" style:family="text">
      <style:text-properties fo:font-style="normal" officeooo:rsid="080fc879" style:font-style-asian="normal" style:font-style-complex="normal"/>
    </style:style>
    <style:style style:name="T424" style:family="text">
      <style:text-properties fo:font-style="normal" officeooo:rsid="08146022" style:font-style-asian="normal" style:font-style-complex="normal"/>
    </style:style>
    <style:style style:name="T425" style:family="text">
      <style:text-properties fo:font-style="normal" officeooo:rsid="0816542f" style:font-style-asian="normal" style:font-style-complex="normal"/>
    </style:style>
    <style:style style:name="T426" style:family="text">
      <style:text-properties fo:font-style="normal" officeooo:rsid="081804f5" style:font-style-asian="normal" style:font-style-complex="normal"/>
    </style:style>
    <style:style style:name="T427" style:family="text">
      <style:text-properties fo:font-style="normal" officeooo:rsid="081964b8" style:font-style-asian="normal" style:font-style-complex="normal"/>
    </style:style>
    <style:style style:name="T428" style:family="text">
      <style:text-properties fo:font-style="normal" officeooo:rsid="081b2a98" style:font-style-asian="normal" style:font-style-complex="normal"/>
    </style:style>
    <style:style style:name="T429" style:family="text">
      <style:text-properties fo:font-style="normal" officeooo:rsid="081b3c0a" style:font-style-asian="normal" style:font-style-complex="normal"/>
    </style:style>
    <style:style style:name="T430" style:family="text">
      <style:text-properties fo:font-style="normal" officeooo:rsid="081d0b8f" style:font-style-asian="normal" style:font-style-complex="normal"/>
    </style:style>
    <style:style style:name="T431" style:family="text">
      <style:text-properties fo:font-style="normal" officeooo:rsid="081e2c73" style:font-style-asian="normal" style:font-style-complex="normal"/>
    </style:style>
    <style:style style:name="T432" style:family="text">
      <style:text-properties fo:font-style="normal" officeooo:rsid="081eeee2" style:font-style-asian="normal" style:font-style-complex="normal"/>
    </style:style>
    <style:style style:name="T433" style:family="text">
      <style:text-properties fo:font-style="normal" officeooo:rsid="0820d374" style:font-style-asian="normal" style:font-style-complex="normal"/>
    </style:style>
    <style:style style:name="T434" style:family="text">
      <style:text-properties fo:font-style="normal" officeooo:rsid="082279eb" style:font-style-asian="normal" style:font-style-complex="normal"/>
    </style:style>
    <style:style style:name="T435" style:family="text">
      <style:text-properties fo:font-style="normal" officeooo:rsid="08229208" style:font-style-asian="normal" style:font-style-complex="normal"/>
    </style:style>
    <style:style style:name="T436" style:family="text">
      <style:text-properties fo:font-style="normal" officeooo:rsid="082326ef" style:font-style-asian="normal" style:font-style-complex="normal"/>
    </style:style>
    <style:style style:name="T437" style:family="text">
      <style:text-properties fo:font-style="normal" officeooo:rsid="082613ca" style:font-style-asian="normal" style:font-style-complex="normal"/>
    </style:style>
    <style:style style:name="T438" style:family="text">
      <style:text-properties fo:font-style="normal" officeooo:rsid="0826b3e6" style:font-style-asian="normal" style:font-style-complex="normal"/>
    </style:style>
    <style:style style:name="T439" style:family="text">
      <style:text-properties fo:font-style="normal" officeooo:rsid="0827c47a" style:font-style-asian="normal" style:font-style-complex="normal"/>
    </style:style>
    <style:style style:name="T440" style:family="text">
      <style:text-properties fo:font-style="normal" officeooo:rsid="08289fc7" style:font-style-asian="normal" style:font-style-complex="normal"/>
    </style:style>
    <style:style style:name="T441" style:family="text">
      <style:text-properties fo:font-style="normal" officeooo:rsid="085c285b" style:font-style-asian="normal" style:font-style-complex="normal"/>
    </style:style>
    <style:style style:name="T442" style:family="text">
      <style:text-properties fo:font-style="normal" officeooo:rsid="085ce2f0" style:font-style-asian="normal" style:font-style-complex="normal"/>
    </style:style>
    <style:style style:name="T443" style:family="text">
      <style:text-properties fo:font-style="normal" officeooo:rsid="085d288a" style:font-style-asian="normal" style:font-style-complex="normal"/>
    </style:style>
    <style:style style:name="T444" style:family="text">
      <style:text-properties fo:font-style="normal" officeooo:rsid="085ecfb7" style:font-style-asian="normal" style:font-style-complex="normal"/>
    </style:style>
    <style:style style:name="T445" style:family="text">
      <style:text-properties fo:font-style="normal" officeooo:rsid="0879d585" style:font-style-asian="normal" style:font-style-complex="normal"/>
    </style:style>
    <style:style style:name="T446" style:family="text">
      <style:text-properties fo:font-style="normal" officeooo:rsid="089d616e" style:font-style-asian="normal" style:font-style-complex="normal"/>
    </style:style>
    <style:style style:name="T447" style:family="text">
      <style:text-properties fo:font-style="normal" officeooo:rsid="08a2e842" style:font-style-asian="normal" style:font-style-complex="normal"/>
    </style:style>
    <style:style style:name="T448" style:family="text">
      <style:text-properties fo:font-style="normal" officeooo:rsid="08ac0627" style:font-style-asian="normal" style:font-style-complex="normal"/>
    </style:style>
    <style:style style:name="T449" style:family="text">
      <style:text-properties fo:font-style="normal" officeooo:rsid="08b8a72e" style:font-style-asian="normal" style:font-style-complex="normal"/>
    </style:style>
    <style:style style:name="T450" style:family="text">
      <style:text-properties fo:font-style="normal" officeooo:rsid="08b8e1df" style:font-style-asian="normal" style:font-style-complex="normal"/>
    </style:style>
    <style:style style:name="T451" style:family="text">
      <style:text-properties fo:font-style="normal" officeooo:rsid="08ba730d" style:font-style-asian="normal" style:font-style-complex="normal"/>
    </style:style>
    <style:style style:name="T452" style:family="text">
      <style:text-properties fo:font-style="normal" officeooo:rsid="08bc7e5a" style:font-style-asian="normal" style:font-style-complex="normal"/>
    </style:style>
    <style:style style:name="T453" style:family="text">
      <style:text-properties fo:font-style="normal" officeooo:rsid="08c1a0b1" style:font-style-asian="normal" style:font-style-complex="normal"/>
    </style:style>
    <style:style style:name="T454" style:family="text">
      <style:text-properties fo:font-style="normal" officeooo:rsid="090bcafb" style:font-style-asian="normal" style:font-style-complex="normal"/>
    </style:style>
    <style:style style:name="T455" style:family="text">
      <style:text-properties fo:font-style="normal" officeooo:rsid="090df3dc" style:font-style-asian="normal" style:font-style-complex="normal"/>
    </style:style>
    <style:style style:name="T456" style:family="text">
      <style:text-properties fo:font-style="normal" officeooo:rsid="093af6b5" style:font-style-asian="normal" style:font-style-complex="normal"/>
    </style:style>
    <style:style style:name="T457" style:family="text">
      <style:text-properties fo:font-style="normal" officeooo:rsid="093b8a12" style:font-style-asian="normal" style:font-style-complex="normal"/>
    </style:style>
    <style:style style:name="T458" style:family="text">
      <style:text-properties fo:font-style="normal" officeooo:rsid="09e2b55f" style:font-style-asian="normal" style:font-style-complex="normal"/>
    </style:style>
    <style:style style:name="T459" style:family="text">
      <style:text-properties fo:font-style="normal" officeooo:rsid="06b4306f" style:font-style-asian="normal" style:font-style-complex="normal"/>
    </style:style>
    <style:style style:name="T460" style:family="text">
      <style:text-properties fo:font-style="normal" officeooo:rsid="0a26787a" style:font-style-asian="normal" style:font-style-complex="normal"/>
    </style:style>
    <style:style style:name="T461" style:family="text">
      <style:text-properties fo:font-style="normal" officeooo:rsid="06f26925" style:font-style-asian="normal" style:font-style-complex="normal"/>
    </style:style>
    <style:style style:name="T462" style:family="text">
      <style:text-properties fo:font-style="normal" officeooo:rsid="082a7b9f" style:font-style-asian="normal" style:font-style-complex="normal"/>
    </style:style>
    <style:style style:name="T463" style:family="text">
      <style:text-properties fo:font-style="normal" officeooo:rsid="082b3d1b" style:font-style-asian="normal" style:font-style-complex="normal"/>
    </style:style>
    <style:style style:name="T464" style:family="text">
      <style:text-properties fo:font-style="normal" officeooo:rsid="082b4c5d" style:font-style-asian="normal" style:font-style-complex="normal"/>
    </style:style>
    <style:style style:name="T465" style:family="text">
      <style:text-properties fo:font-style="normal" officeooo:rsid="082e7d9e" style:font-style-asian="normal" style:font-style-complex="normal"/>
    </style:style>
    <style:style style:name="T466" style:family="text">
      <style:text-properties fo:font-style="normal" officeooo:rsid="0830302d" style:font-style-asian="normal" style:font-style-complex="normal"/>
    </style:style>
    <style:style style:name="T467" style:family="text">
      <style:text-properties fo:font-style="normal" officeooo:rsid="0830a52f" style:font-style-asian="normal" style:font-style-complex="normal"/>
    </style:style>
    <style:style style:name="T468" style:family="text">
      <style:text-properties fo:font-style="normal" officeooo:rsid="0830c7d1" style:font-style-asian="normal" style:font-style-complex="normal"/>
    </style:style>
    <style:style style:name="T469" style:family="text">
      <style:text-properties fo:font-style="normal" officeooo:rsid="0831ecff" style:font-style-asian="normal" style:font-style-complex="normal"/>
    </style:style>
    <style:style style:name="T470" style:family="text">
      <style:text-properties fo:font-style="normal" officeooo:rsid="0833b5ef" style:font-style-asian="normal" style:font-style-complex="normal"/>
    </style:style>
    <style:style style:name="T471" style:family="text">
      <style:text-properties fo:font-style="normal" officeooo:rsid="0873810b" style:font-style-asian="normal" style:font-style-complex="normal"/>
    </style:style>
    <style:style style:name="T472" style:family="text">
      <style:text-properties fo:font-style="normal" officeooo:rsid="0874209b" style:font-style-asian="normal" style:font-style-complex="normal"/>
    </style:style>
    <style:style style:name="T473" style:family="text">
      <style:text-properties fo:font-style="normal" officeooo:rsid="08786c72" style:font-style-asian="normal" style:font-style-complex="normal"/>
    </style:style>
    <style:style style:name="T474" style:family="text">
      <style:text-properties fo:font-style="normal" officeooo:rsid="08793324" style:font-style-asian="normal" style:font-style-complex="normal"/>
    </style:style>
    <style:style style:name="T475" style:family="text">
      <style:text-properties fo:font-style="normal" officeooo:rsid="0a4c9b8b" style:font-style-asian="normal" style:font-style-complex="normal"/>
    </style:style>
    <style:style style:name="T476" style:family="text">
      <style:text-properties fo:font-style="normal" officeooo:rsid="0a5217ee" style:font-style-asian="normal" style:font-style-complex="normal"/>
    </style:style>
    <style:style style:name="T477" style:family="text">
      <style:text-properties fo:font-style="normal" officeooo:rsid="0a5393b6" style:font-style-asian="normal" style:font-style-complex="normal"/>
    </style:style>
    <style:style style:name="T478" style:family="text">
      <style:text-properties fo:font-style="normal" officeooo:rsid="0a54413e" style:font-style-asian="normal" style:font-style-complex="normal"/>
    </style:style>
    <style:style style:name="T479" style:family="text">
      <style:text-properties fo:font-style="normal" officeooo:rsid="0a54fc00" style:font-style-asian="normal" style:font-style-complex="normal"/>
    </style:style>
    <style:style style:name="T480" style:family="text">
      <style:text-properties fo:font-style="normal" officeooo:rsid="0a56d1ce" style:font-style-asian="normal" style:font-style-complex="normal"/>
    </style:style>
    <style:style style:name="T481" style:family="text">
      <style:text-properties fo:font-style="normal" officeooo:rsid="0a56f19a" style:font-style-asian="normal" style:font-style-complex="normal"/>
    </style:style>
    <style:style style:name="T482" style:family="text">
      <style:text-properties fo:font-style="normal" officeooo:rsid="0a58143f" style:font-style-asian="normal" style:font-style-complex="normal"/>
    </style:style>
    <style:style style:name="T483" style:family="text">
      <style:text-properties fo:font-style="normal" officeooo:rsid="0a587874" style:font-style-asian="normal" style:font-style-complex="normal"/>
    </style:style>
    <style:style style:name="T484" style:family="text">
      <style:text-properties fo:font-style="normal" officeooo:rsid="0a59aa47" style:font-style-asian="normal" style:font-style-complex="normal"/>
    </style:style>
    <style:style style:name="T485" style:family="text">
      <style:text-properties fo:font-style="normal" officeooo:rsid="0a5a9c4d" style:font-style-asian="normal" style:font-style-complex="normal"/>
    </style:style>
    <style:style style:name="T486" style:family="text">
      <style:text-properties fo:font-style="normal" officeooo:rsid="0a5aef2f" style:font-style-asian="normal" style:font-style-complex="normal"/>
    </style:style>
    <style:style style:name="T487" style:family="text">
      <style:text-properties fo:font-style="normal" officeooo:rsid="0a5cf444" style:font-style-asian="normal" style:font-style-complex="normal"/>
    </style:style>
    <style:style style:name="T488" style:family="text">
      <style:text-properties fo:font-style="normal" officeooo:rsid="0a5df0bb" style:font-style-asian="normal" style:font-style-complex="normal"/>
    </style:style>
    <style:style style:name="T489" style:family="text">
      <style:text-properties fo:font-style="normal" officeooo:rsid="0a6073da" style:font-style-asian="normal" style:font-style-complex="normal"/>
    </style:style>
    <style:style style:name="T490" style:family="text">
      <style:text-properties fo:font-style="normal" officeooo:rsid="0a6196de" style:font-style-asian="normal" style:font-style-complex="normal"/>
    </style:style>
    <style:style style:name="T491" style:family="text">
      <style:text-properties fo:font-style="normal" officeooo:rsid="0a6bc791" style:font-style-asian="normal" style:font-style-complex="normal"/>
    </style:style>
    <style:style style:name="T492" style:family="text">
      <style:text-properties fo:font-style="normal" officeooo:rsid="0a6c9ac1" style:font-style-asian="normal" style:font-style-complex="normal"/>
    </style:style>
    <style:style style:name="T493" style:family="text">
      <style:text-properties fo:font-style="normal" officeooo:rsid="03ed0044" style:font-style-asian="normal" style:font-style-complex="normal"/>
    </style:style>
    <style:style style:name="T494" style:family="text">
      <style:text-properties fo:font-style="normal" officeooo:rsid="0406f4da" style:font-style-asian="normal" style:font-style-complex="normal"/>
    </style:style>
    <style:style style:name="T495" style:family="text">
      <style:text-properties fo:font-style="normal" officeooo:rsid="042673fe" style:font-style-asian="normal" style:font-style-complex="normal"/>
    </style:style>
    <style:style style:name="T496" style:family="text">
      <style:text-properties fo:font-style="normal" officeooo:rsid="0420371a" style:font-style-asian="normal" style:font-style-complex="normal"/>
    </style:style>
    <style:style style:name="T497" style:family="text">
      <style:text-properties fo:font-style="normal" officeooo:rsid="0a6e35a2" style:font-style-asian="normal" style:font-style-complex="normal"/>
    </style:style>
    <style:style style:name="T498" style:family="text">
      <style:text-properties fo:font-style="normal" officeooo:rsid="0436cac4" style:font-style-asian="normal" style:font-style-complex="normal"/>
    </style:style>
    <style:style style:name="T499" style:family="text">
      <style:text-properties fo:font-style="normal" officeooo:rsid="04092d41" style:font-style-asian="normal" style:font-style-complex="normal"/>
    </style:style>
    <style:style style:name="T500" style:family="text">
      <style:text-properties fo:font-style="normal" officeooo:rsid="048515c8" style:font-style-asian="normal" style:font-style-complex="normal"/>
    </style:style>
    <style:style style:name="T501" style:family="text">
      <style:text-properties fo:font-style="normal" officeooo:rsid="0a704128" style:font-style-asian="normal" style:font-style-complex="normal"/>
    </style:style>
    <style:style style:name="T502" style:family="text">
      <style:text-properties fo:font-style="normal" officeooo:rsid="0a722be9" style:font-style-asian="normal" style:font-style-complex="normal"/>
    </style:style>
    <style:style style:name="T503" style:family="text">
      <style:text-properties fo:font-style="normal" officeooo:rsid="0a740e69" style:font-style-asian="normal" style:font-style-complex="normal"/>
    </style:style>
    <style:style style:name="T504" style:family="text">
      <style:text-properties fo:font-style="normal" officeooo:rsid="0a760312" style:font-style-asian="normal" style:font-style-complex="normal"/>
    </style:style>
    <style:style style:name="T505" style:family="text">
      <style:text-properties fo:font-style="normal" officeooo:rsid="0a76f4f2" style:font-style-asian="normal" style:font-style-complex="normal"/>
    </style:style>
    <style:style style:name="T506" style:family="text">
      <style:text-properties fo:font-style="normal" officeooo:rsid="0a7e52fe" style:font-style-asian="normal" style:font-style-complex="normal"/>
    </style:style>
    <style:style style:name="T507" style:family="text">
      <style:text-properties fo:font-style="normal" officeooo:rsid="0a7f69f0" style:font-style-asian="normal" style:font-style-complex="normal"/>
    </style:style>
    <style:style style:name="T508" style:family="text">
      <style:text-properties fo:font-style="normal" officeooo:rsid="0a810c09" style:font-style-asian="normal" style:font-style-complex="normal"/>
    </style:style>
    <style:style style:name="T509" style:family="text">
      <style:text-properties fo:font-style="normal" officeooo:rsid="0a82cfc6" style:font-style-asian="normal" style:font-style-complex="normal"/>
    </style:style>
    <style:style style:name="T510" style:family="text">
      <style:text-properties fo:font-style="normal" officeooo:rsid="0a8457f5" style:font-style-asian="normal" style:font-style-complex="normal"/>
    </style:style>
    <style:style style:name="T511" style:family="text">
      <style:text-properties fo:font-style="normal" officeooo:rsid="0a867d36" style:font-style-asian="normal" style:font-style-complex="normal"/>
    </style:style>
    <style:style style:name="T512" style:family="text">
      <style:text-properties fo:font-style="normal" officeooo:rsid="0a86ec4a" style:font-style-asian="normal" style:font-style-complex="normal"/>
    </style:style>
    <style:style style:name="T513" style:family="text">
      <style:text-properties fo:font-style="normal" officeooo:rsid="0aa1fdd7" style:font-style-asian="normal" style:font-style-complex="normal"/>
    </style:style>
    <style:style style:name="T514" style:family="text">
      <style:text-properties fo:font-style="normal" officeooo:rsid="0aa2f152" style:font-style-asian="normal" style:font-style-complex="normal"/>
    </style:style>
    <style:style style:name="T515" style:family="text">
      <style:text-properties fo:font-style="normal" fo:font-weight="bold" style:font-style-asian="normal" style:font-weight-asian="bold" style:font-style-complex="normal" style:font-weight-complex="bold"/>
    </style:style>
    <style:style style:name="T516" style:family="text">
      <style:text-properties fo:font-style="normal" fo:font-weight="bold" officeooo:rsid="01454c55" style:font-style-asian="normal" style:font-weight-asian="bold" style:font-style-complex="normal" style:font-weight-complex="bold"/>
    </style:style>
    <style:style style:name="T517" style:family="text">
      <style:text-properties fo:font-style="normal" fo:font-weight="bold" officeooo:rsid="019b9af7" style:font-style-asian="normal" style:font-weight-asian="bold" style:font-style-complex="normal" style:font-weight-complex="bold"/>
    </style:style>
    <style:style style:name="T518" style:family="text">
      <style:text-properties fo:font-style="normal" fo:font-weight="bold" officeooo:rsid="02d2c9a3" style:font-style-asian="normal" style:font-weight-asian="bold" style:font-style-complex="normal" style:font-weight-complex="bold"/>
    </style:style>
    <style:style style:name="T519" style:family="text">
      <style:text-properties fo:font-style="normal" fo:font-weight="bold" officeooo:rsid="02ca57e2" style:font-style-asian="normal" style:font-weight-asian="bold" style:font-style-complex="normal" style:font-weight-complex="bold"/>
    </style:style>
    <style:style style:name="T520" style:family="text">
      <style:text-properties fo:font-style="normal" fo:font-weight="bold" officeooo:rsid="02caf500" style:font-style-asian="normal" style:font-weight-asian="bold" style:font-style-complex="normal" style:font-weight-complex="bold"/>
    </style:style>
    <style:style style:name="T521" style:family="text">
      <style:text-properties fo:font-style="normal" fo:font-weight="bold" officeooo:rsid="02cd0f26" style:font-style-asian="normal" style:font-weight-asian="bold" style:font-style-complex="normal" style:font-weight-complex="bold"/>
    </style:style>
    <style:style style:name="T522" style:family="text">
      <style:text-properties fo:font-style="normal" fo:font-weight="bold" officeooo:rsid="04589205" style:font-style-asian="normal" style:font-weight-asian="bold" style:font-style-complex="normal" style:font-weight-complex="bold"/>
    </style:style>
    <style:style style:name="T523" style:family="text">
      <style:text-properties fo:font-style="normal" fo:font-weight="bold" officeooo:rsid="033d3600" style:font-style-asian="normal" style:font-weight-asian="bold" style:font-style-complex="normal" style:font-weight-complex="bold"/>
    </style:style>
    <style:style style:name="T524" style:family="text">
      <style:text-properties fo:font-style="normal" fo:font-weight="bold" officeooo:rsid="06d24f86" style:font-style-asian="normal" style:font-weight-asian="bold" style:font-style-complex="normal" style:font-weight-complex="bold"/>
    </style:style>
    <style:style style:name="T525" style:family="text">
      <style:text-properties fo:font-style="normal" fo:font-weight="bold" officeooo:rsid="07d0de34" style:font-style-asian="normal" style:font-weight-asian="bold" style:font-style-complex="normal" style:font-weight-complex="bold"/>
    </style:style>
    <style:style style:name="T526" style:family="text">
      <style:text-properties fo:font-style="normal" fo:font-weight="bold" officeooo:rsid="07e52d5a" style:font-style-asian="normal" style:font-weight-asian="bold" style:font-style-complex="normal" style:font-weight-complex="bold"/>
    </style:style>
    <style:style style:name="T527" style:family="text">
      <style:text-properties fo:font-style="normal" fo:font-weight="bold" officeooo:rsid="07e226d5" style:font-style-asian="normal" style:font-weight-asian="bold" style:font-style-complex="normal" style:font-weight-complex="bold"/>
    </style:style>
    <style:style style:name="T528" style:family="text">
      <style:text-properties fo:font-style="normal" fo:font-weight="bold" officeooo:rsid="01b13154" style:font-style-asian="normal" style:font-weight-asian="bold" style:font-style-complex="normal" style:font-weight-complex="bold"/>
    </style:style>
    <style:style style:name="T529" style:family="text">
      <style:text-properties fo:font-style="normal" fo:font-weight="bold" officeooo:rsid="03ed0044" style:font-style-asian="normal" style:font-weight-asian="bold" style:font-style-complex="normal" style:font-weight-complex="bold"/>
    </style:style>
    <style:style style:name="T530" style:family="text">
      <style:text-properties fo:font-style="normal" fo:font-weight="bold" officeooo:rsid="0a6e35a2" style:font-style-asian="normal" style:font-weight-asian="bold" style:font-style-complex="normal" style:font-weight-complex="bold"/>
    </style:style>
    <style:style style:name="T531" style:family="text">
      <style:text-properties fo:font-style="normal" fo:font-weight="bold" officeooo:rsid="0572a4e7" fo:background-color="transparent" loext:char-shading-value="0" style:font-style-asian="normal" style:font-weight-asian="bold" style:font-style-complex="normal" style:font-weight-complex="bold"/>
    </style:style>
    <style:style style:name="T532" style:family="text">
      <style:text-properties fo:font-style="normal" fo:font-weight="normal" style:font-style-asian="normal" style:font-weight-asian="normal" style:font-style-complex="normal" style:font-weight-complex="normal"/>
    </style:style>
    <style:style style:name="T533" style:family="text">
      <style:text-properties fo:font-style="normal" fo:font-weight="normal" officeooo:rsid="01ac9791" style:font-style-asian="normal" style:font-weight-asian="normal" style:font-style-complex="normal" style:font-weight-complex="normal"/>
    </style:style>
    <style:style style:name="T534" style:family="text">
      <style:text-properties fo:font-style="normal" fo:font-weight="normal" officeooo:rsid="01b13154" style:font-style-asian="normal" style:font-weight-asian="normal" style:font-style-complex="normal" style:font-weight-complex="normal"/>
    </style:style>
    <style:style style:name="T535" style:family="text">
      <style:text-properties fo:font-style="normal" fo:font-weight="normal" officeooo:rsid="019b9af7" style:font-style-asian="normal" style:font-weight-asian="normal" style:font-style-complex="normal" style:font-weight-complex="normal"/>
    </style:style>
    <style:style style:name="T536" style:family="text">
      <style:text-properties fo:font-style="normal" fo:font-weight="normal" officeooo:rsid="019d92cd" style:font-style-asian="normal" style:font-weight-asian="normal" style:font-style-complex="normal" style:font-weight-complex="normal"/>
    </style:style>
    <style:style style:name="T537" style:family="text">
      <style:text-properties fo:font-style="normal" fo:font-weight="normal" officeooo:rsid="01a02a47" style:font-style-asian="normal" style:font-weight-asian="normal" style:font-style-complex="normal" style:font-weight-complex="normal"/>
    </style:style>
    <style:style style:name="T538" style:family="text">
      <style:text-properties fo:font-style="normal" fo:font-weight="normal" officeooo:rsid="01a0c7d5" style:font-style-asian="normal" style:font-weight-asian="normal" style:font-style-complex="normal" style:font-weight-complex="normal"/>
    </style:style>
    <style:style style:name="T539" style:family="text">
      <style:text-properties fo:font-style="normal" fo:font-weight="normal" officeooo:rsid="01a19f39" style:font-style-asian="normal" style:font-weight-asian="normal" style:font-style-complex="normal" style:font-weight-complex="normal"/>
    </style:style>
    <style:style style:name="T540" style:family="text">
      <style:text-properties fo:font-style="normal" fo:font-weight="normal" officeooo:rsid="01a1b432" style:font-style-asian="normal" style:font-weight-asian="normal" style:font-style-complex="normal" style:font-weight-complex="normal"/>
    </style:style>
    <style:style style:name="T541" style:family="text">
      <style:text-properties fo:font-style="normal" fo:font-weight="normal" officeooo:rsid="01a34bd0" style:font-style-asian="normal" style:font-weight-asian="normal" style:font-style-complex="normal" style:font-weight-complex="normal"/>
    </style:style>
    <style:style style:name="T542" style:family="text">
      <style:text-properties fo:font-style="normal" fo:font-weight="normal" officeooo:rsid="01a6c44a" style:font-style-asian="normal" style:font-weight-asian="normal" style:font-style-complex="normal" style:font-weight-complex="normal"/>
    </style:style>
    <style:style style:name="T543" style:family="text">
      <style:text-properties fo:font-style="normal" fo:font-weight="normal" officeooo:rsid="01a8b3c7" style:font-style-asian="normal" style:font-weight-asian="normal" style:font-style-complex="normal" style:font-weight-complex="normal"/>
    </style:style>
    <style:style style:name="T544" style:family="text">
      <style:text-properties fo:font-style="normal" fo:font-weight="normal" officeooo:rsid="01a8c0e8" style:font-style-asian="normal" style:font-weight-asian="normal" style:font-style-complex="normal" style:font-weight-complex="normal"/>
    </style:style>
    <style:style style:name="T545" style:family="text">
      <style:text-properties fo:font-style="normal" fo:font-weight="normal" officeooo:rsid="01af9ca3" style:font-style-asian="normal" style:font-weight-asian="normal" style:font-style-complex="normal" style:font-weight-complex="normal"/>
    </style:style>
    <style:style style:name="T546" style:family="text">
      <style:text-properties fo:font-style="normal" fo:font-weight="normal" officeooo:rsid="01abd4f7" style:font-style-asian="normal" style:font-weight-asian="normal" style:font-style-complex="normal" style:font-weight-complex="normal"/>
    </style:style>
    <style:style style:name="T547" style:family="text">
      <style:text-properties fo:font-style="normal" fo:font-weight="normal" officeooo:rsid="01acd8cb" style:font-style-asian="normal" style:font-weight-asian="normal" style:font-style-complex="normal" style:font-weight-complex="normal"/>
    </style:style>
    <style:style style:name="T548" style:family="text">
      <style:text-properties fo:font-style="normal" fo:font-weight="normal" officeooo:rsid="010783c4" style:font-style-asian="normal" style:font-weight-asian="normal" style:font-style-complex="normal" style:font-weight-complex="normal"/>
    </style:style>
    <style:style style:name="T549" style:family="text">
      <style:text-properties fo:font-style="normal" fo:font-weight="normal" officeooo:rsid="03d4942f" style:font-style-asian="normal" style:font-weight-asian="normal" style:font-style-complex="normal" style:font-weight-complex="normal"/>
    </style:style>
    <style:style style:name="T550" style:family="text">
      <style:text-properties fo:font-style="normal" fo:font-weight="normal" officeooo:rsid="03d3345e" style:font-style-asian="normal" style:font-weight-asian="normal" style:font-style-complex="normal" style:font-weight-complex="normal"/>
    </style:style>
    <style:style style:name="T551" style:family="text">
      <style:text-properties fo:font-style="normal" fo:font-weight="normal" officeooo:rsid="03cee9b1" style:font-style-asian="normal" style:font-weight-asian="normal" style:font-style-complex="normal" style:font-weight-complex="normal"/>
    </style:style>
    <style:style style:name="T552" style:family="text">
      <style:text-properties fo:font-style="normal" fo:font-weight="normal" officeooo:rsid="02a898f4" style:font-style-asian="normal" style:font-weight-asian="normal" style:font-style-complex="normal" style:font-weight-complex="normal"/>
    </style:style>
    <style:style style:name="T553" style:family="text">
      <style:text-properties fo:font-style="normal" fo:font-weight="normal" officeooo:rsid="02b0d809" style:font-style-asian="normal" style:font-weight-asian="normal" style:font-style-complex="normal" style:font-weight-complex="normal"/>
    </style:style>
    <style:style style:name="T554" style:family="text">
      <style:text-properties fo:font-style="normal" fo:font-weight="normal" officeooo:rsid="02b1feb2" style:font-style-asian="normal" style:font-weight-asian="normal" style:font-style-complex="normal" style:font-weight-complex="normal"/>
    </style:style>
    <style:style style:name="T555" style:family="text">
      <style:text-properties fo:font-style="normal" fo:font-weight="normal" officeooo:rsid="05bd25fa" style:font-style-asian="normal" style:font-weight-asian="normal" style:font-style-complex="normal" style:font-weight-complex="normal"/>
    </style:style>
    <style:style style:name="T556" style:family="text">
      <style:text-properties fo:font-style="normal" fo:font-weight="normal" officeooo:rsid="01aaa664" style:font-style-asian="normal" style:font-weight-asian="normal" style:font-style-complex="normal" style:font-weight-complex="normal"/>
    </style:style>
    <style:style style:name="T557" style:family="text">
      <style:text-properties fo:font-style="normal" fo:font-weight="normal" officeooo:rsid="05bd6453" style:font-style-asian="normal" style:font-weight-asian="normal" style:font-style-complex="normal" style:font-weight-complex="normal"/>
    </style:style>
    <style:style style:name="T558" style:family="text">
      <style:text-properties fo:font-style="normal" fo:font-weight="normal" officeooo:rsid="05cf3f9f" style:font-style-asian="normal" style:font-weight-asian="normal" style:font-style-complex="normal" style:font-weight-complex="normal"/>
    </style:style>
    <style:style style:name="T559" style:family="text">
      <style:text-properties fo:font-style="normal" fo:font-weight="normal" officeooo:rsid="05dcba3f" style:font-style-asian="normal" style:font-weight-asian="normal" style:font-style-complex="normal" style:font-weight-complex="normal"/>
    </style:style>
    <style:style style:name="T560" style:family="text">
      <style:text-properties fo:font-style="normal" fo:font-weight="normal" officeooo:rsid="05ea02b4" style:font-style-asian="normal" style:font-weight-asian="normal" style:font-style-complex="normal" style:font-weight-complex="normal"/>
    </style:style>
    <style:style style:name="T561" style:family="text">
      <style:text-properties fo:font-style="normal" fo:font-weight="normal" officeooo:rsid="05eaab43" style:font-style-asian="normal" style:font-weight-asian="normal" style:font-style-complex="normal" style:font-weight-complex="normal"/>
    </style:style>
    <style:style style:name="T562" style:family="text">
      <style:text-properties fo:font-style="normal" fo:font-weight="normal" officeooo:rsid="05eb8f73" style:font-style-asian="normal" style:font-weight-asian="normal" style:font-style-complex="normal" style:font-weight-complex="normal"/>
    </style:style>
    <style:style style:name="T563" style:family="text">
      <style:text-properties fo:font-style="normal" fo:font-weight="normal" officeooo:rsid="0727236a" style:font-style-asian="normal" style:font-weight-asian="normal" style:font-style-complex="normal" style:font-weight-complex="normal"/>
    </style:style>
    <style:style style:name="T564" style:family="text">
      <style:text-properties fo:font-style="normal" fo:font-weight="normal" officeooo:rsid="072814bf" style:font-style-asian="normal" style:font-weight-asian="normal" style:font-style-complex="normal" style:font-weight-complex="normal"/>
    </style:style>
    <style:style style:name="T565" style:family="text">
      <style:text-properties fo:font-style="normal" fo:font-weight="normal" officeooo:rsid="07281b94" style:font-style-asian="normal" style:font-weight-asian="normal" style:font-style-complex="normal" style:font-weight-complex="normal"/>
    </style:style>
    <style:style style:name="T566" style:family="text">
      <style:text-properties fo:font-style="normal" fo:font-weight="normal" officeooo:rsid="073fac8d" style:font-style-asian="normal" style:font-weight-asian="normal" style:font-style-complex="normal" style:font-weight-complex="normal"/>
    </style:style>
    <style:style style:name="T567" style:family="text">
      <style:text-properties fo:font-style="normal" fo:font-weight="normal" officeooo:rsid="07413575" style:font-style-asian="normal" style:font-weight-asian="normal" style:font-style-complex="normal" style:font-weight-complex="normal"/>
    </style:style>
    <style:style style:name="T568" style:family="text">
      <style:text-properties fo:font-style="normal" fo:font-weight="normal" officeooo:rsid="065de60a" style:font-style-asian="normal" style:font-weight-asian="normal" style:font-style-complex="normal" style:font-weight-complex="normal"/>
    </style:style>
    <style:style style:name="T569" style:family="text">
      <style:text-properties fo:font-style="normal" fo:font-weight="normal" officeooo:rsid="069c4cbd" style:font-style-asian="normal" style:font-weight-asian="normal" style:font-style-complex="normal" style:font-weight-complex="normal"/>
    </style:style>
    <style:style style:name="T570" style:family="text">
      <style:text-properties fo:font-style="normal" fo:font-weight="normal" officeooo:rsid="069fe294" style:font-style-asian="normal" style:font-weight-asian="normal" style:font-style-complex="normal" style:font-weight-complex="normal"/>
    </style:style>
    <style:style style:name="T571" style:family="text">
      <style:text-properties fo:font-style="normal" fo:font-weight="normal" officeooo:rsid="06a1b665" style:font-style-asian="normal" style:font-weight-asian="normal" style:font-style-complex="normal" style:font-weight-complex="normal"/>
    </style:style>
    <style:style style:name="T572" style:family="text">
      <style:text-properties fo:font-style="normal" fo:font-weight="normal" officeooo:rsid="06a24176" style:font-style-asian="normal" style:font-weight-asian="normal" style:font-style-complex="normal" style:font-weight-complex="normal"/>
    </style:style>
    <style:style style:name="T573" style:family="text">
      <style:text-properties fo:font-style="normal" fo:font-weight="normal" officeooo:rsid="06a2c5a6" style:font-style-asian="normal" style:font-weight-asian="normal" style:font-style-complex="normal" style:font-weight-complex="normal"/>
    </style:style>
    <style:style style:name="T574" style:family="text">
      <style:text-properties fo:font-style="normal" fo:font-weight="normal" officeooo:rsid="06c1778b" style:font-style-asian="normal" style:font-weight-asian="normal" style:font-style-complex="normal" style:font-weight-complex="normal"/>
    </style:style>
    <style:style style:name="T575" style:family="text">
      <style:text-properties fo:font-style="normal" fo:font-weight="normal" officeooo:rsid="06c40796" style:font-style-asian="normal" style:font-weight-asian="normal" style:font-style-complex="normal" style:font-weight-complex="normal"/>
    </style:style>
    <style:style style:name="T576" style:family="text">
      <style:text-properties fo:font-style="normal" fo:font-weight="normal" officeooo:rsid="06d24f86" style:font-style-asian="normal" style:font-weight-asian="normal" style:font-style-complex="normal" style:font-weight-complex="normal"/>
    </style:style>
    <style:style style:name="T577" style:family="text">
      <style:text-properties fo:font-style="normal" fo:font-weight="normal" officeooo:rsid="084dd3bf" style:font-style-asian="normal" style:font-weight-asian="normal" style:font-style-complex="normal" style:font-weight-complex="normal"/>
    </style:style>
    <style:style style:name="T578" style:family="text">
      <style:text-properties fo:font-style="normal" fo:font-weight="normal" officeooo:rsid="08517407" style:font-style-asian="normal" style:font-weight-asian="normal" style:font-style-complex="normal" style:font-weight-complex="normal"/>
    </style:style>
    <style:style style:name="T579" style:family="text">
      <style:text-properties fo:font-style="normal" fo:font-weight="normal" officeooo:rsid="08651cb9" style:font-style-asian="normal" style:font-weight-asian="normal" style:font-style-complex="normal" style:font-weight-complex="normal"/>
    </style:style>
    <style:style style:name="T580" style:family="text">
      <style:text-properties fo:font-style="normal" fo:font-weight="normal" officeooo:rsid="08661522" style:font-style-asian="normal" style:font-weight-asian="normal" style:font-style-complex="normal" style:font-weight-complex="normal"/>
    </style:style>
    <style:style style:name="T581" style:family="text">
      <style:text-properties fo:font-style="normal" fo:font-weight="normal" officeooo:rsid="0879d585" style:font-style-asian="normal" style:font-weight-asian="normal" style:font-style-complex="normal" style:font-weight-complex="normal"/>
    </style:style>
    <style:style style:name="T582" style:family="text">
      <style:text-properties fo:font-style="normal" fo:font-weight="normal" officeooo:rsid="008b0ac5" style:font-style-asian="normal" style:font-weight-asian="normal" style:font-style-complex="normal" style:font-weight-complex="normal"/>
    </style:style>
    <style:style style:name="T583" style:family="text">
      <style:text-properties fo:font-style="normal" fo:font-weight="normal" officeooo:rsid="00bbcc1f" style:font-style-asian="normal" style:font-weight-asian="normal" style:font-style-complex="normal" style:font-weight-complex="normal"/>
    </style:style>
    <style:style style:name="T584" style:family="text">
      <style:text-properties fo:font-style="normal" fo:font-weight="normal" officeooo:rsid="060f9d4a" style:font-style-asian="normal" style:font-weight-asian="normal" style:font-style-complex="normal" style:font-weight-complex="normal"/>
    </style:style>
    <style:style style:name="T585" style:family="text">
      <style:text-properties fo:font-style="normal" fo:font-weight="normal" officeooo:rsid="008b5c51" style:font-style-asian="normal" style:font-weight-asian="normal" style:font-style-complex="normal" style:font-weight-complex="normal"/>
    </style:style>
    <style:style style:name="T586" style:family="text">
      <style:text-properties fo:font-style="normal" fo:font-weight="normal" officeooo:rsid="08810534" style:font-style-asian="normal" style:font-weight-asian="normal" style:font-style-complex="normal" style:font-weight-complex="normal"/>
    </style:style>
    <style:style style:name="T587" style:family="text">
      <style:text-properties fo:font-style="normal" fo:font-weight="normal" officeooo:rsid="0882b04d" style:font-style-asian="normal" style:font-weight-asian="normal" style:font-style-complex="normal" style:font-weight-complex="normal"/>
    </style:style>
    <style:style style:name="T588" style:family="text">
      <style:text-properties fo:font-style="normal" fo:font-weight="normal" officeooo:rsid="088485c1" style:font-style-asian="normal" style:font-weight-asian="normal" style:font-style-complex="normal" style:font-weight-complex="normal"/>
    </style:style>
    <style:style style:name="T589" style:family="text">
      <style:text-properties fo:font-style="normal" fo:font-weight="normal" officeooo:rsid="08875411" style:font-style-asian="normal" style:font-weight-asian="normal" style:font-style-complex="normal" style:font-weight-complex="normal"/>
    </style:style>
    <style:style style:name="T590" style:family="text">
      <style:text-properties fo:font-style="normal" fo:font-weight="normal" officeooo:rsid="008bfac9" style:font-style-asian="normal" style:font-weight-asian="normal" style:font-style-complex="normal" style:font-weight-complex="normal"/>
    </style:style>
    <style:style style:name="T591" style:family="text">
      <style:text-properties fo:font-style="normal" fo:font-weight="normal" officeooo:rsid="0888fb38" style:font-style-asian="normal" style:font-weight-asian="normal" style:font-style-complex="normal" style:font-weight-complex="normal"/>
    </style:style>
    <style:style style:name="T592" style:family="text">
      <style:text-properties fo:font-style="normal" fo:font-weight="normal" officeooo:rsid="0889e6e7" style:font-style-asian="normal" style:font-weight-asian="normal" style:font-style-complex="normal" style:font-weight-complex="normal"/>
    </style:style>
    <style:style style:name="T593" style:family="text">
      <style:text-properties fo:font-style="normal" fo:font-weight="normal" officeooo:rsid="088b4e98" style:font-style-asian="normal" style:font-weight-asian="normal" style:font-style-complex="normal" style:font-weight-complex="normal"/>
    </style:style>
    <style:style style:name="T594" style:family="text">
      <style:text-properties fo:font-style="normal" fo:font-weight="normal" officeooo:rsid="060f20ec" style:font-style-asian="normal" style:font-weight-asian="normal" style:font-style-complex="normal" style:font-weight-complex="normal"/>
    </style:style>
    <style:style style:name="T595" style:family="text">
      <style:text-properties fo:font-style="normal" fo:font-weight="normal" officeooo:rsid="00b8a15e" style:font-style-asian="normal" style:font-weight-asian="normal" style:font-style-complex="normal" style:font-weight-complex="normal"/>
    </style:style>
    <style:style style:name="T596" style:family="text">
      <style:text-properties fo:font-style="normal" fo:font-weight="normal" officeooo:rsid="088646de" style:font-style-asian="normal" style:font-weight-asian="normal" style:font-style-complex="normal" style:font-weight-complex="normal"/>
    </style:style>
    <style:style style:name="T597" style:family="text">
      <style:text-properties fo:font-style="normal" fo:font-weight="normal" officeooo:rsid="084cccb3" style:font-style-asian="normal" style:font-weight-asian="normal" style:font-style-complex="normal" style:font-weight-complex="normal"/>
    </style:style>
    <style:style style:name="T598" style:family="text">
      <style:text-properties fo:font-style="normal" fo:font-weight="normal" officeooo:rsid="084e6bef" style:font-style-asian="normal" style:font-weight-asian="normal" style:font-style-complex="normal" style:font-weight-complex="normal"/>
    </style:style>
    <style:style style:name="T599" style:family="text">
      <style:text-properties fo:font-style="normal" fo:font-weight="normal" officeooo:rsid="010a20fb" style:font-style-asian="normal" style:font-weight-asian="normal" style:font-style-complex="normal" style:font-weight-complex="normal"/>
    </style:style>
    <style:style style:name="T600" style:family="text">
      <style:text-properties fo:font-style="normal" fo:font-weight="normal" officeooo:rsid="05d179be" style:font-style-asian="normal" style:font-weight-asian="normal" style:font-style-complex="normal" style:font-weight-complex="normal"/>
    </style:style>
    <style:style style:name="T601" style:family="text">
      <style:text-properties fo:font-style="normal" fo:font-weight="normal" officeooo:rsid="0a7d7260" style:font-style-asian="normal" style:font-weight-asian="normal" style:font-style-complex="normal" style:font-weight-complex="normal"/>
    </style:style>
    <style:style style:name="T602" style:family="text">
      <style:text-properties fo:font-style="normal" fo:font-weight="normal" officeooo:rsid="0a9da753" style:font-style-asian="normal" style:font-weight-asian="normal" style:font-style-complex="normal" style:font-weight-complex="normal"/>
    </style:style>
    <style:style style:name="T603" style:family="text">
      <style:text-properties fo:font-style="normal" fo:font-weight="normal" fo:background-color="transparent" loext:char-shading-value="0" style:font-style-asian="normal" style:font-weight-asian="normal" style:font-style-complex="normal" style:font-weight-complex="normal"/>
    </style:style>
    <style:style style:name="T604" style:family="text">
      <style:text-properties fo:font-style="normal" fo:font-weight="normal" officeooo:rsid="0572a4e7" fo:background-color="transparent" loext:char-shading-value="0" style:font-style-asian="normal" style:font-weight-asian="normal" style:font-style-complex="normal" style:font-weight-complex="normal"/>
    </style:style>
    <style:style style:name="T605" style:family="text">
      <style:text-properties fo:font-style="normal" fo:font-weight="normal" officeooo:rsid="05740888" fo:background-color="transparent" loext:char-shading-value="0" style:font-style-asian="normal" style:font-weight-asian="normal" style:font-style-complex="normal" style:font-weight-complex="normal"/>
    </style:style>
    <style:style style:name="T606" style:family="text">
      <style:text-properties fo:font-style="normal" fo:font-weight="normal" officeooo:rsid="0575f63f" fo:background-color="transparent" loext:char-shading-value="0" style:font-style-asian="normal" style:font-weight-asian="normal" style:font-style-complex="normal" style:font-weight-complex="normal"/>
    </style:style>
    <style:style style:name="T607" style:family="text">
      <style:text-properties fo:font-style="normal" fo:font-weight="normal" officeooo:rsid="0577a0bb" fo:background-color="transparent" loext:char-shading-value="0" style:font-style-asian="normal" style:font-weight-asian="normal" style:font-style-complex="normal" style:font-weight-complex="normal"/>
    </style:style>
    <style:style style:name="T608" style:family="text">
      <style:text-properties fo:font-style="normal" style:text-underline-style="none" style:font-style-asian="normal" style:font-style-complex="normal"/>
    </style:style>
    <style:style style:name="T609" style:family="text">
      <style:text-properties fo:font-style="normal" style:text-underline-style="none" officeooo:rsid="020d68fa" style:font-style-asian="normal" style:font-style-complex="normal"/>
    </style:style>
    <style:style style:name="T610" style:family="text">
      <style:text-properties fo:font-style="normal" style:text-underline-style="none" officeooo:rsid="020e96a6" style:font-style-asian="normal" style:font-style-complex="normal"/>
    </style:style>
    <style:style style:name="T611" style:family="text">
      <style:text-properties fo:font-style="normal" style:text-underline-style="none" officeooo:rsid="020fa4cf" style:font-style-asian="normal" style:font-style-complex="normal"/>
    </style:style>
    <style:style style:name="T612" style:family="text">
      <style:text-properties fo:font-style="normal" style:text-underline-style="none" officeooo:rsid="02114bb9" style:font-style-asian="normal" style:font-style-complex="normal"/>
    </style:style>
    <style:style style:name="T613" style:family="text">
      <style:text-properties fo:font-style="normal" style:text-underline-style="none" officeooo:rsid="02137987" style:font-style-asian="normal" style:font-style-complex="normal"/>
    </style:style>
    <style:style style:name="T614" style:family="text">
      <style:text-properties fo:font-style="normal" style:text-underline-style="none" officeooo:rsid="021418d7" style:font-style-asian="normal" style:font-style-complex="normal"/>
    </style:style>
    <style:style style:name="T615" style:family="text">
      <style:text-properties fo:font-style="normal" style:text-underline-style="none" officeooo:rsid="0216dac8" style:font-style-asian="normal" style:font-style-complex="normal"/>
    </style:style>
    <style:style style:name="T616" style:family="text">
      <style:text-properties fo:font-style="normal" style:text-underline-style="none" officeooo:rsid="02133ce6" style:font-style-asian="normal" style:font-style-complex="normal"/>
    </style:style>
    <style:style style:name="T617" style:family="text">
      <style:text-properties fo:font-style="normal" style:text-underline-style="none" officeooo:rsid="0217c0b2" style:font-style-asian="normal" style:font-style-complex="normal"/>
    </style:style>
    <style:style style:name="T618" style:family="text">
      <style:text-properties fo:font-style="normal" style:text-underline-style="none" officeooo:rsid="02198428" style:font-style-asian="normal" style:font-style-complex="normal"/>
    </style:style>
    <style:style style:name="T619" style:family="text">
      <style:text-properties fo:font-style="normal" style:text-underline-style="none" officeooo:rsid="021ae773" style:font-style-asian="normal" style:font-style-complex="normal"/>
    </style:style>
    <style:style style:name="T620" style:family="text">
      <style:text-properties fo:font-style="normal" style:text-underline-style="none" officeooo:rsid="021139ac" style:font-style-asian="normal" style:font-style-complex="normal"/>
    </style:style>
    <style:style style:name="T621" style:family="text">
      <style:text-properties fo:font-style="normal" style:text-underline-style="none" officeooo:rsid="02100fc0" style:font-style-asian="normal" style:font-style-complex="normal"/>
    </style:style>
    <style:style style:name="T622" style:family="text">
      <style:text-properties fo:font-style="normal" style:text-underline-style="none" officeooo:rsid="0221af7a" style:font-style-asian="normal" style:font-style-complex="normal"/>
    </style:style>
    <style:style style:name="T623" style:family="text">
      <style:text-properties fo:font-style="normal" style:text-underline-style="none" officeooo:rsid="02246ca7" style:font-style-asian="normal" style:font-style-complex="normal"/>
    </style:style>
    <style:style style:name="T624" style:family="text">
      <style:text-properties fo:font-style="normal" style:text-underline-style="none" officeooo:rsid="021a3369" style:font-style-asian="normal" style:font-style-complex="normal"/>
    </style:style>
    <style:style style:name="T625" style:family="text">
      <style:text-properties fo:font-style="normal" style:text-underline-style="none" officeooo:rsid="02268a79" style:font-style-asian="normal" style:font-style-complex="normal"/>
    </style:style>
    <style:style style:name="T626" style:family="text">
      <style:text-properties fo:font-style="normal" style:text-underline-style="none" officeooo:rsid="022730c0" style:font-style-asian="normal" style:font-style-complex="normal"/>
    </style:style>
    <style:style style:name="T627" style:family="text">
      <style:text-properties fo:font-style="normal" style:text-underline-style="none" officeooo:rsid="0220c9c6" style:font-style-asian="normal" style:font-style-complex="normal"/>
    </style:style>
    <style:style style:name="T628" style:family="text">
      <style:text-properties fo:font-style="normal" style:text-underline-style="none" officeooo:rsid="02283337" style:font-style-asian="normal" style:font-style-complex="normal"/>
    </style:style>
    <style:style style:name="T629" style:family="text">
      <style:text-properties fo:font-style="normal" style:text-underline-style="none" officeooo:rsid="02294e18" style:font-style-asian="normal" style:font-style-complex="normal"/>
    </style:style>
    <style:style style:name="T630" style:family="text">
      <style:text-properties fo:font-style="normal" style:text-underline-style="none" officeooo:rsid="022a114a" style:font-style-asian="normal" style:font-style-complex="normal"/>
    </style:style>
    <style:style style:name="T631" style:family="text">
      <style:text-properties fo:font-style="normal" style:text-underline-style="none" officeooo:rsid="022c00fe" style:font-style-asian="normal" style:font-style-complex="normal"/>
    </style:style>
    <style:style style:name="T632" style:family="text">
      <style:text-properties fo:font-style="normal" style:text-underline-style="none" officeooo:rsid="022d0d5f" style:font-style-asian="normal" style:font-style-complex="normal"/>
    </style:style>
    <style:style style:name="T633" style:family="text">
      <style:text-properties fo:font-style="normal" style:text-underline-style="none" officeooo:rsid="022da3e0" style:font-style-asian="normal" style:font-style-complex="normal"/>
    </style:style>
    <style:style style:name="T634" style:family="text">
      <style:text-properties fo:font-style="normal" style:text-underline-style="none" officeooo:rsid="022ee1b2" style:font-style-asian="normal" style:font-style-complex="normal"/>
    </style:style>
    <style:style style:name="T635" style:family="text">
      <style:text-properties fo:font-style="normal" style:text-underline-style="none" officeooo:rsid="0230779c" style:font-style-asian="normal" style:font-style-complex="normal"/>
    </style:style>
    <style:style style:name="T636" style:family="text">
      <style:text-properties fo:font-style="normal" style:text-underline-style="none" officeooo:rsid="0231c721" style:font-style-asian="normal" style:font-style-complex="normal"/>
    </style:style>
    <style:style style:name="T637" style:family="text">
      <style:text-properties fo:font-style="normal" style:text-underline-style="none" officeooo:rsid="02338619" style:font-style-asian="normal" style:font-style-complex="normal"/>
    </style:style>
    <style:style style:name="T638" style:family="text">
      <style:text-properties fo:font-style="normal" style:text-underline-style="none" officeooo:rsid="0233f391" style:font-style-asian="normal" style:font-style-complex="normal"/>
    </style:style>
    <style:style style:name="T639" style:family="text">
      <style:text-properties fo:font-style="normal" style:text-underline-style="none" officeooo:rsid="023435a1" style:font-style-asian="normal" style:font-style-complex="normal"/>
    </style:style>
    <style:style style:name="T640" style:family="text">
      <style:text-properties fo:font-style="normal" style:text-underline-style="none" officeooo:rsid="02358b49" style:font-style-asian="normal" style:font-style-complex="normal"/>
    </style:style>
    <style:style style:name="T641" style:family="text">
      <style:text-properties fo:font-style="normal" style:text-underline-style="none" officeooo:rsid="0237456c" style:font-style-asian="normal" style:font-style-complex="normal"/>
    </style:style>
    <style:style style:name="T642" style:family="text">
      <style:text-properties fo:font-style="normal" style:text-underline-style="none" officeooo:rsid="0237898c" style:font-style-asian="normal" style:font-style-complex="normal"/>
    </style:style>
    <style:style style:name="T643" style:family="text">
      <style:text-properties fo:font-style="normal" style:text-underline-style="none" officeooo:rsid="02388117" style:font-style-asian="normal" style:font-style-complex="normal"/>
    </style:style>
    <style:style style:name="T644" style:family="text">
      <style:text-properties fo:font-style="normal" style:text-underline-style="none" officeooo:rsid="023b0a25" style:font-style-asian="normal" style:font-style-complex="normal"/>
    </style:style>
    <style:style style:name="T645" style:family="text">
      <style:text-properties fo:font-style="normal" style:text-underline-style="none" officeooo:rsid="023d43be" style:font-style-asian="normal" style:font-style-complex="normal"/>
    </style:style>
    <style:style style:name="T646" style:family="text">
      <style:text-properties fo:font-style="normal" style:text-underline-style="none" officeooo:rsid="023dcd56" style:font-style-asian="normal" style:font-style-complex="normal"/>
    </style:style>
    <style:style style:name="T647" style:family="text">
      <style:text-properties fo:font-style="normal" style:text-underline-style="none" officeooo:rsid="023f64a1" style:font-style-asian="normal" style:font-style-complex="normal"/>
    </style:style>
    <style:style style:name="T648" style:family="text">
      <style:text-properties fo:font-style="normal" style:text-underline-style="none" officeooo:rsid="023f77dd" style:font-style-asian="normal" style:font-style-complex="normal"/>
    </style:style>
    <style:style style:name="T649" style:family="text">
      <style:text-properties fo:font-style="normal" style:text-underline-style="none" officeooo:rsid="024f7d2f" style:font-style-asian="normal" style:font-style-complex="normal"/>
    </style:style>
    <style:style style:name="T650" style:family="text">
      <style:text-properties fo:font-style="normal" style:text-underline-style="none" officeooo:rsid="0252555d" style:font-style-asian="normal" style:font-style-complex="normal"/>
    </style:style>
    <style:style style:name="T651" style:family="text">
      <style:text-properties fo:font-style="normal" style:text-underline-style="none" officeooo:rsid="0351f544" style:font-style-asian="normal" style:font-style-complex="normal"/>
    </style:style>
    <style:style style:name="T652" style:family="text">
      <style:text-properties fo:font-style="normal" style:text-underline-style="none" officeooo:rsid="03590c63" style:font-style-asian="normal" style:font-style-complex="normal"/>
    </style:style>
    <style:style style:name="T653" style:family="text">
      <style:text-properties fo:font-style="normal" style:text-underline-style="none" officeooo:rsid="035aa7e6" style:font-style-asian="normal" style:font-style-complex="normal"/>
    </style:style>
    <style:style style:name="T654" style:family="text">
      <style:text-properties fo:font-style="normal" style:text-underline-style="none" officeooo:rsid="035c3392" style:font-style-asian="normal" style:font-style-complex="normal"/>
    </style:style>
    <style:style style:name="T655" style:family="text">
      <style:text-properties fo:font-style="normal" style:text-underline-style="none" officeooo:rsid="0352962a" style:font-style-asian="normal" style:font-style-complex="normal"/>
    </style:style>
    <style:style style:name="T656" style:family="text">
      <style:text-properties fo:font-style="normal" style:text-underline-style="none" officeooo:rsid="035dff7c" style:font-style-asian="normal" style:font-style-complex="normal"/>
    </style:style>
    <style:style style:name="T657" style:family="text">
      <style:text-properties fo:font-style="normal" style:text-underline-style="none" officeooo:rsid="035ec71d" style:font-style-asian="normal" style:font-style-complex="normal"/>
    </style:style>
    <style:style style:name="T658" style:family="text">
      <style:text-properties fo:font-style="normal" style:text-underline-style="none" officeooo:rsid="0360afed" style:font-style-asian="normal" style:font-style-complex="normal"/>
    </style:style>
    <style:style style:name="T659" style:family="text">
      <style:text-properties fo:font-style="normal" style:text-underline-style="none" officeooo:rsid="036191a5" style:font-style-asian="normal" style:font-style-complex="normal"/>
    </style:style>
    <style:style style:name="T660" style:family="text">
      <style:text-properties fo:font-style="normal" style:text-underline-style="none" officeooo:rsid="03644a0e" style:font-style-asian="normal" style:font-style-complex="normal"/>
    </style:style>
    <style:style style:name="T661" style:family="text">
      <style:text-properties fo:font-style="normal" style:text-underline-style="none" officeooo:rsid="03655bd8" style:font-style-asian="normal" style:font-style-complex="normal"/>
    </style:style>
    <style:style style:name="T662" style:family="text">
      <style:text-properties fo:font-style="normal" style:text-underline-style="none" officeooo:rsid="0365a814" style:font-style-asian="normal" style:font-style-complex="normal"/>
    </style:style>
    <style:style style:name="T663" style:family="text">
      <style:text-properties fo:font-style="normal" style:text-underline-style="none" officeooo:rsid="03665ecb" style:font-style-asian="normal" style:font-style-complex="normal"/>
    </style:style>
    <style:style style:name="T664" style:family="text">
      <style:text-properties fo:font-style="normal" style:text-underline-style="none" officeooo:rsid="0367e0f5" style:font-style-asian="normal" style:font-style-complex="normal"/>
    </style:style>
    <style:style style:name="T665" style:family="text">
      <style:text-properties fo:font-style="normal" style:text-underline-style="none" officeooo:rsid="0368faee" style:font-style-asian="normal" style:font-style-complex="normal"/>
    </style:style>
    <style:style style:name="T666" style:family="text">
      <style:text-properties fo:font-style="normal" style:text-underline-style="none" officeooo:rsid="036b4632" style:font-style-asian="normal" style:font-style-complex="normal"/>
    </style:style>
    <style:style style:name="T667" style:family="text">
      <style:text-properties fo:font-style="normal" style:text-underline-style="none" officeooo:rsid="036dcb2e" style:font-style-asian="normal" style:font-style-complex="normal"/>
    </style:style>
    <style:style style:name="T668" style:family="text">
      <style:text-properties fo:font-style="normal" style:text-underline-style="none" officeooo:rsid="0380a7f5" style:font-style-asian="normal" style:font-style-complex="normal"/>
    </style:style>
    <style:style style:name="T669" style:family="text">
      <style:text-properties fo:font-style="normal" style:text-underline-style="none" officeooo:rsid="03829306" style:font-style-asian="normal" style:font-style-complex="normal"/>
    </style:style>
    <style:style style:name="T670" style:family="text">
      <style:text-properties fo:font-style="normal" style:text-underline-style="none" officeooo:rsid="038362d1" style:font-style-asian="normal" style:font-style-complex="normal"/>
    </style:style>
    <style:style style:name="T671" style:family="text">
      <style:text-properties fo:font-style="normal" style:text-underline-style="none" officeooo:rsid="0383acdd" style:font-style-asian="normal" style:font-style-complex="normal"/>
    </style:style>
    <style:style style:name="T672" style:family="text">
      <style:text-properties fo:font-style="normal" style:text-underline-style="none" officeooo:rsid="0383fe80" style:font-style-asian="normal" style:font-style-complex="normal"/>
    </style:style>
    <style:style style:name="T673" style:family="text">
      <style:text-properties fo:font-style="normal" style:text-underline-style="none" officeooo:rsid="0384881f" style:font-style-asian="normal" style:font-style-complex="normal"/>
    </style:style>
    <style:style style:name="T674" style:family="text">
      <style:text-properties fo:font-style="normal" style:text-underline-style="none" officeooo:rsid="03865780" style:font-style-asian="normal" style:font-style-complex="normal"/>
    </style:style>
    <style:style style:name="T675" style:family="text">
      <style:text-properties fo:font-style="normal" style:text-underline-style="none" officeooo:rsid="03875395" style:font-style-asian="normal" style:font-style-complex="normal"/>
    </style:style>
    <style:style style:name="T676" style:family="text">
      <style:text-properties fo:font-style="normal" style:text-underline-style="none" officeooo:rsid="0388be84" style:font-style-asian="normal" style:font-style-complex="normal"/>
    </style:style>
    <style:style style:name="T677" style:family="text">
      <style:text-properties fo:font-style="normal" style:text-underline-style="none" officeooo:rsid="0389f1d5" style:font-style-asian="normal" style:font-style-complex="normal"/>
    </style:style>
    <style:style style:name="T678" style:family="text">
      <style:text-properties fo:font-style="normal" style:text-underline-style="none" officeooo:rsid="038ac0e4" style:font-style-asian="normal" style:font-style-complex="normal"/>
    </style:style>
    <style:style style:name="T679" style:family="text">
      <style:text-properties fo:font-style="normal" style:text-underline-style="none" officeooo:rsid="038c3373" style:font-style-asian="normal" style:font-style-complex="normal"/>
    </style:style>
    <style:style style:name="T680" style:family="text">
      <style:text-properties fo:font-style="normal" style:text-underline-style="none" officeooo:rsid="038dfea7" style:font-style-asian="normal" style:font-style-complex="normal"/>
    </style:style>
    <style:style style:name="T681" style:family="text">
      <style:text-properties fo:font-style="normal" style:text-underline-style="none" officeooo:rsid="038e651f" style:font-style-asian="normal" style:font-style-complex="normal"/>
    </style:style>
    <style:style style:name="T682" style:family="text">
      <style:text-properties fo:font-style="normal" style:text-underline-style="none" officeooo:rsid="038f6464" style:font-style-asian="normal" style:font-style-complex="normal"/>
    </style:style>
    <style:style style:name="T683" style:family="text">
      <style:text-properties fo:font-style="normal" style:text-underline-style="none" officeooo:rsid="0390b8bd" style:font-style-asian="normal" style:font-style-complex="normal"/>
    </style:style>
    <style:style style:name="T684" style:family="text">
      <style:text-properties fo:font-style="normal" style:text-underline-style="none" officeooo:rsid="03967acf" style:font-style-asian="normal" style:font-style-complex="normal"/>
    </style:style>
    <style:style style:name="T685" style:family="text">
      <style:text-properties fo:font-style="normal" style:text-underline-style="none" officeooo:rsid="03981013" style:font-style-asian="normal" style:font-style-complex="normal"/>
    </style:style>
    <style:style style:name="T686" style:family="text">
      <style:text-properties fo:font-style="normal" style:text-underline-style="none" officeooo:rsid="039954d6" style:font-style-asian="normal" style:font-style-complex="normal"/>
    </style:style>
    <style:style style:name="T687" style:family="text">
      <style:text-properties fo:font-style="normal" style:text-underline-style="none" officeooo:rsid="03996ef5" style:font-style-asian="normal" style:font-style-complex="normal"/>
    </style:style>
    <style:style style:name="T688" style:family="text">
      <style:text-properties fo:font-style="normal" style:text-underline-style="none" officeooo:rsid="039cbb08" style:font-style-asian="normal" style:font-style-complex="normal"/>
    </style:style>
    <style:style style:name="T689" style:family="text">
      <style:text-properties fo:font-style="normal" style:text-underline-style="none" officeooo:rsid="039e3786" style:font-style-asian="normal" style:font-style-complex="normal"/>
    </style:style>
    <style:style style:name="T690" style:family="text">
      <style:text-properties fo:font-style="normal" style:text-underline-style="none" officeooo:rsid="039f8b22" style:font-style-asian="normal" style:font-style-complex="normal"/>
    </style:style>
    <style:style style:name="T691" style:family="text">
      <style:text-properties fo:font-style="normal" style:text-underline-style="none" officeooo:rsid="03a15c59" style:font-style-asian="normal" style:font-style-complex="normal"/>
    </style:style>
    <style:style style:name="T692" style:family="text">
      <style:text-properties fo:font-style="normal" style:text-underline-style="none" officeooo:rsid="03a30bf1" style:font-style-asian="normal" style:font-style-complex="normal"/>
    </style:style>
    <style:style style:name="T693" style:family="text">
      <style:text-properties fo:font-style="normal" style:text-underline-style="none" officeooo:rsid="03a4e11e" style:font-style-asian="normal" style:font-style-complex="normal"/>
    </style:style>
    <style:style style:name="T694" style:family="text">
      <style:text-properties fo:font-style="normal" style:text-underline-style="none" officeooo:rsid="03a59e57" style:font-style-asian="normal" style:font-style-complex="normal"/>
    </style:style>
    <style:style style:name="T695" style:family="text">
      <style:text-properties fo:font-style="normal" style:text-underline-style="none" officeooo:rsid="03a64619" style:font-style-asian="normal" style:font-style-complex="normal"/>
    </style:style>
    <style:style style:name="T696" style:family="text">
      <style:text-properties fo:font-style="normal" style:text-underline-style="none" officeooo:rsid="03a8a532" style:font-style-asian="normal" style:font-style-complex="normal"/>
    </style:style>
    <style:style style:name="T697" style:family="text">
      <style:text-properties fo:font-style="normal" style:text-underline-style="none" officeooo:rsid="03aca22c" style:font-style-asian="normal" style:font-style-complex="normal"/>
    </style:style>
    <style:style style:name="T698" style:family="text">
      <style:text-properties fo:font-style="normal" style:text-underline-style="none" officeooo:rsid="03ae7c90" style:font-style-asian="normal" style:font-style-complex="normal"/>
    </style:style>
    <style:style style:name="T699" style:family="text">
      <style:text-properties fo:font-style="normal" style:text-underline-style="none" officeooo:rsid="03aed3da" style:font-style-asian="normal" style:font-style-complex="normal"/>
    </style:style>
    <style:style style:name="T700" style:family="text">
      <style:text-properties fo:font-style="normal" style:text-underline-style="none" officeooo:rsid="03b0514a" style:font-style-asian="normal" style:font-style-complex="normal"/>
    </style:style>
    <style:style style:name="T701" style:family="text">
      <style:text-properties fo:font-style="normal" style:text-underline-style="none" officeooo:rsid="03bc9fdd" style:font-style-asian="normal" style:font-style-complex="normal"/>
    </style:style>
    <style:style style:name="T702" style:family="text">
      <style:text-properties fo:font-style="normal" style:text-underline-style="none" officeooo:rsid="03be301e" style:font-style-asian="normal" style:font-style-complex="normal"/>
    </style:style>
    <style:style style:name="T703" style:family="text">
      <style:text-properties fo:font-style="normal" style:text-underline-style="none" officeooo:rsid="03bf425c" style:font-style-asian="normal" style:font-style-complex="normal"/>
    </style:style>
    <style:style style:name="T704" style:family="text">
      <style:text-properties fo:font-style="normal" style:text-underline-style="none" officeooo:rsid="03c08436" style:font-style-asian="normal" style:font-style-complex="normal"/>
    </style:style>
    <style:style style:name="T705" style:family="text">
      <style:text-properties fo:font-style="normal" style:text-underline-style="none" officeooo:rsid="03c1581f" style:font-style-asian="normal" style:font-style-complex="normal"/>
    </style:style>
    <style:style style:name="T706" style:family="text">
      <style:text-properties fo:font-style="normal" style:text-underline-style="none" officeooo:rsid="03c23ea7" style:font-style-asian="normal" style:font-style-complex="normal"/>
    </style:style>
    <style:style style:name="T707" style:family="text">
      <style:text-properties fo:font-style="normal" style:text-underline-style="none" officeooo:rsid="03c35832" style:font-style-asian="normal" style:font-style-complex="normal"/>
    </style:style>
    <style:style style:name="T708" style:family="text">
      <style:text-properties fo:font-style="normal" style:text-underline-style="none" officeooo:rsid="03c59f51" style:font-style-asian="normal" style:font-style-complex="normal"/>
    </style:style>
    <style:style style:name="T709" style:family="text">
      <style:text-properties fo:font-style="normal" style:text-underline-style="none" officeooo:rsid="03c69de4" style:font-style-asian="normal" style:font-style-complex="normal"/>
    </style:style>
    <style:style style:name="T710" style:family="text">
      <style:text-properties fo:font-style="normal" style:text-underline-style="none" officeooo:rsid="042d0614" style:font-style-asian="normal" style:font-style-complex="normal"/>
    </style:style>
    <style:style style:name="T711" style:family="text">
      <style:text-properties fo:font-style="normal" style:text-underline-style="none" officeooo:rsid="047ea018" style:font-style-asian="normal" style:font-style-complex="normal"/>
    </style:style>
    <style:style style:name="T712" style:family="text">
      <style:text-properties fo:font-style="normal" style:text-underline-style="none" officeooo:rsid="04829519" style:font-style-asian="normal" style:font-style-complex="normal"/>
    </style:style>
    <style:style style:name="T713" style:family="text">
      <style:text-properties fo:font-style="normal" style:text-underline-style="none" officeooo:rsid="0483677b" style:font-style-asian="normal" style:font-style-complex="normal"/>
    </style:style>
    <style:style style:name="T714" style:family="text">
      <style:text-properties fo:font-style="normal" style:text-underline-style="none" officeooo:rsid="03631987" style:font-style-asian="normal" style:font-style-complex="normal"/>
    </style:style>
    <style:style style:name="T715" style:family="text">
      <style:text-properties fo:font-style="normal" style:text-underline-style="none" officeooo:rsid="03639fb2" style:font-style-asian="normal" style:font-style-complex="normal"/>
    </style:style>
    <style:style style:name="T716" style:family="text">
      <style:text-properties fo:font-style="normal" style:text-underline-style="none" officeooo:rsid="03bb9764" style:font-style-asian="normal" style:font-style-complex="normal"/>
    </style:style>
    <style:style style:name="T717" style:family="text">
      <style:text-properties fo:font-style="normal" style:text-underline-style="none" officeooo:rsid="038f0da3" style:font-style-asian="normal" style:font-style-complex="normal"/>
    </style:style>
    <style:style style:name="T718" style:family="text">
      <style:text-properties fo:font-style="normal" style:text-underline-style="none" officeooo:rsid="03926225" style:font-style-asian="normal" style:font-style-complex="normal"/>
    </style:style>
    <style:style style:name="T719" style:family="text">
      <style:text-properties fo:font-style="normal" style:text-underline-style="none" officeooo:rsid="0362e1cc" style:font-style-asian="normal" style:font-style-complex="normal"/>
    </style:style>
    <style:style style:name="T720" style:family="text">
      <style:text-properties fo:font-style="normal" style:text-underline-style="none" officeooo:rsid="0393e10a" style:font-style-asian="normal" style:font-style-complex="normal"/>
    </style:style>
    <style:style style:name="T721" style:family="text">
      <style:text-properties fo:font-style="normal" style:text-underline-style="none" officeooo:rsid="047ffc9a" style:font-style-asian="normal" style:font-style-complex="normal"/>
    </style:style>
    <style:style style:name="T722" style:family="text">
      <style:text-properties fo:font-style="normal" style:text-underline-style="none" officeooo:rsid="03a72d86" style:font-style-asian="normal" style:font-style-complex="normal"/>
    </style:style>
    <style:style style:name="T723" style:family="text">
      <style:text-properties fo:font-style="normal" style:text-underline-style="none" officeooo:rsid="03a9b677" style:font-style-asian="normal" style:font-style-complex="normal"/>
    </style:style>
    <style:style style:name="T724" style:family="text">
      <style:text-properties fo:font-style="normal" style:text-underline-style="none" officeooo:rsid="03a9d5da" style:font-style-asian="normal" style:font-style-complex="normal"/>
    </style:style>
    <style:style style:name="T725" style:family="text">
      <style:text-properties fo:font-style="normal" style:text-underline-style="none" officeooo:rsid="03ab4e5b" style:font-style-asian="normal" style:font-style-complex="normal"/>
    </style:style>
    <style:style style:name="T726" style:family="text">
      <style:text-properties fo:font-style="normal" style:text-underline-style="none" officeooo:rsid="03b10390" style:font-style-asian="normal" style:font-style-complex="normal"/>
    </style:style>
    <style:style style:name="T727" style:family="text">
      <style:text-properties fo:font-style="normal" style:text-underline-style="none" officeooo:rsid="03b257e6" style:font-style-asian="normal" style:font-style-complex="normal"/>
    </style:style>
    <style:style style:name="T728" style:family="text">
      <style:text-properties fo:font-style="normal" style:text-underline-style="none" officeooo:rsid="03b4190a" style:font-style-asian="normal" style:font-style-complex="normal"/>
    </style:style>
    <style:style style:name="T729" style:family="text">
      <style:text-properties fo:font-style="normal" style:text-underline-style="none" officeooo:rsid="03b898e3" style:font-style-asian="normal" style:font-style-complex="normal"/>
    </style:style>
    <style:style style:name="T730" style:family="text">
      <style:text-properties fo:font-style="normal" style:text-underline-style="none" officeooo:rsid="03b91069" style:font-style-asian="normal" style:font-style-complex="normal"/>
    </style:style>
    <style:style style:name="T731" style:family="text">
      <style:text-properties fo:font-style="normal" style:text-underline-style="none" officeooo:rsid="02237be8" style:font-style-asian="normal" style:font-style-complex="normal"/>
    </style:style>
    <style:style style:name="T732" style:family="text">
      <style:text-properties fo:font-style="normal" style:text-underline-style="none" officeooo:rsid="0224db5d" style:font-style-asian="normal" style:font-style-complex="normal"/>
    </style:style>
    <style:style style:name="T733" style:family="text">
      <style:text-properties fo:font-style="normal" style:text-underline-style="none" officeooo:rsid="024092dd" style:font-style-asian="normal" style:font-style-complex="normal"/>
    </style:style>
    <style:style style:name="T734" style:family="text">
      <style:text-properties fo:font-style="normal" style:text-underline-style="none" officeooo:rsid="02413bcf" style:font-style-asian="normal" style:font-style-complex="normal"/>
    </style:style>
    <style:style style:name="T735" style:family="text">
      <style:text-properties fo:font-style="normal" style:text-underline-style="none" officeooo:rsid="049087d6" style:font-style-asian="normal" style:font-style-complex="normal"/>
    </style:style>
    <style:style style:name="T736" style:family="text">
      <style:text-properties fo:font-style="normal" style:text-underline-style="none" officeooo:rsid="02429aa1" style:font-style-asian="normal" style:font-style-complex="normal"/>
    </style:style>
    <style:style style:name="T737" style:family="text">
      <style:text-properties fo:font-style="normal" style:text-underline-style="none" officeooo:rsid="024abd12" style:font-style-asian="normal" style:font-style-complex="normal"/>
    </style:style>
    <style:style style:name="T738" style:family="text">
      <style:text-properties fo:font-style="normal" style:text-underline-style="none" officeooo:rsid="0245261c" style:font-style-asian="normal" style:font-style-complex="normal"/>
    </style:style>
    <style:style style:name="T739" style:family="text">
      <style:text-properties fo:font-style="normal" style:text-underline-style="none" officeooo:rsid="02454b4e" style:font-style-asian="normal" style:font-style-complex="normal"/>
    </style:style>
    <style:style style:name="T740" style:family="text">
      <style:text-properties fo:font-style="normal" style:text-underline-style="none" officeooo:rsid="0371a128" style:font-style-asian="normal" style:font-style-complex="normal"/>
    </style:style>
    <style:style style:name="T741" style:family="text">
      <style:text-properties fo:font-style="normal" style:text-underline-style="none" officeooo:rsid="05278ca2" style:font-style-asian="normal" style:font-style-complex="normal"/>
    </style:style>
    <style:style style:name="T742" style:family="text">
      <style:text-properties fo:font-style="normal" style:text-underline-style="none" officeooo:rsid="0528ca8a" style:font-style-asian="normal" style:font-style-complex="normal"/>
    </style:style>
    <style:style style:name="T743" style:family="text">
      <style:text-properties fo:font-style="normal" style:text-underline-style="none" officeooo:rsid="0528f9b5" style:font-style-asian="normal" style:font-style-complex="normal"/>
    </style:style>
    <style:style style:name="T744" style:family="text">
      <style:text-properties fo:font-style="normal" style:text-underline-style="none" officeooo:rsid="058b76b6" style:font-style-asian="normal" style:font-style-complex="normal"/>
    </style:style>
    <style:style style:name="T745" style:family="text">
      <style:text-properties fo:font-style="normal" style:text-underline-style="none" officeooo:rsid="05f98d24" style:font-style-asian="normal" style:font-style-complex="normal"/>
    </style:style>
    <style:style style:name="T746" style:family="text">
      <style:text-properties fo:font-style="normal" style:text-underline-style="none" officeooo:rsid="05faf1cb" style:font-style-asian="normal" style:font-style-complex="normal"/>
    </style:style>
    <style:style style:name="T747" style:family="text">
      <style:text-properties fo:font-style="normal" style:text-underline-style="none" officeooo:rsid="05fb875a" style:font-style-asian="normal" style:font-style-complex="normal"/>
    </style:style>
    <style:style style:name="T748" style:family="text">
      <style:text-properties fo:font-style="normal" style:text-underline-style="none" officeooo:rsid="063da8c1" style:font-style-asian="normal" style:font-style-complex="normal"/>
    </style:style>
    <style:style style:name="T749" style:family="text">
      <style:text-properties fo:font-style="normal" style:text-underline-style="none" officeooo:rsid="0710a069" style:font-style-asian="normal" style:font-style-complex="normal"/>
    </style:style>
    <style:style style:name="T750" style:family="text">
      <style:text-properties fo:font-style="normal" style:text-underline-style="none" officeooo:rsid="071f4795" style:font-style-asian="normal" style:font-style-complex="normal"/>
    </style:style>
    <style:style style:name="T751" style:family="text">
      <style:text-properties fo:font-style="normal" style:text-underline-style="none" officeooo:rsid="0720093d" style:font-style-asian="normal" style:font-style-complex="normal"/>
    </style:style>
    <style:style style:name="T752" style:family="text">
      <style:text-properties fo:font-style="normal" style:text-underline-style="none" officeooo:rsid="04d2aa94" style:font-style-asian="normal" style:font-style-complex="normal"/>
    </style:style>
    <style:style style:name="T753" style:family="text">
      <style:text-properties fo:font-style="normal" style:text-underline-style="none" officeooo:rsid="08aac040" style:font-style-asian="normal" style:font-style-complex="normal"/>
    </style:style>
    <style:style style:name="T754" style:family="text">
      <style:text-properties fo:font-style="normal" style:text-underline-style="none" officeooo:rsid="08bb4516" style:font-style-asian="normal" style:font-style-complex="normal"/>
    </style:style>
    <style:style style:name="T755" style:family="text">
      <style:text-properties fo:font-style="normal" style:text-underline-style="none" officeooo:rsid="025be6f0" style:font-style-asian="normal" style:font-style-complex="normal"/>
    </style:style>
    <style:style style:name="T756" style:family="text">
      <style:text-properties fo:font-style="normal" style:text-underline-style="none" officeooo:rsid="08ed12cb" style:font-style-asian="normal" style:font-style-complex="normal"/>
    </style:style>
    <style:style style:name="T757" style:family="text">
      <style:text-properties fo:font-style="normal" style:text-underline-style="none" officeooo:rsid="08f174cb" style:font-style-asian="normal" style:font-style-complex="normal"/>
    </style:style>
    <style:style style:name="T758" style:family="text">
      <style:text-properties fo:font-style="normal" style:text-underline-style="none" officeooo:rsid="09257180" style:font-style-asian="normal" style:font-style-complex="normal"/>
    </style:style>
    <style:style style:name="T759" style:family="text">
      <style:text-properties fo:font-style="normal" style:text-underline-style="none" officeooo:rsid="0971019f" style:font-style-asian="normal" style:font-style-complex="normal"/>
    </style:style>
    <style:style style:name="T760" style:family="text">
      <style:text-properties fo:font-style="normal" style:text-underline-style="none" officeooo:rsid="09735612" style:font-style-asian="normal" style:font-style-complex="normal"/>
    </style:style>
    <style:style style:name="T761" style:family="text">
      <style:text-properties fo:font-style="normal" style:text-underline-style="none" officeooo:rsid="097402a8" style:font-style-asian="normal" style:font-style-complex="normal"/>
    </style:style>
    <style:style style:name="T762" style:family="text">
      <style:text-properties fo:font-style="normal" style:text-underline-style="none" officeooo:rsid="0974c5e8" style:font-style-asian="normal" style:font-style-complex="normal"/>
    </style:style>
    <style:style style:name="T763" style:family="text">
      <style:text-properties fo:font-style="normal" style:text-underline-style="none" officeooo:rsid="097536c3" style:font-style-asian="normal" style:font-style-complex="normal"/>
    </style:style>
    <style:style style:name="T764" style:family="text">
      <style:text-properties fo:font-style="normal" style:text-underline-style="none" officeooo:rsid="09956a08" style:font-style-asian="normal" style:font-style-complex="normal"/>
    </style:style>
    <style:style style:name="T765" style:family="text">
      <style:text-properties fo:font-style="normal" style:text-underline-style="none" officeooo:rsid="0355c75d" style:font-style-asian="normal" style:font-style-complex="normal"/>
    </style:style>
    <style:style style:name="T766" style:family="text">
      <style:text-properties fo:font-style="normal" style:text-underline-style="none" fo:font-weight="bold" style:font-style-asian="normal" style:font-weight-asian="bold" style:font-style-complex="normal" style:font-weight-complex="bold"/>
    </style:style>
    <style:style style:name="T767" style:family="text">
      <style:text-properties fo:font-style="normal" style:text-underline-style="none" fo:font-weight="bold" officeooo:rsid="02114bb9" style:font-style-asian="normal" style:font-weight-asian="bold" style:font-style-complex="normal" style:font-weight-complex="bold"/>
    </style:style>
    <style:style style:name="T768" style:family="text">
      <style:text-properties fo:font-style="normal" style:text-underline-style="none" fo:font-weight="bold" officeooo:rsid="021418d7" style:font-style-asian="normal" style:font-weight-asian="bold" style:font-style-complex="normal" style:font-weight-complex="bold"/>
    </style:style>
    <style:style style:name="T769" style:family="text">
      <style:text-properties fo:font-style="normal" style:text-underline-style="none" fo:font-weight="bold" officeooo:rsid="02133ce6" style:font-style-asian="normal" style:font-weight-asian="bold" style:font-style-complex="normal" style:font-weight-complex="bold"/>
    </style:style>
    <style:style style:name="T770" style:family="text">
      <style:text-properties fo:font-style="normal" style:text-underline-style="none" fo:font-weight="bold" officeooo:rsid="02198428" style:font-style-asian="normal" style:font-weight-asian="bold" style:font-style-complex="normal" style:font-weight-complex="bold"/>
    </style:style>
    <style:style style:name="T771" style:family="text">
      <style:text-properties fo:font-style="normal" style:text-underline-style="none" fo:font-weight="bold" officeooo:rsid="021ae773" style:font-style-asian="normal" style:font-weight-asian="bold" style:font-style-complex="normal" style:font-weight-complex="bold"/>
    </style:style>
    <style:style style:name="T772" style:family="text">
      <style:text-properties fo:font-style="normal" style:text-underline-style="none" fo:font-weight="bold" officeooo:rsid="021a3369" style:font-style-asian="normal" style:font-weight-asian="bold" style:font-style-complex="normal" style:font-weight-complex="bold"/>
    </style:style>
    <style:style style:name="T773" style:family="text">
      <style:text-properties fo:font-style="normal" style:text-underline-style="none" fo:font-weight="bold" officeooo:rsid="0220c9c6" style:font-style-asian="normal" style:font-weight-asian="bold" style:font-style-complex="normal" style:font-weight-complex="bold"/>
    </style:style>
    <style:style style:name="T774" style:family="text">
      <style:text-properties fo:font-style="normal" style:text-underline-style="none" fo:font-weight="bold" officeooo:rsid="02100fc0" style:font-style-asian="normal" style:font-weight-asian="bold" style:font-style-complex="normal" style:font-weight-complex="bold"/>
    </style:style>
    <style:style style:name="T775" style:family="text">
      <style:text-properties fo:font-style="normal" style:text-underline-style="none" fo:font-weight="bold" officeooo:rsid="035c3392" style:font-style-asian="normal" style:font-weight-asian="bold" style:font-style-complex="normal" style:font-weight-complex="bold"/>
    </style:style>
    <style:style style:name="T776" style:family="text">
      <style:text-properties fo:font-style="normal" style:text-underline-style="none" fo:font-weight="bold" officeooo:rsid="03996ef5" style:font-style-asian="normal" style:font-weight-asian="bold" style:font-style-complex="normal" style:font-weight-complex="bold"/>
    </style:style>
    <style:style style:name="T777" style:family="text">
      <style:text-properties fo:font-style="normal" style:text-underline-style="none" fo:font-weight="bold" officeooo:rsid="03631987" style:font-style-asian="normal" style:font-weight-asian="bold" style:font-style-complex="normal" style:font-weight-complex="bold"/>
    </style:style>
    <style:style style:name="T778" style:family="text">
      <style:text-properties fo:font-style="normal" style:text-underline-style="none" fo:font-weight="bold" officeooo:rsid="0352962a" style:font-style-asian="normal" style:font-weight-asian="bold" style:font-style-complex="normal" style:font-weight-complex="bold"/>
    </style:style>
    <style:style style:name="T779" style:family="text">
      <style:text-properties fo:font-style="normal" style:text-underline-style="none" fo:font-weight="normal" style:font-style-asian="normal" style:font-weight-asian="normal" style:font-style-complex="normal" style:font-weight-complex="normal"/>
    </style:style>
    <style:style style:name="T780" style:family="text">
      <style:text-properties fo:font-style="normal" style:text-underline-style="none" fo:font-weight="normal" officeooo:rsid="035dff7c" style:font-style-asian="normal" style:font-weight-asian="normal" style:font-style-complex="normal" style:font-weight-complex="normal"/>
    </style:style>
    <style:style style:name="T781" style:family="text">
      <style:text-properties fo:font-style="normal" style:text-underline-style="none" fo:font-weight="normal" officeooo:rsid="03665ecb" style:font-style-asian="normal" style:font-weight-asian="normal" style:font-style-complex="normal" style:font-weight-complex="normal"/>
    </style:style>
    <style:style style:name="T782" style:family="text">
      <style:text-properties fo:font-style="normal" style:text-underline-style="none" fo:font-weight="normal" officeooo:rsid="0352962a" style:font-style-asian="normal" style:font-weight-asian="normal" style:font-style-complex="normal" style:font-weight-complex="normal"/>
    </style:style>
    <style:style style:name="T783" style:family="text">
      <style:text-properties fo:font-style="normal" style:text-underline-style="none" fo:font-weight="normal" officeooo:rsid="035c3392" style:font-style-asian="normal" style:font-weight-asian="normal" style:font-style-complex="normal" style:font-weight-complex="normal"/>
    </style:style>
    <style:style style:name="T784" style:family="text">
      <style:text-properties fo:font-style="normal" style:text-underline-style="none" fo:font-weight="normal" officeooo:rsid="03967acf" style:font-style-asian="normal" style:font-weight-asian="normal" style:font-style-complex="normal" style:font-weight-complex="normal"/>
    </style:style>
    <style:style style:name="T785" style:family="text">
      <style:text-properties fo:font-style="normal" style:text-underline-style="none" fo:font-weight="normal" officeooo:rsid="038dfea7" style:font-style-asian="normal" style:font-weight-asian="normal" style:font-style-complex="normal" style:font-weight-complex="normal"/>
    </style:style>
    <style:style style:name="T786" style:family="text">
      <style:text-properties fo:font-style="normal" style:text-underline-style="none" fo:font-weight="normal" officeooo:rsid="039b3d88" style:font-style-asian="normal" style:font-weight-asian="normal" style:font-style-complex="normal" style:font-weight-complex="normal"/>
    </style:style>
    <style:style style:name="T787" style:family="text">
      <style:text-properties fo:font-style="normal" style:text-underline-style="none" fo:font-weight="normal" officeooo:rsid="038e651f" style:font-style-asian="normal" style:font-weight-asian="normal" style:font-style-complex="normal" style:font-weight-complex="normal"/>
    </style:style>
    <style:style style:name="T788" style:family="text">
      <style:text-properties fo:font-style="normal" style:text-underline-style="none" fo:font-weight="normal" officeooo:rsid="03b4b4de" style:font-style-asian="normal" style:font-weight-asian="normal" style:font-style-complex="normal" style:font-weight-complex="normal"/>
    </style:style>
    <style:style style:name="T789" style:family="text">
      <style:text-properties fo:font-style="normal" style:text-underline-style="none" fo:font-weight="normal" officeooo:rsid="03b695a7" style:font-style-asian="normal" style:font-weight-asian="normal" style:font-style-complex="normal" style:font-weight-complex="normal"/>
    </style:style>
    <style:style style:name="T790" style:family="text">
      <style:text-properties fo:font-style="normal" style:text-underline-style="none" fo:font-weight="normal" officeooo:rsid="03ba6b3c" style:font-style-asian="normal" style:font-weight-asian="normal" style:font-style-complex="normal" style:font-weight-complex="normal"/>
    </style:style>
    <style:style style:name="T791" style:family="text">
      <style:text-properties fo:font-style="normal" style:text-underline-style="none" fo:font-weight="normal" officeooo:rsid="04812365" style:font-style-asian="normal" style:font-weight-asian="normal" style:font-style-complex="normal" style:font-weight-complex="normal"/>
    </style:style>
    <style:style style:name="T792" style:family="text">
      <style:text-properties fo:font-style="normal" style:text-underline-style="none" fo:font-weight="normal" officeooo:rsid="07454e58" style:font-style-asian="normal" style:font-weight-asian="normal" style:font-style-complex="normal" style:font-weight-complex="normal"/>
    </style:style>
    <style:style style:name="T793" style:family="text">
      <style:text-properties fo:font-style="normal" style:text-underline-style="none" fo:font-weight="normal" officeooo:rsid="0749ae67" style:font-style-asian="normal" style:font-weight-asian="normal" style:font-style-complex="normal" style:font-weight-complex="normal"/>
    </style:style>
    <style:style style:name="T794" style:family="text">
      <style:text-properties fo:font-style="normal" style:text-underline-style="none" fo:font-weight="normal" officeooo:rsid="074a6ab0" style:font-style-asian="normal" style:font-weight-asian="normal" style:font-style-complex="normal" style:font-weight-complex="normal"/>
    </style:style>
    <style:style style:name="T795" style:family="text">
      <style:text-properties fo:font-style="normal" style:text-underline-style="none" fo:font-weight="normal" officeooo:rsid="074c3841" style:font-style-asian="normal" style:font-weight-asian="normal" style:font-style-complex="normal" style:font-weight-complex="normal"/>
    </style:style>
    <style:style style:name="T796" style:family="text">
      <style:text-properties fo:font-style="normal" style:text-underline-style="none" fo:font-weight="normal" officeooo:rsid="074e3685" style:font-style-asian="normal" style:font-weight-asian="normal" style:font-style-complex="normal" style:font-weight-complex="normal"/>
    </style:style>
    <style:style style:name="T797" style:family="text">
      <style:text-properties fo:font-style="normal" style:text-underline-style="none" fo:font-weight="normal" officeooo:rsid="074eb71f" style:font-style-asian="normal" style:font-weight-asian="normal" style:font-style-complex="normal" style:font-weight-complex="normal"/>
    </style:style>
    <style:style style:name="T798" style:family="text">
      <style:text-properties fo:font-style="normal" style:text-underline-style="none" fo:font-weight="normal" officeooo:rsid="0750985b" style:font-style-asian="normal" style:font-weight-asian="normal" style:font-style-complex="normal" style:font-weight-complex="normal"/>
    </style:style>
    <style:style style:name="T799" style:family="text">
      <style:text-properties fo:font-style="normal" style:text-underline-style="none" fo:font-weight="normal" officeooo:rsid="0751b31c" style:font-style-asian="normal" style:font-weight-asian="normal" style:font-style-complex="normal" style:font-weight-complex="normal"/>
    </style:style>
    <style:style style:name="T800" style:family="text">
      <style:text-properties fo:font-style="normal" style:text-underline-style="none" fo:font-weight="normal" officeooo:rsid="0757a359" style:font-style-asian="normal" style:font-weight-asian="normal" style:font-style-complex="normal" style:font-weight-complex="normal"/>
    </style:style>
    <style:style style:name="T801" style:family="text">
      <style:text-properties fo:font-style="normal" style:text-underline-style="none" fo:font-weight="normal" officeooo:rsid="07598be6" style:font-style-asian="normal" style:font-weight-asian="normal" style:font-style-complex="normal" style:font-weight-complex="normal"/>
    </style:style>
    <style:style style:name="T802" style:family="text">
      <style:text-properties fo:font-style="normal" style:text-underline-style="none" fo:font-weight="normal" officeooo:rsid="075cb94d" style:font-style-asian="normal" style:font-weight-asian="normal" style:font-style-complex="normal" style:font-weight-complex="normal"/>
    </style:style>
    <style:style style:name="T803" style:family="text">
      <style:text-properties fo:font-style="normal" style:text-underline-style="none" fo:font-weight="normal" officeooo:rsid="075d4ad6" style:font-style-asian="normal" style:font-weight-asian="normal" style:font-style-complex="normal" style:font-weight-complex="normal"/>
    </style:style>
    <style:style style:name="T804" style:family="text">
      <style:text-properties fo:font-style="normal" style:text-underline-style="none" fo:font-weight="normal" officeooo:rsid="075e1226" style:font-style-asian="normal" style:font-weight-asian="normal" style:font-style-complex="normal" style:font-weight-complex="normal"/>
    </style:style>
    <style:style style:name="T805" style:family="text">
      <style:text-properties fo:font-style="normal" style:text-underline-style="none" fo:font-weight="normal" officeooo:rsid="075f4fb6" style:font-style-asian="normal" style:font-weight-asian="normal" style:font-style-complex="normal" style:font-weight-complex="normal"/>
    </style:style>
    <style:style style:name="T806" style:family="text">
      <style:text-properties fo:font-style="normal" style:text-underline-style="none" fo:font-weight="normal" officeooo:rsid="0760f13c" style:font-style-asian="normal" style:font-weight-asian="normal" style:font-style-complex="normal" style:font-weight-complex="normal"/>
    </style:style>
    <style:style style:name="T807" style:family="text">
      <style:text-properties fo:font-style="normal" style:text-underline-style="none" fo:font-weight="normal" officeooo:rsid="0a69bd34" style:font-style-asian="normal" style:font-weight-asian="normal" style:font-style-complex="normal" style:font-weight-complex="normal"/>
    </style:style>
    <style:style style:name="T808" style:family="text">
      <style:text-properties fo:font-style="normal" style:text-underline-style="none" fo:font-weight="normal" officeooo:rsid="0577a0bb" fo:background-color="transparent" loext:char-shading-value="0" style:font-style-asian="normal" style:font-weight-asian="normal" style:font-style-complex="normal" style:font-weight-complex="normal"/>
    </style:style>
    <style:style style:name="T809" style:family="text">
      <style:text-properties fo:font-style="normal" style:text-underline-style="none" fo:font-weight="normal" officeooo:rsid="05787417" fo:background-color="transparent" loext:char-shading-value="0" style:font-style-asian="normal" style:font-weight-asian="normal" style:font-style-complex="normal" style:font-weight-complex="normal"/>
    </style:style>
    <style:style style:name="T810" style:family="text">
      <style:text-properties fo:font-style="normal" style:text-underline-style="none" fo:font-weight="normal" officeooo:rsid="057a4748" fo:background-color="transparent" loext:char-shading-value="0" style:font-style-asian="normal" style:font-weight-asian="normal" style:font-style-complex="normal" style:font-weight-complex="normal"/>
    </style:style>
    <style:style style:name="T811" style:family="text">
      <style:text-properties fo:font-style="normal" style:text-underline-style="solid" style:text-underline-width="auto" style:text-underline-color="font-color" fo:font-weight="bold" officeooo:rsid="02137987" style:font-style-asian="normal" style:font-weight-asian="bold" style:font-style-complex="normal" style:font-weight-complex="bold"/>
    </style:style>
    <style:style style:name="T812" style:family="text">
      <style:text-properties fo:font-style="normal" style:text-underline-style="solid" style:text-underline-width="auto" style:text-underline-color="font-color" fo:font-weight="bold" officeooo:rsid="06302ae5" style:font-style-asian="normal" style:font-weight-asian="bold" style:font-style-complex="normal" style:font-weight-complex="bold"/>
    </style:style>
    <style:style style:name="T813" style:family="text">
      <style:text-properties fo:font-style="normal" style:text-underline-style="solid" style:text-underline-width="auto" style:text-underline-color="font-color" fo:font-weight="bold" officeooo:rsid="04bf2e0f" style:font-style-asian="normal" style:font-weight-asian="bold" style:font-style-complex="normal" style:font-weight-complex="bold"/>
    </style:style>
    <style:style style:name="T814" style:family="text">
      <style:text-properties fo:font-style="normal" style:text-underline-style="solid" style:text-underline-width="auto" style:text-underline-color="font-color" style:font-style-asian="normal" style:font-style-complex="normal"/>
    </style:style>
    <style:style style:name="T815" style:family="text">
      <style:text-properties fo:font-style="normal" style:text-underline-style="solid" style:text-underline-width="auto" style:text-underline-color="font-color" officeooo:rsid="0504d011" style:font-style-asian="normal" style:font-style-complex="normal"/>
    </style:style>
    <style:style style:name="T816" style:family="text">
      <style:text-properties fo:font-style="normal" style:text-underline-style="solid" style:text-underline-width="auto" style:text-underline-color="font-color" officeooo:rsid="050ac017" style:font-style-asian="normal" style:font-style-complex="normal"/>
    </style:style>
    <style:style style:name="T817" style:family="text">
      <style:text-properties fo:font-style="normal" style:text-underline-style="solid" style:text-underline-width="auto" style:text-underline-color="font-color" officeooo:rsid="0512b4f7" style:font-style-asian="normal" style:font-style-complex="normal"/>
    </style:style>
    <style:style style:name="T818" style:family="text">
      <style:text-properties fo:font-style="normal" style:text-underline-style="solid" style:text-underline-width="auto" style:text-underline-color="font-color" officeooo:rsid="06cc0ecd" style:font-style-asian="normal" style:font-style-complex="normal"/>
    </style:style>
    <style:style style:name="T819" style:family="text">
      <style:text-properties fo:font-style="normal" style:text-underline-style="solid" style:text-underline-width="auto" style:text-underline-color="font-color" officeooo:rsid="07e0d86f" style:font-style-asian="normal" style:font-style-complex="normal"/>
    </style:style>
    <style:style style:name="T820" style:family="text">
      <style:text-properties fo:font-style="normal" style:text-underline-style="solid" style:text-underline-width="auto" style:text-underline-color="font-color" officeooo:rsid="07d34b29" style:font-style-asian="normal" style:font-style-complex="normal"/>
    </style:style>
    <style:style style:name="T821" style:family="text">
      <style:text-properties fo:font-style="normal" style:text-underline-style="solid" style:text-underline-width="auto" style:text-underline-color="font-color" officeooo:rsid="07e6a86d" style:font-style-asian="normal" style:font-style-complex="normal"/>
    </style:style>
    <style:style style:name="T822" style:family="text">
      <style:text-properties fo:font-style="normal" style:text-underline-style="solid" style:text-underline-width="auto" style:text-underline-color="font-color" officeooo:rsid="07e52d5a" style:font-style-asian="normal" style:font-style-complex="normal"/>
    </style:style>
    <style:style style:name="T823" style:family="text">
      <style:text-properties fo:font-style="normal" style:text-underline-style="solid" style:text-underline-width="auto" style:text-underline-color="font-color" officeooo:rsid="07eb6a0b" style:font-style-asian="normal" style:font-style-complex="normal"/>
    </style:style>
    <style:style style:name="T824" style:family="text">
      <style:text-properties fo:font-style="normal" style:text-underline-style="solid" style:text-underline-width="auto" style:text-underline-color="font-color" officeooo:rsid="07ed1a82" style:font-style-asian="normal" style:font-style-complex="normal"/>
    </style:style>
    <style:style style:name="T825" style:family="text">
      <style:text-properties fo:font-style="normal" style:text-underline-style="solid" style:text-underline-width="auto" style:text-underline-color="font-color" officeooo:rsid="07f4a48e" style:font-style-asian="normal" style:font-style-complex="normal"/>
    </style:style>
    <style:style style:name="T826" style:family="text">
      <style:text-properties fo:font-style="normal" style:text-underline-style="solid" style:text-underline-width="auto" style:text-underline-color="font-color" officeooo:rsid="08024cd6" style:font-style-asian="normal" style:font-style-complex="normal"/>
    </style:style>
    <style:style style:name="T827" style:family="text">
      <style:text-properties fo:font-style="normal" style:text-underline-style="solid" style:text-underline-width="auto" style:text-underline-color="font-color" officeooo:rsid="04bf2e0f" style:font-style-asian="normal" style:font-style-complex="normal"/>
    </style:style>
    <style:style style:name="T828" style:family="text">
      <style:text-properties fo:font-style="normal" style:text-underline-style="solid" style:text-underline-width="auto" style:text-underline-color="font-color" officeooo:rsid="082a7b9f" style:font-style-asian="normal" style:font-style-complex="normal"/>
    </style:style>
    <style:style style:name="T829"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30" style:family="text">
      <style:text-properties fo:font-style="normal" style:text-underline-style="solid" style:text-underline-width="auto" style:text-underline-color="font-color" fo:font-weight="normal" officeooo:rsid="073a616b" style:font-style-asian="normal" style:font-weight-asian="normal" style:font-style-complex="normal" style:font-weight-complex="normal"/>
    </style:style>
    <style:style style:name="T831" style:family="text">
      <style:text-properties fo:font-style="normal" fo:background-color="transparent" loext:char-shading-value="0" style:font-style-asian="normal" style:font-style-complex="normal"/>
    </style:style>
    <style:style style:name="T832" style:family="text">
      <style:text-properties fo:font-style="normal" officeooo:rsid="008c9624" fo:background-color="transparent" loext:char-shading-value="0" style:font-style-asian="normal" style:font-style-complex="normal"/>
    </style:style>
    <style:style style:name="T833" style:family="text">
      <style:text-properties fo:font-style="normal" officeooo:rsid="008e681f" fo:background-color="transparent" loext:char-shading-value="0" style:font-style-asian="normal" style:font-style-complex="normal"/>
    </style:style>
    <style:style style:name="T834" style:family="text">
      <style:text-properties fo:font-style="normal" officeooo:rsid="03f91566" fo:background-color="transparent" loext:char-shading-value="0" style:font-style-asian="normal" style:font-style-complex="normal"/>
    </style:style>
    <style:style style:name="T835" style:family="text">
      <style:text-properties fo:font-style="normal" officeooo:rsid="008f922f" fo:background-color="transparent" loext:char-shading-value="0" style:font-style-asian="normal" style:font-style-complex="normal"/>
    </style:style>
    <style:style style:name="T836" style:family="text">
      <style:text-properties fo:font-style="normal" officeooo:rsid="009114c2" fo:background-color="transparent" loext:char-shading-value="0" style:font-style-asian="normal" style:font-style-complex="normal"/>
    </style:style>
    <style:style style:name="T837" style:family="text">
      <style:text-properties fo:font-style="normal" officeooo:rsid="03f85416" fo:background-color="transparent" loext:char-shading-value="0" style:font-style-asian="normal" style:font-style-complex="normal"/>
    </style:style>
    <style:style style:name="T838" style:family="text">
      <style:text-properties fo:font-style="normal" officeooo:rsid="03fa8e49" fo:background-color="transparent" loext:char-shading-value="0" style:font-style-asian="normal" style:font-style-complex="normal"/>
    </style:style>
    <style:style style:name="T839" style:family="text">
      <style:text-properties fo:font-style="normal" officeooo:rsid="049de9f7" fo:background-color="transparent" loext:char-shading-value="0" style:font-style-asian="normal" style:font-style-complex="normal"/>
    </style:style>
    <style:style style:name="T840" style:family="text">
      <style:text-properties fo:font-style="normal" officeooo:rsid="04a5d5a3" fo:background-color="transparent" loext:char-shading-value="0" style:font-style-asian="normal" style:font-style-complex="normal"/>
    </style:style>
    <style:style style:name="T841" style:family="text">
      <style:text-properties fo:font-style="normal" officeooo:rsid="04a05b9e" fo:background-color="transparent" loext:char-shading-value="0" style:font-style-asian="normal" style:font-style-complex="normal"/>
    </style:style>
    <style:style style:name="T842" style:family="text">
      <style:text-properties fo:font-style="normal" officeooo:rsid="04a06956" fo:background-color="transparent" loext:char-shading-value="0" style:font-style-asian="normal" style:font-style-complex="normal"/>
    </style:style>
    <style:style style:name="T843" style:family="text">
      <style:text-properties fo:font-style="normal" officeooo:rsid="0549df88" fo:background-color="transparent" loext:char-shading-value="0" style:font-style-asian="normal" style:font-style-complex="normal"/>
    </style:style>
    <style:style style:name="T844" style:family="text">
      <style:text-properties fo:font-style="normal" officeooo:rsid="054ab621" fo:background-color="transparent" loext:char-shading-value="0" style:font-style-asian="normal" style:font-style-complex="normal"/>
    </style:style>
    <style:style style:name="T845" style:family="text">
      <style:text-properties fo:font-style="normal" officeooo:rsid="054c7df8" fo:background-color="transparent" loext:char-shading-value="0" style:font-style-asian="normal" style:font-style-complex="normal"/>
    </style:style>
    <style:style style:name="T846" style:family="text">
      <style:text-properties fo:font-style="normal" officeooo:rsid="054ca4db" fo:background-color="transparent" loext:char-shading-value="0" style:font-style-asian="normal" style:font-style-complex="normal"/>
    </style:style>
    <style:style style:name="T847" style:family="text">
      <style:text-properties fo:font-style="normal" officeooo:rsid="054cb567" fo:background-color="transparent" loext:char-shading-value="0" style:font-style-asian="normal" style:font-style-complex="normal"/>
    </style:style>
    <style:style style:name="T848" style:family="text">
      <style:text-properties fo:font-style="normal" officeooo:rsid="055cb88c" fo:background-color="transparent" loext:char-shading-value="0" style:font-style-asian="normal" style:font-style-complex="normal"/>
    </style:style>
    <style:style style:name="T849" style:family="text">
      <style:text-properties fo:font-style="normal" officeooo:rsid="055cf91a" fo:background-color="transparent" loext:char-shading-value="0" style:font-style-asian="normal" style:font-style-complex="normal"/>
    </style:style>
    <style:style style:name="T850" style:family="text">
      <style:text-properties fo:font-style="normal" officeooo:rsid="055e957d" fo:background-color="transparent" loext:char-shading-value="0" style:font-style-asian="normal" style:font-style-complex="normal"/>
    </style:style>
    <style:style style:name="T851" style:family="text">
      <style:text-properties fo:font-style="normal" officeooo:rsid="055fbf11" fo:background-color="transparent" loext:char-shading-value="0" style:font-style-asian="normal" style:font-style-complex="normal"/>
    </style:style>
    <style:style style:name="T852" style:family="text">
      <style:text-properties fo:font-style="normal" officeooo:rsid="0560d021" fo:background-color="transparent" loext:char-shading-value="0" style:font-style-asian="normal" style:font-style-complex="normal"/>
    </style:style>
    <style:style style:name="T853" style:family="text">
      <style:text-properties fo:font-style="normal" officeooo:rsid="05616956" fo:background-color="transparent" loext:char-shading-value="0" style:font-style-asian="normal" style:font-style-complex="normal"/>
    </style:style>
    <style:style style:name="T854" style:family="text">
      <style:text-properties fo:font-style="normal" officeooo:rsid="0562e528" fo:background-color="transparent" loext:char-shading-value="0" style:font-style-asian="normal" style:font-style-complex="normal"/>
    </style:style>
    <style:style style:name="T855" style:family="text">
      <style:text-properties fo:font-style="normal" officeooo:rsid="056339c9" fo:background-color="transparent" loext:char-shading-value="0" style:font-style-asian="normal" style:font-style-complex="normal"/>
    </style:style>
    <style:style style:name="T856" style:family="text">
      <style:text-properties fo:font-style="normal" officeooo:rsid="05638f98" fo:background-color="transparent" loext:char-shading-value="0" style:font-style-asian="normal" style:font-style-complex="normal"/>
    </style:style>
    <style:style style:name="T857" style:family="text">
      <style:text-properties fo:font-style="normal" officeooo:rsid="05672d27" fo:background-color="transparent" loext:char-shading-value="0" style:font-style-asian="normal" style:font-style-complex="normal"/>
    </style:style>
    <style:style style:name="T858" style:family="text">
      <style:text-properties fo:font-style="normal" officeooo:rsid="05672e13" fo:background-color="transparent" loext:char-shading-value="0" style:font-style-asian="normal" style:font-style-complex="normal"/>
    </style:style>
    <style:style style:name="T859" style:family="text">
      <style:text-properties fo:font-style="normal" officeooo:rsid="0567fc6f" fo:background-color="transparent" loext:char-shading-value="0" style:font-style-asian="normal" style:font-style-complex="normal"/>
    </style:style>
    <style:style style:name="T860" style:family="text">
      <style:text-properties fo:font-style="normal" officeooo:rsid="056a2d57" fo:background-color="transparent" loext:char-shading-value="0" style:font-style-asian="normal" style:font-style-complex="normal"/>
    </style:style>
    <style:style style:name="T861" style:family="text">
      <style:text-properties fo:font-style="normal" officeooo:rsid="05719d3f" fo:background-color="transparent" loext:char-shading-value="0" style:font-style-asian="normal" style:font-style-complex="normal"/>
    </style:style>
    <style:style style:name="T862" style:family="text">
      <style:text-properties fo:font-style="normal" officeooo:rsid="0572a4e7" fo:background-color="transparent" loext:char-shading-value="0" style:font-style-asian="normal" style:font-style-complex="normal"/>
    </style:style>
    <style:style style:name="T863" style:family="text">
      <style:text-properties fo:font-style="normal" officeooo:rsid="057e4292" fo:background-color="transparent" loext:char-shading-value="0" style:font-style-asian="normal" style:font-style-complex="normal"/>
    </style:style>
    <style:style style:name="T864" style:family="text">
      <style:text-properties fo:font-style="normal" officeooo:rsid="059e7085" fo:background-color="transparent" loext:char-shading-value="0" style:font-style-asian="normal" style:font-style-complex="normal"/>
    </style:style>
    <style:style style:name="T865" style:family="text">
      <style:text-properties fo:font-style="normal" officeooo:rsid="05bb98d2" fo:background-color="transparent" loext:char-shading-value="0" style:font-style-asian="normal" style:font-style-complex="normal"/>
    </style:style>
    <style:style style:name="T866" style:family="text">
      <style:text-properties fo:font-style="normal" officeooo:rsid="05feffdc" fo:background-color="transparent" loext:char-shading-value="0" style:font-style-asian="normal" style:font-style-complex="normal"/>
    </style:style>
    <style:style style:name="T867" style:family="text">
      <style:text-properties fo:font-style="normal" officeooo:rsid="057c4eaa" fo:background-color="transparent" loext:char-shading-value="0" style:font-style-asian="normal" style:font-style-complex="normal"/>
    </style:style>
    <style:style style:name="T868" style:family="text">
      <style:text-properties fo:font-style="normal" officeooo:rsid="05845270" fo:background-color="transparent" loext:char-shading-value="0" style:font-style-asian="normal" style:font-style-complex="normal"/>
    </style:style>
    <style:style style:name="T869" style:family="text">
      <style:text-properties fo:font-style="normal" officeooo:rsid="058642aa" fo:background-color="transparent" loext:char-shading-value="0" style:font-style-asian="normal" style:font-style-complex="normal"/>
    </style:style>
    <style:style style:name="T870" style:family="text">
      <style:text-properties fo:font-style="normal" officeooo:rsid="058757b4" fo:background-color="transparent" loext:char-shading-value="0" style:font-style-asian="normal" style:font-style-complex="normal"/>
    </style:style>
    <style:style style:name="T871" style:family="text">
      <style:text-properties fo:font-style="italic" fo:font-weight="normal" style:font-style-asian="italic" style:font-weight-asian="normal" style:font-style-complex="italic" style:font-weight-complex="normal"/>
    </style:style>
    <style:style style:name="T872" style:family="text">
      <style:text-properties fo:font-style="italic" fo:font-weight="normal" officeooo:rsid="01ac9791" style:font-style-asian="italic" style:font-weight-asian="normal" style:font-style-complex="italic" style:font-weight-complex="normal"/>
    </style:style>
    <style:style style:name="T873" style:family="text">
      <style:text-properties fo:font-style="italic" fo:font-weight="normal" officeooo:rsid="019b9af7" style:font-style-asian="italic" style:font-weight-asian="normal" style:font-style-complex="italic" style:font-weight-complex="normal"/>
    </style:style>
    <style:style style:name="T874" style:family="text">
      <style:text-properties fo:font-style="italic" fo:font-weight="normal" officeooo:rsid="01abd4f7" style:font-style-asian="italic" style:font-weight-asian="normal" style:font-style-complex="italic" style:font-weight-complex="normal"/>
    </style:style>
    <style:style style:name="T875" style:family="text">
      <style:text-properties fo:font-style="italic" fo:font-weight="normal" officeooo:rsid="0284a093" style:font-style-asian="italic" style:font-weight-asian="normal" style:font-style-complex="italic" style:font-weight-complex="normal"/>
    </style:style>
    <style:style style:name="T876" style:family="text">
      <style:text-properties fo:font-style="italic" fo:font-weight="normal" officeooo:rsid="028958bb" style:font-style-asian="italic" style:font-weight-asian="normal" style:font-style-complex="italic" style:font-weight-complex="normal"/>
    </style:style>
    <style:style style:name="T877" style:family="text">
      <style:text-properties fo:font-style="italic" fo:font-weight="normal" officeooo:rsid="02931746" style:font-style-asian="italic" style:font-weight-asian="normal" style:font-style-complex="italic" style:font-weight-complex="normal"/>
    </style:style>
    <style:style style:name="T878" style:family="text">
      <style:text-properties fo:font-style="italic" fo:font-weight="normal" officeooo:rsid="029de615" style:font-style-asian="italic" style:font-weight-asian="normal" style:font-style-complex="italic" style:font-weight-complex="normal"/>
    </style:style>
    <style:style style:name="T879" style:family="text">
      <style:text-properties fo:font-style="italic" fo:font-weight="normal" officeooo:rsid="05cf3f9f" style:font-style-asian="italic" style:font-weight-asian="normal" style:font-style-complex="italic" style:font-weight-complex="normal"/>
    </style:style>
    <style:style style:name="T880" style:family="text">
      <style:text-properties fo:font-style="italic" fo:font-weight="normal" officeooo:rsid="00f4c4b2" style:font-style-asian="italic" style:font-weight-asian="normal" style:font-style-complex="italic" style:font-weight-complex="normal"/>
    </style:style>
    <style:style style:name="T881" style:family="text">
      <style:text-properties fo:font-style="italic" fo:font-weight="normal" officeooo:rsid="0727236a" style:font-style-asian="italic" style:font-weight-asian="normal" style:font-style-complex="italic" style:font-weight-complex="normal"/>
    </style:style>
    <style:style style:name="T882" style:family="text">
      <style:text-properties fo:font-style="italic" fo:font-weight="normal" officeooo:rsid="073fac8d" style:font-style-asian="italic" style:font-weight-asian="normal" style:font-style-complex="italic" style:font-weight-complex="normal"/>
    </style:style>
    <style:style style:name="T883" style:family="text">
      <style:text-properties fo:font-style="italic" fo:font-weight="normal" officeooo:rsid="07413575" style:font-style-asian="italic" style:font-weight-asian="normal" style:font-style-complex="italic" style:font-weight-complex="normal"/>
    </style:style>
    <style:style style:name="T884" style:family="text">
      <style:text-properties fo:font-style="italic" fo:font-weight="normal" officeooo:rsid="06a2c5a6" style:font-style-asian="italic" style:font-weight-asian="normal" style:font-style-complex="italic" style:font-weight-complex="normal"/>
    </style:style>
    <style:style style:name="T885" style:family="text">
      <style:text-properties fo:font-style="italic" fo:font-weight="normal" officeooo:rsid="08563e5b" style:font-style-asian="italic" style:font-weight-asian="normal" style:font-style-complex="italic" style:font-weight-complex="normal"/>
    </style:style>
    <style:style style:name="T886" style:family="text">
      <style:text-properties fo:font-style="italic" style:font-style-asian="italic" style:font-style-complex="italic"/>
    </style:style>
    <style:style style:name="T887" style:family="text">
      <style:text-properties fo:font-style="italic" officeooo:rsid="0065df16" style:font-style-asian="italic" style:font-style-complex="italic"/>
    </style:style>
    <style:style style:name="T888" style:family="text">
      <style:text-properties fo:font-style="italic" officeooo:rsid="00d7296d" style:font-style-asian="italic" style:font-style-complex="italic"/>
    </style:style>
    <style:style style:name="T889" style:family="text">
      <style:text-properties fo:font-style="italic" officeooo:rsid="00d906bc" style:font-style-asian="italic" style:font-style-complex="italic"/>
    </style:style>
    <style:style style:name="T890" style:family="text">
      <style:text-properties fo:font-style="italic" officeooo:rsid="010a20fb" style:font-style-asian="italic" style:font-style-complex="italic"/>
    </style:style>
    <style:style style:name="T891" style:family="text">
      <style:text-properties fo:font-style="italic" officeooo:rsid="01189fc6" style:font-style-asian="italic" style:font-style-complex="italic"/>
    </style:style>
    <style:style style:name="T892" style:family="text">
      <style:text-properties fo:font-style="italic" officeooo:rsid="012fb997" style:font-style-asian="italic" style:font-style-complex="italic"/>
    </style:style>
    <style:style style:name="T893" style:family="text">
      <style:text-properties fo:font-style="italic" officeooo:rsid="01658228" style:font-style-asian="italic" style:font-style-complex="italic"/>
    </style:style>
    <style:style style:name="T894" style:family="text">
      <style:text-properties fo:font-style="italic" officeooo:rsid="0183d9c1" style:font-style-asian="italic" style:font-style-complex="italic"/>
    </style:style>
    <style:style style:name="T895" style:family="text">
      <style:text-properties fo:font-style="italic" officeooo:rsid="018c4e6e" style:font-style-asian="italic" style:font-style-complex="italic"/>
    </style:style>
    <style:style style:name="T896" style:family="text">
      <style:text-properties fo:font-style="italic" officeooo:rsid="01b348ce" style:font-style-asian="italic" style:font-style-complex="italic"/>
    </style:style>
    <style:style style:name="T897" style:family="text">
      <style:text-properties fo:font-style="italic" officeooo:rsid="0170bdae" style:font-style-asian="italic" style:font-style-complex="italic"/>
    </style:style>
    <style:style style:name="T898" style:family="text">
      <style:text-properties fo:font-style="italic" officeooo:rsid="020adbfe" style:font-style-asian="italic" style:font-style-complex="italic"/>
    </style:style>
    <style:style style:name="T899" style:family="text">
      <style:text-properties fo:font-style="italic" officeooo:rsid="020b1ea4" style:font-style-asian="italic" style:font-style-complex="italic"/>
    </style:style>
    <style:style style:name="T900" style:family="text">
      <style:text-properties fo:font-style="italic" officeooo:rsid="020d68fa" style:font-style-asian="italic" style:font-style-complex="italic"/>
    </style:style>
    <style:style style:name="T901" style:family="text">
      <style:text-properties fo:font-style="italic" officeooo:rsid="01e4e220" style:font-style-asian="italic" style:font-style-complex="italic"/>
    </style:style>
    <style:style style:name="T902" style:family="text">
      <style:text-properties fo:font-style="italic" officeooo:rsid="01f00b1e" style:font-style-asian="italic" style:font-style-complex="italic"/>
    </style:style>
    <style:style style:name="T903" style:family="text">
      <style:text-properties fo:font-style="italic" officeooo:rsid="0144b6b6" style:font-style-asian="italic" style:font-style-complex="italic"/>
    </style:style>
    <style:style style:name="T904" style:family="text">
      <style:text-properties fo:font-style="italic" officeooo:rsid="026fb6d9" style:font-style-asian="italic" style:font-style-complex="italic"/>
    </style:style>
    <style:style style:name="T905" style:family="text">
      <style:text-properties fo:font-style="italic" officeooo:rsid="0272924a" style:font-style-asian="italic" style:font-style-complex="italic"/>
    </style:style>
    <style:style style:name="T906" style:family="text">
      <style:text-properties fo:font-style="italic" officeooo:rsid="02746260" style:font-style-asian="italic" style:font-style-complex="italic"/>
    </style:style>
    <style:style style:name="T907" style:family="text">
      <style:text-properties fo:font-style="italic" officeooo:rsid="0275182d" style:font-style-asian="italic" style:font-style-complex="italic"/>
    </style:style>
    <style:style style:name="T908" style:family="text">
      <style:text-properties fo:font-style="italic" officeooo:rsid="02b8539d" style:font-style-asian="italic" style:font-style-complex="italic"/>
    </style:style>
    <style:style style:name="T909" style:family="text">
      <style:text-properties fo:font-style="italic" officeooo:rsid="02bfcc10" style:font-style-asian="italic" style:font-style-complex="italic"/>
    </style:style>
    <style:style style:name="T910" style:family="text">
      <style:text-properties fo:font-style="italic" officeooo:rsid="02c84cc9" style:font-style-asian="italic" style:font-style-complex="italic"/>
    </style:style>
    <style:style style:name="T911" style:family="text">
      <style:text-properties fo:font-style="italic" officeooo:rsid="02ca57e2" style:font-style-asian="italic" style:font-style-complex="italic"/>
    </style:style>
    <style:style style:name="T912" style:family="text">
      <style:text-properties fo:font-style="italic" officeooo:rsid="02e38f71" style:font-style-asian="italic" style:font-style-complex="italic"/>
    </style:style>
    <style:style style:name="T913" style:family="text">
      <style:text-properties fo:font-style="italic" officeooo:rsid="02e437e8" style:font-style-asian="italic" style:font-style-complex="italic"/>
    </style:style>
    <style:style style:name="T914" style:family="text">
      <style:text-properties fo:font-style="italic" officeooo:rsid="02f6d7a5" style:font-style-asian="italic" style:font-style-complex="italic"/>
    </style:style>
    <style:style style:name="T915" style:family="text">
      <style:text-properties fo:font-style="italic" officeooo:rsid="0303b0e5" style:font-style-asian="italic" style:font-style-complex="italic"/>
    </style:style>
    <style:style style:name="T916" style:family="text">
      <style:text-properties fo:font-style="italic" officeooo:rsid="03065195" style:font-style-asian="italic" style:font-style-complex="italic"/>
    </style:style>
    <style:style style:name="T917" style:family="text">
      <style:text-properties fo:font-style="italic" officeooo:rsid="031cd418" style:font-style-asian="italic" style:font-style-complex="italic"/>
    </style:style>
    <style:style style:name="T918" style:family="text">
      <style:text-properties fo:font-style="italic" officeooo:rsid="031f36f2" style:font-style-asian="italic" style:font-style-complex="italic"/>
    </style:style>
    <style:style style:name="T919" style:family="text">
      <style:text-properties fo:font-style="italic" officeooo:rsid="03215e59" style:font-style-asian="italic" style:font-style-complex="italic"/>
    </style:style>
    <style:style style:name="T920" style:family="text">
      <style:text-properties fo:font-style="italic" officeooo:rsid="0324d3b0" style:font-style-asian="italic" style:font-style-complex="italic"/>
    </style:style>
    <style:style style:name="T921" style:family="text">
      <style:text-properties fo:font-style="italic" officeooo:rsid="032ca764" style:font-style-asian="italic" style:font-style-complex="italic"/>
    </style:style>
    <style:style style:name="T922" style:family="text">
      <style:text-properties fo:font-style="italic" officeooo:rsid="0344df7f" style:font-style-asian="italic" style:font-style-complex="italic"/>
    </style:style>
    <style:style style:name="T923" style:family="text">
      <style:text-properties fo:font-style="italic" officeooo:rsid="037aa5cb" style:font-style-asian="italic" style:font-style-complex="italic"/>
    </style:style>
    <style:style style:name="T924" style:family="text">
      <style:text-properties fo:font-style="italic" officeooo:rsid="04100d21" style:font-style-asian="italic" style:font-style-complex="italic"/>
    </style:style>
    <style:style style:name="T925" style:family="text">
      <style:text-properties fo:font-style="italic" officeooo:rsid="043389ea" style:font-style-asian="italic" style:font-style-complex="italic"/>
    </style:style>
    <style:style style:name="T926" style:family="text">
      <style:text-properties fo:font-style="italic" officeooo:rsid="04391b68" style:font-style-asian="italic" style:font-style-complex="italic"/>
    </style:style>
    <style:style style:name="T927" style:family="text">
      <style:text-properties fo:font-style="italic" officeooo:rsid="0457445c" style:font-style-asian="italic" style:font-style-complex="italic"/>
    </style:style>
    <style:style style:name="T928" style:family="text">
      <style:text-properties fo:font-style="italic" officeooo:rsid="030985ef" style:font-style-asian="italic" style:font-style-complex="italic"/>
    </style:style>
    <style:style style:name="T929" style:family="text">
      <style:text-properties fo:font-style="italic" officeooo:rsid="037e3d81" style:font-style-asian="italic" style:font-style-complex="italic"/>
    </style:style>
    <style:style style:name="T930" style:family="text">
      <style:text-properties fo:font-style="italic" officeooo:rsid="0345c727" style:font-style-asian="italic" style:font-style-complex="italic"/>
    </style:style>
    <style:style style:name="T931" style:family="text">
      <style:text-properties fo:font-style="italic" officeooo:rsid="0369e9aa" style:font-style-asian="italic" style:font-style-complex="italic"/>
    </style:style>
    <style:style style:name="T932" style:family="text">
      <style:text-properties fo:font-style="italic" officeooo:rsid="04448201" style:font-style-asian="italic" style:font-style-complex="italic"/>
    </style:style>
    <style:style style:name="T933" style:family="text">
      <style:text-properties fo:font-style="italic" officeooo:rsid="045fdfbc" style:font-style-asian="italic" style:font-style-complex="italic"/>
    </style:style>
    <style:style style:name="T934" style:family="text">
      <style:text-properties fo:font-style="italic" officeooo:rsid="046c0d32" style:font-style-asian="italic" style:font-style-complex="italic"/>
    </style:style>
    <style:style style:name="T935" style:family="text">
      <style:text-properties fo:font-style="italic" officeooo:rsid="046e1234" style:font-style-asian="italic" style:font-style-complex="italic"/>
    </style:style>
    <style:style style:name="T936" style:family="text">
      <style:text-properties fo:font-style="italic" officeooo:rsid="04b651fd" style:font-style-asian="italic" style:font-style-complex="italic"/>
    </style:style>
    <style:style style:name="T937" style:family="text">
      <style:text-properties fo:font-style="italic" officeooo:rsid="04e4cd85" style:font-style-asian="italic" style:font-style-complex="italic"/>
    </style:style>
    <style:style style:name="T938" style:family="text">
      <style:text-properties fo:font-style="italic" officeooo:rsid="05034af2" style:font-style-asian="italic" style:font-style-complex="italic"/>
    </style:style>
    <style:style style:name="T939" style:family="text">
      <style:text-properties fo:font-style="italic" officeooo:rsid="050e0ddc" style:font-style-asian="italic" style:font-style-complex="italic"/>
    </style:style>
    <style:style style:name="T940" style:family="text">
      <style:text-properties fo:font-style="italic" officeooo:rsid="0512b4f7" style:font-style-asian="italic" style:font-style-complex="italic"/>
    </style:style>
    <style:style style:name="T941" style:family="text">
      <style:text-properties fo:font-style="italic" officeooo:rsid="05154731" style:font-style-asian="italic" style:font-style-complex="italic"/>
    </style:style>
    <style:style style:name="T942" style:family="text">
      <style:text-properties fo:font-style="italic" officeooo:rsid="051775b1" style:font-style-asian="italic" style:font-style-complex="italic"/>
    </style:style>
    <style:style style:name="T943" style:family="text">
      <style:text-properties fo:font-style="italic" officeooo:rsid="04f71af9" style:font-style-asian="italic" style:font-style-complex="italic"/>
    </style:style>
    <style:style style:name="T944" style:family="text">
      <style:text-properties fo:font-style="italic" officeooo:rsid="0523fe31" style:font-style-asian="italic" style:font-style-complex="italic"/>
    </style:style>
    <style:style style:name="T945" style:family="text">
      <style:text-properties fo:font-style="italic" officeooo:rsid="052ea5ad" style:font-style-asian="italic" style:font-style-complex="italic"/>
    </style:style>
    <style:style style:name="T946" style:family="text">
      <style:text-properties fo:font-style="italic" officeooo:rsid="053103e0" style:font-style-asian="italic" style:font-style-complex="italic"/>
    </style:style>
    <style:style style:name="T947" style:family="text">
      <style:text-properties fo:font-style="italic" officeooo:rsid="05377b30" style:font-style-asian="italic" style:font-style-complex="italic"/>
    </style:style>
    <style:style style:name="T948" style:family="text">
      <style:text-properties fo:font-style="italic" officeooo:rsid="0190fc2c" style:font-style-asian="italic" style:font-style-complex="italic"/>
    </style:style>
    <style:style style:name="T949" style:family="text">
      <style:text-properties fo:font-style="italic" officeooo:rsid="061f9663" style:font-style-asian="italic" style:font-style-complex="italic"/>
    </style:style>
    <style:style style:name="T950" style:family="text">
      <style:text-properties fo:font-style="italic" officeooo:rsid="062c9cf0" style:font-style-asian="italic" style:font-style-complex="italic"/>
    </style:style>
    <style:style style:name="T951" style:family="text">
      <style:text-properties fo:font-style="italic" officeooo:rsid="065ecf6b" style:font-style-asian="italic" style:font-style-complex="italic"/>
    </style:style>
    <style:style style:name="T952" style:family="text">
      <style:text-properties fo:font-style="italic" officeooo:rsid="06927d5c" style:font-style-asian="italic" style:font-style-complex="italic"/>
    </style:style>
    <style:style style:name="T953" style:family="text">
      <style:text-properties fo:font-style="italic" officeooo:rsid="0692ac03" style:font-style-asian="italic" style:font-style-complex="italic"/>
    </style:style>
    <style:style style:name="T954" style:family="text">
      <style:text-properties fo:font-style="italic" officeooo:rsid="069b02e6" style:font-style-asian="italic" style:font-style-complex="italic"/>
    </style:style>
    <style:style style:name="T955" style:family="text">
      <style:text-properties fo:font-style="italic" officeooo:rsid="06e8d52f" style:font-style-asian="italic" style:font-style-complex="italic"/>
    </style:style>
    <style:style style:name="T956" style:family="text">
      <style:text-properties fo:font-style="italic" officeooo:rsid="06e8e2b5" style:font-style-asian="italic" style:font-style-complex="italic"/>
    </style:style>
    <style:style style:name="T957" style:family="text">
      <style:text-properties fo:font-style="italic" officeooo:rsid="06ee6f12" style:font-style-asian="italic" style:font-style-complex="italic"/>
    </style:style>
    <style:style style:name="T958" style:family="text">
      <style:text-properties fo:font-style="italic" officeooo:rsid="01bf5965" style:font-style-asian="italic" style:font-style-complex="italic"/>
    </style:style>
    <style:style style:name="T959" style:family="text">
      <style:text-properties fo:font-style="italic" officeooo:rsid="06541542" style:font-style-asian="italic" style:font-style-complex="italic"/>
    </style:style>
    <style:style style:name="T960" style:family="text">
      <style:text-properties fo:font-style="italic" officeooo:rsid="06581bf7" style:font-style-asian="italic" style:font-style-complex="italic"/>
    </style:style>
    <style:style style:name="T961" style:family="text">
      <style:text-properties fo:font-style="italic" officeooo:rsid="06f7514c" style:font-style-asian="italic" style:font-style-complex="italic"/>
    </style:style>
    <style:style style:name="T962" style:family="text">
      <style:text-properties fo:font-style="italic" officeooo:rsid="077f0132" style:font-style-asian="italic" style:font-style-complex="italic"/>
    </style:style>
    <style:style style:name="T963" style:family="text">
      <style:text-properties fo:font-style="italic" officeooo:rsid="0783b189" style:font-style-asian="italic" style:font-style-complex="italic"/>
    </style:style>
    <style:style style:name="T964" style:family="text">
      <style:text-properties fo:font-style="italic" officeooo:rsid="07b15041" style:font-style-asian="italic" style:font-style-complex="italic"/>
    </style:style>
    <style:style style:name="T965" style:family="text">
      <style:text-properties fo:font-style="italic" officeooo:rsid="07c4e2f8" style:font-style-asian="italic" style:font-style-complex="italic"/>
    </style:style>
    <style:style style:name="T966" style:family="text">
      <style:text-properties fo:font-style="italic" officeooo:rsid="07cd1d5d" style:font-style-asian="italic" style:font-style-complex="italic"/>
    </style:style>
    <style:style style:name="T967" style:family="text">
      <style:text-properties fo:font-style="italic" officeooo:rsid="07d0de34" style:font-style-asian="italic" style:font-style-complex="italic"/>
    </style:style>
    <style:style style:name="T968" style:family="text">
      <style:text-properties fo:font-style="italic" officeooo:rsid="07d34b29" style:font-style-asian="italic" style:font-style-complex="italic"/>
    </style:style>
    <style:style style:name="T969" style:family="text">
      <style:text-properties fo:font-style="italic" officeooo:rsid="07d45ce9" style:font-style-asian="italic" style:font-style-complex="italic"/>
    </style:style>
    <style:style style:name="T970" style:family="text">
      <style:text-properties fo:font-style="italic" officeooo:rsid="0826b3e6" style:font-style-asian="italic" style:font-style-complex="italic"/>
    </style:style>
    <style:style style:name="T971" style:family="text">
      <style:text-properties fo:font-style="italic" officeooo:rsid="08bc7e5a" style:font-style-asian="italic" style:font-style-complex="italic"/>
    </style:style>
    <style:style style:name="T972" style:family="text">
      <style:text-properties fo:font-style="italic" officeooo:rsid="0873810b" style:font-style-asian="italic" style:font-style-complex="italic"/>
    </style:style>
    <style:style style:name="T973" style:family="text">
      <style:text-properties fo:font-style="italic" officeooo:rsid="08793324" style:font-style-asian="italic" style:font-style-complex="italic"/>
    </style:style>
    <style:style style:name="T974" style:family="text">
      <style:text-properties fo:font-style="italic" officeooo:rsid="0a56d1ce" style:font-style-asian="italic" style:font-style-complex="italic"/>
    </style:style>
    <style:style style:name="T975" style:family="text">
      <style:text-properties fo:font-style="italic" officeooo:rsid="0a58143f" style:font-style-asian="italic" style:font-style-complex="italic"/>
    </style:style>
    <style:style style:name="T976" style:family="text">
      <style:text-properties fo:font-style="italic" style:text-underline-style="none" style:font-style-asian="italic" style:font-style-complex="italic"/>
    </style:style>
    <style:style style:name="T977" style:family="text">
      <style:text-properties fo:font-style="italic" style:text-underline-style="none" officeooo:rsid="020fa4cf" style:font-style-asian="italic" style:font-style-complex="italic"/>
    </style:style>
    <style:style style:name="T978" style:family="text">
      <style:text-properties fo:font-style="italic" style:text-underline-style="none" officeooo:rsid="02137987" style:font-style-asian="italic" style:font-style-complex="italic"/>
    </style:style>
    <style:style style:name="T979" style:family="text">
      <style:text-properties fo:font-style="italic" style:text-underline-style="none" officeooo:rsid="02100fc0" style:font-style-asian="italic" style:font-style-complex="italic"/>
    </style:style>
    <style:style style:name="T980" style:family="text">
      <style:text-properties fo:font-style="italic" style:text-underline-style="none" officeooo:rsid="0231c721" style:font-style-asian="italic" style:font-style-complex="italic"/>
    </style:style>
    <style:style style:name="T981" style:family="text">
      <style:text-properties fo:font-style="italic" style:text-underline-style="none" officeooo:rsid="0233f391" style:font-style-asian="italic" style:font-style-complex="italic"/>
    </style:style>
    <style:style style:name="T982" style:family="text">
      <style:text-properties fo:font-style="italic" style:text-underline-style="none" officeooo:rsid="02198428" style:font-style-asian="italic" style:font-style-complex="italic"/>
    </style:style>
    <style:style style:name="T983" style:family="text">
      <style:text-properties fo:font-style="italic" style:text-underline-style="none" officeooo:rsid="02454b4e" style:font-style-asian="italic" style:font-style-complex="italic"/>
    </style:style>
    <style:style style:name="T984" style:family="text">
      <style:text-properties fo:font-style="italic" style:text-underline-style="none" officeooo:rsid="02533d11" style:font-style-asian="italic" style:font-style-complex="italic"/>
    </style:style>
    <style:style style:name="T985" style:family="text">
      <style:text-properties fo:font-style="italic" style:text-underline-style="none" officeooo:rsid="0257cfdd" style:font-style-asian="italic" style:font-style-complex="italic"/>
    </style:style>
    <style:style style:name="T986" style:family="text">
      <style:text-properties fo:font-style="italic" style:text-underline-style="none" officeooo:rsid="025ea80b" style:font-style-asian="italic" style:font-style-complex="italic"/>
    </style:style>
    <style:style style:name="T987" style:family="text">
      <style:text-properties fo:font-style="italic" style:text-underline-style="none" officeooo:rsid="0351f544" style:font-style-asian="italic" style:font-style-complex="italic"/>
    </style:style>
    <style:style style:name="T988" style:family="text">
      <style:text-properties fo:font-style="italic" style:text-underline-style="none" officeooo:rsid="0354c75b" style:font-style-asian="italic" style:font-style-complex="italic"/>
    </style:style>
    <style:style style:name="T989" style:family="text">
      <style:text-properties fo:font-style="italic" style:text-underline-style="none" officeooo:rsid="0380a7f5" style:font-style-asian="italic" style:font-style-complex="italic"/>
    </style:style>
    <style:style style:name="T990" style:family="text">
      <style:text-properties fo:font-style="italic" style:text-underline-style="none" officeooo:rsid="036b4632" style:font-style-asian="italic" style:font-style-complex="italic"/>
    </style:style>
    <style:style style:name="T991" style:family="text">
      <style:text-properties fo:font-style="italic" style:text-underline-style="none" officeooo:rsid="03865780" style:font-style-asian="italic" style:font-style-complex="italic"/>
    </style:style>
    <style:style style:name="T992" style:family="text">
      <style:text-properties fo:font-style="italic" style:text-underline-style="none" officeooo:rsid="0388be84" style:font-style-asian="italic" style:font-style-complex="italic"/>
    </style:style>
    <style:style style:name="T993" style:family="text">
      <style:text-properties fo:font-style="italic" style:text-underline-style="none" officeooo:rsid="03a15c59" style:font-style-asian="italic" style:font-style-complex="italic"/>
    </style:style>
    <style:style style:name="T994" style:family="text">
      <style:text-properties fo:font-style="italic" style:text-underline-style="none" officeooo:rsid="03a59e57" style:font-style-asian="italic" style:font-style-complex="italic"/>
    </style:style>
    <style:style style:name="T995" style:family="text">
      <style:text-properties fo:font-style="italic" style:text-underline-style="none" officeooo:rsid="03ae7c90" style:font-style-asian="italic" style:font-style-complex="italic"/>
    </style:style>
    <style:style style:name="T996" style:family="text">
      <style:text-properties fo:font-style="italic" style:text-underline-style="none" officeooo:rsid="03be301e" style:font-style-asian="italic" style:font-style-complex="italic"/>
    </style:style>
    <style:style style:name="T997" style:family="text">
      <style:text-properties fo:font-style="italic" style:text-underline-style="none" officeooo:rsid="03a72d86" style:font-style-asian="italic" style:font-style-complex="italic"/>
    </style:style>
    <style:style style:name="T998" style:family="text">
      <style:text-properties fo:font-style="italic" style:text-underline-style="none" officeooo:rsid="03a9d5da" style:font-style-asian="italic" style:font-style-complex="italic"/>
    </style:style>
    <style:style style:name="T999" style:family="text">
      <style:text-properties fo:font-style="italic" style:text-underline-style="none" officeooo:rsid="03b898e3" style:font-style-asian="italic" style:font-style-complex="italic"/>
    </style:style>
    <style:style style:name="T1000" style:family="text">
      <style:text-properties fo:font-style="italic" style:text-underline-style="none" officeooo:rsid="024092dd" style:font-style-asian="italic" style:font-style-complex="italic"/>
    </style:style>
    <style:style style:name="T1001" style:family="text">
      <style:text-properties fo:font-style="italic" style:text-underline-style="none" officeooo:rsid="0528ca8a" style:font-style-asian="italic" style:font-style-complex="italic"/>
    </style:style>
    <style:style style:name="T1002" style:family="text">
      <style:text-properties fo:font-style="italic" style:text-underline-style="none" officeooo:rsid="08ac0627" style:font-style-asian="italic" style:font-style-complex="italic"/>
    </style:style>
    <style:style style:name="T1003" style:family="text">
      <style:text-properties fo:font-style="italic" style:text-underline-style="none" fo:font-weight="normal" officeooo:rsid="074a6ab0" style:font-style-asian="italic" style:font-weight-asian="normal" style:font-style-complex="italic" style:font-weight-complex="normal"/>
    </style:style>
    <style:style style:name="T1004" style:family="text">
      <style:text-properties fo:font-style="italic" style:text-underline-style="none" fo:font-weight="normal" officeooo:rsid="075cb94d" style:font-style-asian="italic" style:font-weight-asian="normal" style:font-style-complex="italic" style:font-weight-complex="normal"/>
    </style:style>
    <style:style style:name="T1005" style:family="text">
      <style:text-properties fo:font-style="italic" style:text-underline-style="none" fo:font-weight="normal" officeooo:rsid="0a48b4cb" style:font-style-asian="italic" style:font-weight-asian="normal" style:font-style-complex="italic" style:font-weight-complex="normal"/>
    </style:style>
    <style:style style:name="T1006" style:family="text">
      <style:text-properties fo:font-style="italic" fo:background-color="transparent" loext:char-shading-value="0" style:font-style-asian="italic" style:font-style-complex="italic"/>
    </style:style>
    <style:style style:name="T1007" style:family="text">
      <style:text-properties fo:font-style="italic" officeooo:rsid="049de9f7" fo:background-color="transparent" loext:char-shading-value="0" style:font-style-asian="italic" style:font-style-complex="italic"/>
    </style:style>
    <style:style style:name="T1008" style:family="text">
      <style:text-properties fo:font-style="italic" officeooo:rsid="04a05b9e" fo:background-color="transparent" loext:char-shading-value="0" style:font-style-asian="italic" style:font-style-complex="italic"/>
    </style:style>
    <style:style style:name="T1009" style:family="text">
      <style:text-properties fo:font-style="italic" officeooo:rsid="05bb98d2" fo:background-color="transparent" loext:char-shading-value="0" style:font-style-asian="italic" style:font-style-complex="italic"/>
    </style:style>
    <style:style style:name="T1010" style:family="text">
      <style:text-properties officeooo:rsid="005bc1eb"/>
    </style:style>
    <style:style style:name="T1011" style:family="text">
      <style:text-properties officeooo:rsid="005cee36"/>
    </style:style>
    <style:style style:name="T1012" style:family="text">
      <style:text-properties officeooo:rsid="005eee6d"/>
    </style:style>
    <style:style style:name="T1013" style:family="text">
      <style:text-properties officeooo:rsid="006046b7"/>
    </style:style>
    <style:style style:name="T1014" style:family="text">
      <style:text-properties officeooo:rsid="00622eca"/>
    </style:style>
    <style:style style:name="T1015" style:family="text">
      <style:text-properties officeooo:rsid="0062f5fd"/>
    </style:style>
    <style:style style:name="T1016" style:family="text">
      <style:text-properties officeooo:rsid="00647e34"/>
    </style:style>
    <style:style style:name="T1017" style:family="text">
      <style:text-properties officeooo:rsid="0065df16"/>
    </style:style>
    <style:style style:name="T1018" style:family="text">
      <style:text-properties officeooo:rsid="006e0df0"/>
    </style:style>
    <style:style style:name="T1019" style:family="text">
      <style:text-properties officeooo:rsid="006f073a"/>
    </style:style>
    <style:style style:name="T1020" style:family="text">
      <style:text-properties officeooo:rsid="00706c85"/>
    </style:style>
    <style:style style:name="T1021" style:family="text">
      <style:text-properties officeooo:rsid="007270f5"/>
    </style:style>
    <style:style style:name="T1022" style:family="text">
      <style:text-properties officeooo:rsid="0073ed83"/>
    </style:style>
    <style:style style:name="T1023" style:family="text">
      <style:text-properties officeooo:rsid="00759824"/>
    </style:style>
    <style:style style:name="T1024" style:family="text">
      <style:text-properties officeooo:rsid="0075ac24"/>
    </style:style>
    <style:style style:name="T1025" style:family="text">
      <style:text-properties officeooo:rsid="00763102"/>
    </style:style>
    <style:style style:name="T1026" style:family="text">
      <style:text-properties officeooo:rsid="00778d79"/>
    </style:style>
    <style:style style:name="T1027" style:family="text">
      <style:text-properties officeooo:rsid="0079225d"/>
    </style:style>
    <style:style style:name="T1028" style:family="text">
      <style:text-properties officeooo:rsid="007b65b0"/>
    </style:style>
    <style:style style:name="T1029" style:family="text">
      <style:text-properties officeooo:rsid="007df7f5"/>
    </style:style>
    <style:style style:name="T1030" style:family="text">
      <style:text-properties officeooo:rsid="007fd1c7"/>
    </style:style>
    <style:style style:name="T1031" style:family="text">
      <style:text-properties officeooo:rsid="00803f90"/>
    </style:style>
    <style:style style:name="T1032" style:family="text">
      <style:text-properties officeooo:rsid="0081f154"/>
    </style:style>
    <style:style style:name="T1033" style:family="text">
      <style:text-properties officeooo:rsid="00846138"/>
    </style:style>
    <style:style style:name="T1034" style:family="text">
      <style:text-properties officeooo:rsid="0085e394"/>
    </style:style>
    <style:style style:name="T1035" style:family="text">
      <style:text-properties officeooo:rsid="0092efda"/>
    </style:style>
    <style:style style:name="T1036" style:family="text">
      <style:text-properties officeooo:rsid="00956fd3"/>
    </style:style>
    <style:style style:name="T1037" style:family="text">
      <style:text-properties officeooo:rsid="0096b3a6"/>
    </style:style>
    <style:style style:name="T1038" style:family="text">
      <style:text-properties officeooo:rsid="00979253"/>
    </style:style>
    <style:style style:name="T1039" style:family="text">
      <style:text-properties officeooo:rsid="00981ce5"/>
    </style:style>
    <style:style style:name="T1040" style:family="text">
      <style:text-properties officeooo:rsid="0099b18f"/>
    </style:style>
    <style:style style:name="T1041" style:family="text">
      <style:text-properties officeooo:rsid="009bcc97"/>
    </style:style>
    <style:style style:name="T1042" style:family="text">
      <style:text-properties officeooo:rsid="009cb775"/>
    </style:style>
    <style:style style:name="T1043" style:family="text">
      <style:text-properties officeooo:rsid="00a0240a"/>
    </style:style>
    <style:style style:name="T1044" style:family="text">
      <style:text-properties officeooo:rsid="00a12561"/>
    </style:style>
    <style:style style:name="T1045" style:family="text">
      <style:text-properties officeooo:rsid="00a2b32e"/>
    </style:style>
    <style:style style:name="T1046" style:family="text">
      <style:text-properties officeooo:rsid="00a3ae59"/>
    </style:style>
    <style:style style:name="T1047" style:family="text">
      <style:text-properties officeooo:rsid="00a712a9"/>
    </style:style>
    <style:style style:name="T1048" style:family="text">
      <style:text-properties officeooo:rsid="00aa189b"/>
    </style:style>
    <style:style style:name="T1049" style:family="text">
      <style:text-properties officeooo:rsid="00adbc28"/>
    </style:style>
    <style:style style:name="T1050" style:family="text">
      <style:text-properties officeooo:rsid="00adf5f0"/>
    </style:style>
    <style:style style:name="T1051" style:family="text">
      <style:text-properties officeooo:rsid="00bbf2ad"/>
    </style:style>
    <style:style style:name="T1052" style:family="text">
      <style:text-properties officeooo:rsid="00bf079d"/>
    </style:style>
    <style:style style:name="T1053" style:family="text">
      <style:text-properties officeooo:rsid="00bfc4fc"/>
    </style:style>
    <style:style style:name="T1054" style:family="text">
      <style:text-properties officeooo:rsid="00ce0fba"/>
    </style:style>
    <style:style style:name="T1055" style:family="text">
      <style:text-properties officeooo:rsid="00cf5232"/>
    </style:style>
    <style:style style:name="T1056" style:family="text">
      <style:text-properties officeooo:rsid="00d0e641"/>
    </style:style>
    <style:style style:name="T1057" style:family="text">
      <style:text-properties officeooo:rsid="00d2c956"/>
    </style:style>
    <style:style style:name="T1058" style:family="text">
      <style:text-properties officeooo:rsid="00d42b1f"/>
    </style:style>
    <style:style style:name="T1059" style:family="text">
      <style:text-properties officeooo:rsid="00d49452"/>
    </style:style>
    <style:style style:name="T1060" style:family="text">
      <style:text-properties officeooo:rsid="00d7296d"/>
    </style:style>
    <style:style style:name="T1061" style:family="text">
      <style:text-properties officeooo:rsid="00d906bc"/>
    </style:style>
    <style:style style:name="T1062" style:family="text">
      <style:text-properties officeooo:rsid="00dc65d6"/>
    </style:style>
    <style:style style:name="T1063" style:family="text">
      <style:text-properties officeooo:rsid="00e042c2"/>
    </style:style>
    <style:style style:name="T1064" style:family="text">
      <style:text-properties officeooo:rsid="00e460f2"/>
    </style:style>
    <style:style style:name="T1065" style:family="text">
      <style:text-properties fo:font-weight="normal" style:font-weight-asian="normal" style:font-weight-complex="normal"/>
    </style:style>
    <style:style style:name="T1066" style:family="text">
      <style:text-properties fo:font-weight="normal" officeooo:rsid="00eb5579" style:font-weight-asian="normal" style:font-weight-complex="normal"/>
    </style:style>
    <style:style style:name="T1067" style:family="text">
      <style:text-properties fo:font-weight="normal" officeooo:rsid="00ecc0d9" style:font-weight-asian="normal" style:font-weight-complex="normal"/>
    </style:style>
    <style:style style:name="T1068" style:family="text">
      <style:text-properties fo:font-weight="normal" officeooo:rsid="00ee144f" style:font-weight-asian="normal" style:font-weight-complex="normal"/>
    </style:style>
    <style:style style:name="T1069" style:family="text">
      <style:text-properties fo:font-weight="normal" officeooo:rsid="00ee5d30" style:font-weight-asian="normal" style:font-weight-complex="normal"/>
    </style:style>
    <style:style style:name="T1070" style:family="text">
      <style:text-properties fo:font-weight="normal" officeooo:rsid="00faac16" style:font-weight-asian="normal" style:font-weight-complex="normal"/>
    </style:style>
    <style:style style:name="T1071" style:family="text">
      <style:text-properties fo:font-weight="normal" officeooo:rsid="0283825f" style:font-weight-asian="normal" style:font-weight-complex="normal"/>
    </style:style>
    <style:style style:name="T1072" style:family="text">
      <style:text-properties fo:font-weight="normal" officeooo:rsid="0284a093" style:font-weight-asian="normal" style:font-weight-complex="normal"/>
    </style:style>
    <style:style style:name="T1073" style:family="text">
      <style:text-properties fo:font-weight="normal" officeooo:rsid="028606d3" style:font-weight-asian="normal" style:font-weight-complex="normal"/>
    </style:style>
    <style:style style:name="T1074" style:family="text">
      <style:text-properties fo:font-weight="normal" officeooo:rsid="028958bb" style:font-weight-asian="normal" style:font-weight-complex="normal"/>
    </style:style>
    <style:style style:name="T1075" style:family="text">
      <style:text-properties fo:font-weight="normal" officeooo:rsid="028a6577" style:font-weight-asian="normal" style:font-weight-complex="normal"/>
    </style:style>
    <style:style style:name="T1076" style:family="text">
      <style:text-properties fo:font-weight="normal" officeooo:rsid="028c5082" style:font-weight-asian="normal" style:font-weight-complex="normal"/>
    </style:style>
    <style:style style:name="T1077" style:family="text">
      <style:text-properties fo:font-weight="normal" officeooo:rsid="028e2392" style:font-weight-asian="normal" style:font-weight-complex="normal"/>
    </style:style>
    <style:style style:name="T1078" style:family="text">
      <style:text-properties fo:font-weight="normal" officeooo:rsid="0292019f" style:font-weight-asian="normal" style:font-weight-complex="normal"/>
    </style:style>
    <style:style style:name="T1079" style:family="text">
      <style:text-properties fo:font-weight="normal" officeooo:rsid="02931746" style:font-weight-asian="normal" style:font-weight-complex="normal"/>
    </style:style>
    <style:style style:name="T1080" style:family="text">
      <style:text-properties fo:font-weight="normal" officeooo:rsid="0293dd3d" style:font-weight-asian="normal" style:font-weight-complex="normal"/>
    </style:style>
    <style:style style:name="T1081" style:family="text">
      <style:text-properties fo:font-weight="normal" officeooo:rsid="029484d5" style:font-weight-asian="normal" style:font-weight-complex="normal"/>
    </style:style>
    <style:style style:name="T1082" style:family="text">
      <style:text-properties fo:font-weight="normal" officeooo:rsid="0295def6" style:font-weight-asian="normal" style:font-weight-complex="normal"/>
    </style:style>
    <style:style style:name="T1083" style:family="text">
      <style:text-properties fo:font-weight="normal" officeooo:rsid="029aa03c" style:font-weight-asian="normal" style:font-weight-complex="normal"/>
    </style:style>
    <style:style style:name="T1084" style:family="text">
      <style:text-properties fo:font-weight="normal" officeooo:rsid="029de615" style:font-weight-asian="normal" style:font-weight-complex="normal"/>
    </style:style>
    <style:style style:name="T1085" style:family="text">
      <style:text-properties fo:font-weight="normal" officeooo:rsid="029fe1ff" style:font-weight-asian="normal" style:font-weight-complex="normal"/>
    </style:style>
    <style:style style:name="T1086" style:family="text">
      <style:text-properties fo:font-weight="normal" officeooo:rsid="02a1cb3d" style:font-weight-asian="normal" style:font-weight-complex="normal"/>
    </style:style>
    <style:style style:name="T1087" style:family="text">
      <style:text-properties fo:font-weight="normal" officeooo:rsid="02a3a4fc" style:font-weight-asian="normal" style:font-weight-complex="normal"/>
    </style:style>
    <style:style style:name="T1088" style:family="text">
      <style:text-properties fo:font-weight="normal" officeooo:rsid="02a7f654" style:font-weight-asian="normal" style:font-weight-complex="normal"/>
    </style:style>
    <style:style style:name="T1089" style:family="text">
      <style:text-properties fo:font-weight="normal" officeooo:rsid="00f1514d" style:font-weight-asian="normal" style:font-weight-complex="normal"/>
    </style:style>
    <style:style style:name="T1090" style:family="text">
      <style:text-properties fo:font-weight="normal" officeooo:rsid="00facc00" style:font-weight-asian="normal" style:font-weight-complex="normal"/>
    </style:style>
    <style:style style:name="T1091" style:family="text">
      <style:text-properties fo:font-weight="normal" officeooo:rsid="00f22f6a" style:font-weight-asian="normal" style:font-weight-complex="normal"/>
    </style:style>
    <style:style style:name="T1092" style:family="text">
      <style:text-properties fo:font-weight="normal" officeooo:rsid="00f174fb" style:font-weight-asian="normal" style:font-weight-complex="normal"/>
    </style:style>
    <style:style style:name="T1093" style:family="text">
      <style:text-properties fo:font-weight="normal" officeooo:rsid="00f3a0fa" style:font-weight-asian="normal" style:font-weight-complex="normal"/>
    </style:style>
    <style:style style:name="T1094" style:family="text">
      <style:text-properties fo:font-weight="normal" officeooo:rsid="00f4c4b2" style:font-weight-asian="normal" style:font-weight-complex="normal"/>
    </style:style>
    <style:style style:name="T1095" style:family="text">
      <style:text-properties fo:font-weight="normal" officeooo:rsid="03c93d4c" style:font-weight-asian="normal" style:font-weight-complex="normal"/>
    </style:style>
    <style:style style:name="T1096" style:family="text">
      <style:text-properties fo:font-weight="normal" officeooo:rsid="00f66d92" style:font-weight-asian="normal" style:font-weight-complex="normal"/>
    </style:style>
    <style:style style:name="T1097" style:family="text">
      <style:text-properties fo:font-weight="normal" officeooo:rsid="00fd900b" style:font-weight-asian="normal" style:font-weight-complex="normal"/>
    </style:style>
    <style:style style:name="T1098" style:family="text">
      <style:text-properties fo:font-weight="normal" officeooo:rsid="03c9a515" style:font-weight-asian="normal" style:font-weight-complex="normal"/>
    </style:style>
    <style:style style:name="T1099" style:family="text">
      <style:text-properties fo:font-weight="normal" officeooo:rsid="01015879" style:font-weight-asian="normal" style:font-weight-complex="normal"/>
    </style:style>
    <style:style style:name="T1100" style:family="text">
      <style:text-properties fo:font-weight="normal" officeooo:rsid="010304b0" style:font-weight-asian="normal" style:font-weight-complex="normal"/>
    </style:style>
    <style:style style:name="T1101" style:family="text">
      <style:text-properties fo:font-weight="normal" officeooo:rsid="03cb3292" style:font-weight-asian="normal" style:font-weight-complex="normal"/>
    </style:style>
    <style:style style:name="T1102" style:family="text">
      <style:text-properties fo:font-weight="normal" officeooo:rsid="03cd6e1c" style:font-weight-asian="normal" style:font-weight-complex="normal"/>
    </style:style>
    <style:style style:name="T1103" style:family="text">
      <style:text-properties fo:font-weight="normal" officeooo:rsid="0502e326" style:font-weight-asian="normal" style:font-weight-complex="normal"/>
    </style:style>
    <style:style style:name="T1104" style:family="text">
      <style:text-properties fo:font-weight="normal" officeooo:rsid="00fed77b" style:font-weight-asian="normal" style:font-weight-complex="normal"/>
    </style:style>
    <style:style style:name="T1105" style:family="text">
      <style:text-properties fo:font-weight="normal" officeooo:rsid="00ffb8f5" style:font-weight-asian="normal" style:font-weight-complex="normal"/>
    </style:style>
    <style:style style:name="T1106" style:family="text">
      <style:text-properties fo:font-weight="normal" officeooo:rsid="0100d7ba" style:font-weight-asian="normal" style:font-weight-complex="normal"/>
    </style:style>
    <style:style style:name="T1107" style:family="text">
      <style:text-properties fo:font-weight="normal" officeooo:rsid="00fc2e9a" style:font-weight-asian="normal" style:font-weight-complex="normal"/>
    </style:style>
    <style:style style:name="T1108" style:family="text">
      <style:text-properties fo:font-weight="normal" officeooo:rsid="05bef324" style:font-weight-asian="normal" style:font-weight-complex="normal"/>
    </style:style>
    <style:style style:name="T1109" style:family="text">
      <style:text-properties fo:font-weight="normal" officeooo:rsid="05c0aaf1" style:font-weight-asian="normal" style:font-weight-complex="normal"/>
    </style:style>
    <style:style style:name="T1110" style:family="text">
      <style:text-properties fo:font-weight="normal" officeooo:rsid="05c766da" style:font-weight-asian="normal" style:font-weight-complex="normal"/>
    </style:style>
    <style:style style:name="T1111" style:family="text">
      <style:text-properties fo:font-weight="normal" officeooo:rsid="05ca7538" style:font-weight-asian="normal" style:font-weight-complex="normal"/>
    </style:style>
    <style:style style:name="T1112" style:family="text">
      <style:text-properties fo:font-weight="normal" officeooo:rsid="05cd865e" style:font-weight-asian="normal" style:font-weight-complex="normal"/>
    </style:style>
    <style:style style:name="T1113" style:family="text">
      <style:text-properties fo:font-weight="normal" officeooo:rsid="05cf3f9f" style:font-weight-asian="normal" style:font-weight-complex="normal"/>
    </style:style>
    <style:style style:name="T1114" style:family="text">
      <style:text-properties fo:font-weight="normal" officeooo:rsid="05e0a604" style:font-weight-asian="normal" style:font-weight-complex="normal"/>
    </style:style>
    <style:style style:name="T1115" style:family="text">
      <style:text-properties fo:font-weight="normal" officeooo:rsid="063a6177" style:font-weight-asian="normal" style:font-weight-complex="normal"/>
    </style:style>
    <style:style style:name="T1116" style:family="text">
      <style:text-properties fo:font-weight="normal" officeooo:rsid="06faf90e" style:font-weight-asian="normal" style:font-weight-complex="normal"/>
    </style:style>
    <style:style style:name="T1117" style:family="text">
      <style:text-properties fo:font-weight="normal" officeooo:rsid="06fc6f2c" style:font-weight-asian="normal" style:font-weight-complex="normal"/>
    </style:style>
    <style:style style:name="T1118" style:family="text">
      <style:text-properties fo:font-weight="normal" officeooo:rsid="070299e1" style:font-weight-asian="normal" style:font-weight-complex="normal"/>
    </style:style>
    <style:style style:name="T1119" style:family="text">
      <style:text-properties fo:font-weight="normal" officeooo:rsid="07037af0" style:font-weight-asian="normal" style:font-weight-complex="normal"/>
    </style:style>
    <style:style style:name="T1120" style:family="text">
      <style:text-properties fo:font-weight="normal" officeooo:rsid="0707950b" style:font-weight-asian="normal" style:font-weight-complex="normal"/>
    </style:style>
    <style:style style:name="T1121" style:family="text">
      <style:text-properties fo:font-weight="normal" officeooo:rsid="070870d0" style:font-weight-asian="normal" style:font-weight-complex="normal"/>
    </style:style>
    <style:style style:name="T1122" style:family="text">
      <style:text-properties fo:font-weight="normal" officeooo:rsid="07098749" style:font-weight-asian="normal" style:font-weight-complex="normal"/>
    </style:style>
    <style:style style:name="T1123" style:family="text">
      <style:text-properties fo:font-weight="normal" officeooo:rsid="070a9eaa" style:font-weight-asian="normal" style:font-weight-complex="normal"/>
    </style:style>
    <style:style style:name="T1124" style:family="text">
      <style:text-properties fo:font-weight="normal" officeooo:rsid="070c2601" style:font-weight-asian="normal" style:font-weight-complex="normal"/>
    </style:style>
    <style:style style:name="T1125" style:family="text">
      <style:text-properties fo:font-weight="normal" officeooo:rsid="070c92dd" style:font-weight-asian="normal" style:font-weight-complex="normal"/>
    </style:style>
    <style:style style:name="T1126" style:family="text">
      <style:text-properties fo:font-weight="normal" officeooo:rsid="070dc768" style:font-weight-asian="normal" style:font-weight-complex="normal"/>
    </style:style>
    <style:style style:name="T1127" style:family="text">
      <style:text-properties fo:font-weight="normal" officeooo:rsid="07125ef5" style:font-weight-asian="normal" style:font-weight-complex="normal"/>
    </style:style>
    <style:style style:name="T1128" style:family="text">
      <style:text-properties fo:font-weight="normal" officeooo:rsid="07134ac6" style:font-weight-asian="normal" style:font-weight-complex="normal"/>
    </style:style>
    <style:style style:name="T1129" style:family="text">
      <style:text-properties fo:font-weight="normal" officeooo:rsid="07147898" style:font-weight-asian="normal" style:font-weight-complex="normal"/>
    </style:style>
    <style:style style:name="T1130" style:family="text">
      <style:text-properties fo:font-weight="normal" officeooo:rsid="0714bee1" style:font-weight-asian="normal" style:font-weight-complex="normal"/>
    </style:style>
    <style:style style:name="T1131" style:family="text">
      <style:text-properties fo:font-weight="normal" officeooo:rsid="0715afc4" style:font-weight-asian="normal" style:font-weight-complex="normal"/>
    </style:style>
    <style:style style:name="T1132" style:family="text">
      <style:text-properties fo:font-weight="normal" officeooo:rsid="071785e7" style:font-weight-asian="normal" style:font-weight-complex="normal"/>
    </style:style>
    <style:style style:name="T1133" style:family="text">
      <style:text-properties fo:font-weight="normal" officeooo:rsid="071a7c74" style:font-weight-asian="normal" style:font-weight-complex="normal"/>
    </style:style>
    <style:style style:name="T1134" style:family="text">
      <style:text-properties fo:font-weight="normal" officeooo:rsid="071dbe28" style:font-weight-asian="normal" style:font-weight-complex="normal"/>
    </style:style>
    <style:style style:name="T1135" style:family="text">
      <style:text-properties fo:font-weight="normal" officeooo:rsid="07230e2c" style:font-weight-asian="normal" style:font-weight-complex="normal"/>
    </style:style>
    <style:style style:name="T1136" style:family="text">
      <style:text-properties fo:font-weight="normal" officeooo:rsid="072443f5" style:font-weight-asian="normal" style:font-weight-complex="normal"/>
    </style:style>
    <style:style style:name="T1137" style:family="text">
      <style:text-properties fo:font-weight="normal" officeooo:rsid="0724f158" style:font-weight-asian="normal" style:font-weight-complex="normal"/>
    </style:style>
    <style:style style:name="T1138" style:family="text">
      <style:text-properties fo:font-weight="normal" officeooo:rsid="07254a54" style:font-weight-asian="normal" style:font-weight-complex="normal"/>
    </style:style>
    <style:style style:name="T1139" style:family="text">
      <style:text-properties fo:font-weight="normal" officeooo:rsid="0727236a" style:font-weight-asian="normal" style:font-weight-complex="normal"/>
    </style:style>
    <style:style style:name="T1140" style:family="text">
      <style:text-properties fo:font-weight="normal" officeooo:rsid="07288fea" style:font-weight-asian="normal" style:font-weight-complex="normal"/>
    </style:style>
    <style:style style:name="T1141" style:family="text">
      <style:text-properties fo:font-weight="normal" officeooo:rsid="072a7f71" style:font-weight-asian="normal" style:font-weight-complex="normal"/>
    </style:style>
    <style:style style:name="T1142" style:family="text">
      <style:text-properties fo:font-weight="normal" officeooo:rsid="072aa079" style:font-weight-asian="normal" style:font-weight-complex="normal"/>
    </style:style>
    <style:style style:name="T1143" style:family="text">
      <style:text-properties fo:font-weight="normal" officeooo:rsid="073a616b" style:font-weight-asian="normal" style:font-weight-complex="normal"/>
    </style:style>
    <style:style style:name="T1144" style:family="text">
      <style:text-properties fo:font-weight="normal" officeooo:rsid="073fac8d" style:font-weight-asian="normal" style:font-weight-complex="normal"/>
    </style:style>
    <style:style style:name="T1145" style:family="text">
      <style:text-properties fo:font-weight="normal" officeooo:rsid="07413575" style:font-weight-asian="normal" style:font-weight-complex="normal"/>
    </style:style>
    <style:style style:name="T1146" style:family="text">
      <style:text-properties fo:font-weight="normal" officeooo:rsid="074334a8" style:font-weight-asian="normal" style:font-weight-complex="normal"/>
    </style:style>
    <style:style style:name="T1147" style:family="text">
      <style:text-properties fo:font-weight="normal" officeooo:rsid="075ae0b7" style:font-weight-asian="normal" style:font-weight-complex="normal"/>
    </style:style>
    <style:style style:name="T1148" style:family="text">
      <style:text-properties fo:font-weight="normal" officeooo:rsid="07635d4c" style:font-weight-asian="normal" style:font-weight-complex="normal"/>
    </style:style>
    <style:style style:name="T1149" style:family="text">
      <style:text-properties fo:font-weight="normal" officeooo:rsid="07637bc4" style:font-weight-asian="normal" style:font-weight-complex="normal"/>
    </style:style>
    <style:style style:name="T1150" style:family="text">
      <style:text-properties fo:font-weight="normal" officeooo:rsid="0765b68f" style:font-weight-asian="normal" style:font-weight-complex="normal"/>
    </style:style>
    <style:style style:name="T1151" style:family="text">
      <style:text-properties fo:font-weight="normal" officeooo:rsid="0766b643" style:font-weight-asian="normal" style:font-weight-complex="normal"/>
    </style:style>
    <style:style style:name="T1152" style:family="text">
      <style:text-properties fo:font-weight="normal" officeooo:rsid="0766c4fe" style:font-weight-asian="normal" style:font-weight-complex="normal"/>
    </style:style>
    <style:style style:name="T1153" style:family="text">
      <style:text-properties fo:font-weight="normal" officeooo:rsid="07692c80" style:font-weight-asian="normal" style:font-weight-complex="normal"/>
    </style:style>
    <style:style style:name="T1154" style:family="text">
      <style:text-properties fo:font-weight="normal" officeooo:rsid="0783b189" style:font-weight-asian="normal" style:font-weight-complex="normal"/>
    </style:style>
    <style:style style:name="T1155" style:family="text">
      <style:text-properties fo:font-weight="normal" officeooo:rsid="0781b4cc" style:font-weight-asian="normal" style:font-weight-complex="normal"/>
    </style:style>
    <style:style style:name="T1156" style:family="text">
      <style:text-properties fo:font-weight="normal" officeooo:rsid="0786242f" style:font-weight-asian="normal" style:font-weight-complex="normal"/>
    </style:style>
    <style:style style:name="T1157" style:family="text">
      <style:text-properties fo:font-weight="normal" officeooo:rsid="0787f482" style:font-weight-asian="normal" style:font-weight-complex="normal"/>
    </style:style>
    <style:style style:name="T1158" style:family="text">
      <style:text-properties fo:font-weight="normal" officeooo:rsid="0788f0bc" style:font-weight-asian="normal" style:font-weight-complex="normal"/>
    </style:style>
    <style:style style:name="T1159" style:family="text">
      <style:text-properties fo:font-weight="normal" officeooo:rsid="07895428" style:font-weight-asian="normal" style:font-weight-complex="normal"/>
    </style:style>
    <style:style style:name="T1160" style:family="text">
      <style:text-properties fo:font-weight="normal" officeooo:rsid="078aa5d0" style:font-weight-asian="normal" style:font-weight-complex="normal"/>
    </style:style>
    <style:style style:name="T1161" style:family="text">
      <style:text-properties fo:font-weight="normal" officeooo:rsid="078c4a14" style:font-weight-asian="normal" style:font-weight-complex="normal"/>
    </style:style>
    <style:style style:name="T1162" style:family="text">
      <style:text-properties fo:font-weight="normal" officeooo:rsid="078e2f72" style:font-weight-asian="normal" style:font-weight-complex="normal"/>
    </style:style>
    <style:style style:name="T1163" style:family="text">
      <style:text-properties fo:font-weight="normal" officeooo:rsid="078f7a1e" style:font-weight-asian="normal" style:font-weight-complex="normal"/>
    </style:style>
    <style:style style:name="T1164" style:family="text">
      <style:text-properties fo:font-weight="normal" officeooo:rsid="07913826" style:font-weight-asian="normal" style:font-weight-complex="normal"/>
    </style:style>
    <style:style style:name="T1165" style:family="text">
      <style:text-properties fo:font-weight="normal" officeooo:rsid="07922ab5" style:font-weight-asian="normal" style:font-weight-complex="normal"/>
    </style:style>
    <style:style style:name="T1166" style:family="text">
      <style:text-properties fo:font-weight="normal" officeooo:rsid="0792ee30" style:font-weight-asian="normal" style:font-weight-complex="normal"/>
    </style:style>
    <style:style style:name="T1167" style:family="text">
      <style:text-properties fo:font-weight="normal" officeooo:rsid="079452bc" style:font-weight-asian="normal" style:font-weight-complex="normal"/>
    </style:style>
    <style:style style:name="T1168" style:family="text">
      <style:text-properties fo:font-weight="normal" officeooo:rsid="0795d9e4" style:font-weight-asian="normal" style:font-weight-complex="normal"/>
    </style:style>
    <style:style style:name="T1169" style:family="text">
      <style:text-properties fo:font-weight="normal" officeooo:rsid="0798a262" style:font-weight-asian="normal" style:font-weight-complex="normal"/>
    </style:style>
    <style:style style:name="T1170" style:family="text">
      <style:text-properties fo:font-weight="normal" officeooo:rsid="079aeb82" style:font-weight-asian="normal" style:font-weight-complex="normal"/>
    </style:style>
    <style:style style:name="T1171" style:family="text">
      <style:text-properties fo:font-weight="normal" officeooo:rsid="079cdbbd" style:font-weight-asian="normal" style:font-weight-complex="normal"/>
    </style:style>
    <style:style style:name="T1172" style:family="text">
      <style:text-properties fo:font-weight="normal" officeooo:rsid="079e09c1" style:font-weight-asian="normal" style:font-weight-complex="normal"/>
    </style:style>
    <style:style style:name="T1173" style:family="text">
      <style:text-properties fo:font-weight="normal" officeooo:rsid="07a3665c" style:font-weight-asian="normal" style:font-weight-complex="normal"/>
    </style:style>
    <style:style style:name="T1174" style:family="text">
      <style:text-properties fo:font-weight="normal" officeooo:rsid="07ae62fb" style:font-weight-asian="normal" style:font-weight-complex="normal"/>
    </style:style>
    <style:style style:name="T1175" style:family="text">
      <style:text-properties fo:font-weight="normal" officeooo:rsid="084c1eaf" style:font-weight-asian="normal" style:font-weight-complex="normal"/>
    </style:style>
    <style:style style:name="T1176" style:family="text">
      <style:text-properties fo:font-weight="normal" officeooo:rsid="08a4b3df" style:font-weight-asian="normal" style:font-weight-complex="normal"/>
    </style:style>
    <style:style style:name="T1177" style:family="text">
      <style:text-properties fo:font-weight="normal" officeooo:rsid="09b407b5" style:font-weight-asian="normal" style:font-weight-complex="normal"/>
    </style:style>
    <style:style style:name="T1178" style:family="text">
      <style:text-properties fo:font-weight="normal" officeooo:rsid="0a3ef026" style:font-weight-asian="normal" style:font-weight-complex="normal"/>
    </style:style>
    <style:style style:name="T1179" style:family="text">
      <style:text-properties fo:font-weight="normal" officeooo:rsid="0a413859" style:font-weight-asian="normal" style:font-weight-complex="normal"/>
    </style:style>
    <style:style style:name="T1180" style:family="text">
      <style:text-properties fo:font-weight="normal" officeooo:rsid="0a42c797" style:font-weight-asian="normal" style:font-weight-complex="normal"/>
    </style:style>
    <style:style style:name="T1181" style:family="text">
      <style:text-properties fo:font-weight="normal" officeooo:rsid="0a452c14" style:font-weight-asian="normal" style:font-weight-complex="normal"/>
    </style:style>
    <style:style style:name="T1182" style:family="text">
      <style:text-properties fo:font-weight="normal" officeooo:rsid="0a461ce2" style:font-weight-asian="normal" style:font-weight-complex="normal"/>
    </style:style>
    <style:style style:name="T1183" style:family="text">
      <style:text-properties fo:font-weight="normal" officeooo:rsid="0a4b9c69" style:font-weight-asian="normal" style:font-weight-complex="normal"/>
    </style:style>
    <style:style style:name="T1184" style:family="text">
      <style:text-properties officeooo:rsid="00f70e05"/>
    </style:style>
    <style:style style:name="T1185" style:family="text">
      <style:text-properties officeooo:rsid="00f82bf2"/>
    </style:style>
    <style:style style:name="T1186" style:family="text">
      <style:text-properties officeooo:rsid="00f8bda2"/>
    </style:style>
    <style:style style:name="T1187" style:family="text">
      <style:text-properties officeooo:rsid="010704c2"/>
    </style:style>
    <style:style style:name="T1188" style:family="text">
      <style:text-properties officeooo:rsid="01205aea"/>
    </style:style>
    <style:style style:name="T1189" style:family="text">
      <style:text-properties officeooo:rsid="0120c134"/>
    </style:style>
    <style:style style:name="T1190" style:family="text">
      <style:text-properties officeooo:rsid="0122b1e0"/>
    </style:style>
    <style:style style:name="T1191" style:family="text">
      <style:text-properties officeooo:rsid="01238a33"/>
    </style:style>
    <style:style style:name="T1192" style:family="text">
      <style:text-properties officeooo:rsid="0123b9c5"/>
    </style:style>
    <style:style style:name="T1193" style:family="text">
      <style:text-properties officeooo:rsid="01254a7e"/>
    </style:style>
    <style:style style:name="T1194" style:family="text">
      <style:text-properties officeooo:rsid="01264e72"/>
    </style:style>
    <style:style style:name="T1195" style:family="text">
      <style:text-properties officeooo:rsid="0127faf8"/>
    </style:style>
    <style:style style:name="T1196" style:family="text">
      <style:text-properties officeooo:rsid="0128dfad"/>
    </style:style>
    <style:style style:name="T1197" style:family="text">
      <style:text-properties officeooo:rsid="012a54fb"/>
    </style:style>
    <style:style style:name="T1198" style:family="text">
      <style:text-properties officeooo:rsid="012fb997"/>
    </style:style>
    <style:style style:name="T1199" style:family="text">
      <style:text-properties fo:font-weight="bold" style:font-weight-asian="bold" style:font-weight-complex="bold"/>
    </style:style>
    <style:style style:name="T1200" style:family="text">
      <style:text-properties fo:font-weight="bold" officeooo:rsid="012dc717" style:font-weight-asian="bold" style:font-weight-complex="bold"/>
    </style:style>
    <style:style style:name="T1201" style:family="text">
      <style:text-properties fo:font-weight="bold" officeooo:rsid="014d1b40" style:font-weight-asian="bold" style:font-weight-complex="bold"/>
    </style:style>
    <style:style style:name="T1202" style:family="text">
      <style:text-properties fo:font-weight="bold" officeooo:rsid="012c64be" style:font-weight-asian="bold" style:font-weight-complex="bold"/>
    </style:style>
    <style:style style:name="T1203" style:family="text">
      <style:text-properties fo:font-weight="bold" officeooo:rsid="012fb997" style:font-weight-asian="bold" style:font-weight-complex="bold"/>
    </style:style>
    <style:style style:name="T1204" style:family="text">
      <style:text-properties fo:font-weight="bold" officeooo:rsid="0322cf54" style:font-weight-asian="bold" style:font-weight-complex="bold"/>
    </style:style>
    <style:style style:name="T1205" style:family="text">
      <style:text-properties fo:font-weight="bold" officeooo:rsid="03ddc0ce" style:font-weight-asian="bold" style:font-weight-complex="bold"/>
    </style:style>
    <style:style style:name="T1206" style:family="text">
      <style:text-properties fo:font-weight="bold" officeooo:rsid="031abf64" style:font-weight-asian="bold" style:font-weight-complex="bold"/>
    </style:style>
    <style:style style:name="T1207" style:family="text">
      <style:text-properties fo:font-weight="bold" officeooo:rsid="0401d260" style:font-weight-asian="bold" style:font-weight-complex="bold"/>
    </style:style>
    <style:style style:name="T1208" style:family="text">
      <style:text-properties fo:font-weight="bold" officeooo:rsid="0405e0a8" style:font-weight-asian="bold" style:font-weight-complex="bold"/>
    </style:style>
    <style:style style:name="T1209" style:family="text">
      <style:text-properties fo:font-weight="bold" officeooo:rsid="045c2d60" style:font-weight-asian="bold" style:font-weight-complex="bold"/>
    </style:style>
    <style:style style:name="T1210" style:family="text">
      <style:text-properties fo:font-weight="bold" officeooo:rsid="0404171f" style:font-weight-asian="bold" style:font-weight-complex="bold"/>
    </style:style>
    <style:style style:name="T1211" style:family="text">
      <style:text-properties fo:font-weight="bold" officeooo:rsid="00fed77b" style:font-weight-asian="bold" style:font-weight-complex="bold"/>
    </style:style>
    <style:style style:name="T1212" style:family="text">
      <style:text-properties fo:font-weight="bold" officeooo:rsid="00f150df" style:font-weight-asian="bold" style:font-weight-complex="bold"/>
    </style:style>
    <style:style style:name="T1213" style:family="text">
      <style:text-properties fo:font-weight="bold" officeooo:rsid="03e2de39" style:font-weight-asian="bold" style:font-weight-complex="bold"/>
    </style:style>
    <style:style style:name="T1214" style:family="text">
      <style:text-properties fo:font-weight="bold" officeooo:rsid="06d24f86" style:font-weight-asian="bold" style:font-weight-complex="bold"/>
    </style:style>
    <style:style style:name="T1215" style:family="text">
      <style:text-properties fo:font-weight="bold" officeooo:rsid="079cdbbd" style:font-weight-asian="bold" style:font-weight-complex="bold"/>
    </style:style>
    <style:style style:name="T1216" style:family="text">
      <style:text-properties fo:font-weight="bold" officeooo:rsid="012a7431" style:font-weight-asian="bold" style:font-weight-complex="bold"/>
    </style:style>
    <style:style style:name="T1217" style:family="text">
      <style:text-properties fo:font-weight="bold" officeooo:rsid="01c6b11d" style:font-weight-asian="bold" style:font-weight-complex="bold"/>
    </style:style>
    <style:style style:name="T1218" style:family="text">
      <style:text-properties fo:font-weight="bold" officeooo:rsid="0642d373" style:font-weight-asian="bold" style:font-weight-complex="bold"/>
    </style:style>
    <style:style style:name="T1219" style:family="text">
      <style:text-properties fo:font-weight="bold" officeooo:rsid="06494413" style:font-weight-asian="bold" style:font-weight-complex="bold"/>
    </style:style>
    <style:style style:name="T1220" style:family="text">
      <style:text-properties fo:font-weight="bold" officeooo:rsid="0875218a" style:font-weight-asian="bold" style:font-weight-complex="bold"/>
    </style:style>
    <style:style style:name="T1221" style:family="text">
      <style:text-properties officeooo:rsid="0135dc95"/>
    </style:style>
    <style:style style:name="T1222" style:family="text">
      <style:text-properties officeooo:rsid="0136f262"/>
    </style:style>
    <style:style style:name="T1223" style:family="text">
      <style:text-properties officeooo:rsid="013aa82d"/>
    </style:style>
    <style:style style:name="T1224" style:family="text">
      <style:text-properties officeooo:rsid="013c73c7"/>
    </style:style>
    <style:style style:name="T1225" style:family="text">
      <style:text-properties officeooo:rsid="013d6723"/>
    </style:style>
    <style:style style:name="T1226" style:family="text">
      <style:text-properties officeooo:rsid="013df76a"/>
    </style:style>
    <style:style style:name="T1227" style:family="text">
      <style:text-properties officeooo:rsid="014117a1"/>
    </style:style>
    <style:style style:name="T1228" style:family="text">
      <style:text-properties officeooo:rsid="014d1a57"/>
    </style:style>
    <style:style style:name="T1229" style:family="text">
      <style:text-properties officeooo:rsid="014d1b40"/>
    </style:style>
    <style:style style:name="T1230" style:family="text">
      <style:text-properties officeooo:rsid="014d2c90"/>
    </style:style>
    <style:style style:name="T1231" style:family="text">
      <style:text-properties officeooo:rsid="0154af9c"/>
    </style:style>
    <style:style style:name="T1232" style:family="text">
      <style:text-properties officeooo:rsid="01572707"/>
    </style:style>
    <style:style style:name="T1233" style:family="text">
      <style:text-properties officeooo:rsid="015b1678"/>
    </style:style>
    <style:style style:name="T1234" style:family="text">
      <style:text-properties officeooo:rsid="015b1d06"/>
    </style:style>
    <style:style style:name="T1235" style:family="text">
      <style:text-properties officeooo:rsid="015cc7cc"/>
    </style:style>
    <style:style style:name="T1236" style:family="text">
      <style:text-properties officeooo:rsid="01601fe2"/>
    </style:style>
    <style:style style:name="T1237" style:family="text">
      <style:text-properties officeooo:rsid="0162a832"/>
    </style:style>
    <style:style style:name="T1238" style:family="text">
      <style:text-properties officeooo:rsid="01639ecf"/>
    </style:style>
    <style:style style:name="T1239" style:family="text">
      <style:text-properties officeooo:rsid="01647775"/>
    </style:style>
    <style:style style:name="T1240" style:family="text">
      <style:text-properties officeooo:rsid="01658228"/>
    </style:style>
    <style:style style:name="T1241" style:family="text">
      <style:text-properties officeooo:rsid="0168f357"/>
    </style:style>
    <style:style style:name="T1242" style:family="text">
      <style:text-properties officeooo:rsid="0170bdae"/>
    </style:style>
    <style:style style:name="T1243" style:family="text">
      <style:text-properties officeooo:rsid="0171b5af"/>
    </style:style>
    <style:style style:name="T1244" style:family="text">
      <style:text-properties officeooo:rsid="0172569e"/>
    </style:style>
    <style:style style:name="T1245" style:family="text">
      <style:text-properties officeooo:rsid="0172cbdf"/>
    </style:style>
    <style:style style:name="T1246" style:family="text">
      <style:text-properties officeooo:rsid="0176dd7e"/>
    </style:style>
    <style:style style:name="T1247" style:family="text">
      <style:text-properties officeooo:rsid="017818cd"/>
    </style:style>
    <style:style style:name="T1248" style:family="text">
      <style:text-properties officeooo:rsid="017ac954"/>
    </style:style>
    <style:style style:name="T1249" style:family="text">
      <style:text-properties officeooo:rsid="017bb020"/>
    </style:style>
    <style:style style:name="T1250" style:family="text">
      <style:text-properties officeooo:rsid="017dc6ef"/>
    </style:style>
    <style:style style:name="T1251" style:family="text">
      <style:text-properties officeooo:rsid="018154b9"/>
    </style:style>
    <style:style style:name="T1252" style:family="text">
      <style:text-properties officeooo:rsid="01834f9d"/>
    </style:style>
    <style:style style:name="T1253" style:family="text">
      <style:text-properties officeooo:rsid="0183aec0"/>
    </style:style>
    <style:style style:name="T1254" style:family="text">
      <style:text-properties officeooo:rsid="0183d9c1"/>
    </style:style>
    <style:style style:name="T1255" style:family="text">
      <style:text-properties style:text-underline-style="solid" style:text-underline-width="auto" style:text-underline-color="font-color" fo:font-weight="bold" style:font-weight-asian="bold" style:font-weight-complex="bold"/>
    </style:style>
    <style:style style:name="T1256" style:family="text">
      <style:text-properties style:text-underline-style="solid" style:text-underline-width="auto" style:text-underline-color="font-color" fo:font-weight="bold" officeooo:rsid="0183a68a" style:font-weight-asian="bold" style:font-weight-complex="bold"/>
    </style:style>
    <style:style style:name="T1257" style:family="text">
      <style:text-properties style:text-underline-style="solid" style:text-underline-width="auto" style:text-underline-color="font-color" fo:font-weight="bold" officeooo:rsid="00fd900b" style:font-weight-asian="bold" style:font-weight-complex="bold"/>
    </style:style>
    <style:style style:name="T1258" style:family="text">
      <style:text-properties style:text-underline-style="solid" style:text-underline-width="auto" style:text-underline-color="font-color" fo:font-weight="bold" officeooo:rsid="08f94c9f" style:font-weight-asian="bold" style:font-weight-complex="bold"/>
    </style:style>
    <style:style style:name="T1259" style:family="text">
      <style:text-properties style:text-underline-style="solid" style:text-underline-width="auto" style:text-underline-color="font-color" officeooo:rsid="0263018d"/>
    </style:style>
    <style:style style:name="T1260" style:family="text">
      <style:text-properties style:text-underline-style="solid" style:text-underline-width="auto" style:text-underline-color="font-color" fo:font-weight="normal" style:font-weight-asian="normal" style:font-weight-complex="normal"/>
    </style:style>
    <style:style style:name="T1261" style:family="text">
      <style:text-properties style:text-underline-style="solid" style:text-underline-width="auto" style:text-underline-color="font-color" fo:font-weight="normal" officeooo:rsid="06faf90e" style:font-weight-asian="normal" style:font-weight-complex="normal"/>
    </style:style>
    <style:style style:name="T1262" style:family="text">
      <style:text-properties style:text-underline-style="solid" style:text-underline-width="auto" style:text-underline-color="font-color" fo:font-weight="normal" officeooo:rsid="070cdfe7" style:font-weight-asian="normal" style:font-weight-complex="normal"/>
    </style:style>
    <style:style style:name="T1263" style:family="text">
      <style:text-properties style:text-underline-style="solid" style:text-underline-width="auto" style:text-underline-color="font-color" fo:font-weight="normal" officeooo:rsid="06fc6f2c" style:font-weight-asian="normal" style:font-weight-complex="normal"/>
    </style:style>
    <style:style style:name="T1264" style:family="text">
      <style:text-properties style:text-underline-style="solid" style:text-underline-width="auto" style:text-underline-color="font-color" fo:font-weight="normal" officeooo:rsid="070870d0" style:font-weight-asian="normal" style:font-weight-complex="normal"/>
    </style:style>
    <style:style style:name="T1265" style:family="text">
      <style:text-properties style:text-underline-style="solid" style:text-underline-width="auto" style:text-underline-color="font-color" fo:font-weight="normal" officeooo:rsid="070c92dd" style:font-weight-asian="normal" style:font-weight-complex="normal"/>
    </style:style>
    <style:style style:name="T1266" style:family="text">
      <style:text-properties style:text-underline-style="solid" style:text-underline-width="auto" style:text-underline-color="font-color" fo:font-weight="normal" officeooo:rsid="07125ef5" style:font-weight-asian="normal" style:font-weight-complex="normal"/>
    </style:style>
    <style:style style:name="T1267" style:family="text">
      <style:text-properties style:text-underline-style="solid" style:text-underline-width="auto" style:text-underline-color="font-color" fo:font-weight="normal" officeooo:rsid="071785e7" style:font-weight-asian="normal" style:font-weight-complex="normal"/>
    </style:style>
    <style:style style:name="T1268" style:family="text">
      <style:text-properties style:text-underline-style="solid" style:text-underline-width="auto" style:text-underline-color="font-color" fo:font-weight="normal" officeooo:rsid="071a7c74" style:font-weight-asian="normal" style:font-weight-complex="normal"/>
    </style:style>
    <style:style style:name="T1269" style:family="text">
      <style:text-properties style:text-underline-style="solid" style:text-underline-width="auto" style:text-underline-color="font-color" fo:font-weight="normal" officeooo:rsid="071bd707" style:font-weight-asian="normal" style:font-weight-complex="normal"/>
    </style:style>
    <style:style style:name="T1270" style:family="text">
      <style:text-properties style:text-underline-style="solid" style:text-underline-width="auto" style:text-underline-color="font-color" fo:font-weight="normal" officeooo:rsid="071dbe28" style:font-weight-asian="normal" style:font-weight-complex="normal"/>
    </style:style>
    <style:style style:name="T1271" style:family="text">
      <style:text-properties style:text-underline-style="solid" style:text-underline-width="auto" style:text-underline-color="font-color" fo:font-weight="normal" officeooo:rsid="07230e2c" style:font-weight-asian="normal" style:font-weight-complex="normal"/>
    </style:style>
    <style:style style:name="T1272" style:family="text">
      <style:text-properties style:text-underline-style="solid" style:text-underline-width="auto" style:text-underline-color="font-color" fo:font-weight="normal" officeooo:rsid="072443f5" style:font-weight-asian="normal" style:font-weight-complex="normal"/>
    </style:style>
    <style:style style:name="T1273" style:family="text">
      <style:text-properties style:text-underline-style="solid" style:text-underline-width="auto" style:text-underline-color="font-color" fo:font-weight="normal" officeooo:rsid="072bead0" style:font-weight-asian="normal" style:font-weight-complex="normal"/>
    </style:style>
    <style:style style:name="T1274" style:family="text">
      <style:text-properties style:text-underline-style="solid" style:text-underline-width="auto" style:text-underline-color="font-color" fo:font-weight="normal" officeooo:rsid="0731cb0d" style:font-weight-asian="normal" style:font-weight-complex="normal"/>
    </style:style>
    <style:style style:name="T1275" style:family="text">
      <style:text-properties style:text-underline-style="solid" style:text-underline-width="auto" style:text-underline-color="font-color" fo:font-weight="normal" officeooo:rsid="073e01fa" style:font-weight-asian="normal" style:font-weight-complex="normal"/>
    </style:style>
    <style:style style:name="T1276" style:family="text">
      <style:text-properties style:text-underline-style="solid" style:text-underline-width="auto" style:text-underline-color="font-color" fo:font-weight="normal" officeooo:rsid="073a616b" style:font-weight-asian="normal" style:font-weight-complex="normal"/>
    </style:style>
    <style:style style:name="T1277" style:family="text">
      <style:text-properties style:text-underline-style="solid" style:text-underline-width="auto" style:text-underline-color="font-color" fo:font-weight="normal" officeooo:rsid="0761b398" style:font-weight-asian="normal" style:font-weight-complex="normal"/>
    </style:style>
    <style:style style:name="T1278" style:family="text">
      <style:text-properties style:text-underline-style="solid" style:text-underline-width="auto" style:text-underline-color="font-color" fo:font-weight="normal" officeooo:rsid="07637bc4" style:font-weight-asian="normal" style:font-weight-complex="normal"/>
    </style:style>
    <style:style style:name="T1279" style:family="text">
      <style:text-properties style:text-underline-style="solid" style:text-underline-width="auto" style:text-underline-color="font-color" fo:font-weight="normal" officeooo:rsid="0766b643" style:font-weight-asian="normal" style:font-weight-complex="normal"/>
    </style:style>
    <style:style style:name="T1280" style:family="text">
      <style:text-properties style:text-underline-style="solid" style:text-underline-width="auto" style:text-underline-color="font-color" fo:font-weight="normal" officeooo:rsid="07671617" style:font-weight-asian="normal" style:font-weight-complex="normal"/>
    </style:style>
    <style:style style:name="T1281" style:family="text">
      <style:text-properties style:text-underline-style="solid" style:text-underline-width="auto" style:text-underline-color="font-color" fo:font-weight="normal" officeooo:rsid="0778a082" style:font-weight-asian="normal" style:font-weight-complex="normal"/>
    </style:style>
    <style:style style:name="T1282" style:family="text">
      <style:text-properties style:text-underline-style="solid" style:text-underline-width="auto" style:text-underline-color="font-color" fo:font-weight="normal" officeooo:rsid="0781b4cc" style:font-weight-asian="normal" style:font-weight-complex="normal"/>
    </style:style>
    <style:style style:name="T1283" style:family="text">
      <style:text-properties style:text-underline-style="solid" style:text-underline-width="auto" style:text-underline-color="font-color" fo:font-weight="normal" officeooo:rsid="0783b189" style:font-weight-asian="normal" style:font-weight-complex="normal"/>
    </style:style>
    <style:style style:name="T1284" style:family="text">
      <style:text-properties style:text-underline-style="solid" style:text-underline-width="auto" style:text-underline-color="font-color" fo:font-weight="normal" officeooo:rsid="0788f0bc" style:font-weight-asian="normal" style:font-weight-complex="normal"/>
    </style:style>
    <style:style style:name="T1285" style:family="text">
      <style:text-properties style:text-underline-style="solid" style:text-underline-width="auto" style:text-underline-color="font-color" fo:font-weight="normal" officeooo:rsid="0798a262" style:font-weight-asian="normal" style:font-weight-complex="normal"/>
    </style:style>
    <style:style style:name="T1286" style:family="text">
      <style:text-properties style:text-underline-style="solid" style:text-underline-width="auto" style:text-underline-color="font-color" fo:font-weight="normal" officeooo:rsid="028606d3" style:font-weight-asian="normal" style:font-weight-complex="normal"/>
    </style:style>
    <style:style style:name="T1287" style:family="text">
      <style:text-properties officeooo:rsid="01a4a5d3"/>
    </style:style>
    <style:style style:name="T1288" style:family="text">
      <style:text-properties officeooo:rsid="01a5c589"/>
    </style:style>
    <style:style style:name="T1289" style:family="text">
      <style:text-properties officeooo:rsid="01ae6962"/>
    </style:style>
    <style:style style:name="T1290" style:family="text">
      <style:text-properties officeooo:rsid="01b1eec2"/>
    </style:style>
    <style:style style:name="T1291" style:family="text">
      <style:text-properties officeooo:rsid="01b2cdf2"/>
    </style:style>
    <style:style style:name="T1292" style:family="text">
      <style:text-properties officeooo:rsid="01b348ce"/>
    </style:style>
    <style:style style:name="T1293" style:family="text">
      <style:text-properties officeooo:rsid="01bd7a79"/>
    </style:style>
    <style:style style:name="T1294" style:family="text">
      <style:text-properties officeooo:rsid="01c8ae6b"/>
    </style:style>
    <style:style style:name="T1295" style:family="text">
      <style:text-properties officeooo:rsid="01cea833"/>
    </style:style>
    <style:style style:name="T1296" style:family="text">
      <style:text-properties officeooo:rsid="01d5acad"/>
    </style:style>
    <style:style style:name="T1297" style:family="text">
      <style:text-properties officeooo:rsid="01e5bbba"/>
    </style:style>
    <style:style style:name="T1298" style:family="text">
      <style:text-properties officeooo:rsid="01e6f94a"/>
    </style:style>
    <style:style style:name="T1299" style:family="text">
      <style:text-properties officeooo:rsid="02005bcc"/>
    </style:style>
    <style:style style:name="T1300" style:family="text">
      <style:text-properties officeooo:rsid="02027b2c"/>
    </style:style>
    <style:style style:name="T1301" style:family="text">
      <style:text-properties officeooo:rsid="02040071"/>
    </style:style>
    <style:style style:name="T1302" style:family="text">
      <style:text-properties officeooo:rsid="0205c9e0"/>
    </style:style>
    <style:style style:name="T1303" style:family="text">
      <style:text-properties officeooo:rsid="02062c45"/>
    </style:style>
    <style:style style:name="T1304" style:family="text">
      <style:text-properties officeooo:rsid="02068ff8"/>
    </style:style>
    <style:style style:name="T1305" style:family="text">
      <style:text-properties officeooo:rsid="02070ea0"/>
    </style:style>
    <style:style style:name="T1306" style:family="text">
      <style:text-properties officeooo:rsid="02077523"/>
    </style:style>
    <style:style style:name="T1307" style:family="text">
      <style:text-properties officeooo:rsid="02093738"/>
    </style:style>
    <style:style style:name="T1308" style:family="text">
      <style:text-properties officeooo:rsid="020adbfe"/>
    </style:style>
    <style:style style:name="T1309" style:family="text">
      <style:text-properties style:text-underline-style="none"/>
    </style:style>
    <style:style style:name="T1310" style:family="text">
      <style:text-properties style:text-underline-style="none" officeooo:rsid="02533d11"/>
    </style:style>
    <style:style style:name="T1311" style:family="text">
      <style:text-properties style:text-underline-style="none" officeooo:rsid="0256785b"/>
    </style:style>
    <style:style style:name="T1312" style:family="text">
      <style:text-properties style:text-underline-style="none" officeooo:rsid="02571274"/>
    </style:style>
    <style:style style:name="T1313" style:family="text">
      <style:text-properties style:text-underline-style="none" officeooo:rsid="025718c5"/>
    </style:style>
    <style:style style:name="T1314" style:family="text">
      <style:text-properties style:text-underline-style="none" officeooo:rsid="0257c941"/>
    </style:style>
    <style:style style:name="T1315" style:family="text">
      <style:text-properties style:text-underline-style="none" officeooo:rsid="0257cfdd"/>
    </style:style>
    <style:style style:name="T1316" style:family="text">
      <style:text-properties style:text-underline-style="none" officeooo:rsid="02599db0"/>
    </style:style>
    <style:style style:name="T1317" style:family="text">
      <style:text-properties style:text-underline-style="none" officeooo:rsid="025b6660"/>
    </style:style>
    <style:style style:name="T1318" style:family="text">
      <style:text-properties style:text-underline-style="none" officeooo:rsid="025ceae1"/>
    </style:style>
    <style:style style:name="T1319" style:family="text">
      <style:text-properties style:text-underline-style="none" officeooo:rsid="025ea80b"/>
    </style:style>
    <style:style style:name="T1320" style:family="text">
      <style:text-properties style:text-underline-style="none" officeooo:rsid="0260f226"/>
    </style:style>
    <style:style style:name="T1321" style:family="text">
      <style:text-properties style:text-underline-style="none" officeooo:rsid="026291e7"/>
    </style:style>
    <style:style style:name="T1322" style:family="text">
      <style:text-properties style:text-underline-style="none" officeooo:rsid="026446ce"/>
    </style:style>
    <style:style style:name="T1323" style:family="text">
      <style:text-properties style:text-underline-style="none" officeooo:rsid="0283825f"/>
    </style:style>
    <style:style style:name="T1324" style:family="text">
      <style:text-properties style:text-underline-style="none" officeooo:rsid="02904396"/>
    </style:style>
    <style:style style:name="T1325" style:family="text">
      <style:text-properties style:text-underline-style="none" officeooo:rsid="02a2e552"/>
    </style:style>
    <style:style style:name="T1326" style:family="text">
      <style:text-properties style:text-underline-style="none" officeooo:rsid="02a55254"/>
    </style:style>
    <style:style style:name="T1327" style:family="text">
      <style:text-properties style:text-underline-style="none" officeooo:rsid="033a3c31"/>
    </style:style>
    <style:style style:name="T1328" style:family="text">
      <style:text-properties style:text-underline-style="none" fo:font-weight="normal" officeooo:rsid="072bead0" style:font-weight-asian="normal" style:font-weight-complex="normal"/>
    </style:style>
    <style:style style:name="T1329" style:family="text">
      <style:text-properties style:text-underline-style="none" fo:font-weight="normal" officeooo:rsid="072d8983" style:font-weight-asian="normal" style:font-weight-complex="normal"/>
    </style:style>
    <style:style style:name="T1330" style:family="text">
      <style:text-properties style:text-underline-style="none" fo:font-weight="normal" officeooo:rsid="07301ffd" style:font-weight-asian="normal" style:font-weight-complex="normal"/>
    </style:style>
    <style:style style:name="T1331" style:family="text">
      <style:text-properties style:text-underline-style="none" fo:font-weight="normal" officeooo:rsid="0731cb0d" style:font-weight-asian="normal" style:font-weight-complex="normal"/>
    </style:style>
    <style:style style:name="T1332" style:family="text">
      <style:text-properties style:text-underline-style="none" fo:font-weight="normal" officeooo:rsid="07329037" style:font-weight-asian="normal" style:font-weight-complex="normal"/>
    </style:style>
    <style:style style:name="T1333" style:family="text">
      <style:text-properties style:text-underline-style="none" fo:font-weight="normal" officeooo:rsid="0732b837" style:font-weight-asian="normal" style:font-weight-complex="normal"/>
    </style:style>
    <style:style style:name="T1334" style:family="text">
      <style:text-properties style:text-underline-style="none" fo:font-weight="normal" officeooo:rsid="07345979" style:font-weight-asian="normal" style:font-weight-complex="normal"/>
    </style:style>
    <style:style style:name="T1335" style:family="text">
      <style:text-properties style:text-underline-style="none" fo:font-weight="normal" officeooo:rsid="0734d458" style:font-weight-asian="normal" style:font-weight-complex="normal"/>
    </style:style>
    <style:style style:name="T1336" style:family="text">
      <style:text-properties style:text-underline-style="none" fo:font-weight="normal" officeooo:rsid="0735bde7" style:font-weight-asian="normal" style:font-weight-complex="normal"/>
    </style:style>
    <style:style style:name="T1337" style:family="text">
      <style:text-properties style:text-underline-style="none" fo:font-weight="normal" officeooo:rsid="0737bcbb" style:font-weight-asian="normal" style:font-weight-complex="normal"/>
    </style:style>
    <style:style style:name="T1338" style:family="text">
      <style:text-properties style:text-underline-style="none" fo:font-weight="normal" officeooo:rsid="073819b8" style:font-weight-asian="normal" style:font-weight-complex="normal"/>
    </style:style>
    <style:style style:name="T1339" style:family="text">
      <style:text-properties style:text-underline-style="none" fo:font-weight="normal" officeooo:rsid="07392aaf" style:font-weight-asian="normal" style:font-weight-complex="normal"/>
    </style:style>
    <style:style style:name="T1340" style:family="text">
      <style:text-properties style:text-underline-style="none" fo:font-weight="normal" officeooo:rsid="073980d7" style:font-weight-asian="normal" style:font-weight-complex="normal"/>
    </style:style>
    <style:style style:name="T1341" style:family="text">
      <style:text-properties style:text-underline-style="none" fo:font-weight="normal" officeooo:rsid="073a2d14" style:font-weight-asian="normal" style:font-weight-complex="normal"/>
    </style:style>
    <style:style style:name="T1342" style:family="text">
      <style:text-properties style:text-underline-style="none" fo:font-weight="normal" officeooo:rsid="073a55ce" style:font-weight-asian="normal" style:font-weight-complex="normal"/>
    </style:style>
    <style:style style:name="T1343" style:family="text">
      <style:text-properties style:text-underline-style="none" fo:font-weight="normal" officeooo:rsid="073a616b" style:font-weight-asian="normal" style:font-weight-complex="normal"/>
    </style:style>
    <style:style style:name="T1344" style:family="text">
      <style:text-properties style:text-underline-style="none" fo:font-weight="normal" officeooo:rsid="073c5b94" style:font-weight-asian="normal" style:font-weight-complex="normal"/>
    </style:style>
    <style:style style:name="T1345" style:family="text">
      <style:text-properties style:text-underline-style="none" fo:font-weight="normal" officeooo:rsid="073d0bf3" style:font-weight-asian="normal" style:font-weight-complex="normal"/>
    </style:style>
    <style:style style:name="T1346" style:family="text">
      <style:text-properties style:text-underline-style="none" fo:font-weight="normal" officeooo:rsid="073da7ce" style:font-weight-asian="normal" style:font-weight-complex="normal"/>
    </style:style>
    <style:style style:name="T1347" style:family="text">
      <style:text-properties style:text-underline-style="none" fo:font-weight="normal" officeooo:rsid="073e01fa" style:font-weight-asian="normal" style:font-weight-complex="normal"/>
    </style:style>
    <style:style style:name="T1348" style:family="text">
      <style:text-properties style:text-underline-style="none" fo:font-weight="normal" officeooo:rsid="073f0f65" style:font-weight-asian="normal" style:font-weight-complex="normal"/>
    </style:style>
    <style:style style:name="T1349" style:family="text">
      <style:text-properties style:text-underline-style="none" fo:font-weight="normal" officeooo:rsid="074334a8" style:font-weight-asian="normal" style:font-weight-complex="normal"/>
    </style:style>
    <style:style style:name="T1350" style:family="text">
      <style:text-properties style:text-underline-style="none" fo:font-weight="normal" officeooo:rsid="07452714" style:font-weight-asian="normal" style:font-weight-complex="normal"/>
    </style:style>
    <style:style style:name="T1351" style:family="text">
      <style:text-properties style:text-underline-style="none" fo:font-weight="normal" officeooo:rsid="07454e58" style:font-weight-asian="normal" style:font-weight-complex="normal"/>
    </style:style>
    <style:style style:name="T1352" style:family="text">
      <style:text-properties style:text-underline-style="none" fo:font-weight="normal" officeooo:rsid="0745f76c" style:font-weight-asian="normal" style:font-weight-complex="normal"/>
    </style:style>
    <style:style style:name="T1353" style:family="text">
      <style:text-properties style:text-underline-style="none" fo:font-weight="normal" officeooo:rsid="074a6ab0" style:font-weight-asian="normal" style:font-weight-complex="normal"/>
    </style:style>
    <style:style style:name="T1354" style:family="text">
      <style:text-properties style:text-underline-style="none" fo:font-weight="normal" officeooo:rsid="0751c22b" style:font-weight-asian="normal" style:font-weight-complex="normal"/>
    </style:style>
    <style:style style:name="T1355" style:family="text">
      <style:text-properties style:text-underline-style="none" fo:font-weight="normal" officeooo:rsid="0752e4c2" style:font-weight-asian="normal" style:font-weight-complex="normal"/>
    </style:style>
    <style:style style:name="T1356" style:family="text">
      <style:text-properties style:text-underline-style="none" fo:font-weight="normal" officeooo:rsid="07531f2f" style:font-weight-asian="normal" style:font-weight-complex="normal"/>
    </style:style>
    <style:style style:name="T1357" style:family="text">
      <style:text-properties style:text-underline-style="none" fo:font-weight="normal" officeooo:rsid="0754204d" style:font-weight-asian="normal" style:font-weight-complex="normal"/>
    </style:style>
    <style:style style:name="T1358" style:family="text">
      <style:text-properties style:text-underline-style="none" fo:font-weight="normal" officeooo:rsid="0761b398" style:font-weight-asian="normal" style:font-weight-complex="normal"/>
    </style:style>
    <style:style style:name="T1359" style:family="text">
      <style:text-properties style:text-underline-style="none" fo:font-weight="normal" officeooo:rsid="07671617" style:font-weight-asian="normal" style:font-weight-complex="normal"/>
    </style:style>
    <style:style style:name="T1360" style:family="text">
      <style:text-properties style:text-underline-style="none" fo:font-weight="normal" officeooo:rsid="07681568" style:font-weight-asian="normal" style:font-weight-complex="normal"/>
    </style:style>
    <style:style style:name="T1361" style:family="text">
      <style:text-properties style:text-underline-style="none" fo:font-weight="normal" officeooo:rsid="07683e48" style:font-weight-asian="normal" style:font-weight-complex="normal"/>
    </style:style>
    <style:style style:name="T1362" style:family="text">
      <style:text-properties style:text-underline-style="none" fo:font-weight="normal" officeooo:rsid="0768a3d5" style:font-weight-asian="normal" style:font-weight-complex="normal"/>
    </style:style>
    <style:style style:name="T1363" style:family="text">
      <style:text-properties style:text-underline-style="none" fo:font-weight="normal" officeooo:rsid="076a1512" style:font-weight-asian="normal" style:font-weight-complex="normal"/>
    </style:style>
    <style:style style:name="T1364" style:family="text">
      <style:text-properties style:text-underline-style="none" fo:font-weight="normal" officeooo:rsid="076bc5b7" style:font-weight-asian="normal" style:font-weight-complex="normal"/>
    </style:style>
    <style:style style:name="T1365" style:family="text">
      <style:text-properties style:text-underline-style="none" fo:font-weight="normal" officeooo:rsid="076ed6f7" style:font-weight-asian="normal" style:font-weight-complex="normal"/>
    </style:style>
    <style:style style:name="T1366" style:family="text">
      <style:text-properties style:text-underline-style="none" fo:font-weight="normal" officeooo:rsid="076fb3ed" style:font-weight-asian="normal" style:font-weight-complex="normal"/>
    </style:style>
    <style:style style:name="T1367" style:family="text">
      <style:text-properties style:text-underline-style="none" fo:font-weight="normal" officeooo:rsid="077099a9" style:font-weight-asian="normal" style:font-weight-complex="normal"/>
    </style:style>
    <style:style style:name="T1368" style:family="text">
      <style:text-properties style:text-underline-style="none" fo:font-weight="normal" officeooo:rsid="0771a780" style:font-weight-asian="normal" style:font-weight-complex="normal"/>
    </style:style>
    <style:style style:name="T1369" style:family="text">
      <style:text-properties style:text-underline-style="none" fo:font-weight="normal" officeooo:rsid="0773214d" style:font-weight-asian="normal" style:font-weight-complex="normal"/>
    </style:style>
    <style:style style:name="T1370" style:family="text">
      <style:text-properties style:text-underline-style="none" fo:font-weight="normal" officeooo:rsid="0774fb2f" style:font-weight-asian="normal" style:font-weight-complex="normal"/>
    </style:style>
    <style:style style:name="T1371" style:family="text">
      <style:text-properties style:text-underline-style="none" fo:font-weight="normal" officeooo:rsid="07755e1a" style:font-weight-asian="normal" style:font-weight-complex="normal"/>
    </style:style>
    <style:style style:name="T1372" style:family="text">
      <style:text-properties style:text-underline-style="none" fo:font-weight="normal" officeooo:rsid="07773b9f" style:font-weight-asian="normal" style:font-weight-complex="normal"/>
    </style:style>
    <style:style style:name="T1373" style:family="text">
      <style:text-properties style:text-underline-style="none" fo:font-weight="normal" officeooo:rsid="0778a082" style:font-weight-asian="normal" style:font-weight-complex="normal"/>
    </style:style>
    <style:style style:name="T1374" style:family="text">
      <style:text-properties style:text-underline-style="none" fo:font-weight="normal" officeooo:rsid="07799042" style:font-weight-asian="normal" style:font-weight-complex="normal"/>
    </style:style>
    <style:style style:name="T1375" style:family="text">
      <style:text-properties style:text-underline-style="none" fo:font-weight="normal" officeooo:rsid="077a6c91" style:font-weight-asian="normal" style:font-weight-complex="normal"/>
    </style:style>
    <style:style style:name="T1376" style:family="text">
      <style:text-properties style:text-underline-style="none" fo:font-weight="normal" officeooo:rsid="077ae95a" style:font-weight-asian="normal" style:font-weight-complex="normal"/>
    </style:style>
    <style:style style:name="T1377" style:family="text">
      <style:text-properties style:text-underline-style="none" fo:font-weight="normal" officeooo:rsid="077dc4e2" style:font-weight-asian="normal" style:font-weight-complex="normal"/>
    </style:style>
    <style:style style:name="T1378" style:family="text">
      <style:text-properties style:text-underline-style="none" fo:font-weight="normal" officeooo:rsid="0783b189" style:font-weight-asian="normal" style:font-weight-complex="normal"/>
    </style:style>
    <style:style style:name="T1379" style:family="text">
      <style:text-properties style:text-underline-style="none" fo:font-weight="normal" officeooo:rsid="0786242f" style:font-weight-asian="normal" style:font-weight-complex="normal"/>
    </style:style>
    <style:style style:name="T1380" style:family="text">
      <style:text-properties style:text-underline-style="none" fo:font-weight="normal" officeooo:rsid="0798a262" style:font-weight-asian="normal" style:font-weight-complex="normal"/>
    </style:style>
    <style:style style:name="T1381" style:family="text">
      <style:text-properties style:text-underline-style="none" fo:font-weight="normal" officeooo:rsid="079a3fa9" style:font-weight-asian="normal" style:font-weight-complex="normal"/>
    </style:style>
    <style:style style:name="T1382" style:family="text">
      <style:text-properties style:text-underline-style="none" fo:font-weight="normal" officeooo:rsid="079cdbbd" style:font-weight-asian="normal" style:font-weight-complex="normal"/>
    </style:style>
    <style:style style:name="T1383" style:family="text">
      <style:text-properties style:text-underline-style="none" fo:font-weight="normal" officeooo:rsid="07a680fa" style:font-weight-asian="normal" style:font-weight-complex="normal"/>
    </style:style>
    <style:style style:name="T1384" style:family="text">
      <style:text-properties style:text-underline-style="none" fo:font-weight="normal" officeooo:rsid="07a8dc37" style:font-weight-asian="normal" style:font-weight-complex="normal"/>
    </style:style>
    <style:style style:name="T1385" style:family="text">
      <style:text-properties style:text-underline-style="none" fo:font-weight="normal" officeooo:rsid="0a44bcda" style:font-weight-asian="normal" style:font-weight-complex="normal"/>
    </style:style>
    <style:style style:name="T1386" style:family="text">
      <style:text-properties style:text-underline-style="none" fo:font-weight="normal" officeooo:rsid="0a468d3c" style:font-weight-asian="normal" style:font-weight-complex="normal"/>
    </style:style>
    <style:style style:name="T1387" style:family="text">
      <style:text-properties style:text-underline-style="none" fo:font-weight="normal" officeooo:rsid="0a46efb1" style:font-weight-asian="normal" style:font-weight-complex="normal"/>
    </style:style>
    <style:style style:name="T1388" style:family="text">
      <style:text-properties style:text-underline-style="none" fo:font-weight="normal" officeooo:rsid="0a48b4cb" style:font-weight-asian="normal" style:font-weight-complex="normal"/>
    </style:style>
    <style:style style:name="T1389" style:family="text">
      <style:text-properties style:text-underline-style="none" officeooo:rsid="0735bde7"/>
    </style:style>
    <style:style style:name="T1390" style:family="text">
      <style:text-properties officeooo:rsid="013b64b7"/>
    </style:style>
    <style:style style:name="T1391" style:family="text">
      <style:text-properties officeooo:rsid="0146eb86"/>
    </style:style>
    <style:style style:name="T1392" style:family="text">
      <style:text-properties officeooo:rsid="0148c13f"/>
    </style:style>
    <style:style style:name="T1393" style:family="text">
      <style:text-properties officeooo:rsid="016e0967"/>
    </style:style>
    <style:style style:name="T1394" style:family="text">
      <style:text-properties officeooo:rsid="016a0f60"/>
    </style:style>
    <style:style style:name="T1395" style:family="text">
      <style:text-properties officeooo:rsid="01d238a2"/>
    </style:style>
    <style:style style:name="T1396" style:family="text">
      <style:text-properties officeooo:rsid="01ce10f2"/>
    </style:style>
    <style:style style:name="T1397" style:family="text">
      <style:text-properties officeooo:rsid="015e4abb"/>
    </style:style>
    <style:style style:name="T1398" style:family="text">
      <style:text-properties officeooo:rsid="014e1b11"/>
    </style:style>
    <style:style style:name="T1399" style:family="text">
      <style:text-properties officeooo:rsid="014e4a22"/>
    </style:style>
    <style:style style:name="T1400" style:family="text">
      <style:text-properties officeooo:rsid="014eab37"/>
    </style:style>
    <style:style style:name="T1401" style:family="text">
      <style:text-properties officeooo:rsid="014fe324"/>
    </style:style>
    <style:style style:name="T1402" style:family="text">
      <style:text-properties officeooo:rsid="013bd0fd"/>
    </style:style>
    <style:style style:name="T1403" style:family="text">
      <style:text-properties officeooo:rsid="01498faa"/>
    </style:style>
    <style:style style:name="T1404" style:family="text">
      <style:text-properties officeooo:rsid="014ab04f"/>
    </style:style>
    <style:style style:name="T1405" style:family="text">
      <style:text-properties officeooo:rsid="01d1d975"/>
    </style:style>
    <style:style style:name="T1406" style:family="text">
      <style:text-properties officeooo:rsid="01cd7c94"/>
    </style:style>
    <style:style style:name="T1407" style:family="text">
      <style:text-properties officeooo:rsid="015fe7dc"/>
    </style:style>
    <style:style style:name="T1408" style:family="text">
      <style:text-properties officeooo:rsid="0141f63c"/>
    </style:style>
    <style:style style:name="T1409" style:family="text">
      <style:text-properties officeooo:rsid="0150eeb4"/>
    </style:style>
    <style:style style:name="T1410" style:family="text">
      <style:text-properties officeooo:rsid="0151fb03"/>
    </style:style>
    <style:style style:name="T1411" style:family="text">
      <style:text-properties officeooo:rsid="014bd7d8"/>
    </style:style>
    <style:style style:name="T1412" style:family="text">
      <style:text-properties officeooo:rsid="01c996f9"/>
    </style:style>
    <style:style style:name="T1413" style:family="text">
      <style:text-properties officeooo:rsid="01b61806"/>
    </style:style>
    <style:style style:name="T1414" style:family="text">
      <style:text-properties officeooo:rsid="01bc21a5"/>
    </style:style>
    <style:style style:name="T1415" style:family="text">
      <style:text-properties officeooo:rsid="01b7c17b"/>
    </style:style>
    <style:style style:name="T1416" style:family="text">
      <style:text-properties officeooo:rsid="01cc570f"/>
    </style:style>
    <style:style style:name="T1417" style:family="text">
      <style:text-properties officeooo:rsid="01cadb7d"/>
    </style:style>
    <style:style style:name="T1418" style:family="text">
      <style:text-properties officeooo:rsid="01b6457d"/>
    </style:style>
    <style:style style:name="T1419" style:family="text">
      <style:text-properties officeooo:rsid="01b9a8bf"/>
    </style:style>
    <style:style style:name="T1420" style:family="text">
      <style:text-properties officeooo:rsid="01bb7184"/>
    </style:style>
    <style:style style:name="T1421" style:family="text">
      <style:text-properties officeooo:rsid="01d72a7c"/>
    </style:style>
    <style:style style:name="T1422" style:family="text">
      <style:text-properties officeooo:rsid="012c64be"/>
    </style:style>
    <style:style style:name="T1423" style:family="text">
      <style:text-properties officeooo:rsid="01bfa8cf"/>
    </style:style>
    <style:style style:name="T1424" style:family="text">
      <style:text-properties officeooo:rsid="01f31fbd"/>
    </style:style>
    <style:style style:name="T1425" style:family="text">
      <style:text-properties officeooo:rsid="01f4f0ca"/>
    </style:style>
    <style:style style:name="T1426" style:family="text">
      <style:text-properties officeooo:rsid="0138c0c5"/>
    </style:style>
    <style:style style:name="T1427" style:family="text">
      <style:text-properties officeooo:rsid="01dc2755"/>
    </style:style>
    <style:style style:name="T1428" style:family="text">
      <style:text-properties officeooo:rsid="01dda35f"/>
    </style:style>
    <style:style style:name="T1429" style:family="text">
      <style:text-properties officeooo:rsid="01e0552b"/>
    </style:style>
    <style:style style:name="T1430" style:family="text">
      <style:text-properties officeooo:rsid="01df6f3d"/>
    </style:style>
    <style:style style:name="T1431" style:family="text">
      <style:text-properties officeooo:rsid="01dc42a6"/>
    </style:style>
    <style:style style:name="T1432" style:family="text">
      <style:text-properties officeooo:rsid="01e222f5"/>
    </style:style>
    <style:style style:name="T1433" style:family="text">
      <style:text-properties officeooo:rsid="01e331e1"/>
    </style:style>
    <style:style style:name="T1434" style:family="text">
      <style:text-properties officeooo:rsid="01e4e220"/>
    </style:style>
    <style:style style:name="T1435" style:family="text">
      <style:text-properties officeooo:rsid="01bf7431"/>
    </style:style>
    <style:style style:name="T1436" style:family="text">
      <style:text-properties officeooo:rsid="01bbf61f"/>
    </style:style>
    <style:style style:name="T1437" style:family="text">
      <style:text-properties officeooo:rsid="01fc90a1"/>
    </style:style>
    <style:style style:name="T1438" style:family="text">
      <style:text-properties officeooo:rsid="01e9137f"/>
    </style:style>
    <style:style style:name="T1439" style:family="text">
      <style:text-properties officeooo:rsid="01d8ed9b"/>
    </style:style>
    <style:style style:name="T1440" style:family="text">
      <style:text-properties officeooo:rsid="01ec7aaa"/>
    </style:style>
    <style:style style:name="T1441" style:family="text">
      <style:text-properties officeooo:rsid="01ee696b"/>
    </style:style>
    <style:style style:name="T1442" style:family="text">
      <style:text-properties officeooo:rsid="0138c645"/>
    </style:style>
    <style:style style:name="T1443" style:family="text">
      <style:text-properties officeooo:rsid="01ea8ff8"/>
    </style:style>
    <style:style style:name="T1444" style:family="text">
      <style:text-properties officeooo:rsid="020388af"/>
    </style:style>
    <style:style style:name="T1445" style:family="text">
      <style:text-properties officeooo:rsid="01f00b1e"/>
    </style:style>
    <style:style style:name="T1446" style:family="text">
      <style:text-properties officeooo:rsid="013a0477"/>
    </style:style>
    <style:style style:name="T1447" style:family="text">
      <style:text-properties officeooo:rsid="01c5a525"/>
    </style:style>
    <style:style style:name="T1448" style:family="text">
      <style:text-properties officeooo:rsid="014502c0"/>
    </style:style>
    <style:style style:name="T1449" style:family="text">
      <style:text-properties officeooo:rsid="01430092"/>
    </style:style>
    <style:style style:name="T1450" style:family="text">
      <style:text-properties officeooo:rsid="01448f1a"/>
    </style:style>
    <style:style style:name="T1451" style:family="text">
      <style:text-properties officeooo:rsid="0144b6b6"/>
    </style:style>
    <style:style style:name="T1452" style:family="text">
      <style:text-properties officeooo:rsid="02662bdc"/>
    </style:style>
    <style:style style:name="T1453" style:family="text">
      <style:text-properties officeooo:rsid="02674594"/>
    </style:style>
    <style:style style:name="T1454" style:family="text">
      <style:text-properties officeooo:rsid="026a9f5a"/>
    </style:style>
    <style:style style:name="T1455" style:family="text">
      <style:text-properties officeooo:rsid="026c85b9"/>
    </style:style>
    <style:style style:name="T1456" style:family="text">
      <style:text-properties officeooo:rsid="026d3f33"/>
    </style:style>
    <style:style style:name="T1457" style:family="text">
      <style:text-properties officeooo:rsid="026fb6d9"/>
    </style:style>
    <style:style style:name="T1458" style:family="text">
      <style:text-properties officeooo:rsid="0272924a"/>
    </style:style>
    <style:style style:name="T1459" style:family="text">
      <style:text-properties officeooo:rsid="0272a3f4"/>
    </style:style>
    <style:style style:name="T1460" style:family="text">
      <style:text-properties officeooo:rsid="02746260"/>
    </style:style>
    <style:style style:name="T1461" style:family="text">
      <style:text-properties officeooo:rsid="0275182d"/>
    </style:style>
    <style:style style:name="T1462" style:family="text">
      <style:text-properties officeooo:rsid="0279d18a"/>
    </style:style>
    <style:style style:name="T1463" style:family="text">
      <style:text-properties officeooo:rsid="027a7cf5"/>
    </style:style>
    <style:style style:name="T1464" style:family="text">
      <style:text-properties officeooo:rsid="027dc11f"/>
    </style:style>
    <style:style style:name="T1465" style:family="text">
      <style:text-properties officeooo:rsid="028193b7"/>
    </style:style>
    <style:style style:name="T1466" style:family="text">
      <style:text-properties officeooo:rsid="02987253"/>
    </style:style>
    <style:style style:name="T1467" style:family="text">
      <style:text-properties officeooo:rsid="02999629"/>
    </style:style>
    <style:style style:name="T1468" style:family="text">
      <style:text-properties officeooo:rsid="02a5f7c5"/>
    </style:style>
    <style:style style:name="T1469" style:family="text">
      <style:text-properties officeooo:rsid="02aa5a0c"/>
    </style:style>
    <style:style style:name="T1470" style:family="text">
      <style:text-properties officeooo:rsid="02ab9d28"/>
    </style:style>
    <style:style style:name="T1471" style:family="text">
      <style:text-properties officeooo:rsid="02ad8258"/>
    </style:style>
    <style:style style:name="T1472" style:family="text">
      <style:text-properties officeooo:rsid="02afc346"/>
    </style:style>
    <style:style style:name="T1473" style:family="text">
      <style:text-properties officeooo:rsid="02b4678b"/>
    </style:style>
    <style:style style:name="T1474" style:family="text">
      <style:text-properties officeooo:rsid="02b4b5fc"/>
    </style:style>
    <style:style style:name="T1475" style:family="text">
      <style:text-properties officeooo:rsid="02b8539d"/>
    </style:style>
    <style:style style:name="T1476" style:family="text">
      <style:text-properties officeooo:rsid="030eaaf1"/>
    </style:style>
    <style:style style:name="T1477" style:family="text">
      <style:text-properties officeooo:rsid="0255714b"/>
    </style:style>
    <style:style style:name="T1478" style:family="text">
      <style:text-properties officeooo:rsid="03107fc6"/>
    </style:style>
    <style:style style:name="T1479" style:family="text">
      <style:text-properties officeooo:rsid="03121848"/>
    </style:style>
    <style:style style:name="T1480" style:family="text">
      <style:text-properties officeooo:rsid="03137c48"/>
    </style:style>
    <style:style style:name="T1481" style:family="text">
      <style:text-properties officeooo:rsid="0316c64d"/>
    </style:style>
    <style:style style:name="T1482" style:family="text">
      <style:text-properties officeooo:rsid="031b833c"/>
    </style:style>
    <style:style style:name="T1483" style:family="text">
      <style:text-properties officeooo:rsid="031cd418"/>
    </style:style>
    <style:style style:name="T1484" style:family="text">
      <style:text-properties officeooo:rsid="031d7b74"/>
    </style:style>
    <style:style style:name="T1485" style:family="text">
      <style:text-properties officeooo:rsid="031decbc"/>
    </style:style>
    <style:style style:name="T1486" style:family="text">
      <style:text-properties officeooo:rsid="031f36f2"/>
    </style:style>
    <style:style style:name="T1487" style:family="text">
      <style:text-properties officeooo:rsid="03215e59"/>
    </style:style>
    <style:style style:name="T1488" style:family="text">
      <style:text-properties officeooo:rsid="0322cf54"/>
    </style:style>
    <style:style style:name="T1489" style:family="text">
      <style:text-properties officeooo:rsid="03248706"/>
    </style:style>
    <style:style style:name="T1490" style:family="text">
      <style:text-properties officeooo:rsid="032511f4"/>
    </style:style>
    <style:style style:name="T1491" style:family="text">
      <style:text-properties officeooo:rsid="0325f447"/>
    </style:style>
    <style:style style:name="T1492" style:family="text">
      <style:text-properties officeooo:rsid="032761c2"/>
    </style:style>
    <style:style style:name="T1493" style:family="text">
      <style:text-properties officeooo:rsid="0328b5a9"/>
    </style:style>
    <style:style style:name="T1494" style:family="text">
      <style:text-properties officeooo:rsid="0328f3bb"/>
    </style:style>
    <style:style style:name="T1495" style:family="text">
      <style:text-properties officeooo:rsid="032a5988"/>
    </style:style>
    <style:style style:name="T1496" style:family="text">
      <style:text-properties officeooo:rsid="032b5c79"/>
    </style:style>
    <style:style style:name="T1497" style:family="text">
      <style:text-properties officeooo:rsid="032b6e99"/>
    </style:style>
    <style:style style:name="T1498" style:family="text">
      <style:text-properties officeooo:rsid="032c2540"/>
    </style:style>
    <style:style style:name="T1499" style:family="text">
      <style:text-properties officeooo:rsid="032ca764"/>
    </style:style>
    <style:style style:name="T1500" style:family="text">
      <style:text-properties officeooo:rsid="032d6461"/>
    </style:style>
    <style:style style:name="T1501" style:family="text">
      <style:text-properties officeooo:rsid="032e23eb"/>
    </style:style>
    <style:style style:name="T1502" style:family="text">
      <style:text-properties officeooo:rsid="032ed939"/>
    </style:style>
    <style:style style:name="T1503" style:family="text">
      <style:text-properties officeooo:rsid="03310125"/>
    </style:style>
    <style:style style:name="T1504" style:family="text">
      <style:text-properties officeooo:rsid="03388178"/>
    </style:style>
    <style:style style:name="T1505" style:family="text">
      <style:text-properties officeooo:rsid="03393a52"/>
    </style:style>
    <style:style style:name="T1506" style:family="text">
      <style:text-properties officeooo:rsid="033c452f"/>
    </style:style>
    <style:style style:name="T1507" style:family="text">
      <style:text-properties officeooo:rsid="033ed649"/>
    </style:style>
    <style:style style:name="T1508" style:family="text">
      <style:text-properties officeooo:rsid="033f821e"/>
    </style:style>
    <style:style style:name="T1509" style:family="text">
      <style:text-properties officeooo:rsid="0340c116"/>
    </style:style>
    <style:style style:name="T1510" style:family="text">
      <style:text-properties officeooo:rsid="03430d50"/>
    </style:style>
    <style:style style:name="T1511" style:family="text">
      <style:text-properties officeooo:rsid="0344df7f"/>
    </style:style>
    <style:style style:name="T1512" style:family="text">
      <style:text-properties officeooo:rsid="034e2569"/>
    </style:style>
    <style:style style:name="T1513" style:family="text">
      <style:text-properties officeooo:rsid="034ff461"/>
    </style:style>
    <style:style style:name="T1514" style:family="text">
      <style:text-properties officeooo:rsid="0350b93b"/>
    </style:style>
    <style:style style:name="T1515" style:family="text">
      <style:text-properties officeooo:rsid="0372f5cb"/>
    </style:style>
    <style:style style:name="T1516" style:family="text">
      <style:text-properties officeooo:rsid="037379f8"/>
    </style:style>
    <style:style style:name="T1517" style:family="text">
      <style:text-properties officeooo:rsid="0374c45c"/>
    </style:style>
    <style:style style:name="T1518" style:family="text">
      <style:text-properties officeooo:rsid="0374e6eb"/>
    </style:style>
    <style:style style:name="T1519" style:family="text">
      <style:text-properties officeooo:rsid="03dbfddf"/>
    </style:style>
    <style:style style:name="T1520" style:family="text">
      <style:text-properties fo:font-size="2pt" officeooo:rsid="014d2c90" style:font-size-asian="2pt" style:font-size-complex="2pt"/>
    </style:style>
    <style:style style:name="T1521" style:family="text">
      <style:text-properties fo:font-size="2pt" officeooo:rsid="014fe324" style:font-size-asian="2pt" style:font-size-complex="2pt"/>
    </style:style>
    <style:style style:name="T1522" style:family="text">
      <style:text-properties fo:font-size="2pt" officeooo:rsid="046a2eed" style:font-size-asian="2pt" style:font-size-complex="2pt"/>
    </style:style>
    <style:style style:name="T1523" style:family="text">
      <style:text-properties fo:font-size="2pt" fo:font-style="normal" officeooo:rsid="01e4fb50" style:font-size-asian="2pt" style:font-style-asian="normal" style:font-size-complex="2pt" style:font-style-complex="normal"/>
    </style:style>
    <style:style style:name="T1524" style:family="text">
      <style:text-properties officeooo:rsid="03dd1906"/>
    </style:style>
    <style:style style:name="T1525" style:family="text">
      <style:text-properties officeooo:rsid="03dd3622"/>
    </style:style>
    <style:style style:name="T1526" style:family="text">
      <style:text-properties officeooo:rsid="03ddc0ce"/>
    </style:style>
    <style:style style:name="T1527" style:family="text">
      <style:text-properties officeooo:rsid="03e2de39"/>
    </style:style>
    <style:style style:name="T1528" style:family="text">
      <style:text-properties officeooo:rsid="03e4b81a"/>
    </style:style>
    <style:style style:name="T1529" style:family="text">
      <style:text-properties officeooo:rsid="03e50e9d"/>
    </style:style>
    <style:style style:name="T1530" style:family="text">
      <style:text-properties officeooo:rsid="03e61c4d"/>
    </style:style>
    <style:style style:name="T1531" style:family="text">
      <style:text-properties officeooo:rsid="03e663b6"/>
    </style:style>
    <style:style style:name="T1532" style:family="text">
      <style:text-properties officeooo:rsid="03e68e33"/>
    </style:style>
    <style:style style:name="T1533" style:family="text">
      <style:text-properties officeooo:rsid="03f6f59c"/>
    </style:style>
    <style:style style:name="T1534" style:family="text">
      <style:text-properties officeooo:rsid="04066dd6"/>
    </style:style>
    <style:style style:name="T1535" style:family="text">
      <style:text-properties officeooo:rsid="0406f4da"/>
    </style:style>
    <style:style style:name="T1536" style:family="text">
      <style:text-properties officeooo:rsid="040761fc"/>
    </style:style>
    <style:style style:name="T1537" style:family="text">
      <style:text-properties officeooo:rsid="04092d41"/>
    </style:style>
    <style:style style:name="T1538" style:family="text">
      <style:text-properties officeooo:rsid="040bf104"/>
    </style:style>
    <style:style style:name="T1539" style:family="text">
      <style:text-properties officeooo:rsid="040dbd90"/>
    </style:style>
    <style:style style:name="T1540" style:family="text">
      <style:text-properties officeooo:rsid="040e2761"/>
    </style:style>
    <style:style style:name="T1541" style:family="text">
      <style:text-properties officeooo:rsid="04100d21"/>
    </style:style>
    <style:style style:name="T1542" style:family="text">
      <style:text-properties officeooo:rsid="041a4c86"/>
    </style:style>
    <style:style style:name="T1543" style:family="text">
      <style:text-properties officeooo:rsid="041c7855"/>
    </style:style>
    <style:style style:name="T1544" style:family="text">
      <style:text-properties officeooo:rsid="042113a4"/>
    </style:style>
    <style:style style:name="T1545" style:family="text">
      <style:text-properties officeooo:rsid="0421d205"/>
    </style:style>
    <style:style style:name="T1546" style:family="text">
      <style:text-properties officeooo:rsid="042378c3"/>
    </style:style>
    <style:style style:name="T1547" style:family="text">
      <style:text-properties officeooo:rsid="0424d213"/>
    </style:style>
    <style:style style:name="T1548" style:family="text">
      <style:text-properties officeooo:rsid="04254eff"/>
    </style:style>
    <style:style style:name="T1549" style:family="text">
      <style:text-properties officeooo:rsid="0426f89c"/>
    </style:style>
    <style:style style:name="T1550" style:family="text">
      <style:text-properties officeooo:rsid="04284c56"/>
    </style:style>
    <style:style style:name="T1551" style:family="text">
      <style:text-properties officeooo:rsid="0428d83c"/>
    </style:style>
    <style:style style:name="T1552" style:family="text">
      <style:text-properties officeooo:rsid="042a2448"/>
    </style:style>
    <style:style style:name="T1553" style:family="text">
      <style:text-properties officeooo:rsid="042a4d29"/>
    </style:style>
    <style:style style:name="T1554" style:family="text">
      <style:text-properties officeooo:rsid="042bdb8e"/>
    </style:style>
    <style:style style:name="T1555" style:family="text">
      <style:text-properties officeooo:rsid="042ee85c"/>
    </style:style>
    <style:style style:name="T1556" style:family="text">
      <style:text-properties officeooo:rsid="0430e42c"/>
    </style:style>
    <style:style style:name="T1557" style:family="text">
      <style:text-properties officeooo:rsid="0431f120"/>
    </style:style>
    <style:style style:name="T1558" style:family="text">
      <style:text-properties officeooo:rsid="04334d35"/>
    </style:style>
    <style:style style:name="T1559" style:family="text">
      <style:text-properties officeooo:rsid="043389ea"/>
    </style:style>
    <style:style style:name="T1560" style:family="text">
      <style:text-properties officeooo:rsid="04391b68"/>
    </style:style>
    <style:style style:name="T1561" style:family="text">
      <style:text-properties officeooo:rsid="043afc7c"/>
    </style:style>
    <style:style style:name="T1562" style:family="text">
      <style:text-properties officeooo:rsid="043b5c6e"/>
    </style:style>
    <style:style style:name="T1563" style:family="text">
      <style:text-properties officeooo:rsid="043d4284"/>
    </style:style>
    <style:style style:name="T1564" style:family="text">
      <style:text-properties officeooo:rsid="043e29f1"/>
    </style:style>
    <style:style style:name="T1565" style:family="text">
      <style:text-properties officeooo:rsid="04448201"/>
    </style:style>
    <style:style style:name="T1566" style:family="text">
      <style:text-properties officeooo:rsid="044579f6"/>
    </style:style>
    <style:style style:name="T1567" style:family="text">
      <style:text-properties style:font-name="Liberation Serif" style:font-name-asian="Liberation Serif" style:font-name-complex="Liberation Serif"/>
    </style:style>
    <style:style style:name="T1568" style:family="text">
      <style:text-properties style:font-name="Liberation Serif" officeooo:rsid="044579f6" style:font-name-asian="Liberation Serif" style:font-name-complex="Liberation Serif"/>
    </style:style>
    <style:style style:name="T1569" style:family="text">
      <style:text-properties style:font-name="Liberation Serif" officeooo:rsid="08f73e55" style:font-name-asian="Liberation Serif" style:font-name-complex="Liberation Serif"/>
    </style:style>
    <style:style style:name="T1570" style:family="text">
      <style:text-properties style:font-name="Liberation Serif" officeooo:rsid="08f9ed43" style:font-name-asian="Liberation Serif" style:font-name-complex="Liberation Serif"/>
    </style:style>
    <style:style style:name="T1571" style:family="text">
      <style:text-properties style:font-name="Liberation Serif" officeooo:rsid="08fb1b0f" style:font-name-asian="Liberation Serif" style:font-name-complex="Liberation Serif"/>
    </style:style>
    <style:style style:name="T1572" style:family="text">
      <style:text-properties style:font-name="Liberation Serif" officeooo:rsid="0918f13f" style:font-name-asian="Liberation Serif" style:font-name-complex="Liberation Serif"/>
    </style:style>
    <style:style style:name="T1573" style:family="text">
      <style:text-properties style:font-name="Liberation Serif" officeooo:rsid="091be7a0" style:font-name-asian="Liberation Serif" style:font-name-complex="Liberation Serif"/>
    </style:style>
    <style:style style:name="T1574" style:family="text">
      <style:text-properties style:font-name="Liberation Serif" officeooo:rsid="091e72b7" style:font-name-asian="Liberation Serif" style:font-name-complex="Liberation Serif"/>
    </style:style>
    <style:style style:name="T1575" style:family="text">
      <style:text-properties style:font-name="Liberation Serif" officeooo:rsid="093fc85e" style:font-name-asian="Liberation Serif" style:font-name-complex="Liberation Serif"/>
    </style:style>
    <style:style style:name="T1576" style:family="text">
      <style:text-properties style:font-name="Liberation Serif" officeooo:rsid="0941440c" style:font-name-asian="Liberation Serif" style:font-name-complex="Liberation Serif"/>
    </style:style>
    <style:style style:name="T1577" style:family="text">
      <style:text-properties style:font-name="Liberation Serif" officeooo:rsid="09467da9" style:font-name-asian="Liberation Serif" style:font-name-complex="Liberation Serif"/>
    </style:style>
    <style:style style:name="T1578" style:family="text">
      <style:text-properties style:font-name="Liberation Serif" officeooo:rsid="098d185d" style:font-name-asian="Liberation Serif" style:font-name-complex="Liberation Serif"/>
    </style:style>
    <style:style style:name="T1579" style:family="text">
      <style:text-properties style:font-name="Liberation Serif" officeooo:rsid="0992ba3b" style:font-name-asian="Liberation Serif" style:font-name-complex="Liberation Serif"/>
    </style:style>
    <style:style style:name="T1580" style:family="text">
      <style:text-properties style:font-name="Liberation Serif" officeooo:rsid="09956a08" style:font-name-asian="Liberation Serif" style:font-name-complex="Liberation Serif"/>
    </style:style>
    <style:style style:name="T1581" style:family="text">
      <style:text-properties style:font-name="Liberation Serif" officeooo:rsid="09e3bee2" style:font-name-asian="Liberation Serif" style:font-name-complex="Liberation Serif"/>
    </style:style>
    <style:style style:name="T1582" style:family="text">
      <style:text-properties style:font-name="Liberation Serif" officeooo:rsid="0a0ad6ae" style:font-name-asian="Liberation Serif" style:font-name-complex="Liberation Serif"/>
    </style:style>
    <style:style style:name="T1583" style:family="text">
      <style:text-properties style:font-name="Liberation Serif" officeooo:rsid="0a0e0a85" style:font-name-asian="Liberation Serif" style:font-name-complex="Liberation Serif"/>
    </style:style>
    <style:style style:name="T1584" style:family="text">
      <style:text-properties style:font-name="Liberation Serif" officeooo:rsid="0a170ab2" style:font-name-asian="Liberation Serif" style:font-name-complex="Liberation Serif"/>
    </style:style>
    <style:style style:name="T1585" style:family="text">
      <style:text-properties style:font-name="Liberation Serif" fo:font-style="normal" fo:font-weight="normal" style:font-style-asian="normal" style:font-weight-asian="normal" style:font-style-complex="normal" style:font-weight-complex="normal"/>
    </style:style>
    <style:style style:name="T1586" style:family="text">
      <style:text-properties style:font-name="Liberation Serif" fo:font-style="normal" style:text-underline-style="none" officeooo:rsid="099466f7" style:font-style-asian="normal" style:font-style-complex="normal"/>
    </style:style>
    <style:style style:name="T1587" style:family="text">
      <style:text-properties style:font-name="Liberation Serif" fo:font-style="normal" style:text-underline-style="none" officeooo:rsid="098d185d" style:font-name-asian="Liberation Serif" style:font-style-asian="normal" style:font-name-complex="Liberation Serif" style:font-style-complex="normal"/>
    </style:style>
    <style:style style:name="T1588" style:family="text">
      <style:text-properties style:font-name="Liberation Serif" fo:font-weight="normal" officeooo:rsid="09b56f5a" style:font-name-asian="Liberation Serif" style:font-weight-asian="normal" style:font-name-complex="Liberation Serif" style:font-weight-complex="normal"/>
    </style:style>
    <style:style style:name="T1589" style:family="text">
      <style:text-properties style:font-name="Liberation Serif" fo:font-weight="normal" officeooo:rsid="09b6335c" style:font-name-asian="Liberation Serif" style:font-weight-asian="normal" style:font-name-complex="Liberation Serif" style:font-weight-complex="normal"/>
    </style:style>
    <style:style style:name="T1590" style:family="text">
      <style:text-properties officeooo:rsid="0446fe87"/>
    </style:style>
    <style:style style:name="T1591" style:family="text">
      <style:text-properties officeooo:rsid="04492a5c"/>
    </style:style>
    <style:style style:name="T1592" style:family="text">
      <style:text-properties officeooo:rsid="044b0d16"/>
    </style:style>
    <style:style style:name="T1593" style:family="text">
      <style:text-properties officeooo:rsid="044bc361"/>
    </style:style>
    <style:style style:name="T1594" style:family="text">
      <style:text-properties officeooo:rsid="044c02a0"/>
    </style:style>
    <style:style style:name="T1595" style:family="text">
      <style:text-properties officeooo:rsid="044e8c36"/>
    </style:style>
    <style:style style:name="T1596" style:family="text">
      <style:text-properties officeooo:rsid="045029d9"/>
    </style:style>
    <style:style style:name="T1597" style:family="text">
      <style:text-properties officeooo:rsid="04516c5b"/>
    </style:style>
    <style:style style:name="T1598" style:family="text">
      <style:text-properties officeooo:rsid="0453f19a"/>
    </style:style>
    <style:style style:name="T1599" style:family="text">
      <style:text-properties officeooo:rsid="0457445c"/>
    </style:style>
    <style:style style:name="T1600" style:family="text">
      <style:text-properties officeooo:rsid="0470e82d"/>
    </style:style>
    <style:style style:name="T1601" style:family="text">
      <style:text-properties officeooo:rsid="04774145"/>
    </style:style>
    <style:style style:name="T1602" style:family="text">
      <style:text-properties officeooo:rsid="048515c8"/>
    </style:style>
    <style:style style:name="T1603" style:family="text">
      <style:text-properties officeooo:rsid="0486edbd"/>
    </style:style>
    <style:style style:name="T1604" style:family="text">
      <style:text-properties officeooo:rsid="031abf64"/>
    </style:style>
    <style:style style:name="T1605" style:family="text">
      <style:text-properties officeooo:rsid="033a6129"/>
    </style:style>
    <style:style style:name="T1606" style:family="text">
      <style:text-properties officeooo:rsid="03323ccd"/>
    </style:style>
    <style:style style:name="T1607" style:family="text">
      <style:text-properties officeooo:rsid="0332ede0"/>
    </style:style>
    <style:style style:name="T1608" style:family="text">
      <style:text-properties officeooo:rsid="0334c1e4"/>
    </style:style>
    <style:style style:name="T1609" style:family="text">
      <style:text-properties officeooo:rsid="03351026"/>
    </style:style>
    <style:style style:name="T1610" style:family="text">
      <style:text-properties officeooo:rsid="031fd100"/>
    </style:style>
    <style:style style:name="T1611" style:family="text">
      <style:text-properties officeooo:rsid="0345c727"/>
    </style:style>
    <style:style style:name="T1612" style:family="text">
      <style:text-properties officeooo:rsid="0369e9aa"/>
    </style:style>
    <style:style style:name="T1613" style:family="text">
      <style:text-properties officeooo:rsid="030f20f6"/>
    </style:style>
    <style:style style:name="T1614" style:family="text">
      <style:text-properties officeooo:rsid="0401d260"/>
    </style:style>
    <style:style style:name="T1615" style:family="text">
      <style:text-properties officeooo:rsid="045c0884"/>
    </style:style>
    <style:style style:name="T1616" style:family="text">
      <style:text-properties officeooo:rsid="0467ab52"/>
    </style:style>
    <style:style style:name="T1617" style:family="text">
      <style:text-properties officeooo:rsid="04791939"/>
    </style:style>
    <style:style style:name="T1618" style:family="text">
      <style:text-properties officeooo:rsid="045e21ac"/>
    </style:style>
    <style:style style:name="T1619" style:family="text">
      <style:text-properties officeooo:rsid="045fdfbc"/>
    </style:style>
    <style:style style:name="T1620" style:family="text">
      <style:text-properties officeooo:rsid="0477cfff"/>
    </style:style>
    <style:style style:name="T1621" style:family="text">
      <style:text-properties officeooo:rsid="04636249"/>
    </style:style>
    <style:style style:name="T1622" style:family="text">
      <style:text-properties officeooo:rsid="0463aff7"/>
    </style:style>
    <style:style style:name="T1623" style:family="text">
      <style:text-properties officeooo:rsid="0463e466"/>
    </style:style>
    <style:style style:name="T1624" style:family="text">
      <style:text-properties officeooo:rsid="0402efd7"/>
    </style:style>
    <style:style style:name="T1625" style:family="text">
      <style:text-properties officeooo:rsid="04616b83"/>
    </style:style>
    <style:style style:name="T1626" style:family="text">
      <style:text-properties officeooo:rsid="0487d172"/>
    </style:style>
    <style:style style:name="T1627" style:family="text">
      <style:text-properties officeooo:rsid="0469cb19"/>
    </style:style>
    <style:style style:name="T1628" style:family="text">
      <style:text-properties officeooo:rsid="046a2eed"/>
    </style:style>
    <style:style style:name="T1629" style:family="text">
      <style:text-properties officeooo:rsid="0404171f"/>
    </style:style>
    <style:style style:name="T1630" style:family="text">
      <style:text-properties officeooo:rsid="047bcf7b"/>
    </style:style>
    <style:style style:name="T1631" style:family="text">
      <style:text-properties officeooo:rsid="046c0d32"/>
    </style:style>
    <style:style style:name="T1632" style:family="text">
      <style:text-properties officeooo:rsid="046e1234"/>
    </style:style>
    <style:style style:name="T1633" style:family="text">
      <style:text-properties officeooo:rsid="046f870b"/>
    </style:style>
    <style:style style:name="T1634" style:family="text">
      <style:text-properties officeooo:rsid="0470156e"/>
    </style:style>
    <style:style style:name="T1635" style:family="text">
      <style:text-properties officeooo:rsid="04705562"/>
    </style:style>
    <style:style style:name="T1636" style:family="text">
      <style:text-properties officeooo:rsid="04705c3e"/>
    </style:style>
    <style:style style:name="T1637" style:family="text">
      <style:text-properties fo:background-color="transparent" loext:char-shading-value="0"/>
    </style:style>
    <style:style style:name="T1638" style:family="text">
      <style:text-properties officeooo:rsid="008c9624" fo:background-color="transparent" loext:char-shading-value="0"/>
    </style:style>
    <style:style style:name="T1639" style:family="text">
      <style:text-properties officeooo:rsid="03f91566" fo:background-color="transparent" loext:char-shading-value="0"/>
    </style:style>
    <style:style style:name="T1640" style:family="text">
      <style:text-properties officeooo:rsid="00a3ae59" fo:background-color="transparent" loext:char-shading-value="0"/>
    </style:style>
    <style:style style:name="T1641" style:family="text">
      <style:text-properties officeooo:rsid="03fc50f8" fo:background-color="transparent" loext:char-shading-value="0"/>
    </style:style>
    <style:style style:name="T1642" style:family="text">
      <style:text-properties officeooo:rsid="00a5997d" fo:background-color="transparent" loext:char-shading-value="0"/>
    </style:style>
    <style:style style:name="T1643" style:family="text">
      <style:text-properties officeooo:rsid="00d97b06" fo:background-color="transparent" loext:char-shading-value="0"/>
    </style:style>
    <style:style style:name="T1644" style:family="text">
      <style:text-properties officeooo:rsid="00e67a6a" fo:background-color="transparent" loext:char-shading-value="0"/>
    </style:style>
    <style:style style:name="T1645" style:family="text">
      <style:text-properties officeooo:rsid="011aea68" fo:background-color="transparent" loext:char-shading-value="0"/>
    </style:style>
    <style:style style:name="T1646" style:family="text">
      <style:text-properties officeooo:rsid="0498fc3d" fo:background-color="transparent" loext:char-shading-value="0"/>
    </style:style>
    <style:style style:name="T1647" style:family="text">
      <style:text-properties officeooo:rsid="0499296e" fo:background-color="transparent" loext:char-shading-value="0"/>
    </style:style>
    <style:style style:name="T1648" style:family="text">
      <style:text-properties officeooo:rsid="049a781e" fo:background-color="transparent" loext:char-shading-value="0"/>
    </style:style>
    <style:style style:name="T1649" style:family="text">
      <style:text-properties officeooo:rsid="049bc015" fo:background-color="transparent" loext:char-shading-value="0"/>
    </style:style>
    <style:style style:name="T1650" style:family="text">
      <style:text-properties officeooo:rsid="049bf31a" fo:background-color="transparent" loext:char-shading-value="0"/>
    </style:style>
    <style:style style:name="T1651" style:family="text">
      <style:text-properties officeooo:rsid="049de9f7" fo:background-color="transparent" loext:char-shading-value="0"/>
    </style:style>
    <style:style style:name="T1652" style:family="text">
      <style:text-properties officeooo:rsid="00e7805e" fo:background-color="transparent" loext:char-shading-value="0"/>
    </style:style>
    <style:style style:name="T1653" style:family="text">
      <style:text-properties officeooo:rsid="00ea482d" fo:background-color="transparent" loext:char-shading-value="0"/>
    </style:style>
    <style:style style:name="T1654" style:family="text">
      <style:text-properties officeooo:rsid="0592fb94" fo:background-color="transparent" loext:char-shading-value="0"/>
    </style:style>
    <style:style style:name="T1655" style:family="text">
      <style:text-properties officeooo:rsid="05bb98d2" fo:background-color="transparent" loext:char-shading-value="0"/>
    </style:style>
    <style:style style:name="T1656" style:family="text">
      <style:text-properties officeooo:rsid="0612891a" fo:background-color="transparent" loext:char-shading-value="0"/>
    </style:style>
    <style:style style:name="T1657" style:family="text">
      <style:text-properties officeooo:rsid="0618571e" fo:background-color="transparent" loext:char-shading-value="0"/>
    </style:style>
    <style:style style:name="T1658" style:family="text">
      <style:text-properties officeooo:rsid="0659c1e4" fo:background-color="transparent" loext:char-shading-value="0"/>
    </style:style>
    <style:style style:name="T1659" style:family="text">
      <style:text-properties officeooo:rsid="05afa3bb" fo:background-color="transparent" loext:char-shading-value="0"/>
    </style:style>
    <style:style style:name="T1660" style:family="text">
      <style:text-properties officeooo:rsid="05a4f387" fo:background-color="transparent" loext:char-shading-value="0"/>
    </style:style>
    <style:style style:name="T1661" style:family="text">
      <style:text-properties officeooo:rsid="05ade58e" fo:background-color="transparent" loext:char-shading-value="0"/>
    </style:style>
    <style:style style:name="T1662" style:family="text">
      <style:text-properties officeooo:rsid="05adf4aa" fo:background-color="transparent" loext:char-shading-value="0"/>
    </style:style>
    <style:style style:name="T1663" style:family="text">
      <style:text-properties officeooo:rsid="0a889121" fo:background-color="transparent" loext:char-shading-value="0"/>
    </style:style>
    <style:style style:name="T1664" style:family="text">
      <style:text-properties officeooo:rsid="0a89347c" fo:background-color="transparent" loext:char-shading-value="0"/>
    </style:style>
    <style:style style:name="T1665" style:family="text">
      <style:text-properties officeooo:rsid="0a8da466" fo:background-color="transparent" loext:char-shading-value="0"/>
    </style:style>
    <style:style style:name="T1666" style:family="text">
      <style:text-properties officeooo:rsid="04939226"/>
    </style:style>
    <style:style style:name="T1667" style:family="text">
      <style:text-properties officeooo:rsid="04a19fbb"/>
    </style:style>
    <style:style style:name="T1668" style:family="text">
      <style:text-properties officeooo:rsid="04a1b7dd"/>
    </style:style>
    <style:style style:name="T1669" style:family="text">
      <style:text-properties officeooo:rsid="04a346c8"/>
    </style:style>
    <style:style style:name="T1670" style:family="text">
      <style:text-properties officeooo:rsid="04a48540"/>
    </style:style>
    <style:style style:name="T1671" style:family="text">
      <style:text-properties style:text-line-through-style="none" style:text-line-through-type="none" officeooo:rsid="00d97b06" fo:background-color="transparent" loext:char-shading-value="0"/>
    </style:style>
    <style:style style:name="T1672" style:family="text">
      <style:text-properties style:text-line-through-style="none" style:text-line-through-type="none" officeooo:rsid="049047b0" fo:background-color="transparent" loext:char-shading-value="0"/>
    </style:style>
    <style:style style:name="T1673" style:family="text">
      <style:text-properties style:text-line-through-style="none" style:text-line-through-type="none" fo:font-style="italic" officeooo:rsid="00d97b06" fo:background-color="transparent" loext:char-shading-value="0" style:font-style-asian="italic" style:font-style-complex="italic"/>
    </style:style>
    <style:style style:name="T1674" style:family="text">
      <style:text-properties style:text-line-through-style="none" style:text-line-through-type="none" fo:font-style="normal" officeooo:rsid="00d97b06" fo:background-color="transparent" loext:char-shading-value="0" style:font-style-asian="normal" style:font-style-complex="normal"/>
    </style:style>
    <style:style style:name="T1675" style:family="text">
      <style:text-properties style:text-line-through-style="none" style:text-line-through-type="none" fo:font-style="normal" officeooo:rsid="049047b0" fo:background-color="transparent" loext:char-shading-value="0" style:font-style-asian="normal" style:font-style-complex="normal"/>
    </style:style>
    <style:style style:name="T1676" style:family="text">
      <style:text-properties style:text-line-through-style="none" style:text-line-through-type="none" fo:font-style="normal" officeooo:rsid="04910d69" fo:background-color="transparent" loext:char-shading-value="0" style:font-style-asian="normal" style:font-style-complex="normal"/>
    </style:style>
    <style:style style:name="T1677" style:family="text">
      <style:text-properties officeooo:rsid="048be5d8"/>
    </style:style>
    <style:style style:name="T1678" style:family="text">
      <style:text-properties officeooo:rsid="048d71c6"/>
    </style:style>
    <style:style style:name="T1679" style:family="text">
      <style:text-properties officeooo:rsid="049726ec"/>
    </style:style>
    <style:style style:name="T1680" style:family="text">
      <style:text-properties officeooo:rsid="04976c39"/>
    </style:style>
    <style:style style:name="T1681" style:family="text">
      <style:text-properties officeooo:rsid="04aab738"/>
    </style:style>
    <style:style style:name="T1682" style:family="text">
      <style:text-properties officeooo:rsid="04abe918"/>
    </style:style>
    <style:style style:name="T1683" style:family="text">
      <style:text-properties officeooo:rsid="04b05bf1"/>
    </style:style>
    <style:style style:name="T1684" style:family="text">
      <style:text-properties officeooo:rsid="04b15dde"/>
    </style:style>
    <style:style style:name="T1685" style:family="text">
      <style:text-properties officeooo:rsid="04b165f0"/>
    </style:style>
    <style:style style:name="T1686" style:family="text">
      <style:text-properties officeooo:rsid="04b3890a"/>
    </style:style>
    <style:style style:name="T1687" style:family="text">
      <style:text-properties officeooo:rsid="04b42517"/>
    </style:style>
    <style:style style:name="T1688" style:family="text">
      <style:text-properties officeooo:rsid="04e93df3"/>
    </style:style>
    <style:style style:name="T1689" style:family="text">
      <style:text-properties officeooo:rsid="04f33f14"/>
    </style:style>
    <style:style style:name="T1690" style:family="text">
      <style:text-properties officeooo:rsid="04f35a2f"/>
    </style:style>
    <style:style style:name="T1691" style:family="text">
      <style:text-properties officeooo:rsid="04f37363"/>
    </style:style>
    <style:style style:name="T1692" style:family="text">
      <style:text-properties officeooo:rsid="04f538fe"/>
    </style:style>
    <style:style style:name="T1693" style:family="text">
      <style:text-properties officeooo:rsid="04f68d91"/>
    </style:style>
    <style:style style:name="T1694" style:family="text">
      <style:text-properties officeooo:rsid="04f71af9"/>
    </style:style>
    <style:style style:name="T1695" style:family="text">
      <style:text-properties officeooo:rsid="04f86705"/>
    </style:style>
    <style:style style:name="T1696" style:family="text">
      <style:text-properties officeooo:rsid="04f9fb7f"/>
    </style:style>
    <style:style style:name="T1697" style:family="text">
      <style:text-properties officeooo:rsid="05007ddb"/>
    </style:style>
    <style:style style:name="T1698" style:family="text">
      <style:text-properties fo:font-size="6pt" fo:font-weight="normal" officeooo:rsid="0100d7ba" style:font-size-asian="6pt" style:font-weight-asian="normal" style:font-size-complex="6pt" style:font-weight-complex="normal"/>
    </style:style>
    <style:style style:name="T1699" style:family="text">
      <style:text-properties fo:font-size="6pt" officeooo:rsid="0075ac24" style:font-size-asian="6pt" style:font-size-complex="6pt"/>
    </style:style>
    <style:style style:name="T1700" style:family="text">
      <style:text-properties fo:font-size="6pt" officeooo:rsid="0081f154" style:font-size-asian="6pt" style:font-size-complex="6pt"/>
    </style:style>
    <style:style style:name="T1701" style:family="text">
      <style:text-properties officeooo:rsid="0520aa3a"/>
    </style:style>
    <style:style style:name="T1702" style:family="text">
      <style:text-properties officeooo:rsid="05238b36"/>
    </style:style>
    <style:style style:name="T1703" style:family="text">
      <style:text-properties officeooo:rsid="052d2bed"/>
    </style:style>
    <style:style style:name="T1704" style:family="text">
      <style:text-properties officeooo:rsid="0546d200"/>
    </style:style>
    <style:style style:name="T1705" style:family="text">
      <style:text-properties officeooo:rsid="00839761"/>
    </style:style>
    <style:style style:name="T1706" style:family="text">
      <style:text-properties fo:font-size="4pt" fo:font-style="normal" officeooo:rsid="01949d3c" style:font-size-asian="4pt" style:font-style-asian="normal" style:font-size-complex="4pt" style:font-style-complex="normal"/>
    </style:style>
    <style:style style:name="T1707" style:family="text">
      <style:text-properties fo:font-size="4pt" fo:font-style="normal" officeooo:rsid="018ffb73" style:font-size-asian="4pt" style:font-style-asian="normal" style:font-size-complex="4pt" style:font-style-complex="normal"/>
    </style:style>
    <style:style style:name="T1708" style:family="text">
      <style:text-properties fo:font-size="4pt" fo:font-style="normal" officeooo:rsid="0186c6fa" style:font-size-asian="4pt" style:font-style-asian="normal" style:font-size-complex="4pt" style:font-style-complex="normal"/>
    </style:style>
    <style:style style:name="T1709" style:family="text">
      <style:text-properties fo:font-size="4pt" fo:font-style="normal" fo:font-weight="normal" officeooo:rsid="019b9af7" style:font-size-asian="4pt" style:font-style-asian="normal" style:font-weight-asian="normal" style:font-size-complex="4pt" style:font-style-complex="normal" style:font-weight-complex="normal"/>
    </style:style>
    <style:style style:name="T1710" style:family="text">
      <style:text-properties fo:font-size="4pt" fo:font-style="normal" fo:font-weight="normal" officeooo:rsid="01a0c7d5" style:font-size-asian="4pt" style:font-style-asian="normal" style:font-weight-asian="normal" style:font-size-complex="4pt" style:font-style-complex="normal" style:font-weight-complex="normal"/>
    </style:style>
    <style:style style:name="T1711" style:family="text">
      <style:text-properties fo:font-size="4pt" fo:font-style="normal" fo:font-weight="normal" officeooo:rsid="01af9ca3" style:font-size-asian="4pt" style:font-style-asian="normal" style:font-weight-asian="normal" style:font-size-complex="4pt" style:font-style-complex="normal" style:font-weight-complex="normal"/>
    </style:style>
    <style:style style:name="T1712" style:family="text">
      <style:text-properties officeooo:rsid="04a5d5a3"/>
    </style:style>
    <style:style style:name="T1713" style:family="text">
      <style:text-properties officeooo:rsid="054fb881"/>
    </style:style>
    <style:style style:name="T1714" style:family="text">
      <style:text-properties officeooo:rsid="05510fa8"/>
    </style:style>
    <style:style style:name="T1715" style:family="text">
      <style:text-properties officeooo:rsid="056bfc7b"/>
    </style:style>
    <style:style style:name="T1716" style:family="text">
      <style:text-properties officeooo:rsid="056f0c14"/>
    </style:style>
    <style:style style:name="T1717" style:family="text">
      <style:text-properties style:font-name="Liberation Serif1" fo:font-style="normal" fo:font-weight="normal" style:font-style-asian="normal" style:font-weight-asian="normal" style:font-style-complex="normal" style:font-weight-complex="normal"/>
    </style:style>
    <style:style style:name="T1718" style:family="text">
      <style:text-properties style:font-name="Liberation Serif1" fo:font-style="normal" style:text-underline-style="none" officeooo:rsid="099466f7" style:font-style-asian="normal" style:font-style-complex="normal"/>
    </style:style>
    <style:style style:name="T1719" style:family="text">
      <style:text-properties style:font-name="Liberation Serif1" fo:font-style="normal" style:text-underline-style="none" officeooo:rsid="098ed0c4" style:font-name-asian="Segoe UI" style:font-style-asian="normal" style:font-name-complex="Tahoma" style:font-style-complex="normal"/>
    </style:style>
    <style:style style:name="T1720" style:family="text">
      <style:text-properties style:font-name="Liberation Serif1" fo:font-style="normal" style:text-underline-style="none" officeooo:rsid="098d185d" style:font-name-asian="Segoe UI" style:font-style-asian="normal" style:font-name-complex="Tahoma" style:font-style-complex="normal"/>
    </style:style>
    <style:style style:name="T1721" style:family="text">
      <style:text-properties style:font-name="Liberation Serif1" style:font-name-asian="Segoe UI" style:font-name-complex="Tahoma"/>
    </style:style>
    <style:style style:name="T1722" style:family="text">
      <style:text-properties style:font-name="Liberation Serif1" officeooo:rsid="0918f13f" style:font-name-asian="Segoe UI" style:font-name-complex="Tahoma"/>
    </style:style>
    <style:style style:name="T1723" style:family="text">
      <style:text-properties style:font-name="Liberation Serif1" officeooo:rsid="091be7a0" style:font-name-asian="Segoe UI" style:font-name-complex="Tahoma"/>
    </style:style>
    <style:style style:name="T1724" style:family="text">
      <style:text-properties style:font-name="Liberation Serif1" officeooo:rsid="093fc85e" style:font-name-asian="Segoe UI" style:font-name-complex="Tahoma"/>
    </style:style>
    <style:style style:name="T1725" style:family="text">
      <style:text-properties style:font-name="Liberation Serif1" officeooo:rsid="09467da9" style:font-name-asian="Segoe UI" style:font-name-complex="Tahoma"/>
    </style:style>
    <style:style style:name="T1726" style:family="text">
      <style:text-properties style:font-name="Liberation Serif1" officeooo:rsid="094798f9" style:font-name-asian="Segoe UI" style:font-name-complex="Tahoma"/>
    </style:style>
    <style:style style:name="T1727" style:family="text">
      <style:text-properties style:font-name="Liberation Serif1" officeooo:rsid="098d185d" style:font-name-asian="Segoe UI" style:font-name-complex="Tahoma"/>
    </style:style>
    <style:style style:name="T1728" style:family="text">
      <style:text-properties style:font-name="Liberation Serif1" officeooo:rsid="098ed0c4" style:font-name-asian="Segoe UI" style:font-name-complex="Tahoma"/>
    </style:style>
    <style:style style:name="T1729" style:family="text">
      <style:text-properties officeooo:rsid="0581815f"/>
    </style:style>
    <style:style style:name="T1730" style:family="text">
      <style:text-properties officeooo:rsid="05818736"/>
    </style:style>
    <style:style style:name="T1731" style:family="text">
      <style:text-properties officeooo:rsid="058c1fb8"/>
    </style:style>
    <style:style style:name="T1732" style:family="text">
      <style:text-properties officeooo:rsid="058fbf47"/>
    </style:style>
    <style:style style:name="T1733" style:family="text">
      <style:text-properties officeooo:rsid="059056cc"/>
    </style:style>
    <style:style style:name="T1734" style:family="text">
      <style:text-properties officeooo:rsid="059080ba"/>
    </style:style>
    <style:style style:name="T1735" style:family="text">
      <style:text-properties officeooo:rsid="05914b5d"/>
    </style:style>
    <style:style style:name="T1736" style:family="text">
      <style:text-properties officeooo:rsid="059cee83"/>
    </style:style>
    <style:style style:name="T1737" style:family="text">
      <style:text-properties officeooo:rsid="05a4baa3"/>
    </style:style>
    <style:style style:name="T1738" style:family="text">
      <style:text-properties officeooo:rsid="05a5169f"/>
    </style:style>
    <style:style style:name="T1739" style:family="text">
      <style:text-properties officeooo:rsid="05a5a38c"/>
    </style:style>
    <style:style style:name="T1740" style:family="text">
      <style:text-properties officeooo:rsid="05b31573"/>
    </style:style>
    <style:style style:name="T1741" style:family="text">
      <style:text-properties officeooo:rsid="05b4caf2"/>
    </style:style>
    <style:style style:name="T1742" style:family="text">
      <style:text-properties officeooo:rsid="05b774c4"/>
    </style:style>
    <style:style style:name="T1743" style:family="text">
      <style:text-properties officeooo:rsid="05b9a848"/>
    </style:style>
    <style:style style:name="T1744" style:family="text">
      <style:text-properties officeooo:rsid="05bac4a9"/>
    </style:style>
    <style:style style:name="T1745" style:family="text">
      <style:text-properties officeooo:rsid="05bd25fa"/>
    </style:style>
    <style:style style:name="T1746" style:family="text">
      <style:text-properties officeooo:rsid="0190fc2c"/>
    </style:style>
    <style:style style:name="T1747" style:family="text">
      <style:text-properties officeooo:rsid="0183a68a"/>
    </style:style>
    <style:style style:name="T1748" style:family="text">
      <style:text-properties officeooo:rsid="05c9a37d"/>
    </style:style>
    <style:style style:name="T1749" style:family="text">
      <style:text-properties officeooo:rsid="05d35ee5"/>
    </style:style>
    <style:style style:name="T1750" style:family="text">
      <style:text-properties officeooo:rsid="05d504e9"/>
    </style:style>
    <style:style style:name="T1751" style:family="text">
      <style:text-properties officeooo:rsid="05d6c0b6"/>
    </style:style>
    <style:style style:name="T1752" style:family="text">
      <style:text-properties officeooo:rsid="05dab029"/>
    </style:style>
    <style:style style:name="T1753" style:family="text">
      <style:text-properties officeooo:rsid="05dbca33"/>
    </style:style>
    <style:style style:name="T1754" style:family="text">
      <style:text-properties officeooo:rsid="05e5a7ce"/>
    </style:style>
    <style:style style:name="T1755" style:family="text">
      <style:text-properties officeooo:rsid="05ed458b"/>
    </style:style>
    <style:style style:name="T1756" style:family="text">
      <style:text-properties officeooo:rsid="05f1d896"/>
    </style:style>
    <style:style style:name="T1757" style:family="text">
      <style:text-properties officeooo:rsid="05f4d431"/>
    </style:style>
    <style:style style:name="T1758" style:family="text">
      <style:text-properties officeooo:rsid="05fd0b22"/>
    </style:style>
    <style:style style:name="T1759" style:family="text">
      <style:text-properties officeooo:rsid="05fd5add"/>
    </style:style>
    <style:style style:name="T1760" style:family="text">
      <style:text-properties officeooo:rsid="05fdeb38"/>
    </style:style>
    <style:style style:name="T1761" style:family="text">
      <style:text-properties officeooo:rsid="05ffd08c"/>
    </style:style>
    <style:style style:name="T1762" style:family="text">
      <style:text-properties officeooo:rsid="0600262d"/>
    </style:style>
    <style:style style:name="T1763" style:family="text">
      <style:text-properties officeooo:rsid="06006e7d"/>
    </style:style>
    <style:style style:name="T1764" style:family="text">
      <style:text-properties officeooo:rsid="0602bab8"/>
    </style:style>
    <style:style style:name="T1765" style:family="text">
      <style:text-properties officeooo:rsid="0603ee99"/>
    </style:style>
    <style:style style:name="T1766" style:family="text">
      <style:text-properties officeooo:rsid="06057516"/>
    </style:style>
    <style:style style:name="T1767" style:family="text">
      <style:text-properties officeooo:rsid="060d9114"/>
    </style:style>
    <style:style style:name="T1768" style:family="text">
      <style:text-properties officeooo:rsid="060f20ec"/>
    </style:style>
    <style:style style:name="T1769" style:family="text">
      <style:text-properties officeooo:rsid="0614b5e0"/>
    </style:style>
    <style:style style:name="T1770" style:family="text">
      <style:text-properties officeooo:rsid="06193d7d"/>
    </style:style>
    <style:style style:name="T1771" style:family="text">
      <style:text-properties officeooo:rsid="061a78ab"/>
    </style:style>
    <style:style style:name="T1772" style:family="text">
      <style:text-properties officeooo:rsid="061ac460"/>
    </style:style>
    <style:style style:name="T1773" style:family="text">
      <style:text-properties officeooo:rsid="061e16ee"/>
    </style:style>
    <style:style style:name="T1774" style:family="text">
      <style:text-properties officeooo:rsid="061f9663"/>
    </style:style>
    <style:style style:name="T1775" style:family="text">
      <style:text-properties officeooo:rsid="0636de6a"/>
    </style:style>
    <style:style style:name="T1776" style:family="text">
      <style:text-properties officeooo:rsid="0637f5ca"/>
    </style:style>
    <style:style style:name="T1777" style:family="text">
      <style:text-properties officeooo:rsid="063c57c7"/>
    </style:style>
    <style:style style:name="T1778" style:family="text">
      <style:text-properties officeooo:rsid="063e8273"/>
    </style:style>
    <style:style style:name="T1779" style:family="text">
      <style:text-properties officeooo:rsid="064d238e"/>
    </style:style>
    <style:style style:name="T1780" style:family="text">
      <style:text-properties officeooo:rsid="064e9125"/>
    </style:style>
    <style:style style:name="T1781" style:family="text">
      <style:text-properties officeooo:rsid="0656c509"/>
    </style:style>
    <style:style style:name="T1782" style:family="text">
      <style:text-properties officeooo:rsid="0658b635"/>
    </style:style>
    <style:style style:name="T1783" style:family="text">
      <style:text-properties officeooo:rsid="0659a030"/>
    </style:style>
    <style:style style:name="T1784" style:family="text">
      <style:text-properties officeooo:rsid="065ab638"/>
    </style:style>
    <style:style style:name="T1785" style:family="text">
      <style:text-properties officeooo:rsid="065ecf6b"/>
    </style:style>
    <style:style style:name="T1786" style:family="text">
      <style:text-properties officeooo:rsid="0660b573"/>
    </style:style>
    <style:style style:name="T1787" style:family="text">
      <style:text-properties officeooo:rsid="066277b6"/>
    </style:style>
    <style:style style:name="T1788" style:family="text">
      <style:text-properties officeooo:rsid="066528c6"/>
    </style:style>
    <style:style style:name="T1789" style:family="text">
      <style:text-properties officeooo:rsid="0665ddd0"/>
    </style:style>
    <style:style style:name="T1790" style:family="text">
      <style:text-properties officeooo:rsid="066754a5"/>
    </style:style>
    <style:style style:name="T1791" style:family="text">
      <style:text-properties officeooo:rsid="066d86bb"/>
    </style:style>
    <style:style style:name="T1792" style:family="text">
      <style:text-properties officeooo:rsid="066e0da6"/>
    </style:style>
    <style:style style:name="T1793" style:family="text">
      <style:text-properties officeooo:rsid="067084dc"/>
    </style:style>
    <style:style style:name="T1794" style:family="text">
      <style:text-properties officeooo:rsid="0672fd7a"/>
    </style:style>
    <style:style style:name="T1795" style:family="text">
      <style:text-properties officeooo:rsid="0673386f"/>
    </style:style>
    <style:style style:name="T1796" style:family="text">
      <style:text-properties officeooo:rsid="0673d7d8"/>
    </style:style>
    <style:style style:name="T1797" style:family="text">
      <style:text-properties officeooo:rsid="06758d4a"/>
    </style:style>
    <style:style style:name="T1798" style:family="text">
      <style:text-properties officeooo:rsid="067606ad"/>
    </style:style>
    <style:style style:name="T1799" style:family="text">
      <style:text-properties officeooo:rsid="06773a9a"/>
    </style:style>
    <style:style style:name="T1800" style:family="text">
      <style:text-properties officeooo:rsid="0679d36a"/>
    </style:style>
    <style:style style:name="T1801" style:family="text">
      <style:text-properties officeooo:rsid="067ab3b6"/>
    </style:style>
    <style:style style:name="T1802" style:family="text">
      <style:text-properties officeooo:rsid="067c80f5"/>
    </style:style>
    <style:style style:name="T1803" style:family="text">
      <style:text-properties officeooo:rsid="067e3aff"/>
    </style:style>
    <style:style style:name="T1804" style:family="text">
      <style:text-properties officeooo:rsid="06815558"/>
    </style:style>
    <style:style style:name="T1805" style:family="text">
      <style:text-properties officeooo:rsid="0683070a"/>
    </style:style>
    <style:style style:name="T1806" style:family="text">
      <style:text-properties officeooo:rsid="0686dd12"/>
    </style:style>
    <style:style style:name="T1807" style:family="text">
      <style:text-properties officeooo:rsid="0686f2d3"/>
    </style:style>
    <style:style style:name="T1808" style:family="text">
      <style:text-properties officeooo:rsid="068793da"/>
    </style:style>
    <style:style style:name="T1809" style:family="text">
      <style:text-properties officeooo:rsid="068917ee"/>
    </style:style>
    <style:style style:name="T1810" style:family="text">
      <style:text-properties officeooo:rsid="0689855b"/>
    </style:style>
    <style:style style:name="T1811" style:family="text">
      <style:text-properties officeooo:rsid="068aa839"/>
    </style:style>
    <style:style style:name="T1812" style:family="text">
      <style:text-properties officeooo:rsid="068c592d"/>
    </style:style>
    <style:style style:name="T1813" style:family="text">
      <style:text-properties officeooo:rsid="0691509d"/>
    </style:style>
    <style:style style:name="T1814" style:family="text">
      <style:text-properties officeooo:rsid="0692ac03"/>
    </style:style>
    <style:style style:name="T1815" style:family="text">
      <style:text-properties officeooo:rsid="0693d57f"/>
    </style:style>
    <style:style style:name="T1816" style:family="text">
      <style:text-properties officeooo:rsid="06953e06"/>
    </style:style>
    <style:style style:name="T1817" style:family="text">
      <style:text-properties officeooo:rsid="06999662"/>
    </style:style>
    <style:style style:name="T1818" style:family="text">
      <style:text-properties officeooo:rsid="0699f2b9"/>
    </style:style>
    <style:style style:name="T1819" style:family="text">
      <style:text-properties officeooo:rsid="069aa978"/>
    </style:style>
    <style:style style:name="T1820" style:family="text">
      <style:text-properties officeooo:rsid="069b02e6"/>
    </style:style>
    <style:style style:name="T1821" style:family="text">
      <style:text-properties officeooo:rsid="06a394a6"/>
    </style:style>
    <style:style style:name="T1822" style:family="text">
      <style:text-properties officeooo:rsid="06a9f4f5"/>
    </style:style>
    <style:style style:name="T1823" style:family="text">
      <style:text-properties officeooo:rsid="06af467d"/>
    </style:style>
    <style:style style:name="T1824" style:family="text">
      <style:text-properties officeooo:rsid="06b07f8d"/>
    </style:style>
    <style:style style:name="T1825" style:family="text">
      <style:text-properties officeooo:rsid="06b2654f"/>
    </style:style>
    <style:style style:name="T1826" style:family="text">
      <style:text-properties officeooo:rsid="06ba8674"/>
    </style:style>
    <style:style style:name="T1827" style:family="text">
      <style:text-properties officeooo:rsid="06cfa98c"/>
    </style:style>
    <style:style style:name="T1828" style:family="text">
      <style:text-properties officeooo:rsid="06d229ba"/>
    </style:style>
    <style:style style:name="T1829" style:family="text">
      <style:text-properties officeooo:rsid="06d24f86"/>
    </style:style>
    <style:style style:name="T1830" style:family="text">
      <style:text-properties officeooo:rsid="06d83aa3"/>
    </style:style>
    <style:style style:name="T1831" style:family="text">
      <style:text-properties officeooo:rsid="06d96796"/>
    </style:style>
    <style:style style:name="T1832" style:family="text">
      <style:text-properties officeooo:rsid="06e02ffc"/>
    </style:style>
    <style:style style:name="T1833" style:family="text">
      <style:text-properties officeooo:rsid="06e05b4c"/>
    </style:style>
    <style:style style:name="T1834" style:family="text">
      <style:text-properties officeooo:rsid="06e0de74"/>
    </style:style>
    <style:style style:name="T1835" style:family="text">
      <style:text-properties officeooo:rsid="06e18e21"/>
    </style:style>
    <style:style style:name="T1836" style:family="text">
      <style:text-properties officeooo:rsid="06f7af6f"/>
    </style:style>
    <style:style style:name="T1837" style:family="text">
      <style:text-properties officeooo:rsid="07635d4c"/>
    </style:style>
    <style:style style:name="T1838" style:family="text">
      <style:text-properties officeooo:rsid="077c10be"/>
    </style:style>
    <style:style style:name="T1839" style:family="text">
      <style:text-properties officeooo:rsid="07acb23e"/>
    </style:style>
    <style:style style:name="T1840" style:family="text">
      <style:text-properties officeooo:rsid="07ace5ac"/>
    </style:style>
    <style:style style:name="T1841" style:family="text">
      <style:text-properties officeooo:rsid="07adaceb"/>
    </style:style>
    <style:style style:name="T1842" style:family="text">
      <style:text-properties officeooo:rsid="07af9f25"/>
    </style:style>
    <style:style style:name="T1843" style:family="text">
      <style:text-properties officeooo:rsid="07b15041"/>
    </style:style>
    <style:style style:name="T1844" style:family="text">
      <style:text-properties officeooo:rsid="07b25523"/>
    </style:style>
    <style:style style:name="T1845" style:family="text">
      <style:text-properties officeooo:rsid="07b3ccc7"/>
    </style:style>
    <style:style style:name="T1846" style:family="text">
      <style:text-properties officeooo:rsid="07b47c43"/>
    </style:style>
    <style:style style:name="T1847" style:family="text">
      <style:text-properties officeooo:rsid="07b4f89f"/>
    </style:style>
    <style:style style:name="T1848" style:family="text">
      <style:text-properties officeooo:rsid="07b5b4dc"/>
    </style:style>
    <style:style style:name="T1849" style:family="text">
      <style:text-properties officeooo:rsid="012a7431"/>
    </style:style>
    <style:style style:name="T1850" style:family="text">
      <style:text-properties officeooo:rsid="01319f4e"/>
    </style:style>
    <style:style style:name="T1851" style:family="text">
      <style:text-properties officeooo:rsid="01d1a96e"/>
    </style:style>
    <style:style style:name="T1852" style:family="text">
      <style:text-properties officeooo:rsid="01fe4a73"/>
    </style:style>
    <style:style style:name="T1853" style:family="text">
      <style:text-properties officeooo:rsid="02ae2897"/>
    </style:style>
    <style:style style:name="T1854" style:family="text">
      <style:text-properties officeooo:rsid="01f8178a"/>
    </style:style>
    <style:style style:name="T1855" style:family="text">
      <style:text-properties officeooo:rsid="01bf5965"/>
    </style:style>
    <style:style style:name="T1856" style:family="text">
      <style:text-properties officeooo:rsid="01348cae"/>
    </style:style>
    <style:style style:name="T1857" style:family="text">
      <style:text-properties officeooo:rsid="01bfb042"/>
    </style:style>
    <style:style style:name="T1858" style:family="text">
      <style:text-properties officeooo:rsid="01d2aa01"/>
    </style:style>
    <style:style style:name="T1859" style:family="text">
      <style:text-properties officeooo:rsid="01fb5c92"/>
    </style:style>
    <style:style style:name="T1860" style:family="text">
      <style:text-properties officeooo:rsid="01580072"/>
    </style:style>
    <style:style style:name="T1861" style:family="text">
      <style:text-properties officeooo:rsid="0158a075"/>
    </style:style>
    <style:style style:name="T1862" style:family="text">
      <style:text-properties officeooo:rsid="01c71ed2"/>
    </style:style>
    <style:style style:name="T1863" style:family="text">
      <style:text-properties officeooo:rsid="01699e82"/>
    </style:style>
    <style:style style:name="T1864" style:family="text">
      <style:text-properties officeooo:rsid="01d3aefb"/>
    </style:style>
    <style:style style:name="T1865" style:family="text">
      <style:text-properties officeooo:rsid="01c0c7db"/>
    </style:style>
    <style:style style:name="T1866" style:family="text">
      <style:text-properties officeooo:rsid="06965bbc"/>
    </style:style>
    <style:style style:name="T1867" style:family="text">
      <style:text-properties officeooo:rsid="06979cf3"/>
    </style:style>
    <style:style style:name="T1868" style:family="text">
      <style:text-properties officeooo:rsid="068fb036"/>
    </style:style>
    <style:style style:name="T1869" style:family="text">
      <style:text-properties officeooo:rsid="01f25916"/>
    </style:style>
    <style:style style:name="T1870" style:family="text">
      <style:text-properties officeooo:rsid="06d29003"/>
    </style:style>
    <style:style style:name="T1871" style:family="text">
      <style:text-properties officeooo:rsid="0642d373"/>
    </style:style>
    <style:style style:name="T1872" style:family="text">
      <style:text-properties officeooo:rsid="064370e2"/>
    </style:style>
    <style:style style:name="T1873" style:family="text">
      <style:text-properties officeooo:rsid="0644d576"/>
    </style:style>
    <style:style style:name="T1874" style:family="text">
      <style:text-properties officeooo:rsid="0646d4c7"/>
    </style:style>
    <style:style style:name="T1875" style:family="text">
      <style:text-properties officeooo:rsid="06477d79"/>
    </style:style>
    <style:style style:name="T1876" style:family="text">
      <style:text-properties officeooo:rsid="06494413"/>
    </style:style>
    <style:style style:name="T1877" style:family="text">
      <style:text-properties officeooo:rsid="064a8b5f"/>
    </style:style>
    <style:style style:name="T1878" style:family="text">
      <style:text-properties style:text-position="0% 100%" officeooo:rsid="064a8b5f"/>
    </style:style>
    <style:style style:name="T1879" style:family="text">
      <style:text-properties style:text-position="0% 100%" officeooo:rsid="064a9e8d"/>
    </style:style>
    <style:style style:name="T1880" style:family="text">
      <style:text-properties style:text-position="0% 100%" officeooo:rsid="064acc33"/>
    </style:style>
    <style:style style:name="T1881" style:family="text">
      <style:text-properties style:text-position="0% 100%" officeooo:rsid="0650c710"/>
    </style:style>
    <style:style style:name="T1882" style:family="text">
      <style:text-properties style:text-position="0% 100%" officeooo:rsid="065240e0"/>
    </style:style>
    <style:style style:name="T1883" style:family="text">
      <style:text-properties style:text-position="0% 100%" fo:font-style="italic" officeooo:rsid="065240e0" style:font-style-asian="italic" style:font-style-complex="italic"/>
    </style:style>
    <style:style style:name="T1884" style:family="text">
      <style:text-properties style:text-position="0% 100%" fo:font-style="normal" officeooo:rsid="065240e0" style:font-style-asian="normal" style:font-style-complex="normal"/>
    </style:style>
    <style:style style:name="T1885" style:family="text">
      <style:text-properties style:text-position="0% 100%" fo:font-weight="bold" officeooo:rsid="064c6d98" style:font-weight-asian="bold" style:font-weight-complex="bold"/>
    </style:style>
    <style:style style:name="T1886" style:family="text">
      <style:text-properties style:text-position="0% 100%" officeooo:rsid="064c6d98"/>
    </style:style>
    <style:style style:name="T1887" style:family="text">
      <style:text-properties officeooo:rsid="0597ca95"/>
    </style:style>
    <style:style style:name="T1888" style:family="text">
      <style:text-properties officeooo:rsid="06539492"/>
    </style:style>
    <style:style style:name="T1889" style:family="text">
      <style:text-properties officeooo:rsid="06541542"/>
    </style:style>
    <style:style style:name="T1890" style:family="text">
      <style:text-properties officeooo:rsid="059725b1"/>
    </style:style>
    <style:style style:name="T1891" style:family="text">
      <style:text-properties officeooo:rsid="06f24d23"/>
    </style:style>
    <style:style style:name="T1892" style:family="text">
      <style:text-properties officeooo:rsid="06f49aad"/>
    </style:style>
    <style:style style:name="T1893" style:family="text">
      <style:text-properties officeooo:rsid="06f670be"/>
    </style:style>
    <style:style style:name="T1894" style:family="text">
      <style:text-properties officeooo:rsid="06f7514c"/>
    </style:style>
    <style:style style:name="T1895" style:family="text">
      <style:text-properties officeooo:rsid="077f0132"/>
    </style:style>
    <style:style style:name="T1896" style:family="text">
      <style:text-properties officeooo:rsid="06e36671"/>
    </style:style>
    <style:style style:name="T1897" style:family="text">
      <style:text-properties officeooo:rsid="07b74cb3"/>
    </style:style>
    <style:style style:name="T1898" style:family="text">
      <style:text-properties officeooo:rsid="07b7bbe3"/>
    </style:style>
    <style:style style:name="T1899" style:family="text">
      <style:text-properties officeooo:rsid="07b8c4c9"/>
    </style:style>
    <style:style style:name="T1900" style:family="text">
      <style:text-properties officeooo:rsid="07b97b29"/>
    </style:style>
    <style:style style:name="T1901" style:family="text">
      <style:text-properties officeooo:rsid="07baf67f"/>
    </style:style>
    <style:style style:name="T1902" style:family="text">
      <style:text-properties officeooo:rsid="07bbe1c3"/>
    </style:style>
    <style:style style:name="T1903" style:family="text">
      <style:text-properties officeooo:rsid="07bcddcb"/>
    </style:style>
    <style:style style:name="T1904" style:family="text">
      <style:text-properties officeooo:rsid="07be5cbf"/>
    </style:style>
    <style:style style:name="T1905" style:family="text">
      <style:text-properties officeooo:rsid="07bf8dfa"/>
    </style:style>
    <style:style style:name="T1906" style:family="text">
      <style:text-properties officeooo:rsid="07c14cd3"/>
    </style:style>
    <style:style style:name="T1907" style:family="text">
      <style:text-properties officeooo:rsid="07c4e2f8"/>
    </style:style>
    <style:style style:name="T1908" style:family="text">
      <style:text-properties officeooo:rsid="07c6de32"/>
    </style:style>
    <style:style style:name="T1909" style:family="text">
      <style:text-properties officeooo:rsid="07c9e664"/>
    </style:style>
    <style:style style:name="T1910" style:family="text">
      <style:text-properties officeooo:rsid="0846f067"/>
    </style:style>
    <style:style style:name="T1911" style:family="text">
      <style:text-properties officeooo:rsid="0848c724"/>
    </style:style>
    <style:style style:name="T1912" style:family="text">
      <style:text-properties officeooo:rsid="0858e70e"/>
    </style:style>
    <style:style style:name="T1913" style:family="text">
      <style:text-properties officeooo:rsid="087646c6"/>
    </style:style>
    <style:style style:name="T1914" style:family="text">
      <style:text-properties officeooo:rsid="08778de7"/>
    </style:style>
    <style:style style:name="T1915" style:family="text">
      <style:text-properties officeooo:rsid="087d111b"/>
    </style:style>
    <style:style style:name="T1916" style:family="text">
      <style:text-properties officeooo:rsid="087df221"/>
    </style:style>
    <style:style style:name="T1917" style:family="text">
      <style:text-properties officeooo:rsid="087f5d65"/>
    </style:style>
    <style:style style:name="T1918" style:family="text">
      <style:text-properties officeooo:rsid="089262c8"/>
    </style:style>
    <style:style style:name="T1919" style:family="text">
      <style:text-properties officeooo:rsid="0892a81c"/>
    </style:style>
    <style:style style:name="T1920" style:family="text">
      <style:text-properties officeooo:rsid="08a069fc"/>
    </style:style>
    <style:style style:name="T1921" style:family="text">
      <style:text-properties officeooo:rsid="08a93923"/>
    </style:style>
    <style:style style:name="T1922" style:family="text">
      <style:text-properties officeooo:rsid="08ac7118"/>
    </style:style>
    <style:style style:name="T1923" style:family="text">
      <style:text-properties officeooo:rsid="08af0c4f"/>
    </style:style>
    <style:style style:name="T1924" style:family="text">
      <style:text-properties officeooo:rsid="08b2a78c"/>
    </style:style>
    <style:style style:name="T1925" style:family="text">
      <style:text-properties officeooo:rsid="08b351e6"/>
    </style:style>
    <style:style style:name="T1926" style:family="text">
      <style:text-properties officeooo:rsid="08bfb560"/>
    </style:style>
    <style:style style:name="T1927" style:family="text">
      <style:text-properties officeooo:rsid="08f94c9f"/>
    </style:style>
    <style:style style:name="T1928" style:family="text">
      <style:text-properties officeooo:rsid="0906738c"/>
    </style:style>
    <style:style style:name="T1929" style:family="text">
      <style:text-properties officeooo:rsid="091521c7"/>
    </style:style>
    <style:style style:name="T1930" style:family="text">
      <style:text-properties officeooo:rsid="0915550f"/>
    </style:style>
    <style:style style:name="T1931" style:family="text">
      <style:text-properties officeooo:rsid="0916109e"/>
    </style:style>
    <style:style style:name="T1932" style:family="text">
      <style:text-properties officeooo:rsid="09171e6d"/>
    </style:style>
    <style:style style:name="T1933" style:family="text">
      <style:text-properties fo:font-size="12pt" officeooo:rsid="09171e6d" style:font-size-asian="12pt" style:font-size-complex="12pt"/>
    </style:style>
    <style:style style:name="T1934" style:family="text">
      <style:text-properties fo:font-size="12pt" officeooo:rsid="091521c7" style:font-size-asian="12pt" style:font-size-complex="12pt"/>
    </style:style>
    <style:style style:name="T1935" style:family="text">
      <style:text-properties officeooo:rsid="092375e1"/>
    </style:style>
    <style:style style:name="T1936" style:family="text">
      <style:text-properties officeooo:rsid="09292d2a"/>
    </style:style>
    <style:style style:name="T1937" style:family="text">
      <style:text-properties officeooo:rsid="092c252e"/>
    </style:style>
    <style:style style:name="T1938" style:family="text">
      <style:text-properties officeooo:rsid="092fe3e1"/>
    </style:style>
    <style:style style:name="T1939" style:family="text">
      <style:text-properties officeooo:rsid="0930c3f9"/>
    </style:style>
    <style:style style:name="T1940" style:family="text">
      <style:text-properties officeooo:rsid="0931a32c"/>
    </style:style>
    <style:style style:name="T1941" style:family="text">
      <style:text-properties officeooo:rsid="0931ead4"/>
    </style:style>
    <style:style style:name="T1942" style:family="text">
      <style:text-properties officeooo:rsid="0936d10f"/>
    </style:style>
    <style:style style:name="T1943" style:family="text">
      <style:text-properties officeooo:rsid="0939dc6e"/>
    </style:style>
    <style:style style:name="T1944" style:family="text">
      <style:text-properties officeooo:rsid="0948e7ae"/>
    </style:style>
    <style:style style:name="T1945" style:family="text">
      <style:text-properties officeooo:rsid="094eaee9"/>
    </style:style>
    <style:style style:name="T1946" style:family="text">
      <style:text-properties officeooo:rsid="0950cfeb"/>
    </style:style>
    <style:style style:name="T1947" style:family="text">
      <style:text-properties officeooo:rsid="095b2f6b"/>
    </style:style>
    <style:style style:name="T1948" style:family="text">
      <style:text-properties officeooo:rsid="097038fb"/>
    </style:style>
    <style:style style:name="T1949" style:family="text">
      <style:text-properties officeooo:rsid="09775103"/>
    </style:style>
    <style:style style:name="T1950" style:family="text">
      <style:text-properties officeooo:rsid="097950b5"/>
    </style:style>
    <style:style style:name="T1951" style:family="text">
      <style:text-properties officeooo:rsid="097a54fb"/>
    </style:style>
    <style:style style:name="T1952" style:family="text">
      <style:text-properties officeooo:rsid="097be229"/>
    </style:style>
    <style:style style:name="T1953" style:family="text">
      <style:text-properties officeooo:rsid="09956a08"/>
    </style:style>
    <style:style style:name="T1954" style:family="text">
      <style:text-properties officeooo:rsid="09adab4d"/>
    </style:style>
    <style:style style:name="T1955" style:family="text">
      <style:text-properties officeooo:rsid="09c75d6c"/>
    </style:style>
    <style:style style:name="T1956" style:family="text">
      <style:text-properties officeooo:rsid="09c9d725"/>
    </style:style>
    <style:style style:name="T1957" style:family="text">
      <style:text-properties officeooo:rsid="09cae60e"/>
    </style:style>
    <style:style style:name="T1958" style:family="text">
      <style:text-properties officeooo:rsid="09de60e6"/>
    </style:style>
    <style:style style:name="T1959" style:family="text">
      <style:text-properties officeooo:rsid="09ded7c1"/>
    </style:style>
    <style:style style:name="T1960" style:family="text">
      <style:text-properties officeooo:rsid="09e3bee2"/>
    </style:style>
    <style:style style:name="T1961" style:family="text">
      <style:text-properties officeooo:rsid="09e64f97"/>
    </style:style>
    <style:style style:name="T1962" style:family="text">
      <style:text-properties officeooo:rsid="09f08b32"/>
    </style:style>
    <style:style style:name="T1963" style:family="text">
      <style:text-properties officeooo:rsid="09f2abf5"/>
    </style:style>
    <style:style style:name="T1964" style:family="text">
      <style:text-properties officeooo:rsid="0a027be2"/>
    </style:style>
    <style:style style:name="T1965" style:family="text">
      <style:text-properties officeooo:rsid="0a08d3c5"/>
    </style:style>
    <style:style style:name="T1966" style:family="text">
      <style:text-properties officeooo:rsid="0a0ad6ae"/>
    </style:style>
    <style:style style:name="T1967" style:family="text">
      <style:text-properties officeooo:rsid="0a0d3f93"/>
    </style:style>
    <style:style style:name="T1968" style:family="text">
      <style:text-properties officeooo:rsid="0a0e0a85"/>
    </style:style>
    <style:style style:name="T1969" style:family="text">
      <style:text-properties officeooo:rsid="0a170ab2"/>
    </style:style>
    <style:style style:name="T1970" style:family="text">
      <style:text-properties fo:font-size="10pt" style:font-size-asian="10pt" style:font-size-complex="10pt"/>
    </style:style>
    <style:style style:name="T1971" style:family="text">
      <style:text-properties officeooo:rsid="0a1a3e10"/>
    </style:style>
    <style:style style:name="T1972" style:family="text">
      <style:text-properties officeooo:rsid="00595cb2"/>
    </style:style>
    <style:style style:name="T1973" style:family="text">
      <style:text-properties officeooo:rsid="0a2ad138"/>
    </style:style>
    <style:style style:name="T1974" style:family="text">
      <style:text-properties officeooo:rsid="082b3d1b"/>
    </style:style>
    <style:style style:name="T1975" style:family="text">
      <style:text-properties officeooo:rsid="084ab85b"/>
    </style:style>
    <style:style style:name="T1976" style:family="text">
      <style:text-properties officeooo:rsid="083e4aea"/>
    </style:style>
    <style:style style:name="T1977" style:family="text">
      <style:text-properties officeooo:rsid="083ef869"/>
    </style:style>
    <style:style style:name="T1978" style:family="text">
      <style:text-properties officeooo:rsid="08447ed9"/>
    </style:style>
    <style:style style:name="T1979" style:family="text">
      <style:text-properties officeooo:rsid="08621026"/>
    </style:style>
    <style:style style:name="T1980" style:family="text">
      <style:text-properties officeooo:rsid="08640472"/>
    </style:style>
    <style:style style:name="T1981" style:family="text">
      <style:text-properties officeooo:rsid="08537e7a"/>
    </style:style>
    <style:style style:name="T1982" style:family="text">
      <style:text-properties officeooo:rsid="0867b83b"/>
    </style:style>
    <style:style style:name="T1983" style:family="text">
      <style:text-properties officeooo:rsid="086a958e"/>
    </style:style>
    <style:style style:name="T1984" style:family="text">
      <style:text-properties officeooo:rsid="086ae8c4"/>
    </style:style>
    <style:style style:name="T1985" style:family="text">
      <style:text-properties officeooo:rsid="086bebd3"/>
    </style:style>
    <style:style style:name="T1986" style:family="text">
      <style:text-properties officeooo:rsid="086d9516"/>
    </style:style>
    <style:style style:name="T1987" style:family="text">
      <style:text-properties officeooo:rsid="0875218a"/>
    </style:style>
    <style:style style:name="T1988" style:family="text">
      <style:text-properties officeooo:rsid="086d9583"/>
    </style:style>
    <style:style style:name="T1989" style:family="text">
      <style:text-properties officeooo:rsid="0871b835"/>
    </style:style>
    <style:style style:name="T1990" style:family="text">
      <style:text-properties officeooo:rsid="0873810b"/>
    </style:style>
    <style:style style:name="T1991" style:family="text">
      <style:text-properties officeooo:rsid="0a306d70"/>
    </style:style>
    <style:style style:name="T1992" style:family="text">
      <style:text-properties officeooo:rsid="0a3c79e2"/>
    </style:style>
    <style:style style:name="T1993" style:family="text">
      <style:text-properties officeooo:rsid="0a4c3649"/>
    </style:style>
    <style:style style:name="T1994" style:family="text">
      <style:text-properties officeooo:rsid="0a4d696e"/>
    </style:style>
    <style:style style:name="T1995" style:family="text">
      <style:text-properties officeooo:rsid="0a50ba97"/>
    </style:style>
    <style:style style:name="T1996" style:family="text">
      <style:text-properties officeooo:rsid="0a612f23"/>
    </style:style>
    <style:style style:name="T1997" style:family="text">
      <style:text-properties officeooo:rsid="0a62a585"/>
    </style:style>
    <style:style style:name="T1998" style:family="text">
      <style:text-properties officeooo:rsid="0a63c69d"/>
    </style:style>
    <style:style style:name="T1999" style:family="text">
      <style:text-properties officeooo:rsid="0a63ee3a"/>
    </style:style>
    <style:style style:name="T2000" style:family="text">
      <style:text-properties officeooo:rsid="0a6431ec"/>
    </style:style>
    <style:style style:name="T2001" style:family="text">
      <style:text-properties officeooo:rsid="0a6e35a2"/>
    </style:style>
    <style:style style:name="T2002" style:family="text">
      <style:text-properties officeooo:rsid="0a704128"/>
    </style:style>
    <style:style style:name="T2003" style:family="text">
      <style:text-properties officeooo:rsid="0a77bda8"/>
    </style:style>
    <style:style style:name="T2004" style:family="text">
      <style:text-properties officeooo:rsid="0a7b293b"/>
    </style:style>
    <style:style style:name="T2005" style:family="text">
      <style:text-properties officeooo:rsid="0a7c83f7"/>
    </style:style>
    <style:style style:name="T2006" style:family="text">
      <style:text-properties fo:font-size="5pt" fo:font-style="normal" officeooo:rsid="055cb88c" fo:background-color="transparent" loext:char-shading-value="0" style:font-size-asian="5pt" style:font-style-asian="normal" style:font-size-complex="5pt" style:font-style-complex="normal"/>
    </style:style>
    <style:style style:name="T2007" style:family="text">
      <style:text-properties officeooo:rsid="0a93a073"/>
    </style:style>
    <style:style style:name="T2008" style:family="text">
      <style:text-properties officeooo:rsid="0a955391"/>
    </style:style>
    <style:style style:name="T2009" style:family="text">
      <style:text-properties officeooo:rsid="0a9712aa"/>
    </style:style>
    <style:style style:name="T2010" style:family="text">
      <style:text-properties officeooo:rsid="0a97ea7b"/>
    </style:style>
    <style:style style:name="T2011" style:family="text">
      <style:text-properties officeooo:rsid="0a98aad4"/>
    </style:style>
    <style:style style:name="T2012" style:family="text">
      <style:text-properties officeooo:rsid="0a993d62"/>
    </style:style>
    <style:style style:name="T2013" style:family="text">
      <style:text-properties officeooo:rsid="0a9da753"/>
    </style:style>
    <style:style style:name="T2014" style:family="text">
      <style:text-properties officeooo:rsid="0a9f9356"/>
    </style:style>
    <style:style style:name="T2015" style:family="text">
      <style:text-properties officeooo:rsid="0aa0b2ce"/>
    </style:style>
    <style:style style:name="Sect1" style:family="section">
      <style:section-properties text:dont-balance-text-columns="false" style:editable="false">
        <style:columns fo:column-count="2">
          <style:column style:rel-width="3168*" fo:start-indent="0in" fo:end-indent="0in"/>
          <style:column style:rel-width="6804*" fo:start-indent="0in" fo:end-indent="0in"/>
        </style:columns>
      </style:section-properties>
    </style:style>
    <style:style style:name="Sect2" style:family="section">
      <style:section-properties text:dont-balance-text-columns="false" style:editable="false">
        <style:columns fo:column-count="1" fo:column-gap="0in"/>
      </style:section-properties>
    </style:style>
    <style:style style:name="Sect3"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4" style:family="section">
      <style:section-properties text:dont-balance-text-columns="false" style:editable="false">
        <style:columns fo:column-count="2">
          <style:column style:rel-width="2592*" fo:start-indent="0in" fo:end-indent="0in"/>
          <style:column style:rel-width="7380*" fo:start-indent="0in" fo:end-indent="0in"/>
        </style:columns>
      </style:section-properties>
    </style:style>
    <style:style style:name="Sect5" style:family="section">
      <style:section-properties text:dont-balance-text-columns="false" style:editable="false">
        <style:columns fo:column-count="2">
          <style:column style:rel-width="2160*" fo:start-indent="0in" fo:end-indent="0in"/>
          <style:column style:rel-width="7812*" fo:start-indent="0in" fo:end-indent="0in"/>
        </style:columns>
      </style:section-properties>
    </style:style>
    <style:style style:name="Sect6" style:family="section">
      <style:section-properties text:dont-balance-text-columns="false" style:editable="false">
        <style:columns fo:column-count="2">
          <style:column style:rel-width="3600*" fo:start-indent="0in" fo:end-indent="0in"/>
          <style:column style:rel-width="6372*" fo:start-indent="0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Fleetwright Logistics Rules; for Campaign Play</text:p>
      <text:p text:style-name="P58">By the Junction Crew</text:p>
      <text:p text:style-name="P58"/>
      <text:p text:style-name="P59"><text:span text:style-name="T1">Entirely aside from the </text:span><text:span text:style-name="T2">custom spaceships and the ability to have them fight, Fleetwright </text:span><text:span text:style-name="T3">is </text:span><text:span text:style-name="T2">also </text:span><text:span text:style-name="T3">designed</text:span><text:span text:style-name="T2"> to </text:span><text:span text:style-name="T3">play as a full-fledged Grand Strategy game, </text:span><text:span text:style-name="T4">in which the logistical considerations of building a space navy have to be carefully balanced with the </text:span><text:span text:style-name="T5">political and economic </text:span><text:span text:style-name="T7">considerations of </text:span><text:span text:style-name="T8">running a well-functioning country.</text:span></text:p>
      <text:p text:style-name="P6"/>
      <text:p text:style-name="P60"><text:span text:style-name="T8"><text:tab/></text:span><text:span text:style-name="T9">There are t</text:span><text:span text:style-name="T352">wo</text:span><text:span text:style-name="T9"> modes for strategic-level play: Quickplay, </text:span><text:span text:style-name="T352">and </text:span><text:span text:style-name="T9">Full</text:span><text:span text:style-name="T10">p</text:span><text:span text:style-name="T9">lay.</text:span></text:p>
      <text:p text:style-name="P7"/>
      <text:p text:style-name="P60"><text:span text:style-name="T9"><text:tab/></text:span><text:span text:style-name="T10">In Quickplay mode, almost all of the internal politicking of running an interstellar country is abstracted away. </text:span><text:span text:style-name="T11">This allows for tactical engagements to happen with the added stakes of actual context, but without much chance of getting bogged down.</text:span></text:p>
      <text:p text:style-name="P8"/>
      <text:p text:style-name="P59"><text:span text:style-name="T11"><text:tab/></text:span><text:span text:style-name="T12">In Fullplay mode, all the messy little details </text:span><text:span text:style-name="T13">of running a country are handled in full detail, as is every single space battle. </text:span><text:span text:style-name="T14">This gives the game a great deal of depth, </text:span><text:span text:style-name="T15">but means it plays quite slowly.</text:span></text:p>
      <text:p text:style-name="P9"/>
      <text:p text:style-name="P124"><text:span text:style-name="T16"><text:tab/></text:span><text:span text:style-name="T17">But we’re getting a bit ahead of ourselves. </text:span><text:span text:style-name="T18">First of all, we need to establish where exactly this is taking place.</text:span></text:p>
      <text:h text:style-name="P724" text:outline-level="1">Section 0: Sector Generation</text:h>
      <text:section text:style-name="Sect1" text:name="Section1">
        <table:table table:name="Table20" table:style-name="Table20">
          <table:table-column table:style-name="Table20.A"/>
          <table:table-column table:style-name="Table20.B"/>
          <table:table-row>
            <table:table-cell table:style-name="Table20.A1" office:value-type="string">
              <text:p text:style-name="P658">Sector Diameter</text:p>
            </table:table-cell>
            <table:table-cell table:style-name="Table20.B1" office:value-type="string">
              <text:p text:style-name="P658">#of Star Systems</text:p>
            </table:table-cell>
          </table:table-row>
          <table:table-row>
            <table:table-cell table:style-name="Table20.A2" office:value-type="string">
              <text:p text:style-name="P658">9 (90 <text:span text:style-name="T1973">L.Y.</text:span>)</text:p>
            </table:table-cell>
            <table:table-cell table:style-name="Table20.B2" office:value-type="string">
              <text:p text:style-name="P659">61</text:p>
            </table:table-cell>
          </table:table-row>
          <table:table-row>
            <table:table-cell table:style-name="Table20.A2" office:value-type="string">
              <text:p text:style-name="P658">11 (110 L.Y.)</text:p>
            </table:table-cell>
            <table:table-cell table:style-name="Table20.B2" office:value-type="string">
              <text:p text:style-name="P659">91</text:p>
            </table:table-cell>
          </table:table-row>
          <table:table-row>
            <table:table-cell table:style-name="Table20.A2" office:value-type="string">
              <text:p text:style-name="P658">13 (130 L.Y.)</text:p>
            </table:table-cell>
            <table:table-cell table:style-name="Table20.B2" office:value-type="string">
              <text:p text:style-name="P659">127</text:p>
            </table:table-cell>
          </table:table-row>
          <table:table-row>
            <table:table-cell table:style-name="Table20.A2" office:value-type="string">
              <text:p text:style-name="P658">15 (150 L.Y.)</text:p>
            </table:table-cell>
            <table:table-cell table:style-name="Table20.B2" office:value-type="string">
              <text:p text:style-name="P660">169</text:p>
            </table:table-cell>
          </table:table-row>
          <table:table-row>
            <table:table-cell table:style-name="Table20.A2" office:value-type="string">
              <text:p text:style-name="P658">17 (170 L.Y.)</text:p>
            </table:table-cell>
            <table:table-cell table:style-name="Table20.B2" office:value-type="string">
              <text:p text:style-name="P661">217</text:p>
            </table:table-cell>
          </table:table-row>
          <table:table-row>
            <table:table-cell table:style-name="Table20.A2" office:value-type="string">
              <text:p text:style-name="P658">19 (190 L.Y.)</text:p>
            </table:table-cell>
            <table:table-cell table:style-name="Table20.B2" office:value-type="string">
              <text:p text:style-name="P661">271</text:p>
            </table:table-cell>
          </table:table-row>
          <table:table-row>
            <table:table-cell table:style-name="Table20.A2" office:value-type="string">
              <text:p text:style-name="P658">21 (210 L.Y.)</text:p>
            </table:table-cell>
            <table:table-cell table:style-name="Table20.B2" office:value-type="string">
              <text:p text:style-name="P661">331</text:p>
            </table:table-cell>
          </table:table-row>
          <table:table-row>
            <table:table-cell table:style-name="Table20.A2" office:value-type="string">
              <text:p text:style-name="P658">23 (230 L.Y.)</text:p>
            </table:table-cell>
            <table:table-cell table:style-name="Table20.B2" office:value-type="string">
              <text:p text:style-name="P662">397</text:p>
            </table:table-cell>
          </table:table-row>
          <table:table-row>
            <table:table-cell table:style-name="Table20.A2" office:value-type="string">
              <text:p text:style-name="P658">25 (250 L.Y.)</text:p>
            </table:table-cell>
            <table:table-cell table:style-name="Table20.B2" office:value-type="string">
              <text:p text:style-name="P662">469</text:p>
            </table:table-cell>
          </table:table-row>
        </table:table>
        <text:p text:style-name="P656">Every game of Fleetwright takes place very far from Earth, the assumption being that the sector the game takes place in was recently settled by a colony fleet, aiming to set up their own civilization free from interference by the homeworld. As such, there is no intervention by civilizations from outside the gameplay sector.</text:p>
        <text:p text:style-name="P656">This sector is represented as a hexagonal grid gameboard, with each hex representing both a star system and roughly ten light years of travel distance. The maximum size of this gameboard is a hexagonal tessellation twenty five hexes across, as that is the maximum size which allows a courier ship to make a round trip within a month and facilitate “real time” communications. That said, you can play with a smaller sector if you want to.</text:p>
      </text:section>
      <text:p text:style-name="P654">Above is a quick list of the number of hexes based on the diameter of the game sector. Diameters smaller than nine hexes are not recommended. <text:span text:style-name="T1991">Below are instructions for star system generation.</text:span></text:p>
      <text:p text:style-name="P655"/>
      <text:p text:style-name="P655">Each star system is composed of several “slots”. One for the star, and nine planet slots. What goes in each slot is determined by the roll of a die.</text:p>
      <text:p text:style-name="P655"/>
      <text:p text:style-name="P655">First up, the Star Slot. This is rolled as a d100. What type of star a system ends up with determines the temperature of the nine planet slots.</text:p>
      <text:p text:style-name="P655">- A roll of 1-8 indicates a White Dwarf. One temperate slot followed by eight cold slots.<text:line-break/>- 9-60 indicates a Red-Orange Dwarf. One hot slot, two temperate slots, followed by six cold slots.<text:line-break/>- 61-89 indicates a Yellow Dwarf. Three hot slots, two temperate slots, followed by four cold slots.<text:line-break/>- 90-99 indicates a Blue Giant. These stars have five hot slots followed by two temperate slots, then two cold slots.<text:line-break/>- A roll of 100 indicates a Black Hole. All nine of a Black Hole’s planet slots are cold and there’s no solar power available, but setting up shop in one of these systems offers some unique opportunities.</text:p>
      <text:p text:style-name="P655"/>
      <text:p text:style-name="P655">As for what goes in each planet slot, that’s handled with a d4. Each planet type has opportunities for a number of other characteristics, rolled with a planet of that type.</text:p>
      <text:p text:style-name="P156">Planet Type by d4 Roll</text:p>
      <text:p text:style-name="P655">1: empty planet slot; there’s nothing of note here.</text:p>
      <text:p text:style-name="P655">2: Asteroid Belt</text:p>
      <text:p text:style-name="P655">3: Rocky Planet (Roll 1d6-2 for number of moons, 1d6 for Gravity rating, twice the Gravity rating minus 1d8 for Atmosphere density)</text:p>
      <text:p text:style-name="P655">4: Gas Giant (2d8 for Gravity rating, 1d6 moons per point of Gravity, Atmosphere density of YES)</text:p>
      <text:p text:style-name="P655"/>
      <text:p text:style-name="P657">It is recommended to have a completely unambiguous coordinate system for star systems, so that the detailed documentation on each one can be easily cross-referenced with its map location.</text:p>
      <text:p text:style-name="P657"/>
      <text:p text:style-name="P657">During Quickplay, star system generation only needs to roll for star type; unless you roll a black hole, every star system is otherwise identical in that game mode.</text:p>
      <text:section text:style-name="Sect2" text:name="Section2">
        <text:h text:style-name="P725" text:outline-level="1"><text:span text:style-name="T1972">Section 1: </text:span><text:span text:style-name="T1051">Phases</text:span></text:h>
        <text:p text:style-name="P62">Strategic turns during Quickplay are divided into <text:span text:style-name="T1011">four</text:span> phases: Economy, Fleet Movement, Battle Resolution, <text:span text:style-name="T1011">and Ground Combat</text:span>. <text:span text:style-name="T1051">In Full Play, there is also the Politics phase and there are some changes to the Economy phase. </text:span><text:span text:style-name="T1053">Fleet Movement, Battle Resolution, and Ground Combat are largely identical between game modes.</text:span></text:p>
        <text:p text:style-name="P62"><text:span text:style-name="T1010">During the Economy Phase, infrastructure </text:span><text:span text:style-name="T1012">is built, ships are made, and </text:span><text:span text:style-name="T1013">tax revenue is collected.</text:span></text:p>
        <text:p text:style-name="P63">During Fleet Movement, <text:span text:style-name="T1014">ships are assigned to fleets and ordered to different parts of the sector. This is also </text:span><text:span text:style-name="T1015">when ships replenish their supplies.</text:span></text:p>
        <text:p text:style-name="P64">Battle Resolution is the point in the strategic turn when tactical space combat actually takes place. <text:span text:style-name="T1016">As such, this is likely to result in </text:span><text:span text:style-name="T1017">quite a lot of ships having </text:span><text:span text:style-name="T887">problems</text:span><text:span text:style-name="T19">.</text:span></text:p>
        <text:p text:style-name="P123"><text:span text:style-name="T19">G</text:span><text:span text:style-name="T6">round Combat is when Ground Forces fight in an effort to capture territory or </text:span><text:span text:style-name="T20">prevent such from taking place. This is also when ships may engage in bombardment, </text:span><text:span text:style-name="T21">and when surface-to-orbit weapons may target enemy ships.</text:span></text:p>
        <text:p text:style-name="P12">But first, there needs to be some setup.</text:p>
      </text:section>
      <text:section text:style-name="Sect3" text:name="Section3">
        <text:h text:style-name="P726" text:outline-level="2" text:is-list-header="true">Phase 0<text:span text:style-name="T1051">a</text:span>: Quickplay Setup</text:h>
        <text:p text:style-name="P65"><text:span text:style-name="T1018">Each player selects a star system to be their capitol. They get </text:span><text:span text:style-name="T1748">200</text:span><text:span text:style-name="T1018"> Civilian Infrastructure for said star system, </text:span><text:span text:style-name="T1019">and may name said star system</text:span><text:span text:style-name="T1018">. </text:span><text:span text:style-name="T1020">That done, players immediately launch into the Economy phase.</text:span></text:p>
        <text:p text:style-name="P66">No, you don’t start with any Military Infrastructure or ships.</text:p>
        <text:h text:style-name="P727" text:outline-level="2">Phase 0b: Full Play Setup</text:h>
        <text:p text:style-name="P67">Setting up for Full Play is much, <text:span text:style-name="T886">much</text:span><text:span text:style-name="T6"> more complicated. The reason is that there are whole </text:span><text:span text:style-name="T26">game </text:span><text:span text:style-name="T6">systems crucial for Full Play which </text:span><text:span text:style-name="T886">aren’t</text:span><text:span text:style-name="T6"> used </text:span><text:span text:style-name="T26">in Quickplay. Specifically, Colony Types, Policies, Government Types, Ideologies, </text:span><text:span text:style-name="T460">Events, Diplomacy, and Espionage</text:span><text:span text:style-name="T26">. </text:span><text:span text:style-name="T27">The Economy system is also s</text:span><text:span text:style-name="T28">omewhat</text:span><text:span text:style-name="T27"> complexified.</text:span></text:p>
        <text:p text:style-name="P68"><text:span text:style-name="T27">E</text:span><text:span text:style-name="T6">ach faction starts with </text:span><text:span text:style-name="T447">18</text:span><text:span text:style-name="T6"> Faction Points; these </text:span><text:span text:style-name="T29">can be spent on </text:span><text:span text:style-name="T30">Ideology, Starting Colonies, </text:span><text:span text:style-name="T307">and </text:span><text:span text:style-name="T32">Advance Terraforming</text:span><text:span text:style-name="T31">.</text:span></text:p>
      </text:section>
      <text:h text:style-name="P732" text:outline-level="3">Ideology</text:h>
      <text:p text:style-name="P70">A faction’s Ideology <text:span text:style-name="T1054">determines a lot about </text:span><text:span text:style-name="T1055">what playstyles they’re suited for. </text:span><text:span text:style-name="T1056">The main reason for this is because </text:span><text:span text:style-name="T1057">your ideology dictates what policies are available.</text:span></text:p>
      <text:p text:style-name="P71">Ideologies are described with a combination of positions on four ideological axes; each axis can have a value of -2, -1, +1, or +2. Neutrality is impossible. <text:span text:style-name="T1058">Each axis starts at -2, and can be improved by one place per Faction Point spent. </text:span><text:span text:style-name="T1059">You can call your ideology whatever you want; the name has nothing to do with the substance.</text:span></text:p>
      <text:p text:style-name="P72">The following chart details what each rank of each axis actually <text:span text:style-name="T1061">looks like when put into practice.</text:span></text:p>
      <table:table table:name="Table4" table:style-name="Table4">
        <table:table-column table:style-name="Table4.A"/>
        <table:table-column table:style-name="Table4.B" table:number-columns-repeated="2"/>
        <table:table-column table:style-name="Table4.D"/>
        <table:table-column table:style-name="Table4.E"/>
        <table:table-row>
          <table:table-cell table:style-name="Table4.A1" office:value-type="string">
            <text:p text:style-name="P235">Value</text:p>
          </table:table-cell>
          <table:table-cell table:style-name="Table4.A1" office:value-type="string">
            <text:p text:style-name="P136">Supportiveness</text:p>
          </table:table-cell>
          <table:table-cell table:style-name="Table4.A1" office:value-type="string">
            <text:p text:style-name="P136">Inclusivity</text:p>
          </table:table-cell>
          <table:table-cell table:style-name="Table4.A1" office:value-type="string">
            <text:p text:style-name="P136">Egalitarianism</text:p>
          </table:table-cell>
          <table:table-cell table:style-name="Table4.E1" office:value-type="string">
            <text:p text:style-name="P137">Progressivism</text:p>
          </table:table-cell>
        </table:table-row>
        <table:table-row>
          <table:table-cell table:style-name="Table4.A2" office:value-type="string">
            <text:p text:style-name="P235">+2</text:p>
          </table:table-cell>
          <table:table-cell table:style-name="Table4.A2" office:value-type="string">
            <text:p text:style-name="P275">All full members of society are guaranteed a reasonably good standard of living, even if truly incapable of meaningfully contributing.</text:p>
          </table:table-cell>
          <table:table-cell table:style-name="Table4.A2" office:value-type="string">
            <text:p text:style-name="P276">All demographics enjoy equality in law, <text:span text:style-name="T1062">social standing, and opportunity to find success.</text:span></text:p>
          </table:table-cell>
          <table:table-cell table:style-name="Table4.A2" office:value-type="string">
            <text:p text:style-name="P279">Social class is no longer a meaningful factor in the organization of society. <text:span text:style-name="T1063">People can do what they’re good at without their social standing being a concern.</text:span> </text:p>
          </table:table-cell>
          <table:table-cell table:style-name="Table4.E2" office:value-type="string">
            <text:p text:style-name="P283">New and different ideas are a cause of great interest. Even if drastically different from existing practice, all ideas are fairly assessed before a decision is made on their implementation.</text:p>
          </table:table-cell>
        </table:table-row>
        <table:table-row>
          <table:table-cell table:style-name="Table4.A2" office:value-type="string">
            <text:p text:style-name="P235">+1</text:p>
          </table:table-cell>
          <table:table-cell table:style-name="Table4.A2" office:value-type="string">
            <text:p text:style-name="P277">It’s possible to fill all necessities of life when on social welfare. That said, for a truly <text:span text:style-name="T1064">comfortable life you need your own revenue stream.</text:span></text:p>
          </table:table-cell>
          <table:table-cell table:style-name="Table4.A2" office:value-type="string">
            <text:p text:style-name="P278">People of all demographics are <text:span text:style-name="T886">legally</text:span><text:span text:style-name="T6"> equal, but in practice some outgroups still find themselves being dealt a </text:span><text:span text:style-name="T448">poor</text:span><text:span text:style-name="T6"> hand in life.</text:span></text:p>
          </table:table-cell>
          <table:table-cell table:style-name="Table4.A2" office:value-type="string">
            <text:p text:style-name="P280">There are meaningful social classes, some of which are definitely more powerful than others. That said, it isn’t uncommon for someone to be promoted or demoted.</text:p>
          </table:table-cell>
          <table:table-cell table:style-name="Table4.E2" office:value-type="string">
            <text:p text:style-name="P284">The vast majority of ideas are given a fair shake when presented, but some are discarded out of hand.</text:p>
          </table:table-cell>
        </table:table-row>
        <table:table-row>
          <table:table-cell table:style-name="Table4.A2" office:value-type="string">
            <text:p text:style-name="P234">-<text:span text:style-name="T1059">1</text:span></text:p>
          </table:table-cell>
          <table:table-cell table:style-name="Table4.A2" office:value-type="string">
            <text:p text:style-name="P281">There may be some token efforts and services for those who are having a hard time, but if you can’t hack it you are <text:span text:style-name="T1921">screw</text:span><text:span text:style-name="T886">ed</text:span><text:span text:style-name="T6">.</text:span></text:p>
          </table:table-cell>
          <table:table-cell table:style-name="Table4.A2" office:value-type="string">
            <text:p text:style-name="P281">Discrimination against perceived outgroups is rampant and institutionalized, <text:span text:style-name="T1060">meaning life for them </text:span><text:span text:style-name="T888">sucks ass</text:span><text:span text:style-name="T33">. </text:span><text:span text:style-name="T34">Still, at least there aren’t </text:span><text:span text:style-name="T889">blatant</text:span><text:span text:style-name="T34"> lynch mobs.</text:span></text:p>
          </table:table-cell>
          <table:table-cell table:style-name="Table4.A2" office:value-type="string">
            <text:p text:style-name="P282">While no longer enshrined in law, society’s hierarchy is still extremely rigid. It is very rare to go from riches to rags or vice versa.</text:p>
          </table:table-cell>
          <table:table-cell table:style-name="Table4.E2" office:value-type="string">
            <text:p text:style-name="P285">While society is hidebound and set in its ways, it will at least entertain the <text:span text:style-name="T886">possibility</text:span><text:span text:style-name="T6"> of change if <text:s/>needed.</text:span></text:p>
          </table:table-cell>
        </table:table-row>
        <table:table-row>
          <table:table-cell table:style-name="Table4.A2" office:value-type="string">
            <text:p text:style-name="P234">-<text:span text:style-name="T1059">2</text:span></text:p>
          </table:table-cell>
          <table:table-cell table:style-name="Table4.A2" office:value-type="string">
            <text:p text:style-name="P281">Individuals are almost entirely left to fend for themselves. There is no form of social safety net whatsoever.</text:p>
          </table:table-cell>
          <table:table-cell table:style-name="Table4.A2" office:value-type="string">
            <text:p text:style-name="P281">Anyone who differs from the designated ingroup in any significant manner is in very real danger. </text:p>
            <text:p text:style-name="P281"/>
            <text:p text:style-name="P281">Violence is common.</text:p>
          </table:table-cell>
          <table:table-cell table:style-name="Table4.A2" office:value-type="string">
            <text:p text:style-name="P282">People’s stations in life are largely set at birth or by circumstance. Social mobility is effectively non-existent.</text:p>
          </table:table-cell>
          <table:table-cell table:style-name="Table4.E2" office:value-type="string">
            <text:p text:style-name="P286">There is a pervasive social consensus of The Way Things Are Supposed To Be. Deviations from this are met with fear and hatred.</text:p>
          </table:table-cell>
        </table:table-row>
        <table:table-row>
          <table:table-cell table:style-name="Table4.A2" office:value-type="string">
            <text:p text:style-name="P234"/>
          </table:table-cell>
          <table:table-cell table:style-name="Table4.A2" office:value-type="string">
            <text:p text:style-name="P138">Social Darwinism</text:p>
          </table:table-cell>
          <table:table-cell table:style-name="Table4.A2" office:value-type="string">
            <text:p text:style-name="P138">Bigotry</text:p>
          </table:table-cell>
          <table:table-cell table:style-name="Table4.A2" office:value-type="string">
            <text:p text:style-name="P138">Elitism</text:p>
          </table:table-cell>
          <table:table-cell table:style-name="Table4.E2" office:value-type="string">
            <text:p text:style-name="P138">Traditionalism</text:p>
          </table:table-cell>
        </table:table-row>
      </table:table>
      <text:p text:style-name="P125"/>
      <text:p text:style-name="P288"><text:span text:style-name="T1643">Aside from policy </text:span><text:span text:style-name="T1644">and government type </text:span><text:span text:style-name="T1643">eligibility, low Inclusivity restricts your Navy’s hiring practices. At -</text:span><text:span text:style-name="T1671">2 Inclusivity you are restricted to a single non-</text:span><text:span text:style-name="T1672">Automaton </text:span><text:span text:style-name="T1671">crew type, chosen upon adopting the ideology. At -1 Inclusivity, you are restricted to </text:span><text:span text:style-name="T1673">two</text:span><text:span text:style-name="T1674"> non-</text:span><text:span text:style-name="T1675">Automaton </text:span><text:span text:style-name="T1674">crew types, chosen upon adopting the ideology. </text:span><text:span text:style-name="T1676">Use of Brainwashed crew requires the use of specific policies to be unlocked.</text:span></text:p>
      <text:p text:style-name="P287"><text:span text:style-name="T1652">Low Progressivism increases the time needed to change policies. </text:span><text:span text:style-name="T1653">At -1, time needed is increased by 20%, while at -2, time needed is increased by 50%.</text:span></text:p>
      <text:p text:style-name="P287"><text:span text:style-name="T1654">Investing in your Ideology increases the population’s expectations of their government. Each Faction Point spent on Ideology </text:span><text:span text:style-name="T1655">gives -1 Happiness. Every </text:span><text:span text:style-name="T1009">two</text:span><text:span text:style-name="T865"> points spent on Ideology gives -1 Legitimacy.</text:span></text:p>
      <text:h text:style-name="P733" text:outline-level="3" text:is-list-header="true">Other Faction Point Expenditures</text:h>
      <text:p text:style-name="P159"><text:span text:style-name="T1065">Aside from your faction’s ideology, you can also </text:span><text:span text:style-name="T1066">spend Faction Points on starting colonies and starting money. </text:span><text:span text:style-name="T1067">Each Faction Point spent on Starting Colonies buys </text:span><text:span text:style-name="T1176">3</text:span><text:span text:style-name="T1068">0 points of Civilian Infrastructure, but how much you get from that Civilian Infrastructure is heavily dependent on where you actually put it.</text:span></text:p>
      <text:p text:style-name="P160"><text:span text:style-name="T1069">A</text:span><text:span text:style-name="T1065">nyway, now we need to cover Colony Types. </text:span><text:span text:style-name="T1070">To build a colony of a given type in a given system, that system needs a matching body in the star system.</text:span></text:p>
      <text:p text:style-name="P168"><text:span text:style-name="T1070">A</text:span><text:span text:style-name="T1065">t the cost of two Faction Points, you can convert an eligible rocky planet into a Terraformed planet, representing a smaller group sent ahead of the main fleet to prepare the planet for your arrival. To be eligible, a Rocky Planet must be in a Temperate orbit, and requires a Gravity Rating of </text:span><text:span text:style-name="T1109">2, 3, or 4</text:span><text:span text:style-name="T1065">. </text:span><text:span text:style-name="T1103">This permanently changes the planet’s Atmosphere rating to 4, among other things.</text:span></text:p>
      <text:h text:style-name="P746" text:outline-level="4">Colony Types</text:h>
      <text:p text:style-name="P167">At base, each Colony Type has a base industrial output, a base tax revenue, and a happiness modifier. <text:span text:style-name="T1184">All of these are themselves modified by the policies </text:span><text:span text:style-name="T1185">your faction enacts, particularly the Production policy in the case of </text:span><text:span text:style-name="T1186">industrial output and tax revenue. </text:span></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table-cell table:style-name="Table12.A1" office:value-type="string">
            <text:p text:style-name="P395">Colony Type</text:p>
          </table:table-cell>
          <table:table-cell table:style-name="Table12.A1" office:value-type="string">
            <text:p text:style-name="P395">Body Required</text:p>
          </table:table-cell>
          <table:table-cell table:style-name="Table12.A1" office:value-type="string">
            <text:p text:style-name="P395">Industry</text:p>
          </table:table-cell>
          <table:table-cell table:style-name="Table12.A1" office:value-type="string">
            <text:p text:style-name="P395">Tax Revenue</text:p>
          </table:table-cell>
          <table:table-cell table:style-name="Table12.A1" office:value-type="string">
            <text:p text:style-name="P396"><text:span text:style-name="T1924">Civilian Infrastructure </text:span>Capacity</text:p>
          </table:table-cell>
          <table:table-cell table:style-name="Table12.F1" office:value-type="string">
            <text:p text:style-name="P398">Happiness Modifier/<text:span text:style-name="T1925">misc.</text:span></text:p>
          </table:table-cell>
        </table:table-row>
        <table:table-row>
          <table:table-cell table:style-name="Table12.A2" office:value-type="string">
            <text:p text:style-name="P395">Sun Colonies</text:p>
          </table:table-cell>
          <table:table-cell table:style-name="Table12.A2" office:value-type="string">
            <text:p text:style-name="P395"><text:span text:style-name="T1255">NOT</text:span> White Dwarf or Black Hole</text:p>
          </table:table-cell>
          <table:table-cell table:style-name="Table12.A2" office:value-type="string">
            <text:p text:style-name="P395">3 / CI</text:p>
          </table:table-cell>
          <table:table-cell table:style-name="Table12.A2" office:value-type="string">
            <text:p text:style-name="P395">1.5 / CI</text:p>
          </table:table-cell>
          <table:table-cell table:style-name="Table12.A2" office:value-type="string">
            <text:p text:style-name="P396">1600 (red-orange dwarf)<text:line-break/>3200 (yellow dwarf)<text:line-break/>6400 (blue giant)</text:p>
          </table:table-cell>
          <table:table-cell table:style-name="Table12.F2" office:value-type="string">
            <text:p text:style-name="P234">- <text:span text:style-name="T1923">Happiness<text:line-break/></text:span><text:span text:style-name="T1925">Reduced shipyard cap.</text:span></text:p>
          </table:table-cell>
        </table:table-row>
        <table:table-row>
          <table:table-cell table:style-name="Table12.A2" office:value-type="string">
            <text:p text:style-name="P395">Void Habitats</text:p>
          </table:table-cell>
          <table:table-cell table:style-name="Table12.A2" office:value-type="string">
            <text:p text:style-name="P395">None</text:p>
          </table:table-cell>
          <table:table-cell table:style-name="Table12.A2" office:value-type="string">
            <text:p text:style-name="P397">ZERO</text:p>
          </table:table-cell>
          <table:table-cell table:style-name="Table12.A2" office:value-type="string">
            <text:p text:style-name="P396">2 / CI</text:p>
          </table:table-cell>
          <table:table-cell table:style-name="Table12.A2" office:value-type="string">
            <text:p text:style-name="P396">5000 per star system</text:p>
          </table:table-cell>
          <table:table-cell table:style-name="Table12.F2" office:value-type="string">
            <text:p text:style-name="P396">+ Happiness</text:p>
          </table:table-cell>
        </table:table-row>
        <table:table-row>
          <table:table-cell table:style-name="Table12.A2" office:value-type="string">
            <text:p text:style-name="P395">Asteroid Belts</text:p>
          </table:table-cell>
          <table:table-cell table:style-name="Table12.A2" office:value-type="string">
            <text:p text:style-name="P395">Asteroid Belt</text:p>
          </table:table-cell>
          <table:table-cell table:style-name="Table12.A2" office:value-type="string">
            <text:p text:style-name="P399">1.5 / CI</text:p>
          </table:table-cell>
          <table:table-cell table:style-name="Table12.A2" office:value-type="string">
            <text:p text:style-name="P399">0.8 / CI</text:p>
          </table:table-cell>
          <table:table-cell table:style-name="Table12.A2" office:value-type="string">
            <text:p text:style-name="P399">250 times orbit slot #</text:p>
          </table:table-cell>
          <table:table-cell table:style-name="Table12.F2" office:value-type="string">
            <text:p text:style-name="P398">Neutral</text:p>
          </table:table-cell>
        </table:table-row>
        <table:table-row>
          <table:table-cell table:style-name="Table12.A2" office:value-type="string">
            <text:p text:style-name="P395">Rocky Planets</text:p>
          </table:table-cell>
          <table:table-cell table:style-name="Table12.A2" office:value-type="string">
            <text:p text:style-name="P395">Rocky Planet</text:p>
          </table:table-cell>
          <table:table-cell table:style-name="Table12.A2" office:value-type="string">
            <text:p text:style-name="P400">1.5 / CI</text:p>
          </table:table-cell>
          <table:table-cell table:style-name="Table12.A2" office:value-type="string">
            <text:p text:style-name="P401">1 / CI</text:p>
          </table:table-cell>
          <table:table-cell table:style-name="Table12.A2" office:value-type="string">
            <text:p text:style-name="P401">+100 per Gravity/Moon</text:p>
          </table:table-cell>
          <table:table-cell table:style-name="Table12.F2" office:value-type="string">
            <text:p text:style-name="P398">Neutral</text:p>
          </table:table-cell>
        </table:table-row>
        <table:table-row>
          <table:table-cell table:style-name="Table12.A2" office:value-type="string">
            <text:p text:style-name="P395">Terraformed</text:p>
          </table:table-cell>
          <table:table-cell table:style-name="Table12.A2" office:value-type="string">
            <text:p text:style-name="P395">Special Rocky Planet</text:p>
          </table:table-cell>
          <table:table-cell table:style-name="Table12.A2" office:value-type="string">
            <text:p text:style-name="P401">1 / CI</text:p>
          </table:table-cell>
          <table:table-cell table:style-name="Table12.A2" office:value-type="string">
            <text:p text:style-name="P401">2 / CI</text:p>
          </table:table-cell>
          <table:table-cell table:style-name="Table12.A2" office:value-type="string">
            <text:p text:style-name="P401">+100 per Gravity/Moon</text:p>
          </table:table-cell>
          <table:table-cell table:style-name="Table12.F2" office:value-type="string">
            <text:p text:style-name="P398">+ Happiness</text:p>
          </table:table-cell>
        </table:table-row>
        <table:table-row>
          <table:table-cell table:style-name="Table12.A2" office:value-type="string">
            <text:p text:style-name="P395">Gas Giants</text:p>
          </table:table-cell>
          <table:table-cell table:style-name="Table12.A2" office:value-type="string">
            <text:p text:style-name="P395">Gas Giant</text:p>
          </table:table-cell>
          <table:table-cell table:style-name="Table12.A2" office:value-type="string">
            <text:p text:style-name="P401">1.2 / CI</text:p>
          </table:table-cell>
          <table:table-cell table:style-name="Table12.A2" office:value-type="string">
            <text:p text:style-name="P401">1 / CI</text:p>
          </table:table-cell>
          <table:table-cell table:style-name="Table12.A2" office:value-type="string">
            <text:p text:style-name="P402">+100 per Moon</text:p>
          </table:table-cell>
          <table:table-cell table:style-name="Table12.F2" office:value-type="string">
            <text:p text:style-name="P398">Neutral</text:p>
          </table:table-cell>
        </table:table-row>
      </table:table>
      <text:p text:style-name="P157"/>
      <text:p text:style-name="P644"><text:span text:style-name="T1212">Sun Colonies<text:line-break/></text:span><text:span text:style-name="T1089">The idea of living at the photosphere of a star is one most </text:span><text:span text:style-name="T1090">never seriously consider</text:span><text:span text:style-name="T1089">, but with a </text:span><text:span text:style-name="T1091">sufficiently </text:span><text:span text:style-name="T1089">reflective heat shield it’s surprisingly viable. </text:span><text:span text:style-name="T1092">You’ve got loads of energy for just about any industrial endeavor, so long as you keep the heat load </text:span><text:span text:style-name="T1091">under control, and there’s loads of heavy elements available from sifting through stellar plasma. </text:span></text:p>
      <text:p text:style-name="P298"><text:span text:style-name="T1070">Sun Colonies have a base Industrial Output of </text:span><text:span text:style-name="T1108">3</text:span><text:span text:style-name="T1070"> per Infrastructure, </text:span><text:span text:style-name="T1095">and </text:span><text:span text:style-name="T1070">a base Tax Income of </text:span><text:span text:style-name="T1095">1.5</text:span><text:span text:style-name="T1070"> per Infrastructure. </text:span><text:span text:style-name="T1096">Sun Colonies cannot be built in White Dwarf or Black Hole star systems. </text:span><text:span text:style-name="T1093">That said, </text:span><text:span text:style-name="T1094">the</text:span><text:span text:style-name="T1113">re</text:span><text:span text:style-name="T879"> are </text:span><text:span text:style-name="T558">some problems with Sun Colonies.</text:span><text:span text:style-name="T880"> </text:span><text:span text:style-name="T601">Namely</text:span><text:span text:style-name="T1113">, the high stress of living there inflicts a -1 national Happiness penalty for every 5% of your country’s total Civilian Infrastructure that is Sun Colony.</text:span></text:p>
      <text:p text:style-name="P294"><text:span text:style-name="T1096">A </text:span><text:span text:style-name="T1065">red-orange dwarf can support </text:span><text:span text:style-name="T1110">1</text:span><text:span text:style-name="T1114">6</text:span><text:span text:style-name="T1110">00 Civilian Infrastructure, a yellow dwarf can support </text:span><text:span text:style-name="T1114">32</text:span><text:span text:style-name="T1110">00 Civilian Infrastructure, and a blue giant can support </text:span><text:span text:style-name="T1114">64</text:span><text:span text:style-name="T1110">00 Civilian Infrastructure.</text:span></text:p>
      <text:p text:style-name="P132">Void Colonies<text:line-break/><text:span text:style-name="T1070">Building vast space habitats in the empty void is a rather interesting option. The lack of pre-existing resources results in a rather low industrial output, but the comfortable and wide-open habitat space </text:span><text:span text:style-name="T1090">gives good economic productivity and </text:span><text:span text:style-name="T1107">a quite happy population.</text:span></text:p>
      <text:p text:style-name="P295"><text:span text:style-name="T1097">Void Colonies </text:span><text:span text:style-name="T1111">provide no Industrial Output due to lack of resources</text:span><text:span text:style-name="T1097">, </text:span><text:span text:style-name="T1111">but have</text:span><text:span text:style-name="T1098"> </text:span><text:span text:style-name="T1097">a base Tax Income of 2 per Infrastructure. Void colonies can be built in </text:span><text:span text:style-name="T1257">any</text:span><text:span text:style-name="T1097"> star system. </text:span><text:span text:style-name="T548">For every </text:span><text:span text:style-name="T549">5</text:span><text:span text:style-name="T548">% of your co</text:span><text:span text:style-name="T550">untry’s </text:span><text:span text:style-name="T548">total </text:span><text:span text:style-name="T550">Civilian </text:span><text:span text:style-name="T548">Infrastructure which is Terraformed or Void Habitat, increase national Happiness by 1.</text:span></text:p>
      <text:p text:style-name="P296"><text:span text:style-name="T548">F</text:span><text:span text:style-name="T532">or gameplay purposes, you can build a maximum of 5000 Civilian Infrastructure worth of Void Habitats in any given star system.</text:span></text:p>
      <text:p text:style-name="P297"><text:span text:style-name="T1211">Asteroid Belts<text:line-break/></text:span><text:span text:style-name="T1104">Harvesting resources from asteroid belts </text:span><text:span text:style-name="T1105">tends to be quite the productive endeavor from an industrial perspective. </text:span><text:span text:style-name="T1106">That said, the wide distances separating the many belter stations and ships makes effectively taxing them quite difficult.<text:line-break/></text:span><text:span text:style-name="T1698"> </text:span><text:span text:style-name="T1106"><text:line-break/></text:span><text:span text:style-name="T1099">Belt colonies have a base Industrial Output of </text:span><text:span text:style-name="T1112">1.5</text:span><text:span text:style-name="T1100"> per Infrastructure, </text:span><text:span text:style-name="T1101">and </text:span><text:span text:style-name="T1100">a base Tax Income of 0.</text:span><text:span text:style-name="T1102">8</text:span><text:span text:style-name="T1100"> per Infrastructure.</text:span></text:p>
      <text:p text:style-name="P299"><text:span text:style-name="T1100">A</text:span><text:span text:style-name="T1065">n Asteroid belt can support 250 Civilian Infrastructure per orbit slot of distance from the system’s star. So a belt in the third orbit slot could support 750 Civilian Infrastructure, one in the seventh could support 1750, etc.</text:span></text:p>
      <text:p text:style-name="P133">Rocky Planets</text:p>
      <text:p text:style-name="P176">Though you still need a suit to go outside, there’s plenty of advantages to having some actual ground beneath your feet. <text:span text:style-name="T1749">Mostly in the fact that you can carve it up for easy access to rather a lot of minerals.</text:span></text:p>
      <text:p text:style-name="P163">Rocky Planet colonies <text:span text:style-name="T1187">have </text:span><text:span text:style-name="T1750">a</text:span><text:span text:style-name="T1187"> base Industrial Output </text:span><text:span text:style-name="T1750">of 1.5 per Infrastructure, and a </text:span><text:span text:style-name="T1751">base</text:span><text:span text:style-name="T1187"> Tax Income of 1 per infrastructure.</text:span></text:p>
      <text:p text:style-name="P164">A Rocky Planet <text:span text:style-name="T1752">can support 100 </text:span><text:span text:style-name="T1753">Civilian Infrastructure per point of Gravity Rating, with an additional 100 per moon.</text:span></text:p>
      <text:p text:style-name="P134"><text:soft-page-break/>Terraformed Planets</text:p>
      <text:p text:style-name="P161">Through a long and arduous process, it’s now possible for a human to go outside and just enjoy the scenery without an environment suit. This has major benefits for people’s mental health. That said, the need to actually care about the environment does put a<text:span text:style-name="T6"> dent in industrial output.</text:span></text:p>
      <text:p text:style-name="P300"><text:span text:style-name="T548">Terraformed colonies have a base Industrial Output of </text:span><text:span text:style-name="T559">1</text:span><text:span text:style-name="T548"> per Infrastructure, </text:span><text:span text:style-name="T551">and </text:span><text:span text:style-name="T548">a base Tax Income of 2 per Infrastructure. For every </text:span><text:span text:style-name="T549">5</text:span><text:span text:style-name="T548">% of your co</text:span><text:span text:style-name="T550">untry’s </text:span><text:span text:style-name="T548">total </text:span><text:span text:style-name="T550">Civilian </text:span><text:span text:style-name="T548">Infrastructure which is Terraformed or Void Habitat, increase national Happiness by 1.</text:span></text:p>
      <text:p text:style-name="P165"><text:span text:style-name="T332">A </text:span><text:span text:style-name="T302">Terraformed </text:span><text:span text:style-name="T332">Planet </text:span><text:span text:style-name="T300">can support 100 </text:span><text:span text:style-name="T301">Civilian Infrastructure per point of Gravity Rating, with an additional 100 per moon.</text:span></text:p>
      <text:p text:style-name="P20">Gas Giants</text:p>
      <text:p text:style-name="P162"><text:span text:style-name="T6">Skimming atmospheres, mining moons, and harvesting energy from the magnetosphere provide plenty of opportunities for stuff to do near a Gas Giant. </text:span><text:span text:style-name="T35">The need for domestic space travel </text:span><text:span text:style-name="T890">does</text:span><text:span text:style-name="T35"> put a bit of a dent in the efficiency of all this, but even that has a certain charm.</text:span></text:p>
      <text:p text:style-name="P162"><text:span text:style-name="T35">Gas Giant colonies have a base Industrial Output </text:span><text:span text:style-name="T298">of 1.</text:span><text:span text:style-name="T299">2</text:span><text:span text:style-name="T298"> per Civilian Infrastructure, </text:span><text:span text:style-name="T36">and Tax Income</text:span><text:span text:style-name="T35"> of 1 per </text:span><text:span text:style-name="T298">Civilian </text:span><text:span text:style-name="T35">Infrastructure.</text:span></text:p>
      <text:p text:style-name="P681"><text:span text:style-name="T599">A </text:span><text:span text:style-name="T600">Gas Giant can support 100 Civilian Infrastructure per moon.</text:span></text:p>
      <text:h text:style-name="P734" text:outline-level="3"><text:span text:style-name="T36">G</text:span><text:span text:style-name="T6">overnments and Policies</text:span></text:h>
      <text:p text:style-name="P177"><text:span text:style-name="T6">Aside from </text:span><text:span text:style-name="T37">stuff that requires faction points to buy, you </text:span><text:span text:style-name="T891">must</text:span><text:span text:style-name="T37"> pick a government type and </text:span><text:span text:style-name="T38">policies for all policy type slots. </text:span><text:span text:style-name="T39">Not having a government </text:span><text:span text:style-name="T40">is not allowed, and not having a policy for each slot is similarly forbidden.</text:span></text:p>
      <text:h text:style-name="P747" text:outline-level="4">Gove<text:span text:style-name="T1964">r</text:span>nments</text:h>
      <text:p text:style-name="P169">Aside from <text:span text:style-name="T1188">any unique traits a government type might have, </text:span><text:span text:style-name="T1197">and ideological requirements, </text:span><text:span text:style-name="T1189">there are six attributes shared by all government types.</text:span></text:p>
      <text:p text:style-name="P173">Authority Type <text:span text:style-name="T1190">(AT)</text:span>: <text:span text:style-name="T1190">How a government stays in power. </text:span><text:span text:style-name="T1191">There are </text:span><text:span text:style-name="T1225">three</text:span><text:span text:style-name="T1191"> options for this parameter: Autocratic (A), Elected (E), and Collective (C)</text:span></text:p>
      <text:p text:style-name="P174">Legitimacy (LG): <text:s/><text:span text:style-name="T1191">How legitimate the population perceives the government as being, by default. </text:span><text:span text:style-name="T1192">This is a numerical value.</text:span></text:p>
      <text:p text:style-name="P174">Legislation Time (LT): <text:span text:style-name="T1192">The number of turns a single Policy must be worked on to change it.</text:span></text:p>
      <text:p text:style-name="P175">Debate Capacity (DC): <text:span text:style-name="T1192">The number of Policies that can be worked on at once.</text:span></text:p>
      <text:p text:style-name="P175">Base Administration Capacity (BA): <text:span text:style-name="T1193">This is how much </text:span><text:span text:style-name="T1194">Administrative Capacity a</text:span><text:span text:style-name="T1193"> given </text:span><text:span text:style-name="T1194">government type gets each turn “for free”.</text:span></text:p>
      <text:p text:style-name="P174">Administrative Efficiency (AE): <text:span text:style-name="T1195">The Administrative Efficiency attribute determines the </text:span><text:span text:style-name="T1196">ratio of <text:s/></text:span><text:span text:style-name="T1297">additional </text:span><text:span text:style-name="T1196">Administrative Capacity you can get per unit of Money spent.</text:span></text:p>
      <text:p text:style-name="P550">While you <text:span text:style-name="T886">can</text:span><text:span text:style-name="T6"> change government type during a game, it’s rather difficult and can only be done under specific circumstances </text:span><text:span text:style-name="T334">(see the politics phase)</text:span><text:span text:style-name="T6">. </text:span><text:span text:style-name="T449">Aside from the rather destructive method of having a Revolution, there are a host of </text:span><text:span text:style-name="T452">conditional changes that different government types are allowed to make. This includes two </text:span><text:span text:style-name="T971">involuntary</text:span><text:span text:style-name="T452"> transitions, which can occur if you fail to meet the requirements of specific government types.</text:span></text:p>
      <text:p text:style-name="P551"><text:span text:style-name="T6">On the table of Government Types, government </text:span><text:span text:style-name="T453">type</text:span><text:span text:style-name="T6"> modifiers have their name </text:span><text:span text:style-name="T886">italicized</text:span><text:span text:style-name="T6">.</text:span></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C"/>
        <table:table-column table:style-name="Table19.G"/>
        <table:table-column table:style-name="Table19.D"/>
        <table:table-column table:style-name="Table19.I"/>
        <table:table-row>
          <table:table-cell table:style-name="Table19.A1" office:value-type="string">
            <text:p text:style-name="P574">Government Type</text:p>
          </table:table-cell>
          <table:table-cell table:style-name="Table19.A1" office:value-type="string">
            <text:p text:style-name="P574">Requirements</text:p>
          </table:table-cell>
          <table:table-cell table:style-name="Table19.A1" office:value-type="string">
            <text:p text:style-name="P574">AT</text:p>
          </table:table-cell>
          <table:table-cell table:style-name="Table19.A1" office:value-type="string">
            <text:p text:style-name="P574">LG</text:p>
          </table:table-cell>
          <table:table-cell table:style-name="Table19.A1" office:value-type="string">
            <text:p text:style-name="P574">LT</text:p>
          </table:table-cell>
          <table:table-cell table:style-name="Table19.A1" office:value-type="string">
            <text:p text:style-name="P574">DC</text:p>
          </table:table-cell>
          <table:table-cell table:style-name="Table19.A1" office:value-type="string">
            <text:p text:style-name="P574">BA</text:p>
          </table:table-cell>
          <table:table-cell table:style-name="Table19.A1" office:value-type="string">
            <text:p text:style-name="P574">AE</text:p>
          </table:table-cell>
          <table:table-cell table:style-name="Table19.I1" office:value-type="string">
            <text:p text:style-name="P574">Misc.</text:p>
          </table:table-cell>
        </table:table-row>
        <table:table-row>
          <table:table-cell table:style-name="Table19.A2" office:value-type="string">
            <text:p text:style-name="P575">Elective Monarchy</text:p>
          </table:table-cell>
          <table:table-cell table:style-name="Table19.A2" office:value-type="string">
            <text:p text:style-name="P611">Egalitarianism <text:span text:style-name="T1582">≤</text:span><text:span text:style-name="T1966"> -1</text:span><text:line-break/>Progressivism <text:span text:style-name="T1582">≤</text:span><text:span text:style-name="T1966"> -1</text:span></text:p>
          </table:table-cell>
          <table:table-cell table:style-name="Table19.A2" office:value-type="string">
            <text:p text:style-name="P579">A</text:p>
          </table:table-cell>
          <table:table-cell table:style-name="Table19.A2" office:value-type="string">
            <text:p text:style-name="P588">6</text:p>
          </table:table-cell>
          <table:table-cell table:style-name="Table19.A2" office:value-type="string">
            <text:p text:style-name="P590">2</text:p>
          </table:table-cell>
          <table:table-cell table:style-name="Table19.A2" office:value-type="string">
            <text:p text:style-name="P590">1</text:p>
          </table:table-cell>
          <table:table-cell table:style-name="Table19.A2" office:value-type="string">
            <text:p text:style-name="P603">6000</text:p>
          </table:table-cell>
          <table:table-cell table:style-name="Table19.A2" office:value-type="string">
            <text:p text:style-name="P603">30</text:p>
          </table:table-cell>
          <table:table-cell table:style-name="Table19.I2" office:value-type="string">
            <text:p text:style-name="P591">Finite rule<text:span text:style-name="T1994">r</text:span> lifespan</text:p>
          </table:table-cell>
        </table:table-row>
        <table:table-row>
          <table:table-cell table:style-name="Table19.A2" office:value-type="string">
            <text:p text:style-name="P575">Hereditary Monarchy</text:p>
          </table:table-cell>
          <table:table-cell table:style-name="Table19.A2" office:value-type="string">
            <text:p text:style-name="P614">Egalitarianism -2</text:p>
            <text:p text:style-name="P612">Progressivism <text:span text:style-name="T1582">≤</text:span><text:span text:style-name="T1966"> -1</text:span></text:p>
          </table:table-cell>
          <table:table-cell table:style-name="Table19.A2" office:value-type="string">
            <text:p text:style-name="P579">A</text:p>
          </table:table-cell>
          <table:table-cell table:style-name="Table19.A2" office:value-type="string">
            <text:p text:style-name="P588">5</text:p>
          </table:table-cell>
          <table:table-cell table:style-name="Table19.A2" office:value-type="string">
            <text:p text:style-name="P590">2</text:p>
          </table:table-cell>
          <table:table-cell table:style-name="Table19.A2" office:value-type="string">
            <text:p text:style-name="P590">1</text:p>
          </table:table-cell>
          <table:table-cell table:style-name="Table19.A2" office:value-type="string">
            <text:p text:style-name="P603">7500</text:p>
          </table:table-cell>
          <table:table-cell table:style-name="Table19.A2" office:value-type="string">
            <text:p text:style-name="P603">30</text:p>
          </table:table-cell>
          <table:table-cell table:style-name="Table19.I2" office:value-type="string">
            <text:p text:style-name="P591">Royal family succession</text:p>
          </table:table-cell>
        </table:table-row>
        <table:table-row>
          <table:table-cell table:style-name="Table19.A2" office:value-type="string">
            <text:p text:style-name="P576">Strongman Dictatorship</text:p>
          </table:table-cell>
          <table:table-cell table:style-name="Table19.A2" office:value-type="string">
            <text:p text:style-name="P616">Inclusivity <text:span text:style-name="T1582">≤</text:span><text:span text:style-name="T1966"> -1<text:line-break/></text:span>Egalitarianism <text:span text:style-name="T1582">≤</text:span><text:span text:style-name="T1966"> -1</text:span></text:p>
          </table:table-cell>
          <table:table-cell table:style-name="Table19.A2" office:value-type="string">
            <text:p text:style-name="P579">A</text:p>
          </table:table-cell>
          <table:table-cell table:style-name="Table19.A2" office:value-type="string">
            <text:p text:style-name="P588">2</text:p>
          </table:table-cell>
          <table:table-cell table:style-name="Table19.A2" office:value-type="string">
            <text:p text:style-name="P590">1</text:p>
          </table:table-cell>
          <table:table-cell table:style-name="Table19.A2" office:value-type="string">
            <text:p text:style-name="P590">1</text:p>
          </table:table-cell>
          <table:table-cell table:style-name="Table19.A2" office:value-type="string">
            <text:p text:style-name="P604">8500</text:p>
          </table:table-cell>
          <table:table-cell table:style-name="Table19.A2" office:value-type="string">
            <text:p text:style-name="P605">25</text:p>
          </table:table-cell>
          <table:table-cell table:style-name="Table19.I2" office:value-type="string">
            <text:p text:style-name="P591">Political Succession</text:p>
          </table:table-cell>
        </table:table-row>
        <table:table-row>
          <table:table-cell table:style-name="Table19.A2" office:value-type="string">
            <text:p text:style-name="P576">Professional Ruler</text:p>
          </table:table-cell>
          <table:table-cell table:style-name="Table19.A2" office:value-type="string">
            <text:p text:style-name="P617">Progressivism <text:span text:style-name="T1583">≥</text:span><text:span text:style-name="T1968"> +1</text:span></text:p>
          </table:table-cell>
          <table:table-cell table:style-name="Table19.A2" office:value-type="string">
            <text:p text:style-name="P579">A</text:p>
          </table:table-cell>
          <table:table-cell table:style-name="Table19.A2" office:value-type="string">
            <text:p text:style-name="P588">5</text:p>
          </table:table-cell>
          <table:table-cell table:style-name="Table19.A2" office:value-type="string">
            <text:p text:style-name="P590">2</text:p>
          </table:table-cell>
          <table:table-cell table:style-name="Table19.A2" office:value-type="string">
            <text:p text:style-name="P590">1</text:p>
          </table:table-cell>
          <table:table-cell table:style-name="Table19.A2" office:value-type="string">
            <text:p text:style-name="P604">9000</text:p>
          </table:table-cell>
          <table:table-cell table:style-name="Table19.A2" office:value-type="string">
            <text:p text:style-name="P605">35</text:p>
          </table:table-cell>
          <table:table-cell table:style-name="Table19.I2" office:value-type="string">
            <text:p text:style-name="P591">Political Succession</text:p>
          </table:table-cell>
        </table:table-row>
        <table:table-row>
          <table:table-cell table:style-name="Table19.A2" office:value-type="string">
            <text:p text:style-name="P576">Overmind</text:p>
          </table:table-cell>
          <table:table-cell table:style-name="Table19.A2" office:value-type="string">
            <text:p text:style-name="P618">Progressivism <text:span text:style-name="T1583">≥</text:span><text:span text:style-name="T1968"> +1</text:span></text:p>
          </table:table-cell>
          <table:table-cell table:style-name="Table19.A2" office:value-type="string">
            <text:p text:style-name="P579">C</text:p>
          </table:table-cell>
          <table:table-cell table:style-name="Table19.A2" office:value-type="string">
            <text:p text:style-name="P588">6</text:p>
          </table:table-cell>
          <table:table-cell table:style-name="Table19.A2" office:value-type="string">
            <text:p text:style-name="P590">1</text:p>
          </table:table-cell>
          <table:table-cell table:style-name="Table19.A2" office:value-type="string">
            <text:p text:style-name="P590">3</text:p>
          </table:table-cell>
          <table:table-cell table:style-name="Table19.A2" office:value-type="string">
            <text:p text:style-name="P585">12000</text:p>
          </table:table-cell>
          <table:table-cell table:style-name="Table19.A2" office:value-type="string">
            <text:p text:style-name="P606">70</text:p>
          </table:table-cell>
          <table:table-cell table:style-name="Table19.I2" office:value-type="string">
            <text:p text:style-name="P594">Distance Penalty: 30%</text:p>
          </table:table-cell>
        </table:table-row>
        <table:table-row>
          <table:table-cell table:style-name="Table19.A2" office:value-type="string">
            <text:p text:style-name="P576">Aristocratic Republic</text:p>
          </table:table-cell>
          <table:table-cell table:style-name="Table19.A2" office:value-type="string">
            <text:p text:style-name="P620">Egalitarianism <text:span text:style-name="T1582">≤</text:span><text:span text:style-name="T1966"> -1</text:span></text:p>
          </table:table-cell>
          <table:table-cell table:style-name="Table19.A2" office:value-type="string">
            <text:p text:style-name="P579">A</text:p>
          </table:table-cell>
          <table:table-cell table:style-name="Table19.A2" office:value-type="string">
            <text:p text:style-name="P589">5</text:p>
          </table:table-cell>
          <table:table-cell table:style-name="Table19.A2" office:value-type="string">
            <text:p text:style-name="P597">3</text:p>
          </table:table-cell>
          <table:table-cell table:style-name="Table19.A2" office:value-type="string">
            <text:p text:style-name="P597">2</text:p>
          </table:table-cell>
          <table:table-cell table:style-name="Table19.A2" office:value-type="string">
            <text:p text:style-name="P607">5000</text:p>
          </table:table-cell>
          <table:table-cell table:style-name="Table19.A2" office:value-type="string">
            <text:p text:style-name="P607">30</text:p>
          </table:table-cell>
          <table:table-cell table:style-name="Table19.I2" office:value-type="string">
            <text:p text:style-name="P573"/>
          </table:table-cell>
        </table:table-row>
        <table:table-row>
          <table:table-cell table:style-name="Table19.A2" office:value-type="string">
            <text:p text:style-name="P576">Feudal Realm</text:p>
          </table:table-cell>
          <table:table-cell table:style-name="Table19.A2" office:value-type="string">
            <text:p text:style-name="P615">Egalitarianism -2</text:p>
            <text:p text:style-name="P613">Progressivism <text:span text:style-name="T1582">≤</text:span><text:span text:style-name="T1966"> -1</text:span></text:p>
          </table:table-cell>
          <table:table-cell table:style-name="Table19.A2" office:value-type="string">
            <text:p text:style-name="P579">A</text:p>
          </table:table-cell>
          <table:table-cell table:style-name="Table19.A2" office:value-type="string">
            <text:p text:style-name="P589">5</text:p>
          </table:table-cell>
          <table:table-cell table:style-name="Table19.A2" office:value-type="string">
            <text:p text:style-name="P597">4</text:p>
          </table:table-cell>
          <table:table-cell table:style-name="Table19.A2" office:value-type="string">
            <text:p text:style-name="P597">3</text:p>
          </table:table-cell>
          <table:table-cell table:style-name="Table19.A2" office:value-type="string">
            <text:p text:style-name="P607">6000</text:p>
          </table:table-cell>
          <table:table-cell table:style-name="Table19.A2" office:value-type="string">
            <text:p text:style-name="P607">2<text:span text:style-name="T1964">4</text:span></text:p>
          </table:table-cell>
          <table:table-cell table:style-name="Table19.I2" office:value-type="string">
            <text:p text:style-name="P592"><text:span text:style-name="T1962">Distance Penalty: 5%</text:span><text:line-break/><text:span text:style-name="T1970">Royal family succession</text:span></text:p>
          </table:table-cell>
        </table:table-row>
        <table:table-row>
          <table:table-cell table:style-name="Table19.A2" office:value-type="string">
            <text:p text:style-name="P576">Professional Council</text:p>
          </table:table-cell>
          <table:table-cell table:style-name="Table19.A2" office:value-type="string">
            <text:p text:style-name="P619">Progressivism <text:span text:style-name="T1583">≥</text:span><text:span text:style-name="T1968"> +1</text:span></text:p>
          </table:table-cell>
          <table:table-cell table:style-name="Table19.A2" office:value-type="string">
            <text:p text:style-name="P579">A/E</text:p>
          </table:table-cell>
          <table:table-cell table:style-name="Table19.A2" office:value-type="string">
            <text:p text:style-name="P589">6</text:p>
          </table:table-cell>
          <table:table-cell table:style-name="Table19.A2" office:value-type="string">
            <text:p text:style-name="P597">3</text:p>
          </table:table-cell>
          <table:table-cell table:style-name="Table19.A2" office:value-type="string">
            <text:p text:style-name="P597">2</text:p>
          </table:table-cell>
          <table:table-cell table:style-name="Table19.A2" office:value-type="string">
            <text:p text:style-name="P608">4500</text:p>
          </table:table-cell>
          <table:table-cell table:style-name="Table19.A2" office:value-type="string">
            <text:p text:style-name="P608">45</text:p>
          </table:table-cell>
          <table:table-cell table:style-name="Table19.I2" office:value-type="string">
            <text:p text:style-name="P573"/>
          </table:table-cell>
        </table:table-row>
        <table:table-row>
          <table:table-cell table:style-name="Table19.A2" office:value-type="string">
            <text:p text:style-name="P576">Military Regime</text:p>
          </table:table-cell>
          <table:table-cell table:style-name="Table19.A2" office:value-type="string">
            <text:p text:style-name="P582">None</text:p>
          </table:table-cell>
          <table:table-cell table:style-name="Table19.A2" office:value-type="string">
            <text:p text:style-name="P579">A/E</text:p>
          </table:table-cell>
          <table:table-cell table:style-name="Table19.A2" office:value-type="string">
            <text:p text:style-name="P589">5</text:p>
          </table:table-cell>
          <table:table-cell table:style-name="Table19.A2" office:value-type="string">
            <text:p text:style-name="P598">3</text:p>
          </table:table-cell>
          <table:table-cell table:style-name="Table19.A2" office:value-type="string">
            <text:p text:style-name="P598">2</text:p>
          </table:table-cell>
          <table:table-cell table:style-name="Table19.A2" office:value-type="string">
            <text:p text:style-name="P608">4500</text:p>
          </table:table-cell>
          <table:table-cell table:style-name="Table19.A2" office:value-type="string">
            <text:p text:style-name="P608">40</text:p>
          </table:table-cell>
          <table:table-cell table:style-name="Table19.I2" office:value-type="string">
            <text:p text:style-name="P627">Boosts Ground Force and Crew recruitment by 10%</text:p>
          </table:table-cell>
        </table:table-row>
        <table:table-row>
          <table:table-cell table:style-name="Table19.A2" office:value-type="string">
            <text:p text:style-name="P577">Engineered Republic</text:p>
          </table:table-cell>
          <table:table-cell table:style-name="Table19.A2" office:value-type="string">
            <text:p text:style-name="P621">Egalitarianism <text:span text:style-name="T1582">≤</text:span><text:span text:style-name="T1966"> </text:span>+<text:span text:style-name="T1966">1<text:line-break/></text:span>Progressivism +2</text:p>
          </table:table-cell>
          <table:table-cell table:style-name="Table19.A2" office:value-type="string">
            <text:p text:style-name="P580">A/E</text:p>
          </table:table-cell>
          <table:table-cell table:style-name="Table19.A2" office:value-type="string">
            <text:p text:style-name="P589">7</text:p>
          </table:table-cell>
          <table:table-cell table:style-name="Table19.A2" office:value-type="string">
            <text:p text:style-name="P598">3</text:p>
          </table:table-cell>
          <table:table-cell table:style-name="Table19.A2" office:value-type="string">
            <text:p text:style-name="P598">6</text:p>
          </table:table-cell>
          <table:table-cell table:style-name="Table19.A2" office:value-type="string">
            <text:p text:style-name="P599">10000</text:p>
          </table:table-cell>
          <table:table-cell table:style-name="Table19.A2" office:value-type="string">
            <text:p text:style-name="P595">75</text:p>
          </table:table-cell>
          <table:table-cell table:style-name="Table19.I2" office:value-type="string">
            <text:p text:style-name="P628">Corruption can force abrupt change to Arist. Republic</text:p>
          </table:table-cell>
        </table:table-row>
        <table:table-row>
          <table:table-cell table:style-name="Table19.A2" office:value-type="string">
            <text:p text:style-name="P577">Parliamentary Republic</text:p>
          </table:table-cell>
          <table:table-cell table:style-name="Table19.A2" office:value-type="string">
            <text:p text:style-name="P622">Egalitarianism <text:span text:style-name="T1584">≥</text:span><text:span text:style-name="T1969"> -1</text:span></text:p>
          </table:table-cell>
          <table:table-cell table:style-name="Table19.A2" office:value-type="string">
            <text:p text:style-name="P581">E</text:p>
          </table:table-cell>
          <table:table-cell table:style-name="Table19.A2" office:value-type="string">
            <text:p text:style-name="P584">8</text:p>
          </table:table-cell>
          <table:table-cell table:style-name="Table19.A2" office:value-type="string">
            <text:p text:style-name="P600">4</text:p>
          </table:table-cell>
          <table:table-cell table:style-name="Table19.A2" office:value-type="string">
            <text:p text:style-name="P600">6</text:p>
          </table:table-cell>
          <table:table-cell table:style-name="Table19.A2" office:value-type="string">
            <text:p text:style-name="P609">2000</text:p>
          </table:table-cell>
          <table:table-cell table:style-name="Table19.A2" office:value-type="string">
            <text:p text:style-name="P595">60</text:p>
          </table:table-cell>
          <table:table-cell table:style-name="Table19.I2" office:value-type="string">
            <text:p text:style-name="P573"/>
          </table:table-cell>
        </table:table-row>
        <table:table-row>
          <table:table-cell table:style-name="Table19.A2" office:value-type="string">
            <text:p text:style-name="P577">Presidential Republic</text:p>
          </table:table-cell>
          <table:table-cell table:style-name="Table19.A2" office:value-type="string">
            <text:p text:style-name="P623">Egalitarianism <text:span text:style-name="T1584">≥</text:span><text:span text:style-name="T1969"> -1</text:span></text:p>
          </table:table-cell>
          <table:table-cell table:style-name="Table19.A2" office:value-type="string">
            <text:p text:style-name="P581">E</text:p>
          </table:table-cell>
          <table:table-cell table:style-name="Table19.A2" office:value-type="string">
            <text:p text:style-name="P584">8</text:p>
          </table:table-cell>
          <table:table-cell table:style-name="Table19.A2" office:value-type="string">
            <text:p text:style-name="P600">4</text:p>
          </table:table-cell>
          <table:table-cell table:style-name="Table19.A2" office:value-type="string">
            <text:p text:style-name="P600">5</text:p>
          </table:table-cell>
          <table:table-cell table:style-name="Table19.A2" office:value-type="string">
            <text:p text:style-name="P609">2500</text:p>
          </table:table-cell>
          <table:table-cell table:style-name="Table19.A2" office:value-type="string">
            <text:p text:style-name="P595">65</text:p>
          </table:table-cell>
          <table:table-cell table:style-name="Table19.I2" office:value-type="string">
            <text:p text:style-name="P573"/>
          </table:table-cell>
        </table:table-row>
        <table:table-row>
          <table:table-cell table:style-name="Table19.A2" office:value-type="string">
            <text:p text:style-name="P578">Council Republic</text:p>
          </table:table-cell>
          <table:table-cell table:style-name="Table19.A2" office:value-type="string">
            <text:p text:style-name="P624">Supportiveness <text:span text:style-name="T1583">≥</text:span><text:span text:style-name="T1968"> +1</text:span><text:line-break/>Inclusivity <text:span text:style-name="T1583">≥</text:span><text:span text:style-name="T1968"> +1</text:span><text:line-break/>Egalitarianism <text:span text:style-name="T1971">+2</text:span></text:p>
          </table:table-cell>
          <table:table-cell table:style-name="Table19.A2" office:value-type="string">
            <text:p text:style-name="P581">C</text:p>
          </table:table-cell>
          <table:table-cell table:style-name="Table19.A2" office:value-type="string">
            <text:p text:style-name="P584">8</text:p>
          </table:table-cell>
          <table:table-cell table:style-name="Table19.A2" office:value-type="string">
            <text:p text:style-name="P601">6</text:p>
          </table:table-cell>
          <table:table-cell table:style-name="Table19.A2" office:value-type="string">
            <text:p text:style-name="P601">3</text:p>
          </table:table-cell>
          <table:table-cell table:style-name="Table19.A2" office:value-type="string">
            <text:p text:style-name="P610">10000</text:p>
          </table:table-cell>
          <table:table-cell table:style-name="Table19.A2" office:value-type="string">
            <text:p text:style-name="P595">85</text:p>
          </table:table-cell>
          <table:table-cell table:style-name="Table19.I2" office:value-type="string">
            <text:p text:style-name="P573"/>
          </table:table-cell>
        </table:table-row>
        <table:table-row>
          <table:table-cell table:style-name="Table19.A2" office:value-type="string">
            <text:p text:style-name="P578">Mental Gestalt</text:p>
          </table:table-cell>
          <table:table-cell table:style-name="Table19.A2" office:value-type="string">
            <text:p text:style-name="P602">Supportiveness +2<text:line-break/>Inclusivity +2<text:line-break/>Egalitarianism +2<text:line-break/>Progressivism +2</text:p>
          </table:table-cell>
          <table:table-cell table:style-name="Table19.A2" office:value-type="string">
            <text:p text:style-name="P581">C</text:p>
          </table:table-cell>
          <table:table-cell table:style-name="Table19.A2" office:value-type="string">
            <text:p text:style-name="P584">10</text:p>
          </table:table-cell>
          <table:table-cell table:style-name="Table19.A2" office:value-type="string">
            <text:p text:style-name="P601">4</text:p>
          </table:table-cell>
          <table:table-cell table:style-name="Table19.A2" office:value-type="string">
            <text:p text:style-name="P634">∞</text:p>
          </table:table-cell>
          <table:table-cell table:style-name="Table19.A2" office:value-type="string">
            <text:p text:style-name="P596"><text:span text:style-name="T1965">8</text:span>000</text:p>
          </table:table-cell>
          <table:table-cell table:style-name="Table19.A2" office:value-type="string">
            <text:p text:style-name="P585">100</text:p>
          </table:table-cell>
          <table:table-cell table:style-name="Table19.I2" office:value-type="string">
            <text:p text:style-name="P593">Distance Penalty: 30%<text:line-break/><text:span text:style-name="T1963">Dissent can force abrupt change to Overmind</text:span></text:p>
          </table:table-cell>
        </table:table-row>
        <table:table-row>
          <table:table-cell table:style-name="Table19.A2" office:value-type="string">
            <text:p text:style-name="P625">Federalized</text:p>
          </table:table-cell>
          <table:table-cell table:style-name="Table19.A2" table:number-columns-spanned="5" office:value-type="string">
            <text:p text:style-name="P586">DON’T be any of the following: Hereditary Monarchy, Feudal Realm, Overmind, Mental Gestalt, </text:p>
          </table:table-cell>
          <table:covered-table-cell/>
          <table:covered-table-cell/>
          <table:covered-table-cell/>
          <table:covered-table-cell/>
          <table:table-cell table:style-name="Table19.I2" table:number-columns-spanned="3" office:value-type="string">
            <text:p text:style-name="P587">Reduces distance penalty to 5%<text:line-break/>-10 Administrative Efficiency<text:line-break/>+1 Legislation Time</text:p>
          </table:table-cell>
          <table:covered-table-cell/>
          <table:covered-table-cell/>
        </table:table-row>
        <table:table-row>
          <table:table-cell table:style-name="Table19.A2" office:value-type="string">
            <text:p text:style-name="P626">Constitutional Monarchy</text:p>
          </table:table-cell>
          <table:table-cell table:style-name="Table19.A2" table:number-columns-spanned="5" office:value-type="string">
            <text:p text:style-name="P573">-<text:span text:style-name="T1958">Be a Parliamentary or Presidential Republic<text:line-break/>-</text:span><text:span text:style-name="T1959">Egalitarianism -1 or +1</text:span></text:p>
          </table:table-cell>
          <table:covered-table-cell/>
          <table:covered-table-cell/>
          <table:covered-table-cell/>
          <table:covered-table-cell/>
          <table:table-cell table:style-name="Table19.I2" table:number-columns-spanned="3" office:value-type="string">
            <text:p text:style-name="P586">+1 Legitimacy<text:line-break/>-5 Administrative Efficiency<text:line-break/><text:span text:style-name="T1961">Gives a Royal Family</text:span></text:p>
          </table:table-cell>
          <table:covered-table-cell/>
          <table:covered-table-cell/>
        </table:table-row>
        <table:table-row>
          <table:table-cell table:style-name="Table19.A2" office:value-type="string">
            <text:p text:style-name="P626">Technocratic Democracy</text:p>
          </table:table-cell>
          <table:table-cell table:style-name="Table19.A2" table:number-columns-spanned="5" office:value-type="string">
            <text:p text:style-name="P583">-Be a Parliamentary or Presidential Republic<text:line-break/>-<text:span text:style-name="T1960">Progressivism </text:span><text:span text:style-name="T1581">≥</text:span><text:span text:style-name="T1960"> +1</text:span></text:p>
          </table:table-cell>
          <table:covered-table-cell/>
          <table:covered-table-cell/>
          <table:covered-table-cell/>
          <table:covered-table-cell/>
          <table:table-cell table:style-name="Table19.I2" table:number-columns-spanned="3" office:value-type="string">
            <text:p text:style-name="P586">+5 Administrative Efficiency<text:line-break/>-1 Legitimacy</text:p>
          </table:table-cell>
          <table:covered-table-cell/>
          <table:covered-table-cell/>
        </table:table-row>
      </table:table>
      <text:h text:style-name="P748" text:outline-level="4"><text:soft-page-break/>Universal</text:h>
      <text:p text:style-name="P301"><text:span text:style-name="T516">Modifier: Federalized</text:span><text:span text:style-name="T73"><text:line-break/>Ideological Requirements: None<text:line-break/></text:span><text:span text:style-name="T74"><text:tab/>Applicable to any government type except Overminds, Council Republics, Mental Gestalts, Hereditary Monarchies, and Feudal </text:span><text:span text:style-name="T75">Real</text:span><text:span text:style-name="T74">ms. Federalization indicates the country is composed of somewhat autonomous subdivisions with their own semi-independent governments. This halves the distance penalty for </text:span><text:span text:style-name="T76">admin cost. In exchange, changing policies takes one turn longer than normal, and Administrative Efficiency is lowered by ten.</text:span></text:p>
      <text:p text:style-name="P394"><text:tab/><text:span text:style-name="T568">Adding or removing this modifier during gameplay </text:span><text:span text:style-name="T569">is nigh-impossible without a revolution. </text:span><text:span text:style-name="T570">The only </text:span><text:span text:style-name="T571">circumstances under which it can happen is </text:span><text:span text:style-name="T572">changing to or from a Feudal Realm; </text:span><text:span text:style-name="T573">if you’re federalized when changing to a Feudal Realm, the modifier goes away. If you’re changing </text:span><text:span text:style-name="T884">from</text:span><text:span text:style-name="T573"> a Feudal Realm, you pick up the Federalized modifier.</text:span></text:p>
      <text:h text:style-name="P749" text:outline-level="4" text:is-list-header="true">Dictatorships</text:h>
      <text:p text:style-name="P311"><text:span text:style-name="T1199">Elect</text:span><text:span text:style-name="T1201">ive</text:span><text:span text:style-name="T1199"> Monarchy</text:span><text:line-break/><text:span text:style-name="T1223">Ideological Requirements: </text:span><text:span text:style-name="T1228">Egalitarianism -1 or lower, Progressivism -1 or </text:span><text:span text:style-name="T1780">lower</text:span><text:span text:style-name="T1223"><text:line-break/></text:span><text:span text:style-name="T1224">AT: </text:span><text:span text:style-name="T1781">A</text:span><text:span text:style-name="T1226"> </text:span><text:span text:style-name="T1224">| LG: </text:span><text:span text:style-name="T1293">6 </text:span><text:span text:style-name="T1224">| LT: </text:span><text:span text:style-name="T1294">2 </text:span><text:span text:style-name="T1224">| DC: </text:span><text:span text:style-name="T1294">1 </text:span><text:span text:style-name="T1224">| BA: </text:span><text:span text:style-name="T1300">6,0</text:span><text:span text:style-name="T1295">0</text:span><text:span text:style-name="T1472">0</text:span><text:span text:style-name="T1295"> </text:span><text:span text:style-name="T1224">| AE: </text:span><text:span text:style-name="T1295">30</text:span><text:line-break/><text:span text:style-name="T1229">In an elective monarchy, all authority rests in a </text:span><text:span text:style-name="T1230">single elected leader. Th</text:span><text:span text:style-name="T1786">is leader rules for life, with their replacement only being elected upon their death or resignation</text:span><text:span text:style-name="T1230">. </text:span><text:span text:style-name="T1785">While they don’t track heirs, Elective Monarchies </text:span><text:span text:style-name="T951">do</text:span><text:span text:style-name="T335"> track the lifespan of their current ruler according to the succession crisis rules. </text:span><text:span text:style-name="T336">When </text:span><text:span text:style-name="T337">the current ruler dies, you enter an Interregnum as various political groups try to put their guy in charge.</text:span></text:p>
      <text:p text:style-name="P37">During an Interregnum, your Debate Capacity is zero, and you receive a stacking -1 Legitimacy each turn. Roll a d6 each turn during the Interregnum; if it comes up 6 a new king is elected, and the Interregnum ends. The Legitimacy penalty subsequently goes away at a rate of 1 point per turn.</text:p>
      <text:p text:style-name="P319"><text:span text:style-name="T1783">To become an Elective Monarchy during the game, you </text:span><text:span text:style-name="T1784">must be one of the following:<text:line-break/>-A Strongman Dictatorship or Professional Ruler which has undergone two smooth successions.<text:line-break/>-A Hereditary Monarchy or Feudal Realm in which there are no heirs, and only one Survival Point on the current ruler.</text:span><text:span text:style-name="T1230"><text:line-break/></text:span><text:span text:style-name="T1520"> </text:span><text:span text:style-name="T1230"><text:line-break/></text:span><text:span text:style-name="T1199">Hereditary Monarchy</text:span><text:line-break/><text:span text:style-name="T1390">Ideological Requirements: </text:span><text:span text:style-name="T1391">Progressivism -1 or </text:span><text:span text:style-name="T1780">lower</text:span><text:span text:style-name="T1391">, </text:span><text:span text:style-name="T1392">Egalitarianism -2</text:span><text:line-break/><text:span text:style-name="T1224">AT: </text:span><text:span text:style-name="T1226">A </text:span><text:span text:style-name="T1224">| LG: </text:span><text:span text:style-name="T1293">5</text:span><text:span text:style-name="T1224"> | LT: </text:span><text:span text:style-name="T1393">2</text:span><text:span text:style-name="T1394"> </text:span><text:span text:style-name="T1224">| DC: </text:span><text:span text:style-name="T1294">1 </text:span><text:span text:style-name="T1224">| BA: </text:span><text:span text:style-name="T1395">7,5</text:span><text:span text:style-name="T1396">0</text:span><text:span text:style-name="T1472">0</text:span><text:span text:style-name="T1224"> |AE: </text:span><text:span text:style-name="T1787">30</text:span><text:span text:style-name="T1224"><text:line-break/><text:tab/></text:span><text:span text:style-name="T1398">In a hereditary monarchy, </text:span><text:span text:style-name="T1399">all authority rests in a single ruler. If that guy bites it or chooses to resign, </text:span><text:span text:style-name="T1400">the </text:span><text:span text:style-name="T1401">job goes to his kid. Hereditary Monarchies are vulnerable to succession crises.<text:line-break/><text:line-break/><text:tab/></text:span><text:span text:style-name="T1784">To become a </text:span><text:span text:style-name="T1821">Hereditary Monarchy during the game, you must be one of the following:<text:line-break/>-</text:span><text:span text:style-name="T1784">A Strongman Dictatorship or Professional Ruler which has undergone two smooth successions.<text:line-break/>-</text:span><text:span text:style-name="T1821">An Elective Monarchy </text:span><text:span text:style-name="T1827">in which the current ruler has been in charge for at least 36 turns.</text:span></text:p>
      <text:p text:style-name="P318"><text:span text:style-name="T1401"><text:tab/></text:span><text:span text:style-name="T1820">I</text:span><text:span text:style-name="T1817">f your government is federalized and you try to become a Hereditary</text:span><text:span text:style-name="T1818"> </text:span><text:span text:style-name="T1817">Monarchy, you instead become a Feudal Realm.</text:span><text:span text:style-name="T1401"><text:line-break/></text:span><text:span text:style-name="T1521"> </text:span><text:span text:style-name="T1401"><text:line-break/></text:span><text:soft-page-break/><text:span text:style-name="T1199">Strongman Dictatorship</text:span><text:line-break/><text:span text:style-name="T1402">Ideological Requirements: </text:span><text:span text:style-name="T1403">Inclusivity -</text:span><text:span text:style-name="T1404">1 or </text:span><text:span text:style-name="T1967">lower</text:span><text:span text:style-name="T1404">, Egalitarianism -1 or </text:span><text:span text:style-name="T1967">lower</text:span><text:line-break/><text:span text:style-name="T1224">AT: </text:span><text:span text:style-name="T1226">A </text:span><text:span text:style-name="T1224">| LG: </text:span><text:span text:style-name="T1405">2</text:span><text:span text:style-name="T1224"> | LT: </text:span><text:span text:style-name="T1397">1 </text:span><text:span text:style-name="T1224">| DC: </text:span><text:span text:style-name="T1294">1 </text:span><text:span text:style-name="T1224">| BA: </text:span><text:span text:style-name="T1395">8,</text:span><text:span text:style-name="T1406">50</text:span><text:span text:style-name="T1472">0</text:span><text:span text:style-name="T1406"> </text:span><text:span text:style-name="T1224">|AE: </text:span><text:span text:style-name="T1407">2</text:span><text:span text:style-name="T1408">5<text:line-break/><text:tab/></text:span><text:span text:style-name="T1409">By hook or by crook, a single person has assumed near-total control over affairs of state. They retain power through intimidation, corruption, and reactionary propaganda. </text:span><text:span text:style-name="T1410">Strongman Dictatorships are vulnerable to succession crises.</text:span></text:p>
      <text:p text:style-name="P318"><text:tab/><text:span text:style-name="T1828">There are no special requirements to become a Strongman Dictatorship during gameplay.</text:span></text:p>
      <text:p text:style-name="P323"><text:span text:style-name="T1199">Professional Ruler</text:span><text:line-break/><text:span text:style-name="T1224">Ideological Requirements: </text:span><text:span text:style-name="T1411">Progressivism of +1 or </text:span><text:span text:style-name="T1782">higher</text:span><text:line-break/><text:span text:style-name="T1224">AT: </text:span><text:span text:style-name="T1226">A </text:span><text:span text:style-name="T1224">| LG: </text:span><text:span text:style-name="T1293">5</text:span><text:span text:style-name="T1224"> | LT: </text:span><text:span text:style-name="T1294">2 </text:span><text:span text:style-name="T1224">| DC: </text:span><text:span text:style-name="T1294">1 </text:span><text:span text:style-name="T1224">| BA: </text:span><text:span text:style-name="T1754">9,</text:span><text:span text:style-name="T1406">000</text:span><text:span text:style-name="T1224"> | AE: </text:span><text:span text:style-name="T1412">35</text:span><text:span text:style-name="T1224"><text:line-break/><text:tab/></text:span><text:span text:style-name="T1413">Professional Rulers are serious, sensible, and competent individuals promoted to supreme national leadership on account of their skills. </text:span><text:span text:style-name="T1519">Professional Rulers are vulnerable to succession crises, following the same rules as Strongman Dictatorships.</text:span></text:p>
      <text:p text:style-name="P322"><text:tab/><text:span text:style-name="T1828">There are no special requirements to become a Professional Ruler during gameplay.</text:span></text:p>
      <text:p text:style-name="P320"><text:span text:style-name="T1199">Overmind</text:span><text:line-break/><text:span text:style-name="T1224">Ideological Requirements: </text:span><text:span text:style-name="T1782">Progressivism of +1 or higher</text:span><text:span text:style-name="T1224"><text:line-break/>AT: </text:span><text:span text:style-name="T1226">C </text:span><text:span text:style-name="T1224">| LG: </text:span><text:span text:style-name="T1414">6 </text:span><text:span text:style-name="T1224">| LT: </text:span><text:span text:style-name="T1408">1 </text:span><text:span text:style-name="T1224">| DC: </text:span><text:span text:style-name="T1415">3</text:span><text:span text:style-name="T1408"> </text:span><text:span text:style-name="T1224">| BA: </text:span><text:span text:style-name="T1416">12,00</text:span><text:span text:style-name="T1468">0</text:span><text:span text:style-name="T1224"> | AE: </text:span><text:span text:style-name="T1417">70</text:span><text:span text:style-name="T1224"><text:line-break/><text:tab/></text:span><text:span text:style-name="T1418">Overminds are singular super-minds directing all other people within a country. They tend to be highly competent and decisive, though their singular perspective introduces some weaknesses. First off, they’re much more susceptible to delays in communication; this triples the distance penalty for admin cost on policies. </text:span><text:span text:style-name="T1419">Secondly, </text:span><text:span text:style-name="T1420">your country will immediately have a revolution if your Capitol colony is captured or destroyed.</text:span></text:p>
      <text:p text:style-name="P320"><text:span text:style-name="T1819"><text:tab/>To become an Overmind, your Industry multiplier from STEM education must be maxed out. </text:span><text:span text:style-name="T1820">In addition, you </text:span><text:span text:style-name="T954">cannot</text:span><text:span text:style-name="T341"> be transitioning from a federalized government or a Feudal Realm.</text:span></text:p>
      <text:h text:style-name="P750" text:outline-level="4">Oligarchies</text:h>
      <text:p text:style-name="P330"><text:span text:style-name="T1216">Aristocratic Republic</text:span><text:span text:style-name="T1849"><text:line-break/></text:span><text:span text:style-name="T1850">Ideological Requirements: Egalitarianism -1 or lower<text:line-break/></text:span><text:span text:style-name="T1224">AT: </text:span><text:span text:style-name="T1226">A </text:span><text:span text:style-name="T1224">| LG: </text:span><text:span text:style-name="T1851">5</text:span><text:span text:style-name="T1224"> | LT: </text:span><text:span text:style-name="T1421">3</text:span><text:span text:style-name="T1224"> | DC: </text:span><text:span text:style-name="T1421">2</text:span><text:span text:style-name="T1224"> | BA: </text:span><text:span text:style-name="T1852">5,00</text:span><text:span text:style-name="T1853">0</text:span><text:span text:style-name="T1852"> </text:span><text:span text:style-name="T1224">| AE: <text:s/></text:span><text:span text:style-name="T1854">30</text:span><text:span text:style-name="T1224"><text:line-break/><text:tab/></text:span><text:span text:style-name="T1855">An Aristocratic Republic is a situation in which society is collectively controlled by a council of rich and powerful individuals. They may not </text:span><text:span text:style-name="T958">necessarily</text:span><text:span text:style-name="T354"> have explicit legal privilege, but they often do.</text:span></text:p>
      <text:p text:style-name="P331"><text:span text:style-name="T354"><text:tab/>T</text:span><text:span text:style-name="T6">here are no special requirements to </text:span><text:span text:style-name="T355">become an Aristocratic Republic during gameplay.</text:span></text:p>
      <text:p text:style-name="P153"/>
      <text:p text:style-name="P633"><text:span text:style-name="T1202">Feudal </text:span><text:span text:style-name="T1217">Real</text:span><text:span text:style-name="T1202">m</text:span><text:span text:style-name="T1422"><text:line-break/></text:span><text:span text:style-name="T1856">Ideological Requirements: </text:span><text:span text:style-name="T1391">Progressivism -1 or </text:span><text:span text:style-name="T1780">lower</text:span><text:span text:style-name="T1391">, </text:span><text:span text:style-name="T1856">Egalitarianism -2<text:line-break/></text:span><text:span text:style-name="T1224">AT: </text:span><text:span text:style-name="T1226">A </text:span><text:span text:style-name="T1224">| LG: </text:span><text:span text:style-name="T1857">5</text:span><text:span text:style-name="T1224"> | LT: </text:span><text:span text:style-name="T1858">4 </text:span><text:span text:style-name="T1224">| DC: </text:span><text:span text:style-name="T1858">3</text:span><text:span text:style-name="T1224"> | BA: </text:span><text:span text:style-name="T1858">6,00</text:span><text:span text:style-name="T1853">0</text:span><text:span text:style-name="T1224"> | AE: </text:span><text:span text:style-name="T1858">2</text:span><text:span text:style-name="T1859">4</text:span><text:span text:style-name="T1224"><text:line-break/><text:tab/></text:span><text:span text:style-name="T1860">In a feudal system, a large number of otherwise independent minor countries swear fealty to a single ruler. </text:span><text:span text:style-name="T1861">Feudal </text:span><text:span text:style-name="T1862">realm</text:span><text:span text:style-name="T1861">s are vulnerable to succession crises, </text:span><text:span text:style-name="T1863">behaving identically to Hereditary </text:span><text:span text:style-name="T1864">M</text:span><text:span text:style-name="T1863">onarchies in terms of heir management. </text:span><text:span text:style-name="T1865">Due to their decentralized nature, the distance penalty for admin cost is halved.</text:span></text:p>
      <text:p text:style-name="P324"><text:span text:style-name="T1865"><text:tab/></text:span><text:span text:style-name="T1866">To become a Feudal Realm during gameplay, you must be a Hereditary or Elective monarchy with colonies in at least </text:span><text:span text:style-name="T1867">seven star systems. </text:span><text:span text:style-name="T1817">Alternatively, if your government is federalized and you try to become a Hereditary</text:span><text:span text:style-name="T1818"> </text:span><text:span text:style-name="T1817">Monarchy, you instead become a Feudal Realm.</text:span></text:p>
      <text:p text:style-name="P324"><text:span text:style-name="T1202">Professional Council</text:span><text:span text:style-name="T1422"><text:line-break/></text:span><text:span text:style-name="T1221">Ideological Requirements: </text:span><text:span text:style-name="T1222">Progressivism of +1 or </text:span><text:span text:style-name="T1868">higher</text:span><text:span text:style-name="T1222"><text:line-break/></text:span><text:span text:style-name="T1224">AT: </text:span><text:span text:style-name="T1226">A </text:span><text:span text:style-name="T1227">or E (pick)</text:span><text:span text:style-name="T1226"> </text:span><text:span text:style-name="T1224">| LG: </text:span><text:span text:style-name="T1293">6</text:span><text:span text:style-name="T1224"> | LT: </text:span><text:span text:style-name="T1296">3 </text:span><text:span text:style-name="T1224">| DC: </text:span><text:span text:style-name="T1296">2 </text:span><text:span text:style-name="T1224">| BA: </text:span><text:span text:style-name="T1299">4,50</text:span><text:span text:style-name="T1468">0</text:span><text:span text:style-name="T1224"> | AE: </text:span><text:span text:style-name="T1296">45<text:line-break/><text:tab/></text:span><text:span text:style-name="T1869">A Professional Council is a small group of trained experts entrusted with leadership of the nation on account of their skills, competence, and calm-headed demeanor.</text:span></text:p>
      <text:p text:style-name="P332"><text:span text:style-name="T1869"><text:tab/>T</text:span>here are <text:span text:style-name="T1870">no special requirements to become a Professional Council during gameplay.</text:span></text:p>
      <text:p text:style-name="P189"><text:span text:style-name="T1202">Military Regime</text:span><text:span text:style-name="T1422"><text:line-break/></text:span><text:span text:style-name="T1222">Ideological Requirements: None<text:line-break/></text:span><text:span text:style-name="T1224">AT: </text:span><text:span text:style-name="T1226">A </text:span><text:span text:style-name="T1227">or E (pick) </text:span><text:span text:style-name="T1224">| LG: </text:span><text:span text:style-name="T1816">5</text:span><text:span text:style-name="T1224"> | LT: </text:span><text:span text:style-name="T1296">3 </text:span><text:span text:style-name="T1224">| DC: </text:span><text:span text:style-name="T1296">2 </text:span><text:span text:style-name="T1224">| BA: </text:span><text:span text:style-name="T1299">4,5</text:span><text:span text:style-name="T1468">0</text:span><text:span text:style-name="T1299">0</text:span><text:span text:style-name="T1224"> | AE: </text:span><text:span text:style-name="T1296">40<text:line-break/><text:tab/></text:span><text:span text:style-name="T1424">In a military regime, the heads of civilian government and high command of the military are one and the same. Military Regimes </text:span><text:span text:style-name="T1425">increase the output of Crew Academies and Boot Camps by 10%.<text:line-break/><text:tab/></text:span><text:span text:style-name="T1813">There are no special requirements to change government types to a Military Regime during gameplay.</text:span></text:p>
      <text:p text:style-name="P552"><text:span text:style-name="T1202">Engineered Republic</text:span><text:span text:style-name="T1422"><text:line-break/></text:span><text:span text:style-name="T1426">Ideological Requirements: Progressivism +2, Egalitarianism +1 or lower<text:line-break/></text:span><text:span text:style-name="T1224">AT: </text:span><text:span text:style-name="T1427">A or </text:span><text:span text:style-name="T1227">E </text:span><text:span text:style-name="T1427">(pick)</text:span><text:span text:style-name="T1227"> </text:span><text:span text:style-name="T1224">| LG: </text:span><text:span text:style-name="T1423">7 </text:span><text:span text:style-name="T1224">| LT: </text:span><text:span text:style-name="T1428">3</text:span><text:span text:style-name="T1224"> | DC: </text:span><text:span text:style-name="T1428">6 </text:span><text:span text:style-name="T1224">| BA: </text:span><text:span text:style-name="T1429">1</text:span><text:span text:style-name="T1471">0,</text:span><text:span text:style-name="T1429">0</text:span><text:span text:style-name="T1468">0</text:span><text:span text:style-name="T1429">0</text:span><text:span text:style-name="T1224"> | AE: </text:span><text:span text:style-name="T1430">7</text:span><text:span text:style-name="T1431">5<text:line-break/><text:tab/></text:span><text:span text:style-name="T1432">An Engineered Republic </text:span><text:span text:style-name="T1433">is a government run by people purpose-built to be hyper-competent at doing so. When it works, it works great. However, this makes </text:span><text:span text:style-name="T1434">said government </text:span><text:span text:style-name="T901">extremely</text:span><text:span text:style-name="T67"> vulnerable to corruption among those doing the engineering. </text:span><text:span text:style-name="T68">If the country </text:span><text:span text:style-name="T69">ever has Corruption Points in its Production</text:span><text:span text:style-name="T68">, </text:span><text:span text:style-name="T69">Enforcement, </text:span><text:span text:style-name="T147">Justice, </text:span><text:span text:style-name="T69">or Stratification policies,</text:span><text:span text:style-name="T68"> there is a chance of the government type changing to Aristocratic Republic. <text:line-break/></text:span><text:span text:style-name="T1523"> </text:span><text:span text:style-name="T68"><text:line-break/><text:tab/>This chance starts at 1% per turn, and goes up by 1% for each subsequent turn that the </text:span><text:span text:style-name="T69">relevant policies have Corruption</text:span><text:span text:style-name="T68">. Getting </text:span><text:span text:style-name="T69">rid of the Corruption</text:span><text:span text:style-name="T68"> results in the conversion chance </text:span><text:span text:style-name="T343">vanishing</text:span><text:span text:style-name="T68">.</text:span></text:p>
      <text:p text:style-name="P324"><text:span text:style-name="T68"><text:tab/></text:span><text:span text:style-name="T345">Switching to an Engineered Republic during gameplay requires that the Industry multiplier from STEM education be maxed out.</text:span></text:p>
      <text:h text:style-name="P751" text:outline-level="4"><text:soft-page-break/>Democracies</text:h>
      <text:p text:style-name="P189"><text:span text:style-name="T1202">Parliamentary Republic</text:span><text:span text:style-name="T1422"><text:line-break/></text:span><text:span text:style-name="T1198">Ideological Requirements: Egalitarianism -1 or higher<text:line-break/></text:span><text:span text:style-name="T1224">AT: </text:span><text:span text:style-name="T1225">E </text:span><text:span text:style-name="T1224">| LG: </text:span><text:span text:style-name="T1435">8</text:span><text:span text:style-name="T1436"> </text:span><text:span text:style-name="T1224">| LT: </text:span><text:span text:style-name="T1421">4 </text:span><text:span text:style-name="T1224">| DC: </text:span><text:span text:style-name="T1421">6</text:span><text:span text:style-name="T1224"> | BA: </text:span><text:span text:style-name="T1437">2,0</text:span><text:span text:style-name="T1471">0</text:span><text:span text:style-name="T1437">0 </text:span><text:span text:style-name="T1224">|AE: </text:span><text:span text:style-name="T1822">60</text:span><text:span text:style-name="T1224"><text:line-break/><text:tab/></text:span><text:span text:style-name="T1438">A Parliamentary Republic is a form of representative democracy in which the legislature enjoys absolute supremacy over the executive branch.</text:span></text:p>
      <text:p text:style-name="P189"><text:span text:style-name="T1202">Presidential Republic</text:span><text:span text:style-name="T1422"><text:line-break/></text:span><text:span text:style-name="T1198">Ideological Requirements: Egalitarianism -1 or higher<text:line-break/></text:span><text:span text:style-name="T1224">AT: </text:span><text:span text:style-name="T1225">E </text:span><text:span text:style-name="T1224">| LG: </text:span><text:span text:style-name="T1435">8</text:span><text:span text:style-name="T1436"> </text:span><text:span text:style-name="T1224">| LT: </text:span><text:span text:style-name="T1421">4</text:span><text:span text:style-name="T1224"> | DC: </text:span><text:span text:style-name="T1439">5</text:span><text:span text:style-name="T1224"> | BA: </text:span><text:span text:style-name="T1437">2,5</text:span><text:span text:style-name="T1471">0</text:span><text:span text:style-name="T1437">0 </text:span><text:span text:style-name="T1224">|AE: 65<text:line-break/><text:tab/></text:span><text:span text:style-name="T1440">A Presidential Republic is a form of </text:span><text:span text:style-name="T1441">representative democracy in which the legislature and executive are separately elected in a form of checks and balances.</text:span></text:p>
      <text:p text:style-name="P189"><text:tab/><text:span text:style-name="T1826">There are no special requirements to become either a Parliamentary or Presidential Republic during gameplay.</text:span></text:p>
      <text:p text:style-name="P170"><text:span text:style-name="T1199">Modifier: Constitutional Monarchy</text:span><text:line-break/><text:span text:style-name="T1221">Ideological Requirements: Egalitarianism +1 or -1.</text:span><text:line-break/><text:tab/>Applicable to both Parliamentary and Presidential Republics, this variant government type <text:span text:style-name="T1198">indicates the presence of a hereditary monarch with at least </text:span><text:span text:style-name="T892">some</text:span><text:span text:style-name="T41"> power. It increases Legitimacy by one, and decreases Administrative Efficiency by </text:span><text:span text:style-name="T42">five.<text:line-break/><text:line-break/><text:tab/></text:span><text:span text:style-name="T338">To become a Constitutional Monarchy during gameplay, you must transition </text:span><text:span text:style-name="T952">directly</text:span><text:span text:style-name="T338"> from </text:span><text:span text:style-name="T344">a</text:span><text:span text:style-name="T338"> Hereditary Monarchy or Feudal Realm to either a Parliamentary or Presidential Republic.</text:span></text:p>
      <text:p text:style-name="P172"><text:span text:style-name="T1200">Modifier</text:span><text:span text:style-name="T1199">: Technocratic Democracy</text:span><text:line-break/><text:span text:style-name="T1221">Ideological Requirements: Progressivism of +1 or </text:span><text:span text:style-name="T1926">higher</text:span><text:line-break/><text:tab/>Applicable to both Parliamentary and Presidential Republics, this variant government type <text:span text:style-name="T1198">indicates that candidates are vetted for competence and sanity before being allowed to run for office. It decreases Legitimacy by one, and increases Administrative Efficiency by </text:span><text:span text:style-name="T1224">five.</text:span></text:p>
      <text:p text:style-name="P171"><text:tab/><text:span text:style-name="T1814">You cannot add </text:span><text:span text:style-name="T1815">this modifier</text:span><text:span text:style-name="T1814"> </text:span><text:span text:style-name="T953">unless</text:span><text:span text:style-name="T339"> you are changing to a Parliamentary or Presidential Republic from another government type. </text:span><text:span text:style-name="T340">If your Progressivism reaches -1 or -2 it can be removed as normal.</text:span></text:p>
      <text:p text:style-name="P154"/>
      <text:p text:style-name="P192"><text:span text:style-name="T1203">Council Republic</text:span><text:span text:style-name="T1198"><text:line-break/></text:span><text:span text:style-name="T1442">Ideological Requirements: Egalitarianism +2, Inclusivity +1, </text:span><text:span text:style-name="T1223">Supportiveness +1<text:line-break/></text:span><text:span text:style-name="T1224">AT: </text:span><text:span text:style-name="T1225">C </text:span><text:span text:style-name="T1224">| LG: </text:span><text:span text:style-name="T1436">8 </text:span><text:span text:style-name="T1224">| LT: </text:span><text:span text:style-name="T1443">6 </text:span><text:span text:style-name="T1224">| DC: </text:span><text:span text:style-name="T1444">3</text:span><text:span text:style-name="T1224"> | BA: </text:span><text:span text:style-name="T1443">10,0</text:span><text:span text:style-name="T1468">0</text:span><text:span text:style-name="T1471">0</text:span><text:span text:style-name="T1443"> </text:span><text:span text:style-name="T1224">| AE: </text:span><text:span text:style-name="T1408">8</text:span><text:span text:style-name="T1443">5<text:line-break/><text:tab/></text:span><text:span text:style-name="T1441">In a Council Republic, governance is bottom-up. </text:span><text:span text:style-name="T1445">Local groups nominate one of their member to be on the council one layer up, that council sends one of </text:span><text:span text:style-name="T902">their</text:span><text:span text:style-name="T70"> members up to the next layer, and so on all the way to the top. </text:span></text:p>
      <text:p text:style-name="P190"><text:span text:style-name="T70"><text:tab/></text:span><text:span text:style-name="T346">There are no special requirements to become a Council Republic during gameplay.</text:span></text:p>
      <text:p text:style-name="P191"><text:span text:style-name="T1203">Mental Gestalt</text:span><text:span text:style-name="T1198"><text:line-break/></text:span><text:span text:style-name="T1446">Ideological Requirements: </text:span><text:span text:style-name="T1223">Egalitarianism +2, Inclusivity +2, Supportiveness +2, </text:span><text:span text:style-name="T1461">Progressiveness +2</text:span><text:span text:style-name="T1223"><text:line-break/></text:span><text:span text:style-name="T1224">AT: </text:span><text:span text:style-name="T1225">C </text:span><text:span text:style-name="T1224">| LG: </text:span><text:span text:style-name="T1447">10</text:span><text:span text:style-name="T1224"> | LT: </text:span><text:span text:style-name="T1838">4</text:span><text:span text:style-name="T1448"> </text:span><text:span text:style-name="T1224">| DC: </text:span><text:span text:style-name="T1408">infinite </text:span><text:span text:style-name="T1224">| BA: </text:span><text:span text:style-name="T1429">8,</text:span><text:span text:style-name="T1468">0</text:span><text:span text:style-name="T1471">0</text:span><text:span text:style-name="T1429">0 </text:span><text:span text:style-name="T1224">| AE: </text:span><text:span text:style-name="T1408">100<text:line-break/><text:tab/></text:span><text:span text:style-name="T1449">Representing a merged nation-wide consciousness </text:span><text:span text:style-name="T1450">produced by the participation of the citizens, Mental Gestalts are incredibly powerful. </text:span><text:span text:style-name="T1451">That said, they have significant weaknesses. First, the distance penalty to Admin Cost of policies is </text:span><text:span text:style-name="T903">tripled</text:span><text:span text:style-name="T71">. </text:span><text:span text:style-name="T72">Second,</text:span><text:span text:style-name="T73"> </text:span><text:span text:style-name="T78">if </text:span><text:span text:style-name="T146">Dissent</text:span><text:span text:style-name="T78"> ever exceeds three the government type </text:span><text:span text:style-name="T907">immediately</text:span><text:span text:style-name="T78"> switches to Overmind; in this eventuality </text:span><text:span text:style-name="T79">the government ideology immediately changes by the number of points necessary to fit the ideology gap.</text:span></text:p>
      <text:p text:style-name="P35"><text:tab/><text:span text:style-name="T1830">Becoming a Mental Gestalt during gameplay requires a Dissent score of zero </text:span><text:span text:style-name="T1831">(Dissent suppressed by law enforcement counts against this requirement)</text:span><text:span text:style-name="T1830">, </text:span><text:span text:style-name="T1831">and</text:span><text:span text:style-name="T1830"> a maxed out Industry multiplier from STEM education.</text:span></text:p>
      <text:p text:style-name="P135"/>
      <text:h text:style-name="P752" text:outline-level="4">Special Mechanic: <text:span text:style-name="T1238">Heirs and </text:span>Succession Crises</text:h>
      <text:p text:style-name="P187">Hereditary Monarchies, <text:span text:style-name="T1231">Feudal Systems, Strongman Dictatorships, </text:span><text:span text:style-name="T1524">and Professional Rulers</text:span><text:span text:style-name="T1231"> are </text:span><text:span text:style-name="T1290">all </text:span><text:span text:style-name="T1231">vulnerable to succession crises. </text:span><text:span text:style-name="T1232">These occur when the current ruler dies and it’s not exactly clear who’s supposed to be in charge next.</text:span></text:p>
      <text:p text:style-name="P188">Both the current ruler and all extant heirs <text:span text:style-name="T1233">are tracked; </text:span><text:span text:style-name="T1234">they have five Survival Points. Each turn during the </text:span><text:span text:style-name="T1235">Politics Phase, roll a 1d10 for each such character. A roll of one costs one of that character’s survival points and forces them to roll again. A ruler or heir that </text:span><text:span text:style-name="T1236">reaches zero Survival Points dies.</text:span></text:p>
      <text:p text:style-name="P178">What happens if the ruler dies depends on how many extant heirs are in play. <text:span text:style-name="T1237">If there is exactly one heir, </text:span><text:span text:style-name="T1239">that heir becomes the new ruler without incident, refreshing their survival points in the process. Hereditary Monarchies </text:span><text:span text:style-name="T1240">can also have smooth succession with </text:span><text:span text:style-name="T893">two</text:span><text:span text:style-name="T43"> extant heirs. </text:span><text:span text:style-name="T45">In this case, </text:span><text:span text:style-name="T46">which heir becomes ruler is up to the player.</text:span></text:p>
      <text:p text:style-name="P179"><text:span text:style-name="T43">I</text:span><text:span text:style-name="T6">f there are no heirs or too many heirs when the ruler dies, a succession crisis ensues. </text:span><text:span text:style-name="T44">This is Bad News, and behaves as a Revolution (see the relevant section in the Politics Phase).</text:span></text:p>
      <text:p text:style-name="P180">Both Hereditary Monarchies and Strongman Dictatorships have a variety of tools <text:span text:style-name="T1241">to manage their number of heirs. Most of these tools are not shared.</text:span></text:p>
      <text:p text:style-name="P181"><text:span text:style-name="T1291">Heirs are gained slowly in a Hereditary Monarchy; </text:span><text:span text:style-name="T1292">by default you have a 1</text:span><text:span text:style-name="T1745">0</text:span><text:span text:style-name="T1292">% chance of gaining an heir each strategic turn. You can also</text:span><text:span text:style-name="T896"> intentionally</text:span><text:span text:style-name="T63"> make more heirs if you aren’t busy changing any policies, gaining 1d4-1 heirs.</text:span><text:span text:style-name="T897"> </text:span><text:span text:style-name="T1242">The age of these heirs needs </text:span><text:span text:style-name="T1243">to be tracked; it takes 2</text:span><text:span text:style-name="T1745">4</text:span><text:span text:style-name="T1243"> turns for an heir to reach adulthood, </text:span><text:span text:style-name="T1715">during which their Survival Points are not at risk of depletion</text:span><text:span text:style-name="T1243">. If a</text:span><text:span text:style-name="T1244">n underage</text:span><text:span text:style-name="T1243"> heir inherits rulership, you receive a -1 Legitimacy penalty </text:span><text:span text:style-name="T1244">until the new ruler reaches adulthood. You may ignore </text:span><text:span text:style-name="T1716">up to </text:span><text:span text:style-name="T1245">two underage heirs when determining whether or not you have a succession crisis.</text:span></text:p>
      <text:p text:style-name="P182">In a Strongman Dictatorship <text:span text:style-name="T1525">or Professional Rulership</text:span>, <text:span text:style-name="T1246">heirs accumulate </text:span><text:span text:style-name="T1292">rapid</text:span><text:span text:style-name="T1246">ly as various highly-placed subordinates accumulate enough personal power to make a bid for rulership. Each </text:span><text:span text:style-name="T1247">strategic turn there is a </text:span><text:span text:style-name="T1755">3</text:span><text:span text:style-name="T1247">5% chance of a new heir appearing, up to a maximum of twelve </text:span><text:span text:style-name="T1287">active heirs</text:span><text:span text:style-name="T1247">. This is rolled during the Politics phase.</text:span></text:p>
      <text:p text:style-name="P183"><text:span text:style-name="T1248">There is only one </text:span><text:span text:style-name="T1249">method </text:span><text:span text:style-name="T1298">of getting rid of heirs </text:span><text:span text:style-name="T1249">shared between Monarchies and Strongman Dictatorships: Ambassadorial Postings.</text:span></text:p>
      <text:p text:style-name="P184">Any <text:span text:style-name="T1255">adult</text:span> heir is a valid candidate for an Ambassadorial posting: pick a country, send them there, and they won’t cause any trouble as long as they stay there. You can only send one ambassador to each country. The player for the country in question may <text:span text:style-name="T1250">choose</text:span> to send the ambassador back at any time. <text:span text:style-name="T1288">Said player</text:span> may also <text:span text:style-name="T886">kill</text:span> the ambassador, giv<text:span text:style-name="T1288">ing</text:span> you automatic Cassus Belli against them.</text:p>
      <text:p text:style-name="P186">Sending an heir away to be an ambassador opens up an heir slot in a Strongman Dictatorship.</text:p>
      <text:p text:style-name="P185"><text:span text:style-name="T1199">Monarchies</text:span> <text:span text:style-name="T1526">and </text:span><text:span text:style-name="T1205">Feudal Realms</text:span><text:span text:style-name="T1526"> </text:span>have a few other tools available.</text:p>
      <text:p text:style-name="P185"><text:span text:style-name="T1251">First, you can marry one of your heirs off to another royal family (Hereditary Monarchies, Feudal Systems, and Constitutional Monarchies all have royal families). The player for the target country must accept </text:span><text:span text:style-name="T1252">for this to work. If they do accept, your heir is removed from consideration. Doing this with underage heirs represents an arranged marriage.</text:span></text:p>
      <text:p text:style-name="P292"><text:soft-page-break/><text:span text:style-name="T1747">Second, you can send an </text:span><text:span text:style-name="T1256">adult</text:span><text:span text:style-name="T1747"> heir into the military. </text:span><text:span text:style-name="T1253">At base, this increases their odds of losing a Survival Point to 2</text:span><text:span text:style-name="T1745">0</text:span><text:span text:style-name="T1253">% per turn. If you are at war, it increases to a </text:span><text:span text:style-name="T1745">5</text:span><text:span text:style-name="T1253">0% chance of losing a Survival Point per turn, with a 1</text:span><text:span text:style-name="T1745">0</text:span><text:span text:style-name="T1253">% chance of dying instantly. </text:span><text:span text:style-name="T1254">Heirs in the military have a 75% chance of not </text:span><text:span text:style-name="T1289">making a bid for the throne (and thus not counting towards</text:span><text:span text:style-name="T1254"> a succession crisis</text:span><text:span text:style-name="T1289">)</text:span><text:span text:style-name="T1254">, but each one that </text:span><text:span text:style-name="T894">does</text:span><text:span text:style-name="T47"> </text:span><text:span text:style-name="T62">(beyond the threshold) </text:span><text:span text:style-name="T47">increases Revolution Severity by one. </text:span><text:span text:style-name="T48">A military heir that becomes ruler has their base legitimacy score increased by one during their reign; two if they fought in a war.<text:line-break/></text:span><text:span text:style-name="T1708"> </text:span><text:span text:style-name="T48"><text:line-break/>Third, you can shove one of your heirs </text:span><text:span text:style-name="T49">into the priesthood, </text:span><text:span text:style-name="T53">sanitarium</text:span><text:span text:style-name="T49"> or some </text:span><text:span text:style-name="T53">other </text:span><text:span text:style-name="T49">institution </text:span><text:span text:style-name="T53">that will keep them out of trouble</text:span><text:span text:style-name="T49">. </text:span><text:span text:style-name="T50">This prevents their participation </text:span><text:span text:style-name="T51">in any and all succession crises, but </text:span><text:span text:style-name="T895">keeping</text:span><text:span text:style-name="T51"> them there is tricky. For underage heirs it takes </text:span><text:span text:style-name="T304">two</text:span><text:span text:style-name="T52"> </text:span><text:span text:style-name="T61">A</text:span><text:span text:style-name="T52">dministrative </text:span><text:span text:style-name="T61">C</text:span><text:span text:style-name="T52">apacity per turn to keep them in the institution; </text:span><text:span text:style-name="T53">for adult heirs the cost is instead </text:span><text:span text:style-name="T445">five</text:span><text:span text:style-name="T53"> </text:span><text:span text:style-name="T61">A</text:span><text:span text:style-name="T53">dminis</text:span><text:span text:style-name="T54">trative </text:span><text:span text:style-name="T61">C</text:span><text:span text:style-name="T54">apacity per turn</text:span><text:span text:style-name="T52">. </text:span><text:span text:style-name="T54">If this cost is not paid the heir in question escapes; it takes five times the normal admin capacity cost to re-institutionalize them.<text:line-break/></text:span><text:span text:style-name="T1707"> </text:span><text:span text:style-name="T54"><text:line-break/></text:span><text:span text:style-name="T1746">Lastly, you </text:span><text:span text:style-name="T948">can</text:span><text:span text:style-name="T297"> </text:span><text:span text:style-name="T55">– strictly speaking – </text:span><text:span text:style-name="T297">opt to murder one of your heirs. This has severe costs and is not always reliable. </text:span><text:span text:style-name="T59">P</text:span><text:span text:style-name="T58">ay </text:span><text:span text:style-name="T303">3</text:span><text:span text:style-name="T58"> </text:span><text:span text:style-name="T61">Money</text:span><text:span text:style-name="T58"> </text:span><text:span text:style-name="T59">and roll an eight-sided die</text:span><text:span text:style-name="T58">; on a six or lower the </text:span><text:span text:style-name="T59">targeted heir dies. On a seven or eight, they only lose a Survival Point. </text:span><text:span text:style-name="T60">Failed assassinations improve the target’s survival threshold for future attempts by one.</text:span><text:span text:style-name="T58"> </text:span><text:span text:style-name="T297">Regardless </text:span><text:span text:style-name="T56">of whether or not </text:span><text:span text:style-name="T57">it’s successful, </text:span><text:span text:style-name="T58">attempting to </text:span><text:span text:style-name="T57">kill an heir costs one Legitimacy, which does not return until you get a new ruler.<text:line-break/></text:span><text:span text:style-name="T1706"> </text:span><text:span text:style-name="T57"><text:line-break/>B</text:span><text:span text:style-name="T77">y contrast, </text:span><text:span text:style-name="T517">Strongman Dictatorships</text:span><text:span text:style-name="T77"> tend to be much more</text:span><text:span text:style-name="T873"> thuggish </text:span><text:span text:style-name="T535">about getting rid of extra heirs.<text:line-break/></text:span><text:span text:style-name="T1709"> </text:span><text:span text:style-name="T535"><text:line-break/>The d</text:span><text:span text:style-name="T536">efault method of getting rid of extra heirs in a Strongman Dictatorship is the good old nine millimeter retirement package, also known as a Lethal Purge. </text:span><text:span text:style-name="T537">In a Lethal Purge, you can target as many heirs as you like for death. Pay </text:span><text:span text:style-name="T561">3</text:span><text:span text:style-name="T537"> Money per target, and roll an eight-sided die for each. By default, the target needs to roll a seven or eight to survive; even then, they lose a survival point. </text:span><text:span text:style-name="T538">Survivors each subtract one Legitimacy, recovering at a rate of one per turn; </text:span><text:span text:style-name="T539">survivors also improve their chance of surviving further Lethal Purges by one</text:span><text:span text:style-name="T538">. Successful killings each reduce Administrative Efficiency by one, recovering at a rate of one per turn.<text:line-break/></text:span><text:span text:style-name="T1710"> </text:span><text:span text:style-name="T538"><text:line-break/>A</text:span><text:span text:style-name="T539">nother method is the Non-Lethal Purge, in which </text:span><text:span text:style-name="T540">unwanted heirs are either kicked out of the country or imprisoned. </text:span><text:span text:style-name="T541">This is cheaper and more reliable, but incurs an ongoing cost to keep the excess heirs out of trouble. </text:span><text:span text:style-name="T542">Non-Lethal Purges cost </text:span><text:span text:style-name="T562">1</text:span><text:span text:style-name="T542"> Money per target up front, then an ongoing </text:span><text:span text:style-name="T581">five</text:span><text:span text:style-name="T562"> </text:span><text:span text:style-name="T543">Administrative Capacity per target. </text:span><text:span text:style-name="T544">Failure to pay this ongoing cost results in the heir in question returning… until you pay the </text:span><text:span text:style-name="T562">1</text:span><text:span text:style-name="T544"> Money to get rid of them again. </text:span><text:span text:style-name="T545">Non-Lethal Purges open up slots for more heirs to show up.<text:line-break/></text:span><text:span text:style-name="T1711"> </text:span><text:span text:style-name="T545"><text:line-break/></text:span><text:span text:style-name="T544">L</text:span><text:span text:style-name="T556">astly, you can opt to designate a successor. Doing this renders the </text:span><text:span text:style-name="T546">number of heirs irrelevant so long as the designated successor is alive. However, it puts a </text:span><text:span text:style-name="T874">massive</text:span><text:span text:style-name="T546"> target on the back of both the designated successor </text:span><text:span text:style-name="T874">and</text:span><text:span text:style-name="T546"> the current ruler. The chance of losing a Survival Point for both increases to </text:span><text:span text:style-name="T555">5</text:span><text:span text:style-name="T546">0% per </text:span><text:span text:style-name="T547">strategic </text:span><text:span text:style-name="T546">turn, with a 1</text:span><text:span text:style-name="T555">0</text:span><text:span text:style-name="T546">% chance of dying instantly.</text:span></text:p>
      <text:p text:style-name="P291"><text:span text:style-name="T533">Sending the designated successor to an ambassadorial post significantly reduces the added danger, but </text:span><text:span text:style-name="T872">doesn’t</text:span><text:span text:style-name="T533"> totally eliminate it. </text:span><text:span text:style-name="T534">The instant death chance is no longer present, but chances of losing a survival point are still increased to 3</text:span><text:span text:style-name="T555">0</text:span><text:span text:style-name="T534">% for the ruler and 2</text:span><text:span text:style-name="T555">0</text:span><text:span text:style-name="T534">% for the designated successor.</text:span></text:p>
      <text:p text:style-name="P645"><text:span text:style-name="T528">R</text:span><text:span text:style-name="T515">uler turnover is unrealistically fast for gameplay purposes.</text:span><text:span text:style-name="T532"> For more realism, divide royalty birth rate and all point-loss/</text:span><text:span text:style-name="T557">death</text:span><text:span text:style-name="T532"> probabilities by 10. </text:span><text:span text:style-name="T560">Increase maturation time to 200 turns.</text:span></text:p>
      <text:h text:style-name="P753" text:outline-level="4"><text:soft-page-break/>Policies</text:h>
      <text:p text:style-name="P676"><text:span text:style-name="T1301">Policies are </text:span><text:span text:style-name="T1302">a catch-all term for the packages of laws </text:span><text:span text:style-name="T1303">that define what life is like in a country. </text:span><text:span text:style-name="T1304">They come in several categories, </text:span><text:span text:style-name="T1305">each of which represents a major facet of </text:span><text:span text:style-name="T1306">a country’s functioning. The cost of </text:span><text:span text:style-name="T1307">maintaining a policy </text:span><text:span text:style-name="T1308">is listed </text:span><text:span text:style-name="T898">per unit of Civilian Infrastructure</text:span><text:span text:style-name="T64">. </text:span><text:span text:style-name="T65">In addition, the policy cost per unit infrastructure is increased by a </text:span><text:span text:style-name="T899">linear</text:span><text:span text:style-name="T65"> 10% (not exponential) per hex of distance from the capitol star system.</text:span></text:p>
      <text:p text:style-name="P677"><text:span text:style-name="T65">F</text:span><text:span text:style-name="T6">or </text:span><text:span text:style-name="T886">most</text:span><text:span text:style-name="T6"> policy categories, changing a policy is fairly straightforward: start paying the new Administrative Capacity cost for the </text:span><text:span text:style-name="T66">policy you want to switch to, stop paying the </text:span><text:span text:style-name="T900">old</text:span><text:span text:style-name="T609"> administrative cost, </text:span><text:span text:style-name="T610">and after a number of turns determined by your government type the new policy will take effect. Exceptions will be noted in the relevant category section.</text:span></text:p>
      <text:p text:style-name="P194"><text:span text:style-name="T610">I</text:span><text:span text:style-name="T608">f your government ideology changes to no longer allow one of your current policies, you </text:span><text:span text:style-name="T976">must</text:span><text:span text:style-name="T608"> change to an allowed policy as soon as feasible. </text:span></text:p>
      <text:p text:style-name="P678"><text:span text:style-name="T639">Failure to pay all of a Policy’s </text:span><text:span text:style-name="T640">administrative capacity cost results in Corruption accumulating, with detrimental effects resulting. </text:span><text:span text:style-name="T641">Each policy acquires </text:span><text:span text:style-name="T642">one Corruption point per turn, up to the percentage points of admin cap shortfall. Permanently removing Corruption requires fully paying the admin cost again, </text:span><text:span text:style-name="T643">with fully paid policies losing one Corruption point per turn.</text:span></text:p>
      <text:p text:style-name="P679"><text:span text:style-name="T643">C</text:span><text:span text:style-name="T608">ertain </text:span><text:span text:style-name="T644">Enforcement policies can suppress a certain amount of Corruption, and for extremely specific play-styles it can actually be somewhat beneficial.</text:span></text:p>
      <text:p text:style-name="P674"><text:span text:style-name="T644">C</text:span><text:span text:style-name="T755">orruption also increases the risk of </text:span><text:span text:style-name="T754">negative Events</text:span><text:span text:style-name="T755"> (more on that in the Politics phase).</text:span></text:p>
      <text:p text:style-name="P675"><text:span text:style-name="T755">B</text:span><text:span text:style-name="T608">efore we go further, a brief run-down of the policy categories:</text:span></text:p>
      <text:list xml:id="list2013469976" text:style-name="L1">
        <text:list-item>
          <text:p text:style-name="P764"><text:span text:style-name="T608">Production policies define the basis of your country’s economy, and are particularly hard to change as a result. They mainly affect your Industrial Output and Tax Revenue multipliers, </text:span><text:span text:style-name="T756">though each comes with some sort of additional complication.</text:span></text:p>
        </text:list-item>
        <text:list-item>
          <text:p text:style-name="P765"><text:span text:style-name="T756">E</text:span><text:span text:style-name="T608">ducation policy is a “pay as you go” system, divided into four curriculums. Each curriculum has a different effect, such as reducing Dissent, increasing Happiness, or boosting your economic modifiers.</text:span></text:p>
        </text:list-item>
        <text:list-item>
          <text:p text:style-name="P766"><text:span text:style-name="T608">Your Enforcement policy affects Legitimacy and Corruption, with </text:span><text:span text:style-name="T758">some</text:span><text:span text:style-name="T608"> also having some ability to suppress (NOT remove) Dissent. </text:span><text:span text:style-name="T757">Your Enforcement policy is also used for defending against Terrorism and Espionage.</text:span></text:p>
        </text:list-item>
        <text:list-item>
          <text:p text:style-name="P767"><text:span text:style-name="T608">Your Justice policy </text:span><text:span text:style-name="T976">also</text:span><text:span text:style-name="T608"> affects Legitimacy and Corruption. Most Justice Policies have some sort of special gimmick that heavily influences your play style when using it.</text:span></text:p>
        </text:list-item>
        <text:list-item>
          <text:p text:style-name="P768">Stratification policies represent the fundamental nature of your country’s social order, and are therefore very hard to change. They apply modifiers to Industry, Tax Revenue, and Happiness. They are prone to decaying into worse policies if not maintained with sufficient Administrative Capacity.</text:p>
        </text:list-item>
        <text:list-item>
          <text:p text:style-name="P769">Healthcare policies affect Legitimacy, Happiness, Tax Revenue, and Disease Outbreaks. These policies are a strict hierarchy of worse and better options.</text:p>
        </text:list-item>
        <text:list-item>
          <text:p text:style-name="P770">Public Works policies are handled buffet style; each confers a minor bonus to Happiness, with some also boosting your economy or Legitimacy a bit.</text:p>
        </text:list-item>
        <text:list-item>
          <text:p text:style-name="P771">Defense policies define the structure of your military, along with recruitment practices. This has a major impact on how you fight wars.</text:p>
        </text:list-item>
      </text:list>
      <text:h text:style-name="P751" text:outline-level="4"><text:soft-page-break/>Production Policies</text:h>
      <text:p text:style-name="P195"><text:span text:style-name="T608">These define the basic foundation of your economy: how is stuff made, how do people get jobs, that sort of thing. As Production Policies are so all-encompassing, they are particularly hard to change. </text:span><text:span text:style-name="T611">They take </text:span><text:span text:style-name="T977">triple</text:span><text:span text:style-name="T611"> the normal time to change compared to a regular policy, and while doing so you need to pay the administrative cost for </text:span><text:span text:style-name="T977">both</text:span><text:span text:style-name="T611"> Production Policies. R</text:span><text:span text:style-name="T621">evolutions present an opportunity to change production policies in a quick and decisive manner. That said, doing so is… </text:span><text:span text:style-name="T979">rather damaging</text:span><text:span text:style-name="T621">.</text:span></text:p>
      <text:p text:style-name="P196"><text:span text:style-name="T620">Common stats for Production Policies include an Industrial Output modifier, a Tax Income modifier, and </text:span><text:span text:style-name="T612">an Administrative Capacity cost. </text:span><text:span text:style-name="T641">Corruption decrease</text:span><text:span text:style-name="T649">s</text:span><text:span text:style-name="T641"> both Industrial Output and Tax Income at a rate of <text:s/></text:span><text:span text:style-name="T748">0.5</text:span><text:span text:style-name="T641">% per </text:span><text:span text:style-name="T649">Corruption </text:span><text:span text:style-name="T641">point.</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table-cell table:style-name="Table13.A1" office:value-type="string">
            <text:p text:style-name="P405">Policy</text:p>
          </table:table-cell>
          <table:table-cell table:style-name="Table13.A1" office:value-type="string">
            <text:p text:style-name="P405">Requirements</text:p>
          </table:table-cell>
          <table:table-cell table:style-name="Table13.A1" office:value-type="string">
            <text:p text:style-name="P405">Admin Cost</text:p>
          </table:table-cell>
          <table:table-cell table:style-name="Table13.A1" office:value-type="string">
            <text:p text:style-name="P405">Industry</text:p>
          </table:table-cell>
          <table:table-cell table:style-name="Table13.A1" office:value-type="string">
            <text:p text:style-name="P405">Tax Revenue</text:p>
          </table:table-cell>
          <table:table-cell table:style-name="Table13.F1" office:value-type="string">
            <text:p text:style-name="P405">Misc.</text:p>
          </table:table-cell>
        </table:table-row>
        <table:table-row>
          <table:table-cell table:style-name="Table13.A2" office:value-type="string">
            <text:p text:style-name="P405">Slavery</text:p>
          </table:table-cell>
          <table:table-cell table:style-name="Table13.A2" office:value-type="string">
            <text:p text:style-name="P405">All axes <text:span text:style-name="T1567">≤ -1<text:line-break/>At least one of Inclusivity or Egalitarianism at -2</text:span></text:p>
          </table:table-cell>
          <table:table-cell table:style-name="Table13.A2" office:value-type="string">
            <text:p text:style-name="P407">6 / C<text:span text:style-name="T1928">iv Infra</text:span></text:p>
          </table:table-cell>
          <table:table-cell table:style-name="Table13.A2" office:value-type="string">
            <text:p text:style-name="P407">x1.65</text:p>
          </table:table-cell>
          <table:table-cell table:style-name="Table13.A2" office:value-type="string">
            <text:p text:style-name="P407">x1</text:p>
          </table:table-cell>
          <table:table-cell table:style-name="Table13.F2" office:value-type="string">
            <text:p text:style-name="P407">Everyone <text:span text:style-name="T1258">HATES</text:span> slaver<text:span text:style-name="T1927">s!</text:span></text:p>
            <text:p text:style-name="P407"/>
            <text:p text:style-name="P407">Freed slaves join invader as Ground Forces of -2 quality.</text:p>
          </table:table-cell>
        </table:table-row>
        <table:table-row>
          <table:table-cell table:style-name="Table13.A2" office:value-type="string">
            <text:p text:style-name="P405">Laissez-Faire</text:p>
          </table:table-cell>
          <table:table-cell table:style-name="Table13.A2" office:value-type="string">
            <text:p text:style-name="P408">Supportiveness <text:span text:style-name="T1569">≤ -</text:span><text:span text:style-name="T1567">1</text:span></text:p>
            <text:p text:style-name="P408"><text:span text:style-name="T1567">Egalitarianism </text:span><text:span text:style-name="T1569">≤ -</text:span><text:span text:style-name="T1567">1</text:span></text:p>
          </table:table-cell>
          <table:table-cell table:style-name="Table13.A2" office:value-type="string">
            <text:p text:style-name="P416">0.5 per CI</text:p>
          </table:table-cell>
          <table:table-cell table:style-name="Table13.A2" office:value-type="string">
            <text:p text:style-name="P417">x1</text:p>
          </table:table-cell>
          <table:table-cell table:style-name="Table13.A2" office:value-type="string">
            <text:p text:style-name="P417">x0.4</text:p>
          </table:table-cell>
          <table:table-cell table:style-name="Table13.F2" office:value-type="string">
            <text:p text:style-name="P234"/>
          </table:table-cell>
        </table:table-row>
        <table:table-row>
          <table:table-cell table:style-name="Table13.A2" office:value-type="string">
            <text:p text:style-name="P405">Regulated Capitalism</text:p>
          </table:table-cell>
          <table:table-cell table:style-name="Table13.A2" office:value-type="string">
            <text:p text:style-name="P406"><text:span text:style-name="T1570">Egalitarianism </text:span><text:span text:style-name="T1567">≤ </text:span><text:span text:style-name="T1570">+1</text:span></text:p>
          </table:table-cell>
          <table:table-cell table:style-name="Table13.A2" office:value-type="string">
            <text:p text:style-name="P419">3 / C<text:span text:style-name="T1928">iv Infra</text:span></text:p>
          </table:table-cell>
          <table:table-cell table:style-name="Table13.A2" office:value-type="string">
            <text:p text:style-name="P418">x1</text:p>
          </table:table-cell>
          <table:table-cell table:style-name="Table13.A2" office:value-type="string">
            <text:p text:style-name="P418">x1.5</text:p>
          </table:table-cell>
          <table:table-cell table:style-name="Table13.F2" office:value-type="string">
            <text:p text:style-name="P415">Corruption can cause decay to Laissez-Faire</text:p>
          </table:table-cell>
        </table:table-row>
        <table:table-row>
          <table:table-cell table:style-name="Table13.A2" office:value-type="string">
            <text:p text:style-name="P405">Central Planning</text:p>
          </table:table-cell>
          <table:table-cell table:style-name="Table13.A2" office:value-type="string">
            <text:p text:style-name="P409">At least one of:</text:p>
            <text:p text:style-name="P410">-Supportiveness <text:span text:style-name="T1571">≥ +1<text:line-break/>-Egalitarianism ≥ +1<text:line-break/>-Progressivism ≥ +1</text:span></text:p>
          </table:table-cell>
          <table:table-cell table:style-name="Table13.A2" office:value-type="string">
            <text:p text:style-name="P420">6 / Civ Infra</text:p>
          </table:table-cell>
          <table:table-cell table:style-name="Table13.A2" office:value-type="string">
            <text:p text:style-name="P418">x2</text:p>
          </table:table-cell>
          <table:table-cell table:style-name="Table13.A2" office:value-type="string">
            <text:p text:style-name="P418">x1.5</text:p>
          </table:table-cell>
          <table:table-cell table:style-name="Table13.F2" office:value-type="string">
            <text:p text:style-name="P412">Doubled Corruption onset rate.<text:line-break/><text:line-break/>Halved Corruption recovery rate.</text:p>
          </table:table-cell>
        </table:table-row>
        <table:table-row>
          <table:table-cell table:style-name="Table13.A2" office:value-type="string">
            <text:p text:style-name="P405">Maket Socialism</text:p>
          </table:table-cell>
          <table:table-cell table:style-name="Table13.A2" office:value-type="string">
            <text:p text:style-name="P411">Supportiveness <text:span text:style-name="T1571">≥ +1<text:line-break/>Egalitarianism ≥ +1</text:span></text:p>
          </table:table-cell>
          <table:table-cell table:style-name="Table13.A2" office:value-type="string">
            <text:p text:style-name="P421">5 / Civ Infra</text:p>
          </table:table-cell>
          <table:table-cell table:style-name="Table13.A2" office:value-type="string">
            <text:p text:style-name="P418">x1.2</text:p>
          </table:table-cell>
          <table:table-cell table:style-name="Table13.A2" office:value-type="string">
            <text:p text:style-name="P418">x2</text:p>
          </table:table-cell>
          <table:table-cell table:style-name="Table13.F2" office:value-type="string">
            <text:p text:style-name="P415">Corruption can cause decay to Regulated Capitalism.</text:p>
          </table:table-cell>
        </table:table-row>
        <table:table-row>
          <table:table-cell table:style-name="Table13.A2" office:value-type="string">
            <text:p text:style-name="P405">Clanking Replicator</text:p>
          </table:table-cell>
          <table:table-cell table:style-name="Table13.A2" office:value-type="string">
            <text:p text:style-name="P413">Progressivism +2</text:p>
          </table:table-cell>
          <table:table-cell table:style-name="Table13.A2" office:value-type="string">
            <text:p text:style-name="P422">7 / Civ Infra</text:p>
          </table:table-cell>
          <table:table-cell table:style-name="Table13.A2" office:value-type="string">
            <text:p text:style-name="P418">x4</text:p>
          </table:table-cell>
          <table:table-cell table:style-name="Table13.A2" office:value-type="string">
            <text:p text:style-name="P418">x1</text:p>
          </table:table-cell>
          <table:table-cell table:style-name="Table13.F2" office:value-type="string">
            <text:p text:style-name="P414">Doubles pay requirements for ship crew.</text:p>
          </table:table-cell>
        </table:table-row>
      </table:table>
      <text:p text:style-name="P54"/>
      <text:p text:style-name="P196"><text:span text:style-name="T767">S</text:span><text:span text:style-name="T769">lavery</text:span><text:span text:style-name="T616"><text:line-break/>Requirements: All ideological axes -1 or lower; at least one of Inclusivity or Egalitarianism must be -2.<text:line-break/>Industrial Output: x1.65 | Tax Income: x</text:span><text:span text:style-name="T615">1</text:span><text:span text:style-name="T616"> | Admin Cap Cost: </text:span><text:span text:style-name="T613">6/Infrastructure<text:line-break/><text:tab/>Any economic system in which the vast majority of production is dependent on a large number of people forced to labor without end under harsh conditions, with significant sophont rights violations involved in maintaining that state of affairs. Any country that </text:span><text:span text:style-name="T811">doesn’t</text:span><text:span text:style-name="T613"> use slavery finds it </text:span><text:span text:style-name="T978">utterly abhorrent</text:span><text:span text:style-name="T613">; such countries automatically have casus belli against slave states </text:span><text:span text:style-name="T811">AT ALL TIMES</text:span><text:span text:style-name="T613">. </text:span><text:span text:style-name="T614">In addition, </text:span><text:span text:style-name="T741">each point of your Civilian Infrastructure captured by enemy Ground Forces automatically spawns </text:span><text:span text:style-name="T742">one </text:span><text:span text:style-name="T745">thousand</text:span><text:span text:style-name="T742"> unit</text:span><text:span text:style-name="T745">s</text:span><text:span text:style-name="T742"> of -2 </text:span><text:span text:style-name="T743">quality </text:span><text:span text:style-name="T742">Ground Forces on</text:span><text:span text:style-name="T1001"> their</text:span><text:span text:style-name="T742"> side.</text:span></text:p>
      <text:p text:style-name="P53"/>
      <text:p text:style-name="P193"><text:span text:style-name="T768">L</text:span><text:span text:style-name="T766">aissez-Faire</text:span><text:span text:style-name="T608"><text:line-break/></text:span><text:span text:style-name="T615">Requirements: Supportiveness -1 or lower, Egalitarianism -1 or lower<text:line-break/>Industrial Output: x1 | Tax Income: x0.4 | </text:span><text:span text:style-name="T617">Admin Cap Cost: 0.5/Infrastructure<text:line-break/><text:tab/>Economic systems in which there is very little if any regulation on the activity of private entities are generally referred to as Laissez-Faire. Such economies require very little effort on the part of the government </text:span><text:span text:style-name="T618">to maintain, but also tend to b</text:span><text:span text:style-name="T650">e</text:span><text:span text:style-name="T618"> </text:span><text:span text:style-name="T982">rather </text:span><text:span text:style-name="T1002">bad</text:span><text:span text:style-name="T618"> for most of the people living in them.</text:span></text:p>
      <text:p text:style-name="P197"><text:span text:style-name="T770">R</text:span><text:span text:style-name="T772">egulated Capitalism</text:span><text:span text:style-name="T624"><text:line-break/>Requirements: </text:span><text:span text:style-name="T750">Egalitarianism +1 or lower</text:span><text:span text:style-name="T624"><text:line-break/>Industrial Output: x1 | Tax Income: x1.5 | Admin Cap Cost: </text:span><text:span text:style-name="T619">3/Infrastructure<text:line-break/></text:span><text:span text:style-name="T629"><text:tab/>An economic system in which </text:span><text:span text:style-name="T630">private entities operate </text:span><text:span text:style-name="T631">companies for personal profit, but with significant regulation in place. This mitigates a lot of the harm a Laissez-Faire system does. </text:span><text:span text:style-name="T646">Corruption</text:span><text:span text:style-name="T632"> introduces a risk of the economy decaying to Laissez-Faire; Each </text:span><text:span text:style-name="T646">point of Corruption</text:span><text:span text:style-name="T632"> </text:span><text:span text:style-name="T633">is a 1% chance of decaying to Laissez-Faire that turn.</text:span></text:p>
      <text:p text:style-name="P197"><text:span text:style-name="T771">Central Planning</text:span><text:span text:style-name="T619"><text:line-break/>Requirements: At least one of Supportiveness, Egalitarianism, or Progressivism must be +1 or higher<text:line-break/>Industrial Output: x</text:span><text:span text:style-name="T623">2</text:span><text:span text:style-name="T619"> | Tax Income: x1.5 | Admin Cap Cost: </text:span><text:span text:style-name="T626">6</text:span><text:span text:style-name="T619">/Infrastructure<text:line-break/><text:tab/></text:span><text:span text:style-name="T634">In a centrally planned economy, </text:span><text:span text:style-name="T635">almost all major industries work according to government production orders. This has the potential to get an awful lot done and </text:span><text:span text:style-name="T636">removes a lot of perverse incentives, but it’s </text:span><text:span text:style-name="T980">particularly</text:span><text:span text:style-name="T636"> vulnerable to corruption. </text:span><text:span text:style-name="T646">Corruption</text:span><text:span text:style-name="T637"> accumulates at twice the normal rate,</text:span><text:span text:style-name="T638"> but only recovers at </text:span><text:span text:style-name="T981">half</text:span><text:span text:style-name="T638"> the normal rate. </text:span></text:p>
      <text:p text:style-name="P198"><text:span text:style-name="T771">M</text:span><text:span text:style-name="T773">arket Socialism</text:span><text:span text:style-name="T627"><text:line-break/></text:span><text:span text:style-name="T622">Requirements: Supportiveness and Egalitarianism must both be +1 or higher.<text:line-break/></text:span><text:span text:style-name="T623">Industrial Output: x1.2 | Tax Income: </text:span><text:span text:style-name="T625">x</text:span><text:span text:style-name="T628">2</text:span><text:span text:style-name="T625"> | Admin Cap Cost: </text:span><text:span text:style-name="T626">5</text:span><text:span text:style-name="T625">/Infrastructure</text:span><text:span text:style-name="T623"><text:line-break/><text:tab/></text:span><text:span text:style-name="T645">Market Socialism is a large category of economic systems in which non-governmental agencies handle the vast majority of economic activity. </text:span><text:span text:style-name="T647">This is differentiated from Laissez-Faire and Regulated Capitalism by the presence of mechanisms that prevent large amounts of wealth from being siphoned to a small minority in the first place. </text:span><text:span text:style-name="T648">Corruption introduces a risk of the economy decaying to Regulated Capitalism; Each point of Corruption is a 1% chance of decaying to Regulated Capitalism that turn.</text:span></text:p>
      <text:p text:style-name="P198"><text:span text:style-name="T773">Clanking Replicator</text:span><text:span text:style-name="T627"><text:line-break/></text:span><text:span text:style-name="T731">Requirements: Progressiveness +2<text:line-break/>Industrial Output: x4 | Tax Income: x1 | Admin Cap Cost: </text:span><text:span text:style-name="T626">7</text:span><text:span text:style-name="T732">/Infrastructure<text:line-break/><text:tab/></text:span><text:span text:style-name="T733">Clanking Replicator </text:span><text:span text:style-name="T746">e</text:span><text:span text:style-name="T733">conomies operate using truly </text:span><text:span text:style-name="T1000">vast</text:span><text:span text:style-name="T733"> quantities of non-sophont robots to handle nearly all physical labor. This grants them truly immense industrial capacity, </text:span><text:span text:style-name="T734">and halves the </text:span><text:span text:style-name="T735">price of Automaton</text:span><text:span text:style-name="T734"> crew on account of </text:span><text:span text:style-name="T736">increased familiarity with dumb robots. </text:span><text:span text:style-name="T737">Given this factor</text:span><text:span text:style-name="T738">, </text:span><text:span text:style-name="T739">all crew pay scales require twice as much pay for the same </text:span><text:span text:style-name="T740">number of crew.</text:span></text:p>
      <text:h text:style-name="P752" text:outline-level="4"><text:span text:style-name="T983">E</text:span><text:span text:style-name="T976">ducatio</text:span><text:span text:style-name="T984">n</text:span></text:h>
      <text:p text:style-name="P26"><text:span text:style-name="T1310">H</text:span><text:span text:style-name="T1309">ow you educate your citizens has a major impact on the exact properties of your country. </text:span><text:span text:style-name="T1311">Unlike all other policies, Education is handled as a series of </text:span><text:span text:style-name="T1314">four </text:span><text:span text:style-name="T1311">curriculum </text:span><text:span text:style-name="T1312">areas; </text:span><text:span text:style-name="T1322">Politics, </text:span><text:span text:style-name="T1324">Economics</text:span><text:span text:style-name="T1322">, </text:span><text:span text:style-name="T1324">Science</text:span><text:span text:style-name="T1322">, and </text:span><text:span text:style-name="T1324">Culture</text:span><text:span text:style-name="T1322">. Collectively, these are</text:span><text:span text:style-name="T1312"> </text:span><text:span text:style-name="T1314">abbreviated </text:span><text:span text:style-name="T1324">PESC</text:span><text:span text:style-name="T1312">. Investment into each curriculum area </text:span><text:span text:style-name="T1313">applies a different </text:span><text:span text:style-name="T1314">corresponding buff. </text:span><text:span text:style-name="T1315">These buffs are </text:span><text:span text:style-name="T985">slow</text:span><text:span text:style-name="T1315"> to take effect and to go away, </text:span><text:span text:style-name="T1316">as detailed for each curriculum area</text:span><text:span text:style-name="T1315">.</text:span></text:p>
      <text:p text:style-name="P27"><text:span text:style-name="T1315">D</text:span><text:span text:style-name="T1309">ue to effectively being a “pay as you go” </text:span><text:span text:style-name="T1323">system,</text:span><text:span text:style-name="T1309"> Education is the only policy area that </text:span><text:span text:style-name="T1317">doesn’t accumulate Corruption points. Failure to pay the required Administrative Capacity simply </text:span><text:span text:style-name="T1318">results in your </text:span><text:span text:style-name="T1325">e</text:span><text:span text:style-name="T1318">ducation </text:span><text:span text:style-name="T1325">curriculum</text:span><text:span text:style-name="T1318"> being downgraded to match. </text:span><text:span text:style-name="T1319">To prevent cheese, downgrading Education results in the first unit of negative drift being applied </text:span><text:span text:style-name="T1259">immediately</text:span><text:span text:style-name="T1320">.</text:span><text:span text:style-name="T1319"> </text:span><text:span text:style-name="T1321">By contrast,</text:span><text:span text:style-name="T1319"> </text:span><text:span text:style-name="T986">upgrading</text:span><text:span text:style-name="T1319"> Education results in having to wait until the end of the drift increment to see any benefit.</text:span></text:p>
      <text:p text:style-name="P28"><text:span text:style-name="T1319">E</text:span><text:span text:style-name="T1309">ach </text:span><text:span text:style-name="T1326">point of Administrative Capacity per Civilian Infrastructure gives you </text:span><text:span text:style-name="T1327">two ranks of Education to allocate to the various curricula.</text:span></text:p>
      <text:p text:style-name="P24">Politics</text:p>
      <text:section text:style-name="Sect4" text:name="Section7">
        <table:table table:name="Table1" table:style-name="Table1">
          <table:table-column table:style-name="Table1.A"/>
          <table:table-column table:style-name="Table1.B"/>
          <table:table-row>
            <table:table-cell table:style-name="Table1.A1" office:value-type="string">
              <text:p text:style-name="P663">Rank</text:p>
            </table:table-cell>
            <table:table-cell table:style-name="Table1.B1" office:value-type="string">
              <text:p text:style-name="P663"><text:span text:style-name="T1515">Target</text:span> Dissent</text:p>
            </table:table-cell>
          </table:table-row>
          <table:table-row>
            <table:table-cell table:style-name="Table1.A2" office:value-type="string">
              <text:p text:style-name="P663">0</text:p>
            </table:table-cell>
            <table:table-cell table:style-name="Table1.B2" office:value-type="string">
              <text:p text:style-name="P663">12</text:p>
            </table:table-cell>
          </table:table-row>
          <table:table-row>
            <table:table-cell table:style-name="Table1.A2" office:value-type="string">
              <text:p text:style-name="P663">1</text:p>
            </table:table-cell>
            <table:table-cell table:style-name="Table1.B2" office:value-type="string">
              <text:p text:style-name="P663">8</text:p>
            </table:table-cell>
          </table:table-row>
          <table:table-row>
            <table:table-cell table:style-name="Table1.A2" office:value-type="string">
              <text:p text:style-name="P663">2</text:p>
            </table:table-cell>
            <table:table-cell table:style-name="Table1.B2" office:value-type="string">
              <text:p text:style-name="P663">6</text:p>
            </table:table-cell>
          </table:table-row>
          <table:table-row>
            <table:table-cell table:style-name="Table1.A2" office:value-type="string">
              <text:p text:style-name="P663">3</text:p>
            </table:table-cell>
            <table:table-cell table:style-name="Table1.B2" office:value-type="string">
              <text:p text:style-name="P663">4</text:p>
            </table:table-cell>
          </table:table-row>
          <table:table-row>
            <table:table-cell table:style-name="Table1.A2" office:value-type="string">
              <text:p text:style-name="P663">4</text:p>
            </table:table-cell>
            <table:table-cell table:style-name="Table1.B2" office:value-type="string">
              <text:p text:style-name="P663">3</text:p>
            </table:table-cell>
          </table:table-row>
          <table:table-row>
            <table:table-cell table:style-name="Table1.A2" office:value-type="string">
              <text:p text:style-name="P663">5</text:p>
            </table:table-cell>
            <table:table-cell table:style-name="Table1.B2" office:value-type="string">
              <text:p text:style-name="P663">2</text:p>
            </table:table-cell>
          </table:table-row>
          <table:table-row>
            <table:table-cell table:style-name="Table1.A2" office:value-type="string">
              <text:p text:style-name="P663">6</text:p>
            </table:table-cell>
            <table:table-cell table:style-name="Table1.B2" office:value-type="string">
              <text:p text:style-name="P663">1</text:p>
            </table:table-cell>
          </table:table-row>
          <table:table-row>
            <table:table-cell table:style-name="Table1.A2" office:value-type="string">
              <text:p text:style-name="P663">7</text:p>
            </table:table-cell>
            <table:table-cell table:style-name="Table1.B2" office:value-type="string">
              <text:p text:style-name="P663">1</text:p>
            </table:table-cell>
          </table:table-row>
          <table:table-row>
            <table:table-cell table:style-name="Table1.A2" office:value-type="string">
              <text:p text:style-name="P663">8</text:p>
            </table:table-cell>
            <table:table-cell table:style-name="Table1.B2" office:value-type="string">
              <text:p text:style-name="P663">0</text:p>
            </table:table-cell>
          </table:table-row>
        </table:table>
        <text:p text:style-name="P29"><text:span text:style-name="T1452">Politic</text:span><text:span text:style-name="T1469">al</text:span><text:span text:style-name="T1452"> Education </text:span><text:span text:style-name="T1453">represents a variety of things; comprehensive civics courses, sociology education, sitting down dozens of kids in front of bald-faced propaganda for several hours, etcetera. Point is that it’s education designed to make the population agree with the government.</text:span></text:p>
        <text:p text:style-name="P31">By default, the population’s ideology drifts <text:span text:style-name="T886">away</text:span> <text:span text:style-name="T1454">from that of the government</text:span><text:span text:style-name="T1455">; </text:span><text:span text:style-name="T1466">this tracked as a stat named Dissent</text:span><text:span text:style-name="T1455">. </text:span><text:span text:style-name="T1456">Political education </text:span><text:span text:style-name="T1517">sets a target point for how much Dissent the population drifts towards</text:span><text:span text:style-name="T1456">. </text:span><text:span text:style-name="T1518">Dissent drifts towards the target point at a rate of one point per </text:span><text:span text:style-name="T1777">four</text:span><text:span text:style-name="T1518"> strategic turns.</text:span></text:p>
        <text:p text:style-name="P42">Happiness can <text:span text:style-name="T905">also</text:span><text:span text:style-name="T1458"> heavily influence the population’s ideology drift. Each point of negative happiness reduces the turns needed for a point of ideology drift by one, </text:span><text:span text:style-name="T1459">while also </text:span><text:span text:style-name="T1460">increasing the </text:span><text:span text:style-name="T1516">target</text:span><text:span text:style-name="T1460"> </text:span><text:span text:style-name="T1467">Dissent </text:span><text:span text:style-name="T1460">by one. </text:span></text:p>
        <text:p text:style-name="P41"/>
      </text:section>
      <text:p text:style-name="P32"><text:span text:style-name="T1460">By contrast, each five points of </text:span><text:span text:style-name="T906">positive</text:span><text:span text:style-name="T1460"> happiness </text:span><text:span text:style-name="T1462">lowers the </text:span><text:span text:style-name="T1518">D</text:span><text:span text:style-name="T1462">issent </text:span><text:span text:style-name="T1518">target point</text:span><text:span text:style-name="T1462">, bringing the target for ideology drift </text:span><text:span text:style-name="T1463">closer to the government ideology.</text:span></text:p>
      <text:p text:style-name="P32"><text:span text:style-name="T1457">Until actually necessary, the population ideology </text:span><text:span text:style-name="T904">is not specified</text:span><text:span text:style-name="T1457">; all that matters </text:span><text:span text:style-name="T1464">for our purposes</text:span><text:span text:style-name="T1457"> is how much they agree with the government ideology or not.</text:span></text:p>
      <text:p text:style-name="P33">Each rank of Politic<text:span text:style-name="T1470">al</text:span> Education reduces the Dissent cap <text:span text:style-name="T1465">according to the chart.</text:span></text:p>
      <text:p text:style-name="P33">Beyond rank eight, the only way to indoctrinate people further into your ideology is to literally brainwash them. And hacking people’s brains like that on such a large scale just isn’t worth it.</text:p>
      <text:p text:style-name="P30"/>
      <text:p text:style-name="P13"/>
      <text:p text:style-name="P13"/>
      <text:p text:style-name="P14">Economics</text:p>
      <text:section text:style-name="Sect5" text:name="Section8">
        <table:table table:name="Table5" table:style-name="Table5">
          <table:table-column table:style-name="Table5.A"/>
          <table:table-column table:style-name="Table5.B"/>
          <table:table-row>
            <table:table-cell table:style-name="Table5.A1" office:value-type="string">
              <text:p text:style-name="P664">Rank</text:p>
            </table:table-cell>
            <table:table-cell table:style-name="Table5.B1" office:value-type="string">
              <text:p text:style-name="P664">Revenue</text:p>
              <text:p text:style-name="P664">Multiplier</text:p>
            </table:table-cell>
          </table:table-row>
          <table:table-row>
            <table:table-cell table:style-name="Table5.A2" office:value-type="string">
              <text:p text:style-name="P664">0</text:p>
            </table:table-cell>
            <table:table-cell table:style-name="Table5.B2" office:value-type="string">
              <text:p text:style-name="P664">x0.5</text:p>
            </table:table-cell>
          </table:table-row>
          <table:table-row>
            <table:table-cell table:style-name="Table5.A2" office:value-type="string">
              <text:p text:style-name="P664">1</text:p>
            </table:table-cell>
            <table:table-cell table:style-name="Table5.B2" office:value-type="string">
              <text:p text:style-name="P664">x0.8</text:p>
            </table:table-cell>
          </table:table-row>
          <table:table-row>
            <table:table-cell table:style-name="Table5.A2" office:value-type="string">
              <text:p text:style-name="P664">2</text:p>
            </table:table-cell>
            <table:table-cell table:style-name="Table5.B2" office:value-type="string">
              <text:p text:style-name="P664">x0.9</text:p>
            </table:table-cell>
          </table:table-row>
          <table:table-row>
            <table:table-cell table:style-name="Table5.A2" office:value-type="string">
              <text:p text:style-name="P664">3</text:p>
            </table:table-cell>
            <table:table-cell table:style-name="Table5.B2" office:value-type="string">
              <text:p text:style-name="P664">x1</text:p>
            </table:table-cell>
          </table:table-row>
          <table:table-row>
            <table:table-cell table:style-name="Table5.A2" office:value-type="string">
              <text:p text:style-name="P664">4</text:p>
            </table:table-cell>
            <table:table-cell table:style-name="Table5.B2" office:value-type="string">
              <text:p text:style-name="P664">x1.1</text:p>
            </table:table-cell>
          </table:table-row>
          <table:table-row>
            <table:table-cell table:style-name="Table5.A2" office:value-type="string">
              <text:p text:style-name="P664">5</text:p>
            </table:table-cell>
            <table:table-cell table:style-name="Table5.B2" office:value-type="string">
              <text:p text:style-name="P664">x1.2</text:p>
            </table:table-cell>
          </table:table-row>
          <table:table-row>
            <table:table-cell table:style-name="Table5.A2" office:value-type="string">
              <text:p text:style-name="P664">6</text:p>
            </table:table-cell>
            <table:table-cell table:style-name="Table5.B2" office:value-type="string">
              <text:p text:style-name="P665">x1.3</text:p>
            </table:table-cell>
          </table:table-row>
          <table:table-row>
            <table:table-cell table:style-name="Table5.A2" office:value-type="string">
              <text:p text:style-name="P664">7</text:p>
            </table:table-cell>
            <table:table-cell table:style-name="Table5.B2" office:value-type="string">
              <text:p text:style-name="P665">x1.4</text:p>
            </table:table-cell>
          </table:table-row>
          <table:table-row>
            <table:table-cell table:style-name="Table5.A2" office:value-type="string">
              <text:p text:style-name="P664">8</text:p>
            </table:table-cell>
            <table:table-cell table:style-name="Table5.B2" office:value-type="string">
              <text:p text:style-name="P665">x1.5</text:p>
            </table:table-cell>
          </table:table-row>
        </table:table>
        <text:p text:style-name="P21"><text:span text:style-name="T1074">While teaching people to properly fill out their taxes </text:span><text:span text:style-name="T876">does</text:span><text:span text:style-name="T1074"> help </text:span><text:span text:style-name="T1075">with collecting revenue, </text:span><text:span text:style-name="T1076">this form of education </text:span><text:span text:style-name="T1077">is much broader than that. Effectively, it’s education in finance, accounting, business administration, economics, and other fields used to get lots of money moving. This manifests as a multiplier to tax revenue.</text:span></text:p>
        <text:p text:style-name="P13"><text:span text:style-name="T1065">Similarly to STEM, </text:span><text:span text:style-name="T1078">Economics</text:span><text:span text:style-name="T1065"> Education’s </text:span><text:span text:style-name="T1078">modifier starts the game at your chosen value and takes </text:span><text:span text:style-name="T1115">four</text:span><text:span text:style-name="T1079"> strategic turns to drift by 0.1 of </text:span><text:span text:style-name="T877">modifier</text:span><text:span text:style-name="T1079">. </text:span><text:span text:style-name="T1083">Unlike STEM, there are no circumstances under which your tax revenue modifier will reach x0.</text:span></text:p>
        <text:p text:style-name="P16"><text:span text:style-name="T1083">T</text:span><text:span text:style-name="T1065">hat said, there </text:span><text:span text:style-name="T871">is</text:span><text:span text:style-name="T1065"> a downside. High levels of financial education are also high levels of education in “creative accounting”, fraud, and other sorts of white-collar crime. </text:span><text:span text:style-name="T1084">When the tax revenue multiplier is greater than one, it </text:span><text:span text:style-name="T878">also</text:span><text:span text:style-name="T1084"> acts as a multiplier on any and all negative effects of Corruption.</text:span></text:p>
      </text:section>
      <text:p text:style-name="P13">Science</text:p>
      <text:section text:style-name="Sect5" text:name="Section9">
        <table:table table:name="Table6" table:style-name="Table6">
          <table:table-column table:style-name="Table6.A"/>
          <table:table-column table:style-name="Table6.B"/>
          <table:table-row>
            <table:table-cell table:style-name="Table6.A1" office:value-type="string">
              <text:p text:style-name="P666">Rank</text:p>
            </table:table-cell>
            <table:table-cell table:style-name="Table6.B1" office:value-type="string">
              <text:p text:style-name="P666">Industry Multiplier</text:p>
            </table:table-cell>
          </table:table-row>
          <table:table-row>
            <table:table-cell table:style-name="Table6.A2" office:value-type="string">
              <text:p text:style-name="P666">0</text:p>
            </table:table-cell>
            <table:table-cell table:style-name="Table6.B2" office:value-type="string">
              <text:p text:style-name="P666">x0.5</text:p>
            </table:table-cell>
          </table:table-row>
          <table:table-row>
            <table:table-cell table:style-name="Table6.A2" office:value-type="string">
              <text:p text:style-name="P666">1</text:p>
            </table:table-cell>
            <table:table-cell table:style-name="Table6.B2" office:value-type="string">
              <text:p text:style-name="P666">x0.8</text:p>
            </table:table-cell>
          </table:table-row>
          <table:table-row>
            <table:table-cell table:style-name="Table6.A2" office:value-type="string">
              <text:p text:style-name="P666">2</text:p>
            </table:table-cell>
            <table:table-cell table:style-name="Table6.B2" office:value-type="string">
              <text:p text:style-name="P666">x0.9</text:p>
            </table:table-cell>
          </table:table-row>
          <table:table-row>
            <table:table-cell table:style-name="Table6.A2" office:value-type="string">
              <text:p text:style-name="P666">3</text:p>
            </table:table-cell>
            <table:table-cell table:style-name="Table6.B2" office:value-type="string">
              <text:p text:style-name="P666">x1</text:p>
            </table:table-cell>
          </table:table-row>
          <table:table-row>
            <table:table-cell table:style-name="Table6.A2" office:value-type="string">
              <text:p text:style-name="P666">4</text:p>
            </table:table-cell>
            <table:table-cell table:style-name="Table6.B2" office:value-type="string">
              <text:p text:style-name="P666">x1.1</text:p>
            </table:table-cell>
          </table:table-row>
          <table:table-row>
            <table:table-cell table:style-name="Table6.A2" office:value-type="string">
              <text:p text:style-name="P666">5</text:p>
            </table:table-cell>
            <table:table-cell table:style-name="Table6.B2" office:value-type="string">
              <text:p text:style-name="P666">x1.2</text:p>
            </table:table-cell>
          </table:table-row>
          <table:table-row>
            <table:table-cell table:style-name="Table6.A2" office:value-type="string">
              <text:p text:style-name="P666">6</text:p>
            </table:table-cell>
            <table:table-cell table:style-name="Table6.B2" office:value-type="string">
              <text:p text:style-name="P666">x1.3</text:p>
            </table:table-cell>
          </table:table-row>
          <table:table-row>
            <table:table-cell table:style-name="Table6.A2" office:value-type="string">
              <text:p text:style-name="P666">7</text:p>
            </table:table-cell>
            <table:table-cell table:style-name="Table6.B2" office:value-type="string">
              <text:p text:style-name="P666">x1.4</text:p>
            </table:table-cell>
          </table:table-row>
          <table:table-row>
            <table:table-cell table:style-name="Table6.A2" office:value-type="string">
              <text:p text:style-name="P666">8</text:p>
            </table:table-cell>
            <table:table-cell table:style-name="Table6.B2" office:value-type="string">
              <text:p text:style-name="P666">x1.5</text:p>
            </table:table-cell>
          </table:table-row>
        </table:table>
        <text:p text:style-name="P22"><text:span text:style-name="T1071">Also known as STEM fields, education in the hard sciences and related disciplines is </text:span><text:span text:style-name="T1072">highly beneficial for a country’s industrial output. Knowing your way around machinery, computers, and physics makes working with such things </text:span><text:span text:style-name="T875">much</text:span><text:span text:style-name="T1072"> easier, and safer too.</text:span></text:p>
        <text:p text:style-name="P23"><text:span text:style-name="T1065">The Industry Multiplier from STEM education starts at the result of your chosen rank, and only drifts at 0.1 of </text:span><text:span text:style-name="T871">multiplier</text:span><text:span text:style-name="T1065"> (not rank) per </text:span><text:span text:style-name="T1115">four</text:span><text:span text:style-name="T1065"> Strategic Turns. It takes a while for knowledge and practical skills to decay, and by the same token it takes a while to get it </text:span><text:span text:style-name="T871">back</text:span><text:span text:style-name="T1065">.</text:span></text:p>
        <text:p text:style-name="P15"><text:span text:style-name="T1072">A country that ends up at Rank Zero </text:span><text:span text:style-name="T1080">Science</text:span><text:span text:style-name="T1072"> Education </text:span><text:span text:style-name="T1073">and x0.5 Industry Multiplier</text:span><text:span text:style-name="T1072"> </text:span><text:span text:style-name="T875">continues </text:span><text:span text:style-name="T1072">losing Industry Multiplier at a rate of </text:span><text:span text:style-name="T1073">0.0</text:span><text:span text:style-name="T1083">2</text:span><text:span text:style-name="T1073">5 multiplier per </text:span><text:span text:style-name="T1115">four</text:span><text:span text:style-name="T1073"> strategic turns. If Industry Multiplier ever reaches x0, the country loses the ability to maintain its critical infrastructure, and everyone living there <text:line-break/></text:span><text:span text:style-name="T1286">dies horribly</text:span><text:span text:style-name="T1073">. </text:span><text:span text:style-name="T1081">This is a full-</text:span><text:span text:style-name="T1082">fledged</text:span><text:span text:style-name="T1081"> lose condition.</text:span></text:p>
      </text:section>
      <text:p text:style-name="P13">Cultural<text:line-break/><text:span text:style-name="T1085">Training in the arts, </text:span><text:span text:style-name="T1086">mental health best practices, </text:span><text:span text:style-name="T1087">some level of urban planning, possibly a spiritual tradition, and a few other things make up Cultural </text:span><text:span text:style-name="T1088">Education.</text:span></text:p>
      <text:p text:style-name="P289"><text:span text:style-name="T532">The primary </text:span><text:span text:style-name="T552">effect of Cultural Education is to increase Population Happiness. </text:span><text:span text:style-name="T553">At Rank Zero your population has a -4 Happiness multiplier. It increases by +2 per rank until reaching +4 at Rank four. After that the happiness modifier goes up by </text:span><text:span text:style-name="T554">+1 per rank until it reaches +8 at Rank 8.</text:span></text:p>
      <text:p text:style-name="P290"><text:span text:style-name="T554">T</text:span><text:span text:style-name="T532">his Happiness modifier drifts at a rate of </text:span><text:span text:style-name="T1585">±</text:span><text:span text:style-name="T1717">1 per twelve strategic turns.</text:span></text:p>
      <text:h text:style-name="P752" text:outline-level="4">Enforcement</text:h>
      <text:p text:style-name="P199">Enfor<text:span text:style-name="T1473">cement policies have to do with the front line of law enforcement in </text:span><text:span text:style-name="T1474">a given country. Who does it, under what circumstances they’re allowed to arrest someone, and what their standard operating procedures look like are all covered here.</text:span></text:p>
      <text:p text:style-name="P200">Law enforcement policies <text:span text:style-name="T1475">have several things they affect. On a particularly totalitarian level, they can be </text:span><text:span text:style-name="T908">quite effective</text:span><text:span text:style-name="T80"> at squashing dissent. On another hand, the particulars of law enforcement can have significant effects on a government’s legitimacy, for better or worse. They can also be good at tracking down lost nuclear weapons, </text:span><text:span text:style-name="T81">along with suppressing corruption.</text:span></text:p>
      <text:p text:style-name="P201"><text:span text:style-name="T81">C</text:span><text:span text:style-name="T6">orruption for Enforcement Policies is </text:span><text:span text:style-name="T886">particularly</text:span><text:span text:style-name="T6"> damaging to a government, as the </text:span><text:span text:style-name="T82">first thing to go is the enforcement arm’s ability to suppress corruption. Each point of Corruption in Law Enforcement </text:span><text:span text:style-name="T83">makes its Corruption Modifier </text:span><text:span text:style-name="T909">worse</text:span><text:span text:style-name="T83"> by </text:span><text:span text:style-name="T84">20 points</text:span><text:span text:style-name="T83">. </text:span><text:span text:style-name="T85">At 2</text:span><text:span text:style-name="T86">0 Corruption and every 10 Corruption thereafter, it also applies a stacking -1 penalty to Legitimacy. </text:span><text:span text:style-name="T87">At 60 Corruption and every 5 Corruption thereafter, </text:span><text:span text:style-name="T88">your enforcement policy adds 1 to </text:span><text:span text:style-name="T148">the </text:span><text:span text:style-name="T88">Dissent</text:span><text:span text:style-name="T148"> target</text:span><text:span text:style-name="T88">. At 80 Corruption and </text:span><text:span text:style-name="T89">every 2 Corruption thereafter, your enforcement policy’s nuke tracking rating is worsened by one.</text:span></text:p>
      <text:p text:style-name="P202"><text:span text:style-name="T89">R</text:span><text:span text:style-name="T6">educing </text:span><text:span text:style-name="T90">Corruption in law enforcement is</text:span><text:span text:style-name="T910"> </text:span><text:span text:style-name="T90">troubl</text:span><text:span text:style-name="T91">esome</text:span><text:span text:style-name="T90">. </text:span><text:span text:style-name="T92">Just to decrease Corruption at the normal rate requires paying </text:span><text:span text:style-name="T911">twice</text:span><text:span text:style-name="T92"> its normal Administrative Capacity cost. If enforcement corruption is bad enough to start damaging Legitimacy, fixing it also requires one unit of your government’s Debate Capacity for each turn you want to decrease Corruption.</text:span></text:p>
      <text:p text:style-name="P207"><text:span text:style-name="T92">F</text:span><text:span text:style-name="T6">or clarity, if an Enforcement Policy’s Corruption Modifier is negative it </text:span><text:span text:style-name="T886">reduces</text:span><text:span text:style-name="T6"> Corruption by that amount. If Corruption Modifier is positive it </text:span><text:span text:style-name="T886">increases </text:span><text:span text:style-name="T6">Corruption by that amount.</text:span></text:p>
      <text:p text:style-name="P209"><text:span text:style-name="T6">An Enforcement Policy’s Corruption modifier only </text:span><text:span text:style-name="T915">reduces</text:span><text:span text:style-name="T6"> </text:span><text:span text:style-name="T127">Corruption </text:span><text:span text:style-name="T6">if the policies you’re applying it to have no more than </text:span><text:span text:style-name="T126">5</text:span><text:span text:style-name="T6">0 </text:span><text:span text:style-name="T127">C</text:span><text:span text:style-name="T6">orruption. </text:span><text:span text:style-name="T127">It’s important to note that the Corruption modifier </text:span><text:span text:style-name="T915">suppresses</text:span><text:span text:style-name="T127"> Corruption, rather than removing it.</text:span></text:p>
      <text:p text:style-name="P218"><text:span text:style-name="T127">S</text:span><text:span text:style-name="T6">uppressing Corruption in this manner </text:span><text:span text:style-name="T886">is not</text:span><text:span text:style-name="T6"> free; each point of Corruption suppressed costs 0.</text:span><text:span text:style-name="T295">1</text:span><text:span text:style-name="T6"> Administrative Capacity per unit of Civilian Infrastructure.</text:span></text:p>
      <text:p text:style-name="P348"><text:span text:style-name="T6">With regards to Dissent: moving the Dissent Target works like the results of </text:span><text:span text:style-name="T150">high Happiness or Political Education; that Dissent actually exists or doesn’t because of the policy, and it takes some time to come into effect. </text:span><text:span text:style-name="T151">Temporarily Suppressing Dissent </text:span><text:span text:style-name="T923">doesn’t</text:span><text:span text:style-name="T151"> actually make the Dissent go away; you just get to ignore that amount </text:span><text:span text:style-name="T152">of Dissent when determining whether or not a Revolution takes place.</text:span></text:p>
      <text:p text:style-name="P553"><text:span text:style-name="T454">S</text:span><text:span text:style-name="T6">uppressed Dissent cannot be spent to change Ideology by Collective or Elected governments. </text:span><text:span text:style-name="T455">It is still counted when determining if an election was Contentious or not.</text:span></text:p>
      <text:p text:style-name="P348"><text:span text:style-name="T385">An Enforcement Policy’s </text:span><text:span text:style-name="T386">N</text:span><text:span text:style-name="T385">uke </text:span><text:span text:style-name="T386">T</text:span><text:span text:style-name="T385">racking rating is used for defending against terrorist organizations and Espionage actions. If you’re worried about this, you can upgrade the Nuke Tracking stat </text:span><text:span text:style-name="T386">of your Enforcement Policy at a cost of one Administrative Capacity per Civilian Infrastructure for each +1 to Nuke Tracking. </text:span><text:span text:style-name="T387">This </text:span><text:span text:style-name="T388">has no cap, save the limits of what you can afford.</text:span></text:p>
      <text:p text:style-name="P17"/>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row>
          <table:table-cell table:style-name="Table14.A1" office:value-type="string">
            <text:p text:style-name="P423">Policy</text:p>
          </table:table-cell>
          <table:table-cell table:style-name="Table14.A1" office:value-type="string">
            <text:p text:style-name="P423">Requirements</text:p>
          </table:table-cell>
          <table:table-cell table:style-name="Table14.A1" office:value-type="string">
            <text:p text:style-name="P429">Admin Cost</text:p>
          </table:table-cell>
          <table:table-cell table:style-name="Table14.A1" office:value-type="string">
            <text:p text:style-name="P423">Dissent</text:p>
          </table:table-cell>
          <table:table-cell table:style-name="Table14.A1" office:value-type="string">
            <text:p text:style-name="P423">L<text:span text:style-name="T1931">G</text:span></text:p>
          </table:table-cell>
          <table:table-cell table:style-name="Table14.A1" office:value-type="string">
            <text:p text:style-name="P423">Corruption</text:p>
          </table:table-cell>
          <table:table-cell table:style-name="Table14.A1" office:value-type="string">
            <text:p text:style-name="P429">NT</text:p>
          </table:table-cell>
          <table:table-cell table:style-name="Table14.H1" office:value-type="string">
            <text:p text:style-name="P423">Misc.</text:p>
          </table:table-cell>
        </table:table-row>
        <table:table-row>
          <table:table-cell table:style-name="Table14.A2" office:value-type="string">
            <text:p text:style-name="P423">Privatized Police</text:p>
          </table:table-cell>
          <table:table-cell table:style-name="Table14.A2" office:value-type="string">
            <text:p text:style-name="P431">Supportiveness <text:span text:style-name="T1567">≤</text:span><text:span text:style-name="T1721"> -1</text:span></text:p>
            <text:p text:style-name="P431"><text:span text:style-name="T1721">Egalitarianism </text:span><text:span text:style-name="T1567">≤</text:span><text:span text:style-name="T1721"> -1</text:span></text:p>
          </table:table-cell>
          <table:table-cell table:style-name="Table14.A2" office:value-type="string">
            <text:p text:style-name="P437">0.5 / CI</text:p>
          </table:table-cell>
          <table:table-cell table:style-name="Table14.A2" office:value-type="string">
            <text:p text:style-name="P427">+3 Target</text:p>
          </table:table-cell>
          <table:table-cell table:style-name="Table14.A2" office:value-type="string">
            <text:p text:style-name="P429">+2</text:p>
          </table:table-cell>
          <table:table-cell table:style-name="Table14.A2" office:value-type="string">
            <text:p text:style-name="P429">+300</text:p>
          </table:table-cell>
          <table:table-cell table:style-name="Table14.A2" office:value-type="string">
            <text:p text:style-name="P429">6</text:p>
          </table:table-cell>
          <table:table-cell table:style-name="Table14.H2" office:value-type="string">
            <text:p text:style-name="P234"/>
          </table:table-cell>
        </table:table-row>
        <table:table-row>
          <table:table-cell table:style-name="Table14.A2" office:value-type="string">
            <text:p text:style-name="P423">Local Militias</text:p>
          </table:table-cell>
          <table:table-cell table:style-name="Table14.A2" office:value-type="string">
            <text:p text:style-name="P432">Supportiveness -2</text:p>
          </table:table-cell>
          <table:table-cell table:style-name="Table14.A2" office:value-type="string">
            <text:p text:style-name="P437">Free</text:p>
          </table:table-cell>
          <table:table-cell table:style-name="Table14.A2" office:value-type="string">
            <text:p text:style-name="P427">+3 Target</text:p>
          </table:table-cell>
          <table:table-cell table:style-name="Table14.A2" office:value-type="string">
            <text:p text:style-name="P234">-<text:span text:style-name="T1931">2</text:span></text:p>
          </table:table-cell>
          <table:table-cell table:style-name="Table14.A2" office:value-type="string">
            <text:p text:style-name="P429">+250</text:p>
          </table:table-cell>
          <table:table-cell table:style-name="Table14.A2" office:value-type="string">
            <text:p text:style-name="P429">1</text:p>
          </table:table-cell>
          <table:table-cell table:style-name="Table14.H2" office:value-type="string">
            <text:p text:style-name="P234"/>
          </table:table-cell>
        </table:table-row>
        <table:table-row>
          <table:table-cell table:style-name="Table14.A2" office:value-type="string">
            <text:p text:style-name="P423">Mafia Licensure</text:p>
          </table:table-cell>
          <table:table-cell table:style-name="Table14.A2" office:value-type="string">
            <text:p text:style-name="P427">No axes at +2</text:p>
          </table:table-cell>
          <table:table-cell table:style-name="Table14.A2" office:value-type="string">
            <text:p text:style-name="P438">1 / Civ Infra</text:p>
          </table:table-cell>
          <table:table-cell table:style-name="Table14.A2" office:value-type="string">
            <text:p text:style-name="P234">-/<text:span text:style-name="T1930">+ 0</text:span></text:p>
          </table:table-cell>
          <table:table-cell table:style-name="Table14.A2" office:value-type="string">
            <text:p text:style-name="P234">-/<text:span text:style-name="T1936">+ 0</text:span></text:p>
          </table:table-cell>
          <table:table-cell table:style-name="Table14.A2" office:value-type="string">
            <text:p text:style-name="P448">+50</text:p>
          </table:table-cell>
          <table:table-cell table:style-name="Table14.A2" office:value-type="string">
            <text:p text:style-name="P429">3</text:p>
          </table:table-cell>
          <table:table-cell table:style-name="Table14.H2" office:value-type="string">
            <text:p text:style-name="P234"/>
          </table:table-cell>
        </table:table-row>
        <table:table-row>
          <table:table-cell table:style-name="Table14.A2" office:value-type="string">
            <text:p text:style-name="P423">Bounty Hunters</text:p>
          </table:table-cell>
          <table:table-cell table:style-name="Table14.A2" office:value-type="string">
            <text:p text:style-name="P433">Egalitarianism <text:span text:style-name="T1572">≤</text:span><text:span text:style-name="T1722"> -1</text:span></text:p>
          </table:table-cell>
          <table:table-cell table:style-name="Table14.A2" office:value-type="string">
            <text:p text:style-name="P439">1 / Civ Infra</text:p>
          </table:table-cell>
          <table:table-cell table:style-name="Table14.A2" office:value-type="string">
            <text:p text:style-name="P428">+1 Target</text:p>
          </table:table-cell>
          <table:table-cell table:style-name="Table14.A2" office:value-type="string">
            <text:p text:style-name="P444">-/<text:span text:style-name="T1936">+ 0</text:span></text:p>
          </table:table-cell>
          <table:table-cell table:style-name="Table14.A2" office:value-type="string">
            <text:p text:style-name="P449">+200</text:p>
          </table:table-cell>
          <table:table-cell table:style-name="Table14.A2" office:value-type="string">
            <text:p text:style-name="P429">4</text:p>
          </table:table-cell>
          <table:table-cell table:style-name="Table14.H2" office:value-type="string">
            <text:p text:style-name="P234"/>
          </table:table-cell>
        </table:table-row>
        <table:table-row>
          <table:table-cell table:style-name="Table14.A2" office:value-type="string">
            <text:p text:style-name="P423">Municipal Police Forces</text:p>
          </table:table-cell>
          <table:table-cell table:style-name="Table14.A2" office:value-type="string">
            <text:p text:style-name="P428">None</text:p>
          </table:table-cell>
          <table:table-cell table:style-name="Table14.A2" office:value-type="string">
            <text:p text:style-name="P439"><text:span text:style-name="T1935">3</text:span> / Civ Infra</text:p>
          </table:table-cell>
          <table:table-cell table:style-name="Table14.A2" office:value-type="string">
            <text:p text:style-name="P234">-<text:span text:style-name="T1930">1 Target</text:span></text:p>
          </table:table-cell>
          <table:table-cell table:style-name="Table14.A2" office:value-type="string">
            <text:p text:style-name="P445">+2</text:p>
          </table:table-cell>
          <table:table-cell table:style-name="Table14.A2" office:value-type="string">
            <text:p text:style-name="P234">-<text:span text:style-name="T1938">50</text:span></text:p>
          </table:table-cell>
          <table:table-cell table:style-name="Table14.A2" office:value-type="string">
            <text:p text:style-name="P429">5</text:p>
          </table:table-cell>
          <table:table-cell table:style-name="Table14.H2" office:value-type="string">
            <text:p text:style-name="P234"/>
          </table:table-cell>
        </table:table-row>
        <table:table-row>
          <table:table-cell table:style-name="Table14.A2" office:value-type="string">
            <text:p text:style-name="P423">Gendarmerie</text:p>
          </table:table-cell>
          <table:table-cell table:style-name="Table14.A2" office:value-type="string">
            <text:p text:style-name="P424">None</text:p>
          </table:table-cell>
          <table:table-cell table:style-name="Table14.A2" office:value-type="string">
            <text:p text:style-name="P440">5 / CI</text:p>
          </table:table-cell>
          <table:table-cell table:style-name="Table14.A2" office:value-type="string">
            <text:p text:style-name="P234">-<text:span text:style-name="T1930">3 Suppress</text:span></text:p>
          </table:table-cell>
          <table:table-cell table:style-name="Table14.A2" office:value-type="string">
            <text:p text:style-name="P446">+2</text:p>
          </table:table-cell>
          <table:table-cell table:style-name="Table14.A2" office:value-type="string">
            <text:p text:style-name="P234">-<text:span text:style-name="T1939">100</text:span></text:p>
          </table:table-cell>
          <table:table-cell table:style-name="Table14.A2" office:value-type="string">
            <text:p text:style-name="P429">6</text:p>
          </table:table-cell>
          <table:table-cell table:style-name="Table14.H2" office:value-type="string">
            <text:p text:style-name="P234"/>
          </table:table-cell>
        </table:table-row>
        <table:table-row>
          <table:table-cell table:style-name="Table14.A2" office:value-type="string">
            <text:p text:style-name="P425">National Investigative Police</text:p>
          </table:table-cell>
          <table:table-cell table:style-name="Table14.A2" office:value-type="string">
            <text:p text:style-name="P433">Progressiveness <text:span text:style-name="T1567">≥</text:span><text:span text:style-name="T1721"> +1</text:span></text:p>
          </table:table-cell>
          <table:table-cell table:style-name="Table14.A2" office:value-type="string">
            <text:p text:style-name="P441">7 / CI</text:p>
          </table:table-cell>
          <table:table-cell table:style-name="Table14.A2" office:value-type="string">
            <text:p text:style-name="P234">-<text:span text:style-name="T1930">1 Suppress</text:span></text:p>
          </table:table-cell>
          <table:table-cell table:style-name="Table14.A2" office:value-type="string">
            <text:p text:style-name="P446">+3</text:p>
          </table:table-cell>
          <table:table-cell table:style-name="Table14.A2" office:value-type="string">
            <text:p text:style-name="P234">-<text:span text:style-name="T1931">300</text:span></text:p>
          </table:table-cell>
          <table:table-cell table:style-name="Table14.A2" office:value-type="string">
            <text:p text:style-name="P428">10</text:p>
          </table:table-cell>
          <table:table-cell table:style-name="Table14.H2" office:value-type="string">
            <text:p text:style-name="P234"/>
          </table:table-cell>
        </table:table-row>
        <table:table-row>
          <table:table-cell table:style-name="Table14.A2" office:value-type="string">
            <text:p text:style-name="P426">Social Policing</text:p>
          </table:table-cell>
          <table:table-cell table:style-name="Table14.A2" office:value-type="string">
            <text:p text:style-name="P434">Supportiveness <text:span text:style-name="T1573">≥</text:span><text:span text:style-name="T1723"> +1</text:span></text:p>
            <text:p text:style-name="P434"><text:span text:style-name="T1723">I</text:span><text:span text:style-name="T1721">nclusivity </text:span><text:span text:style-name="T1573">≥</text:span><text:span text:style-name="T1723"> +1</text:span></text:p>
          </table:table-cell>
          <table:table-cell table:style-name="Table14.A2" office:value-type="string">
            <text:p text:style-name="P442">4 / CI</text:p>
          </table:table-cell>
          <table:table-cell table:style-name="Table14.A2" office:value-type="string">
            <text:p text:style-name="P234">-<text:span text:style-name="T1932">1 Target</text:span></text:p>
          </table:table-cell>
          <table:table-cell table:style-name="Table14.A2" office:value-type="string">
            <text:p text:style-name="P447">+6</text:p>
          </table:table-cell>
          <table:table-cell table:style-name="Table14.A2" office:value-type="string">
            <text:p text:style-name="P234">-<text:span text:style-name="T1940">200</text:span></text:p>
          </table:table-cell>
          <table:table-cell table:style-name="Table14.A2" office:value-type="string">
            <text:p text:style-name="P429">6</text:p>
          </table:table-cell>
          <table:table-cell table:style-name="Table14.H2" office:value-type="string">
            <text:p text:style-name="P430">Public Works Synergy</text:p>
          </table:table-cell>
        </table:table-row>
        <table:table-row>
          <table:table-cell table:style-name="Table14.A2" office:value-type="string">
            <text:p text:style-name="P426">Inquisition</text:p>
          </table:table-cell>
          <table:table-cell table:style-name="Table14.A2" office:value-type="string">
            <text:p text:style-name="P435">Progressiveness <text:span text:style-name="T1572">≤ -</text:span><text:span text:style-name="T1574">1</text:span></text:p>
          </table:table-cell>
          <table:table-cell table:style-name="Table14.A2" office:value-type="string">
            <text:p text:style-name="P443">7 / CI</text:p>
          </table:table-cell>
          <table:table-cell table:style-name="Table14.A2" office:value-type="string">
            <text:p text:style-name="P234">-<text:span text:style-name="T1932">6 Suppress</text:span></text:p>
          </table:table-cell>
          <table:table-cell table:style-name="Table14.A2" office:value-type="string">
            <text:p text:style-name="P447">+1</text:p>
          </table:table-cell>
          <table:table-cell table:style-name="Table14.A2" office:value-type="string">
            <text:p text:style-name="P234">-<text:span text:style-name="T1940">200</text:span></text:p>
          </table:table-cell>
          <table:table-cell table:style-name="Table14.A2" office:value-type="string">
            <text:p text:style-name="P429">8</text:p>
          </table:table-cell>
          <table:table-cell table:style-name="Table14.H2" office:value-type="string">
            <text:p text:style-name="P451">Unlocks brainwashed crew</text:p>
          </table:table-cell>
        </table:table-row>
        <table:table-row>
          <table:table-cell table:style-name="Table14.A2" office:value-type="string">
            <text:p text:style-name="P426">Secret Police</text:p>
          </table:table-cell>
          <table:table-cell table:style-name="Table14.A2" office:value-type="string">
            <text:p text:style-name="P436">Inclusivity <text:span text:style-name="T1572">≤ -</text:span><text:span text:style-name="T1574">1</text:span></text:p>
          </table:table-cell>
          <table:table-cell table:style-name="Table14.A2" office:value-type="string">
            <text:p text:style-name="P443">8 / CI</text:p>
          </table:table-cell>
          <table:table-cell table:style-name="Table14.A2" office:value-type="string">
            <text:p text:style-name="P234">-<text:span text:style-name="T1929">10 </text:span><text:span text:style-name="T1933">S</text:span><text:span text:style-name="T1934">uppress</text:span></text:p>
          </table:table-cell>
          <table:table-cell table:style-name="Table14.A2" office:value-type="string">
            <text:p text:style-name="P234">-<text:span text:style-name="T1937">2</text:span></text:p>
          </table:table-cell>
          <table:table-cell table:style-name="Table14.A2" office:value-type="string">
            <text:p text:style-name="P234">-<text:span text:style-name="T1941">150</text:span></text:p>
          </table:table-cell>
          <table:table-cell table:style-name="Table14.A2" office:value-type="string">
            <text:p text:style-name="P429">7</text:p>
          </table:table-cell>
          <table:table-cell table:style-name="Table14.H2" office:value-type="string">
            <text:p text:style-name="P450">Unlocks brainwashed crew</text:p>
          </table:table-cell>
        </table:table-row>
      </table:table>
      <text:p text:style-name="P555"><text:span text:style-name="T519">P</text:span><text:span text:style-name="T520">rivatized Police</text:span><text:span text:style-name="T130"><text:line-break/></text:span><text:span text:style-name="T93">Ideological Requirements: </text:span><text:span text:style-name="T131">Supportiveness and </text:span><text:span text:style-name="T96">Egalitarianism -1 or lower</text:span><text:span text:style-name="T93"><text:line-break/>Dissent Modifier: </text:span><text:span text:style-name="T132">+</text:span><text:span text:style-name="T133">3 </text:span><text:span text:style-name="T149">(moves Target Dissent)</text:span><text:span text:style-name="T93"> | Legitimacy Modifier: </text:span><text:span text:style-name="T132">+2 </text:span><text:span text:style-name="T93">| </text:span><text:span text:style-name="T94">Corruption Modifier: </text:span><text:span text:style-name="T134">+300<text:line-break/></text:span><text:span text:style-name="T94">Nuke Tracking: </text:span><text:span text:style-name="T132">6 </text:span><text:span text:style-name="T94">| Admin Cost: </text:span><text:span text:style-name="T131">0.5</text:span><text:span text:style-name="T103">/Civilian Infrastructure<text:line-break/><text:tab/></text:span><text:span text:style-name="T111">When the job of policing is outsourced to private companies, the government saves lots of money. On the other hand, </text:span><text:span text:style-name="T133">it has disastrous effects on the majority of the population, as they’re forced to engage in some pretty skeevy behavior just to get by.</text:span></text:p>
      <text:p text:style-name="P203"><text:span text:style-name="T515">Local Militias</text:span><text:span text:style-name="T6"><text:line-break/></text:span><text:span text:style-name="T93">Ideological Requirements: </text:span><text:span text:style-name="T95">Supportiveness -2</text:span><text:span text:style-name="T93"><text:line-break/>Dissent Modifier: </text:span><text:span text:style-name="T101">+3 </text:span><text:span text:style-name="T149">(moves Target Dissent)</text:span><text:span text:style-name="T101"> </text:span><text:span text:style-name="T93">| Legitimacy Modifier: -</text:span><text:span text:style-name="T101">2 </text:span><text:span text:style-name="T93">| </text:span><text:span text:style-name="T94">Corruption Modifier: </text:span><text:span text:style-name="T99">+250<text:line-break/></text:span><text:span text:style-name="T94">Nuke Tracking: </text:span><text:span text:style-name="T101">1 </text:span><text:span text:style-name="T94">| Admin Cost: </text:span><text:span text:style-name="T100">Free<text:line-break/><text:tab/></text:span><text:span text:style-name="T109">When no money </text:span><text:span text:style-name="T111">whatsoever</text:span><text:span text:style-name="T109"> is spent on law enforcement or public safety, the end result is armed bunches of civilians taking matters into their own hands. This is a </text:span><text:span text:style-name="T913">bad thing</text:span><text:span text:style-name="T109">.</text:span></text:p>
      <text:p text:style-name="P18"/>
      <text:p text:style-name="P204"><text:span text:style-name="T515">Mafia Licensure</text:span><text:span text:style-name="T6"><text:line-break/></text:span><text:span text:style-name="T93">Ideological Requirements: </text:span><text:span text:style-name="T100">No axes at +2</text:span><text:span text:style-name="T93"><text:line-break/>Dissent Modifier: </text:span><text:span text:style-name="T102">0 </text:span><text:span text:style-name="T93">| Legitimacy Modifier: </text:span><text:span text:style-name="T102">0 </text:span><text:span text:style-name="T93">| </text:span><text:span text:style-name="T94">Corruption Modifier: </text:span><text:span text:style-name="T98">+</text:span><text:span text:style-name="T102">5</text:span><text:span text:style-name="T98">0<text:line-break/></text:span><text:span text:style-name="T94">Nuke Tracking: </text:span><text:span text:style-name="T98">3 </text:span><text:span text:style-name="T94">| Admin Cost: </text:span><text:span text:style-name="T107">1/Civilian Infrastructure<text:line-break/><text:tab/>Mafia Licensure is a system of law enforcement in which organized crime groups are authorized to operate, provided they meet certain standards of behavior and fulfill certain civic obligations. </text:span><text:span text:style-name="T108">This can be </text:span><text:span text:style-name="T912">efficient,</text:span><text:span text:style-name="T108"> </text:span><text:span text:style-name="T110">and generally results in safe communities</text:span><text:span text:style-name="T108">, but it does have some consequences.</text:span></text:p>
      <text:p text:style-name="P208"><text:span text:style-name="T515">Bounty Hunters</text:span><text:span text:style-name="T6"><text:line-break/>Ideological Requirements: </text:span><text:span text:style-name="T96">Egalitarianism -1 or lower</text:span><text:span text:style-name="T6"><text:line-break/>Dissent Modifier: </text:span><text:span text:style-name="T112">+1 </text:span><text:span text:style-name="T149">(moves Target Dissent)</text:span><text:span text:style-name="T112"> </text:span><text:span text:style-name="T6">| Legitimacy Modifier: </text:span><text:span text:style-name="T112">+0 </text:span><text:span text:style-name="T6">| </text:span><text:span text:style-name="T94">Corruption Modifier: </text:span><text:span text:style-name="T99">+200<text:line-break/></text:span><text:span text:style-name="T94">Nuke Tracking: </text:span><text:span text:style-name="T112">4 </text:span><text:span text:style-name="T94">| Admin Cost: </text:span><text:span text:style-name="T112">1/Civilian Infrastructure<text:line-break/><text:tab/></text:span><text:span text:style-name="T114">In a Bounty System, public and private entities put up monetary rewards for the capture of specific individuals; </text:span><text:span text:style-name="T115">free agents then capture said individuals in exchange for said reward. Despite being </text:span><text:span text:style-name="T116">privatized, this is somewhat more egalitarian than corporate police, as it’s possible for regular people to crowdfund the arrest of particularly loathsome individuals.</text:span></text:p>
      <text:p text:style-name="P205"><text:span text:style-name="T515">Municipal Police Forces</text:span><text:span text:style-name="T6"><text:line-break/></text:span><text:span text:style-name="T93">Ideological Requirements: </text:span><text:span text:style-name="T99">None</text:span><text:span text:style-name="T93"><text:line-break/>Dissent Modifier: -</text:span><text:span text:style-name="T101">1 </text:span><text:span text:style-name="T149">(moves Target Dissent) </text:span><text:span text:style-name="T93">| Legitimacy Modifier: </text:span><text:span text:style-name="T101">+2</text:span><text:span text:style-name="T93"> | </text:span><text:span text:style-name="T94">Corruption Modifier: -</text:span><text:span text:style-name="T102">5</text:span><text:span text:style-name="T99">0<text:line-break/></text:span><text:span text:style-name="T94">Nuke Tracking: </text:span><text:span text:style-name="T101">5</text:span><text:span text:style-name="T94"> | Admin Cost: </text:span><text:span text:style-name="T117">3/Civilian Infrastructure<text:line-break/><text:tab/></text:span><text:span text:style-name="T118">In these sorts of law enforcement systems, the vast majority of policing is handled by small police forces local to individual jurisdictions. While there may </text:span><text:span text:style-name="T914">be</text:span><text:span text:style-name="T118"> higher level agencies, they aren’t called in under normal circumstances.</text:span></text:p>
      <text:p text:style-name="P554"><text:span text:style-name="T518">G</text:span><text:span text:style-name="T515">endarmerie</text:span><text:span text:style-name="T6"><text:line-break/></text:span><text:span text:style-name="T93">Ideological Requirements: </text:span><text:span text:style-name="T446">None</text:span><text:span text:style-name="T93"><text:line-break/>Dissent Modifier: -</text:span><text:span text:style-name="T120">3</text:span><text:span text:style-name="T119"> </text:span><text:span text:style-name="T149">(Temporarily Suppressed)</text:span><text:span text:style-name="T93">| Legitimacy Modifier: </text:span><text:span text:style-name="T119">+2 </text:span><text:span text:style-name="T93">| </text:span><text:span text:style-name="T94">Corruption Modifier: -</text:span><text:span text:style-name="T99">100<text:line-break/></text:span><text:span text:style-name="T94">Nuke Tracking: </text:span><text:span text:style-name="T121">6 </text:span><text:span text:style-name="T94">| Admin Cost: </text:span><text:span text:style-name="T122">5/Civilian Infrastructure<text:line-break/><text:tab/></text:span><text:span text:style-name="T123">A heavily armed law enforcement group </text:span><text:span text:style-name="T124">somewhere between a police force and an arm of the military, Gendarmeries </text:span><text:span text:style-name="T125">don’t mess around. They’re decently effective in every </text:span><text:span text:style-name="T128">capacity, but don’t truly </text:span><text:span text:style-name="T916">excel </text:span><text:span text:style-name="T128">in anything.</text:span></text:p>
      <text:p text:style-name="P349"><text:span text:style-name="T521">National Investigative Police</text:span><text:span text:style-name="T165"><text:line-break/></text:span><text:span text:style-name="T93">Ideological Requirements: </text:span><text:span text:style-name="T95">Progressiveness +1 </text:span><text:span text:style-name="T96">or higher</text:span><text:span text:style-name="T93"><text:line-break/>Dissent Modifier: </text:span><text:span text:style-name="T97">-</text:span><text:span text:style-name="T166">1</text:span><text:span text:style-name="T93"> </text:span><text:span text:style-name="T149">(Temporarily Suppressed) </text:span><text:span text:style-name="T93">| Legitimacy Modifier: </text:span><text:span text:style-name="T119">+3 </text:span><text:span text:style-name="T93">| </text:span><text:span text:style-name="T94">Corruption Modifier: -</text:span><text:span text:style-name="T167">3</text:span><text:span text:style-name="T95">00<text:line-break/></text:span><text:span text:style-name="T94">Nuke Tracking: </text:span><text:span text:style-name="T168">10 </text:span><text:span text:style-name="T94">| Admin Cost: </text:span><text:span text:style-name="T124">7</text:span><text:span text:style-name="T119">/Civilian Infrastructure<text:line-break/><text:tab/></text:span><text:span text:style-name="T169">In this framework, a </text:span><text:span text:style-name="T170">national-level organization </text:span><text:span text:style-name="T171">specialized in </text:span><text:span text:style-name="T172">tracking down malfeasance is the primary law enforcement group. Such systems are </text:span><text:span text:style-name="T928">excellent</text:span><text:span text:style-name="T172"> at rooting out corruption and tracking down secretive groups, but running one of them is rather expensive.</text:span></text:p>
      <text:p text:style-name="P19"/>
      <text:p text:style-name="P206"><text:span text:style-name="T515">Social Policing</text:span><text:span text:style-name="T6"><text:line-break/></text:span><text:span text:style-name="T93">Ideological Requirements: </text:span><text:span text:style-name="T95">Supportiveness </text:span><text:span text:style-name="T103">and</text:span><text:span text:style-name="T95"> Inclusivity +1 </text:span><text:span text:style-name="T96">or higher</text:span><text:span text:style-name="T93"><text:line-break/>Dissent Modifier: -</text:span><text:span text:style-name="T120">1</text:span><text:span text:style-name="T104"> </text:span><text:span text:style-name="T149">(moves Target Dissent) </text:span><text:span text:style-name="T93">| Legitimacy Modifier: </text:span><text:span text:style-name="T103">+6 </text:span><text:span text:style-name="T93">| </text:span><text:span text:style-name="T94">Corruption Modifier: -</text:span><text:span text:style-name="T97">2</text:span><text:span text:style-name="T95">00</text:span><text:span text:style-name="T94"><text:line-break/>Nuke Tracking: </text:span><text:span text:style-name="T104">6 </text:span><text:span text:style-name="T94">| Admin Cost: </text:span><text:span text:style-name="T106">4/</text:span><text:span text:style-name="T119">Civilian Infrastructure<text:line-break/><text:tab/></text:span><text:span text:style-name="T129">The defining feature of Social Policing is the integration of social welfare services into law enforcement. This drastically changes the approach to crimes of desperation, as people driven to such extremes are immediately fast-tracked into various aid programs. </text:span><text:span text:style-name="T144">This increases the happiness boost </text:span><text:span text:style-name="T161">from Job Boards, Social Safety Nets, and Public Housing (see Public Works policies) by 2 each</text:span><text:span text:style-name="T144">.</text:span></text:p>
      <text:p text:style-name="P685"><text:span text:style-name="T523">I</text:span><text:span text:style-name="T515">nquisition</text:span><text:span text:style-name="T6"><text:line-break/>Ideological Requirements: Progressivism -1 or lower<text:line-break/>Dissent Modifier: -6 (Temporarily Suppressed) | Legitimacy Modifier: +1 | Corruption Modifier: -200<text:line-break/>Nuke Tracking: 8 | Admin Cost: 7/Civilian Infrastructure<text:line-break/><text:tab/>A religious law-enforcement organization dedicated to rooting out heretics and other enemies of the church, an Inquisition can be a truly </text:span><text:span text:style-name="T342">formidable institution.</text:span><text:span text:style-name="T105"> </text:span><text:span text:style-name="T192">This policy enables the use of Brainwashed crew.</text:span></text:p>
      <text:p text:style-name="P349"><text:span text:style-name="T521">Secret Police</text:span><text:span text:style-name="T165"><text:line-break/></text:span><text:span text:style-name="T93">Ideological Requirements: </text:span><text:span text:style-name="T96">Inclusivity -</text:span><text:span text:style-name="T385">1 or lower</text:span><text:span text:style-name="T93"><text:line-break/>Dissent Modifier: -</text:span><text:span text:style-name="T135">10</text:span><text:span text:style-name="T93"> </text:span><text:span text:style-name="T149">(Temporarily Suppressed) </text:span><text:span text:style-name="T93">| Legitimacy Modifier: </text:span><text:span text:style-name="T100">-</text:span><text:span text:style-name="T135">2</text:span><text:span text:style-name="T93"> | </text:span><text:span text:style-name="T94">Corruption Modifier: -</text:span><text:span text:style-name="T100">150<text:line-break/></text:span><text:span text:style-name="T94">Nuke Tracking: </text:span><text:span text:style-name="T104">7 </text:span><text:span text:style-name="T94">| Admin Cost: </text:span><text:span text:style-name="T104">8/Civilian Infrastructure<text:line-break/><text:tab/></text:span><text:span text:style-name="T105">Primarily concerned with handling threats to the regime, a Secret Police is a shadowy and </text:span><text:span text:style-name="T113">ruthless</text:span><text:span text:style-name="T105"> organization with a penchant for “disappearing” troublesome members of the population. </text:span><text:span text:style-name="T192">This policy enables the use of Brainwashed crew.</text:span></text:p>
      <text:h text:style-name="P752" text:outline-level="4">Justice</text:h>
      <text:p text:style-name="P210">Justice policies have to do with the courts and correctional system. <text:span text:style-name="T1478">This includes both civil and criminal courts, </text:span><text:span text:style-name="T1479">and has a major influence on </text:span><text:span text:style-name="T1480">both Corruption and Legitimacy.</text:span></text:p>
      <text:p text:style-name="P213">The <text:span text:style-name="T1482">Corruption Multiplier for Justice Policies multiplies the effect of extant Corruption by </text:span><text:span text:style-name="T1483">the specified value. This changes the </text:span><text:span text:style-name="T917">effective</text:span><text:span text:style-name="T136"> amount of Corruption in play, </text:span><text:span text:style-name="T137">but doesn’t actually add or remove Corruption Points.</text:span></text:p>
      <text:p text:style-name="P556">Corruption in the Justice system is similarly nasty to <text:span text:style-name="T1481">corruption in Law Enforcement; </text:span><text:span text:style-name="T1486">each point of Corruption </text:span><text:span text:style-name="T918">increases </text:span><text:span text:style-name="T139">the Corruption Multiplier by 0.01. Every 10 points of Corruption also decreases the Legitimacy modifier by 1.</text:span></text:p>
      <table:table table:name="Table15" table:style-name="Table15">
        <table:table-column table:style-name="Table15.A"/>
        <table:table-column table:style-name="Table15.B"/>
        <table:table-column table:style-name="Table15.A"/>
        <table:table-column table:style-name="Table15.D"/>
        <table:table-column table:style-name="Table15.E"/>
        <table:table-column table:style-name="Table15.F"/>
        <table:table-row>
          <table:table-cell table:style-name="Table15.A1" office:value-type="string">
            <text:p text:style-name="P452">Policy</text:p>
          </table:table-cell>
          <table:table-cell table:style-name="Table15.A1" office:value-type="string">
            <text:p text:style-name="P452">Requirements</text:p>
          </table:table-cell>
          <table:table-cell table:style-name="Table15.A1" office:value-type="string">
            <text:p text:style-name="P452">Admin Cost</text:p>
          </table:table-cell>
          <table:table-cell table:style-name="Table15.A1" office:value-type="string">
            <text:p text:style-name="P452">Corruption</text:p>
          </table:table-cell>
          <table:table-cell table:style-name="Table15.A1" office:value-type="string">
            <text:p text:style-name="P452">LG</text:p>
          </table:table-cell>
          <table:table-cell table:style-name="Table15.F1" office:value-type="string">
            <text:p text:style-name="P452">Gimmick</text:p>
          </table:table-cell>
        </table:table-row>
        <table:table-row>
          <table:table-cell table:style-name="Table15.A2" office:value-type="string">
            <text:p text:style-name="P452">Privatized Justice</text:p>
          </table:table-cell>
          <table:table-cell table:style-name="Table15.A2" office:value-type="string">
            <text:p text:style-name="P452">Supportiveness -2</text:p>
          </table:table-cell>
          <table:table-cell table:style-name="Table15.A2" office:value-type="string">
            <text:p text:style-name="P474">0.2 / Civil<text:span text:style-name="T1947">ian</text:span> Infra<text:span text:style-name="T1947">structure</text:span></text:p>
          </table:table-cell>
          <table:table-cell table:style-name="Table15.A2" office:value-type="string">
            <text:p text:style-name="P468">x1.8</text:p>
          </table:table-cell>
          <table:table-cell table:style-name="Table15.A2" office:value-type="string">
            <text:p text:style-name="P234">-<text:span text:style-name="T1944">3</text:span></text:p>
          </table:table-cell>
          <table:table-cell table:style-name="Table15.F2" office:value-type="string">
            <text:p text:style-name="P455">None</text:p>
          </table:table-cell>
        </table:table-row>
        <table:table-row>
          <table:table-cell table:style-name="Table15.A2" office:value-type="string">
            <text:p text:style-name="P452">Professional Courts</text:p>
          </table:table-cell>
          <table:table-cell table:style-name="Table15.A2" office:value-type="string">
            <text:p text:style-name="P458">Progressivism <text:span text:style-name="T1575">≥</text:span><text:span text:style-name="T1724"> -1</text:span></text:p>
          </table:table-cell>
          <table:table-cell table:style-name="Table15.A2" office:value-type="string">
            <text:p text:style-name="P475">3 / Civilian <text:span text:style-name="T1946">Infra</text:span><text:span text:style-name="T1947">structure</text:span></text:p>
          </table:table-cell>
          <table:table-cell table:style-name="Table15.A2" office:value-type="string">
            <text:p text:style-name="P469">x0.6</text:p>
          </table:table-cell>
          <table:table-cell table:style-name="Table15.A2" office:value-type="string">
            <text:p text:style-name="P465">+3</text:p>
          </table:table-cell>
          <table:table-cell table:style-name="Table15.F2" office:value-type="string">
            <text:p text:style-name="P455">None</text:p>
          </table:table-cell>
        </table:table-row>
        <table:table-row>
          <table:table-cell table:style-name="Table15.A2" office:value-type="string">
            <text:p text:style-name="P452">Religious Courts</text:p>
          </table:table-cell>
          <table:table-cell table:style-name="Table15.A2" office:value-type="string">
            <text:p text:style-name="P460">Progressivism <text:span text:style-name="T1576">≤ -1</text:span></text:p>
          </table:table-cell>
          <table:table-cell table:style-name="Table15.A2" office:value-type="string">
            <text:p text:style-name="P476">2 / Civilian <text:span text:style-name="T1946">Infra</text:span><text:span text:style-name="T1947">structure</text:span></text:p>
          </table:table-cell>
          <table:table-cell table:style-name="Table15.A2" office:value-type="string">
            <text:p text:style-name="P470">x1</text:p>
          </table:table-cell>
          <table:table-cell table:style-name="Table15.A2" office:value-type="string">
            <text:p text:style-name="P465">+5</text:p>
          </table:table-cell>
          <table:table-cell table:style-name="Table15.F2" office:value-type="string">
            <text:p text:style-name="P455">Legitimacy decreased by 1 per un-suppressed Dissent.</text:p>
          </table:table-cell>
        </table:table-row>
        <table:table-row>
          <table:table-cell table:style-name="Table15.A2" office:value-type="string">
            <text:p text:style-name="P452">Show Trials</text:p>
          </table:table-cell>
          <table:table-cell table:style-name="Table15.A2" office:value-type="string">
            <text:p text:style-name="P462">Inclusivity <text:span text:style-name="T1576">≤ -1</text:span></text:p>
            <text:p text:style-name="P462"><text:span text:style-name="T1576">E</text:span><text:span text:style-name="T1567">galitarianism </text:span><text:span text:style-name="T1576">≤ -1</text:span></text:p>
          </table:table-cell>
          <table:table-cell table:style-name="Table15.A2" office:value-type="string">
            <text:p text:style-name="P477">2 / Civilian <text:span text:style-name="T1946">Infra</text:span><text:span text:style-name="T1947">structure</text:span></text:p>
          </table:table-cell>
          <table:table-cell table:style-name="Table15.A2" office:value-type="string">
            <text:p text:style-name="P470"><text:span text:style-name="T1945">x</text:span>1.35</text:p>
          </table:table-cell>
          <table:table-cell table:style-name="Table15.A2" office:value-type="string">
            <text:p text:style-name="P466">+2</text:p>
          </table:table-cell>
          <table:table-cell table:style-name="Table15.F2" office:value-type="string">
            <text:p text:style-name="P456">Turns Scandals into a positive Event.<text:line-break/><text:span text:style-name="T1995">Unlocks Brainwashed Crew</text:span></text:p>
          </table:table-cell>
        </table:table-row>
        <table:table-row>
          <table:table-cell table:style-name="Table15.A2" office:value-type="string">
            <text:p text:style-name="P452">Prisoner Labor</text:p>
          </table:table-cell>
          <table:table-cell table:style-name="Table15.A2" office:value-type="string">
            <text:p text:style-name="P453">Supportiveness <text:span text:style-name="T1576">≤ -1</text:span></text:p>
          </table:table-cell>
          <table:table-cell table:style-name="Table15.A2" office:value-type="string">
            <text:p text:style-name="P478">3 / Civilian <text:span text:style-name="T1946">Infra</text:span><text:span text:style-name="T1947">structure</text:span></text:p>
          </table:table-cell>
          <table:table-cell table:style-name="Table15.A2" office:value-type="string">
            <text:p text:style-name="P471">x1.2</text:p>
          </table:table-cell>
          <table:table-cell table:style-name="Table15.A2" office:value-type="string">
            <text:p text:style-name="P467">+0</text:p>
          </table:table-cell>
          <table:table-cell table:style-name="Table15.F2" office:value-type="string">
            <text:p text:style-name="P456">x1.1 Industry</text:p>
          </table:table-cell>
        </table:table-row>
        <table:table-row>
          <table:table-cell table:style-name="Table15.A2" office:value-type="string">
            <text:p text:style-name="P452">Penal Colonies</text:p>
          </table:table-cell>
          <table:table-cell table:style-name="Table15.A2" office:value-type="string">
            <text:p text:style-name="P454">Supportiveness <text:span text:style-name="T1576">≤ -1</text:span></text:p>
          </table:table-cell>
          <table:table-cell table:style-name="Table15.A2" office:value-type="string">
            <text:p text:style-name="P478">2 / Civilian <text:span text:style-name="T1946">Infra</text:span><text:span text:style-name="T1947">structure</text:span></text:p>
          </table:table-cell>
          <table:table-cell table:style-name="Table15.A2" office:value-type="string">
            <text:p text:style-name="P472">x1</text:p>
          </table:table-cell>
          <table:table-cell table:style-name="Table15.A2" office:value-type="string">
            <text:p text:style-name="P467">+0</text:p>
          </table:table-cell>
          <table:table-cell table:style-name="Table15.F2" office:value-type="string">
            <text:p text:style-name="P457">Boosts Pioneer Spirit with Dissent <text:span text:style-name="T1943">and low Happiness</text:span>.</text:p>
          </table:table-cell>
        </table:table-row>
        <table:table-row>
          <table:table-cell table:style-name="Table15.A2" office:value-type="string">
            <text:p text:style-name="P452">Re-Education Camps</text:p>
          </table:table-cell>
          <table:table-cell table:style-name="Table15.A2" office:value-type="string">
            <text:p text:style-name="P461">Progressivism <text:span text:style-name="T1576">≤ -1</text:span></text:p>
          </table:table-cell>
          <table:table-cell table:style-name="Table15.A2" office:value-type="string">
            <text:p text:style-name="P479">5 / Civilian <text:span text:style-name="T1946">Infra</text:span><text:span text:style-name="T1947">structure</text:span></text:p>
          </table:table-cell>
          <table:table-cell table:style-name="Table15.A2" office:value-type="string">
            <text:p text:style-name="P473">x0.8</text:p>
          </table:table-cell>
          <table:table-cell table:style-name="Table15.A2" office:value-type="string">
            <text:p text:style-name="P467">+1</text:p>
          </table:table-cell>
          <table:table-cell table:style-name="Table15.F2" office:value-type="string">
            <text:p text:style-name="P452">Suppresses 8 Dissent.</text:p>
            <text:p text:style-name="P452">Unlocks Brainwashed crew.</text:p>
          </table:table-cell>
        </table:table-row>
        <table:table-row>
          <table:table-cell table:style-name="Table15.A2" office:value-type="string">
            <text:p text:style-name="P452">Restorative Justice</text:p>
          </table:table-cell>
          <table:table-cell table:style-name="Table15.A2" office:value-type="string">
            <text:p text:style-name="P464">Supportiveness <text:span text:style-name="T1577">≥</text:span><text:span text:style-name="T1725"> +1</text:span></text:p>
            <text:p text:style-name="P463">Inclusivity <text:span text:style-name="T1577">≥</text:span><text:span text:style-name="T1725"> +1</text:span></text:p>
            <text:p text:style-name="P459"><text:span text:style-name="T1725">Progressivism </text:span><text:span text:style-name="T1575">≥</text:span><text:span text:style-name="T1724"> </text:span><text:span text:style-name="T1726">+</text:span><text:span text:style-name="T1724">1</text:span></text:p>
          </table:table-cell>
          <table:table-cell table:style-name="Table15.A2" office:value-type="string">
            <text:p text:style-name="P480">4 / Civilian <text:span text:style-name="T1946">Infra</text:span><text:span text:style-name="T1947">structure</text:span></text:p>
          </table:table-cell>
          <table:table-cell table:style-name="Table15.A2" office:value-type="string">
            <text:p text:style-name="P473">x0.6</text:p>
          </table:table-cell>
          <table:table-cell table:style-name="Table15.A2" office:value-type="string">
            <text:p text:style-name="P467">+4</text:p>
          </table:table-cell>
          <table:table-cell table:style-name="Table15.F2" office:value-type="string">
            <text:p text:style-name="P452">+3 Happiness</text:p>
          </table:table-cell>
        </table:table-row>
      </table:table>
      <text:p text:style-name="P213"><text:span text:style-name="T1199">Privatized Justice</text:span><text:line-break/><text:span text:style-name="T1485">Ideological Requirements: </text:span><text:span text:style-name="T1486">Supportiveness -2</text:span><text:line-break/>Corruption Multiplier: <text:span text:style-name="T1486">x1.8</text:span> <text:span text:style-name="T1482">| Legitimacy Modifier: -</text:span><text:span text:style-name="T1487">3 </text:span><text:span text:style-name="T1484">| </text:span><text:span text:style-name="T1485">Admin Cost: </text:span><text:span text:style-name="T1486">0.2 per Civilian Infrastructure<text:line-break/><text:tab/></text:span><text:span text:style-name="T1487">While leaving the courts to private entities is certainly </text:span><text:span text:style-name="T919">an</text:span><text:span text:style-name="T138"> option, it is by all accounts a </text:span><text:span text:style-name="T919">bad</text:span><text:span text:style-name="T138"> option. </text:span><text:span text:style-name="T140">The only redeeming feature is that it’s </text:span><text:span text:style-name="T920">cheap</text:span><text:span text:style-name="T140">.</text:span></text:p>
      <text:p text:style-name="P215"><text:span text:style-name="T1199">Professional Courts</text:span><text:line-break/><text:span text:style-name="T1485">Ideological Requirements: </text:span><text:span text:style-name="T1488">Progressivism -1 or higher</text:span><text:line-break/>Corruption Multiplier: <text:span text:style-name="T1490">x0.</text:span><text:span text:style-name="T1740">6</text:span> <text:span text:style-name="T1482">| Legitimacy Modifier: </text:span><text:span text:style-name="T1490">+</text:span><text:span text:style-name="T1491">3</text:span><text:span text:style-name="T1490"> </text:span><text:span text:style-name="T1484">| </text:span><text:span text:style-name="T1485">Admin Cost: </text:span><text:span text:style-name="T1490">3 per Civilian Infrastructure<text:line-break/><text:tab/>A Professional Court system </text:span><text:span text:style-name="T1492">is a court system focused on evidence-based verdicts and fair resolution of cases. They’re highly competent in this regard, </text:span><text:span text:style-name="T1493">but don’t do anything particularly special.</text:span></text:p>
      <text:p text:style-name="P149"/>
      <text:p text:style-name="P216"><text:span text:style-name="T1204">Religious Courts</text:span><text:span text:style-name="T1488"><text:line-break/></text:span><text:span text:style-name="T1485">Ideological Requirements: </text:span><text:span text:style-name="T1489">Progressivism -1 or lower</text:span><text:line-break/>Corruption Multiplier: <text:span text:style-name="T1491">x1 </text:span><text:span text:style-name="T1482">| Legitimacy Modifier: </text:span><text:span text:style-name="T1491">+5 </text:span><text:span text:style-name="T1484">| </text:span><text:span text:style-name="T1485">Admin Cost: </text:span><text:span text:style-name="T1491">2 per Civilian Infrastructure<text:line-break/><text:tab/></text:span><text:span text:style-name="T1493">Religious court systems </text:span><text:span text:style-name="T1494">decide cases in accord with the religious </text:span><text:span text:style-name="T1495">principles of their civilization. That said, </text:span><text:span text:style-name="T1496">if the people don’t agree with that religion it doesn’t work so well. Each point of </text:span><text:span text:style-name="T1942">un-suppressed</text:span><text:span text:style-name="T1496"> Dissent reduces </text:span><text:span text:style-name="T1497">the Legitimacy of a country with Religious Courts by one.</text:span></text:p>
      <text:p text:style-name="P217"><text:span text:style-name="T1199">Show Trials</text:span><text:line-break/><text:span text:style-name="T1485">Ideological Requirements: </text:span><text:span text:style-name="T1498">Inclusivity and Egalitarianism -1 or lower.</text:span><text:line-break/>Corruption Multiplier: <text:span text:style-name="T1498">x1.</text:span><text:span text:style-name="T1501">35</text:span><text:span text:style-name="T1498"> </text:span><text:span text:style-name="T1482">| Legitimacy Modifier: </text:span><text:span text:style-name="T1498">+2 </text:span><text:span text:style-name="T1484">| </text:span><text:span text:style-name="T1485">Admin Cost: </text:span><text:span text:style-name="T1498">2 per Civilian Infrastructure<text:line-break/><text:tab/>A system of Show Trials is deliberately rigged from the word “go” for the regime’s benefit, </text:span><text:span text:style-name="T1499">with judicial proceedings being heavily publicized and propagandized</text:span><text:span text:style-name="T1498">. If you’re using Show Trials, </text:span><text:span text:style-name="T1499">the temporary Legitimacy penalty from Scandals is instead a Legitimacy </text:span><text:span text:style-name="T921">bonus</text:span><text:span text:style-name="T141">. </text:span><text:span text:style-name="T142">In addition, every </text:span><text:span text:style-name="T154">Scandal </text:span><text:span text:style-name="T155">lets</text:span><text:span text:style-name="T142"> you remove one Heir for free, </text:span><text:span text:style-name="T156">using them as a scapegoat</text:span><text:span text:style-name="T142">; </text:span><text:span text:style-name="T143">this has the normal effects of a Lethal Purge, </text:span><text:span text:style-name="T153">but it always works</text:span><text:span text:style-name="T143">. </text:span><text:span text:style-name="T193">This policy enables the use of Brainwashed crew.</text:span></text:p>
      <text:p text:style-name="P214"><text:span text:style-name="T1199">Prisoner Labor</text:span><text:line-break/><text:span text:style-name="T1485">Ideological Requirements: </text:span><text:span text:style-name="T1500">Supportiveness -1 or lower</text:span><text:line-break/>Corruption Multiplier: <text:span text:style-name="T1500">x</text:span><text:span text:style-name="T1501">1.2 </text:span><text:span text:style-name="T1482">| Legitimacy Modifier: </text:span><text:span text:style-name="T1501">+0</text:span><text:span text:style-name="T1482"> </text:span><text:span text:style-name="T1484">| </text:span><text:span text:style-name="T1485">Admin Cost: </text:span><text:span text:style-name="T1501">3 per Civilian Infrastructre<text:line-break/><text:tab/>A Prisoner Labor system isn’t really concerned with propagating justice as one of its primary goals. Instead, the courts are looking for an excuse to force </text:span><text:span text:style-name="T1502">people into long sentences of hard labor. This applies a multiplier of 1.</text:span><text:span text:style-name="T1503">1</text:span><text:span text:style-name="T1502"> to Industrial Output.</text:span></text:p>
      <text:p text:style-name="P255"><text:span text:style-name="T1206">Re-Education Camps</text:span><text:span text:style-name="T1604"><text:line-break/></text:span><text:span text:style-name="T1485">Ideological Requirements: </text:span><text:span text:style-name="T1503">Progressiv</text:span><text:span text:style-name="T1605">ism</text:span><text:span text:style-name="T1503"> -1 or lower, </text:span><text:span text:style-name="T1604"><text:line-break/>Corruption Multiplier: </text:span><text:span text:style-name="T1606">x0.8 </text:span><text:span text:style-name="T1482">| Legitimacy Modifier: </text:span><text:span text:style-name="T1606">+1 </text:span><text:span text:style-name="T1484">| </text:span><text:span text:style-name="T1485">Admin Cost: </text:span><text:span text:style-name="T1606">5 per Civilian Infrastructure<text:line-break/><text:tab/></text:span><text:span text:style-name="T1607">Justice systems incorporating </text:span><text:span text:style-name="T1606">Re-Education Camps are </text:span><text:span text:style-name="T1607">primarily geared to deal with political dissidents. </text:span><text:span text:style-name="T1608">In this modern age, </text:span><text:span text:style-name="T1609">that means full-on brainwashing is available. As such, running this policy </text:span><text:span text:style-name="T173">suppresses (rather than </text:span><text:span text:style-name="T929">removes</text:span><text:span text:style-name="T173">) eight Dissent. </text:span><text:span text:style-name="T193">This policy enables the use of Brainwashed crew.</text:span></text:p>
      <text:p text:style-name="P150"/>
      <text:p text:style-name="P558"><text:span text:style-name="T1206">Penal Colonies</text:span><text:span text:style-name="T1604"><text:line-break/></text:span><text:span text:style-name="T1485">Ideological Requirements: </text:span><text:span text:style-name="T1504">Supportiveness -1 or lower.</text:span><text:span text:style-name="T1604"><text:line-break/>Corruption Multiplier: </text:span><text:span text:style-name="T1504">x1</text:span><text:span text:style-name="T1604"> </text:span><text:span text:style-name="T1482">| Legitimacy Modifier: </text:span><text:span text:style-name="T1505">+0</text:span><text:span text:style-name="T1482"> </text:span><text:span text:style-name="T1484">| </text:span><text:span text:style-name="T1485">Admin Cost: </text:span><text:span text:style-name="T1505">2 per Civilian Infrastructure<text:line-break/><text:tab/>The practice of sending convicts to far-flung destinations in order to found new colonies for their home country is an old and time-honored one. </text:span><text:span text:style-name="T1506">Running this policy increases the </text:span><text:span text:style-name="T1507">Pioneer Spirit </text:span><text:span text:style-name="T1508">growth boost for new colonies, </text:span><text:span text:style-name="T1509">influenced by both Happiness and Dissent. </text:span></text:p>
      <text:p text:style-name="P557"><text:span text:style-name="T1510"><text:tab/>Each point of Dissent increases the Pioneer Spirit growth multiplier by </text:span><text:span text:style-name="T1511">0.1. Lower happiness </text:span><text:span text:style-name="T922">also </text:span><text:span text:style-name="T145">increases the amplification; each point by which Happiness shortfalls 10 increases the Pioneer Spirit multiplier by 0.1. </text:span><text:span text:style-name="T456">You still count suppressed Dissent when determining the boost to your </text:span><text:span text:style-name="T457">Pioneer Spirit </text:span><text:span text:style-name="T456">growth multiplier.</text:span></text:p>
      <text:p text:style-name="P304"><text:span text:style-name="T1206">Restorative Justice</text:span><text:span text:style-name="T1604"><text:line-break/></text:span><text:span text:style-name="T1485">Ideological Requirements: </text:span><text:span text:style-name="T1610">Supportiveness, </text:span><text:span text:style-name="T1492">Inclusivity</text:span><text:span text:style-name="T1610"> </text:span><text:span text:style-name="T1492">and Progressivism </text:span><text:span text:style-name="T1610">+1 or higher</text:span><text:span text:style-name="T1604"><text:line-break/>Corruption Multiplier: </text:span><text:span text:style-name="T1490">x0.</text:span><text:span text:style-name="T1741">6</text:span><text:span text:style-name="T1604"> </text:span><text:span text:style-name="T1482">| Legitimacy Modifier: </text:span><text:span text:style-name="T1490">+</text:span><text:span text:style-name="T1492">4</text:span><text:span text:style-name="T1490"> </text:span><text:span text:style-name="T1484">| </text:span><text:span text:style-name="T1485">Admin Cost: </text:span><text:span text:style-name="T1490">4 per Civilian Infrastructure<text:line-break/><text:tab/></text:span><text:span text:style-name="T1611">Restorative Justice is a justice system primarily focused on reducing harm to society. This means measures like </text:span><text:span text:style-name="T930">genuine</text:span><text:span text:style-name="T174"> rehabilitation of prisoners, </text:span><text:span text:style-name="T175">full integration of social services, and harm reduction programs for drug addiction are commonplace. As a result, </text:span><text:span text:style-name="T176">Restorative Justice i</text:span><text:span text:style-name="T177">ncreas</text:span><text:span text:style-name="T176">es </text:span><text:span text:style-name="T178">Happiness</text:span><text:span text:style-name="T176"> by </text:span><text:span text:style-name="T296">three</text:span><text:span text:style-name="T177">.</text:span></text:p>
      <text:h text:style-name="P752" text:outline-level="4">Stratification</text:h>
      <text:p text:style-name="P211">Stratification <text:span text:style-name="T1512">policies reflect the social order of a country. </text:span><text:span text:style-name="T1513">What social classes are present, how they’re organized, and whether movement between them is possible. </text:span><text:span text:style-name="T1514">Because of how all-encompassing these policies are, changing them is harder than normal. </text:span><text:span text:style-name="T611">They take </text:span><text:span text:style-name="T987">f</text:span><text:span text:style-name="T988">ive</text:span><text:span text:style-name="T987"> times</text:span><text:span text:style-name="T611"> the normal time to change compared to a regular policy, and while doing so you need to pay the administrative cost for </text:span><text:span text:style-name="T977">both</text:span><text:span text:style-name="T611"> </text:span><text:span text:style-name="T651">Stratification</text:span><text:span text:style-name="T611"> Policies. R</text:span><text:span text:style-name="T621">evolutions present an opportunity to change </text:span><text:span text:style-name="T651">Stratification</text:span><text:span text:style-name="T621"> </text:span><text:span text:style-name="T651">P</text:span><text:span text:style-name="T621">olicies in a quick and decisive manner. That said, doing so is… </text:span><text:span text:style-name="T979">rather damaging</text:span><text:span text:style-name="T621">.</text:span></text:p>
      <text:p text:style-name="P227"><text:span text:style-name="T621">S</text:span><text:span text:style-name="T608">tratification Policies </text:span><text:span text:style-name="T652">affect Industrial Output, Tax Revenue, </text:span><text:span text:style-name="T653">and</text:span><text:span text:style-name="T652"> Happiness. </text:span><text:span text:style-name="T689">Every point of Corruption reduces </text:span><text:span text:style-name="T691">both the Industrial and Tax multipliers by 0.005, while every </text:span><text:span text:style-name="T993">eight</text:span><text:span text:style-name="T691"> points of Corruption reduces the Happiness modifier by one.</text:span></text:p>
      <text:p text:style-name="P561"><text:span text:style-name="T652">A</text:span><text:span text:style-name="T608">side from the </text:span><text:span text:style-name="T764">penalties</text:span><text:span text:style-name="T608"> to Industry, Revenue and Happiness, most </text:span><text:span text:style-name="T676">Stratification Policies are also</text:span><text:span text:style-name="T992"> </text:span><text:span text:style-name="T676">prone to decaying into each other if Corruption is present. If a Stratification Policy has a Decay Target listed, </text:span><text:span text:style-name="T677">each point of Corruption introduces a stacking </text:span><text:span text:style-name="T751">0.5</text:span><text:span text:style-name="T677">% chance of decaying into the listed Decay Target each turn; </text:span><text:span text:style-name="T710">20 Corruption is a </text:span><text:span text:style-name="T751">5</text:span><text:span text:style-name="T710">% chance of decaying each turn</text:span><text:span text:style-name="T677">.</text:span></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column table:style-name="Table16.H"/>
        <table:table-row>
          <table:table-cell table:style-name="Table16.A1" office:value-type="string">
            <text:p text:style-name="P481">Policy</text:p>
          </table:table-cell>
          <table:table-cell table:style-name="Table16.A1" office:value-type="string">
            <text:p text:style-name="P481">Requirements</text:p>
          </table:table-cell>
          <table:table-cell table:style-name="Table16.A1" office:value-type="string">
            <text:p text:style-name="P481">Admin Cost</text:p>
          </table:table-cell>
          <table:table-cell table:style-name="Table16.A1" office:value-type="string">
            <text:p text:style-name="P481">Industry</text:p>
          </table:table-cell>
          <table:table-cell table:style-name="Table16.A1" office:value-type="string">
            <text:p text:style-name="P481">Tax Revenue</text:p>
          </table:table-cell>
          <table:table-cell table:style-name="Table16.A1" office:value-type="string">
            <text:p text:style-name="P489">Happy</text:p>
          </table:table-cell>
          <table:table-cell table:style-name="Table16.A1" office:value-type="string">
            <text:p text:style-name="P481">Decay Target</text:p>
          </table:table-cell>
          <table:table-cell table:style-name="Table16.H1" office:value-type="string">
            <text:p text:style-name="P481">Misc.</text:p>
          </table:table-cell>
        </table:table-row>
        <table:table-row>
          <table:table-cell table:style-name="Table16.A2" office:value-type="string">
            <text:p text:style-name="P481">Classless Society</text:p>
          </table:table-cell>
          <table:table-cell table:style-name="Table16.A2" office:value-type="string">
            <text:p text:style-name="P503">Supportiveness +2</text:p>
            <text:p text:style-name="P503">Inclusivity +2</text:p>
            <text:p text:style-name="P503">Egalitarianism +2</text:p>
          </table:table-cell>
          <table:table-cell table:style-name="Table16.A2" office:value-type="string">
            <text:p text:style-name="P494">6 / Civ Infra</text:p>
          </table:table-cell>
          <table:table-cell table:style-name="Table16.A2" office:value-type="string">
            <text:p text:style-name="P563"><text:span text:style-name="T678">x1.</text:span><text:span text:style-name="T686">2</text:span></text:p>
          </table:table-cell>
          <table:table-cell table:style-name="Table16.A2" office:value-type="string">
            <text:p text:style-name="P493">x1.3</text:p>
          </table:table-cell>
          <table:table-cell table:style-name="Table16.A2" office:value-type="string">
            <text:p text:style-name="P491">+2</text:p>
          </table:table-cell>
          <table:table-cell table:style-name="Table16.A2" office:value-type="string">
            <text:p text:style-name="P371">Situational Classes</text:p>
          </table:table-cell>
          <table:table-cell table:style-name="Table16.H2" office:value-type="string">
            <text:p text:style-name="P489">Increased Decay Risk</text:p>
          </table:table-cell>
        </table:table-row>
        <table:table-row>
          <table:table-cell table:style-name="Table16.A2" office:value-type="string">
            <text:p text:style-name="P482">Situational Classes</text:p>
          </table:table-cell>
          <table:table-cell table:style-name="Table16.A2" office:value-type="string">
            <text:p text:style-name="P504">Egalitarianism <text:span text:style-name="T1567">≥</text:span><text:span text:style-name="T1721"> -1</text:span></text:p>
            <text:p text:style-name="P505"><text:span text:style-name="T1721">Progressivism </text:span><text:span text:style-name="T1578">≥</text:span><text:span text:style-name="T1727"> </text:span><text:span text:style-name="T1721">+</text:span><text:span text:style-name="T1727">1</text:span></text:p>
          </table:table-cell>
          <table:table-cell table:style-name="Table16.A2" office:value-type="string">
            <text:p text:style-name="P495">3 / Civ Infra</text:p>
          </table:table-cell>
          <table:table-cell table:style-name="Table16.A2" office:value-type="string">
            <text:p text:style-name="P221"><text:span text:style-name="T678">x1.</text:span><text:span text:style-name="T687">1</text:span></text:p>
          </table:table-cell>
          <table:table-cell table:style-name="Table16.A2" office:value-type="string">
            <text:p text:style-name="P220"><text:span text:style-name="T678">x1.</text:span><text:span text:style-name="T687">2</text:span></text:p>
          </table:table-cell>
          <table:table-cell table:style-name="Table16.A2" office:value-type="string">
            <text:p text:style-name="P491">+1</text:p>
          </table:table-cell>
          <table:table-cell table:style-name="Table16.A2" office:value-type="string">
            <text:p text:style-name="P372">Wealth-Based Aristocracy</text:p>
          </table:table-cell>
          <table:table-cell table:style-name="Table16.H2" office:value-type="string">
            <text:p text:style-name="P234"/>
          </table:table-cell>
        </table:table-row>
        <table:table-row>
          <table:table-cell table:style-name="Table16.A2" office:value-type="string">
            <text:p text:style-name="P482">Pure Meritocracy</text:p>
          </table:table-cell>
          <table:table-cell table:style-name="Table16.A2" office:value-type="string">
            <text:p text:style-name="P507">Supportiveness <text:span text:style-name="T1578">≥</text:span><text:span text:style-name="T1727"> </text:span><text:span text:style-name="T1728">+</text:span><text:span text:style-name="T1727">1</text:span></text:p>
            <text:p text:style-name="P506">Inclusivity +2</text:p>
            <text:p text:style-name="P507">Progressivism <text:span text:style-name="T1578">≥</text:span><text:span text:style-name="T1727"> </text:span><text:span text:style-name="T1728">+</text:span><text:span text:style-name="T1727">1</text:span></text:p>
          </table:table-cell>
          <table:table-cell table:style-name="Table16.A2" office:value-type="string">
            <text:p text:style-name="P496">5 / Civ Infra</text:p>
          </table:table-cell>
          <table:table-cell table:style-name="Table16.A2" office:value-type="string">
            <text:p text:style-name="P566"><text:span text:style-name="T681">x1.</text:span><text:span text:style-name="T690">3</text:span></text:p>
          </table:table-cell>
          <table:table-cell table:style-name="Table16.A2" office:value-type="string">
            <text:p text:style-name="P565"><text:span text:style-name="T681">x1.</text:span><text:span text:style-name="T686">2</text:span></text:p>
          </table:table-cell>
          <table:table-cell table:style-name="Table16.A2" office:value-type="string">
            <text:p text:style-name="P491">+2</text:p>
          </table:table-cell>
          <table:table-cell table:style-name="Table16.A2" office:value-type="string">
            <text:p text:style-name="P373">Chain of Command</text:p>
          </table:table-cell>
          <table:table-cell table:style-name="Table16.H2" office:value-type="string">
            <text:p text:style-name="P489">Increased Decay Risk</text:p>
          </table:table-cell>
        </table:table-row>
        <table:table-row table:style-name="Table16.5">
          <table:table-cell table:style-name="Table16.A2" office:value-type="string">
            <text:p text:style-name="P483">Eusociality</text:p>
          </table:table-cell>
          <table:table-cell table:style-name="Table16.A2" office:value-type="string">
            <text:p text:style-name="P508">Supportiveness <text:span text:style-name="T1578">≥</text:span><text:span text:style-name="T1727"> </text:span><text:span text:style-name="T1728">+</text:span><text:span text:style-name="T1727">1</text:span></text:p>
            <text:p text:style-name="P509"><text:span text:style-name="T1727">E</text:span><text:span text:style-name="T1721">galitarianism </text:span><text:span text:style-name="T1579">≤ +1</text:span></text:p>
          </table:table-cell>
          <table:table-cell table:style-name="Table16.A2" office:value-type="string">
            <text:p text:style-name="P497">4 / Civ Infra</text:p>
          </table:table-cell>
          <table:table-cell table:style-name="Table16.A2" office:value-type="string">
            <text:p text:style-name="P560"><text:span text:style-name="T680">x1.</text:span><text:span text:style-name="T694">3</text:span></text:p>
          </table:table-cell>
          <table:table-cell table:style-name="Table16.A2" office:value-type="string">
            <text:p text:style-name="P560"><text:span text:style-name="T680">x1.</text:span><text:span text:style-name="T694">3</text:span></text:p>
          </table:table-cell>
          <table:table-cell table:style-name="Table16.A2" office:value-type="string">
            <text:p text:style-name="P491">+0</text:p>
          </table:table-cell>
          <table:table-cell table:style-name="Table16.A2" office:value-type="string">
            <text:p text:style-name="P374">Caste System</text:p>
          </table:table-cell>
          <table:table-cell table:style-name="Table16.H2" office:value-type="string">
            <text:p text:style-name="P234"/>
          </table:table-cell>
        </table:table-row>
        <table:table-row table:style-name="Table16.6">
          <table:table-cell table:style-name="Table16.A2" office:value-type="string">
            <text:p text:style-name="P484">Chain of Command</text:p>
          </table:table-cell>
          <table:table-cell table:style-name="Table16.A2" office:value-type="string">
            <text:p text:style-name="P567"><text:span text:style-name="T719">Egalitarianism </text:span><text:span text:style-name="T1586">±</text:span><text:span text:style-name="T1718"> 1<text:line-break/></text:span><text:span text:style-name="T1719">Progressivism </text:span><text:span text:style-name="T1587">≥</text:span><text:span text:style-name="T1720"> </text:span><text:span text:style-name="T1719">-</text:span><text:span text:style-name="T1720">1</text:span></text:p>
          </table:table-cell>
          <table:table-cell table:style-name="Table16.A2" office:value-type="string">
            <text:p text:style-name="P498">3 / Civ Infra</text:p>
          </table:table-cell>
          <table:table-cell table:style-name="Table16.A2" office:value-type="string">
            <text:p text:style-name="P566"><text:span text:style-name="T720">x1.</text:span><text:span text:style-name="T687">1</text:span></text:p>
          </table:table-cell>
          <table:table-cell table:style-name="Table16.A2" office:value-type="string">
            <text:p text:style-name="P49">x1</text:p>
          </table:table-cell>
          <table:table-cell table:style-name="Table16.A2" office:value-type="string">
            <text:p text:style-name="P492">+0</text:p>
          </table:table-cell>
          <table:table-cell table:style-name="Table16.A2" office:value-type="string">
            <text:p text:style-name="P375">Caste System</text:p>
          </table:table-cell>
          <table:table-cell table:style-name="Table16.H2" office:value-type="string">
            <text:p text:style-name="P403">Double Ground Force training rate when at war.</text:p>
          </table:table-cell>
        </table:table-row>
        <table:table-row>
          <table:table-cell table:style-name="Table16.A2" office:value-type="string">
            <text:p text:style-name="P485">Caste System</text:p>
          </table:table-cell>
          <table:table-cell table:style-name="Table16.A2" office:value-type="string">
            <text:p text:style-name="P510">Inclusivity <text:span text:style-name="T1579">≤ -1</text:span><text:line-break/>Egalitarianism -2<text:line-break/>Progressivism <text:span text:style-name="T1579">≤ -1</text:span></text:p>
          </table:table-cell>
          <table:table-cell table:style-name="Table16.A2" office:value-type="string">
            <text:p text:style-name="P499">0.4 / CI</text:p>
          </table:table-cell>
          <table:table-cell table:style-name="Table16.A2" office:value-type="string">
            <text:p text:style-name="P224"><text:span text:style-name="T679">x0.</text:span><text:span text:style-name="T680">8</text:span></text:p>
          </table:table-cell>
          <table:table-cell table:style-name="Table16.A2" office:value-type="string">
            <text:p text:style-name="P224"><text:span text:style-name="T679">x0.</text:span><text:span text:style-name="T680">8</text:span></text:p>
          </table:table-cell>
          <table:table-cell table:style-name="Table16.A2" office:value-type="string">
            <text:p text:style-name="P234">-<text:span text:style-name="T1949">3</text:span></text:p>
          </table:table-cell>
          <table:table-cell table:style-name="Table16.A2" office:value-type="string">
            <text:p text:style-name="P375">None</text:p>
          </table:table-cell>
          <table:table-cell table:style-name="Table16.H2" office:value-type="string">
            <text:p text:style-name="P404">Unlocks Brainwashed Crew</text:p>
          </table:table-cell>
        </table:table-row>
        <table:table-row>
          <table:table-cell table:style-name="Table16.A2" office:value-type="string">
            <text:p text:style-name="P486">Hereditary Aristocracy</text:p>
          </table:table-cell>
          <table:table-cell table:style-name="Table16.A2" office:value-type="string">
            <text:p text:style-name="P512">Egalitarianism -2<text:line-break/><text:span text:style-name="T1953">Progressivism </text:span><text:span text:style-name="T1579">≤ -1</text:span></text:p>
          </table:table-cell>
          <table:table-cell table:style-name="Table16.A2" office:value-type="string">
            <text:p text:style-name="P500">2 / Civ Infra</text:p>
          </table:table-cell>
          <table:table-cell table:style-name="Table16.A2" office:value-type="string">
            <text:p text:style-name="P57">x1</text:p>
          </table:table-cell>
          <table:table-cell table:style-name="Table16.A2" office:value-type="string">
            <text:p text:style-name="P57">x1</text:p>
          </table:table-cell>
          <table:table-cell table:style-name="Table16.A2" office:value-type="string">
            <text:p text:style-name="P234">-<text:span text:style-name="T1950">2</text:span></text:p>
          </table:table-cell>
          <table:table-cell table:style-name="Table16.A2" office:value-type="string">
            <text:p text:style-name="P376">Caste System</text:p>
          </table:table-cell>
          <table:table-cell table:style-name="Table16.H2" office:value-type="string">
            <text:p text:style-name="P234"/>
          </table:table-cell>
        </table:table-row>
        <table:table-row>
          <table:table-cell table:style-name="Table16.A2" office:value-type="string">
            <text:p text:style-name="P487">Apartheid</text:p>
          </table:table-cell>
          <table:table-cell table:style-name="Table16.A2" office:value-type="string">
            <text:p text:style-name="P511">Inclusivity <text:span text:style-name="T1579">≤ -1</text:span></text:p>
          </table:table-cell>
          <table:table-cell table:style-name="Table16.A2" office:value-type="string">
            <text:p text:style-name="P500">3 / Civ Infra</text:p>
          </table:table-cell>
          <table:table-cell table:style-name="Table16.A2" office:value-type="string">
            <text:p text:style-name="P50">x0.9</text:p>
          </table:table-cell>
          <table:table-cell table:style-name="Table16.A2" office:value-type="string">
            <text:p text:style-name="P50">x0.9</text:p>
          </table:table-cell>
          <table:table-cell table:style-name="Table16.A2" office:value-type="string">
            <text:p text:style-name="P234">-<text:span text:style-name="T1951">3</text:span></text:p>
          </table:table-cell>
          <table:table-cell table:style-name="Table16.A2" office:value-type="string">
            <text:p text:style-name="P376">Caste System</text:p>
          </table:table-cell>
          <table:table-cell table:style-name="Table16.H2" office:value-type="string">
            <text:p text:style-name="P490">Unlocks Temporary Legitimacy Action <text:span text:style-name="T1948">&amp; Brainwashed Crew</text:span></text:p>
          </table:table-cell>
        </table:table-row>
        <table:table-row>
          <table:table-cell table:style-name="Table16.A2" office:value-type="string">
            <text:p text:style-name="P487">Wealth-Based Aristocracy</text:p>
          </table:table-cell>
          <table:table-cell table:style-name="Table16.A2" office:value-type="string">
            <text:p text:style-name="P513">Egalitarianism <text:span text:style-name="T1579">≤ -1</text:span></text:p>
          </table:table-cell>
          <table:table-cell table:style-name="Table16.A2" office:value-type="string">
            <text:p text:style-name="P501">3 / Civ Infra</text:p>
          </table:table-cell>
          <table:table-cell table:style-name="Table16.A2" office:value-type="string">
            <text:p text:style-name="P51">x1</text:p>
          </table:table-cell>
          <table:table-cell table:style-name="Table16.A2" office:value-type="string">
            <text:p text:style-name="P52">x1.1</text:p>
          </table:table-cell>
          <table:table-cell table:style-name="Table16.A2" office:value-type="string">
            <text:p text:style-name="P234">-<text:span text:style-name="T1952">1</text:span></text:p>
          </table:table-cell>
          <table:table-cell table:style-name="Table16.A2" office:value-type="string">
            <text:p text:style-name="P376">Hereditary Aristocracy</text:p>
          </table:table-cell>
          <table:table-cell table:style-name="Table16.H2" office:value-type="string">
            <text:p text:style-name="P234"/>
          </table:table-cell>
        </table:table-row>
        <table:table-row>
          <table:table-cell table:style-name="Table16.A2" office:value-type="string">
            <text:p text:style-name="P488">Religious Privilege</text:p>
          </table:table-cell>
          <table:table-cell table:style-name="Table16.A2" office:value-type="string">
            <text:p text:style-name="P514">Egalitarianism <text:span text:style-name="T1579">≤ -1<text:line-break/></text:span><text:span text:style-name="T1580">Progressivism </text:span><text:span text:style-name="T1579">≤ -1</text:span></text:p>
          </table:table-cell>
          <table:table-cell table:style-name="Table16.A2" office:value-type="string">
            <text:p text:style-name="P502">2 / Civ Infra</text:p>
          </table:table-cell>
          <table:table-cell table:style-name="Table16.A2" office:value-type="string">
            <text:p text:style-name="P50">x0.9</text:p>
          </table:table-cell>
          <table:table-cell table:style-name="Table16.A2" office:value-type="string">
            <text:p text:style-name="P52">x1.1</text:p>
          </table:table-cell>
          <table:table-cell table:style-name="Table16.A2" office:value-type="string">
            <text:p text:style-name="P234">-<text:span text:style-name="T1952">2</text:span></text:p>
          </table:table-cell>
          <table:table-cell table:style-name="Table16.A2" office:value-type="string">
            <text:p text:style-name="P377">Caste System</text:p>
          </table:table-cell>
          <table:table-cell table:style-name="Table16.H2" office:value-type="string">
            <text:p text:style-name="P234"/>
          </table:table-cell>
        </table:table-row>
      </table:table>
      <text:p text:style-name="P562"><text:soft-page-break/><text:span text:style-name="T774">C</text:span><text:span text:style-name="T766">lassless Society</text:span><text:span text:style-name="T608"><text:line-break/></text:span><text:span text:style-name="T656">Ideological Requirements: </text:span><text:span text:style-name="T658">Supportiveness, </text:span><text:span text:style-name="T657">Inclusivity, </text:span><text:span text:style-name="T658">and</text:span><text:span text:style-name="T657"> Egalitarianism </text:span><text:span text:style-name="T658">+2</text:span><text:span text:style-name="T608"><text:line-break/></text:span><text:span text:style-name="T654">Industrial Modifier: </text:span><text:span text:style-name="T678">x1.</text:span><text:span text:style-name="T686">2</text:span><text:span text:style-name="T654"> | Tax Modifier: </text:span><text:span text:style-name="T678">x1.</text:span><text:span text:style-name="T690">3</text:span><text:span text:style-name="T654"> | Happiness Modifier: </text:span><text:span text:style-name="T678">+</text:span><text:span text:style-name="T679">2</text:span><text:span text:style-name="T654"><text:line-break/>Admin Cost: </text:span><text:span text:style-name="T711">6/Civilian Infrastructure </text:span><text:span text:style-name="T669">| Decay Target: Situational Classes</text:span><text:span text:style-name="T654"><text:line-break/><text:tab/></text:span><text:span text:style-name="T666">A Classless Society is </text:span><text:span text:style-name="T990">not</text:span><text:span text:style-name="T666"> one without a sense of style. Instead, it refers to a situation where everyone has the same basic pro-social incentive structure, </text:span><text:span text:style-name="T667">ensuring true equality in status and social power. This massively improves </text:span><text:span text:style-name="T668">economic efficiency and happiness, but maintaining this state of affairs is </text:span><text:span text:style-name="T989">difficult</text:span><text:span text:style-name="T668">. </text:span><text:span text:style-name="T674">The probability of decay due to Corruption on any given turn is </text:span><text:span text:style-name="T991">doubled</text:span><text:span text:style-name="T674">.</text:span></text:p>
      <text:p text:style-name="P219"><text:span text:style-name="T775">S</text:span><text:span text:style-name="T766">ituational Classes</text:span><text:span text:style-name="T608"><text:line-break/></text:span><text:span text:style-name="T656">Ideological Requirements: </text:span><text:span text:style-name="T660">Egalitarianism -</text:span><text:span text:style-name="T661">1 or higher, </text:span><text:span text:style-name="T668">Progressivism +1 or higher</text:span><text:span text:style-name="T655"><text:line-break/></text:span><text:span text:style-name="T654">Industrial Modifier: </text:span><text:span text:style-name="T678">x1.</text:span><text:span text:style-name="T687">1</text:span><text:span text:style-name="T678"> </text:span><text:span text:style-name="T654">| Tax Modifier: </text:span><text:span text:style-name="T678">x1.</text:span><text:span text:style-name="T687">2</text:span><text:span text:style-name="T678"> </text:span><text:span text:style-name="T654">| Happiness Modifier: </text:span><text:span text:style-name="T678">+1</text:span><text:span text:style-name="T654"><text:line-break/>Admin Cost: </text:span><text:span text:style-name="T711">3/Civilian Infrastructure </text:span><text:span text:style-name="T669">| Decay Target: </text:span><text:span text:style-name="T670">Wealth-</text:span><text:span text:style-name="T671">Based Aristocracy<text:line-break/><text:tab/></text:span><text:span text:style-name="T675">A catch-all term for social structures in which one person can easily experience being a part of several social strata during their life. These societies tend to deliver a quite good standard of living to their citizens.</text:span></text:p>
      <text:p text:style-name="P303"><text:span text:style-name="T775">P</text:span><text:span text:style-name="T777">ure Meritocracy</text:span><text:span text:style-name="T714"><text:line-break/></text:span><text:span text:style-name="T656">Ideological Requirements: </text:span><text:span text:style-name="T715">Supportiveness and Progressivism +1 or higher, Inclusivity +2</text:span><text:span text:style-name="T655"><text:line-break/></text:span><text:span text:style-name="T654">Industrial Modifier: </text:span><text:span text:style-name="T681">x1.</text:span><text:span text:style-name="T690">3</text:span><text:span text:style-name="T681"> </text:span><text:span text:style-name="T654">| Tax Modifier: </text:span><text:span text:style-name="T681">x1.</text:span><text:span text:style-name="T686">2</text:span><text:span text:style-name="T681"> </text:span><text:span text:style-name="T654">| Happiness Modifier: </text:span><text:span text:style-name="T681">+</text:span><text:span text:style-name="T716">2</text:span><text:span text:style-name="T654"><text:line-break/>Admin Cost: </text:span><text:span text:style-name="T744">5/Civilian Infrastructure </text:span><text:span text:style-name="T669">| Decay Target: </text:span><text:span text:style-name="T673">Chain of Command<text:line-break/><text:tab/></text:span><text:span text:style-name="T681">In a pure meritocracy, everyone is placed on a level playing field in terms of opportunity, then </text:span><text:span text:style-name="T717">promoted to whatever role their aptitudes are best suited for. </text:span><text:span text:style-name="T718">Actually achieving this ideal requires universal education, help dealing with disabilities, and active efforts to eliminate the effects of disadvantaged status at birth. </text:span><text:span text:style-name="T674">The probability of decay due to Corruption on any given turn is </text:span><text:span text:style-name="T991">doubled</text:span><text:span text:style-name="T674">.</text:span></text:p>
      <text:p text:style-name="P559"><text:span text:style-name="T766">Eusociality</text:span><text:span text:style-name="T608"><text:line-break/></text:span><text:span text:style-name="T656">Ideological Requirements: </text:span><text:span text:style-name="T663">Supportiveness +1 or higher, Egalitarianism </text:span><text:span text:style-name="T664">+</text:span><text:span text:style-name="T663">1 or </text:span><text:span text:style-name="T664">lower</text:span><text:span text:style-name="T655"><text:line-break/></text:span><text:span text:style-name="T654">Industrial Modifier: </text:span><text:span text:style-name="T680">x1.</text:span><text:span text:style-name="T694">3</text:span><text:span text:style-name="T654"> | Tax Modifier: </text:span><text:span text:style-name="T680">x1.</text:span><text:span text:style-name="T694">3</text:span><text:span text:style-name="T680"> </text:span><text:span text:style-name="T654">| Happiness Modifier: </text:span><text:span text:style-name="T680">+0</text:span><text:span text:style-name="T654"><text:line-break/>Admin Cost: </text:span><text:span text:style-name="T711">4/Civilian Infrastructure </text:span><text:span text:style-name="T669">| Decay Target: </text:span><text:span text:style-name="T670">Caste System<text:line-break/><text:tab/></text:span><text:span text:style-name="T692">Eusociality is a </text:span><text:span text:style-name="T693">social structure defined by a few key traits; children are raised co</text:span><text:span text:style-name="T695">mmunally</text:span><text:span text:style-name="T693">, there’s permanent division of labor between reproducing and non-reproducing individuals, and there are multiple differentiated strains of people optimized for different tasks. </text:span><text:span text:style-name="T694">This is a highly efficient way of organizing a society that doesn’t </text:span><text:span text:style-name="T994">necessarily</text:span><text:span text:style-name="T694"> suck for its constituents, but it’s not as focused on individual wellbeing as some other options.</text:span></text:p>
      <text:p text:style-name="P231"><text:span text:style-name="T778">Chain of Command</text:span><text:span text:style-name="T655"><text:line-break/></text:span><text:span text:style-name="T656">Ideological Requirements: </text:span><text:span text:style-name="T719">Egalitarianism -1 or +1, Progressivism -1 or higher</text:span><text:span text:style-name="T655"><text:line-break/></text:span><text:span text:style-name="T654">Industrial Modifier: </text:span><text:span text:style-name="T720">x1.</text:span><text:span text:style-name="T687">1</text:span><text:span text:style-name="T720"> </text:span><text:span text:style-name="T654">| Tax Modifier: </text:span><text:span text:style-name="T720">x1</text:span><text:span text:style-name="T654"> | Happiness Modifier: </text:span><text:span text:style-name="T720">+0</text:span><text:span text:style-name="T654"><text:line-break/>Admin Cost: </text:span><text:span text:style-name="T721">3/Civilian Infrastructure</text:span><text:span text:style-name="T654"> </text:span><text:span text:style-name="T669">| Decay Target: </text:span><text:span text:style-name="T670">Caste System<text:line-break/><text:tab/></text:span><text:span text:style-name="T722">Imposing a military style chain of command on the whole of society is certainly </text:span><text:span text:style-name="T997">an</text:span><text:span text:style-name="T722"> option for </text:span><text:span text:style-name="T723">getting stuff done. </text:span><text:span text:style-name="T724">It’s not even necessarily a </text:span><text:span text:style-name="T998">bad</text:span><text:span text:style-name="T724"> option, per se. </text:span><text:span text:style-name="T725">When at war, a country with Chain of Command as its stratification policy doubles the rate at which Boot Camps train Ground Forces.</text:span></text:p>
      <text:p text:style-name="P55"/>
      <text:p text:style-name="P226"><text:span text:style-name="T766">Caste System</text:span><text:span text:style-name="T608"><text:line-break/></text:span><text:span text:style-name="T656">Ideological Requirements: </text:span><text:span text:style-name="T662">Egalitarianism -2, </text:span><text:span text:style-name="T660">Inclusivity -1 or lower, </text:span><text:span text:style-name="T696">Progressivism -1 or lower</text:span><text:span text:style-name="T655"><text:line-break/></text:span><text:span text:style-name="T654">Industrial Modifier: </text:span><text:span text:style-name="T679">x</text:span><text:span text:style-name="T680">0.8</text:span><text:span text:style-name="T679"> </text:span><text:span text:style-name="T654">| Tax Modifier: </text:span><text:span text:style-name="T679">x0.</text:span><text:span text:style-name="T680">8</text:span><text:span text:style-name="T679"> </text:span><text:span text:style-name="T654">| Happiness Modifier: -</text:span><text:span text:style-name="T679">3</text:span><text:span text:style-name="T673">| </text:span><text:span text:style-name="T654">Admin Cost: </text:span><text:span text:style-name="T679">0.4/ Infrastructure<text:line-break/><text:tab/></text:span><text:span text:style-name="T682">Caste systems are entrenched social structures in which </text:span><text:span text:style-name="T683">social standing is largely determined from birth. Social mobility is effectively nonexistent, and interactions between castes feature heavy power imbalances that often lead to abuses. This squanders vast sophont potential and propagates much misery. </text:span><text:span text:style-name="T747">This policy allows the use of Brainwashed crew.</text:span></text:p>
      <text:p text:style-name="P222"><text:span text:style-name="T766">Hereditary Aristocracy<text:line-break/></text:span><text:span text:style-name="T780">Ideological Requirements: </text:span><text:span text:style-name="T781">Egalitarianism -2, Progressivism -1 or lower</text:span><text:span text:style-name="T782"><text:line-break/></text:span><text:span text:style-name="T783">Industrial Modifier: </text:span><text:span text:style-name="T784">x1 </text:span><text:span text:style-name="T783">| Tax Modifier: </text:span><text:span text:style-name="T785">x1 </text:span><text:span text:style-name="T783">| Happiness Modifier: -</text:span><text:span text:style-name="T786">2</text:span><text:span text:style-name="T785"><text:line-break/></text:span><text:span text:style-name="T783">Admin Cost: </text:span><text:span text:style-name="T791">2/Civilian Infrastructure</text:span><text:span text:style-name="T783"> </text:span><text:span text:style-name="T787">| Decay Target: Caste System<text:line-break/><text:tab/></text:span><text:span text:style-name="T788">A situation in which </text:span><text:span text:style-name="T789">powerful families have amassed sufficient political power to be awarded hereditary legal privileges, often with a fancy-sounding title attached. </text:span><text:span text:style-name="T790">This results in ossified and highly unequal social structures, with quite nasty effects on most people’s living standards.</text:span></text:p>
      <text:p text:style-name="P223"><text:span text:style-name="T766">Apartheid</text:span><text:span text:style-name="T608"><text:line-break/></text:span><text:span text:style-name="T656">Ideological Requirements: </text:span><text:span text:style-name="T660">Inclusivity -1 or lower</text:span><text:span text:style-name="T655"><text:line-break/></text:span><text:span text:style-name="T654">Industrial Modifier: </text:span><text:span text:style-name="T685">x0.9 </text:span><text:span text:style-name="T654">| Tax Modifier: </text:span><text:span text:style-name="T685">x0.9</text:span><text:span text:style-name="T654"> | Happiness Modifier: -</text:span><text:span text:style-name="T687">3</text:span><text:span text:style-name="T654"><text:line-break/>Admin Cost: </text:span><text:span text:style-name="T712">3/Civilian Infrastructure</text:span><text:span text:style-name="T654"> </text:span><text:span text:style-name="T669">| Decay Target: </text:span><text:span text:style-name="T680">Caste System<text:line-break/><text:tab/></text:span><text:span text:style-name="T697">Forcing a large demographic of your society to be second-class citizens is far from an ethical way to organize things. </text:span><text:span text:style-name="T698">It’s also far from an </text:span><text:span text:style-name="T995">efficient</text:span><text:span text:style-name="T698"> way to organize things. </text:span><text:span text:style-name="T699">The only redeeming feature is that if </text:span><text:span text:style-name="T700">your population is just as bigoted as your government, you can use racist fear mongering to drum up some temporary </text:span><text:span text:style-name="T761">L</text:span><text:span text:style-name="T700">egitimacy in the eyes of the public.</text:span></text:p>
      <text:p text:style-name="P564"><text:span text:style-name="T700"><text:tab/></text:span><text:span text:style-name="T726">To do this, spend one Money </text:span><text:span text:style-name="T727">per </text:span><text:span text:style-name="T749">forty</text:span><text:span text:style-name="T727"> Civilian Infrastructure. Roll a six-sided die and subtract your Dissent to find out how much temporary Legitimacy you get. </text:span><text:span text:style-name="T759">Do not count currently suppressed Dissent against your roll. </text:span><text:span text:style-name="T763">Temporary Legitimacy from multiple rolls stacks.</text:span></text:p>
      <text:p text:style-name="P564"><text:span text:style-name="T727"><text:tab/></text:span><text:span text:style-name="T760">Temporary </text:span><text:span text:style-name="T763">L</text:span><text:span text:style-name="T760">egitimacy</text:span><text:span text:style-name="T727"> drifts towards zero Temporary Legitimacy at a rate of one per turn. </text:span><text:span text:style-name="T728">Th</text:span><text:span text:style-name="T762">ere is a limit of</text:span><text:span text:style-name="T728"> six positive Temporary Legitimacy, </text:span><text:span text:style-name="T729">with no limit on </text:span><text:span text:style-name="T999">negative</text:span><text:span text:style-name="T729"> </text:span><text:span text:style-name="T730">T</text:span><text:span text:style-name="T729">emporary Legitimacy. </text:span><text:span text:style-name="T747">This policy allows the use of Brainwashed crew.</text:span></text:p>
      <text:p text:style-name="P225"><text:span text:style-name="T766">Wealth-Based Aristocracy</text:span><text:span text:style-name="T608"><text:line-break/></text:span><text:span text:style-name="T656">Ideological Requirements: </text:span><text:span text:style-name="T659">Egalitarianism -1 or lower</text:span><text:span text:style-name="T655"><text:line-break/></text:span><text:span text:style-name="T654">Industrial Modifier: </text:span><text:span text:style-name="T684">x1 </text:span><text:span text:style-name="T654">| Tax Modifier: </text:span><text:span text:style-name="T684">x1.1 </text:span><text:span text:style-name="T654">| Happiness Modifier: -</text:span><text:span text:style-name="T684">1</text:span><text:span text:style-name="T654"><text:line-break/>Admin Cost: </text:span><text:span text:style-name="T712">3/Civilian Infrastructure</text:span><text:span text:style-name="T654"> </text:span><text:span text:style-name="T669">| Decay Target: </text:span><text:span text:style-name="T672">Hereditary Aristocracy<text:line-break/><text:tab/></text:span><text:span text:style-name="T701">In systems of Wealth-Based Aristocracy, having a lot of money and financial assets </text:span><text:span text:style-name="T702">confers utterly disproportionate status and power upon those with said wealth. This isn’t</text:span><text:span text:style-name="T996"> always</text:span><text:span text:style-name="T702"> legally recognized. Often the rich ostensibly </text:span><text:span text:style-name="T703">have equal legal standing and rights to the poor, while in practice enjoying an utterly disgusting level of structural advantage.</text:span></text:p>
      <text:p text:style-name="P56"/>
      <text:p text:style-name="P232"><text:span text:style-name="T776">Religious Privilege</text:span><text:span text:style-name="T765"><text:line-break/></text:span><text:span text:style-name="T656">Ideological Requirements: </text:span><text:span text:style-name="T665">Egalitarianism </text:span><text:span text:style-name="T687">and Progressivism</text:span><text:span text:style-name="T665"> -1 or lower</text:span><text:span text:style-name="T655"><text:line-break/></text:span><text:span text:style-name="T654">Industrial Modifier: </text:span><text:span text:style-name="T687">x</text:span><text:span text:style-name="T704">0.9</text:span><text:span text:style-name="T687"> </text:span><text:span text:style-name="T654">| Tax Modifier: </text:span><text:span text:style-name="T687">x1.</text:span><text:span text:style-name="T704">1</text:span><text:span text:style-name="T687"> </text:span><text:span text:style-name="T654">| Happiness Modifier: -</text:span><text:span text:style-name="T688">2</text:span><text:span text:style-name="T654"><text:line-break/>Admin Cost: </text:span><text:span text:style-name="T713">2/Civilian Infrastructure </text:span><text:span text:style-name="T669">| Decay Target: </text:span><text:span text:style-name="T681">Caste System<text:line-break/><text:tab/></text:span><text:span text:style-name="T705">Also known as a Theocracy, Religious Privilege indicates that some organized religion or other </text:span><text:span text:style-name="T706">has special status under the law. Priests </text:span><text:span text:style-name="T707">have exemptions and advantages that the common people don’t, </text:span><text:span text:style-name="T708">and practice of the state religion is very often mandatory. </text:span><text:span text:style-name="T709">This structure results in considerable abuses in the vast majority of cases, as becoming a priest is particularly attractive to power-hungry </text:span><text:span text:style-name="T753">individuals</text:span><text:span text:style-name="T709">.</text:span></text:p>
      <text:h text:style-name="P751" text:outline-level="4">Healthcare</text:h>
      <text:p text:style-name="P212">Healthcare <text:span text:style-name="T1527">policies </text:span><text:span text:style-name="T1528">represent the standard of medical care provided to the citizens of </text:span><text:span text:style-name="T1529">your country. </text:span><text:span text:style-name="T1530">The primary effects of Healthcare </text:span><text:span text:style-name="T1532">policies </text:span><text:span text:style-name="T1530">are </text:span><text:span text:style-name="T1531">related to Legitimacy and Happiness, </text:span><text:span text:style-name="T1534">with a </text:span><text:span text:style-name="T1535">very minor effect on tax income</text:span><text:span text:style-name="T1531">.</text:span></text:p>
      <text:p text:style-name="P270">Healthcare policies make no pretense of being co-equal choices that simply favor different play-styles. They are a strict hierarchy in which some policies are outright better than others. This is indicated by the Level <text:span text:style-name="T1538">listed for each healthcare policy. </text:span><text:span text:style-name="T1539">Changing to a healthcare policy with a different Level inflicts a temporary modifier to both Legitimacy and Happiness </text:span><text:span text:style-name="T1540">equal to the Level difference between policies. If upgrading, this is a bonus </text:span><text:span text:style-name="T1541">which decays at one point per turn</text:span><text:span text:style-name="T1540">; if downgrading, this is a penalty </text:span><text:span text:style-name="T1541">which decays at one point per </text:span><text:span text:style-name="T924">twelve</text:span><text:span text:style-name="T157"> strategic turns</text:span><text:span text:style-name="T1540">.</text:span></text:p>
      <text:p text:style-name="P358">A new upgrade bonus to Legitimacy and Happiness cancels out downgrade penalties on a one to one basis. A new downgrade penalty immediately removes any remaining upgrade bonuses before being applied at full force.</text:p>
      <text:p text:style-name="P271"><text:span text:style-name="T1546">Eve</text:span><text:span text:style-name="T1547">ry </text:span><text:span text:style-name="T1549">ten points of Corruption in Healthcare worsens the happiness modifier by one. </text:span><text:span text:style-name="T1552">Every 20 points of Corruption worsens the Legitimacy modifier by one. </text:span><text:span text:style-name="T1553">In addition, each point of corruption is 1% chance of your healthcare policy decaying to its listed decay target; </text:span><text:span text:style-name="T1554">20 Corruption is a 20% decay chance each turn.</text:span></text:p>
      <text:p text:style-name="P570">Healthcare corruption also significantly increases the risk of Disease Outbreak Events.</text:p>
      <table:table table:name="Table17" table:style-name="Table17">
        <table:table-column table:style-name="Table17.A"/>
        <table:table-column table:style-name="Table17.B"/>
        <table:table-column table:style-name="Table17.C"/>
        <table:table-column table:style-name="Table17.D" table:number-columns-repeated="2"/>
        <table:table-column table:style-name="Table17.F"/>
        <table:table-column table:style-name="Table17.G"/>
        <table:table-column table:style-name="Table17.H"/>
        <table:table-row>
          <table:table-cell table:style-name="Table17.A1" office:value-type="string">
            <text:p text:style-name="P515">Policy</text:p>
          </table:table-cell>
          <table:table-cell table:style-name="Table17.A1" office:value-type="string">
            <text:p text:style-name="P515">Requirements</text:p>
          </table:table-cell>
          <table:table-cell table:style-name="Table17.A1" office:value-type="string">
            <text:p text:style-name="P517">Admin Cost</text:p>
          </table:table-cell>
          <table:table-cell table:style-name="Table17.A1" office:value-type="string">
            <text:p text:style-name="P515">Lv.</text:p>
          </table:table-cell>
          <table:table-cell table:style-name="Table17.A1" office:value-type="string">
            <text:p text:style-name="P517">LG</text:p>
          </table:table-cell>
          <table:table-cell table:style-name="Table17.A1" office:value-type="string">
            <text:p text:style-name="P517">Happy</text:p>
          </table:table-cell>
          <table:table-cell table:style-name="Table17.A1" office:value-type="string">
            <text:p text:style-name="P517">Tax </text:p>
          </table:table-cell>
          <table:table-cell table:style-name="Table17.H1" office:value-type="string">
            <text:p text:style-name="P517">Decay Target</text:p>
          </table:table-cell>
        </table:table-row>
        <table:table-row>
          <table:table-cell table:style-name="Table17.A2" office:value-type="string">
            <text:p text:style-name="P515">Universal Morphic Freedom</text:p>
          </table:table-cell>
          <table:table-cell table:style-name="Table17.A2" office:value-type="string">
            <text:p text:style-name="P527">Supportiveness +2<text:line-break/>Inclusivity +2<text:line-break/>Egalitarianism <text:span text:style-name="T1578">≥</text:span><text:span text:style-name="T1727"> </text:span><text:span text:style-name="T1728">+</text:span><text:span text:style-name="T1727">1<text:line-break/></text:span><text:span text:style-name="T1721">Progrssivism </text:span><text:span text:style-name="T1578">≥</text:span><text:span text:style-name="T1727"> </text:span><text:span text:style-name="T1728">+</text:span><text:span text:style-name="T1727">1</text:span></text:p>
          </table:table-cell>
          <table:table-cell table:style-name="Table17.A2" office:value-type="string">
            <text:p text:style-name="P523">5 / Civ Infra</text:p>
          </table:table-cell>
          <table:table-cell table:style-name="Table17.A2" office:value-type="string">
            <text:p text:style-name="P691">6</text:p>
          </table:table-cell>
          <table:table-cell table:style-name="Table17.A2" office:value-type="string">
            <text:p text:style-name="P518">+4</text:p>
          </table:table-cell>
          <table:table-cell table:style-name="Table17.A2" office:value-type="string">
            <text:p text:style-name="P520">+6</text:p>
          </table:table-cell>
          <table:table-cell table:style-name="Table17.A2" office:value-type="string">
            <text:p text:style-name="P629">x1.15</text:p>
          </table:table-cell>
          <table:table-cell table:style-name="Table17.H2" office:value-type="string">
            <text:p text:style-name="P516">Universal Immortality</text:p>
          </table:table-cell>
        </table:table-row>
        <table:table-row>
          <table:table-cell table:style-name="Table17.A2" office:value-type="string">
            <text:p text:style-name="P515">Universal Immortality</text:p>
          </table:table-cell>
          <table:table-cell table:style-name="Table17.A2" office:value-type="string">
            <text:p text:style-name="P528">Supportiveness +2<text:line-break/><text:span text:style-name="T1954">Egalitarianism </text:span><text:span text:style-name="T1578">≥</text:span><text:span text:style-name="T1727"> </text:span><text:span text:style-name="T1728">+</text:span><text:span text:style-name="T1727">1</text:span></text:p>
          </table:table-cell>
          <table:table-cell table:style-name="Table17.A2" office:value-type="string">
            <text:p text:style-name="P524">4 / Civ Infra</text:p>
          </table:table-cell>
          <table:table-cell table:style-name="Table17.A2" office:value-type="string">
            <text:p text:style-name="P691">5</text:p>
          </table:table-cell>
          <table:table-cell table:style-name="Table17.A2" office:value-type="string">
            <text:p text:style-name="P518">+3</text:p>
          </table:table-cell>
          <table:table-cell table:style-name="Table17.A2" office:value-type="string">
            <text:p text:style-name="P520">+4</text:p>
          </table:table-cell>
          <table:table-cell table:style-name="Table17.A2" office:value-type="string">
            <text:p text:style-name="P630">x1.1</text:p>
          </table:table-cell>
          <table:table-cell table:style-name="Table17.H2" office:value-type="string">
            <text:p text:style-name="P516">Universal Healthcare</text:p>
          </table:table-cell>
        </table:table-row>
        <table:table-row>
          <table:table-cell table:style-name="Table17.A2" office:value-type="string">
            <text:p text:style-name="P515">Universal Healthcare</text:p>
          </table:table-cell>
          <table:table-cell table:style-name="Table17.A2" office:value-type="string">
            <text:p text:style-name="P529">Supportiveness <text:span text:style-name="T1578">≥</text:span><text:span text:style-name="T1727"> </text:span><text:span text:style-name="T1728">-</text:span><text:span text:style-name="T1727">1<text:line-break/></text:span><text:span text:style-name="T1721">Egalitarianism </text:span><text:span text:style-name="T1578">≥</text:span><text:span text:style-name="T1727"> </text:span><text:span text:style-name="T1728">-</text:span><text:span text:style-name="T1727">1</text:span></text:p>
          </table:table-cell>
          <table:table-cell table:style-name="Table17.A2" office:value-type="string">
            <text:p text:style-name="P525">3 / Civ Infra</text:p>
          </table:table-cell>
          <table:table-cell table:style-name="Table17.A2" office:value-type="string">
            <text:p text:style-name="P691">4</text:p>
          </table:table-cell>
          <table:table-cell table:style-name="Table17.A2" office:value-type="string">
            <text:p text:style-name="P518">+2</text:p>
          </table:table-cell>
          <table:table-cell table:style-name="Table17.A2" office:value-type="string">
            <text:p text:style-name="P520">+2</text:p>
          </table:table-cell>
          <table:table-cell table:style-name="Table17.A2" office:value-type="string">
            <text:p text:style-name="P631">x1.05</text:p>
          </table:table-cell>
          <table:table-cell table:style-name="Table17.H2" office:value-type="string">
            <text:p text:style-name="P516">Universal Preventative Care</text:p>
          </table:table-cell>
        </table:table-row>
        <table:table-row>
          <table:table-cell table:style-name="Table17.A2" office:value-type="string">
            <text:p text:style-name="P515">Universal Preventative Care</text:p>
          </table:table-cell>
          <table:table-cell table:style-name="Table17.A2" office:value-type="string">
            <text:p text:style-name="P530">Supportiveness <text:span text:style-name="T1578">≥</text:span><text:span text:style-name="T1727"> </text:span><text:span text:style-name="T1728">-</text:span><text:span text:style-name="T1727">1</text:span></text:p>
          </table:table-cell>
          <table:table-cell table:style-name="Table17.A2" office:value-type="string">
            <text:p text:style-name="P526">2 / Civ Infra</text:p>
          </table:table-cell>
          <table:table-cell table:style-name="Table17.A2" office:value-type="string">
            <text:p text:style-name="P691">3</text:p>
          </table:table-cell>
          <table:table-cell table:style-name="Table17.A2" office:value-type="string">
            <text:p text:style-name="P518">+1</text:p>
          </table:table-cell>
          <table:table-cell table:style-name="Table17.A2" office:value-type="string">
            <text:p text:style-name="P521">+1</text:p>
          </table:table-cell>
          <table:table-cell table:style-name="Table17.A2" office:value-type="string">
            <text:p text:style-name="P632">x1</text:p>
          </table:table-cell>
          <table:table-cell table:style-name="Table17.H2" office:value-type="string">
            <text:p text:style-name="P516">Privatized Healthcare</text:p>
          </table:table-cell>
        </table:table-row>
        <table:table-row>
          <table:table-cell table:style-name="Table17.A2" office:value-type="string">
            <text:p text:style-name="P515">Privatized Healthcare</text:p>
          </table:table-cell>
          <table:table-cell table:style-name="Table17.A2" office:value-type="string">
            <text:p text:style-name="P531">Supportiveness <text:span text:style-name="T1588">≤ -</text:span><text:span text:style-name="T1589">1</text:span></text:p>
          </table:table-cell>
          <table:table-cell table:style-name="Table17.A2" office:value-type="string">
            <text:p text:style-name="P523">7 / Civ Infra</text:p>
          </table:table-cell>
          <table:table-cell table:style-name="Table17.A2" office:value-type="string">
            <text:p text:style-name="P691">2</text:p>
          </table:table-cell>
          <table:table-cell table:style-name="Table17.A2" office:value-type="string">
            <text:p text:style-name="P519">+0</text:p>
          </table:table-cell>
          <table:table-cell table:style-name="Table17.A2" office:value-type="string">
            <text:p text:style-name="P522">+<text:span text:style-name="T2004">1</text:span></text:p>
          </table:table-cell>
          <table:table-cell table:style-name="Table17.A2" office:value-type="string">
            <text:p text:style-name="P571"><text:span text:style-name="T1543">x0.9</text:span><text:span text:style-name="T1559">5</text:span></text:p>
          </table:table-cell>
          <table:table-cell table:style-name="Table17.H2" office:value-type="string">
            <text:p text:style-name="P691">Local Practitioners</text:p>
          </table:table-cell>
        </table:table-row>
        <table:table-row>
          <table:table-cell table:style-name="Table17.A2" office:value-type="string">
            <text:p text:style-name="P689">Local Practitioners</text:p>
          </table:table-cell>
          <table:table-cell table:style-name="Table17.A2" office:value-type="string">
            <text:p text:style-name="P532">Supportiveness <text:span text:style-name="T1588">≤ -</text:span><text:span text:style-name="T1589">1</text:span></text:p>
          </table:table-cell>
          <table:table-cell table:style-name="Table17.A2" office:value-type="string">
            <text:p text:style-name="P690">2 / Civ Infra</text:p>
          </table:table-cell>
          <table:table-cell table:style-name="Table17.A2" office:value-type="string">
            <text:p text:style-name="P691">1</text:p>
          </table:table-cell>
          <table:table-cell table:style-name="Table17.A2" office:value-type="string">
            <text:p text:style-name="P519">-<text:span text:style-name="T2004">1</text:span></text:p>
          </table:table-cell>
          <table:table-cell table:style-name="Table17.A2" office:value-type="string">
            <text:p text:style-name="P691">+1</text:p>
          </table:table-cell>
          <table:table-cell table:style-name="Table17.A2" office:value-type="string">
            <text:p text:style-name="P692">x0.9</text:p>
          </table:table-cell>
          <table:table-cell table:style-name="Table17.H2" office:value-type="string">
            <text:p text:style-name="P234"/>
          </table:table-cell>
        </table:table-row>
        <table:table-row>
          <table:table-cell table:style-name="Table17.A2" office:value-type="string">
            <text:p text:style-name="P515">Religious Hospitals</text:p>
          </table:table-cell>
          <table:table-cell table:style-name="Table17.A2" office:value-type="string">
            <text:p text:style-name="P688">Supportiveness -<text:span text:style-name="T2003">2</text:span><text:span text:style-name="T1199"><text:line-break/></text:span><text:span text:style-name="T1177">Progressivism </text:span><text:span text:style-name="T1588">≤ -</text:span><text:span text:style-name="T1589">1</text:span></text:p>
          </table:table-cell>
          <table:table-cell table:style-name="Table17.A2" office:value-type="string">
            <text:p text:style-name="P526">3 / Civ Infra</text:p>
          </table:table-cell>
          <table:table-cell table:style-name="Table17.A2" office:value-type="string">
            <text:p text:style-name="P691">0</text:p>
          </table:table-cell>
          <table:table-cell table:style-name="Table17.A2" office:value-type="string">
            <text:p text:style-name="P519">-<text:span text:style-name="T2004">2</text:span></text:p>
          </table:table-cell>
          <table:table-cell table:style-name="Table17.A2" office:value-type="string">
            <text:p text:style-name="P519">-<text:span text:style-name="T2004">2</text:span></text:p>
          </table:table-cell>
          <table:table-cell table:style-name="Table17.A2" office:value-type="string">
            <text:p text:style-name="P693">x0.85</text:p>
          </table:table-cell>
          <table:table-cell table:style-name="Table17.H2" office:value-type="string">
            <text:p text:style-name="P516"/>
          </table:table-cell>
        </table:table-row>
      </table:table>
      <text:p text:style-name="P151"/>
      <text:p text:style-name="P569"><text:span text:style-name="T1199">Universal Morphic Freedom</text:span><text:line-break/><text:span text:style-name="T1535">Ideological Requirements: </text:span><text:span text:style-name="T1544">Supportiveness and Inclusivity +2, Egalitarianism and Progressivism +1 or higher</text:span><text:span text:style-name="T1535"><text:line-break/>Level: </text:span><text:span text:style-name="T2001">6</text:span><text:span text:style-name="T1535"> | Legitimacy Modifier: </text:span><text:span text:style-name="T1545">+4</text:span><text:span text:style-name="T1535"> | Happiness Modifier: </text:span><text:span text:style-name="T1545">+6 </text:span><text:span text:style-name="T1535">| Tax modifier: </text:span><text:span text:style-name="T1545">x1.15</text:span><text:span text:style-name="T1535"><text:line-break/>Decay Target: </text:span><text:span text:style-name="T1551">Universal Immortality</text:span><text:span text:style-name="T1535"> </text:span><text:span text:style-name="T1537">| Admin Cost: </text:span><text:span text:style-name="T1557">5/Civilian Infrastructure</text:span><text:span text:style-name="T1537"><text:line-break/><text:tab/></text:span><text:span text:style-name="T1555">In the absolute best healthcare systems, not only can people reasonably expect backup bodies in case they get killed, but it’s not too hard to get a customized body that’s either mechanical or biological, depending on preference. This leads to immense internal diversity, putting a fair bit of strain on doctors and requiring a great deal of social efforts to prevent discrimination.</text:span></text:p>
      <text:p text:style-name="P568"><text:span text:style-name="T1199">Universal Immortality</text:span><text:line-break/><text:span text:style-name="T1535">Ideological Requirements: </text:span><text:span text:style-name="T1545">Supportiveness +2, </text:span><text:span text:style-name="T1548">Egalitarianism +1 or higher</text:span><text:span text:style-name="T1535"><text:line-break/>Level: </text:span><text:span text:style-name="T2001">5</text:span><text:span text:style-name="T1535"> | Legitimacy Modifier: </text:span><text:span text:style-name="T1545">+3 </text:span><text:span text:style-name="T1535">| Happiness Modifier: </text:span><text:span text:style-name="T1545">+4 </text:span><text:span text:style-name="T1535">| Tax modifier: </text:span><text:span text:style-name="T1545">x1.1</text:span><text:span text:style-name="T1535"><text:line-break/>Decay Target: </text:span><text:span text:style-name="T1551">Universal Healthcare </text:span><text:span text:style-name="T1537">| Admin Cost: </text:span><text:span text:style-name="T1557">4/Civilian Infrastructure<text:line-break/><text:tab/></text:span><text:span text:style-name="T1564">Taking backups of people’s minds is a well-understood technology by this point, and one with the rather obvious application of resurrecting the deceased. In these systems of healthcare, there are extensive efforts to ensure that death need not be permanent, including ready availability of replacement bodies.</text:span></text:p>
      <text:p text:style-name="P152"/>
      <text:p text:style-name="P695"><text:span text:style-name="T1213">Universal Healthcare</text:span><text:span text:style-name="T1527"><text:line-break/></text:span><text:span text:style-name="T1535">Ideological Requirements: </text:span><text:span text:style-name="T1545">Supportiveness -1 or higher, Egalitarianism -1 or higher</text:span><text:span text:style-name="T1535"><text:line-break/>Level: </text:span><text:span text:style-name="T2001">4</text:span><text:span text:style-name="T1535"> | Legitimacy Modifier: </text:span><text:span text:style-name="T1550">+2 </text:span><text:span text:style-name="T1535">| Happiness Modifier: </text:span><text:span text:style-name="T1550">+2</text:span><text:span text:style-name="T1535"> | Tax modifier: </text:span><text:span text:style-name="T1545">x1.05</text:span><text:span text:style-name="T1535"><text:line-break/>Decay Target: </text:span><text:span text:style-name="T1551">Universal Preventative Care </text:span><text:span text:style-name="T1537">| Admin Cost: </text:span><text:span text:style-name="T1557">3/Civilian Infrastructure<text:line-break/><text:tab/></text:span><text:span text:style-name="T1561">In addition to universal preventative care, there’s now a system of publicly funded hospitals. </text:span><text:span text:style-name="T1562">Now people can get important surgeries and other such interventions </text:span><text:span text:style-name="T1563">in a timely manner.</text:span></text:p>
      <text:p text:style-name="P694"><text:span text:style-name="T1213">Universal Preventative Care</text:span><text:span text:style-name="T1527"><text:line-break/></text:span><text:span text:style-name="T1535">Ideological Requirements: </text:span><text:span text:style-name="T1545">Supportiveness -1 or </text:span><text:span text:style-name="T1556">higher</text:span><text:span text:style-name="T1535"><text:line-break/>Level: </text:span><text:span text:style-name="T2001">3</text:span><text:span text:style-name="T1535"> | Legitimacy Modifier: </text:span><text:span text:style-name="T1550">+1</text:span><text:span text:style-name="T1535"> | Happiness Modifier: </text:span><text:span text:style-name="T1550">+1</text:span><text:span text:style-name="T1535"> | Tax modifier: </text:span><text:span text:style-name="T1545">x1</text:span><text:span text:style-name="T1535"><text:line-break/>Decay Target: </text:span><text:span text:style-name="T1537">Privatized Healthcare | Admin Cost: </text:span><text:span text:style-name="T1742">2</text:span><text:span text:style-name="T1602">/Civilian Infrastructure</text:span><text:span text:style-name="T1537"><text:line-break/><text:tab/></text:span><text:span text:style-name="T1560">As it turns out, making sure everyone gets regular checkups, immunizations, and other such preventative measures does a </text:span><text:span text:style-name="T926">lot</text:span><text:span text:style-name="T160"> to reduce the incidence of more serious issues. That said, actually </text:span><text:span text:style-name="T926">dealing with</text:span><text:span text:style-name="T160"> said serious issues tends to be rather a bit more troublesome.</text:span></text:p>
      <text:p text:style-name="P694"><text:span text:style-name="T1213">Privatized Healthcare</text:span><text:span text:style-name="T1527"><text:line-break/></text:span><text:span text:style-name="T1535">Ideological Requirements: </text:span><text:span text:style-name="T1542">Supportiveness -1 or lower</text:span><text:span text:style-name="T1535"><text:line-break/>Level: </text:span><text:span text:style-name="T2001">2</text:span><text:span text:style-name="T1535"> | Legitimacy Modifier: </text:span><text:span text:style-name="T2002">+0</text:span><text:span text:style-name="T1535"> | Happiness Modifier: </text:span><text:span text:style-name="T1543">+</text:span><text:span text:style-name="T2002">1</text:span><text:span text:style-name="T1535"> | Tax modifier: </text:span><text:span text:style-name="T1543">x0.9</text:span><text:span text:style-name="T1559">5</text:span><text:span text:style-name="T1543"><text:line-break/></text:span><text:span text:style-name="T1536">Admin Cost: </text:span><text:span text:style-name="T1559">7</text:span><text:span text:style-name="T1558">/Civilian Infrastructure</text:span><text:span text:style-name="T1536"><text:line-break/><text:tab/></text:span><text:span text:style-name="T1558">Leaving healthcare up to </text:span><text:span text:style-name="T2005">corporations</text:span><text:span text:style-name="T1558"> </text:span><text:span text:style-name="T1559">might </text:span><text:span text:style-name="T925">seem</text:span><text:span text:style-name="T158"> like a cheap option from the government’s perspective, but that’s wishful thinking. In practice it requires constant regulations and government interventions to prevent the healthcare system from warping into something that horrifically </text:span><text:span text:style-name="T159">abuses the vast majority of citizens.</text:span></text:p>
      <text:p text:style-name="P696"><text:span text:style-name="T530">Local Practitioners</text:span><text:span text:style-name="T497"><text:line-break/></text:span><text:span text:style-name="T501">Ideological Requirements: Supportiveness -1 or lower<text:line-break/>Level: 1 | Legitimacy Modifier: -</text:span><text:span text:style-name="T502">1 | Happiness Modifier: +</text:span><text:span text:style-name="T503">1 | Tax modifier: x0.95<text:line-break/>Admin Cost: 2/Civilian Infrastructure<text:line-break/><text:tab/></text:span><text:span text:style-name="T159"><text:line-break/><text:line-break/></text:span><text:span text:style-name="T529">Religious Hospitals</text:span><text:span text:style-name="T493"><text:line-break/></text:span><text:span text:style-name="T494">Ideological Requirements: </text:span><text:span text:style-name="T495">Supportiveness </text:span><text:span text:style-name="T496">-</text:span><text:span text:style-name="T501">2, Progressivism -1 or lower</text:span><text:span text:style-name="T494"><text:line-break/>Level: </text:span><text:span text:style-name="T497">0 </text:span><text:span text:style-name="T505">(treat as 0.2 for Disease Outbreak occurrence rate)</text:span><text:span text:style-name="T494"> | Legitimacy Modifier: </text:span><text:span text:style-name="T498">-</text:span><text:span text:style-name="T497">2</text:span><text:span text:style-name="T494"> <text:line-break/>Happiness Modifier: -</text:span><text:span text:style-name="T497">2</text:span><text:span text:style-name="T494"> | Tax modifier: </text:span><text:span text:style-name="T498">x</text:span><text:span text:style-name="T497">0.85</text:span><text:span text:style-name="T494"><text:line-break/></text:span><text:span text:style-name="T495">Decay Target: Privatized Healthcare | </text:span><text:span text:style-name="T499">Admin Cost: </text:span><text:span text:style-name="T500">3/Civilian Infrastructure</text:span><text:span text:style-name="T499"><text:line-break/><text:tab/></text:span><text:span text:style-name="T498">Religious groups </text:span><text:span text:style-name="T179">running healthcare tends to have</text:span><text:span text:style-name="T502"> absolutely horrific results, as a priest’s idea of effective medicine is often entirely detached from reality. As such, </text:span><text:span text:style-name="T504">the treatments they prescribe are entirely ineffective at combating disease or healing injuries. Recovery comes down more to luck than anything else.</text:span></text:p>
      <text:h text:style-name="P752" text:outline-level="4">Public Work<text:span text:style-name="T1476">s</text:span></text:h>
      <text:p text:style-name="P233"><text:span text:style-name="T1612">Unlike all other categories where you can only run one policy at a time, </text:span><text:span text:style-name="T1476">P</text:span><text:span text:style-name="T1613">ublic Works </text:span><text:span text:style-name="T1612">policies are more of a </text:span><text:span text:style-name="T931">buffet</text:span><text:span text:style-name="T180">. </text:span><text:span text:style-name="T181">This is because each Public Works policy </text:span><text:span text:style-name="T182">represents a separate piece of public infrastructure. </text:span><text:span text:style-name="T183">Not </text:span><text:span text:style-name="T184">running</text:span><text:span text:style-name="T183"> a </text:span><text:span text:style-name="T184">specific</text:span><text:span text:style-name="T183"> Public Works policy </text:span><text:span text:style-name="T184">doesn’t mean you don’t </text:span><text:span text:style-name="T932">have</text:span><text:span text:style-name="T184"> the relevant piece of infrastructure, it just means it isn’t particularly noteworthy. </text:span><text:span text:style-name="T185">Even without running any specific Public Works policies, it costs four Administrative Capacity </text:span><text:span text:style-name="T186">p</text:span><text:span text:style-name="T185">er Civilian Infrastructure </text:span><text:span text:style-name="T186">at a base level</text:span><text:span text:style-name="T185">.</text:span></text:p>
      <text:p text:style-name="P229"><text:span text:style-name="T184">C</text:span><text:span text:style-name="T185">orruption in Public Works negatively </text:span><text:span text:style-name="T186">a</text:span><text:span text:style-name="T185">ffects </text:span><text:span text:style-name="T187">Happiness, Legitimacy, and the economy. </text:span><text:span text:style-name="T188">Every point of <text:s/>Corruption reduces total Industrial Output and Tax Revenue by 0.5%.</text:span><text:span text:style-name="T187"> </text:span><text:span text:style-name="T188">Every </text:span><text:span text:style-name="T333">ten</text:span><text:span text:style-name="T188"> points of Corruption reduces Happiness by 1. Every </text:span><text:span text:style-name="T333">fifteen </text:span><text:span text:style-name="T188">points of Corruption reduces Legitimacy by one.</text:span></text:p>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236">Public Work</text:p>
          </table:table-cell>
          <table:table-cell table:style-name="Table8.A1" office:value-type="string">
            <text:p text:style-name="P236">Admin Cost</text:p>
          </table:table-cell>
          <table:table-cell table:style-name="Table8.A1" office:value-type="string">
            <text:p text:style-name="P236">Happiness<text:line-break/>Buff</text:p>
          </table:table-cell>
          <table:table-cell table:style-name="Table8.A1" office:value-type="string">
            <text:p text:style-name="P236">Ideology<text:line-break/>Requirements</text:p>
          </table:table-cell>
          <table:table-cell table:style-name="Table8.E1" office:value-type="string">
            <text:p text:style-name="P236">Special Effects</text:p>
          </table:table-cell>
        </table:table-row>
        <table:table-row table:style-name="Table8.1">
          <table:table-cell table:style-name="Table8.A2" office:value-type="string">
            <text:p text:style-name="P236">Public Transit</text:p>
          </table:table-cell>
          <table:table-cell table:style-name="Table8.A2" office:value-type="string">
            <text:p text:style-name="P238"><text:span text:style-name="T1778">1</text:span>/CI</text:p>
          </table:table-cell>
          <table:table-cell table:style-name="Table8.A2" office:value-type="string">
            <text:p text:style-name="P236">+<text:span text:style-name="T1743">1</text:span></text:p>
          </table:table-cell>
          <table:table-cell table:style-name="Table8.A2" office:value-type="string">
            <text:p text:style-name="P236">None</text:p>
          </table:table-cell>
          <table:table-cell table:style-name="Table8.E2" office:value-type="string">
            <text:p text:style-name="P236">x1.05 Industrial Output and Tax Revenue</text:p>
          </table:table-cell>
        </table:table-row>
        <table:table-row table:style-name="Table8.1">
          <table:table-cell table:style-name="Table8.A2" office:value-type="string">
            <text:p text:style-name="P239">Network Access</text:p>
          </table:table-cell>
          <table:table-cell table:style-name="Table8.A2" office:value-type="string">
            <text:p text:style-name="P240"><text:span text:style-name="T1596">2</text:span><text:span text:style-name="T1591">/CI</text:span></text:p>
          </table:table-cell>
          <table:table-cell table:style-name="Table8.A2" office:value-type="string">
            <text:p text:style-name="P239">+<text:span text:style-name="T1743">2</text:span></text:p>
          </table:table-cell>
          <table:table-cell table:style-name="Table8.A2" office:value-type="string">
            <text:p text:style-name="P239">Prog <text:span text:style-name="T1567">≥</text:span> +1 </text:p>
          </table:table-cell>
          <table:table-cell table:style-name="Table8.E2" office:value-type="string">
            <text:p text:style-name="P241"><text:span text:style-name="T1566">x1.1</text:span><text:span text:style-name="T1595">5</text:span><text:span text:style-name="T1566"> Industrial Output </text:span><text:span text:style-name="T1593">and</text:span><text:span text:style-name="T1566"> Tax Revenue.<text:line-break/>Doubles the effects of </text:span><text:span text:style-name="T1744">low</text:span><text:span text:style-name="T1566"> Happiness on Dissent.</text:span></text:p>
          </table:table-cell>
        </table:table-row>
        <table:table-row table:style-name="Table8.1">
          <table:table-cell table:style-name="Table8.A2" office:value-type="string">
            <text:p text:style-name="P242">Job Boards</text:p>
          </table:table-cell>
          <table:table-cell table:style-name="Table8.A2" office:value-type="string">
            <text:p text:style-name="P238"><text:span text:style-name="T1778">0.5</text:span>/CI</text:p>
          </table:table-cell>
          <table:table-cell table:style-name="Table8.A2" office:value-type="string">
            <text:p text:style-name="P242">+1</text:p>
          </table:table-cell>
          <table:table-cell table:style-name="Table8.A2" office:value-type="string">
            <text:p text:style-name="P243">Support <text:span text:style-name="T1568">≥</text:span><text:span text:style-name="T1566"> -1</text:span></text:p>
          </table:table-cell>
          <table:table-cell table:style-name="Table8.E2" office:value-type="string">
            <text:p text:style-name="P244"><text:span text:style-name="T1594">x</text:span><text:span text:style-name="T1593">1.05 </text:span><text:span text:style-name="T1565">Industrial Output and Tax Revenue</text:span></text:p>
          </table:table-cell>
        </table:table-row>
        <table:table-row table:style-name="Table8.1">
          <table:table-cell table:style-name="Table8.A2" office:value-type="string">
            <text:p text:style-name="P245">Social Safety Net</text:p>
          </table:table-cell>
          <table:table-cell table:style-name="Table8.A2" office:value-type="string">
            <text:p text:style-name="P238">2/CI</text:p>
          </table:table-cell>
          <table:table-cell table:style-name="Table8.A2" office:value-type="string">
            <text:p text:style-name="P246"><text:span text:style-name="T1590">+</text:span><text:span text:style-name="T1743">1</text:span></text:p>
          </table:table-cell>
          <table:table-cell table:style-name="Table8.A2" office:value-type="string">
            <text:p text:style-name="P243">Support <text:span text:style-name="T1568">≥</text:span><text:span text:style-name="T1566"> +1</text:span></text:p>
          </table:table-cell>
          <table:table-cell table:style-name="Table8.E2" office:value-type="string">
            <text:p text:style-name="P247"><text:span text:style-name="T1565">x1.05 Industrial Output and Tax Revenue</text:span><text:line-break/>Provides +2 Legitimacy</text:p>
          </table:table-cell>
        </table:table-row>
        <table:table-row table:style-name="Table8.1">
          <table:table-cell table:style-name="Table8.A2" office:value-type="string">
            <text:p text:style-name="P245">Public Housing</text:p>
          </table:table-cell>
          <table:table-cell table:style-name="Table8.A2" office:value-type="string">
            <text:p text:style-name="P238">2/CI</text:p>
          </table:table-cell>
          <table:table-cell table:style-name="Table8.A2" office:value-type="string">
            <text:p text:style-name="P249">+<text:span text:style-name="T1743">1</text:span></text:p>
          </table:table-cell>
          <table:table-cell table:style-name="Table8.A2" office:value-type="string">
            <text:p text:style-name="P243">Support <text:span text:style-name="T1568">≥</text:span><text:span text:style-name="T1566"> +1</text:span></text:p>
          </table:table-cell>
          <table:table-cell table:style-name="Table8.E2" office:value-type="string">
            <text:p text:style-name="P237">x1.05 Industrial Output and Tax Revenue</text:p>
          </table:table-cell>
        </table:table-row>
        <table:table-row table:style-name="Table8.1">
          <table:table-cell table:style-name="Table8.A2" office:value-type="string">
            <text:p text:style-name="P250">Parks</text:p>
          </table:table-cell>
          <table:table-cell table:style-name="Table8.A2" office:value-type="string">
            <text:p text:style-name="P240"><text:span text:style-name="T1592">1</text:span><text:span text:style-name="T1591">/CI</text:span></text:p>
          </table:table-cell>
          <table:table-cell table:style-name="Table8.A2" office:value-type="string">
            <text:p text:style-name="P248">+<text:span text:style-name="T1743">2</text:span></text:p>
          </table:table-cell>
          <table:table-cell table:style-name="Table8.A2" office:value-type="string">
            <text:p text:style-name="P230"><text:span text:style-name="T1597">Egalitarianism </text:span><text:span text:style-name="T1598">&amp;</text:span><text:span text:style-name="T1597"> Inclusivity <text:line-break/>-1 or higher.</text:span></text:p>
          </table:table-cell>
          <table:table-cell table:style-name="Table8.E2" office:value-type="string">
            <text:p text:style-name="P248">None</text:p>
          </table:table-cell>
        </table:table-row>
        <table:table-row table:style-name="Table8.1">
          <table:table-cell table:style-name="Table8.A8" office:value-type="string">
            <text:p text:style-name="P250">Museums</text:p>
          </table:table-cell>
          <table:table-cell table:style-name="Table8.A8" office:value-type="string">
            <text:p text:style-name="P251">1/CI</text:p>
          </table:table-cell>
          <table:table-cell table:style-name="Table8.A8" office:value-type="string">
            <text:p text:style-name="P248">+<text:span text:style-name="T1743">1</text:span></text:p>
          </table:table-cell>
          <table:table-cell table:style-name="Table8.A8" office:value-type="string">
            <text:p text:style-name="P252">None</text:p>
          </table:table-cell>
          <table:table-cell table:style-name="Table8.E8" office:value-type="string">
            <text:p text:style-name="P253">Provides +1 Legitimacy</text:p>
          </table:table-cell>
        </table:table-row>
      </table:table>
      <text:p text:style-name="P680">The economy bonuses provided by most Public Works policies represent the population of the country not needing to struggle as hard for basic survival, and therefore being able to put more of their effort towards genuinely productive endeavors. <text:span text:style-name="T1992">The exception is Network Access; having a comprehensive civilian internet does a lot to boost productivity on its own.</text:span></text:p>
      <text:h text:style-name="P754" text:outline-level="4">Defense</text:h>
      <text:p text:style-name="P210"><text:span text:style-name="T1477">D</text:span>efense <text:span text:style-name="T1533">policies </text:span><text:span text:style-name="T1599">are unique: their cost scales with </text:span><text:span text:style-name="T927">military</text:span><text:span text:style-name="T162"> infrastructure, rather than scaling with </text:span><text:span text:style-name="T927">civilian</text:span><text:span text:style-name="T162"> infrastructure. They dictate </text:span><text:span text:style-name="T164">how people end up in the military, which determines an awful lot about how your forces behave during a war.</text:span></text:p>
      <text:p text:style-name="P228"><text:span text:style-name="T164">C</text:span><text:span text:style-name="T6">orruption in your Defense Policy makes your military worse at actually fighting a war. Each point of Corruption does the following:<text:line-break/>-Increase ship build/repair/refit time and cost by 1%, stacking linearly<text:line-break/>-Make it so that 1% of Supplies “gets lost” each time they’re loaded on or off a ship, stacking linearly<text:line-break/>--</text:span><text:span text:style-name="T492">This also applies for Supplies moved via civilian transport</text:span><text:span text:style-name="T6"><text:line-break/>-Reduce the attack power of your Ground Forces by 1%, stacking linearly</text:span></text:p>
      <text:p text:style-name="P40">Every ten points of Corruption in your Defense policy reduces the Morale of ship crews by one.</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55">Policy</text:p>
          </table:table-cell>
          <table:table-cell table:style-name="Table18.A1" office:value-type="string">
            <text:p text:style-name="P155">Requirements</text:p>
          </table:table-cell>
          <table:table-cell table:style-name="Table18.A1" office:value-type="string">
            <text:p text:style-name="P155">Admin Cost</text:p>
          </table:table-cell>
          <table:table-cell table:style-name="Table18.D1" office:value-type="string">
            <text:p text:style-name="P155">Effect</text:p>
          </table:table-cell>
        </table:table-row>
        <table:table-row>
          <table:table-cell table:style-name="Table18.A2" office:value-type="string">
            <text:p text:style-name="P533">Volunteer Professional Force</text:p>
          </table:table-cell>
          <table:table-cell table:style-name="Table18.A2" office:value-type="string">
            <text:p text:style-name="P536">None</text:p>
          </table:table-cell>
          <table:table-cell table:style-name="Table18.A2" office:value-type="string">
            <text:p text:style-name="P540">5 / Mil Infra</text:p>
          </table:table-cell>
          <table:table-cell table:style-name="Table18.D2" office:value-type="string">
            <text:p text:style-name="P545">Increases Ground Force quality by 1<text:line-break/>Increases Crew Morale by 1</text:p>
          </table:table-cell>
        </table:table-row>
        <table:table-row>
          <table:table-cell table:style-name="Table18.A2" office:value-type="string">
            <text:p text:style-name="P533">Send in the Killbots</text:p>
          </table:table-cell>
          <table:table-cell table:style-name="Table18.A2" office:value-type="string">
            <text:p text:style-name="P536">None</text:p>
          </table:table-cell>
          <table:table-cell table:style-name="Table18.A2" office:value-type="string">
            <text:p text:style-name="P540">5 / Mil Infra</text:p>
          </table:table-cell>
          <table:table-cell table:style-name="Table18.D2" office:value-type="string">
            <text:p text:style-name="P546">Forces exclusive use of Automaton crew, bans normal Ground Force recruitment. Spend Military Production to <text:span text:style-name="T1955">instantly </text:span>spawn killer robot Ground Forces.</text:p>
          </table:table-cell>
        </table:table-row>
        <table:table-row>
          <table:table-cell table:style-name="Table18.A2" office:value-type="string">
            <text:p text:style-name="P533">Universal Compulsory Service</text:p>
          </table:table-cell>
          <table:table-cell table:style-name="Table18.A2" office:value-type="string">
            <text:p text:style-name="P536">Inclusivity <text:span text:style-name="T1568">≥</text:span><text:span text:style-name="T1566"> +1</text:span><text:line-break/>Egalitarianism <text:span text:style-name="T1568">≥</text:span><text:span text:style-name="T1566"> +1</text:span></text:p>
          </table:table-cell>
          <table:table-cell table:style-name="Table18.A2" office:value-type="string">
            <text:p text:style-name="P541">6 / Mil Infra</text:p>
          </table:table-cell>
          <table:table-cell table:style-name="Table18.D2" office:value-type="string">
            <text:p text:style-name="P547">Requires large-scale training of Ground Forces during peacetime while limiting retention. During wars, the retention limit is lifted and Ground Force recruitment is x4.</text:p>
          </table:table-cell>
        </table:table-row>
        <table:table-row>
          <table:table-cell table:style-name="Table18.A2" office:value-type="string">
            <text:p text:style-name="P533">Conscript Levies</text:p>
          </table:table-cell>
          <table:table-cell table:style-name="Table18.A2" office:value-type="string">
            <text:p text:style-name="P539">Supportiveness <text:span text:style-name="T1588">≤ -</text:span><text:span text:style-name="T1589">1</text:span><text:line-break/>Egalitarianism <text:span text:style-name="T1588">≤ -</text:span><text:span text:style-name="T1589">1</text:span></text:p>
          </table:table-cell>
          <table:table-cell table:style-name="Table18.A2" office:value-type="string">
            <text:p text:style-name="P542">2 / Mil Infra</text:p>
          </table:table-cell>
          <table:table-cell table:style-name="Table18.D2" office:value-type="string">
            <text:p text:style-name="P548">Lets boot camps train 16 units of -3 Ground Forces per turn. <text:span text:style-name="T1956">Unlocks Brainwashed crew.</text:span></text:p>
          </table:table-cell>
        </table:table-row>
        <table:table-row>
          <table:table-cell table:style-name="Table18.A2" office:value-type="string">
            <text:p text:style-name="P534">Soldier Caste</text:p>
          </table:table-cell>
          <table:table-cell table:style-name="Table18.A2" office:value-type="string">
            <text:p text:style-name="P537">Egalitarianism -2</text:p>
          </table:table-cell>
          <table:table-cell table:style-name="Table18.A2" office:value-type="string">
            <text:p text:style-name="P543">10 / Mil Infra</text:p>
          </table:table-cell>
          <table:table-cell table:style-name="Table18.D2" office:value-type="string">
            <text:p text:style-name="P538">+2 Ground Force Quality, halves Ground Force recruitment rate.</text:p>
          </table:table-cell>
        </table:table-row>
        <table:table-row>
          <table:table-cell table:style-name="Table18.A2" office:value-type="string">
            <text:p text:style-name="P535">Mercenary Forces</text:p>
          </table:table-cell>
          <table:table-cell table:style-name="Table18.A2" office:value-type="string">
            <text:p text:style-name="P539">None</text:p>
          </table:table-cell>
          <table:table-cell table:style-name="Table18.A2" office:value-type="string">
            <text:p text:style-name="P544">3 / Mil Infra</text:p>
          </table:table-cell>
          <table:table-cell table:style-name="Table18.D2" office:value-type="string">
            <text:p text:style-name="P549">Reduces trained Ground Force quality by 2. <text:span text:style-name="T1957">Spend Military Spending to instantly spawn mercenary Ground Forces.</text:span></text:p>
          </table:table-cell>
        </table:table-row>
      </table:table>
      <text:p text:style-name="P158"/>
      <text:p text:style-name="P302"><text:span text:style-name="T1199">Volunteer Professional Force</text:span><text:line-break/><text:span text:style-name="T1599">Ideological Requirements: </text:span><text:span text:style-name="T1601">None</text:span><text:span text:style-name="T1599"> | Admin Cost: </text:span><text:span text:style-name="T1603">5/Military Infrastructure</text:span><text:span text:style-name="T1599"><text:line-break/><text:tab/>Volunteer professional forces are there because they</text:span><text:span text:style-name="T927"> want</text:span><text:span text:style-name="T162"> to be there. </text:span><text:span text:style-name="T163">As a result, the quality of Ground Forces is increased by 1, and Crew has base Morale one point higher. </text:span><text:span text:style-name="T487">This does not affect upkeep </text:span><text:span text:style-name="T490">expenses</text:span><text:span text:style-name="T487">.</text:span></text:p>
      <text:p text:style-name="P25"/>
      <text:p text:style-name="P261"><text:span text:style-name="T522">Send in the Killbots</text:span><text:span text:style-name="T163"><text:line-break/>Ideological Requirements: </text:span><text:span text:style-name="T194">None</text:span><text:span text:style-name="T163"> | Admin Cost: </text:span><text:span text:style-name="T195">5/Military Infrastructure</text:span><text:span text:style-name="T163"> <text:line-break/><text:tab/>Why waste sophont lives as soldiers when you could just drown the enemy in endless waves of metal? </text:span><text:span text:style-name="T196">Use of this policy forces the use of </text:span><text:span text:style-name="T197">Automaton</text:span><text:span text:style-name="T196"> crew exclusively, and </text:span><text:span text:style-name="T199">locks you out of normal Ground Force recruitment.</text:span><text:span text:style-name="T196"> </text:span></text:p>
      <text:p text:style-name="P260"><text:span text:style-name="T199"><text:tab/></text:span><text:span text:style-name="T196">In exchange you don’t need boot camps; spend </text:span><text:span text:style-name="T294">six</text:span><text:span text:style-name="T196"> units of </text:span><text:span text:style-name="T305">Military Production</text:span><text:span text:style-name="T196"> at one of your colonies and instantly churn out a unit of </text:span><text:span text:style-name="T199">-</text:span><text:span text:style-name="T200">1</text:span><text:span text:style-name="T196"> Ground Forces, ready for immediate usage. </text:span><text:span text:style-name="T199">For double the price, you can manufacture Killbots of +</text:span><text:span text:style-name="T200">1</text:span><text:span text:style-name="T199"> quality.</text:span><text:span text:style-name="T196"> </text:span><text:span text:style-name="T198">Killbot armies have </text:span><text:span text:style-name="T488">reduced upkeep compared to r</text:span><text:span text:style-name="T198">egular Ground Forces, since they don’t need to be paid. -</text:span><text:span text:style-name="T488">1 Killbots require 2.5 M$ per unit, while +1 Killbots require </text:span><text:span text:style-name="T512">5</text:span><text:span text:style-name="T488"> M$ per unit.</text:span></text:p>
      <text:p text:style-name="P572"><text:span text:style-name="T1207">Universal Compulsory Service</text:span><text:span text:style-name="T1614"><text:line-break/></text:span><text:span text:style-name="T1615">Ideological Requirements: </text:span><text:span text:style-name="T1616">Inclusivity </text:span><text:span text:style-name="T1617">and Egalitarianism</text:span><text:span text:style-name="T1616"> -1 or higher </text:span><text:span text:style-name="T1615">| Admin Cost: </text:span><text:span text:style-name="T1603">6/Military Infrastructure</text:span><text:span text:style-name="T1615"><text:line-break/><text:tab/></text:span><text:span text:style-name="T1618">The idea is quite simple: Mandate that everyone spend some time in the military, ensuring that if a war comes knocking you’ve got </text:span><text:span text:style-name="T1619">plenty of reservists to call up in fairly short order. During peacetime you are </text:span><text:span text:style-name="T933">required</text:span><text:span text:style-name="T190"> to train </text:span><text:span text:style-name="T508">30</text:span><text:span text:style-name="T190"> unit</text:span><text:span text:style-name="T506">s</text:span><text:span text:style-name="T190"> of Ground Forces per turn for every </text:span><text:span text:style-name="T506">point of</text:span><text:span text:style-name="T190"> Civilian Infrastructure in your country, also during peacetime you can only </text:span><text:span text:style-name="T933">keep</text:span><text:span text:style-name="T190"> </text:span><text:span text:style-name="T509">3</text:span><text:span text:style-name="T507">60</text:span><text:span text:style-name="T190"> unit</text:span><text:span text:style-name="T507">s</text:span><text:span text:style-name="T190"> of Ground Forces per </text:span><text:span text:style-name="T507">point of</text:span><text:span text:style-name="T190"> Civilian Infrastructure, </text:span><text:span text:style-name="T191">with the rest automatically disbanding back into the civilian population</text:span><text:span text:style-name="T190">.</text:span></text:p>
      <text:p text:style-name="P272"><text:span text:style-name="T190"><text:tab/></text:span><text:span text:style-name="T191">If you’ve been doing this for the last </text:span><text:span text:style-name="T306">24</text:span><text:span text:style-name="T191"> Strategic Turns, then during a war you multiply your rate of Ground Forces </text:span><text:span text:style-name="T189">recruitment by</text:span><text:span text:style-name="T510"> </text:span><text:span text:style-name="T511">six</text:span><text:span text:style-name="T189">. This buff only applies up to the standard </text:span><text:span text:style-name="T510">of</text:span><text:span text:style-name="T189"> training you were giving your troops during </text:span><text:span text:style-name="T510">the last 24 turns </text:span><text:span text:style-name="T511">of peace</text:span><text:span text:style-name="T189">. </text:span><text:span text:style-name="T489">These conscripts are paid at the regular rate.</text:span></text:p>
      <text:p text:style-name="P273"><text:span text:style-name="T1208">Conscript</text:span><text:span text:style-name="T1207"> Levies</text:span><text:span text:style-name="T1614"><text:line-break/></text:span><text:span text:style-name="T1615">Ideological Requirements: </text:span><text:span text:style-name="T1620">Supportiveness and Egalitarianism -1 or lower</text:span><text:span text:style-name="T1615">| Admin Cost: </text:span><text:span text:style-name="T1603">2/Military Infrastructure</text:span><text:span text:style-name="T1615"><text:line-break/><text:tab/></text:span><text:span text:style-name="T1621">Hey you, yes you! Are you well and truly desperate for manpower? Then we’ve got </text:span><text:span text:style-name="T1622">the solution for you! Grab random people off the street, shove a rifle into their hands, and ship them off to the front. </text:span><text:span text:style-name="T1623">When running this policy, your boot camps gain the ability to train 16 units of -3 quality Ground Forces per turn. </text:span><text:span text:style-name="T1996">Conscript Levies </text:span><text:span text:style-name="T1999">charge the normal upkeep rate for -</text:span><text:span text:style-name="T2000">2 quality Ground Forces.</text:span><text:span text:style-name="T1623"> </text:span><text:span text:style-name="T1666">This policy enables the use of Brainwashed cre</text:span><text:span text:style-name="T1779">w.</text:span></text:p>
      <text:p text:style-name="P309"><text:span text:style-name="T1209">Soldier Caste</text:span><text:span text:style-name="T1624"><text:line-break/></text:span><text:span text:style-name="T1615">Ideological Requirements: </text:span><text:span text:style-name="T1625">Egalitarianism -2</text:span><text:span text:style-name="T1615"> | Admin Cost: </text:span><text:span text:style-name="T1626">10/Military Infrastructure</text:span><text:span text:style-name="T1615"><text:line-break/><text:tab/></text:span><text:span text:style-name="T1627">In these systems, you only get to </text:span><text:span text:style-name="T1628">join the military if you were born to it. The life-long training gives Ground Forces a +</text:span><text:span text:style-name="T1713">2</text:span><text:span text:style-name="T1628"> quality boost, but halves the rate at which they can be recruited.<text:line-break/></text:span><text:span text:style-name="T1522"> </text:span><text:span text:style-name="T1628"><text:line-break/></text:span><text:span text:style-name="T1210">Mercenary Forces</text:span><text:span text:style-name="T1629"><text:line-break/></text:span><text:span text:style-name="T1615">Ideological Requirements: </text:span><text:span text:style-name="T1630">None</text:span><text:span text:style-name="T1615"> | Admin Cost: </text:span><text:span text:style-name="T1626">3/Military Infrastructure</text:span><text:span text:style-name="T1615"><text:line-break/><text:tab/></text:span><text:span text:style-name="T1631">Does your army suck massively? Then throw money at the problem until the mercenaries get rid of it </text:span><text:span text:style-name="T934">for</text:span><text:span text:style-name="T1631"> you. </text:span><text:span text:style-name="T1632">The quality of Ground Forces you </text:span><text:span text:style-name="T935">train</text:span><text:span text:style-name="T1632"> is reduced by two, but you gain a special ability. </text:span><text:span text:style-name="T1633">Spend </text:span><text:span text:style-name="T1997">twenty</text:span><text:span text:style-name="T1633"> </text:span><text:span text:style-name="T1757">Military Spending</text:span><text:span text:style-name="T1633"> </text:span><text:span text:style-name="T1634">on one of your colonies, and a unit of Mercenaries with +1 Quality will spawn. </text:span><text:span text:style-name="T1635">For double the price, you can instead get Mercenaries with +3 Quality. </text:span><text:span text:style-name="T1636">Mercenary units </text:span><text:span text:style-name="T1998">must be paid every turn, or else they will disband.</text:span></text:p>
      <text:h text:style-name="P728" text:outline-level="2" text:is-list-header="true">Politics Phase (Fullplay Only)</text:h>
      <text:p text:style-name="P317"><text:tab/><text:span text:style-name="T1677">During the Politics phase, players </text:span><text:span text:style-name="T1678">handle all the nitty-gritty of actually running a country. </text:span><text:span text:style-name="T1679">Changing policies, signing treaties, and </text:span><text:span text:style-name="T1680">checking if you’re going to have a Revolution all take place during this phase.</text:span></text:p>
      <text:h text:style-name="P735" text:outline-level="3">Country Name Changes</text:h>
      <text:p text:style-name="P325">You can rename your country at any time. Under normal circumstances, doing this generates 2 Dissent. If you’ve just changed government types or had a revolution, you can rename your country<text:span text:style-name="T886"> once</text:span> without generating Dissent.</text:p>
      <text:h text:style-name="P736" text:outline-level="3">Ideology Changes</text:h>
      <text:p text:style-name="P649">How you change ideology differs based on your government’s Authority Type.</text:p>
      <text:section text:style-name="Sect3" text:name="Section4">
        <text:p text:style-name="P639"><text:span text:style-name="T1871">In </text:span><text:span text:style-name="T1218">Autocratic</text:span><text:span text:style-name="T1871"> governments, you can change your ideology to whatever you damn well please; you’re the boss after all. However, </text:span><text:span text:style-name="T1872">each point by which you change your ideology in this manner generates one point of dissent. </text:span><text:span text:style-name="T1873">This will drift towards </text:span><text:span text:style-name="T1874">your target </text:span><text:span text:style-name="T1875">d</text:span><text:span text:style-name="T1874">issent at the normal rate.</text:span></text:p>
        <text:p text:style-name="P641"><text:span text:style-name="T1885">Collective</text:span><text:span text:style-name="T1886"> governments behave similarly to Elected governments, but without the election cycle. At any time, you can spend dissent to change your ideology; one dissent spent changes ideology by one point. You can spend a maximum of one dissent per turn in this manner.</text:span></text:p>
        <text:p text:style-name="P667"/>
        <text:p text:style-name="P667"/>
        <text:p text:style-name="P667"/>
        <text:p text:style-name="P667"/>
        <text:p text:style-name="P667"/>
        <text:p text:style-name="P642"><text:span text:style-name="T1876">In </text:span><text:span text:style-name="T1219">Elected</text:span><text:span text:style-name="T1876"> governments, opportunities to change your Ideology are limited by the election cycle. </text:span><text:span text:style-name="T1877">Every 24</text:span><text:span text:style-name="T1878"> turns, there is an election. If within the first 24 turns of the game, you can “call the election early”, representing </text:span><text:span text:style-name="T1879">an election cycle that’s not synchronized with the game. </text:span><text:span text:style-name="T1880">During an election, you spend dissent to change your ideology; one dissent spent is one point of ideology changed.</text:span></text:p>
        <text:p text:style-name="P640"><text:span text:style-name="T1881">If you have four or more </text:span><text:span text:style-name="T1882">d</text:span><text:span text:style-name="T1881">issent left after the election, or change ideology by more than three points, the election was Contentious. </text:span><text:span text:style-name="T1882">How bad this is depends on the Discontent Factor; to get this, subtract 2 from remaining dissent, subtract 2 from change in ideology, and take the higher of the two. Until the next election, your Legitimacy is reduced by the Discontent Factor, while your target dissent is </text:span><text:span text:style-name="T1883">increased</text:span><text:span text:style-name="T1884"> by the Discontent Factor.</text:span></text:p>
      </text:section>
      <text:h text:style-name="P737" text:outline-level="3">Government Type Changes</text:h>
      <text:section text:style-name="Sect3" text:name="Section5">
        <text:p text:style-name="P333"><text:span text:style-name="T1887">T</text:span>he circumstances under which <text:span text:style-name="T1888">your government type can change are tightly constrained. </text:span><text:span text:style-name="T1889">In the vast majority of situations, you </text:span><text:span text:style-name="T959">cannot</text:span><text:span text:style-name="T356"> willingly change government types.</text:span></text:p>
        <text:p text:style-name="P334"><text:span text:style-name="T6">One circumstance in which you can change government types is if your ideology drifts outside the allowed bounds for your government type. </text:span><text:span text:style-name="T357">Under these circumstances you are </text:span><text:span text:style-name="T960">forced </text:span><text:span text:style-name="T357">to change to a government </text:span><text:span text:style-name="T358">type which your new ideology allows, and which you meet the requirements for. </text:span><text:span text:style-name="T359">This takes 1d6 turns to complete </text:span><text:span text:style-name="T360">(2d6 if switching to Overmind, Engineered Republic, or Mental Gestalt)</text:span><text:span text:style-name="T359">.</text:span></text:p>
        <text:p text:style-name="P643"><text:span text:style-name="T359">A</text:span><text:span text:style-name="T6">nother circumstance in which you can change government types is Democratization. Elective Monarchies, Hereditary Monarchies, Strongman Dictatorships, Professional Rulers, Overminds, </text:span><text:span text:style-name="T361">Professional Councils, Military Regimes, and Engineered Republics can all Democratize at will, provided Egalitarianism is -1 or higher.</text:span></text:p>
        <text:p text:style-name="P335"><text:span text:style-name="T361">D</text:span><text:span text:style-name="T6">emocratization changes your government type to either Parliamentary or Presidential Republic, with any modifiers you both want </text:span><text:span text:style-name="T886">and</text:span><text:span text:style-name="T6"> meet the requirements for. </text:span><text:span text:style-name="T362">You may also opt to democratize into a Council Republic, provided your country is not federalized </text:span><text:span text:style-name="T458">and meets other requirements</text:span><text:span text:style-name="T362">. </text:span><text:span text:style-name="T450">Democratization</text:span><text:span text:style-name="T363"> takes 1d6 turns to complete.</text:span></text:p>
        <text:p text:style-name="P336"><text:span text:style-name="T6">A Strongman Dictatorship or Professional Ruler that has gone through two smooth successions (and meets the ideological requirements) can become a Hereditary or Elective Monarchy at will. If Federalized, the Hereditary Monarchy option is replaced with becoming a Feudal Realm. </text:span><text:span text:style-name="T364">This takes 2 turns to complete.</text:span></text:p>
        <text:p text:style-name="P38">A Hereditary or Elective Monarchy with colonies in at least 7 star systems can become a Feudal Realm at will. This takes 1d6 turns to complete.</text:p>
        <text:p text:style-name="P337"><text:span text:style-name="T6">A Hereditary Monarchy or Feudal System with no heirs and a current ruler with only 1 Survival Point can become an Elective Monarchy at will. This counts as changing a policy for </text:span><text:span text:style-name="T515">ALL</text:span><text:span text:style-name="T532"> purposes.</text:span></text:p>
        <text:p text:style-name="P5">An Elective Monarchy in which the current ruler has been in charge for at least 36 turns can become a Hereditary Monarchy at will. If federalized, the country instead becomes a Feudal Realm.</text:p>
        <text:p text:style-name="P3">Strongman Dictatorships and Professional Rulers can turn into each other for free any time they change rulers without a succession crisis, provided they meet the ideological requirements. <text:span text:style-name="T1829">This specific change </text:span><text:span text:style-name="T1214">DOES NOT </text:span><text:span text:style-name="T1829">inflict the usual penalties to Legitimacy and Dissent.</text:span></text:p>
        <text:p text:style-name="P338"><text:span text:style-name="T532">If an Elected government has had three Contentious Elections in a row, and the current Discontent Factor is four or worse, you can change to being a Strongman Dictatorship, </text:span><text:span text:style-name="T574">Aristocratic Republic, or (Autocratic) Military Regime at any time. This takes 1d6 turns to complete.</text:span></text:p>
        <text:p text:style-name="P4">A Professional Ruler can switch to a Professional Council at will. This takes 12 turns at base, minus the current number of heirs.</text:p>
        <text:p text:style-name="P339"><text:span text:style-name="T532">A Professional Ruler or Professional Council can change to an Overmind or </text:span><text:span text:style-name="T575">Engineered Republic at will, provided they meet the requirements. This takes 2d6 turns to complete.</text:span></text:p>
        <text:p text:style-name="P340"><text:span text:style-name="T575">A </text:span><text:span text:style-name="T532">Council Republic that meets requirements can become a Mental Gestalt at will. This takes 2d6 turns to complete. </text:span><text:span text:style-name="T576">This specific change </text:span><text:span text:style-name="T524">DOES NOT </text:span><text:span text:style-name="T576">inflict the usual penalties to Legitimacy and Dissent.</text:span></text:p>
        <text:p text:style-name="P43"/>
      </text:section>
      <text:p text:style-name="P650"><text:soft-page-break/><text:span text:style-name="T459">Changing </text:span><text:span text:style-name="T365">government types</text:span><text:span text:style-name="T459"> </text:span><text:span text:style-name="T366">usually </text:span><text:span text:style-name="T367">causes a temporary penalty of -1d</text:span><text:span text:style-name="T365">4</text:span><text:span text:style-name="T367"> Legitimacy and +1d</text:span><text:span text:style-name="T365">4</text:span><text:span text:style-name="T367"> Dissent. </text:span><text:span text:style-name="T365">If changing from an Elected or Collective government to an Autocratic one, these penalties are increased to 2d4 for each roll.</text:span><text:span text:style-name="T367"> The Legitimacy penalty goes away at a rate of 1 point per turn, but the Dissent </text:span><text:span text:style-name="T368">penalty drifts at the normal rate for your Political education. </text:span><text:span text:style-name="T369">This </text:span><text:span text:style-name="T451">penalty</text:span><text:span text:style-name="T369"> </text:span><text:span text:style-name="T818">does not apply</text:span><text:span text:style-name="T369"> if government type was changed via revolution.</text:span></text:p>
      <text:h text:style-name="P738" text:outline-level="3" text:is-list-header="true">Policy Changes</text:h>
      <text:p text:style-name="P669">Changing your country’s policies is something which can be freely done, so long as you have the Debate Capacity available. <text:span text:style-name="T1832">For most policies it’s fairly simple; </text:span><text:span text:style-name="T1833">start paying the new policy’s administrative capacity cost, stop paying the old one, and after a </text:span><text:span text:style-name="T1834">number of turns equal to your Legislation Time the policy change is complete. Each policy change requires one unit of </text:span><text:span text:style-name="T1835">Debate Capacity while it’s being worked on, which is a finite resource for most government types.</text:span></text:p>
      <text:p text:style-name="P670">While changing policies, you <text:span text:style-name="T886">cannot</text:span><text:span text:style-name="T6"> underpay the admin capacity cost </text:span><text:span text:style-name="T347">for the Policy you’re changing to. Doing so scuppers the entire process </text:span><text:span text:style-name="T348">and forces you to start over</text:span><text:span text:style-name="T347">.</text:span></text:p>
      <text:p text:style-name="P668"><text:span text:style-name="T347">P</text:span><text:span text:style-name="T6">roduction and Stratification policies are </text:span><text:span text:style-name="T349">particularly hard to change; while doing so you must pay the full Admin Capacity cost for </text:span><text:span text:style-name="T955">both</text:span><text:span text:style-name="T349"> the new and the old policy. In addition, </text:span><text:span text:style-name="T350">doing so takes three times the normal Legislation Time for Production Policies, and </text:span><text:span text:style-name="T956">five</text:span><text:span text:style-name="T350"> times the normal Legislation Time for Stratification Policies.</text:span></text:p>
      <text:p text:style-name="P668"><text:span text:style-name="T351">If a change to your ideology makes it so you no longer qualify for </text:span><text:span text:style-name="T353">one of your policies, you are </text:span><text:span text:style-name="T957">required</text:span><text:span text:style-name="T353"> to begin changing to an allowed policy as soon as Debate Capacity is available.</text:span></text:p>
      <text:h text:style-name="P739" text:outline-level="3">Events</text:h>
      <text:p text:style-name="P341"><text:span text:style-name="T1890">T</text:span>here are any number of problems that can come up for a country. <text:span text:style-name="T1891">There are also a wide variety of unforeseen opportunities.</text:span></text:p>
      <text:p text:style-name="P342"><text:span text:style-name="T1891">A</text:span>ll Events have a chance to occur each turn based on the state of the country <text:span text:style-name="T1892">in question. </text:span><text:span text:style-name="T1893">Each event can only happen once per turn, but there’s no limit on the number of turns in a row </text:span><text:span text:style-name="T1894">a given event can happen, or on the number of </text:span><text:span text:style-name="T961">different</text:span><text:span text:style-name="T370"> events that can happen during a single turn.</text:span></text:p>
      <text:h text:style-name="P755" text:outline-level="4">Negative Events</text:h>
      <text:p text:style-name="P139"><text:span text:style-name="T1836">S</text:span>candal<text:line-break/><text:span text:style-name="T1261">Chance to </text:span><text:span text:style-name="T1262">O</text:span><text:span text:style-name="T1261">ccur:</text:span><text:span text:style-name="T1116"> </text:span><text:span text:style-name="T1123">0.</text:span><text:span text:style-name="T1141">1</text:span><text:span text:style-name="T1116">% per total Corruption<text:line-break/></text:span><text:span text:style-name="T1263">Effect:</text:span><text:span text:style-name="T1117"> </text:span><text:span text:style-name="T1118">Inflicts a -</text:span><text:span text:style-name="T1142">2d4</text:span><text:span text:style-name="T1118"> Legitimacy penalty</text:span><text:span text:style-name="T1119">. </text:span><text:span text:style-name="T1120">Every </text:span><text:span text:style-name="T1126">10</text:span><text:span text:style-name="T1122">0</text:span><text:span text:style-name="T1120"> total Corruption worsens this penalty by </text:span><text:span text:style-name="T1121">one</text:span><text:span text:style-name="T1120">. </text:span><text:span text:style-name="T1123">At base, this penalty recovers at a rate of one per three turns. Legitimacy penalties from Scandals do not stack.</text:span><text:span text:style-name="T1120"><text:line-break/></text:span><text:span text:style-name="T1264">Resolution:</text:span><text:span text:style-name="T1121"> </text:span><text:span text:style-name="T1123">Work on the Scandal with one unit of Debate Capacity for turns equal to your Legislation Time. </text:span><text:span text:style-name="T1124">When complete, the Legitimacy penalty from the Scandal goes away.<text:line-break/></text:span><text:span text:style-name="T1265">Special:</text:span><text:span text:style-name="T1125"> If your country is using the Show Trials Justice Policy, Scandals instead grant a flat +1d4 temporary Legitimacy. This temporary Legitimacy decays at a rate of 1 per turn, and does not stack. In addition, you can dispose of an heir for free if you’re using an applicable government type.</text:span></text:p>
      <text:p text:style-name="P139"/>
      <text:p text:style-name="P140">Economic Crash<text:line-break/><text:span text:style-name="T1266">Chance to Occur:</text:span><text:span text:style-name="T1127"> </text:span><text:span text:style-name="T1180">Base 1% + </text:span><text:span text:style-name="T1127">0.</text:span><text:span text:style-name="T1179">1</text:span><text:span text:style-name="T1127">% per Production Corruption, modified </text:span><text:span text:style-name="T1129">depending on</text:span><text:span text:style-name="T1127"> Production Policy<text:line-break/>Slavery: </text:span><text:span text:style-name="T1128">x</text:span><text:span text:style-name="T1130">0.2</text:span><text:span text:style-name="T1128"> | </text:span><text:span text:style-name="T1127">Laissez-Faire: </text:span><text:span text:style-name="T1128">x</text:span><text:span text:style-name="T1130">2</text:span><text:span text:style-name="T1128"> | Regulated Capitalism: x1 | Central Planning: x</text:span><text:span text:style-name="T1131">1.5</text:span><text:span text:style-name="T1128"><text:line-break/>Market Socialism: x</text:span><text:span text:style-name="T1130">0.8</text:span><text:span text:style-name="T1128"> | Clanking Replicator: x</text:span><text:span text:style-name="T1130">0.5<text:line-break/></text:span><text:span text:style-name="T1267">Effect:</text:span><text:span text:style-name="T1132"> Roll 2d12, and convert the result to a percentage (a total roll of 9 = 9%). You take a percent penalty to Industrial Output and Tax Revenue equal to the percentage rolled. </text:span><text:span text:style-name="T1133">At base, this recovers by 1% every three turns.<text:line-break/></text:span><text:span text:style-name="T1268">Resolution:</text:span><text:span text:style-name="T1133"> Work on the Economic Crash with one unit of Debate Capacity for turns equal to your Legislation Time. When complete, the recovery rate accelerates to 2% per turn.</text:span></text:p>
      <text:p text:style-name="P145">Political Radicalization<text:line-break/><text:span text:style-name="T1269">Ch</text:span><text:span text:style-name="T1270">ance to Occur:</text:span><text:span text:style-name="T1134"> </text:span><text:span text:style-name="T1182">Base 1% + </text:span><text:span text:style-name="T1134">0.</text:span><text:span text:style-name="T1140">1</text:span><text:span text:style-name="T1134">% per Enforcement, Justice, or Stratification Corruption.<text:line-break/></text:span><text:span text:style-name="T1271">Effect:</text:span><text:span text:style-name="T1135"> </text:span><text:span text:style-name="T1138">Dissent starts increasing at a rate of 1 per three Strategic Turns. Your Political Education works against this at its normal rate. The Dissent gain from multiple instances of this Event stacks.</text:span><text:span text:style-name="T1135"><text:line-break/></text:span><text:span text:style-name="T1272">Resolution:</text:span><text:span text:style-name="T1136"> If you clean up all the Corruption in your Enforcement, Justice, and Stratification policies, the Dissent from this event starts going away at a rate of one per </text:span><text:span text:style-name="T1137">two</text:span><text:span text:style-name="T1136"> turn</text:span><text:span text:style-name="T1137">s</text:span><text:span text:style-name="T1136">. </text:span><text:span text:style-name="T1137">This also happens if you work on the radicalization with a unit of Debate Capacity for your Legislation Time. If you use the second solution, </text:span><text:span text:style-name="T1139">and Corruption in the relevant policy areas </text:span><text:span text:style-name="T881">isn’t</text:span><text:span text:style-name="T563"> decreasing </text:span><text:span text:style-name="T564">(or zero) </text:span><text:span text:style-name="T563">the next time the Event </text:span><text:span text:style-name="T564">occurs, an immediate penalty of +1d6 Dissent </text:span><text:span text:style-name="T565">and -1 Legitimacy </text:span><text:span text:style-name="T564">is applied. </text:span><text:span text:style-name="T565">The -1 Legitimacy takes four turns to go away.</text:span></text:p>
      <text:p text:style-name="P143"><text:span text:style-name="T1837">Unresolved Grievance</text:span><text:span text:style-name="T1148"><text:line-break/></text:span><text:span text:style-name="T1278">Chance to Occur:</text:span><text:span text:style-name="T1149"> </text:span><text:span text:style-name="T1181">Base 1% + </text:span><text:span text:style-name="T1152">0.5</text:span><text:span text:style-name="T1149">% per Justice Corruption<text:line-break/></text:span><text:span text:style-name="T1278">Effect:</text:span><text:span text:style-name="T1149"> -</text:span><text:span text:style-name="T1150">1 Happiness; </text:span><text:span text:style-name="T1151">this stacks. This Happiness penalty stays until resolved.<text:line-break/></text:span><text:span text:style-name="T1279">Resolution:</text:span><text:span text:style-name="T1151"> Each instance of this Event requires </text:span><text:span text:style-name="T1152">one Debate Capacity for </text:span><text:span text:style-name="T1153">your Legislation Time</text:span><text:span text:style-name="T1152"> to make it go away.</text:span></text:p>
      <text:p text:style-name="P143">Disease Outbreak<text:line-break/><text:span text:style-name="T1280">Chance to Occur:</text:span><text:span text:style-name="T1359"> <text:s/></text:span><text:span text:style-name="T1385">Base 3%, +</text:span><text:span text:style-name="T1359">1% per Healthcare Corruption; </text:span><text:span text:style-name="T1385">total </text:span><text:span text:style-name="T1359">divided by Healthcare Level<text:line-break/></text:span><text:span text:style-name="T1280">Effect:</text:span><text:span text:style-name="T1359"> </text:span><text:span text:style-name="T1360">A Disease spawns </text:span><text:span text:style-name="T1361">on one of your colonies, with </text:span><text:span text:style-name="T1362">2</text:span><text:span text:style-name="T1361">d4 Virulence. </text:span><text:span text:style-name="T1362">Virulence increases by </text:span><text:span text:style-name="T1365">1d6 minus your Healthcare </text:span><text:span text:style-name="T1366">level each turn. </text:span><text:span text:style-name="T1367">If the roll was a 6, the disease spreads to another random colony within </text:span><text:span text:style-name="T1368">1 Hex, starting at Virulence 1 there. </text:span><text:span text:style-name="T1369">This does NOT respect international borders. </text:span><text:span text:style-name="T1370">Infected colonies suffer a </text:span><text:span text:style-name="T1371">percentage</text:span><text:span text:style-name="T1370"> debuff to Industry and Tax Revenue equal to the current Virulence </text:span><text:span text:style-name="T1371">(12 Virulence = 12% debuff). </text:span><text:span text:style-name="T1383">Infected colonies also lose a percentage of their Civilian Infrastructure equal to a tenth of the current Virulence each turn, </text:span><text:span text:style-name="T1384">rounding down</text:span><text:span text:style-name="T1383">.</text:span><text:span text:style-name="T1359"><text:line-break/></text:span><text:span text:style-name="T1280">Resolution:</text:span><text:span text:style-name="T1359"> </text:span><text:span text:style-name="T1369">Double the Admin Capacity expenditure for Healthcare for an infected colony to double your Healthcare policy’</text:span><text:span text:style-name="T1370">s effective level, as far as the Virulence Roll is concerned. </text:span><text:span text:style-name="T1372">You can raise this multiplier further by throwing even more Administrative Capacity at the problem.</text:span></text:p>
      <text:p text:style-name="P166">A colony that reaches zero Virulence is no longer infected.</text:p>
      <text:p text:style-name="P142">Industrial Disaster<text:line-break/><text:span text:style-name="T1276">Chance to Occur:</text:span><text:span text:style-name="T1143"> </text:span><text:span text:style-name="T1145">+0.</text:span><text:span text:style-name="T1183">1</text:span><text:span text:style-name="T1145">% per Production or Public Works Corruption. </text:span><text:span text:style-name="T1146">Divide by STEM education </text:span><text:span text:style-name="T1349">Industry multiplier.</text:span><text:span text:style-name="T1143"><text:line-break/></text:span><text:span text:style-name="T1276">Effect:</text:span><text:span text:style-name="T1143"> One of your colonies (pick randomly) loses 0.5% of its Civilian Infrastructure. Inflicts a -1 penalty to Happiness, recovering at a rate of </text:span><text:span text:style-name="T1144">1 per turn.</text:span><text:span text:style-name="T1147"> </text:span><text:span text:style-name="T1144">Roll the occurrence odds again for a </text:span><text:span text:style-name="T882">different</text:span><text:span text:style-name="T566"> colony, with the Happiness penalties stacking. </text:span><text:span text:style-name="T567">You can </text:span><text:span text:style-name="T883">theoretically</text:span><text:span text:style-name="T567"> have as many Industrial Disasters per turn as you have colonies.</text:span></text:p>
      <text:p text:style-name="P144">Military Conspiracy<text:line-break/><text:span text:style-name="T1277">Chance to Occur:</text:span><text:span text:style-name="T1358"> </text:span><text:span text:style-name="T1386">Base 10%, -0.5% per Legitimacy, -0.1% per Defense Corruption</text:span><text:span text:style-name="T1373"><text:line-break/></text:span><text:span text:style-name="T1281">Effect:</text:span><text:span text:style-name="T1373"> </text:span><text:span text:style-name="T1376">Increases a progress counter by one. If this counter reaches six, a military coup attempt takes place. This has a 30% chance of failing outright (and getting everyone involved arrested), a 30% chance of abruptly changing your government type to an Autocratic Military Regime, and a 40% chance of triggering a Revolution with 1d4 starting Severity.</text:span><text:span text:style-name="T1373"><text:line-break/></text:span><text:span text:style-name="T1281">Resolution:</text:span><text:span text:style-name="T1373"> </text:span><text:span text:style-name="T1374">If you’re any variety of Autocratic government, you can just Purge the perpetrators, using the same rules as Strongman Dictatorships </text:span><text:span text:style-name="T1375">getting rid of extra heirs, </text:span><text:span text:style-name="T1388">save that a Military Conspirator who survives a purge attempt doesn’t lose a survival point, and improves their survival chance for further purge attempts by </text:span><text:span text:style-name="T1005">three</text:span><text:span text:style-name="T1374">. Each perpetrator successfully purged reduces the conspiracy’s progress counter by one. </text:span></text:p>
      <text:p text:style-name="P144"><text:span text:style-name="T1388">All government types can </text:span><text:span text:style-name="T1005">also</text:span><text:span text:style-name="T1388"> </text:span><text:span text:style-name="T1374">reduc</text:span><text:span text:style-name="T1388">e</text:span><text:span text:style-name="T1374"> the progress counter by one </text:span><text:span text:style-name="T1388">via inquiries; this</text:span><text:span text:style-name="T1374"> requires working on the conspiracy with one unit of Debate Capacity for your Legislation Time; you can be doing multiple instances of this action in parallel, if you have the debate capacity.</text:span></text:p>
      <text:p text:style-name="P141">Terrorism<text:line-break/><text:span text:style-name="T1273">Chance to Occur:</text:span><text:span text:style-name="T1328"> </text:span><text:span text:style-name="T1387">Base 0%, </text:span><text:span text:style-name="T1328">+0.</text:span><text:span text:style-name="T1330">1</text:span><text:span text:style-name="T1328">% per Dissent or negative Happiness; x2 per active Political Radicalization instance; x2 if fighting an un</text:span><text:span text:style-name="T1329">just</text:span><text:span text:style-name="T1328"> </text:span><text:span text:style-name="T1329">war</text:span><text:span text:style-name="T1328">. </text:span><text:span text:style-name="T1341">One or more of: Dissent 4+, Happiness -3 or lower, Discontent Factor 3+,</text:span><text:span text:style-name="T1337"> </text:span><text:span text:style-name="T1336">is </text:span><text:span text:style-name="T1389">required</text:span><text:span text:style-name="T1336"> for a Terrorist Organization to </text:span><text:span text:style-name="T1342">naturally </text:span><text:span text:style-name="T1336">spawn.</text:span><text:span text:style-name="T1328"><text:line-break/></text:span><text:span text:style-name="T1274">Effect:</text:span><text:span text:style-name="T1331"> Spawns a Terrorist Organization. </text:span><text:span text:style-name="T1332">Terrorist Organizations are active enemies operating within your territory, which will cause trouble until eliminated. </text:span><text:span text:style-name="T1333">Terrorist Organizations </text:span><text:span text:style-name="T1334">have a single stat called Influence, which starts at 100. </text:span><text:span text:style-name="T1335">A Terrorist Organization which reaches zero Influence dies out. </text:span><text:span text:style-name="T1328"><text:line-break/><text:line-break/></text:span><text:span text:style-name="T1336">Each turn, </text:span><text:span text:style-name="T1347">each</text:span><text:span text:style-name="T1336"> Terrorist Organization take</text:span><text:span text:style-name="T1347">s</text:span><text:span text:style-name="T1336"> a single action from the following list. </text:span><text:span text:style-name="T1356">They always have a 50% chance of recruiting on a given turn, and the other half the time they’ll perform a random attack </text:span><text:span text:style-name="T1357">that they have the Influence for. </text:span><text:span text:style-name="T800">If a Terrorist Organization has the Influence for a Coup Attempt, </text:span><text:span text:style-name="T804">the odds change to 1/3rd recruitment, 1/3rd random attack, 1/3rd Coup Attempt.</text:span><text:span text:style-name="T1336"><text:line-break/><text:line-break/>-Recruiting: Increases Influence proportional to current; each point of Dissent/</text:span><text:span text:style-name="T1340">Unhappiness</text:span><text:span text:style-name="T1336"> allows the Terrorist Organization to </text:span><text:span text:style-name="T1338">increase Influence by 5% of current. x2 if there’s extent Political Radicalization, x2 again if fighting an unjust war, </text:span><text:span text:style-name="T1339">x1.5 if you have the Network Access public works policy active.<text:line-break/><text:line-break/>-</text:span><text:span text:style-name="T1342">Bio</text:span><text:span text:style-name="T1343">logical</text:span><text:span text:style-name="T1342"> Terror</text:span><text:span text:style-name="T1343">ism</text:span><text:span text:style-name="T1342">: Causes the Disease Outbreak Event. </text:span><text:span text:style-name="T1363">This costs </text:span><text:span text:style-name="T1364">2</text:span><text:span text:style-name="T1363"> Influence per Civilian Infrastructure of the target colony, multiplied by your Healthcare level.</text:span><text:span text:style-name="T1342"><text:line-break/></text:span><text:soft-page-break/><text:span text:style-name="T1342"><text:line-break/>-Industrial Sabotage: Causes the </text:span><text:span text:style-name="T1343">Industrial Disaster Event. </text:span><text:span text:style-name="T1363">This costs 4 Influence per Infrastructure destroyed.</text:span><text:span text:style-name="T1343"><text:line-break/><text:line-break/>-Nuclear Terrorism (discriminate): Destroys 50% of the Military Infrastructure at one of your colonies, </text:span><text:span text:style-name="T1348">prioritizing shipyards</text:span><text:span text:style-name="T1343">. By default, this costs 1 Influence per infrastructure destroyed. If you use </text:span><text:span text:style-name="T1344">Orion Drive propellant, this price is halved. If your Defense policy has any amount of Corruption, the price is halved again.<text:line-break/><text:line-break/></text:span><text:span text:style-name="T1343">-Nuclear Terrorism (indiscriminate): </text:span><text:span text:style-name="T1348">Destroys 5% of the Civilian Infrastructure at one of your colonies. By default, this costs 10 Influence per infrastructure destroyed. </text:span><text:span text:style-name="T1343">If you use </text:span><text:span text:style-name="T1344">Orion Drive propellant, this price is halved. If your Defense policy has any amount of Corruption, the price is halved again.</text:span><text:span text:style-name="T1343"><text:line-break/><text:line-break/></text:span><text:span text:style-name="T1275">For BOTH types of Nuclear Terrorism:</text:span><text:span text:style-name="T1347"> </text:span><text:span text:style-name="T1345">Roll a d10; if the result is equal or lower to your Enforcement policy’s nuke tracking rating, the plot is foiled. The terrorists get +1 to their roll if you’re using </text:span><text:span text:style-name="T1346">Orion Drives in your navy, and an additional +2 if your Defense policy is corrupt. A foiled plot does no damage, but </text:span><text:span text:style-name="T1347">still forces the terrorist organization to pay the full Influence cost (post discounts).<text:line-break/><text:line-break/>-</text:span><text:span text:style-name="T1352">Attack Other Terrorist Organization: </text:span><text:span text:style-name="T1355">Terrorist Organizations don’t get along; if there are two or more active in a single country, they have a chance of expending 2d12% of their Influence to reduce another organization’s Influence by 0.5x-2.0x the Influence they expended.</text:span><text:span text:style-name="T1343"><text:line-break/><text:line-break/>-</text:span><text:span text:style-name="T1345">Coup Attempt: Costs </text:span><text:span text:style-name="T1353">5</text:span><text:span text:style-name="T1345"> Influence for every Civilian Infrastructure in your capitol colony. </text:span><text:span text:style-name="T1354">This spawns an equal number of terrorist-affiliated Ground Forces at said colony, with intent to capture it</text:span><text:span text:style-name="T1345">. </text:span><text:span text:style-name="T1354">If successful, they have a</text:span><text:span text:style-name="T1345"> </text:span><text:span text:style-name="T1350">25% chance of randomizing your ideology and immediately changing your government type and policies, </text:span><text:span text:style-name="T1354">the rest of the time, they trigger</text:span><text:span text:style-name="T1350"> a Revolution with 1d4 starting </text:span><text:span text:style-name="T1377">S</text:span><text:span text:style-name="T1350">everity. </text:span><text:span text:style-name="T1351">A</text:span><text:span text:style-name="T792"> </text:span><text:span text:style-name="T803">Terrorist Organization that performs a successful coup disappears.</text:span></text:p>
      <text:p text:style-name="P638"><text:span text:style-name="T830">R</text:span><text:span text:style-name="T829">esolution:</text:span><text:span text:style-name="T779"> </text:span><text:span text:style-name="T793">When Terrorist Organizations are small, they can </text:span><text:span text:style-name="T796">only</text:span><text:span text:style-name="T793"> be dealt with by Law Enforcement. Double the Admin Capacity you’re paying to your Enforcement Policy, and they will reduce the Organization’s influence by </text:span><text:span text:style-name="T794">either: a percentage equal to their Nuke Tracking rating, or a </text:span><text:span text:style-name="T1003">number </text:span><text:span text:style-name="T794">equal to their Nuke Tracking rating. Whichever is bigger. </text:span><text:span text:style-name="T795">Spend </text:span><text:span text:style-name="T797">a unit of Debate Capacity to double these reductions. </text:span><text:span text:style-name="T802">This happens </text:span><text:span text:style-name="T1004">before</text:span><text:span text:style-name="T802"> this turn’s recruitment, if applicable. </text:span><text:span text:style-name="T805">You must pay extra for each Terrorist Organization you want to target in this manner.</text:span><text:span text:style-name="T797"><text:line-break/><text:line-break/></text:span><text:span text:style-name="T798">When Terrorist Organizations get bigger, the military can get involved in fighting them. </text:span><text:span text:style-name="T799">For every 500 Influence a Terrorist Organization has, a Terrorist Presence spawns on one of your colonies. You can attack this presence with Ground Forces; it counts as 500 units of -1 quality Ground Forces. Each unit of terrorist Ground Forces killed reduces the Organization’s Influence by 1.<text:line-break/><text:line-break/></text:span><text:span text:style-name="T801">Terrorist Organizations d</text:span><text:span text:style-name="T807">isappear</text:span><text:span text:style-name="T806"> if a Revolution starts, getting abstracted into the general chaos going on.</text:span></text:p>
      <text:h text:style-name="P756" text:outline-level="4">Positive Events</text:h>
      <text:p text:style-name="P343"><text:span text:style-name="T1836">P</text:span>ositive Events represent unexpected opportunities that can be seized on to make things better for a bit.</text:p>
      <text:p text:style-name="P343"><text:span text:style-name="T1895">They have two effects: the primary effect takes place if you do nothing; the secondary effect takes place </text:span><text:span text:style-name="T962">instead</text:span><text:span text:style-name="T371"> of the primary </text:span><text:span text:style-name="T372">effect, </text:span><text:span text:style-name="T373">provided</text:span><text:span text:style-name="T372"> you work on </text:span><text:span text:style-name="T374">the event using a unit of Debate Capacity; </text:span><text:span text:style-name="T373">this only takes one turn to complete</text:span><text:span text:style-name="T374">. </text:span></text:p>
      <text:p text:style-name="P343"><text:span text:style-name="T374">This </text:span><text:span text:style-name="T963">must</text:span><text:span text:style-name="T374"> be started the turn the Event appears, or the opportunity is lost; these opportunities are truly fleeting.</text:span></text:p>
      <text:p text:style-name="P147"><text:span text:style-name="T1836">W</text:span>indfall<text:line-break/><text:span text:style-name="T1282">Chance to Occur:</text:span><text:span text:style-name="T1155"> </text:span><text:span text:style-name="T1156">1% per 0.1 Economic Education multiplier above </text:span><text:span text:style-name="T1157">0.9</text:span><text:span text:style-name="T1155"><text:line-break/></text:span><text:span text:style-name="T1283">Primary Effect:</text:span><text:span text:style-name="T1154"> </text:span><text:span text:style-name="T1156">You get Money equal to 5% of your normal Tax Revenue</text:span><text:span text:style-name="T1154"><text:line-break/></text:span><text:span text:style-name="T1283">Secondary Effect:</text:span><text:span text:style-name="T1154"> </text:span><text:span text:style-name="T1156">Your Tax Revenue is increased by 2% for the next four turns</text:span></text:p>
      <text:p text:style-name="P146">Unexpected Productivity<text:line-break/><text:span text:style-name="T1282">Chance to Occur:</text:span><text:span text:style-name="T1155"> </text:span><text:span text:style-name="T1156">1% per 0.1 STEM Education multiplier above </text:span><text:span text:style-name="T1157">0.9</text:span><text:span text:style-name="T1155"><text:line-break/></text:span><text:span text:style-name="T1283">Primary Effect:</text:span><text:span text:style-name="T1378"> </text:span><text:span text:style-name="T1379">Next turn’s Industrial Output is increased by 5%</text:span><text:span text:style-name="T1154"><text:line-break/></text:span><text:span text:style-name="T1283">Secondary Effect:</text:span><text:span text:style-name="T1154"> </text:span><text:span text:style-name="T1156">Your Industrial Output is increased by 2% for the next four turns</text:span></text:p>
      <text:p text:style-name="P146">Good Optics<text:line-break/><text:span text:style-name="T1282">Chance to Occur:</text:span><text:span text:style-name="T1155"> </text:span><text:span text:style-name="T1178">5</text:span><text:span text:style-name="T1162">% per turn, divided by </text:span><text:span text:style-name="T1164">2 for every </text:span><text:span text:style-name="T1165">5</text:span><text:span text:style-name="T1164">0 </text:span><text:span text:style-name="T1166">total </text:span><text:span text:style-name="T1164">Corruption</text:span><text:span text:style-name="T1155"><text:line-break/></text:span><text:span text:style-name="T1283">Primary Effect:</text:span><text:span text:style-name="T1154"> </text:span><text:span text:style-name="T1156">+1d6 temporary Legitimacy, decaying at a rate of one per turn </text:span><text:span text:style-name="T1162">(does not stack)</text:span><text:span text:style-name="T1154"><text:line-break/></text:span><text:span text:style-name="T1283">Secondary Effect:</text:span><text:span text:style-name="T1154"> </text:span><text:span text:style-name="T1156">+1d6 temporary Legitimacy, decaying at a rate of one per four turns </text:span><text:span text:style-name="T1162">(does not stack)</text:span></text:p>
      <text:p text:style-name="P146">Patriotic Fervor<text:line-break/><text:span text:style-name="T1282">Chance to Occur:</text:span><text:span text:style-name="T1155"> </text:span><text:span text:style-name="T1167">0.25% per Happiness</text:span><text:span text:style-name="T1155">, </text:span><text:span text:style-name="T1163">x</text:span><text:span text:style-name="T1167">4</text:span><text:span text:style-name="T1163"> during a justified war</text:span><text:span text:style-name="T1155"><text:line-break/></text:span><text:span text:style-name="T1283">Primary Effect:</text:span><text:span text:style-name="T1154"> -</text:span><text:span text:style-name="T1158">1d6 Dissent; decays at 1 per turn</text:span><text:span text:style-name="T1154"><text:line-break/></text:span><text:span text:style-name="T1283">Secondary Effect:</text:span><text:span text:style-name="T1154"> -</text:span><text:span text:style-name="T1158">1d6 Dissent, decays at 1 per four turns, trained </text:span><text:span text:style-name="T1160">conscript</text:span><text:span text:style-name="T1158"> Ground Forces (</text:span><text:span text:style-name="T1160">Universal Compulsory Service &amp; Conscript Levies</text:span><text:span text:style-name="T1159">) get +1 Qualit</text:span><text:span text:style-name="T1174">y</text:span><text:span text:style-name="T1159"> until Dissent returns to normal.</text:span><text:span text:style-name="T1158"><text:line-break/></text:span><text:span text:style-name="T1284">Special:</text:span><text:span text:style-name="T1158"> If you are </text:span><text:span text:style-name="T1175">fighting a just war</text:span><text:span text:style-name="T1159">, this event triggers automatically at war start. If the Secondary Effect is activated under these circumstances, the Dissent Reduction </text:span><text:span text:style-name="T1161">and extra Ground Force</text:span><text:span text:style-name="T1174"> </text:span><text:span text:style-name="T1168">Q</text:span><text:span text:style-name="T1161">uality don’t</text:span><text:span text:style-name="T1159"> decay until the war ends.</text:span></text:p>
      <text:p text:style-name="P148">Excess Civilian Shipbuilding<text:line-break/><text:span text:style-name="T1285">Chance to Occur:</text:span><text:span text:style-name="T1380"> </text:span><text:span text:style-name="T1382">1</text:span><text:span text:style-name="T1381">% </text:span><text:span text:style-name="T1382">per colony </text:span><text:span text:style-name="T1381">normally, doubled if you’ve had an Economic Crash in the last 4 turns</text:span><text:span text:style-name="T1169"><text:line-break/></text:span><text:span text:style-name="T1285">Primary Effect:</text:span><text:span text:style-name="T1169"> None<text:line-break/></text:span><text:span text:style-name="T1285">Secondary Effect:</text:span><text:span text:style-name="T1169"> </text:span><text:span text:style-name="T1170">One of your colonies generates temporary Shipyard Capacity equal to </text:span><text:span text:style-name="T1172">four</text:span><text:span text:style-name="T1171"> times</text:span><text:span text:style-name="T1170"> its </text:span><text:span text:style-name="T1171">Civilian Infrastructure; ships built using this temporary Shipyard Capacity will receive a 2d12% discount on the total build cost. If not filled, this temporary Shipyard Capacity disappears; it also disappears once it finishes building the assigned ships.</text:span></text:p>
      <text:p text:style-name="P329"><text:span text:style-name="T1215">W</text:span><text:span text:style-name="T1199">histleblower</text:span><text:span text:style-name="T1065"><text:line-break/></text:span><text:span text:style-name="T1260">Chance to Occur:</text:span><text:span text:style-name="T1065"> 0.2% per total Corruption until 100 total Corruption, then -0.</text:span><text:span text:style-name="T1173">2</text:span><text:span text:style-name="T1065">% per Corruption after.<text:line-break/></text:span><text:span text:style-name="T1260">Primary Effect:</text:span><text:span text:style-name="T1065"> Scandal | </text:span><text:span text:style-name="T1260">Secondary Effect:</text:span><text:span text:style-name="T1065"> -4d6 Corruption from a single policy</text:span></text:p>
      <text:h text:style-name="P740" text:outline-level="3">Foreign Affairs</text:h>
      <text:p text:style-name="P344"><text:span text:style-name="T1896">A</text:span>side from wars, there are two <text:span text:style-name="T1839">other ways for countries to interact: Diplomacy and Espionage. </text:span><text:span text:style-name="T1840">Diplomacy is basically the process of countries making deals </text:span><text:span text:style-name="T1841">with each other, while Espionage is </text:span><text:span text:style-name="T1842">a much more hostile form of interaction </text:span><text:span text:style-name="T1843">that still doesn’t hit the point of </text:span><text:span text:style-name="T964">war</text:span><text:span text:style-name="T1840">.</text:span></text:p>
      <text:h text:style-name="P757" text:outline-level="4">Diplomacy</text:h>
      <text:p text:style-name="P682"><text:span text:style-name="T1844">D</text:span>iplomacy takes the form of Treaties <text:span text:style-name="T1845">between two or more countries. </text:span><text:span text:style-name="T1846">To negotiate a Treaty, all involved countries need to dedicate a unit of Debate Capacity to the task, with it only fully taking effect once the </text:span><text:span text:style-name="T1909">participating </text:span><text:span text:style-name="T1846">country with the longest Legislation Time has fully completed. </text:span></text:p>
      <text:p text:style-name="P682"><text:span text:style-name="T1847">Any country involved in negotiating a treaty can reject it if the proposed terms are not to their liking; </text:span><text:span text:style-name="T1908">just be aware that many negotiations have a big “Or Else” hanging over them for not accepting</text:span><text:span text:style-name="T1847">. </text:span><text:span text:style-name="T1848">Each term in a Treaty is negotiated on a per-country basis.</text:span></text:p>
      <text:p text:style-name="P683"><text:span text:style-name="T1906">T</text:span>hings that can be agreed upon as part of a Treaty:</text:p>
      <text:p text:style-name="P683">-<text:span text:style-name="T1848">Peace: </text:span><text:span text:style-name="T1910">One way of ending a war is negotiating a Peace </text:span><text:span text:style-name="T1848">Treaty; </text:span><text:span text:style-name="T1897">countries at war </text:span><text:span text:style-name="T1911">with each other</text:span><text:span text:style-name="T1897"> cannot </text:span><text:span text:style-name="T1901">negotiate Treaties without including Peace as a condition.</text:span></text:p>
      <text:p text:style-name="P683">-<text:span text:style-name="T1897">Ideology Change Demand: Countries can demand an ideology change from each other as part of a Treaty’s terms. If this demand is made as part of a peace treaty, it ignores the election cycle of elected governments.</text:span></text:p>
      <text:p text:style-name="P683">-<text:span text:style-name="T1898">Policy Change Demand: Countries can demand that a specific policy change be made as part of a Treaty’s terms.</text:span></text:p>
      <text:p text:style-name="P683">-<text:span text:style-name="T1848">Colony Transfer: Countries can transfer colonies to each others’ ownership as part of a Treaty.</text:span></text:p>
      <text:p text:style-name="P684">-Military Free Passage: Whether or not you’ll allow other countries to move units through your territory.</text:p>
      <text:p text:style-name="P684">-<text:span text:style-name="T1905">Military Basing: Whether or not you’ll allow other countries to base forces in your territory. Requires Military Free Passage.</text:span></text:p>
      <text:p text:style-name="P684">-Defensive Alliance: Countries in a Defensive Alliance automatically join wars against the aggressor if one of them is attacked.</text:p>
      <text:p text:style-name="P684">-Offensive Alliance: Countries in an Offensive Alliance automatically join wars together, regardless of the aggressor.</text:p>
      <text:p text:style-name="P684">-<text:span text:style-name="T1848">Arms Deals: A country can agree to manufacture ships, supplies, and the </text:span><text:span text:style-name="T1897">Military Production side of Ground Force training costs for another country. These assets start in the producing country, and have to be moved/shipped to the purchasing country.</text:span></text:p>
      <text:p text:style-name="P684">-<text:span text:style-name="T1899">Exchange Student Deal</text:span><text:span text:style-name="T1903">s</text:span><text:span text:style-name="T1899">: Countries can agree to teach each others’ students, </text:span><text:span text:style-name="T1900">sharing up to two ranks of Education in any </text:span><text:span text:style-name="T1902">agreed</text:span><text:span text:style-name="T1900"> curriculum.</text:span></text:p>
      <text:p text:style-name="P684">-<text:span text:style-name="T1904">Money Transfer: Countries can agree to transfer a certain amount of Money between each other, either as a single lump sum, or as a set of payments over a period of time.</text:span></text:p>
      <text:p text:style-name="P684">-<text:span text:style-name="T1993">Developmental Assistance: Countries can agree to build Infrastructure for each other.</text:span></text:p>
      <text:h text:style-name="P758" text:outline-level="4"><text:soft-page-break/>Espionage</text:h>
      <text:p text:style-name="P326">Espionage actions are <text:span text:style-name="T1907">very distinctly </text:span><text:span text:style-name="T965">shady</text:span><text:span text:style-name="T375">. </text:span><text:span text:style-name="T376">They are hostile actions taken against another country, some of which provide justification for war if you get caught. </text:span><text:span text:style-name="T377">All Espionage actions cost </text:span><text:span text:style-name="T379">Military Spending</text:span><text:span text:style-name="T377"> to perform, </text:span><text:span text:style-name="T378">dependent on the size of the target country</text:span><text:span text:style-name="T377">. </text:span><text:span text:style-name="T379">In addition, all Espionage actions run the risk of getting </text:span><text:span text:style-name="T966">caught</text:span><text:span text:style-name="T379">, depending on the target country’s law enforcement policy.</text:span></text:p>
      <text:p text:style-name="P345"><text:span text:style-name="T379">T</text:span><text:span text:style-name="T6">o determine if you get caught, roll a d12; if you roll higher than the target country’s Nuke Tracking, you get away with it. </text:span><text:span text:style-name="T380">Each time you double the Military Spending </text:span><text:span text:style-name="T381">for a given action</text:span><text:span text:style-name="T380">, </text:span><text:span text:style-name="T381">you gain +1 to this roll. </text:span><text:span text:style-name="T409">If you roll a natural 1, your spies get caught </text:span><text:span text:style-name="T410">regardless of other circumstances</text:span><text:span text:style-name="T409">.</text:span><text:span text:style-name="T383"> </text:span><text:span text:style-name="T381">Depending on the action, getting caught </text:span><text:span text:style-name="T967">doesn’t</text:span><text:span text:style-name="T381"> necessarily mean the action fails.</text:span></text:p>
      <text:p text:style-name="P346"><text:span text:style-name="T525">I</text:span><text:span text:style-name="T515">ntercept Messages</text:span><text:span text:style-name="T6"><text:line-break/></text:span><text:span text:style-name="T814">Produces Cassus Belli:</text:span><text:span text:style-name="T6"> no | </text:span><text:span text:style-name="T814">Fails </text:span><text:span text:style-name="T819">I</text:span><text:span text:style-name="T814">f </text:span><text:span text:style-name="T819">C</text:span><text:span text:style-name="T814">aught:</text:span><text:span text:style-name="T6"> yes</text:span><text:span text:style-name="T376"> </text:span><text:span text:style-name="T382">| </text:span><text:span text:style-name="T820">Success Rate:</text:span><text:span text:style-name="T382"> </text:span><text:span text:style-name="T389">8</text:span><text:span text:style-name="T382">0% <text:line-break/></text:span><text:span text:style-name="T820">Cost:</text:span><text:span text:style-name="T382"> </text:span><text:span text:style-name="T389">25M$/ target Military Infrastructure</text:span><text:span text:style-name="T382"><text:line-break/>If successful, during the next Fleet Movement Phase you get to determine your ship’s movements with full knowledge of where the target will be sending </text:span><text:span text:style-name="T968">their</text:span><text:span text:style-name="T382"> ships. </text:span><text:span text:style-name="T383">If both countries succeed in this action against </text:span><text:span text:style-name="T969">each other</text:span><text:span text:style-name="T383">, </text:span><text:span text:style-name="T384">the effect cancels out.</text:span></text:p>
      <text:p text:style-name="P351"><text:span text:style-name="T526">Steal Blueprints</text:span><text:span text:style-name="T6"><text:line-break/></text:span><text:span text:style-name="T822">Produces Cassus Belli:</text:span><text:span text:style-name="T391"> no </text:span><text:span text:style-name="T392">| </text:span><text:span text:style-name="T821">Fails If Caught:</text:span><text:span text:style-name="T392"> yes | </text:span><text:span text:style-name="T821">Success Rate:</text:span><text:span text:style-name="T392"> </text:span><text:span text:style-name="T394">6</text:span><text:span text:style-name="T392">0%<text:line-break/>Cost: </text:span><text:span text:style-name="T395">40M$/ target Military Infrastructure</text:span><text:span text:style-name="T392"><text:line-break/>If successful, pick a class of ship used by the target country. When </text:span><text:span text:style-name="T393">you or one of your allies is</text:span><text:span text:style-name="T392"> fighting ships of that </text:span><text:span text:style-name="T400">class</text:span><text:span text:style-name="T392">, the crit multiplier from Precision Targeting and/or certain types of Guided Weapon guidance is x4 instead of x3.</text:span></text:p>
      <text:p text:style-name="P354"><text:span text:style-name="T515">Infiltrate Government</text:span><text:span text:style-name="T6"><text:line-break/></text:span><text:span text:style-name="T814">Produces Cassus Belli:</text:span><text:span text:style-name="T6"> no </text:span><text:span text:style-name="T395">| </text:span><text:span text:style-name="T823">Fails If Caught:</text:span><text:span text:style-name="T395"> yes | </text:span><text:span text:style-name="T823">Success Rate:</text:span><text:span text:style-name="T395"> 100%<text:line-break/></text:span><text:span text:style-name="T824">Cost:</text:span><text:span text:style-name="T396"> </text:span><text:span text:style-name="T399">30M$/ target Civilian Infrastructure</text:span><text:span text:style-name="T396"><text:line-break/>If successful, you gain a unit of Deep Cover Agents for the target country. </text:span><text:span text:style-name="T397">Deep Cover Agents can be expended to improve the success chances of another Espionage action. </text:span><text:span text:style-name="T398">Each unit of Deep Cover Agents expended can either boost a “don’t get caught” roll by +3, or guarantee mission success if the action has avoided getting caught.</text:span><text:span text:style-name="T396"> Each point of Nuke Tracking </text:span><text:span text:style-name="T401">possessed by the target country is </text:span><text:span text:style-name="T402">a</text:span><text:span text:style-name="T401"> </text:span><text:span text:style-name="T417">2</text:span><text:span text:style-name="T401">% chance of a given unit of Deep Cover Agents getting caught and removed </text:span><text:span text:style-name="T402">on any given turn</text:span><text:span text:style-name="T401">.</text:span></text:p>
      <text:p text:style-name="P354"><text:span text:style-name="T420">You can only perform this action against a given target once per turn. </text:span><text:span text:style-name="T421">You can only have three units of Deep Cover Agents for a given country simultaneously. </text:span><text:span text:style-name="T438">Deep Cover Agents can only help in the assassination of a single target, which </text:span><text:span text:style-name="T439">non-succesive Autocracies</text:span><text:span text:style-name="T438"> and Elected governments </text:span><text:span text:style-name="T970">aren’t</text:span><text:span text:style-name="T438">.</text:span></text:p>
      <text:p text:style-name="P355"><text:span text:style-name="T401">D</text:span><text:span text:style-name="T6">eep Cover Agents </text:span><text:span text:style-name="T886">cannot</text:span><text:span text:style-name="T6"> operate in a country currently undergoing a Revolution.</text:span></text:p>
      <text:p text:style-name="P347"><text:span text:style-name="T527">Sabotage</text:span><text:span text:style-name="T390"><text:line-break/></text:span><text:span text:style-name="T826">Produces Cassus Belli:</text:span><text:span text:style-name="T411"> </text:span><text:span text:style-name="T412">yes </text:span><text:span text:style-name="T411">| </text:span><text:span text:style-name="T826">Fails If Caught:</text:span><text:span text:style-name="T411"> </text:span><text:span text:style-name="T412">yes </text:span><text:span text:style-name="T411">| </text:span><text:span text:style-name="T826">Success Rate:</text:span><text:span text:style-name="T411"> </text:span><text:span text:style-name="T422">45%</text:span><text:span text:style-name="T411"><text:line-break/></text:span><text:span text:style-name="T826">Cost:</text:span><text:span text:style-name="T411"> </text:span><text:span text:style-name="T422">750 M$/ship targeted<text:line-break/>If successful, you severely mess up a number of ships that are currently being built, repaired, or refitted. Progress is stalled until the target country pays an additional 50% of the build/repair/refit cost for each </text:span><text:span text:style-name="T440">sabotaged </text:span><text:span text:style-name="T422">ship.</text:span><text:span text:style-name="T411"><text:line-break/></text:span><text:soft-page-break/><text:span text:style-name="T527">Assassinat</text:span><text:span text:style-name="T526">ion</text:span><text:span text:style-name="T391"><text:line-break/></text:span><text:span text:style-name="T826">Produces Cassus Belli:</text:span><text:span text:style-name="T411"> </text:span><text:span text:style-name="T427">yes </text:span><text:span text:style-name="T411">| </text:span><text:span text:style-name="T826">Fails If Caught:</text:span><text:span text:style-name="T411"> </text:span><text:span text:style-name="T412">yes </text:span><text:span text:style-name="T411">| </text:span><text:span text:style-name="T826">Success Rate:</text:span><text:span text:style-name="T411"> </text:span><text:span text:style-name="T424">75%</text:span><text:span text:style-name="T411"><text:line-break/></text:span><text:span text:style-name="T826">Cost:</text:span><text:span text:style-name="T411"> </text:span><text:span text:style-name="T435">5</text:span><text:span text:style-name="T434">0M$/target country Civilian Infrastructure/target character<text:line-break/>(Governments without characters cost 1000 M$/target country Civilian Infrastructure)</text:span><text:span text:style-name="T411"><text:line-break/></text:span><text:span text:style-name="T423">This action has different effects depending on if the target’s government is one that has to worry about heirs </text:span><text:span text:style-name="T429">and/or succession</text:span><text:span text:style-name="T423">.</text:span></text:p>
      <text:p text:style-name="P356"><text:span text:style-name="T431">Against</text:span><text:span text:style-name="T6"> governments that have to worry about </text:span><text:span text:style-name="T429">succession</text:span><text:span text:style-name="T6">, you pick any number of Survival-Pointed characters as targets for assassination. Those that survive reduce the success chances of further assassination attempts by 12.5%. </text:span><text:span text:style-name="T425">Previously surviving a lethal purge or murder attempt by their own government counts </text:span><text:span text:style-name="T426">as a survived assassination </text:span><text:span text:style-name="T425">for this purpose. </text:span><text:span text:style-name="T427">Failed assassination attempts do not </text:span><text:span text:style-name="T428">subtract Survival Points.</text:span></text:p>
      <text:p text:style-name="P357"><text:span text:style-name="T431">Against</text:span><text:span text:style-name="T6"> Autocratic governments that </text:span><text:span text:style-name="T886">don’t</text:span><text:span text:style-name="T6"> </text:span><text:span text:style-name="T430">normally have to worry about succession, </text:span><text:span text:style-name="T431">the success chance is reduced to </text:span><text:span text:style-name="T436">1</text:span><text:span text:style-name="T431">0%. However, success immediately triggers a Severity 1 Revolution in the target country.</text:span></text:p>
      <text:p text:style-name="P357"><text:span text:style-name="T432">Against </text:span><text:span text:style-name="T433">Elected governments, the success chance is again only </text:span><text:span text:style-name="T436">1</text:span><text:span text:style-name="T433">0%. All succeeding does is force the target country to hold an emergency election outside the normal schedule, and paralyze their Debate Capacity for a turn. </text:span><text:span text:style-name="T442">If you get caught or succeed</text:span><text:span text:style-name="T441">, t</text:span><text:span text:style-name="T437">he target country experiences the Patriotic Fervor event. </text:span><text:span text:style-name="T443">The only situation in which this doesn’t happen is if you don’t get caught, but also don’t succeed.</text:span></text:p>
      <text:p text:style-name="P39">Collective governments (Overminds, Council Republics, Mental Gestalts) are not valid targets for this action.</text:p>
      <text:p text:style-name="P350"><text:span text:style-name="T515">Sponsor Terrorist Organization</text:span><text:span text:style-name="T6"><text:line-break/></text:span><text:span text:style-name="T826">Produces Cassus Belli:</text:span><text:span text:style-name="T411"> </text:span><text:span text:style-name="T414">yes </text:span><text:span text:style-name="T411">| </text:span><text:span text:style-name="T826">Fails If Caught:</text:span><text:span text:style-name="T411"> </text:span><text:span text:style-name="T413">no </text:span><text:span text:style-name="T411">| </text:span><text:span text:style-name="T826">Success Rate:</text:span><text:span text:style-name="T411"> </text:span><text:span text:style-name="T414">20% per target country Dissent</text:span><text:span text:style-name="T411"><text:line-break/></text:span><text:span text:style-name="T826">Cost:</text:span><text:span text:style-name="T411"> </text:span><text:span text:style-name="T414">160 M$/target Civilian Infrastructure, divided by target country Dissent<text:line-break/></text:span><text:span text:style-name="T415">Spawns a Terrorist Organization in the target country. For a price of 10 M$ per Terrorist Organization influence, </text:span><text:span text:style-name="T418">a country can give their </text:span><text:span text:style-name="T416">sponsored </text:span><text:span text:style-name="T444">t</text:span><text:span text:style-name="T416">errorist organization orders. Each turn </text:span><text:span text:style-name="T419">a country</text:span><text:span text:style-name="T416"> do</text:span><text:span text:style-name="T419">es</text:span><text:span text:style-name="T416"> this requires re-roll</text:span><text:span text:style-name="T419">ing</text:span><text:span text:style-name="T416"> the odds on getting caught. </text:span><text:span text:style-name="T417">If there are a total of three turns where </text:span><text:span text:style-name="T419">a country doesn’t</text:span><text:span text:style-name="T417"> give the</text:span><text:span text:style-name="T419">ir</text:span><text:span text:style-name="T417"> sponsored </text:span><text:span text:style-name="T444">t</text:span><text:span text:style-name="T417">errorist </text:span><text:span text:style-name="T444">o</text:span><text:span text:style-name="T417">rganization orders, </text:span><text:span text:style-name="T419">that organization will never follow orders again.</text:span></text:p>
      <text:p text:style-name="P352"><text:span text:style-name="T515">Install Government</text:span><text:span text:style-name="T6"><text:line-break/></text:span><text:span text:style-name="T814">Produces Cassus Belli:</text:span><text:span text:style-name="T6"> </text:span><text:span text:style-name="T408">If it fails</text:span><text:span text:style-name="T391"> | </text:span><text:span text:style-name="T822">Fails If Caught:</text:span><text:span text:style-name="T391"> no | </text:span><text:span text:style-name="T822">Success Rate:</text:span><text:span text:style-name="T391"> </text:span><text:span text:style-name="T403">3</text:span><text:span text:style-name="T391">5%<text:line-break/></text:span><text:span text:style-name="T825">Cost:</text:span><text:span text:style-name="T403"> </text:span><text:span text:style-name="T406">200M$/target Civilian Infrastructure/</text:span><text:span text:style-name="T407">Revolution Severity</text:span><text:span text:style-name="T403"><text:line-break/>This action can only be taken against a country having a Revolution. If successful, the revolution ends and you can arbitrarily dictate the country’s subsequent Ideology, Government Type, and Policies.</text:span></text:p>
      <text:p text:style-name="P353"><text:span text:style-name="T404">Installed governments receive a -2d6 penalty to Legitimacy; in the case of Elected governments, this penalty recovers at a rate of 1</text:span><text:span text:style-name="T405">d4</text:span><text:span text:style-name="T404"> per election. <text:s/>Council Republics and Mental Gestalts recover from the penalty at a rate of 1 per twelve turns. Autocratic governments and Overminds are stuck with it more or less permanently.</text:span></text:p>
      <text:p text:style-name="P646"><text:span text:style-name="T404">M</text:span><text:span text:style-name="T6">ultiple attempts to install a government crash into each other and achieve nothing, </text:span><text:span text:style-name="T438">regardless of success odds</text:span><text:span text:style-name="T6">.</text:span></text:p>
      <text:h text:style-name="P741" text:outline-level="3"><text:soft-page-break/>War, Peace, and Passing Between The Two</text:h>
      <text:p text:style-name="P652"><text:span text:style-name="T461">S</text:span><text:span text:style-name="T6">trictly speaking</text:span>,<text:span text:style-name="T6"> you </text:span>can<text:span text:style-name="T6"> just order your forces into another country’s territory and start </text:span><text:span text:style-name="T462">attacking; doing that will </text:span><text:span text:style-name="T828">definitely</text:span><text:span text:style-name="T462"> start a war. </text:span><text:span text:style-name="T463">However, just </text:span><text:span text:style-name="T1974">attacking</text:span><text:span text:style-name="T463"> people with no provocation </text:span><text:span text:style-name="T464">has significant consequences. </text:span><text:span text:style-name="T465">You need </text:span><text:span text:style-name="T466">a way to justify the violent action of attacking another country to your population, and po</text:span><text:span text:style-name="T467">ssibly the international community.</text:span></text:p>
      <text:p text:style-name="P653"><text:span text:style-name="T6">You need a Cassus Belli, </text:span><text:span text:style-name="T468">also known as a Justification</text:span><text:span text:style-name="T6">.</text:span></text:p>
      <text:p text:style-name="P671"><text:span text:style-name="T469">I</text:span><text:span text:style-name="T470">f you go to war without a Cassus Belli, the consequences are as follows:</text:span></text:p>
      <text:list xml:id="list592788009" text:style-name="L2">
        <text:list-item>
          <text:p text:style-name="P772">Ship crews receive -3 Morale, due to perceiving their cause as unjust.</text:p>
        </text:list-item>
        <text:list-item>
          <text:p text:style-name="P773">Volunteer Professional Forces, Universal Compulsory Service, and Conscript Levies all receive -1 Ground Force Quality until the war ends.</text:p>
        </text:list-item>
        <text:list-item>
          <text:p text:style-name="P774">You gain +1d6 Dissent, which doesn’t go away until the war ends.</text:p>
        </text:list-item>
        <text:list-item>
          <text:p text:style-name="P773">You receive a -1d6 Legitimacy penalty, which doesn’t go away until the war ends.</text:p>
        </text:list-item>
        <text:list-item>
          <text:p text:style-name="P775">You double the spawn chance of Terrorist Organizations in your territory.</text:p>
        </text:list-item>
      </text:list>
      <text:p text:style-name="P672"><text:span text:style-name="T6">So given all that, how do you </text:span><text:span text:style-name="T886">get</text:span><text:span text:style-name="T6"> a Cassus Belli?</text:span></text:p>
      <text:list xml:id="list2479451577" text:style-name="L3">
        <text:list-item>
          <text:p text:style-name="P777"><text:span text:style-name="T1975">It’s possible to fabricate a Cassus Belli</text:span><text:span text:style-name="T1976">: make up a treaty containing some utterly unacceptable and outrageous demands, and use the other party’s refusal as justification for war. </text:span><text:span text:style-name="T1977">To check if you succeed, roll a d12; </text:span><text:span text:style-name="T1978">you need to roll higher than the total points spent on your ideology, minus the difference in ideologies between the two countries.</text:span></text:p>
        </text:list-item>
        <text:list-item>
          <text:p text:style-name="P778"><text:span text:style-name="T1978">I</text:span>f you can roll a d<text:span text:style-name="T1979">6</text:span> higher than the target country’s total ideology investment, you can use their general awfulness as reason to invade. <text:span text:style-name="T1980">This always succeeds against a country with -2 Inclusivity.</text:span></text:p>
        </text:list-item>
        <text:list-item>
          <text:p text:style-name="P779">You can kill a country’s ambassador to your country at any time, giving <text:span text:style-name="T886">them</text:span><text:span text:style-name="T6"> a Cassus Belli against </text:span><text:span text:style-name="T886">you</text:span><text:span text:style-name="T6">.</text:span></text:p>
        </text:list-item>
        <text:list-item>
          <text:p text:style-name="P780"><text:span text:style-name="T1978">If you are in a defensive </text:span><text:span text:style-name="T1975">alliance with another country, and that country is attacked, you automatically get a </text:span><text:span text:style-name="T1981">Cassus Belli against the attacker and any Offensive Allies they might have.</text:span></text:p>
        </text:list-item>
        <text:list-item>
          <text:p text:style-name="P781"><text:span text:style-name="T1981">I</text:span>f you are in an Offensive Alliance with another country, you automatically get a Cassus Belli against all countries your ally is at war with.</text:p>
        </text:list-item>
        <text:list-item>
          <text:p text:style-name="P781">If your Production Policy isn’t Slavery, you automatically have a Cassus Belli against all countries using Slavery <text:span text:style-name="T1255">AT ALL TIMES</text:span>.</text:p>
        </text:list-item>
        <text:list-item>
          <text:p text:style-name="P782">If you catch someone trying to do certain Espionage Actions to you, you get a Cassus Belli against the perpetrator. This counts as “They Shot First” for war justification purposes.</text:p>
        </text:list-item>
        <text:list-item>
          <text:p text:style-name="P783">If the target country controls territory that used to belong to you, <text:span text:style-name="T1912">you can try using that to justify a war. </text:span><text:span text:style-name="T1913">Roll </text:span><text:span text:style-name="T1914">3</text:span><text:span text:style-name="T1913">d20 higher than the number of turns since the last war to succeed.</text:span></text:p>
        </text:list-item>
        <text:list-item>
          <text:p text:style-name="P784">If a country is actively bombing colonies out of existence, <text:span text:style-name="T886">everyone else</text:span> has a Cassus Belli.</text:p>
        </text:list-item>
      </text:list>
      <text:h text:style-name="P759" text:outline-level="4"><text:soft-page-break/>Stronger Justifications</text:h>
      <text:p text:style-name="P651"><text:span text:style-name="T532">Certain reasons for war are perceived as particularly just by your population and military. </text:span><text:span text:style-name="T597">If </text:span><text:span text:style-name="T598">any of </text:span><text:span text:style-name="T597">these conditions are met, </text:span><text:span text:style-name="T577">your ship crews receive +3 Morale, and the Patriotic Fervor event triggers at the start of hostilities.</text:span></text:p>
      <text:list xml:id="list198078061" text:style-name="L4">
        <text:list-item>
          <text:p text:style-name="P785"><text:span text:style-name="T577">I</text:span><text:span text:style-name="T532">f your country was attacked first, the war is automatically just from your population’s perspective.</text:span></text:p>
        </text:list-item>
        <text:list-item>
          <text:p text:style-name="P776">If you are aiding a country you have a Defensive Alliance (NOT Offensive) with, the war is automatically just from your population’s perspective.</text:p>
        </text:list-item>
        <text:list-item>
          <text:p text:style-name="P785"><text:span text:style-name="T532">If your production policy </text:span><text:span text:style-name="T871">is</text:span><text:span text:style-name="T885">n’t</text:span><text:span text:style-name="T532"> Slavery, and your enemy uses Slavery, the war is automatically just from your population’s perspective. </text:span><text:span text:style-name="T579">This also applies if your Inclusivity rating is </text:span><text:span text:style-name="T580">+</text:span><text:span text:style-name="T579">1 or higher, and your enemy has -2 Inclusivity.</text:span></text:p>
        </text:list-item>
        <text:list-item>
          <text:p text:style-name="P786"><text:span text:style-name="T532">If you have a Cassus Belli, roll a d12. If the result was lower than the ideology difference between </text:span><text:span text:style-name="T578">the warring countries, your population views the war as just.</text:span></text:p>
        </text:list-item>
      </text:list>
      <text:h text:style-name="P760" text:outline-level="4">Ending Wars</text:h>
      <text:p text:style-name="P673"><text:span text:style-name="T1982">T</text:span>here are a few <text:span text:style-name="T1983">different </text:span>ways to end a war, <text:span text:style-name="T1983">returning to a state of peace.</text:span></text:p>
      <text:list xml:id="list3899358827" text:style-name="L5">
        <text:list-item>
          <text:p text:style-name="P787">First, the countries involved can negotiate a peace treaty. <text:span text:style-name="T1984">The process for doing this is laid out in </text:span><text:span text:style-name="T1985">the section on diplomacy.</text:span></text:p>
        </text:list-item>
        <text:list-item>
          <text:p text:style-name="P788">Fully conquering a country <text:span text:style-name="T1986">ends the war with them, on account of the belligerent no longer existing. </text:span></text:p>
        </text:list-item>
        <text:list-item>
          <text:p text:style-name="P788"><text:span text:style-name="T1220">OPTIONAL RULE:</text:span><text:span text:style-name="T1987"> </text:span><text:span text:style-name="T1988">If </text:span><text:span text:style-name="T1987">a conquered</text:span><text:span text:style-name="T1988"> country’s player wants to rejoin the game, they can </text:span><text:span text:style-name="T1989">make a new faction, starting in an unoccupied hex. </text:span><text:span text:style-name="T1990">If there </text:span><text:span text:style-name="T972">are</text:span><text:span text:style-name="T471"> no unoccupied hexes, they can flip a hex on the border o</text:span><text:span text:style-name="T475">f</text:span><text:span text:style-name="T471"> an existing faction; if there is a country currently having a revolution, they are required to flip a </text:span><text:span text:style-name="T472">border</text:span><text:span text:style-name="T471"> hex from said country.</text:span></text:p>
        </text:list-item>
        <text:list-item>
          <text:p text:style-name="P789"><text:span text:style-name="T471">A </text:span><text:span text:style-name="T473">country at war that suffers a revolution drops out of the war </text:span><text:span text:style-name="T474">by default. Other countries </text:span><text:span text:style-name="T973">can</text:span><text:span text:style-name="T474"> continue attacking the country under revolution without needing a new CB, but if the country’s revolution ends with a government type change, a new Cassus Belli is required to attack said new government.</text:span></text:p>
        </text:list-item>
      </text:list>
      <text:h text:style-name="P734" text:outline-level="3">Revolutions</text:h>
      <text:p text:style-name="P316"><text:span text:style-name="T1731">There are two circumstances under which a Revolution can happen. </text:span><text:span text:style-name="T1732">First is a Succession Crisis; </text:span><text:span text:style-name="T1733">these are covered in detail in the section on governments. </text:span><text:span text:style-name="T1789">By default, they have a starting severity of one. For this purpose, the capitol of an Overmind-run country being captured counts as a succession crisis.</text:span></text:p>
      <text:p text:style-name="P316"><text:span text:style-name="T1734">Second, the </text:span><text:span text:style-name="T1735">government could lose the cooperation of the people.</text:span></text:p>
      <text:p text:style-name="P310">This second type of Revolution is at risk of happening when Dissent exceeds Happiness and Legitimacy added together. <text:span text:style-name="T1788">The excess Dissent is referred to as Unrest; every turn when Unrest is greater than zero, roll a six-sided die. </text:span><text:span text:style-name="T1789">If the roll is equal or less than your current Unrest, a revolution starts with starting severity equal to current Unrest.</text:span></text:p>
      <text:p text:style-name="P312">Regardless of the cause, once a revolution starts you no longer need to track Legitimacy, Happiness, or Dissent; until the revolution ends, they no longer matter. Instead, track both the current revolution severity, <text:span text:style-name="T1790">and the maximum severity the revolution has reached. </text:span><text:span text:style-name="T1804">You also cannot change your ideology during a revolution.</text:span></text:p>
      <text:p text:style-name="P313">Each turn, roll a twelve-sided die to see how the revolution’s severity changes. <text:span text:style-name="T1791">This depends on the current Fulcrum value, starting at 4. If you roll lower than the Fulcrum, Severity goes down by 1. If you roll higher than the Fulcrum, Severity goes up by 1. If you roll the Fulcrum exactly, Severity does not change.</text:span></text:p>
      <text:p text:style-name="P313"><text:span text:style-name="T1791">Each time a new maximum Severity is reached, the Fulcrum is increased by 1. It is also increased by 1 if </text:span><text:span text:style-name="T1825">the</text:span><text:span text:style-name="T1791"> current Severity is 7 or higher, </text:span><text:span text:style-name="T1823">or if the revolution has been going on for longer than 24 turns</text:span><text:span text:style-name="T1792">. </text:span><text:span text:style-name="T1795">The Fulcrum can only change by 1 per turn. </text:span><text:span text:style-name="T1824">The Fulcrum’s value has no upper limit.</text:span></text:p>
      <text:p text:style-name="P313"><text:span text:style-name="T1793">Other </text:span><text:span text:style-name="T1794">countries can </text:span><text:span text:style-name="T1796">screw with the progression of </text:span><text:span text:style-name="T1808">a</text:span><text:span text:style-name="T1796"> revolution, provided that they share a border with </text:span><text:span text:style-name="T1808">the country under revolution</text:span><text:span text:style-name="T1796">. </text:span><text:span text:style-name="T1799">Temporarily a</text:span><text:span text:style-name="T1797">djusting the Fulcrum by 1 for a single turn costs 1 Money and 1 Industrial Capacity for every 10 Civilian Infrastructure </text:span><text:span text:style-name="T1808">the target</text:span><text:span text:style-name="T1797"> ha</text:span><text:span text:style-name="T1808">s</text:span><text:span text:style-name="T1797">. </text:span><text:span text:style-name="T1798">This can be done in either direction, opposing efforts cancel each other out, and there is no limit to the total resources other countries can spend messing with the progression of </text:span><text:span text:style-name="T1809">a</text:span><text:span text:style-name="T1798"> revolution in this manner. </text:span><text:span text:style-name="T1800">The country having the revolution cannot mess with the Fulcrum in this manner.</text:span></text:p>
      <text:p text:style-name="P321">While a revolution is ongoing, Revolution Severity inflicts several debilitating effects.</text:p>
      <text:p text:style-name="P313"><text:span text:style-name="T1800">First, every point of Severity reduces your Industrial Capacity and </text:span><text:span text:style-name="T1801">T</text:span><text:span text:style-name="T1800">ax </text:span><text:span text:style-name="T1801">Revenue by 10%, stacking linearly. This is capped at 90%.</text:span></text:p>
      <text:p text:style-name="P313"><text:span text:style-name="T1801">Second, for every point of Severity, 1% of your Ground Forces and ships die to infighting this turn. </text:span><text:span text:style-name="T1802">This stacks linearly, and has no cap.</text:span></text:p>
      <text:p text:style-name="P314">If Severity is four or higher, 1% of your Civilian Infrastructure is destroyed each turn. This increases to 2% at Severity <text:span text:style-name="T1803">6, and increases by another percentage point for every two Severity after.</text:span></text:p>
      <text:p text:style-name="P315">When Severity reaches zero, the revolution ends. What happens next depends on the maximum severity it reached. <text:span text:style-name="T1804">If maximum severity was six or less, change your ideology by a number of points equal to half the maximum severity (rounding up). If maximum severity exceeded six, randomize your ideology; roll a four-sided die for each ideological axis.</text:span></text:p>
      <text:p text:style-name="P647">Once that’s done, <text:span text:style-name="T1805">pick a government type and policies allowed by your new ideology, </text:span><text:span text:style-name="T1810">ignoring other requirements</text:span><text:span text:style-name="T1805">. Legitimacy, Dissent, and Happiness are reset to </text:span><text:span text:style-name="T1807">zero</text:span><text:span text:style-name="T1805">, drifting towards their target values at </text:span><text:span text:style-name="T1807">one</text:span><text:span text:style-name="T1805"> per turn; </text:span><text:span text:style-name="T1811">once the</text:span><text:span text:style-name="T1812">se values reach their target</text:span><text:span text:style-name="T1811">, normal drift rates resume. Reset</text:span><text:span text:style-name="T1806"> Corruption </text:span><text:span text:style-name="T1811">to zero</text:span><text:span text:style-name="T1806">.</text:span></text:p>
      <text:h text:style-name="P729" text:outline-level="2">Full Play Economy Phase</text:h>
      <text:p text:style-name="P317">There are <text:span text:style-name="T1756">five</text:span> “currencies” players need to work with <text:span text:style-name="T1737">in the Economy Phase: Money </text:span><text:span text:style-name="T1738">($)</text:span><text:span text:style-name="T1737">, Industrial Capacity</text:span><text:span text:style-name="T1738">(</text:span><text:span text:style-name="T1739">I</text:span><text:span text:style-name="T1738">)</text:span><text:span text:style-name="T1737">, Administrative Capacity</text:span><text:span text:style-name="T1738">(</text:span><text:span text:style-name="T1739">A</text:span><text:span text:style-name="T1738">), </text:span><text:span text:style-name="T1756">Military Production (MP), and Military Spending (M$)</text:span><text:span text:style-name="T1737">. Of the three, Money is the only one that can be stored between turns. </text:span><text:span text:style-name="T1758">Industrial Capacity and Money can be converted to Military Production and Military Spending respectively at a rate of 1</text:span><text:span text:style-name="T1759">000 </text:span><text:span text:style-name="T1760">MP/M$ per unit I/$.</text:span></text:p>
      <text:p text:style-name="P635">First, generate this turn’s Industrial Output and Money income. At base, every point of Civilian Infrastructure generates one of each, modified by various factors according to the table below. <text:span text:style-name="T1919">Remember to account for reductions from Corruption, if applicable.</text:span></text:p>
      <table:table table:name="Table11" table:style-name="Table11">
        <table:table-column table:style-name="Table11.A"/>
        <table:table-column table:style-name="Table11.B" table:number-columns-repeated="2"/>
        <table:table-column table:style-name="Table11.D"/>
        <table:table-column table:style-name="Table11.E"/>
        <table:table-column table:style-name="Table11.F"/>
        <table:table-column table:style-name="Table11.G"/>
        <table:table-column table:style-name="Table11.H"/>
        <table:table-column table:style-name="Table11.E"/>
        <table:table-column table:style-name="Table11.J"/>
        <table:table-column table:style-name="Table11.K"/>
        <table:table-column table:style-name="Table11.L"/>
        <table:table-column table:style-name="Table11.M"/>
        <table:table-row>
          <table:table-cell table:style-name="Table11.A1" office:value-type="string">
            <text:p text:style-name="P362">Colony</text:p>
          </table:table-cell>
          <table:table-cell table:style-name="Table11.A1" office:value-type="string">
            <text:p text:style-name="P362">I</text:p>
          </table:table-cell>
          <table:table-cell table:style-name="Table11.A1" office:value-type="string">
            <text:p text:style-name="P362">$</text:p>
          </table:table-cell>
          <table:table-cell table:style-name="Table11.A1" office:value-type="string">
            <text:p text:style-name="P363">Prod. Policy</text:p>
          </table:table-cell>
          <table:table-cell table:style-name="Table11.A1" office:value-type="string">
            <text:p text:style-name="P360">I</text:p>
          </table:table-cell>
          <table:table-cell table:style-name="Table11.A1" office:value-type="string">
            <text:p text:style-name="P360">$</text:p>
          </table:table-cell>
          <table:table-cell table:style-name="Table11.A1" office:value-type="string">
            <text:p text:style-name="P365">Strat. Policy</text:p>
          </table:table-cell>
          <table:table-cell table:style-name="Table11.A1" office:value-type="string">
            <text:p text:style-name="P366">I</text:p>
          </table:table-cell>
          <table:table-cell table:style-name="Table11.A1" office:value-type="string">
            <text:p text:style-name="P366">$</text:p>
          </table:table-cell>
          <table:table-cell table:style-name="Table11.A1" office:value-type="string">
            <text:p text:style-name="P361">Public W.</text:p>
          </table:table-cell>
          <table:table-cell table:style-name="Table11.A1" office:value-type="string">
            <text:p text:style-name="P361">multi</text:p>
          </table:table-cell>
          <table:table-cell table:style-name="Table11.A1" office:value-type="string">
            <text:p text:style-name="P364">Misc</text:p>
          </table:table-cell>
          <table:table-cell table:style-name="Table11.M1" office:value-type="string">
            <text:p text:style-name="P379"/>
          </table:table-cell>
        </table:table-row>
        <table:table-row>
          <table:table-cell table:style-name="Table11.A2" office:value-type="string">
            <text:p text:style-name="P362">Sun</text:p>
          </table:table-cell>
          <table:table-cell table:style-name="Table11.A2" office:value-type="string">
            <text:p text:style-name="P362">x3</text:p>
          </table:table-cell>
          <table:table-cell table:style-name="Table11.A2" office:value-type="string">
            <text:p text:style-name="P362"><text:span text:style-name="T1918">x</text:span>1.5</text:p>
          </table:table-cell>
          <table:table-cell table:style-name="Table11.A2" office:value-type="string">
            <text:p text:style-name="P360">Slavery</text:p>
          </table:table-cell>
          <table:table-cell table:style-name="Table11.A2" office:value-type="string">
            <text:p text:style-name="P360">x1.65</text:p>
          </table:table-cell>
          <table:table-cell table:style-name="Table11.A2" office:value-type="string">
            <text:p text:style-name="P360">x1</text:p>
          </table:table-cell>
          <table:table-cell table:style-name="Table11.A2" office:value-type="string">
            <text:p text:style-name="P366">Classless</text:p>
          </table:table-cell>
          <table:table-cell table:style-name="Table11.A2" office:value-type="string">
            <text:p text:style-name="P368">x1.2</text:p>
          </table:table-cell>
          <table:table-cell table:style-name="Table11.A2" office:value-type="string">
            <text:p text:style-name="P368">x1.3</text:p>
          </table:table-cell>
          <table:table-cell table:style-name="Table11.A2" office:value-type="string">
            <text:p text:style-name="P361">Transit</text:p>
          </table:table-cell>
          <table:table-cell table:style-name="Table11.A2" office:value-type="string">
            <text:p text:style-name="P361">x1.05</text:p>
          </table:table-cell>
          <table:table-cell table:style-name="Table11.L2" table:number-rows-spanned="2" table:number-columns-spanned="2" office:value-type="string">
            <text:p text:style-name="P364">STEM Education: </text:p>
            <text:p text:style-name="P364">x0-x1.5 Industry</text:p>
          </table:table-cell>
          <table:covered-table-cell/>
        </table:table-row>
        <table:table-row>
          <table:table-cell table:style-name="Table11.A2" office:value-type="string">
            <text:p text:style-name="P362">Void</text:p>
          </table:table-cell>
          <table:table-cell table:style-name="Table11.A2" office:value-type="string">
            <text:p text:style-name="P359">x0</text:p>
          </table:table-cell>
          <table:table-cell table:style-name="Table11.A2" office:value-type="string">
            <text:p text:style-name="P359">x2</text:p>
          </table:table-cell>
          <table:table-cell table:style-name="Table11.A2" office:value-type="string">
            <text:p text:style-name="P360">Laissez-Faire</text:p>
          </table:table-cell>
          <table:table-cell table:style-name="Table11.A2" office:value-type="string">
            <text:p text:style-name="P360">x1</text:p>
          </table:table-cell>
          <table:table-cell table:style-name="Table11.A2" office:value-type="string">
            <text:p text:style-name="P360">x0.4</text:p>
          </table:table-cell>
          <table:table-cell table:style-name="Table11.A2" office:value-type="string">
            <text:p text:style-name="P366">Situational</text:p>
          </table:table-cell>
          <table:table-cell table:style-name="Table11.A2" office:value-type="string">
            <text:p text:style-name="P368">x1.1</text:p>
          </table:table-cell>
          <table:table-cell table:style-name="Table11.A2" office:value-type="string">
            <text:p text:style-name="P368">x1.2</text:p>
          </table:table-cell>
          <table:table-cell table:style-name="Table11.A2" office:value-type="string">
            <text:p text:style-name="P361">Network</text:p>
          </table:table-cell>
          <table:table-cell table:style-name="Table11.A2" office:value-type="string">
            <text:p text:style-name="P361">x1.15</text:p>
          </table:table-cell>
          <table:covered-table-cell table:style-name="Table11.L2"/>
          <table:covered-table-cell/>
        </table:table-row>
        <table:table-row>
          <table:table-cell table:style-name="Table11.A2" office:value-type="string">
            <text:p text:style-name="P359">Belt</text:p>
          </table:table-cell>
          <table:table-cell table:style-name="Table11.A2" office:value-type="string">
            <text:p text:style-name="P359">x1.5</text:p>
          </table:table-cell>
          <table:table-cell table:style-name="Table11.A2" office:value-type="string">
            <text:p text:style-name="P359">x0.8</text:p>
          </table:table-cell>
          <table:table-cell table:style-name="Table11.A2" office:value-type="string">
            <text:p text:style-name="P360">Reg. Capitalism</text:p>
          </table:table-cell>
          <table:table-cell table:style-name="Table11.A2" office:value-type="string">
            <text:p text:style-name="P360">x1</text:p>
          </table:table-cell>
          <table:table-cell table:style-name="Table11.A2" office:value-type="string">
            <text:p text:style-name="P360">x1.5</text:p>
          </table:table-cell>
          <table:table-cell table:style-name="Table11.A2" office:value-type="string">
            <text:p text:style-name="P366">Meritocracy</text:p>
          </table:table-cell>
          <table:table-cell table:style-name="Table11.A2" office:value-type="string">
            <text:p text:style-name="P368">x1.3</text:p>
          </table:table-cell>
          <table:table-cell table:style-name="Table11.A2" office:value-type="string">
            <text:p text:style-name="P368">x1.2</text:p>
          </table:table-cell>
          <table:table-cell table:style-name="Table11.A2" office:value-type="string">
            <text:p text:style-name="P361">Job Boards</text:p>
          </table:table-cell>
          <table:table-cell table:style-name="Table11.A2" office:value-type="string">
            <text:p text:style-name="P361">x1.05</text:p>
          </table:table-cell>
          <table:table-cell table:style-name="Table11.L2" table:number-rows-spanned="2" table:number-columns-spanned="2" office:value-type="string">
            <text:p text:style-name="P364">Economics Edu.</text:p>
            <text:p text:style-name="P364">x0.5-x1.5 Money</text:p>
          </table:table-cell>
          <table:covered-table-cell/>
        </table:table-row>
        <table:table-row>
          <table:table-cell table:style-name="Table11.A2" office:value-type="string">
            <text:p text:style-name="P359">Rocky</text:p>
          </table:table-cell>
          <table:table-cell table:style-name="Table11.A2" office:value-type="string">
            <text:p text:style-name="P359">x1.5</text:p>
          </table:table-cell>
          <table:table-cell table:style-name="Table11.A2" office:value-type="string">
            <text:p text:style-name="P359">x1</text:p>
          </table:table-cell>
          <table:table-cell table:style-name="Table11.A2" office:value-type="string">
            <text:p text:style-name="P360">Central Plan</text:p>
          </table:table-cell>
          <table:table-cell table:style-name="Table11.A2" office:value-type="string">
            <text:p text:style-name="P360">x2</text:p>
          </table:table-cell>
          <table:table-cell table:style-name="Table11.A2" office:value-type="string">
            <text:p text:style-name="P360">x1.5</text:p>
          </table:table-cell>
          <table:table-cell table:style-name="Table11.A2" office:value-type="string">
            <text:p text:style-name="P366">Eusocial</text:p>
          </table:table-cell>
          <table:table-cell table:style-name="Table11.A2" office:value-type="string">
            <text:p text:style-name="P367">x1.3</text:p>
          </table:table-cell>
          <table:table-cell table:style-name="Table11.A2" office:value-type="string">
            <text:p text:style-name="P367">x1.3</text:p>
          </table:table-cell>
          <table:table-cell table:style-name="Table11.A2" office:value-type="string">
            <text:p text:style-name="P361">Safety Net</text:p>
          </table:table-cell>
          <table:table-cell table:style-name="Table11.A2" office:value-type="string">
            <text:p text:style-name="P361">x1.05</text:p>
          </table:table-cell>
          <table:covered-table-cell table:style-name="Table11.L2"/>
          <table:covered-table-cell/>
        </table:table-row>
        <table:table-row>
          <table:table-cell table:style-name="Table11.A2" office:value-type="string">
            <text:p text:style-name="P359">Terra</text:p>
          </table:table-cell>
          <table:table-cell table:style-name="Table11.A2" office:value-type="string">
            <text:p text:style-name="P359">x1</text:p>
          </table:table-cell>
          <table:table-cell table:style-name="Table11.A2" office:value-type="string">
            <text:p text:style-name="P359">x2</text:p>
          </table:table-cell>
          <table:table-cell table:style-name="Table11.A2" office:value-type="string">
            <text:p text:style-name="P360">M. Socialism</text:p>
          </table:table-cell>
          <table:table-cell table:style-name="Table11.A2" office:value-type="string">
            <text:p text:style-name="P360">x1.2</text:p>
          </table:table-cell>
          <table:table-cell table:style-name="Table11.A2" office:value-type="string">
            <text:p text:style-name="P360">x2</text:p>
          </table:table-cell>
          <table:table-cell table:style-name="Table11.A2" office:value-type="string">
            <text:p text:style-name="P366">Chain of Command</text:p>
          </table:table-cell>
          <table:table-cell table:style-name="Table11.A2" office:value-type="string">
            <text:p text:style-name="P369">x1.1</text:p>
          </table:table-cell>
          <table:table-cell table:style-name="Table11.A2" office:value-type="string">
            <text:p text:style-name="P369">x1</text:p>
          </table:table-cell>
          <table:table-cell table:style-name="Table11.A2" office:value-type="string">
            <text:p text:style-name="P361">Housing</text:p>
          </table:table-cell>
          <table:table-cell table:style-name="Table11.A2" office:value-type="string">
            <text:p text:style-name="P361">x1.05</text:p>
          </table:table-cell>
          <table:table-cell table:style-name="Table11.L2" table:number-rows-spanned="2" table:number-columns-spanned="2" office:value-type="string">
            <text:p text:style-name="P365">Prisoner Labor: </text:p>
            <text:p text:style-name="P365">x1.1 Industry</text:p>
          </table:table-cell>
          <table:covered-table-cell/>
        </table:table-row>
        <table:table-row>
          <table:table-cell table:style-name="Table11.A2" office:value-type="string">
            <text:p text:style-name="P359">Gas</text:p>
          </table:table-cell>
          <table:table-cell table:style-name="Table11.A2" office:value-type="string">
            <text:p text:style-name="P359">x1.2</text:p>
          </table:table-cell>
          <table:table-cell table:style-name="Table11.A2" office:value-type="string">
            <text:p text:style-name="P359">x1</text:p>
          </table:table-cell>
          <table:table-cell table:style-name="Table11.A2" office:value-type="string">
            <text:p text:style-name="P360">Clank. Rep.</text:p>
          </table:table-cell>
          <table:table-cell table:style-name="Table11.A2" office:value-type="string">
            <text:p text:style-name="P360">x4</text:p>
          </table:table-cell>
          <table:table-cell table:style-name="Table11.A2" office:value-type="string">
            <text:p text:style-name="P360">x1</text:p>
          </table:table-cell>
          <table:table-cell table:style-name="Table11.A2" office:value-type="string">
            <text:p text:style-name="P366">Caste System</text:p>
          </table:table-cell>
          <table:table-cell table:style-name="Table11.A2" office:value-type="string">
            <text:p text:style-name="P369">x0.8</text:p>
          </table:table-cell>
          <table:table-cell table:style-name="Table11.A2" office:value-type="string">
            <text:p text:style-name="P369">x0.8</text:p>
          </table:table-cell>
          <table:table-cell table:style-name="Table11.A2" office:value-type="string">
            <text:p text:style-name="P379"/>
          </table:table-cell>
          <table:table-cell table:style-name="Table11.A2" office:value-type="string">
            <text:p text:style-name="P379"/>
          </table:table-cell>
          <table:covered-table-cell table:style-name="Table11.L2"/>
          <table:covered-table-cell/>
        </table:table-row>
        <table:table-row>
          <table:table-cell table:style-name="Table11.A2" office:value-type="string">
            <text:p text:style-name="P359"/>
          </table:table-cell>
          <table:table-cell table:style-name="Table11.A2" office:value-type="string">
            <text:p text:style-name="P359"/>
          </table:table-cell>
          <table:table-cell table:style-name="Table11.A2" office:value-type="string">
            <text:p text:style-name="P359"/>
          </table:table-cell>
          <table:table-cell table:style-name="Table11.A2" office:value-type="string">
            <text:p text:style-name="P360"/>
          </table:table-cell>
          <table:table-cell table:style-name="Table11.A2" office:value-type="string">
            <text:p text:style-name="P360"/>
          </table:table-cell>
          <table:table-cell table:style-name="Table11.A2" office:value-type="string">
            <text:p text:style-name="P360"/>
          </table:table-cell>
          <table:table-cell table:style-name="Table11.A2" office:value-type="string">
            <text:p text:style-name="P366">Apartheid</text:p>
          </table:table-cell>
          <table:table-cell table:style-name="Table11.A2" office:value-type="string">
            <text:p text:style-name="P369">x0.9</text:p>
          </table:table-cell>
          <table:table-cell table:style-name="Table11.A2" office:value-type="string">
            <text:p text:style-name="P369">x0.9</text:p>
          </table:table-cell>
          <table:table-cell table:style-name="Table11.A2" office:value-type="string">
            <text:p text:style-name="P379"/>
          </table:table-cell>
          <table:table-cell table:style-name="Table11.A2" office:value-type="string">
            <text:p text:style-name="P379"/>
          </table:table-cell>
          <table:table-cell table:style-name="Table11.L2" table:number-rows-spanned="2" table:number-columns-spanned="2" office:value-type="string">
            <text:p text:style-name="P378">Healthcare Policy: <text:line-break/>x0.95-x1.15 Money</text:p>
          </table:table-cell>
          <table:covered-table-cell/>
        </table:table-row>
        <table:table-row>
          <table:table-cell table:style-name="Table11.A2" office:value-type="string">
            <text:p text:style-name="P359"/>
          </table:table-cell>
          <table:table-cell table:style-name="Table11.A2" office:value-type="string">
            <text:p text:style-name="P359"/>
          </table:table-cell>
          <table:table-cell table:style-name="Table11.A2" office:value-type="string">
            <text:p text:style-name="P359"/>
          </table:table-cell>
          <table:table-cell table:style-name="Table11.A2" office:value-type="string">
            <text:p text:style-name="P360"/>
          </table:table-cell>
          <table:table-cell table:style-name="Table11.A2" office:value-type="string">
            <text:p text:style-name="P360"/>
          </table:table-cell>
          <table:table-cell table:style-name="Table11.A2" office:value-type="string">
            <text:p text:style-name="P360"/>
          </table:table-cell>
          <table:table-cell table:style-name="Table11.A2" office:value-type="string">
            <text:p text:style-name="P366">Hereditary Arist.</text:p>
          </table:table-cell>
          <table:table-cell table:style-name="Table11.A2" office:value-type="string">
            <text:p text:style-name="P369">x1</text:p>
          </table:table-cell>
          <table:table-cell table:style-name="Table11.A2" office:value-type="string">
            <text:p text:style-name="P369">x1</text:p>
          </table:table-cell>
          <table:table-cell table:style-name="Table11.A2" office:value-type="string">
            <text:p text:style-name="P379"/>
          </table:table-cell>
          <table:table-cell table:style-name="Table11.A2" office:value-type="string">
            <text:p text:style-name="P379"/>
          </table:table-cell>
          <table:covered-table-cell table:style-name="Table11.L2"/>
          <table:covered-table-cell/>
        </table:table-row>
        <table:table-row>
          <table:table-cell table:style-name="Table11.A2" office:value-type="string">
            <text:p text:style-name="P359"/>
          </table:table-cell>
          <table:table-cell table:style-name="Table11.A2" office:value-type="string">
            <text:p text:style-name="P359"/>
          </table:table-cell>
          <table:table-cell table:style-name="Table11.A2" office:value-type="string">
            <text:p text:style-name="P359"/>
          </table:table-cell>
          <table:table-cell table:style-name="Table11.A2" office:value-type="string">
            <text:p text:style-name="P360"/>
          </table:table-cell>
          <table:table-cell table:style-name="Table11.A2" office:value-type="string">
            <text:p text:style-name="P360"/>
          </table:table-cell>
          <table:table-cell table:style-name="Table11.A2" office:value-type="string">
            <text:p text:style-name="P360"/>
          </table:table-cell>
          <table:table-cell table:style-name="Table11.A2" office:value-type="string">
            <text:p text:style-name="P366">Wealth-Based Arist.</text:p>
          </table:table-cell>
          <table:table-cell table:style-name="Table11.A2" office:value-type="string">
            <text:p text:style-name="P370">x1</text:p>
          </table:table-cell>
          <table:table-cell table:style-name="Table11.A2" office:value-type="string">
            <text:p text:style-name="P370">x1.1</text:p>
          </table:table-cell>
          <table:table-cell table:style-name="Table11.A2" office:value-type="string">
            <text:p text:style-name="P379"/>
          </table:table-cell>
          <table:table-cell table:style-name="Table11.A2" office:value-type="string">
            <text:p text:style-name="P379"/>
          </table:table-cell>
          <table:table-cell table:style-name="Table11.L2" table:number-columns-spanned="2" office:value-type="string">
            <text:p text:style-name="P379"/>
          </table:table-cell>
          <table:covered-table-cell/>
        </table:table-row>
        <table:table-row>
          <table:table-cell table:style-name="Table11.A2" office:value-type="string">
            <text:p text:style-name="P359"/>
          </table:table-cell>
          <table:table-cell table:style-name="Table11.A2" office:value-type="string">
            <text:p text:style-name="P359"/>
          </table:table-cell>
          <table:table-cell table:style-name="Table11.A2" office:value-type="string">
            <text:p text:style-name="P359"/>
          </table:table-cell>
          <table:table-cell table:style-name="Table11.A2" office:value-type="string">
            <text:p text:style-name="P360"/>
          </table:table-cell>
          <table:table-cell table:style-name="Table11.A2" office:value-type="string">
            <text:p text:style-name="P360"/>
          </table:table-cell>
          <table:table-cell table:style-name="Table11.A2" office:value-type="string">
            <text:p text:style-name="P360"/>
          </table:table-cell>
          <table:table-cell table:style-name="Table11.A2" office:value-type="string">
            <text:p text:style-name="P367">Religious Privilege</text:p>
          </table:table-cell>
          <table:table-cell table:style-name="Table11.A2" office:value-type="string">
            <text:p text:style-name="P368">x0.9</text:p>
          </table:table-cell>
          <table:table-cell table:style-name="Table11.A2" office:value-type="string">
            <text:p text:style-name="P368">x1.1</text:p>
          </table:table-cell>
          <table:table-cell table:style-name="Table11.A2" office:value-type="string">
            <text:p text:style-name="P379"/>
          </table:table-cell>
          <table:table-cell table:style-name="Table11.A2" office:value-type="string">
            <text:p text:style-name="P379"/>
          </table:table-cell>
          <table:table-cell table:style-name="Table11.L2" table:number-columns-spanned="2" office:value-type="string">
            <text:p text:style-name="P379"/>
          </table:table-cell>
          <table:covered-table-cell/>
        </table:table-row>
      </table:table>
      <text:p text:style-name="P317"><text:span text:style-name="T1660">Before any discretionary spending, all ongoing expenses must be paid for. </text:span><text:span text:style-name="T1661">The Administrative Capacity cost of </text:span><text:span text:style-name="T1662">policies grows </text:span><text:span text:style-name="T1659">linearly </text:span><text:span text:style-name="T1662">by 10% per hex of distance from your capitol. </text:span><text:span text:style-name="T1659">Certain government types reduce this to 5%, or increase it to 30%.</text:span></text:p>
      <text:section text:style-name="Sect6" text:name="Section6">
        <table:table table:name="Table10" table:style-name="Table10">
          <table:table-column table:style-name="Table10.A"/>
          <table:table-column table:style-name="Table10.B"/>
          <table:table-row>
            <table:table-cell table:style-name="Table10.A1" office:value-type="string">
              <text:p text:style-name="P380">Expense</text:p>
            </table:table-cell>
            <table:table-cell table:style-name="Table10.B1" office:value-type="string">
              <text:p text:style-name="P380">Cost</text:p>
            </table:table-cell>
          </table:table-row>
          <table:table-row>
            <table:table-cell table:style-name="Table10.A2" office:value-type="string">
              <text:p text:style-name="P380">Military Infra Upkeep</text:p>
            </table:table-cell>
            <table:table-cell table:style-name="Table10.B2" office:value-type="string">
              <text:p text:style-name="P381"><text:span text:style-name="T1915">5</text:span> M$/point/turn</text:p>
            </table:table-cell>
          </table:table-row>
          <table:table-row>
            <table:table-cell table:style-name="Table10.A2" office:value-type="string">
              <text:p text:style-name="P387">Crew Pay (<text:span text:style-name="T1922">Bad</text:span>)</text:p>
            </table:table-cell>
            <table:table-cell table:style-name="Table10.B2" office:value-type="string">
              <text:p text:style-name="P387">1 <text:span text:style-name="T1764">M$</text:span>/2<text:span text:style-name="T1600">0</text:span>0 crew</text:p>
            </table:table-cell>
          </table:table-row>
          <table:table-row>
            <table:table-cell table:style-name="Table10.A2" office:value-type="string">
              <text:p text:style-name="P387">Crew Pay (Normal)</text:p>
            </table:table-cell>
            <table:table-cell table:style-name="Table10.B2" office:value-type="string">
              <text:p text:style-name="P387">1 <text:span text:style-name="T1764">M$</text:span>/1<text:span text:style-name="T1600">0</text:span>0 crew</text:p>
            </table:table-cell>
          </table:table-row>
          <table:table-row>
            <table:table-cell table:style-name="Table10.A2" office:value-type="string">
              <text:p text:style-name="P387">Crew Pay (Double)</text:p>
            </table:table-cell>
            <table:table-cell table:style-name="Table10.B2" office:value-type="string">
              <text:p text:style-name="P387">1 <text:span text:style-name="T1764">M$</text:span>/5<text:span text:style-name="T1600">0</text:span> crew</text:p>
            </table:table-cell>
          </table:table-row>
          <table:table-row>
            <table:table-cell table:style-name="Table10.A2" office:value-type="string">
              <text:p text:style-name="P388">Crew Training</text:p>
            </table:table-cell>
            <table:table-cell table:style-name="Table10.B2" office:value-type="string">
              <text:p text:style-name="P389"><text:span text:style-name="T1916">10</text:span> M$/Academy</text:p>
            </table:table-cell>
          </table:table-row>
          <table:table-row>
            <table:table-cell table:style-name="Table10.A2" office:value-type="string">
              <text:p text:style-name="P390"><text:span text:style-name="T1025">Ground Forces (-</text:span><text:span text:style-name="T1027">2</text:span><text:span text:style-name="T1025">)</text:span></text:p>
            </table:table-cell>
            <table:table-cell table:style-name="Table10.B2" office:value-type="string">
              <text:p text:style-name="P390"><text:span text:style-name="T1768">25</text:span><text:span text:style-name="T1025"> </text:span><text:span text:style-name="T1765">M$</text:span><text:span text:style-name="T1025">/</text:span><text:span text:style-name="T1026">4 Forces</text:span></text:p>
            </table:table-cell>
          </table:table-row>
          <table:table-row>
            <table:table-cell table:style-name="Table10.A2" office:value-type="string">
              <text:p text:style-name="P390"><text:span text:style-name="T1026">Ground Forces (</text:span><text:span text:style-name="T1027">0</text:span><text:span text:style-name="T1026">)</text:span></text:p>
            </table:table-cell>
            <table:table-cell table:style-name="Table10.B2" office:value-type="string">
              <text:p text:style-name="P391"><text:span text:style-name="T1768">25 M$</text:span>/2 Forces</text:p>
            </table:table-cell>
          </table:table-row>
          <table:table-row>
            <table:table-cell table:style-name="Table10.A2" office:value-type="string">
              <text:p text:style-name="P390"><text:span text:style-name="T1026">Ground Forces (</text:span><text:span text:style-name="T1027">+2)</text:span></text:p>
            </table:table-cell>
            <table:table-cell table:style-name="Table10.B2" office:value-type="string">
              <text:p text:style-name="P392"><text:span text:style-name="T1768">25 M$</text:span>/Force</text:p>
            </table:table-cell>
          </table:table-row>
          <table:table-row>
            <table:table-cell table:style-name="Table10.B2" table:number-columns-spanned="2" office:value-type="string">
              <text:p text:style-name="P393">Supplies: 1:1 conversion from MP</text:p>
            </table:table-cell>
            <table:covered-table-cell/>
          </table:table-row>
          <table:table-row>
            <table:table-cell table:style-name="Table10.A2" office:value-type="string">
              <text:p text:style-name="P382">Non-Lethal Purge Upkeep</text:p>
            </table:table-cell>
            <table:table-cell table:style-name="Table10.B2" office:value-type="string">
              <text:p text:style-name="P383">5 A <text:span text:style-name="T2014">(2A for underage)</text:span></text:p>
            </table:table-cell>
          </table:table-row>
          <table:table-row>
            <table:table-cell table:style-name="Table10.A2" office:value-type="string">
              <text:p text:style-name="P384">Shipbuilding</text:p>
            </table:table-cell>
            <table:table-cell table:style-name="Table10.B2" office:value-type="string">
              <text:p text:style-name="P384">See Shipyard desc.</text:p>
            </table:table-cell>
          </table:table-row>
          <table:table-row>
            <table:table-cell table:style-name="Table10.A2" office:value-type="string">
              <text:p text:style-name="P385">Ship Upkeep (Normal)</text:p>
            </table:table-cell>
            <table:table-cell table:style-name="Table10.B2" office:value-type="string">
              <text:p text:style-name="P385">5% build cost in M$</text:p>
            </table:table-cell>
          </table:table-row>
          <table:table-row>
            <table:table-cell table:style-name="Table10.A2" office:value-type="string">
              <text:p text:style-name="P386">Ship Upkeep (MB)</text:p>
            </table:table-cell>
            <table:table-cell table:style-name="Table10.B2" office:value-type="string">
              <text:p text:style-name="P386">1% build cost in M$</text:p>
            </table:table-cell>
          </table:table-row>
          <table:table-row>
            <table:table-cell table:style-name="Table10.A2" office:value-type="string">
              <text:p text:style-name="P384">Ground Force Training</text:p>
            </table:table-cell>
            <table:table-cell table:style-name="Table10.B2" office:value-type="string">
              <text:p text:style-name="P384">See Boot Camp desc.</text:p>
            </table:table-cell>
          </table:table-row>
        </table:table>
        <text:p text:style-name="P723">Civilian Infrastructure is your resource base; it’s where your Industrial Capacity and Tax Revenue come from, and without those you can’t really do anything. Military Infrastructure meanwhile has a bunch of different uses, but is always a consumer of resources, rather than a producer.</text:p>
        <text:p text:style-name="P723">You can build Infrastructure with construction ships, or by spending Industrial Capacity. In the latter case, the base rate is 50 Industrial Capacity to build one Civilian Infrastructure. Military Infrastructure costs 50 Military Production per point. Industrial Capacity can “travel” for the purposes of Infrastructure Construction, losing a flat 10% efficiency per hex of distance from the origin of the Industrial Capacity in question.</text:p>
        <text:p text:style-name="P723">Colonies under 25% of their Civilian Infrastructure cap receive a x2 growth multiplier per Industry. This multiplier is boosted by Penal Colonies.</text:p>
      </text:section>
      <table:table table:name="Table9" table:style-name="Table9">
        <table:table-column table:style-name="Table9.A"/>
        <table:table-column table:style-name="Table9.B"/>
        <table:table-row>
          <table:table-cell table:style-name="Table9.A1" office:value-type="string">
            <text:p text:style-name="P82">MI Type</text:p>
          </table:table-cell>
          <table:table-cell table:style-name="Table9.B1" office:value-type="string">
            <text:p text:style-name="P82">Function</text:p>
          </table:table-cell>
        </table:table-row>
        <table:table-row table:style-name="Table9.2">
          <table:table-cell table:style-name="Table9.A2" office:value-type="string">
            <text:p text:style-name="P82">Shipyard</text:p>
          </table:table-cell>
          <table:table-cell table:style-name="Table9.B2" office:value-type="string">
            <text:p text:style-name="P636"><text:span text:style-name="T1638">Is used to build and repair ships. Each point of Military Infrastructure invested in Shipyards </text:span><text:span text:style-name="T1639">increases that </text:span><text:span text:style-name="T1657">colony</text:span><text:span text:style-name="T1639">’s Shipyard Capacity by </text:span><text:span text:style-name="T1663">30</text:span><text:span text:style-name="T1639">0 Volume</text:span><text:span text:style-name="T832">. </text:span><text:span text:style-name="T833">To be built, </text:span><text:span text:style-name="T834">modified,</text:span><text:span text:style-name="T833"> or repaired, ships need </text:span><text:span text:style-name="T834">Shipyard Capacity</text:span><text:span text:style-name="T833"> </text:span><text:span text:style-name="T834">matching</text:span><text:span text:style-name="T833"> their entire Volume rating.</text:span></text:p>
            <text:p text:style-name="P715"><text:s/></text:p>
            <text:p text:style-name="P636"><text:span text:style-name="T833">T</text:span><text:span text:style-name="T835">o build a ship, pay the entire cost </text:span><text:span text:style-name="T864">with </text:span><text:span text:style-name="T866">Military Production</text:span><text:span text:style-name="T835"> up front. Build time in Strategic Turns is the s</text:span><text:span text:style-name="T849">hip’s volume divided by 100</text:span><text:span text:style-name="T835">, rounded up. </text:span><text:span text:style-name="T836">Ships need the</text:span><text:span text:style-name="T837">ir allotted Shipyard Capacity for their entire build time.</text:span><text:span text:style-name="T848"><text:line-break/></text:span><text:span text:style-name="T2006"> </text:span></text:p>
            <text:p text:style-name="P636"><text:span text:style-name="T850">For ships smaller than 100 </text:span><text:span text:style-name="T853">volum</text:span><text:span text:style-name="T850">e, their build time might be lower than a single strategic turn. </text:span><text:span text:style-name="T851">Divide 100 by the ship’s volume, and multiply the number of ships you can build with the required Shipyard Capacity by the result, rounding down.</text:span></text:p>
            <text:p text:style-name="P713"><text:s/></text:p>
            <text:p text:style-name="P636"><text:span text:style-name="T838">Repairs </text:span><text:span text:style-name="T852">also use </text:span><text:span text:style-name="T854">Shipyard Capacity. </text:span><text:span text:style-name="T855">The cost and time of ship repairs is determined by just how badly a ship has been damaged. </text:span><text:span text:style-name="T856">At 50% of the ship’s Integrity being depleted, the repair cost and time is equal to building a whole new ship of the class. </text:span><text:span text:style-name="T857">This scales linearly with the fraction of the ship’s integrity which has been lost. If </text:span><text:span text:style-name="T858">a ship’s </text:span><text:span text:style-name="T857">armor needs to be repaired, it costs </text:span><text:span text:style-name="T858">one </text:span><text:span text:style-name="T864">Industrial Capacity</text:span><text:span text:style-name="T858"> per 100 damaged Armor Value. </text:span><text:span text:style-name="T859">Ship repairs take a minimum of one Strategic Turn.</text:span></text:p>
            <text:p text:style-name="P711"><text:s/></text:p>
            <text:p text:style-name="P269"><text:span text:style-name="T859">Y</text:span><text:span text:style-name="T831">ou can also </text:span><text:span text:style-name="T1006">refit</text:span><text:span text:style-name="T831"> ships in a shipyard, </text:span><text:span text:style-name="T860">modifying them by removing and adding components. The shipyard capacity required </text:span><text:span text:style-name="T861">is equal to either the starting or final volume (whichever is larger). Removing components costs half their price, installing new ones </text:span><text:span text:style-name="T862">costs full price. A ship </text:span><text:span text:style-name="T531">MUST</text:span><text:span text:style-name="T604"> be fully repaired before being refit.</text:span></text:p>
            <text:p text:style-name="P709"><text:s/></text:p>
            <text:p text:style-name="P328"><text:span text:style-name="T604">L</text:span><text:span text:style-name="T603">astly, a shipyard can be used to scrap </text:span><text:span text:style-name="T605">ships. </text:span><text:span text:style-name="T606">This takes half the build time, and needs </text:span><text:span text:style-name="T607">the full volume’s worth of Shipyard Capacity.</text:span><text:span text:style-name="T808"> In exchange, you’re refunded a </text:span><text:span text:style-name="T810">third </text:span><text:span text:style-name="T808">of the build price </text:span><text:span text:style-name="T810">at completion</text:span><text:span text:style-name="T808">, reduced by </text:span><text:span text:style-name="T809">the percentage of the ship’s integrity that has been depleted.</text:span></text:p>
          </table:table-cell>
        </table:table-row>
        <table:table-row table:style-name="Table9.3">
          <table:table-cell table:style-name="Table9.A2" office:value-type="string">
            <text:p text:style-name="P84">Crew Academy</text:p>
          </table:table-cell>
          <table:table-cell table:style-name="Table9.B2" office:value-type="string">
            <text:p text:style-name="P121"><text:span text:style-name="T1036">Trains crew </text:span><text:span text:style-name="T1916">for your ships. When operating, a Crew Academy consumes </text:span><text:span text:style-name="T1917">10 Military Spending per turn. The number of crew trained per turn depends on training standards.</text:span></text:p>
            <text:p text:style-name="P698"><text:s/></text:p>
            <text:p text:style-name="P121"><text:span text:style-name="T1036">What Training? (-4 Morale): 1</text:span><text:span text:style-name="T1038">2</text:span><text:span text:style-name="T1036">00 Crew ‘trained’ per Strategic Turn</text:span></text:p>
            <text:p text:style-name="P699"><text:s/></text:p>
            <text:p text:style-name="P121"><text:span text:style-name="T1037">Some Training (-2 Morale): </text:span><text:span text:style-name="T1038">6</text:span><text:span text:style-name="T1037">00 Crew trained per Strategic Turn</text:span></text:p>
            <text:p text:style-name="P699"><text:s/></text:p>
            <text:p text:style-name="P113">Mediocre Training (-1 Morale): <text:span text:style-name="T1038">300 Crew trained per Strategic Turn</text:span></text:p>
            <text:p text:style-name="P701"><text:s/></text:p>
            <text:p text:style-name="P115">Standard Training (+0 Morale): 200 Crew trained per Strategic Turn</text:p>
            <text:p text:style-name="P703"><text:s/></text:p>
            <text:p text:style-name="P117">Good Training (+1 Morale): 150 Crew trained per Strategic Turn</text:p>
            <text:p text:style-name="P705"><text:s/></text:p>
            <text:p text:style-name="P121"><text:span text:style-name="T1040">Great</text:span><text:span text:style-name="T1039"> Training (+2 Morale): 120 Crew trained per Strategic Turn</text:span></text:p>
            <text:p text:style-name="P703"><text:s/></text:p>
            <text:p text:style-name="P122">Excellent Training (+3 Morale): 100 Crew trained per Strategic Turn</text:p>
            <text:p text:style-name="P697"><text:s/></text:p>
            <text:p text:style-name="P637"><text:span text:style-name="T1645">A</text:span><text:span text:style-name="T1637">utomaton and Brainwashed crew don’t need training.</text:span></text:p>
          </table:table-cell>
        </table:table-row>
        <table:table-row>
          <table:table-cell table:style-name="Table9.A2" office:value-type="string">
            <text:p text:style-name="P84">Supply Factory</text:p>
          </table:table-cell>
          <table:table-cell table:style-name="Table9.B2" office:value-type="string">
            <text:p text:style-name="P86">Produces up to 5<text:span text:style-name="T1667">0</text:span>0 Supplies per turn, consuming an equal value of <text:span text:style-name="T1761">Military Production</text:span>, <text:span text:style-name="T1041">generated in the same star system. </text:span><text:span text:style-name="T1703">Can also make up to 500 </text:span><text:span text:style-name="T1761">Military Production</text:span><text:span text:style-name="T1703"> worth of a specific Propellant.</text:span></text:p>
          </table:table-cell>
        </table:table-row>
        <table:table-row>
          <table:table-cell table:style-name="Table9.A2" office:value-type="string">
            <text:p text:style-name="P84">Supply Depot</text:p>
          </table:table-cell>
          <table:table-cell table:style-name="Table9.B2" office:value-type="string">
            <text:p text:style-name="P86">Stores up to 50<text:span text:style-name="T1667">0</text:span>0 Supplies per point, <text:span text:style-name="T945">or</text:span><text:span text:style-name="T271"> 5000 units of a specific Propellant</text:span>. <text:span text:style-name="T1042">Automatically withdraws from Supply Factories in the same star system, and can be manually refilled by supply lines.</text:span></text:p>
          </table:table-cell>
        </table:table-row>
        <text:soft-page-break/>
        <table:table-row>
          <table:table-cell table:style-name="Table9.A2" office:value-type="string">
            <text:p text:style-name="P88">Boot Camp</text:p>
          </table:table-cell>
          <table:table-cell table:style-name="Table9.B2" office:value-type="string">
            <text:p text:style-name="P121"><text:span text:style-name="T1045">Trains Ground Forces. </text:span><text:span text:style-name="T1046">Output is inversely proportional to </text:span><text:span text:style-name="T1047">quality. A Boot Camp </text:span><text:span text:style-name="T1048">consumes </text:span><text:span text:style-name="T1767">200</text:span><text:span text:style-name="T1048"> </text:span><text:span text:style-name="T1762">Military Spending</text:span><text:span text:style-name="T1048"> </text:span><text:span text:style-name="T1736">and </text:span><text:span text:style-name="T1767">300 </text:span><text:span text:style-name="T1762">Military Production</text:span><text:span text:style-name="T1736"> </text:span><text:span text:style-name="T1048">per turn when actively training Ground Forces.</text:span></text:p>
            <text:p text:style-name="P88"><text:span text:style-name="T1049">(</text:span>-<text:span text:style-name="T1047">2</text:span><text:span text:style-name="T1049">)</text:span><text:span text:style-name="T1047">: Can </text:span><text:span text:style-name="T1048">train 4 </text:span><text:span text:style-name="T1049">units of</text:span><text:span text:style-name="T1048"> </text:span><text:span text:style-name="T1049">(-2)</text:span><text:span text:style-name="T1048"> Ground Forces </text:span><text:span text:style-name="T1049">per Strategic Turn.<text:line-break/>(+0): Can train 2 units of (+0) Ground Forces per Strategic Turn.<text:line-break/>(+2): Can train 1 unit of (+2) Ground Forces per Strategic Turn.</text:span></text:p>
          </table:table-cell>
        </table:table-row>
        <table:table-row table:style-name="Table9.7">
          <table:table-cell table:style-name="Table9.A2" office:value-type="string">
            <text:p text:style-name="P90">Army Base</text:p>
          </table:table-cell>
          <table:table-cell table:style-name="Table9.B2" office:value-type="string">
            <text:p text:style-name="P636"><text:span text:style-name="T1640">Houses Ground Forces. Each point of Army Base houses up to </text:span><text:span text:style-name="T1664">40</text:span><text:span text:style-name="T1640"> </text:span><text:span text:style-name="T1641">unit</text:span><text:span text:style-name="T1640">s of Ground Forces, </text:span><text:span text:style-name="T1642">reducing their upkeep by 50%</text:span><text:span text:style-name="T1640">.</text:span></text:p>
          </table:table-cell>
        </table:table-row>
        <table:table-row>
          <table:table-cell table:style-name="Table9.A2" office:value-type="string">
            <text:p text:style-name="P121"><text:span text:style-name="T1035">Anti-Orbit </text:span><text:span text:style-name="T1044">Weapons</text:span></text:p>
          </table:table-cell>
          <table:table-cell table:style-name="Table9.B2" office:value-type="string">
            <text:p text:style-name="P121"><text:span text:style-name="T1043">Can attack enemy ships </text:span><text:span text:style-name="T1050">which interfere with Ground Combat </text:span><text:span text:style-name="T1763">on the colony in question</text:span><text:span text:style-name="T1050">. </text:span><text:span text:style-name="T1668">See the Ground Combat section for more details.</text:span></text:p>
          </table:table-cell>
        </table:table-row>
        <table:table-row>
          <table:table-cell table:style-name="Table9.A2" office:value-type="string">
            <text:p text:style-name="P90">Point Defense</text:p>
          </table:table-cell>
          <table:table-cell table:style-name="Table9.B2" office:value-type="string">
            <text:p text:style-name="P93">Helps counter bombardment performed via Guided Weapon. <text:span text:style-name="T1668">See the Ground Combat section for more details.</text:span></text:p>
          </table:table-cell>
        </table:table-row>
      </table:table>
      <text:h text:style-name="P742" text:outline-level="3">Terraforming</text:h>
      <text:p text:style-name="P721">If a Rocky Planet is an eligible terraforming candidate (temperate orbit, gravity of 2, 3, or 4), you can terraform it during gameplay. This costs a total of 7200 Industrial Output, paid at a maximum rate of 200 per turn. When complete, the colony type is immediately converted from Rocky to Terraformed. This permanently changes the Atmosphere rating to 4.</text:p>
      <text:h text:style-name="P743" text:outline-level="3">Black Hole Special Projects</text:h>
      <text:p text:style-name="P2">If the star system in question is a Black Hole, there are two special structures that can be built to drastically alter the strategic situation. These are the Jump Amplifier, and the Ergosphere Power Plant. A single Black Hole cannot have both; they are mutually exclusive.</text:p>
      <text:p text:style-name="P128"><text:span text:style-name="T583">A</text:span><text:span text:style-name="T582"> Jump Amplifier counts as </text:span><text:span text:style-name="T584">2</text:span><text:span text:style-name="T586">5</text:span><text:span text:style-name="T592">0</text:span><text:span text:style-name="T582">,000 Military Infrastructure for the purpose of construction and expenses. </text:span><text:span text:style-name="T585">When fully complete, it makes use of the immense gravity of the black hole to massively increase the jump range of outbound jumps. Ships leaving a system with a friendly Jump Amplifier treat their Jump range as three times normal.</text:span></text:p>
      <text:p text:style-name="P129"><text:span text:style-name="T585">A</text:span><text:span text:style-name="T596">n Ergosphere Power Plant </text:span><text:span text:style-name="T589">has no fixed size. </text:span><text:span text:style-name="T585">E</text:span><text:span text:style-name="T587">very </text:span><text:span text:style-name="T588">10</text:span><text:span text:style-name="T587">0 points of military infrastructure sunk into building an</text:span><text:span text:style-name="T590"> Ergosphere Power Plant </text:span><text:span text:style-name="T591">doubles the Industrial Output </text:span><text:span text:style-name="T593">of one point of Civilian Infrastructure in the same star system.</text:span></text:p>
      <text:h text:style-name="P744" text:outline-level="3">Navy Upkeep</text:h>
      <text:p text:style-name="P717">When not assigned to a ship, crew only draw 1% of their normal pay.</text:p>
      <text:p text:style-name="P719">By default, ships require upkeep <text:span text:style-name="T2007">equal to 5% of their build cost, paid using </text:span>Military Spending. <text:span text:style-name="T2007">Ships can be mothballed, </text:span><text:span text:style-name="T2008">reducing their upkeep to 1% of their build cost in exchange </text:span><text:span text:style-name="T2009">for not going anywhere or doing anything.</text:span></text:p>
      <text:p text:style-name="P719"><text:span text:style-name="T2009">Reactivating mothballed ships has a delay of one Strategic Turn. </text:span><text:span text:style-name="T2010">If an </text:span><text:span text:style-name="T2011">enemy chooses to engage the mothballed ships in battle, they take up slots in the Fleet Compression </text:span><text:span text:style-name="T2012">rules as if they were fully active. However, mothballed ships cannot act in any way during battle. They also have no Guided Weapons or propellant loaded. This means they are not vulnerable to propellant leaks or magazine hits.</text:span></text:p>
      <text:p text:style-name="P722">Failure to pay a ship’s upkeep damages it by 5% of its maximum Integrity per strategic turn. Ships damaged due to lack of upkeep treat all lost Integrity as a single hit at the start of battle for the purpose of critical hits, with the following exceptions: These critical hits are only rolled on tables <text:span text:style-name="T2013">one and two</text:span>, and their negative effects cannot be removed by damage control.</text:p>
      <text:h text:style-name="P730" text:outline-level="2"><text:span text:style-name="T1022">Quickplay </text:span>Economy <text:span text:style-name="T1052">Phase</text:span></text:h>
      <text:p text:style-name="P69">First during the Economy phase, Civilian Infrastructure generates Money. Every point of Civilian Infrastructure generates one point of Money, <text:span text:style-name="T1704">decreasing linearly by </text:span><text:span text:style-name="T1771">10</text:span><text:span text:style-name="T1704">% per hex of distance from your capitol</text:span>. Money can be stored between turns. <text:span text:style-name="T1772">Each hex can support up to 10,000 Civilian Infrastructure.</text:span></text:p>
      <table:table table:name="Table2" table:style-name="Table2">
        <table:table-column table:style-name="Table2.A"/>
        <table:table-column table:style-name="Table2.B"/>
        <table:table-row>
          <table:table-cell table:style-name="Table2.A1" office:value-type="string">
            <text:p text:style-name="P61">Expense</text:p>
          </table:table-cell>
          <table:table-cell table:style-name="Table2.B1" office:value-type="string">
            <text:p text:style-name="P61">Cost</text:p>
          </table:table-cell>
        </table:table-row>
        <table:table-row>
          <table:table-cell table:style-name="Table2.A2" office:value-type="string">
            <text:p text:style-name="P61">Military Infrastructure</text:p>
          </table:table-cell>
          <table:table-cell table:style-name="Table2.B2" office:value-type="string">
            <text:p text:style-name="P61"><text:span text:style-name="T1915">5</text:span><text:span text:style-name="T1764"> </text:span><text:span text:style-name="T1768">M$</text:span><text:span text:style-name="T1764"> </text:span>/point</text:p>
          </table:table-cell>
        </table:table-row>
        <table:table-row>
          <table:table-cell table:style-name="Table2.A2" office:value-type="string">
            <text:p text:style-name="P61">Crew Pay (<text:span text:style-name="T1922">Bad</text:span>)</text:p>
          </table:table-cell>
          <table:table-cell table:style-name="Table2.B2" office:value-type="string">
            <text:p text:style-name="P61">1 <text:span text:style-name="T1768">M$</text:span>/2<text:span text:style-name="T1600">0</text:span>0 crew</text:p>
          </table:table-cell>
        </table:table-row>
        <table:table-row>
          <table:table-cell table:style-name="Table2.A2" office:value-type="string">
            <text:p text:style-name="P61">Crew Pay (Normal)</text:p>
          </table:table-cell>
          <table:table-cell table:style-name="Table2.B2" office:value-type="string">
            <text:p text:style-name="P61">1 <text:span text:style-name="T1768">M$</text:span>/1<text:span text:style-name="T1600">0</text:span>0 crew</text:p>
          </table:table-cell>
        </table:table-row>
        <table:table-row>
          <table:table-cell table:style-name="Table2.A2" office:value-type="string">
            <text:p text:style-name="P61">Crew Pay (Double)</text:p>
          </table:table-cell>
          <table:table-cell table:style-name="Table2.B2" office:value-type="string">
            <text:p text:style-name="P61">1 <text:span text:style-name="T1768">M$</text:span>/5<text:span text:style-name="T1600">0</text:span> crew</text:p>
          </table:table-cell>
        </table:table-row>
        <table:table-row>
          <table:table-cell table:style-name="Table2.A2" office:value-type="string">
            <text:p text:style-name="P73">Crew Training</text:p>
          </table:table-cell>
          <table:table-cell table:style-name="Table2.B2" office:value-type="string">
            <text:p text:style-name="P74"><text:span text:style-name="T1915">3</text:span><text:span text:style-name="T1028"> </text:span><text:span text:style-name="T1768">M$</text:span><text:span text:style-name="T1028">/ </text:span><text:span text:style-name="T1915">academy</text:span></text:p>
          </table:table-cell>
        </table:table-row>
        <table:table-row>
          <table:table-cell table:style-name="Table2.A2" office:value-type="string">
            <text:p text:style-name="P127">Ship Upkeep (normal)</text:p>
          </table:table-cell>
          <table:table-cell table:style-name="Table2.B2" office:value-type="string">
            <text:p text:style-name="P127">5% build cost</text:p>
          </table:table-cell>
        </table:table-row>
        <table:table-row>
          <table:table-cell table:style-name="Table2.A2" office:value-type="string">
            <text:p text:style-name="P127">Ship Upkeep (mothballed)</text:p>
          </table:table-cell>
          <table:table-cell table:style-name="Table2.B2" office:value-type="string">
            <text:p text:style-name="P127">1% build cost</text:p>
          </table:table-cell>
        </table:table-row>
        <table:table-row>
          <table:table-cell table:style-name="Table2.A2" office:value-type="string">
            <text:p text:style-name="P74"><text:span text:style-name="T1025">Ground Forces (-</text:span><text:span text:style-name="T1027">2</text:span><text:span text:style-name="T1025">)</text:span></text:p>
          </table:table-cell>
          <table:table-cell table:style-name="Table2.B2" office:value-type="string">
            <text:p text:style-name="P74"><text:span text:style-name="T1768">25 M$ </text:span><text:span text:style-name="T1025">/</text:span><text:span text:style-name="T1026">4 Forces</text:span></text:p>
          </table:table-cell>
        </table:table-row>
        <table:table-row>
          <table:table-cell table:style-name="Table2.A2" office:value-type="string">
            <text:p text:style-name="P74"><text:span text:style-name="T1026">Ground Forces (</text:span><text:span text:style-name="T1027">0</text:span><text:span text:style-name="T1026">)</text:span></text:p>
          </table:table-cell>
          <table:table-cell table:style-name="Table2.B2" office:value-type="string">
            <text:p text:style-name="P78"><text:span text:style-name="T1768">25 M$ </text:span>/2 Forces</text:p>
          </table:table-cell>
        </table:table-row>
        <table:table-row>
          <table:table-cell table:style-name="Table2.A2" office:value-type="string">
            <text:p text:style-name="P74"><text:span text:style-name="T1026">Ground Forces (</text:span><text:span text:style-name="T1027">+2)</text:span></text:p>
          </table:table-cell>
          <table:table-cell table:style-name="Table2.B2" office:value-type="string">
            <text:p text:style-name="P79"><text:span text:style-name="T1768">25 M$ </text:span>/Force</text:p>
          </table:table-cell>
        </table:table-row>
        <table:table-row>
          <table:table-cell table:style-name="Table2.B2" table:number-columns-spanned="2" office:value-type="string">
            <text:p text:style-name="P80">Supplies: 1/1 conversion from <text:span text:style-name="T1768">M</text:span>$</text:p>
          </table:table-cell>
          <table:covered-table-cell/>
        </table:table-row>
      </table:table>
      <text:p text:style-name="P69"><text:s/>Ongoing exp<text:span text:style-name="T1021">enses </text:span><text:span text:style-name="T1023">from Military Infrastructure, Ship Crew, and similar are </text:span><text:span text:style-name="T1775">paid with Military Spending (M$), which is converted from Money at a rate of 1000 M$ per 1 $. If you cannot pay these expenses, Military Infrastructure gets scrapped until you’re within budget.</text:span><text:span text:style-name="T1024"><text:line-break/></text:span><text:span text:style-name="T1699"> </text:span><text:span text:style-name="T1024"><text:line-break/></text:span><text:span text:style-name="T1028">Wh</text:span><text:span text:style-name="T1029">en all recurring expenses have been paid, it’s time to move on to building Infrastructure, </text:span><text:span text:style-name="T1030">along with other non-recurring expenses</text:span><text:span text:style-name="T1029">. </text:span><text:span text:style-name="T1031">Building </text:span><text:span text:style-name="T1776">Civilian </text:span><text:span text:style-name="T1031">Infrastructure with Money, </text:span><text:span text:style-name="T1034">instead of Construction Ships </text:span><text:span text:style-name="T1031">requires </text:span><text:span text:style-name="T1032">50 Money per point of </text:span><text:span text:style-name="T1776">Civilian</text:span><text:span text:style-name="T1032"> Infrastructure.<text:line-break/></text:span><text:span text:style-name="T1700"> </text:span><text:span text:style-name="T1032"><text:line-break/></text:span><text:span text:style-name="T1670">Building Infrastructure via Money loses a flat 10% efficiency per hex of distance from the source of said Money; </text:span><text:span text:style-name="T1682">that said, hexes with less than </text:span><text:span text:style-name="T1920">2</text:span><text:span text:style-name="T1771">5</text:span><text:span text:style-name="T1682">00 Civilian Infrastructure have doubled growth</text:span><text:span text:style-name="T1670">. </text:span><text:span text:style-name="T1705">Income and recurring expenses </text:span><text:span text:style-name="T1033">from newly built Infrastructure don’t start until the next Strategic Turn.</text:span></text:p>
      <text:p text:style-name="P126"><text:span text:style-name="T282">Ships equipped with Construction Equipment and supplied with sufficient materials </text:span><text:span text:style-name="T283">may also build infrastructure (and possibly ships) during the Economy phase.</text:span></text:p>
      <text:p text:style-name="P126">As for <text:span text:style-name="T886">why</text:span><text:span text:style-name="T6"> you’d want to build Military Infrastructure, </text:span><text:span text:style-name="T22">that’s because of what it can do for you. </text:span><text:span text:style-name="T23">When you build MI, you specify one of several </text:span><text:span text:style-name="T24">specializations, which determines its function. </text:span><text:span text:style-name="T25">With the sole exception of Supply Depots, ALL Military Infrastructure must be built in a star system with sufficient local income to support them.</text:span></text:p>
      <table:table table:name="Table3" table:style-name="Table3">
        <table:table-column table:style-name="Table3.A"/>
        <table:table-column table:style-name="Table3.B"/>
        <table:table-row>
          <table:table-cell table:style-name="Table3.A1" office:value-type="string">
            <text:p text:style-name="P81">MI Type</text:p>
          </table:table-cell>
          <table:table-cell table:style-name="Table3.B1" office:value-type="string">
            <text:p text:style-name="P81">Function</text:p>
          </table:table-cell>
        </table:table-row>
        <table:table-row table:style-name="Table3.2">
          <table:table-cell table:style-name="Table3.A2" office:value-type="string">
            <text:p text:style-name="P81">Shipyard</text:p>
          </table:table-cell>
          <table:table-cell table:style-name="Table3.B2" office:value-type="string">
            <text:p text:style-name="P267"><text:span text:style-name="T1638">Is used to build and repair ships. Each point of Military Infrastructure invested in Shipyards </text:span><text:span text:style-name="T1639">increases that system’s Shipyard Capacity by </text:span><text:span text:style-name="T1665">30</text:span><text:span text:style-name="T1639">0 Volume</text:span><text:span text:style-name="T832">. </text:span><text:span text:style-name="T833">To be built, </text:span><text:span text:style-name="T834">modified,</text:span><text:span text:style-name="T833"> or repaired, ships need </text:span><text:span text:style-name="T834">Shipyard Capacity</text:span><text:span text:style-name="T833"> </text:span><text:span text:style-name="T834">matching</text:span><text:span text:style-name="T833"> their entire Volume rating.</text:span></text:p>
            <text:p text:style-name="P716"><text:s/></text:p>
            <text:p text:style-name="P267"><text:span text:style-name="T833">T</text:span><text:span text:style-name="T835">o build a ship, pay the entire Money cost up front. Build time in Strategic Turns is the s</text:span><text:span text:style-name="T849">hip’s volume divided by 100</text:span><text:span text:style-name="T835">, rounded up. </text:span><text:span text:style-name="T836">Ships need the</text:span><text:span text:style-name="T837">ir allotted Shipyard Capacity for their entire build time.</text:span><text:span text:style-name="T848"><text:line-break/></text:span><text:span text:style-name="T2006"> </text:span></text:p>
            <text:p text:style-name="P267"><text:span text:style-name="T850">For ships smaller than 100 </text:span><text:span text:style-name="T853">volum</text:span><text:span text:style-name="T850">e, their build time might be lower than a single strategic turn. </text:span><text:span text:style-name="T851">Divide 100 by the ship’s volume, and multiply the number of ships you can build with the required Shipyard Capacity by the result, rounding down.</text:span></text:p>
            <text:p text:style-name="P714"><text:s/></text:p>
            <text:p text:style-name="P267"><text:span text:style-name="T838">Repairs </text:span><text:span text:style-name="T852">also use </text:span><text:span text:style-name="T854">Shipyard Capacity. </text:span><text:span text:style-name="T855">The cost and time of ship repairs is determined by just how badly a ship has been damaged. </text:span><text:span text:style-name="T856">At 50% of the ship’s Integrity being depleted, the repair cost and time is equal to building a whole new ship of the class. </text:span><text:span text:style-name="T857">This scales linearly with the fraction of the ship’s integrity which has been lost. If </text:span><text:span text:style-name="T858">a ship’s </text:span><text:span text:style-name="T857">armor needs to be repaired, it costs </text:span><text:span text:style-name="T858">one Money per 100 damaged Armor Value. </text:span><text:span text:style-name="T859">Ship repairs take a minimum of one Strategic Turn.</text:span></text:p>
            <text:p text:style-name="P712"><text:s/></text:p>
            <text:p text:style-name="P268"><text:span text:style-name="T859">Y</text:span><text:span text:style-name="T831">ou can also </text:span><text:span text:style-name="T1006">refit</text:span><text:span text:style-name="T831"> ships in a shipyard, </text:span><text:span text:style-name="T860">modifying them by removing and adding components. The shipyard capacity required </text:span><text:span text:style-name="T861">is equal to either the starting or final volume (whichever is larger). Removing components costs half their price, installing new ones </text:span><text:span text:style-name="T862">costs full price. A ship </text:span><text:span text:style-name="T531">MUST</text:span><text:span text:style-name="T604"> be fully repaired before being refit.</text:span></text:p>
            <text:p text:style-name="P710"><text:s/></text:p>
            <text:p text:style-name="P327"><text:span text:style-name="T604">L</text:span><text:span text:style-name="T603">astly, a shipyard can be used to scrap </text:span><text:span text:style-name="T605">ships. </text:span><text:span text:style-name="T606">This takes half the build time, and needs </text:span><text:span text:style-name="T607">the full volume’s worth of Shipyard Capacity.</text:span><text:span text:style-name="T808"> In exchange, you’re refunded a </text:span><text:span text:style-name="T810">third </text:span><text:span text:style-name="T808">of the build price </text:span><text:span text:style-name="T810">at completion</text:span><text:span text:style-name="T808">, reduced by </text:span><text:span text:style-name="T809">the percentage of the ship’s integrity that has been depleted.</text:span></text:p>
          </table:table-cell>
        </table:table-row>
        <table:table-row>
          <table:table-cell table:style-name="Table3.A2" office:value-type="string">
            <text:p text:style-name="P83">Crew Academy</text:p>
          </table:table-cell>
          <table:table-cell table:style-name="Table3.B2" office:value-type="string">
            <text:p text:style-name="P118"><text:span text:style-name="T1036">Trains crew </text:span><text:span text:style-name="T1916">for your ships. When operating, a Crew Academy consumes </text:span><text:span text:style-name="T1917">10 Military Spending per turn. The number of crew trained per turn depends on training standards.</text:span></text:p>
            <text:p text:style-name="P707"><text:s/></text:p>
            <text:p text:style-name="P118"><text:span text:style-name="T1036">What Training? (-4 Morale): 1</text:span><text:span text:style-name="T1038">2</text:span><text:span text:style-name="T1036">00 Crew ‘trained’ per Strategic Turn</text:span></text:p>
            <text:p text:style-name="P700"><text:s/></text:p>
            <text:p text:style-name="P118"><text:span text:style-name="T1037">Some Training (-2 Morale): </text:span><text:span text:style-name="T1038">6</text:span><text:span text:style-name="T1037">00 Crew trained per Strategic Turn</text:span></text:p>
            <text:p text:style-name="P700"><text:s/></text:p>
            <text:p text:style-name="P112">Mediocre Training (-1 Morale): <text:span text:style-name="T1038">300 Crew trained per Strategic Turn</text:span></text:p>
            <text:p text:style-name="P702"><text:s/></text:p>
            <text:p text:style-name="P114">Standard Training (+0 Morale): 200 Crew trained per Strategic Turn</text:p>
            <text:p text:style-name="P704"><text:s/></text:p>
            <text:p text:style-name="P116">Good Training (+1 Morale): 150 Crew trained per Strategic Turn</text:p>
            <text:p text:style-name="P706"><text:s/></text:p>
            <text:p text:style-name="P118"><text:span text:style-name="T1040">Great</text:span><text:span text:style-name="T1039"> Training (+2 Morale): 120 Crew trained per Strategic Turn</text:span></text:p>
            <text:p text:style-name="P704"><text:s/></text:p>
            <text:p text:style-name="P120">Excellent Training (+3 Morale): 100 Crew trained per Strategic Turn</text:p>
            <text:p text:style-name="P708"><text:s/></text:p>
            <text:p text:style-name="P120">Automaton and Brainwashed crew don’t need training.</text:p>
          </table:table-cell>
        </table:table-row>
        <table:table-row>
          <table:table-cell table:style-name="Table3.A2" office:value-type="string">
            <text:p text:style-name="P83">Supply Factory</text:p>
          </table:table-cell>
          <table:table-cell table:style-name="Table3.B2" office:value-type="string">
            <text:p text:style-name="P85">Produces up to 5<text:span text:style-name="T1667">0</text:span>0 Supplies per turn, consuming an equal value of Money, <text:span text:style-name="T1041">generated in the same star system. </text:span><text:span text:style-name="T1703">Can also make up to 500 Money worth of a specific Propellant.</text:span></text:p>
          </table:table-cell>
        </table:table-row>
        <table:table-row>
          <table:table-cell table:style-name="Table3.A2" office:value-type="string">
            <text:p text:style-name="P83">Supply Depot</text:p>
          </table:table-cell>
          <table:table-cell table:style-name="Table3.B2" office:value-type="string">
            <text:p text:style-name="P85">Stores up to 50<text:span text:style-name="T1667">0</text:span>0 Supplies per point, <text:span text:style-name="T945">or</text:span><text:span text:style-name="T271"> 5000 units of a specific Propellant</text:span>. <text:span text:style-name="T1042">Automatically withdraws from Supply Factories in the same star system, and can be manually refilled by supply lines.</text:span></text:p>
          </table:table-cell>
        </table:table-row>
        <text:soft-page-break/>
        <table:table-row>
          <table:table-cell table:style-name="Table3.A2" office:value-type="string">
            <text:p text:style-name="P87">Boot Camp</text:p>
          </table:table-cell>
          <table:table-cell table:style-name="Table3.B2" office:value-type="string">
            <text:p text:style-name="P75"><text:span text:style-name="T1045">Trains Ground Forces. </text:span><text:span text:style-name="T1046">Output is inversely proportional to </text:span><text:span text:style-name="T1047">quality. A Boot Camp </text:span><text:span text:style-name="T1048">consumes </text:span><text:span text:style-name="T1767">5</text:span><text:span text:style-name="T1766">0</text:span><text:span text:style-name="T1767">0</text:span><text:span text:style-name="T1766"> Military Spending</text:span><text:span text:style-name="T1048"> per turn when actively training Ground Forces.</text:span></text:p>
            <text:p text:style-name="P87"><text:span text:style-name="T1049">(</text:span>-<text:span text:style-name="T1047">2</text:span><text:span text:style-name="T1049">)</text:span><text:span text:style-name="T1047">: Can </text:span><text:span text:style-name="T1048">train 4 </text:span><text:span text:style-name="T1049">units of</text:span><text:span text:style-name="T1048"> </text:span><text:span text:style-name="T1049">(-2)</text:span><text:span text:style-name="T1048"> Ground Forces </text:span><text:span text:style-name="T1049">per Strategic Turn.<text:line-break/>(+0): Can train 2 units of (+0) Ground Forces per Strategic Turn.<text:line-break/>(+2): Can train 1 unit of (+2) Ground Forces per Strategic Turn.</text:span></text:p>
          </table:table-cell>
        </table:table-row>
        <table:table-row table:style-name="Table3.7">
          <table:table-cell table:style-name="Table3.A2" office:value-type="string">
            <text:p text:style-name="P89">Army Base</text:p>
          </table:table-cell>
          <table:table-cell table:style-name="Table3.B2" office:value-type="string">
            <text:p text:style-name="P254"><text:span text:style-name="T1640">Houses Ground Forces. Each point of Army Base houses up to </text:span><text:span text:style-name="T1656">5</text:span><text:span text:style-name="T1640"> </text:span><text:span text:style-name="T1641">unit</text:span><text:span text:style-name="T1640">s of Ground Forces, </text:span><text:span text:style-name="T1642">reducing their upkeep by 50%</text:span><text:span text:style-name="T1640">.</text:span></text:p>
          </table:table-cell>
        </table:table-row>
        <table:table-row>
          <table:table-cell table:style-name="Table3.A2" office:value-type="string">
            <text:p text:style-name="P76"><text:span text:style-name="T1035">Anti-Orbit </text:span><text:span text:style-name="T1044">Weapons</text:span></text:p>
          </table:table-cell>
          <table:table-cell table:style-name="Table3.B2" office:value-type="string">
            <text:p text:style-name="P77"><text:span text:style-name="T1043">Can attack enemy ships </text:span><text:span text:style-name="T1050">which interfere with Ground Combat in the same star system. </text:span><text:span text:style-name="T1668">See the Ground Combat section for more details.</text:span></text:p>
          </table:table-cell>
        </table:table-row>
        <table:table-row>
          <table:table-cell table:style-name="Table3.A2" office:value-type="string">
            <text:p text:style-name="P89">Point Defense</text:p>
          </table:table-cell>
          <table:table-cell table:style-name="Table3.B2" office:value-type="string">
            <text:p text:style-name="P92">Helps counter bombardment performed via Guided Weapon. <text:span text:style-name="T1668">See the Ground Combat section for more details.</text:span></text:p>
          </table:table-cell>
        </table:table-row>
      </table:table>
      <text:h text:style-name="P761" text:outline-level="4"><text:span text:style-name="T1669">Black Hole </text:span>Special Projects</text:h>
      <text:p text:style-name="P1">If the star system in question is a Black Hole, there are two special structures that can be built to drastically alter the strategic situation. These are the Jump Amplifier, and the Ergosphere Power Plant. A single Black Hole cannot have both; they are mutually exclusive.</text:p>
      <text:p text:style-name="P119"><text:span text:style-name="T583">A</text:span><text:span text:style-name="T582"> Jump Amplifier counts as </text:span><text:span text:style-name="T584">2</text:span><text:span text:style-name="T586">5</text:span><text:span text:style-name="T593">0</text:span><text:span text:style-name="T582">,000 Military Infrastructure for the purpose of construction and expenses. </text:span><text:span text:style-name="T585">When fully complete, it makes use of the immense gravity of the black hole to massively increase the jump range of outbound jumps. Ships leaving a system with a friendly Jump Amplifier treat their Jump range as three times normal.</text:span></text:p>
      <text:p text:style-name="P131"><text:span text:style-name="T583">An </text:span><text:span text:style-name="T585">Ergosphere Power Plant has no fixed size. E</text:span><text:span text:style-name="T587">very </text:span><text:span text:style-name="T588">10</text:span><text:span text:style-name="T587">0 points of military infrastructure sunk into building an</text:span><text:span text:style-name="T590"> Ergosphere Power Plant doubles the Money output of </text:span><text:span text:style-name="T594">one</text:span><text:span text:style-name="T590"> point of Civilian Infrastructure in the same system.</text:span><text:span text:style-name="T595"> </text:span></text:p>
      <text:h text:style-name="P745" text:outline-level="3">Navy Upkeep</text:h>
      <text:p text:style-name="P718">When not assigned to a ship, crew only draw 1% of their normal pay.</text:p>
      <text:p text:style-name="P720">By default, ships require upkeep <text:span text:style-name="T2007">equal to 5% of their build cost, paid using </text:span>Military Spending. <text:span text:style-name="T2007">Ships can be mothballed, </text:span><text:span text:style-name="T2008">reducing their upkeep to 1% of their build cost in exchange </text:span><text:span text:style-name="T2009">for not going anywhere or doing anything.</text:span></text:p>
      <text:p text:style-name="P720"><text:span text:style-name="T2009">Reactivating mothballed ships has a delay of one Strategic Turn. </text:span><text:span text:style-name="T2010">If an </text:span><text:span text:style-name="T2011">enemy chooses to engage the mothballed ships in battle, they take up slots in the Fleet Compression </text:span><text:span text:style-name="T2012">rules as if they were fully active. However, mothballed ships cannot act in any way during battle. They also have no Guided Weapons or propellant loaded. This means they are not vulnerable to propellant leaks or magazine hits.</text:span></text:p>
      <text:p text:style-name="P130"><text:span text:style-name="T595">Failure to pay a ship’s upkeep damages it by 5% of its maximum Integrity per strategic turn. Ships damaged due to lack of upkeep treat all lost Integrity as a single hit at the start of battle for the purpose of critical hits, with the following exceptions: These critical hits are only rolled on tables </text:span><text:span text:style-name="T602">one and two</text:span><text:span text:style-name="T595">, and their negative effects cannot be removed by damage control.</text:span></text:p>
      <text:h text:style-name="P731" text:outline-level="2">Fleet Movement Phase</text:h>
      <text:p text:style-name="P256"><text:span text:style-name="T1637">All ships are to be grouped into fleets for ease of handling. Fleets are moved as a single unit, using the lowest Jump rating among the fleet as their overall move speed. Any and all ships from the same faction in the same hex can be grouped into </text:span><text:span text:style-name="T1646">a single fleet </text:span><text:span text:style-name="T1647">if desired</text:span><text:span text:style-name="T1637">, </text:span><text:span text:style-name="T1646">and fleets can also </text:span><text:span text:style-name="T1647">be split up into smaller fleets.</text:span></text:p>
      <text:p text:style-name="P257"><text:span text:style-name="T1647">A </text:span><text:span text:style-name="T1637">fleet may move any number of hexes up to the fleet’s overall Jump rating, </text:span><text:span text:style-name="T1658">determined by the ship with the lowest Jump rating among the fleet</text:span><text:span text:style-name="T1637">. </text:span><text:span text:style-name="T1648">All players must write down their planned moves in secret, revealing them simultaneously. </text:span><text:span text:style-name="T1649">Fleets which move do not consume supplies </text:span><text:span text:style-name="T1650">this turn</text:span><text:span text:style-name="T1649">, on account of the time dilation inherent to Jump travel.</text:span></text:p>
      <text:p text:style-name="P258"><text:span text:style-name="T1649">I</text:span><text:span text:style-name="T1637">f two fleets end their turn on the same hex, the fleet with a larger proportion of its jump rating un-used gets there first. </text:span><text:span text:style-name="T1651">If this proportion is a tie, the fleet with the higher overall Jump rating gets there first. If </text:span><text:span text:style-name="T1007">that’s</text:span><text:span text:style-name="T839"> a tie, the fleet with the fastest ship in it gets there first. If </text:span><text:span text:style-name="T1007">even that</text:span><text:span text:style-name="T839"> is a tie, neither fleet gets the advantage of getting there first.</text:span></text:p>
      <text:p text:style-name="P259"><text:span text:style-name="T839">G</text:span><text:span text:style-name="T831">etting there first allows the player controlling the fleet in question to ch</text:span><text:span text:style-name="T840">o</text:span><text:span text:style-name="T831">ose whether or not a battle will take place, regardless of the other player’s choice in the matter. </text:span><text:span text:style-name="T841">This is because a Jump’s exit point can be readily detected at distances of up to a light day </text:span><text:span text:style-name="T1008">well</text:span><text:span text:style-name="T841"> before the ships actually arrive. As such, </text:span><text:span text:style-name="T842">fleets within the destination hex can readily arrange to intercept the incoming vessel or simply depart at their leisure.</text:span></text:p>
      <text:p text:style-name="P263"><text:span text:style-name="T842">I</text:span><text:span text:style-name="T831">f both players agree, fleets can simply coexist in the same </text:span><text:span text:style-name="T843">hex</text:span><text:span text:style-name="T831"> without fighting each other.</text:span></text:p>
      <text:p text:style-name="P10">Ships that have propellant of the same type can transfer it between each other.</text:p>
      <text:p text:style-name="P11">Supplies count as Manufactured Goods (Volume 1 per point, Density 5). They are moved in similar manners to propellant, except they can be converted to an equal value of Guided Weapons or Rations by any friendly ship that acquires them.</text:p>
      <text:p text:style-name="P274"><text:span text:style-name="T831">Movement of Propellant and Supplies </text:span><text:span text:style-name="T844">can be somewhat automated through the use of Supply Lines. </text:span><text:span text:style-name="T845">Assign a fleet to the task, pick a route for them to take, calculate the average throughput of each resource each turn, and they’ll move that much stuff each turn. Beware! </text:span><text:span text:style-name="T846">I</text:span><text:span text:style-name="T845">f an enemy fleet shows up at any of the stopover hexes, they’ll be able to ambush your supply fleet without needing to wait. </text:span><text:span text:style-name="T847">Escort ships are recommended.</text:span></text:p>
      <text:p text:style-name="P686"><text:span text:style-name="T863">During this phase</text:span><text:span text:style-name="T867">, you may opt to Scuttle one or more of your ships. This requires that there are friendly ships or Civilian Infrastructure in the hex capable of accommodating the scuttled ship’s crew. Scuttling immediately destroys the scuttled ship, but returns no resources.</text:span></text:p>
      <text:p text:style-name="P687"><text:span text:style-name="T867">G</text:span><text:span text:style-name="T831">round Forces and Supplies in friendly territory can move up to five hexes per turn via civilian transport (thus not needing a built ship assigned), provided there are no hostile fleets or hostile colonies in either the start or destination hex.</text:span></text:p>
      <text:h text:style-name="P731" text:outline-level="2">Battle Resolution Phase</text:h>
      <text:p text:style-name="P305"><text:span text:style-name="T1712">The majority of battle resolution takes place using the </text:span><text:span text:style-name="T1681">space combat rules, allowing space battles to be played out in full resolution. </text:span><text:span text:style-name="T1773">That said, for particularly large battles </text:span><text:span text:style-name="T1774">the prospect of playing dozens to hundreds of ships simultaneously is </text:span><text:span text:style-name="T949">daunting</text:span><text:span text:style-name="T317">.</text:span></text:p>
      <text:p text:style-name="P306"><text:span text:style-name="T317">T</text:span><text:span text:style-name="T6">o let players benefit from making truly massive navies without </text:span><text:span text:style-name="T318">grinding tactical gameplay to a halt, the ship stacking rules are used. </text:span><text:span text:style-name="T319">Under these rules, each ship played during </text:span><text:span text:style-name="T320">the</text:span><text:span text:style-name="T319"> tactical engagement represents some number of </text:span><text:span text:style-name="T320">ships in the fleet involved. </text:span><text:span text:style-name="T323">The </text:span><text:span text:style-name="T326">fleet compression</text:span><text:span text:style-name="T323"> rules are invoked in any battle where any side has more than twenty ships. </text:span><text:span text:style-name="T327">If </text:span><text:span text:style-name="T812">all</text:span><text:span text:style-name="T327"> involved players decide they don’t want to do fleet compression, they don’t have to.</text:span></text:p>
      <text:p text:style-name="P307"><text:span text:style-name="T320">W</text:span><text:span text:style-name="T6">hen </text:span><text:span text:style-name="T326">compressing fleets</text:span><text:span text:style-name="T6">, there are three principles that must be followed:</text:span></text:p>
      <text:p text:style-name="P307"><text:span text:style-name="T6">1: First, each side must compress to a maximum of twenty played ships. Smallcraft</text:span><text:span text:style-name="T6"><text:note text:id="ftn1" text:note-class="footnote"><text:note-citation>1</text:note-citation><text:note-body><text:p text:style-name="P293">Smallcraft are ships which don’t need to track Energy during combat. There are specific rules about their design in the ship design rules.</text:p></text:note-body></text:note></text:span><text:span text:style-name="T6"> <text:s/></text:span><text:span text:style-name="T325">which are </text:span><text:span text:style-name="T324">docked to a carrier</text:span><text:span text:style-name="T6"> </text:span><text:span text:style-name="T324">count as </text:span><text:span text:style-name="T950">part</text:span><text:span text:style-name="T324"> of their carrier</text:span><text:span text:style-name="T6">, </text:span><text:span text:style-name="T324">provided no more than thirty </text:span><text:span text:style-name="T325">such Smallcraft</text:span><text:span text:style-name="T324"> are deployed. </text:span><text:span text:style-name="T328">If additional Smallcraft are brought, stack them; each played Smallcraft represents two or more units, increasing Integrity, Armor Value, direct-fire attack power, </text:span><text:span text:style-name="T329">point-defense capability,</text:span><text:span text:style-name="T328"> and number of guided weapons to match.</text:span></text:p>
      <text:p text:style-name="P36">2: The ratio of fleet value (total cost of all ships, propellant, and Guided Weapons involved) must be <text:span text:style-name="T2015">roughly</text:span> the same between both sides before and after fleet compression.</text:p>
      <text:p text:style-name="P307"><text:span text:style-name="T322">3</text:span><text:span text:style-name="T6">: </text:span><text:span text:style-name="T322">Lastly</text:span><text:span text:style-name="T6">, the ratio of ship types in the compressed fleet must match the ratio of ship types in the un-</text:span><text:span text:style-name="T321">compressed fleet </text:span><text:span text:style-name="T322">as best as possible, given the above constraints. </text:span><text:span text:style-name="T331">If this is impossible due to point 2, stack the excess cheap ships so that one played unit represents two or more units. This works the same as Smallcraft stacking in point 1.</text:span></text:p>
      <text:p text:style-name="P308"><text:span text:style-name="T322">D</text:span><text:span text:style-name="T6">uring a battle with compressed fleets, each </text:span><text:span text:style-name="T330">played</text:span><text:span text:style-name="T6"> ship </text:span><text:span text:style-name="T330">represents an equal number of its ship type among the un-compressed fleet. Whatever fate befalls it in battle is applied to all other ships in its division, be that destruction, damage, retreating without orders, or glorious victory.</text:span></text:p>
      <text:h text:style-name="P731" text:outline-level="2">Ground Combat Phase <text:span text:style-name="T1770">(Both Game Modes)</text:span></text:h>
      <text:p text:style-name="P107">Every once in a while, it <text:span text:style-name="T1683">becomes necessary to engage in direct combat </text:span><text:span text:style-name="T1684">in and around colonies. </text:span><text:span text:style-name="T1685">This is where Ground Combat come into play. There are two parts to Ground Combat: </text:span><text:span text:style-name="T1686">Ground Force Attack and </text:span><text:span text:style-name="T1687">Bombardment.</text:span></text:p>
      <text:p text:style-name="P108"><text:span text:style-name="T205">I</text:span><text:span text:style-name="T6">n Quickplay, all </text:span><text:span text:style-name="T248">coloni</text:span><text:span text:style-name="T6">es are to be treated as rocky planets with </text:span><text:span text:style-name="T232">a</text:span><text:span text:style-name="T6"> Gravity </text:span><text:span text:style-name="T232">rating of</text:span><text:span text:style-name="T6"> </text:span><text:span text:style-name="T232">3 and an</text:span><text:span text:style-name="T6"> Atmosphere rating of </text:span><text:span text:style-name="T232">4</text:span><text:span text:style-name="T6">. </text:span><text:span text:style-name="T292">This applies for all Ground Combat related purposes.</text:span></text:p>
      <text:h text:style-name="P762" text:outline-level="4">Bombardment</text:h>
      <text:p text:style-name="P94">Bombardment takes place first. All <text:span text:style-name="T6">direct-fire </text:span><text:span text:style-name="T201">weapons and missiles are </text:span><text:span text:style-name="T936">theoretically</text:span><text:span text:style-name="T201"> usable for bombardment, but </text:span><text:span text:style-name="T202">the presence of an atmosphere </text:span><text:span text:style-name="T203">negatively affects </text:span><text:span text:style-name="T204">the performance of many weapons. In addition, </text:span><text:span text:style-name="T262">bombardment of sun colonies requires spacecraft meeting the same requirements as Sun Landers (see lander section). </text:span><text:span text:style-name="T263">The environment is just too harsh for regular ships to go there.</text:span></text:p>
      <text:p text:style-name="P111"><text:span text:style-name="T205">T</text:span><text:span text:style-name="T6">he vast majority of missiles are </text:span><text:span text:style-name="T886">indiscriminate</text:span><text:span text:style-name="T6"> when used for bombardment. </text:span><text:span text:style-name="T235">You do not get to </text:span><text:span text:style-name="T937">choose</text:span><text:span text:style-name="T235"> whether you’re attacking troops or infrastructure. </text:span><text:span text:style-name="T236">If you’re using </text:span><text:span text:style-name="T237">large numbers of</text:span><text:span text:style-name="T236"> missiles for bombardment, don’t expect the place to be all that intact if you take it. </text:span><text:span text:style-name="T310">One point of Civilian Infrastructure is 1,000 times as durable as one point of Military Infrastructure.</text:span></text:p>
      <text:p text:style-name="P110"><text:span text:style-name="T813">Direct Fire</text:span><text:span text:style-name="T231"><text:line-break/></text:span><text:span text:style-name="T827">Macron Guns</text:span><text:span text:style-name="T231">: </text:span><text:span text:style-name="T206">The presence of any atmosphere renders this weapon useless for bombardment. </text:span><text:span text:style-name="T216">Every point of Area Denial and every 4 points of Attack Power lets a Macron Gun kill one unit of Ground Forces each turn. </text:span><text:span text:style-name="T217">Every eight points of Attack Power lets a Macron Gun destroy one point of </text:span><text:span text:style-name="T311">Military </text:span><text:span text:style-name="T217">Infrastructure each turn. </text:span><text:span text:style-name="T216">As </text:span><text:span text:style-name="T218">this is</text:span><text:span text:style-name="T216"> a kinetic weapon, Macron-armed ships can stay </text:span><text:span text:style-name="T217">far enough back to be immune to Surface-To-Orbit fire.</text:span></text:p>
      <text:p text:style-name="P46"/>
      <text:p text:style-name="P110"><text:span text:style-name="T827">Lasers:</text:span><text:span text:style-name="T231"> </text:span><text:span text:style-name="T207">Every </text:span><text:span text:style-name="T208">six</text:span><text:span text:style-name="T207"> points of Attack Power </text:span><text:span text:style-name="T208">allows a laser to kill one unit of Ground Forces or one point of </text:span><text:span text:style-name="T311">Military</text:span><text:span text:style-name="T208"> Infrastructure each turn. Every three hexes by which the laser’s Precision Targeting range shortfalls </text:span><text:span text:style-name="T210">36</text:span><text:span text:style-name="T208"> reduces bombardment effectiveness by </text:span><text:span text:style-name="T209">5%.</text:span></text:p>
      <text:p text:style-name="P47"/>
      <text:p text:style-name="P110"><text:span text:style-name="T827">Particle Beams:</text:span><text:span text:style-name="T231"> </text:span><text:span text:style-name="T207">Every </text:span><text:span text:style-name="T208">six</text:span><text:span text:style-name="T207"> points of Attack Power </text:span><text:span text:style-name="T208">allows a </text:span><text:span text:style-name="T212">Particle Beam</text:span><text:span text:style-name="T208"> to kill one unit of Ground Forces or one point of </text:span><text:span text:style-name="T311">Military</text:span><text:span text:style-name="T208"> Infrastructure each turn. Every three hexes by which the </text:span><text:span text:style-name="T212">Particle Beam</text:span><text:span text:style-name="T208">’s Precision Targeting range shortfalls </text:span><text:span text:style-name="T210">36</text:span><text:span text:style-name="T208"> reduces bombardment effectiveness by </text:span><text:span text:style-name="T209">5%. </text:span><text:span text:style-name="T513">A Particle Beam treats each point of Atmosphere as </text:span><text:span text:style-name="T514">stacking</text:span><text:span text:style-name="T513"> armor worth 750 Protection Rating, reduced by Armor Penetration as normal.</text:span></text:p>
      <text:p text:style-name="P44"/>
      <text:p text:style-name="P45">Missiles</text:p>
      <text:p text:style-name="P95"><text:span text:style-name="T814">Kinetic:</text:span><text:span text:style-name="T6"> </text:span><text:span text:style-name="T222">These munitions </text:span><text:span text:style-name="T240">benefit from their increased durability, as normal.</text:span><text:span text:style-name="T6"><text:line-break/></text:span><text:span text:style-name="T211">Light: </text:span><text:span text:style-name="T227">Every point of velocity imparted to this munition allows it to destroy 4 points of </text:span><text:span text:style-name="T312">Military </text:span><text:span text:style-name="T227">Infrastructure </text:span><text:span text:style-name="T234">and</text:span><text:span text:style-name="T227"> kill 1 unit of Ground Forces.</text:span><text:span text:style-name="T211"><text:line-break/>Heavy: </text:span><text:span text:style-name="T227">Every point of velocity imparted to this munition allows it to destroy 32 points of </text:span><text:span text:style-name="T312">Military </text:span><text:span text:style-name="T227">Infrastructure </text:span><text:span text:style-name="T234">and</text:span><text:span text:style-name="T227"> kill 8 unit</text:span><text:span text:style-name="T230">s</text:span><text:span text:style-name="T227"> of Ground Forces.</text:span></text:p>
      <text:p text:style-name="P95"><text:span text:style-name="T814">Inertial Mine</text:span><text:span text:style-name="T6"><text:line-break/></text:span><text:span text:style-name="T211">Light: </text:span><text:span text:style-name="T227">Every point of velocity imparted to this munition allows it to destroy 4 points of Infrastructure or kill </text:span><text:span text:style-name="T228">4</text:span><text:span text:style-name="T227"> unit</text:span><text:span text:style-name="T230">s</text:span><text:span text:style-name="T227"> of Ground Forces.</text:span><text:span text:style-name="T211"><text:line-break/>Heavy: </text:span><text:span text:style-name="T227">Every point of velocity imparted to this munition allows it to destroy 32 points of Infrastructure or kill </text:span><text:span text:style-name="T228">32</text:span><text:span text:style-name="T227"> unit</text:span><text:span text:style-name="T229">s</text:span><text:span text:style-name="T227"> of Ground Forces.</text:span></text:p>
      <text:p text:style-name="P100"><text:span text:style-name="T227">I</text:span><text:span text:style-name="T6">nertial Mine missiles are discriminate; you get to choose whether you’re hitting Infrastructure or Ground Forces when deploying them.</text:span></text:p>
      <text:p text:style-name="P96"><text:span text:style-name="T814">Nuclear Bomb</text:span><text:span text:style-name="T6"><text:line-break/></text:span><text:span text:style-name="T211">Light: </text:span><text:span text:style-name="T223">Can destroy 2d100 </text:span><text:span text:style-name="T313">Military </text:span><text:span text:style-name="T223">Infrastructure </text:span><text:span text:style-name="T234">and</text:span><text:span text:style-name="T223"> kill </text:span><text:span text:style-name="T224">3d20</text:span><text:span text:style-name="T223"> units of Ground Forces.</text:span><text:span text:style-name="T211"><text:line-break/>Heavy: </text:span><text:span text:style-name="T223">Can destroy </text:span><text:span text:style-name="T224">8</text:span><text:span text:style-name="T223">d100 </text:span><text:span text:style-name="T313">Military </text:span><text:span text:style-name="T223">Infrastructure </text:span><text:span text:style-name="T234">and</text:span><text:span text:style-name="T223"> kill </text:span><text:span text:style-name="T224">2d100 units of Ground Forces.</text:span></text:p>
      <text:p text:style-name="P96"><text:span text:style-name="T814">Neutron Bomb</text:span><text:span text:style-name="T6"><text:line-break/></text:span><text:span text:style-name="T211">Light: </text:span><text:span text:style-name="T225">Can destroy 3d20 </text:span><text:span text:style-name="T313">Military </text:span><text:span text:style-name="T225">Infrastructure </text:span><text:span text:style-name="T234">and</text:span><text:span text:style-name="T225"> kill 6d20 units of Ground Forces.</text:span><text:span text:style-name="T211"><text:line-break/>Heavy: </text:span><text:span text:style-name="T226">Can destroy 3d100 </text:span><text:span text:style-name="T313">Military </text:span><text:span text:style-name="T226">Infrastructure </text:span><text:span text:style-name="T234">and</text:span><text:span text:style-name="T226"> kill 7d100 units of Ground Forces.</text:span></text:p>
      <text:p text:style-name="P97"><text:span text:style-name="T814">Casaba Howitzer:</text:span><text:span text:style-name="T6"> </text:span><text:span text:style-name="T220">Every point of atmosphere reduces bombardment effectiveness by 35%, stacking linearly.</text:span><text:span text:style-name="T231"> </text:span><text:span text:style-name="T222">These munitions are three times harder than normal for Point Defense to intercept.<text:line-break/></text:span><text:span text:style-name="T232">Light: Can destroy 1d100 Infrastructure </text:span><text:span text:style-name="T234">and</text:span><text:span text:style-name="T232"> kill </text:span><text:span text:style-name="T233">2d20 units of Ground Forces.</text:span><text:span text:style-name="T232"><text:line-break/>Heavy: </text:span><text:span text:style-name="T233">Can destroy 4d100 Infrastructure </text:span><text:span text:style-name="T234">and</text:span><text:span text:style-name="T233"> kill 1d100 units of Ground Forces.</text:span></text:p>
      <text:p text:style-name="P98"><text:span text:style-name="T814">NEFP:</text:span><text:span text:style-name="T6"> </text:span><text:span text:style-name="T220">Every point of atmosphere reduces bombardment effectiveness by </text:span><text:span text:style-name="T221">20</text:span><text:span text:style-name="T220">%, stacking linearly. </text:span><text:span text:style-name="T232">These munitions are four times harder than normal for Point Defense to intercept.<text:line-break/></text:span><text:span text:style-name="T211">Light: </text:span><text:span text:style-name="T223">Can destroy 2d100 Infrastructure </text:span><text:span text:style-name="T234">and</text:span><text:span text:style-name="T223"> kill </text:span><text:span text:style-name="T224">3d20</text:span><text:span text:style-name="T223"> units of Ground Forces.</text:span><text:span text:style-name="T211"><text:line-break/>Heavy: </text:span><text:span text:style-name="T223">Can destroy </text:span><text:span text:style-name="T224">8</text:span><text:span text:style-name="T223">d100 Infrastructure </text:span><text:span text:style-name="T234">and</text:span><text:span text:style-name="T223"> kill </text:span><text:span text:style-name="T224">2d100 units of Ground Forces.</text:span></text:p>
      <text:p text:style-name="P99"><text:span text:style-name="T814">Excalibur:</text:span><text:span text:style-name="T608"> </text:span><text:span text:style-name="T752">These munitions are three times harder than normal for Point Defense to intercept. </text:span><text:span text:style-name="T608">The presence of any atmosphere renders this weapon useless for bombardment.</text:span><text:span text:style-name="T6"><text:line-break/></text:span><text:span text:style-name="T219">Light: Treat this as a one-use laser with 18 Attack Power.</text:span><text:span text:style-name="T6"><text:line-break/></text:span><text:span text:style-name="T219">Heavy: Treat this as a one-use laser with 180 Attack Power.</text:span><text:span text:style-name="T6"> </text:span></text:p>
      <text:h text:style-name="P751" text:outline-level="4">Point Defense</text:h>
      <text:p text:style-name="P101"><text:span text:style-name="T6"><text:tab/></text:span><text:span text:style-name="T238">Of course, the key flaw of missiles is that they can be intercepted. </text:span><text:span text:style-name="T239">Ground-bound Point Defense is available as a form of Military Infrastructure, allowing colonies to shoot down incoming </text:span><text:span text:style-name="T240">missiles. All missiles</text:span><text:span text:style-name="T241"> </text:span><text:span text:style-name="T284">in a single strategic turn’s bombardment are treated as being launched simultaneously, as far as Point Defense is concerned.</text:span><text:span text:style-name="T241"> </text:span><text:span text:style-name="T242">Each point of Military Infrastructure dedicated to Point Defense gives </text:span><text:span text:style-name="T243">40 attack power, which may be divided up between all missiles in a </text:span><text:span text:style-name="T285">bombardment</text:span><text:span text:style-name="T243"> </text:span><text:span text:style-name="T244">however the defender wishes.</text:span></text:p>
      <text:h text:style-name="P763" text:outline-level="4"><text:soft-page-break/>Surface To Orbit <text:span text:style-name="T1688">Fire</text:span></text:h>
      <text:p text:style-name="P34"><text:span text:style-name="T1688"><text:tab/></text:span><text:span text:style-name="T1689">Ships which engage in non-</text:span><text:span text:style-name="T1690">macron Direct Fire bombardment </text:span><text:span text:style-name="T1691">or attempt to land on a hostile colony are subject to Surface To Orbit fire. </text:span><text:span text:style-name="T1692">Each point of Military Infrastructure dedicated to surface-to-orbit weapons </text:span><text:span text:style-name="T1693">can contribute </text:span><text:span text:style-name="T1694">5</text:span><text:span text:style-name="T1693">0 Attack Power and </text:span><text:span text:style-name="T1694">5</text:span><text:span text:style-name="T1693"> points of Sensors to any given attack. To hit at all, </text:span><text:span text:style-name="T1694">enough Surface To Orbit capability to beat the target’s ECM rating </text:span><text:span text:style-name="T943">must</text:span><text:span text:style-name="T1694"> be dedicated to the attack.</text:span></text:p>
      <text:p text:style-name="P34"><text:span text:style-name="T1694"><text:tab/></text:span><text:span text:style-name="T1695">All Surface To Orbit </text:span><text:span text:style-name="T1696">capacity </text:span><text:span text:style-name="T1695">attacking a single ship on a given turn counts as a single </text:span><text:span text:style-name="T1697">laser</text:span><text:span text:style-name="T1695"> attack. It has </text:span><text:span text:style-name="T1714">normal critical hit chances, and rolls on random crit tables</text:span><text:span text:style-name="T1695">. </text:span><text:span text:style-name="T1696">To represent proper coordination and planning on the part of the attackers – and for game balance – a single point of Surface To Orbit capacity can only fire once during a given strategic turn.</text:span></text:p>
      <text:p text:style-name="P34"><text:span text:style-name="T1696"><text:tab/></text:span><text:span text:style-name="T1729">If damage to a </text:span><text:span text:style-name="T1730">ship </text:span><text:span text:style-name="T1769">attempting to land</text:span><text:span text:style-name="T1730"> causes it to no longer meet the Lander requirements for the colony in question, that ship crashes.</text:span><text:span text:style-name="T1701"> This automatically destroys the ship in question, and kills any Ground Forces which happened to be aboard.</text:span></text:p>
      <text:h text:style-name="P751" text:outline-level="4">Landing Forces</text:h>
      <text:p text:style-name="P102"><text:span text:style-name="T6"><text:tab/></text:span><text:span text:style-name="T245">Moving Ground </text:span><text:span text:style-name="T246">Forces between star systems requires ships with troop transport capabilities. </text:span><text:span text:style-name="T247">To move one unit of Ground Forces requires </text:span><text:span text:style-name="T308">50</text:span><text:span text:style-name="T247">00 extra Crew Capacity (to move their personnel) and </text:span><text:span text:style-name="T248">the cargo capacity to move </text:span><text:span text:style-name="T315">100</text:span><text:span text:style-name="T248"> Mass of Manufactured Goods (representing their equipment).</text:span></text:p>
      <text:p text:style-name="P103"><text:span text:style-name="T248"><text:tab/></text:span><text:span text:style-name="T249">That said, actually </text:span><text:span text:style-name="T938">landing</text:span><text:span text:style-name="T249"> these troops at any given type of colony </text:span><text:span text:style-name="T250">requires a ship with some special capabilities, henceforth referred to as a Lander. The requirements for a Lander able to access each type of colony are described below. </text:span><text:span text:style-name="T308">Landers need not carry an entire unit of Ground Forces; a unit can be split between multiple landing craft.</text:span></text:p>
      <text:p text:style-name="P103"><text:span text:style-name="T250"><text:tab/></text:span><text:span text:style-name="T264">Building Infrastructure on hostile territory requires landing a construction ship.</text:span></text:p>
      <text:p text:style-name="P103"><text:span text:style-name="T815">Void Habitats</text:span><text:span text:style-name="T250"> and </text:span><text:span text:style-name="T815">Asteroid Belts</text:span><text:span text:style-name="T250"><text:line-break/><text:tab/>Getting troops to these places is less “landing” and more “docking” or “boarding”. As such, Landers for these environments have no special requirements.</text:span></text:p>
      <text:p text:style-name="P109"><text:span text:style-name="T815">G</text:span><text:span text:style-name="T814">as Giant</text:span><text:span text:style-name="T6"> colonies<text:line-break/><text:tab/>Turns out that negotiating a deep gravity well and the occasional need to land on a moon (which may have an atmosphere) </text:span><text:span text:style-name="T251">put some pretty serious demands on Landers. </text:span><text:span text:style-name="T252">Landers that are supposed to operate in these environments need an Acceleration rating of three or higher, and at least thirty Delta V. </text:span><text:span text:style-name="T253">They must use an engine type that works in atmosphere, </text:span><text:span text:style-name="T254">just in case a particularly odd moon got settled.</text:span></text:p>
      <text:p text:style-name="P48"/>
      <text:p text:style-name="P105"><text:span text:style-name="T816">R</text:span><text:span text:style-name="T814">ocky</text:span><text:span text:style-name="T6"> and </text:span><text:span text:style-name="T814">Terraformed</text:span><text:span text:style-name="T6"> planets<text:line-break/><text:tab/></text:span><text:span text:style-name="T255">Descending a steep gravity well and climbing back out of it again is a tall order for most spacecraft, and it’s even harder with an atmosphere in the way. </text:span><text:span text:style-name="T256">Landers for Rocky and Terraformed planets </text:span><text:span text:style-name="T939">must</text:span><text:span text:style-name="T256"> have an Acceleration rating higher than the planet’s Gravity rating. </text:span><text:span text:style-name="T257">Each point of Gravity </text:span><text:span text:style-name="T258">r</text:span><text:span text:style-name="T257">ating </text:span><text:span text:style-name="T258">requires six Delta V to handle both the descent and ascent, while each point of Atmosphere rating adds </text:span><text:span text:style-name="T259">two to this Delta V requirement.</text:span></text:p>
      <text:p text:style-name="P104"><text:span text:style-name="T259"><text:tab/></text:span><text:span text:style-name="T260">If the planet has an atmosphere, this requires the use of an engine type which works in atmospheres.</text:span><text:span text:style-name="T261"> If the engine is of a sort which is a </text:span><text:span text:style-name="T942">B</text:span><text:span text:style-name="T940">ad </text:span><text:span text:style-name="T942">I</text:span><text:span text:style-name="T940">dea</text:span><text:span text:style-name="T261"> to use in Atmosphere (Orion or Fissile Salt Water), then every 1</text:span><text:span text:style-name="T316">0</text:span><text:span text:style-name="T261">,</text:span><text:span text:style-name="T309">000</text:span><text:span text:style-name="T261">,000 points of Thrust </text:span><text:span text:style-name="T309">(totaled between all involved landers) </text:span><text:span text:style-name="T261">destroys one point of Civilian Infrastructure in aggregate via nuclear fallout.</text:span></text:p>
      <text:p text:style-name="P106"><text:span text:style-name="T817">S</text:span><text:span text:style-name="T814">un Colonies</text:span><text:span text:style-name="T6"><text:line-break/><text:tab/>The most obvious problem with attempting to invade a star is the same obvious problem with living there. Namely that it’s </text:span><text:span text:style-name="T941">incredibly</text:span><text:span text:style-name="T886"> hot</text:span><text:span text:style-name="T6">. </text:span><text:span text:style-name="T287">This imposes severe limitations on what systems a sun lander can use. </text:span><text:span text:style-name="T291">When operating at a sun, all nuclear power plants must be shut down, and a fuel cell wouldn’t last long enough. As such, they must operate on solar power.</text:span></text:p>
      <text:p text:style-name="P106"><text:span text:style-name="T287"><text:tab/></text:span><text:span text:style-name="T288">As another requirement, the </text:span><text:span text:style-name="T289">lander </text:span><text:span text:style-name="T290">needs a heat shield; this translates to an armor protection rating of at least 100. If more than 5% of the lander’s Armor Value is destroyed, the heat shield is compromised and the lander dies horribly.</text:span></text:p>
      <text:p text:style-name="P648"><text:span text:style-name="T868"><text:tab/></text:span><text:span text:style-name="T869">Lastly, there are the requirements for maneuvering in such a deep gravity well. This requires 350 Delta V for Red-Orange Dwarfs, 700 Delta V for Yellow Dwarves, and 1500 Delta V for Blue Giants. </text:span><text:span text:style-name="T870">Sun landers must use Electric Rockets as their only non-Jump propulsion.</text:span></text:p>
      <text:h text:style-name="P751" text:outline-level="4">Ground Force Attack</text:h>
      <text:p text:style-name="P262"><text:tab/><text:span text:style-name="T1702">Now that you’ve actually got Ground Forces on the same territory as each other, they can finally fight. </text:span><text:span text:style-name="T944">This</text:span><text:span text:style-name="T264"> is where </text:span><text:span text:style-name="T265">Ground Force Quality </text:span><text:span text:style-name="T266">comes into play. </text:span></text:p>
      <text:p text:style-name="P262"><text:span text:style-name="T266"><text:tab/></text:span><text:span text:style-name="T267">To fight at full capacity, each unit of Ground Forces requires </text:span><text:span text:style-name="T476">2</text:span><text:span text:style-name="T314">0</text:span><text:span text:style-name="T267"> point</text:span><text:span text:style-name="T293">s</text:span><text:span text:style-name="T267"> of Supplies </text:span><text:span text:style-name="T268">per strategic turn, </text:span><text:span text:style-name="T272">either delivered via Lander or from local Supply Depots/Factories</text:span><text:span text:style-name="T268">. </text:span><text:span text:style-name="T269">If not provided with said </text:span><text:span text:style-name="T270">Supplies, </text:span><text:span text:style-name="T272">the unit receives a penalty to Quality until resupplied; </text:span><text:span text:style-name="T477">up to 10% shortfall applies a -1, up to 20% applies a -2, </text:span><text:span text:style-name="T478">culminating at -10 Quality if the shortfall exceeds 90%</text:span><text:span text:style-name="T272">. </text:span><text:span text:style-name="T477">Ground forces that reach </text:span><text:span text:style-name="T491">a total of</text:span><text:span text:style-name="T477"> -6 Quality due to lack of </text:span><text:span text:style-name="T478">S</text:span><text:span text:style-name="T477">uppl</text:span><text:span text:style-name="T478">ies</text:span><text:span text:style-name="T477"> cannot attack during Ground Combat.</text:span></text:p>
      <text:p text:style-name="P264"><text:span text:style-name="T272"><text:tab/>A</text:span><text:span text:style-name="T6">t the start of Ground Force Attack, all involved players roll 1d6, modified by the quality rating of their ground forces; this is the initiative check, and higher totals go first. Ties go simultaneously. If </text:span><text:span text:style-name="T286">a </text:span><text:span text:style-name="T6">player </text:span><text:span text:style-name="T273">has</text:span><text:span text:style-name="T6"> </text:span><text:span text:style-name="T273">G</text:span><text:span text:style-name="T6">round </text:span><text:span text:style-name="T273">F</text:span><text:span text:style-name="T6">orces of differing qualities, keep the same die roll but use the differing modifiers.</text:span></text:p>
      <text:p text:style-name="P265"><text:span text:style-name="T6"><text:tab/></text:span><text:span text:style-name="T274">When a force’s </text:span><text:span text:style-name="T275">turn in the initiative order comes up, roll 1d6 again, adjusted by </text:span><text:span text:style-name="T480">two comparisons: the army’s effective Quality minus the </text:span><text:span text:style-name="T974">enemy’s</text:span><text:span text:style-name="T480"> effective Quality, along with the army’s Initiative result minus the </text:span><text:span text:style-name="T974">enemy’s</text:span><text:span text:style-name="T480"> Initiative result</text:span><text:span text:style-name="T275">. </text:span><text:span text:style-name="T481">Use the </text:span><text:span text:style-name="T486">rounded </text:span><text:span text:style-name="T481">mean average for the enemy army’s Quality if there are differing Quality levels present.</text:span></text:p>
      <text:p text:style-name="P266"><text:span text:style-name="T481"><text:tab/></text:span><text:span text:style-name="T275">Based on the force’s </text:span><text:span text:style-name="T946">current strength </text:span><text:span text:style-name="T947">at the time of the roll</text:span><text:span text:style-name="T275">, </text:span><text:span text:style-name="T276">each point of value on the roll generates 5% of the army’s current unit </text:span><text:span text:style-name="T277">count</text:span><text:span text:style-name="T276"> as Attack Power, with a minimum </text:span><text:span text:style-name="T277">total Attack Power of </text:span><text:span text:style-name="T479">5% the current unit counts</text:span><text:span text:style-name="T277">. </text:span><text:span text:style-name="T278">Ground Forces of different Quality levels roll separately.</text:span></text:p>
      <text:p text:style-name="P264"><text:span text:style-name="T277"><text:tab/></text:span><text:span text:style-name="T482">Every point of Attack Power kills one unit of Ground Forces on the same colony. In addition, every </text:span><text:span text:style-name="T975">ten</text:span><text:span text:style-name="T482"> points of Attack Power captures one point of Infrastructure, </text:span><text:span text:style-name="T483">while every fifty units of surviving enemy Ground Forces </text:span><text:span text:style-name="T484">after the attack negates the capture of one point of Infrastructure. </text:span><text:span text:style-name="T485">A colony counts as captured if an invader captures 75% of its Civilian Infrastructure, though fighting may continue long after this point.</text:span></text:p>
      <text:p text:style-name="P264"><text:span text:style-name="T279"><text:tab/></text:span><text:span text:style-name="T280">Captured Infrastructure cannot be used to produce ships, </text:span><text:span text:style-name="T281">Crew,</text:span><text:span text:style-name="T280"> or Ground Forces for </text:span><text:span text:style-name="T286">6</text:span><text:span text:style-name="T280"> Strategic Turns after its captur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1"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1"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Frame_20_contents" style:display-name="Frame contents" style:family="paragraph" style:parent-style-name="Standard" style:class="extra"/>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use-window-font-color="true" loext:opacity="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6-28T14:49:34.646000000</dc:date>
    <meta:editing-duration>P8DT7H26M42S</meta:editing-duration>
    <meta:editing-cycles>2667</meta:editing-cycles>
    <meta:generator>LibreOffice/7.3.6.2$Windows_X86_64 LibreOffice_project/c28ca90fd6e1a19e189fc16c05f8f8924961e12e</meta:generator>
    <meta:document-statistic meta:table-count="19" meta:image-count="0" meta:object-count="0" meta:page-count="63" meta:paragraph-count="1418" meta:word-count="24534" meta:character-count="151887" meta:non-whitespace-character-count="128552"/>
  </office:meta>
</office:document-meta>
</file>